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173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49.37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552.9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-1574802345682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ďťż</text:p>
          </table:table-cell>
        </table:table-row>
        <table:table-row table:style-name="ro1">
          <table:table-cell office:value-type="string" calcext:value-type="string">
            <text:p>{"Ubication":{"id":</text:p>
          </table:table-cell>
          <table:table-cell table:style-name="Default" office:value-type="string" calcext:value-type="string">
            <text:p>,"created_at":"</text:p>
          </table:table-cell>
          <table:table-cell table:style-name="Default" office:value-type="string" calcext:value-type="string">
            <text:p>","updated_at":"</text:p>
          </table:table-cell>
          <table:table-cell office:value-type="string" calcext:value-type="string">
            <text:p>","name":"</text:p>
          </table:table-cell>
          <table:table-cell office:value-type="string" calcext:value-type="string">
            <text:p>","code":"</text:p>
          </table:table-cell>
          <table:table-cell office:value-type="string" calcext:value-type="string">
            <text:p>","father_code":"</text:p>
          </table:table-cell>
          <table:table-cell office:value-type="string" calcext:value-type="string">
            <text:p>","gmap_reference_latitude":</text:p>
          </table:table-cell>
          <table:table-cell office:value-type="string" calcext:value-type="string">
            <text:p>,"gmap_reference_longitude":</text:p>
          </table:table-cell>
          <table:table-cell office:value-type="string" calcext:value-type="string">
            <text:p>,"acronym":"</text:p>
          </table:table-cell>
          <table:table-cell office:value-type="string" calcext:value-type="string">
            <text:p>"},"attach":[]},</text:p>
          </table:table-cell>
          <table:table-cell office:value-type="string" calcext:value-type="string">
            <text:p>{"Ubication":{"id":224,"created_at":"2019-10-30Â 15:59:40","updated_at":"2019-10-30Â 15:59:40","name":"PICHINCHAÂ ","code":"2.17","father_code":"2","gmap_reference_latitude":"-0.2107854","gmap_reference_longitude":"-78.5092769","acronym":"P"},"attach":[]}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1 - NORTE: ESMERALDAS: Esmeraldas</text:p>
          </table:table-cell>
          <table:table-cell office:value-type="string" calcext:value-type="string">
            <text:p>Z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,"created_at":"43768,6659722222","updated_at":"43768,6659722222","name":"ZONA DE PLANIFICACIĂN 1 - NORTE: ESMERALDAS: Esmeraldas","code":"Z01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Z01</text:p>
          </table:table-cell>
          <table:table-cell office:value-type="string" calcext:value-type="string">
            <text:p>"0.9635968"</text:p>
          </table:table-cell>
          <table:table-cell office:value-type="string" calcext:value-type="string">
            <text:p>"-79.6758351"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{"Ubication":{"id":2,"created_at":"43768,6659722222","updated_at":"43768,6659722222","name":"ESMERALDAS","code":"Z0108","father_code":"Z01","gmap_reference_latitude":"0.9635968","gmap_reference_longitude":"-79.6758351","acronym":"E"},"attach":[]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0.9635968"</text:p>
          </table:table-cell>
          <table:table-cell office:value-type="string" calcext:value-type="string">
            <text:p>"-79.6758351"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{"Ubication":{"id":3,"created_at":"43768,6659722222","updated_at":"43768,6659722222","name":"ESMERALDAS","code":"Z010801","father_code":"Z0108","gmap_reference_latitude":"0.9635968","gmap_reference_longitude":"-79.6758351","acronym":"ESM"},"attach":[]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SMERALDAS</text:p>
          </table:table-cell>
          <table:table-cell office:value-type="string" calcext:value-type="string">
            <text:p>Z01080150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0.9635968"</text:p>
          </table:table-cell>
          <table:table-cell office:value-type="string" calcext:value-type="string">
            <text:p>"-79.6758351"</text:p>
          </table:table-cell>
          <table:table-cell table:number-columns-repeated="2"/>
          <table:table-cell office:value-type="string" calcext:value-type="string">
            <text:p>{"Ubication":{"id":4,"created_at":"43768,6659722222","updated_at":"43768,6659722222","name":"ESMERALDAS","code":"Z01080150","father_code":"Z0108","gmap_reference_latitude":"0.9635968","gmap_reference_longitude":"-79.6758351","acronym":""},"attach":[]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RTOLOMĂ RUIZ (CĂSAR FRANCO CARRIĂN) </text:p>
          </table:table-cell>
          <table:table-cell office:value-type="string" calcext:value-type="string">
            <text:p>Z01080101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681789"</text:p>
          </table:table-cell>
          <table:table-cell office:value-type="string" calcext:value-type="string">
            <text:p>"-79.6539089"</text:p>
          </table:table-cell>
          <table:table-cell table:number-columns-repeated="2"/>
          <table:table-cell office:value-type="string" calcext:value-type="string">
            <text:p>{"Ubication":{"id":5,"created_at":"43768,6659722222","updated_at":"43768,6659722222","name":"BARTOLOMĂ RUIZ (CĂSAR FRANCO CARRIĂN) ","code":"Z01080101","father_code":"Z010801","gmap_reference_latitude":"0.9681789","gmap_reference_longitude":"-79.6539089","acronym":""},"attach":[]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5 DE AGOSTO</text:p>
          </table:table-cell>
          <table:table-cell office:value-type="string" calcext:value-type="string">
            <text:p>Z01080102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307525"</text:p>
          </table:table-cell>
          <table:table-cell office:value-type="string" calcext:value-type="string">
            <text:p>"-79.6647152"</text:p>
          </table:table-cell>
          <table:table-cell table:number-columns-repeated="2"/>
          <table:table-cell office:value-type="string" calcext:value-type="string">
            <text:p>{"Ubication":{"id":6,"created_at":"43768,6659722222","updated_at":"43768,6659722222","name":"5 DE AGOSTO","code":"Z01080102","father_code":"Z010801","gmap_reference_latitude":"0.9307525","gmap_reference_longitude":"-79.6647152","acronym":""},"attach":[]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IS TELLO <text:s/>(LAS PALMAS)</text:p>
          </table:table-cell>
          <table:table-cell office:value-type="string" calcext:value-type="string">
            <text:p>Z01080104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89916"</text:p>
          </table:table-cell>
          <table:table-cell office:value-type="string" calcext:value-type="string">
            <text:p>"-79.6594214"</text:p>
          </table:table-cell>
          <table:table-cell table:number-columns-repeated="2"/>
          <table:table-cell office:value-type="string" calcext:value-type="string">
            <text:p>{"Ubication":{"id":7,"created_at":"43768,6659722222","updated_at":"43768,6659722222","name":"LUIS TELLO <text:s/>(LAS PALMAS)","code":"Z01080104","father_code":"Z010801","gmap_reference_latitude":"0.989916","gmap_reference_longitude":"-79.6594214","acronym":""},"attach":[]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PLATA TORRES</text:p>
          </table:table-cell>
          <table:table-cell office:value-type="string" calcext:value-type="string">
            <text:p>Z01080105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892221"</text:p>
          </table:table-cell>
          <table:table-cell office:value-type="string" calcext:value-type="string">
            <text:p>"-79.6617594"</text:p>
          </table:table-cell>
          <table:table-cell table:number-columns-repeated="2"/>
          <table:table-cell office:value-type="string" calcext:value-type="string">
            <text:p>{"Ubication":{"id":8,"created_at":"43768,6659722222","updated_at":"43768,6659722222","name":"SIMĂN PLATA TORRES","code":"Z01080105","father_code":"Z010801","gmap_reference_latitude":"0.9892221","gmap_reference_longitude":"-79.6617594","acronym":""},"attach":[]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MARONES (CAB. EN SAN VICENTE)</text:p>
          </table:table-cell>
          <table:table-cell office:value-type="string" calcext:value-type="string">
            <text:p>Z01080152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606248"</text:p>
          </table:table-cell>
          <table:table-cell office:value-type="string" calcext:value-type="string">
            <text:p>"-79.5951568"</text:p>
          </table:table-cell>
          <table:table-cell table:number-columns-repeated="2"/>
          <table:table-cell office:value-type="string" calcext:value-type="string">
            <text:p>{"Ubication":{"id":9,"created_at":"43768,6659722222","updated_at":"43768,6659722222","name":"CAMARONES (CAB. EN SAN VICENTE)","code":"Z01080152","father_code":"Z010801","gmap_reference_latitude":"0.9606248","gmap_reference_longitude":"-79.5951568","acronym":""},"attach":[]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RONEL CARLOS CONCHA TORRES (CAB. EN HUELE)</text:p>
          </table:table-cell>
          <table:table-cell office:value-type="string" calcext:value-type="string">
            <text:p>Z01080153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73982"</text:p>
          </table:table-cell>
          <table:table-cell office:value-type="string" calcext:value-type="string">
            <text:p>"-79.626994"</text:p>
          </table:table-cell>
          <table:table-cell table:number-columns-repeated="2"/>
          <table:table-cell office:value-type="string" calcext:value-type="string">
            <text:p>{"Ubication":{"id":10,"created_at":"43768,6659722222","updated_at":"43768,6659722222","name":"CORONEL CARLOS CONCHA TORRES (CAB. EN HUELE)","code":"Z01080153","father_code":"Z010801","gmap_reference_latitude":"0.973982","gmap_reference_longitude":"-79.626994","acronym":""},"attach":[]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NCA</text:p>
          </table:table-cell>
          <table:table-cell office:value-type="string" calcext:value-type="string">
            <text:p>Z01080154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766667"</text:p>
          </table:table-cell>
          <table:table-cell office:value-type="string" calcext:value-type="string">
            <text:p>"-79.6008427"</text:p>
          </table:table-cell>
          <table:table-cell table:number-columns-repeated="2"/>
          <table:table-cell office:value-type="string" calcext:value-type="string">
            <text:p>{"Ubication":{"id":11,"created_at":"43768,6659722222","updated_at":"43768,6659722222","name":"CHINCA","code":"Z01080154","father_code":"Z010801","gmap_reference_latitude":"0.766667","gmap_reference_longitude":"-79.6008427","acronym":""},"attach":[]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JUA</text:p>
          </table:table-cell>
          <table:table-cell office:value-type="string" calcext:value-type="string">
            <text:p>Z01080159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6633303"</text:p>
          </table:table-cell>
          <table:table-cell office:value-type="string" calcext:value-type="string">
            <text:p>"-79.6541894"</text:p>
          </table:table-cell>
          <table:table-cell table:number-columns-repeated="2"/>
          <table:table-cell office:value-type="string" calcext:value-type="string">
            <text:p>{"Ubication":{"id":12,"created_at":"43768,6659722222","updated_at":"43768,6659722222","name":"MAJUA","code":"Z01080159","father_code":"Z010801","gmap_reference_latitude":"0.6633303","gmap_reference_longitude":"-79.6541894","acronym":""},"attach":[]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Z01080163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-0.9736862"</text:p>
          </table:table-cell>
          <table:table-cell office:value-type="string" calcext:value-type="string">
            <text:p>"-80.6988018"</text:p>
          </table:table-cell>
          <table:table-cell table:number-columns-repeated="2"/>
          <table:table-cell office:value-type="string" calcext:value-type="string">
            <text:p>{"Ubication":{"id":13,"created_at":"43768,6659722222","updated_at":"43768,6659722222","name":"SAN MATEO","code":"Z01080163","father_code":"Z010801","gmap_reference_latitude":"-0.9736862","gmap_reference_longitude":"-80.6988018","acronym":""},"attach":[]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BIAZO</text:p>
          </table:table-cell>
          <table:table-cell office:value-type="string" calcext:value-type="string">
            <text:p>Z01080165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635968"</text:p>
          </table:table-cell>
          <table:table-cell office:value-type="string" calcext:value-type="string">
            <text:p>"-79.6758351"</text:p>
          </table:table-cell>
          <table:table-cell table:number-columns-repeated="2"/>
          <table:table-cell office:value-type="string" calcext:value-type="string">
            <text:p>{"Ubication":{"id":14,"created_at":"43768,6659722222","updated_at":"43768,6659722222","name":"TABIAZO","code":"Z01080165","father_code":"Z010801","gmap_reference_latitude":"0.9635968","gmap_reference_longitude":"-79.6758351","acronym":""},"attach":[]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CHINA</text:p>
          </table:table-cell>
          <table:table-cell office:value-type="string" calcext:value-type="string">
            <text:p>Z01080166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749681"</text:p>
          </table:table-cell>
          <table:table-cell office:value-type="string" calcext:value-type="string">
            <text:p>"-79.6434978"</text:p>
          </table:table-cell>
          <table:table-cell table:number-columns-repeated="2"/>
          <table:table-cell office:value-type="string" calcext:value-type="string">
            <text:p>{"Ubication":{"id":15,"created_at":"43768,6659722222","updated_at":"43768,6659722222","name":"TACHINA","code":"Z01080166","father_code":"Z010801","gmap_reference_latitude":"0.9749681","gmap_reference_longitude":"-79.6434978","acronym":""},"attach":[]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UELTA LARGA</text:p>
          </table:table-cell>
          <table:table-cell office:value-type="string" calcext:value-type="string">
            <text:p>Z01080168</text:p>
          </table:table-cell>
          <table:table-cell office:value-type="string" calcext:value-type="string">
            <text:p>Z010801</text:p>
          </table:table-cell>
          <table:table-cell office:value-type="string" calcext:value-type="string">
            <text:p>"0.9187413"</text:p>
          </table:table-cell>
          <table:table-cell office:value-type="string" calcext:value-type="string">
            <text:p>"-79.7262995"</text:p>
          </table:table-cell>
          <table:table-cell table:number-columns-repeated="2"/>
          <table:table-cell office:value-type="string" calcext:value-type="string">
            <text:p>{"Ubication":{"id":16,"created_at":"43768,6659722222","updated_at":"43768,6659722222","name":"VUELTA LARGA","code":"Z01080168","father_code":"Z010801","gmap_reference_latitude":"0.9187413","gmap_reference_longitude":"-79.7262995","acronym":""},"attach":[]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-0.401069"</text:p>
          </table:table-cell>
          <table:table-cell office:value-type="string" calcext:value-type="string">
            <text:p>"-80.0972907"</text:p>
          </table:table-cell>
          <table:table-cell office:value-type="string" calcext:value-type="string">
            <text:p>EYF</text:p>
          </table:table-cell>
          <table:table-cell/>
          <table:table-cell office:value-type="string" calcext:value-type="string">
            <text:p>{"Ubication":{"id":17,"created_at":"43768,6659722222","updated_at":"43768,6659722222","name":"ELOY ALFARO","code":"Z010802","father_code":"Z0108","gmap_reference_latitude":"-0.401069","gmap_reference_longitude":"-80.0972907","acronym":"EYF"},"attach":[]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DEZ (LIMONES)</text:p>
          </table:table-cell>
          <table:table-cell office:value-type="string" calcext:value-type="string">
            <text:p>Z01080250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1.2167907"</text:p>
          </table:table-cell>
          <table:table-cell office:value-type="string" calcext:value-type="string">
            <text:p>"-79.0542324"</text:p>
          </table:table-cell>
          <table:table-cell table:number-columns-repeated="2"/>
          <table:table-cell office:value-type="string" calcext:value-type="string">
            <text:p>{"Ubication":{"id":18,"created_at":"43768,6659722222","updated_at":"43768,6659722222","name":"VALDEZ (LIMONES)","code":"Z01080250","father_code":"Z010802","gmap_reference_latitude":"1.2167907","gmap_reference_longitude":"-79.0542324","acronym":""},"attach":[]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CHAYACU</text:p>
          </table:table-cell>
          <table:table-cell office:value-type="string" calcext:value-type="string">
            <text:p>Z01080251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9556629"</text:p>
          </table:table-cell>
          <table:table-cell office:value-type="string" calcext:value-type="string">
            <text:p>"-79.0767597"</text:p>
          </table:table-cell>
          <table:table-cell table:number-columns-repeated="2"/>
          <table:table-cell office:value-type="string" calcext:value-type="string">
            <text:p>{"Ubication":{"id":19,"created_at":"43768,6659722222","updated_at":"43768,6659722222","name":"ANCHAYACU","code":"Z01080251","father_code":"Z010802","gmap_reference_latitude":"0.9556629","gmap_reference_longitude":"-79.0767597","acronym":""},"attach":[]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HUALPA (CAB. EN CAMARONES)</text:p>
          </table:table-cell>
          <table:table-cell office:value-type="string" calcext:value-type="string">
            <text:p>Z01080252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795999"</text:p>
          </table:table-cell>
          <table:table-cell office:value-type="string" calcext:value-type="string">
            <text:p>"-79.0699331"</text:p>
          </table:table-cell>
          <table:table-cell table:number-columns-repeated="2"/>
          <table:table-cell office:value-type="string" calcext:value-type="string">
            <text:p>{"Ubication":{"id":20,"created_at":"43768,6659722222","updated_at":"43768,6659722222","name":"ATAHUALPA (CAB. EN CAMARONES)","code":"Z01080252","father_code":"Z010802","gmap_reference_latitude":"0.795999","gmap_reference_longitude":"-79.0699331","acronym":""},"attach":[]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RBON</text:p>
          </table:table-cell>
          <table:table-cell office:value-type="string" calcext:value-type="string">
            <text:p>Z01080253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1.0892019"</text:p>
          </table:table-cell>
          <table:table-cell office:value-type="string" calcext:value-type="string">
            <text:p>"-79.0074697"</text:p>
          </table:table-cell>
          <table:table-cell table:number-columns-repeated="2"/>
          <table:table-cell office:value-type="string" calcext:value-type="string">
            <text:p>{"Ubication":{"id":21,"created_at":"43768,6659722222","updated_at":"43768,6659722222","name":"BORBON","code":"Z01080253","father_code":"Z010802","gmap_reference_latitude":"1.0892019","gmap_reference_longitude":"-79.0074697","acronym":""},"attach":[]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TOLA</text:p>
          </table:table-cell>
          <table:table-cell office:value-type="string" calcext:value-type="string">
            <text:p>Z01080254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1.1916169"</text:p>
          </table:table-cell>
          <table:table-cell office:value-type="string" calcext:value-type="string">
            <text:p>"-79.0655597"</text:p>
          </table:table-cell>
          <table:table-cell table:number-columns-repeated="2"/>
          <table:table-cell office:value-type="string" calcext:value-type="string">
            <text:p>{"Ubication":{"id":22,"created_at":"43768,6659722222","updated_at":"43768,6659722222","name":"LA TOLA","code":"Z01080254","father_code":"Z010802","gmap_reference_latitude":"1.1916169","gmap_reference_longitude":"-79.0655597","acronym":""},"attach":[]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IS VARGAS TORRES (CAB. EN PLAYA DE ORO)</text:p>
          </table:table-cell>
          <table:table-cell office:value-type="string" calcext:value-type="string">
            <text:p>Z01080255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6325997"</text:p>
          </table:table-cell>
          <table:table-cell office:value-type="string" calcext:value-type="string">
            <text:p>"-78.9881541"</text:p>
          </table:table-cell>
          <table:table-cell table:number-columns-repeated="2"/>
          <table:table-cell office:value-type="string" calcext:value-type="string">
            <text:p>{"Ubication":{"id":23,"created_at":"43768,6659722222","updated_at":"43768,6659722222","name":"LUIS VARGAS TORRES (CAB. EN PLAYA DE ORO)","code":"Z01080255","father_code":"Z010802","gmap_reference_latitude":"0.6325997","gmap_reference_longitude":"-78.9881541","acronym":""},"attach":[]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Z01080256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-1.6711245"</text:p>
          </table:table-cell>
          <table:table-cell office:value-type="string" calcext:value-type="string">
            <text:p>"-78.6571946"</text:p>
          </table:table-cell>
          <table:table-cell table:number-columns-repeated="2"/>
          <table:table-cell office:value-type="string" calcext:value-type="string">
            <text:p>{"Ubication":{"id":24,"created_at":"43768,6659722222","updated_at":"43768,6659722222","name":"MALDONADO","code":"Z01080256","father_code":"Z010802","gmap_reference_latitude":"-1.6711245","gmap_reference_longitude":"-78.6571946","acronym":""},"attach":[]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MPANAL DE BOLĂVAR</text:p>
          </table:table-cell>
          <table:table-cell office:value-type="string" calcext:value-type="string">
            <text:p>Z01080208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1.3531739"</text:p>
          </table:table-cell>
          <table:table-cell office:value-type="string" calcext:value-type="string">
            <text:p>"-78.9130707"</text:p>
          </table:table-cell>
          <table:table-cell table:number-columns-repeated="2"/>
          <table:table-cell office:value-type="string" calcext:value-type="string">
            <text:p>{"Ubication":{"id":25,"created_at":"43768,6659722222","updated_at":"43768,6659722222","name":"PAMPANAL DE BOLĂVAR","code":"Z01080208","father_code":"Z010802","gmap_reference_latitude":"1.3531739","gmap_reference_longitude":"-78.9130707","acronym":""},"attach":[]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ONZOLE</text:p>
          </table:table-cell>
          <table:table-cell office:value-type="string" calcext:value-type="string">
            <text:p>Z01080258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879588"</text:p>
          </table:table-cell>
          <table:table-cell office:value-type="string" calcext:value-type="string">
            <text:p>"-79.1001207"</text:p>
          </table:table-cell>
          <table:table-cell table:number-columns-repeated="2"/>
          <table:table-cell office:value-type="string" calcext:value-type="string">
            <text:p>{"Ubication":{"id":26,"created_at":"43768,6659722222","updated_at":"43768,6659722222","name":"SAN FRANCISCO DE ONZOLE","code":"Z01080258","father_code":"Z010802","gmap_reference_latitude":"0.879588","gmap_reference_longitude":"-79.1001207","acronym":""},"attach":[]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O DOMINGO DE ONZOLE</text:p>
          </table:table-cell>
          <table:table-cell office:value-type="string" calcext:value-type="string">
            <text:p>Z01080259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6694146"</text:p>
          </table:table-cell>
          <table:table-cell office:value-type="string" calcext:value-type="string">
            <text:p>"-79.298012"</text:p>
          </table:table-cell>
          <table:table-cell table:number-columns-repeated="2"/>
          <table:table-cell office:value-type="string" calcext:value-type="string">
            <text:p>{"Ubication":{"id":27,"created_at":"43768,6659722222","updated_at":"43768,6659722222","name":"SANTO DOMINGO DE ONZOLE","code":"Z01080259","father_code":"Z010802","gmap_reference_latitude":"0.6694146","gmap_reference_longitude":"-79.298012","acronym":""},"attach":[]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Z01080260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932861"</text:p>
          </table:table-cell>
          <table:table-cell office:value-type="string" calcext:value-type="string">
            <text:p>"-78.8769987"</text:p>
          </table:table-cell>
          <table:table-cell table:number-columns-repeated="2"/>
          <table:table-cell office:value-type="string" calcext:value-type="string">
            <text:p>{"Ubication":{"id":28,"created_at":"43768,6659722222","updated_at":"43768,6659722222","name":"SELVA ALEGRE","code":"Z01080260","father_code":"Z010802","gmap_reference_latitude":"0.932861","gmap_reference_longitude":"-78.8769987","acronym":""},"attach":[]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LEMBI</text:p>
          </table:table-cell>
          <table:table-cell office:value-type="string" calcext:value-type="string">
            <text:p>Z01080261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8"</text:p>
          </table:table-cell>
          <table:table-cell office:value-type="string" calcext:value-type="string">
            <text:p>"-78.9508427"</text:p>
          </table:table-cell>
          <table:table-cell table:number-columns-repeated="2"/>
          <table:table-cell office:value-type="string" calcext:value-type="string">
            <text:p>{"Ubication":{"id":29,"created_at":"43768,6659722222","updated_at":"43768,6659722222","name":"TELEMBI","code":"Z01080261","father_code":"Z010802","gmap_reference_latitude":"0.8","gmap_reference_longitude":"-78.9508427","acronym":""},"attach":[]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ON ELOY DEL MARIA</text:p>
          </table:table-cell>
          <table:table-cell office:value-type="string" calcext:value-type="string">
            <text:p>Z01080262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993943"</text:p>
          </table:table-cell>
          <table:table-cell office:value-type="string" calcext:value-type="string">
            <text:p>"-78.9790702"</text:p>
          </table:table-cell>
          <table:table-cell table:number-columns-repeated="2"/>
          <table:table-cell office:value-type="string" calcext:value-type="string">
            <text:p>{"Ubication":{"id":30,"created_at":"43768,6659722222","updated_at":"43768,6659722222","name":"COLON ELOY DEL MARIA","code":"Z01080262","father_code":"Z010802","gmap_reference_latitude":"0.993943","gmap_reference_longitude":"-78.9790702","acronym":""},"attach":[]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CAYAPAS</text:p>
          </table:table-cell>
          <table:table-cell office:value-type="string" calcext:value-type="string">
            <text:p>Z01080263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879639"</text:p>
          </table:table-cell>
          <table:table-cell office:value-type="string" calcext:value-type="string">
            <text:p>"-78.9879537"</text:p>
          </table:table-cell>
          <table:table-cell table:number-columns-repeated="2"/>
          <table:table-cell office:value-type="string" calcext:value-type="string">
            <text:p>{"Ubication":{"id":31,"created_at":"43768,6659722222","updated_at":"43768,6659722222","name":"SAN JOSE DE CAYAPAS","code":"Z01080263","father_code":"Z010802","gmap_reference_latitude":"0.879639","gmap_reference_longitude":"-78.9879537","acronym":""},"attach":[]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MBIRE</text:p>
          </table:table-cell>
          <table:table-cell office:value-type="string" calcext:value-type="string">
            <text:p>Z01080264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0.934385"</text:p>
          </table:table-cell>
          <table:table-cell office:value-type="string" calcext:value-type="string">
            <text:p>"-78.9024427"</text:p>
          </table:table-cell>
          <table:table-cell table:number-columns-repeated="2"/>
          <table:table-cell office:value-type="string" calcext:value-type="string">
            <text:p>{"Ubication":{"id":32,"created_at":"43768,6659722222","updated_at":"43768,6659722222","name":"TIMBIRE","code":"Z01080264","father_code":"Z010802","gmap_reference_latitude":"0.934385","gmap_reference_longitude":"-78.9024427","acronym":""},"attach":[]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LUCĂA DE LAS PEĂAS</text:p>
          </table:table-cell>
          <table:table-cell office:value-type="string" calcext:value-type="string">
            <text:p>Z01080216</text:p>
          </table:table-cell>
          <table:table-cell office:value-type="string" calcext:value-type="string">
            <text:p>Z010802</text:p>
          </table:table-cell>
          <table:table-cell office:value-type="string" calcext:value-type="string">
            <text:p>"1.0652981"</text:p>
          </table:table-cell>
          <table:table-cell office:value-type="string" calcext:value-type="string">
            <text:p>"-79.2207563"</text:p>
          </table:table-cell>
          <table:table-cell table:number-columns-repeated="2"/>
          <table:table-cell office:value-type="string" calcext:value-type="string">
            <text:p>{"Ubication":{"id":33,"created_at":"43768,6659722222","updated_at":"43768,6659722222","name":"SANTA LUCĂA DE LAS PEĂAS","code":"Z01080216","father_code":"Z010802","gmap_reference_latitude":"1.0652981","gmap_reference_longitude":"-79.2207563","acronym":""},"attach":[]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0.612047"</text:p>
          </table:table-cell>
          <table:table-cell office:value-type="string" calcext:value-type="string">
            <text:p>"-80.0238561"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{"Ubication":{"id":34,"created_at":"43768,6659722222","updated_at":"43768,6659722222","name":"MUISNE","code":"Z010803","father_code":"Z0108","gmap_reference_latitude":"0.612047","gmap_reference_longitude":"-80.0238561","acronym":"MUS"},"attach":[]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ISNE</text:p>
          </table:table-cell>
          <table:table-cell office:value-type="string" calcext:value-type="string">
            <text:p>Z01080350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0.612047"</text:p>
          </table:table-cell>
          <table:table-cell office:value-type="string" calcext:value-type="string">
            <text:p>"-80.0238561"</text:p>
          </table:table-cell>
          <table:table-cell table:number-columns-repeated="2"/>
          <table:table-cell office:value-type="string" calcext:value-type="string">
            <text:p>{"Ubication":{"id":35,"created_at":"43768,6659722222","updated_at":"43768,6659722222","name":"MUISNE","code":"Z01080350","father_code":"Z010803","gmap_reference_latitude":"0.612047","gmap_reference_longitude":"-80.0238561","acronym":""},"attach":[]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1080351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table:number-columns-repeated="2"/>
          <table:table-cell office:value-type="string" calcext:value-type="string">
            <text:p>{"Ubication":{"id":36,"created_at":"43768,6659722222","updated_at":"43768,6659722222","name":"BOLĂVAR","code":"Z01080351","father_code":"Z010803","gmap_reference_latitude":"-1.328229","gmap_reference_longitude":"-78.5363093","acronym":""},"attach":[]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Z01080352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-1.8621799"</text:p>
          </table:table-cell>
          <table:table-cell office:value-type="string" calcext:value-type="string">
            <text:p>"-79.9951787"</text:p>
          </table:table-cell>
          <table:table-cell table:number-columns-repeated="2"/>
          <table:table-cell office:value-type="string" calcext:value-type="string">
            <text:p>{"Ubication":{"id":37,"created_at":"43768,6659722222","updated_at":"43768,6659722222","name":"DAULE","code":"Z01080352","father_code":"Z010803","gmap_reference_latitude":"-1.8621799","gmap_reference_longitude":"-79.9951787","acronym":""},"attach":[]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LERA</text:p>
          </table:table-cell>
          <table:table-cell office:value-type="string" calcext:value-type="string">
            <text:p>Z01080353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0.8157663"</text:p>
          </table:table-cell>
          <table:table-cell office:value-type="string" calcext:value-type="string">
            <text:p>"-80.0491332"</text:p>
          </table:table-cell>
          <table:table-cell table:number-columns-repeated="2"/>
          <table:table-cell office:value-type="string" calcext:value-type="string">
            <text:p>{"Ubication":{"id":38,"created_at":"43768,6659722222","updated_at":"43768,6659722222","name":"GALERA","code":"Z01080353","father_code":"Z010803","gmap_reference_latitude":"0.8157663","gmap_reference_longitude":"-80.0491332","acronym":""},"attach":[]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GUE (OLMEDO PERDOMO FRANCO)</text:p>
          </table:table-cell>
          <table:table-cell office:value-type="string" calcext:value-type="string">
            <text:p>Z01080354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0.7125287"</text:p>
          </table:table-cell>
          <table:table-cell office:value-type="string" calcext:value-type="string">
            <text:p>"-80.1059431"</text:p>
          </table:table-cell>
          <table:table-cell table:number-columns-repeated="2"/>
          <table:table-cell office:value-type="string" calcext:value-type="string">
            <text:p>{"Ubication":{"id":39,"created_at":"43768,6659722222","updated_at":"43768,6659722222","name":"QUINGUE (OLMEDO PERDOMO FRANCO)","code":"Z01080354","father_code":"Z010803","gmap_reference_latitude":"0.7125287","gmap_reference_longitude":"-80.1059431","acronym":""},"attach":[]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IMA</text:p>
          </table:table-cell>
          <table:table-cell office:value-type="string" calcext:value-type="string">
            <text:p>Z01080355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0.332709"</text:p>
          </table:table-cell>
          <table:table-cell office:value-type="string" calcext:value-type="string">
            <text:p>"-79.9877327"</text:p>
          </table:table-cell>
          <table:table-cell table:number-columns-repeated="2"/>
          <table:table-cell office:value-type="string" calcext:value-type="string">
            <text:p>{"Ubication":{"id":40,"created_at":"43768,6659722222","updated_at":"43768,6659722222","name":"SALIMA","code":"Z01080355","father_code":"Z010803","gmap_reference_latitude":"0.332709","gmap_reference_longitude":"-79.9877327","acronym":""},"attach":[]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Z01080356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-1.2313897"</text:p>
          </table:table-cell>
          <table:table-cell office:value-type="string" calcext:value-type="string">
            <text:p>"-78.599172"</text:p>
          </table:table-cell>
          <table:table-cell table:number-columns-repeated="2"/>
          <table:table-cell office:value-type="string" calcext:value-type="string">
            <text:p>{"Ubication":{"id":41,"created_at":"43768,6659722222","updated_at":"43768,6659722222","name":"SAN FRANCISCO","code":"Z01080356","father_code":"Z010803","gmap_reference_latitude":"-1.2313897","gmap_reference_longitude":"-78.599172","acronym":""},"attach":[]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Z01080357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0.5658292"</text:p>
          </table:table-cell>
          <table:table-cell office:value-type="string" calcext:value-type="string">
            <text:p>"-80.0201004"</text:p>
          </table:table-cell>
          <table:table-cell table:number-columns-repeated="2"/>
          <table:table-cell office:value-type="string" calcext:value-type="string">
            <text:p>{"Ubication":{"id":42,"created_at":"43768,6659722222","updated_at":"43768,6659722222","name":"SAN GREGORIO","code":"Z01080357","father_code":"Z010803","gmap_reference_latitude":"0.5658292","gmap_reference_longitude":"-80.0201004","acronym":""},"attach":[]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CHAMANGA</text:p>
          </table:table-cell>
          <table:table-cell office:value-type="string" calcext:value-type="string">
            <text:p>Z01080358</text:p>
          </table:table-cell>
          <table:table-cell office:value-type="string" calcext:value-type="string">
            <text:p>Z010803</text:p>
          </table:table-cell>
          <table:table-cell office:value-type="string" calcext:value-type="string">
            <text:p>"0.266667"</text:p>
          </table:table-cell>
          <table:table-cell office:value-type="string" calcext:value-type="string">
            <text:p>"-79.9508427"</text:p>
          </table:table-cell>
          <table:table-cell table:number-columns-repeated="2"/>
          <table:table-cell office:value-type="string" calcext:value-type="string">
            <text:p>{"Ubication":{"id":43,"created_at":"43768,6659722222","updated_at":"43768,6659722222","name":"SAN JOSE DE CHAMANGA","code":"Z01080358","father_code":"Z010803","gmap_reference_latitude":"0.266667","gmap_reference_longitude":"-79.9508427","acronym":""},"attach":[]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INDĂ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0.3236657"</text:p>
          </table:table-cell>
          <table:table-cell office:value-type="string" calcext:value-type="string">
            <text:p>"-79.5041095"</text:p>
          </table:table-cell>
          <table:table-cell office:value-type="string" calcext:value-type="string">
            <text:p>QUN</text:p>
          </table:table-cell>
          <table:table-cell/>
          <table:table-cell office:value-type="string" calcext:value-type="string">
            <text:p>{"Ubication":{"id":44,"created_at":"43768,6659722222","updated_at":"43768,6659722222","name":"QUININDĂ","code":"Z010804","father_code":"Z0108","gmap_reference_latitude":"0.3236657","gmap_reference_longitude":"-79.5041095","acronym":"QUN"},"attach":[]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SA ZARATE (QUININDĂ)</text:p>
          </table:table-cell>
          <table:table-cell office:value-type="string" calcext:value-type="string">
            <text:p>Z01080401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"0.2973898"</text:p>
          </table:table-cell>
          <table:table-cell office:value-type="string" calcext:value-type="string">
            <text:p>"-79.7758108"</text:p>
          </table:table-cell>
          <table:table-cell table:number-columns-repeated="2"/>
          <table:table-cell office:value-type="string" calcext:value-type="string">
            <text:p>{"Ubication":{"id":45,"created_at":"43768,6659722222","updated_at":"43768,6659722222","name":"ROSA ZARATE (QUININDĂ)","code":"Z01080401","father_code":"Z010804","gmap_reference_latitude":"0.2973898","gmap_reference_longitude":"-79.7758108","acronym":""},"attach":[]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Z01080451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"0.573336"</text:p>
          </table:table-cell>
          <table:table-cell office:value-type="string" calcext:value-type="string">
            <text:p>"-79.6611407"</text:p>
          </table:table-cell>
          <table:table-cell table:number-columns-repeated="2"/>
          <table:table-cell office:value-type="string" calcext:value-type="string">
            <text:p>{"Ubication":{"id":46,"created_at":"43768,6659722222","updated_at":"43768,6659722222","name":"CUBE","code":"Z01080451","father_code":"Z010804","gmap_reference_latitude":"0.573336","gmap_reference_longitude":"-79.6611407","acronym":""},"attach":[]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RA (CHANCAMA) (CAB. EN EL YERBERO)</text:p>
          </table:table-cell>
          <table:table-cell office:value-type="string" calcext:value-type="string">
            <text:p>Z01080452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"0.533362"</text:p>
          </table:table-cell>
          <table:table-cell office:value-type="string" calcext:value-type="string">
            <text:p>"-79.5227688"</text:p>
          </table:table-cell>
          <table:table-cell table:number-columns-repeated="2"/>
          <table:table-cell office:value-type="string" calcext:value-type="string">
            <text:p>{"Ubication":{"id":47,"created_at":"43768,6659722222","updated_at":"43768,6659722222","name":"CHURA (CHANCAMA) (CAB. EN EL YERBERO)","code":"Z01080452","father_code":"Z010804","gmap_reference_latitude":"0.533362","gmap_reference_longitude":"-79.5227688","acronym":""},"attach":[]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IMPIA</text:p>
          </table:table-cell>
          <table:table-cell office:value-type="string" calcext:value-type="string">
            <text:p>Z01080453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"0.415856"</text:p>
          </table:table-cell>
          <table:table-cell office:value-type="string" calcext:value-type="string">
            <text:p>"-79.4356467"</text:p>
          </table:table-cell>
          <table:table-cell table:number-columns-repeated="2"/>
          <table:table-cell office:value-type="string" calcext:value-type="string">
            <text:p>{"Ubication":{"id":48,"created_at":"43768,6659722222","updated_at":"43768,6659722222","name":"MALIMPIA","code":"Z01080453","father_code":"Z010804","gmap_reference_latitude":"0.415856","gmap_reference_longitude":"-79.4356467","acronym":""},"attach":[]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HE</text:p>
          </table:table-cell>
          <table:table-cell office:value-type="string" calcext:value-type="string">
            <text:p>Z01080454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"0.6585214"</text:p>
          </table:table-cell>
          <table:table-cell office:value-type="string" calcext:value-type="string">
            <text:p>"-79.545393"</text:p>
          </table:table-cell>
          <table:table-cell table:number-columns-repeated="2"/>
          <table:table-cell office:value-type="string" calcext:value-type="string">
            <text:p>{"Ubication":{"id":49,"created_at":"43768,6659722222","updated_at":"43768,6659722222","name":"VICHE","code":"Z01080454","father_code":"Z010804","gmap_reference_latitude":"0.6585214","gmap_reference_longitude":"-79.545393","acronym":""},"attach":[]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1080455</text:p>
          </table:table-cell>
          <table:table-cell office:value-type="string" calcext:value-type="string">
            <text:p>Z010804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50,"created_at":"43768,6659722222","updated_at":"43768,6659722222","name":"LA UNION","code":"Z01080455","father_code":"Z010804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-1.0661809"</text:p>
          </table:table-cell>
          <table:table-cell office:value-type="string" calcext:value-type="string">
            <text:p>"-80.9139526"</text:p>
          </table:table-cell>
          <table:table-cell office:value-type="string" calcext:value-type="string">
            <text:p>SLZ</text:p>
          </table:table-cell>
          <table:table-cell/>
          <table:table-cell office:value-type="string" calcext:value-type="string">
            <text:p>{"Ubication":{"id":51,"created_at":"43768,6659722222","updated_at":"43768,6659722222","name":"SAN LORENZO","code":"Z010805","father_code":"Z0108","gmap_reference_latitude":"-1.0661809","gmap_reference_longitude":"-80.9139526","acronym":"SLZ"},"attach":[]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Z01080550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-1.0661809"</text:p>
          </table:table-cell>
          <table:table-cell office:value-type="string" calcext:value-type="string">
            <text:p>"-80.9139526"</text:p>
          </table:table-cell>
          <table:table-cell table:number-columns-repeated="2"/>
          <table:table-cell office:value-type="string" calcext:value-type="string">
            <text:p>{"Ubication":{"id":52,"created_at":"43768,6659722222","updated_at":"43768,6659722222","name":"SAN LORENZO","code":"Z01080550","father_code":"Z010805","gmap_reference_latitude":"-1.0661809","gmap_reference_longitude":"-80.9139526","acronym":""},"attach":[]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TO TAMBO (CAB EN GUADUAL)</text:p>
          </table:table-cell>
          <table:table-cell office:value-type="string" calcext:value-type="string">
            <text:p>Z01080551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90907"</text:p>
          </table:table-cell>
          <table:table-cell table:number-columns-repeated="2"/>
          <table:table-cell office:value-type="string" calcext:value-type="string">
            <text:p>{"Ubication":{"id":53,"created_at":"43768,6659722222","updated_at":"43768,6659722222","name":"ALTO TAMBO (CAB EN GUADUAL)","code":"Z01080551","father_code":"Z010805","gmap_reference_latitude":"1.2707048","gmap_reference_longitude":"-78.8590907","acronym":""},"attach":[]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CON (PICHANGAL) (CAB. EN PALMA REAL)</text:p>
          </table:table-cell>
          <table:table-cell office:value-type="string" calcext:value-type="string">
            <text:p>Z01080552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71598"</text:p>
          </table:table-cell>
          <table:table-cell table:number-columns-repeated="2"/>
          <table:table-cell office:value-type="string" calcext:value-type="string">
            <text:p>{"Ubication":{"id":54,"created_at":"43768,6659722222","updated_at":"43768,6659722222","name":"ANCON (PICHANGAL) (CAB. EN PALMA REAL)","code":"Z01080552","father_code":"Z010805","gmap_reference_latitude":"1.2707048","gmap_reference_longitude":"-78.8571598","acronym":""},"attach":[]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Z01080553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841735"</text:p>
          </table:table-cell>
          <table:table-cell office:value-type="string" calcext:value-type="string">
            <text:p>"-78.8364891"</text:p>
          </table:table-cell>
          <table:table-cell table:number-columns-repeated="2"/>
          <table:table-cell office:value-type="string" calcext:value-type="string">
            <text:p>{"Ubication":{"id":55,"created_at":"43768,6659722222","updated_at":"43768,6659722222","name":"CALDERON","code":"Z01080553","father_code":"Z010805","gmap_reference_latitude":"1.2841735","gmap_reference_longitude":"-78.8364891","acronym":""},"attach":[]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ONDELET</text:p>
          </table:table-cell>
          <table:table-cell office:value-type="string" calcext:value-type="string">
            <text:p>Z01080554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90352"</text:p>
          </table:table-cell>
          <table:table-cell office:value-type="string" calcext:value-type="string">
            <text:p>"-78.8383711"</text:p>
          </table:table-cell>
          <table:table-cell table:number-columns-repeated="2"/>
          <table:table-cell office:value-type="string" calcext:value-type="string">
            <text:p>{"Ubication":{"id":56,"created_at":"43768,6659722222","updated_at":"43768,6659722222","name":"CARONDELET","code":"Z01080554","father_code":"Z010805","gmap_reference_latitude":"1.290352","gmap_reference_longitude":"-78.8383711","acronym":""},"attach":[]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5 DE JUNIO (CAB. EN UIMBI)</text:p>
          </table:table-cell>
          <table:table-cell office:value-type="string" calcext:value-type="string">
            <text:p>Z01080555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90907"</text:p>
          </table:table-cell>
          <table:table-cell table:number-columns-repeated="2"/>
          <table:table-cell office:value-type="string" calcext:value-type="string">
            <text:p>{"Ubication":{"id":57,"created_at":"43768,6659722222","updated_at":"43768,6659722222","name":"5 DE JUNIO (CAB. EN UIMBI)","code":"Z01080555","father_code":"Z010805","gmap_reference_latitude":"1.2707048","gmap_reference_longitude":"-78.8590907","acronym":""},"attach":[]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Z01080556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0.5502091"</text:p>
          </table:table-cell>
          <table:table-cell office:value-type="string" calcext:value-type="string">
            <text:p>"-78.0452442"</text:p>
          </table:table-cell>
          <table:table-cell table:number-columns-repeated="2"/>
          <table:table-cell office:value-type="string" calcext:value-type="string">
            <text:p>{"Ubication":{"id":58,"created_at":"43768,6659722222","updated_at":"43768,6659722222","name":"CONCEPCION","code":"Z01080556","father_code":"Z010805","gmap_reference_latitude":"0.5502091","gmap_reference_longitude":"-78.0452442","acronym":""},"attach":[]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TAJE (CAB. EN SANTANDER)</text:p>
          </table:table-cell>
          <table:table-cell office:value-type="string" calcext:value-type="string">
            <text:p>Z01080557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71598"</text:p>
          </table:table-cell>
          <table:table-cell table:number-columns-repeated="2"/>
          <table:table-cell office:value-type="string" calcext:value-type="string">
            <text:p>{"Ubication":{"id":59,"created_at":"43768,6659722222","updated_at":"43768,6659722222","name":"MATAJE (CAB. EN SANTANDER)","code":"Z01080557","father_code":"Z010805","gmap_reference_latitude":"1.2707048","gmap_reference_longitude":"-78.8571598","acronym":""},"attach":[]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VIER DE CACHAVI (CAB. EN SAN JAVIER)</text:p>
          </table:table-cell>
          <table:table-cell office:value-type="string" calcext:value-type="string">
            <text:p>Z01080558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71598"</text:p>
          </table:table-cell>
          <table:table-cell table:number-columns-repeated="2"/>
          <table:table-cell office:value-type="string" calcext:value-type="string">
            <text:p>{"Ubication":{"id":60,"created_at":"43768,6659722222","updated_at":"43768,6659722222","name":"SAN JAVIER DE CACHAVI (CAB. EN SAN JAVIER)","code":"Z01080558","father_code":"Z010805","gmap_reference_latitude":"1.2707048","gmap_reference_longitude":"-78.8571598","acronym":""},"attach":[]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Z01080559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-0.6992572"</text:p>
          </table:table-cell>
          <table:table-cell office:value-type="string" calcext:value-type="string">
            <text:p>"-80.0991845"</text:p>
          </table:table-cell>
          <table:table-cell table:number-columns-repeated="2"/>
          <table:table-cell office:value-type="string" calcext:value-type="string">
            <text:p>{"Ubication":{"id":61,"created_at":"43768,6659722222","updated_at":"43768,6659722222","name":"SANTA RITA","code":"Z01080559","father_code":"Z010805","gmap_reference_latitude":"-0.6992572","gmap_reference_longitude":"-80.0991845","acronym":""},"attach":[]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MBILLO</text:p>
          </table:table-cell>
          <table:table-cell office:value-type="string" calcext:value-type="string">
            <text:p>Z01080560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-0.4059758"</text:p>
          </table:table-cell>
          <table:table-cell office:value-type="string" calcext:value-type="string">
            <text:p>"-78.5566343"</text:p>
          </table:table-cell>
          <table:table-cell table:number-columns-repeated="2"/>
          <table:table-cell office:value-type="string" calcext:value-type="string">
            <text:p>{"Ubication":{"id":62,"created_at":"43768,6659722222","updated_at":"43768,6659722222","name":"TAMBILLO","code":"Z01080560","father_code":"Z010805","gmap_reference_latitude":"-0.4059758","gmap_reference_longitude":"-78.5566343","acronym":""},"attach":[]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LULBI (CAB. EN RICAURTE)</text:p>
          </table:table-cell>
          <table:table-cell office:value-type="string" calcext:value-type="string">
            <text:p>Z01080561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71598"</text:p>
          </table:table-cell>
          <table:table-cell table:number-columns-repeated="2"/>
          <table:table-cell office:value-type="string" calcext:value-type="string">
            <text:p>{"Ubication":{"id":63,"created_at":"43768,6659722222","updated_at":"43768,6659722222","name":"TULULBI (CAB. EN RICAURTE)","code":"Z01080561","father_code":"Z010805","gmap_reference_latitude":"1.2707048","gmap_reference_longitude":"-78.8571598","acronym":""},"attach":[]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RBINA</text:p>
          </table:table-cell>
          <table:table-cell office:value-type="string" calcext:value-type="string">
            <text:p>Z01080562</text:p>
          </table:table-cell>
          <table:table-cell office:value-type="string" calcext:value-type="string">
            <text:p>Z010805</text:p>
          </table:table-cell>
          <table:table-cell office:value-type="string" calcext:value-type="string">
            <text:p>"1.2707048"</text:p>
          </table:table-cell>
          <table:table-cell office:value-type="string" calcext:value-type="string">
            <text:p>"-78.8571598"</text:p>
          </table:table-cell>
          <table:table-cell table:number-columns-repeated="2"/>
          <table:table-cell office:value-type="string" calcext:value-type="string">
            <text:p>{"Ubication":{"id":64,"created_at":"43768,6659722222","updated_at":"43768,6659722222","name":"URBINA","code":"Z01080562","father_code":"Z010805","gmap_reference_latitude":"1.2707048","gmap_reference_longitude":"-78.8571598","acronym":""},"attach":[]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Z010806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0.867286"</text:p>
          </table:table-cell>
          <table:table-cell office:value-type="string" calcext:value-type="string">
            <text:p>"-79.866915"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{"Ubication":{"id":65,"created_at":"43768,6659722222","updated_at":"43768,6659722222","name":"ATACAMES","code":"Z010806","father_code":"Z0108","gmap_reference_latitude":"0.867286","gmap_reference_longitude":"-79.866915","acronym":"ATA"},"attach":[]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CAMES</text:p>
          </table:table-cell>
          <table:table-cell office:value-type="string" calcext:value-type="string">
            <text:p>Z01080650</text:p>
          </table:table-cell>
          <table:table-cell office:value-type="string" calcext:value-type="string">
            <text:p>Z010806</text:p>
          </table:table-cell>
          <table:table-cell office:value-type="string" calcext:value-type="string">
            <text:p>"0.867286"</text:p>
          </table:table-cell>
          <table:table-cell office:value-type="string" calcext:value-type="string">
            <text:p>"-79.866915"</text:p>
          </table:table-cell>
          <table:table-cell table:number-columns-repeated="2"/>
          <table:table-cell office:value-type="string" calcext:value-type="string">
            <text:p>{"Ubication":{"id":66,"created_at":"43768,6659722222","updated_at":"43768,6659722222","name":"ATACAMES","code":"Z01080650","father_code":"Z010806","gmap_reference_latitude":"0.867286","gmap_reference_longitude":"-79.866915","acronym":""},"attach":[]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1080651</text:p>
          </table:table-cell>
          <table:table-cell office:value-type="string" calcext:value-type="string">
            <text:p>Z010806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67,"created_at":"43768,6659722222","updated_at":"43768,6659722222","name":"LA UNION","code":"Z01080651","father_code":"Z010806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A (CAB. EN LA BOCANA)</text:p>
          </table:table-cell>
          <table:table-cell office:value-type="string" calcext:value-type="string">
            <text:p>Z01080652</text:p>
          </table:table-cell>
          <table:table-cell office:value-type="string" calcext:value-type="string">
            <text:p>Z010806</text:p>
          </table:table-cell>
          <table:table-cell office:value-type="string" calcext:value-type="string">
            <text:p>"0.7669369"</text:p>
          </table:table-cell>
          <table:table-cell office:value-type="string" calcext:value-type="string">
            <text:p>"-80.0285889"</text:p>
          </table:table-cell>
          <table:table-cell table:number-columns-repeated="2"/>
          <table:table-cell office:value-type="string" calcext:value-type="string">
            <text:p>{"Ubication":{"id":68,"created_at":"43768,6659722222","updated_at":"43768,6659722222","name":"SUA (CAB. EN LA BOCANA)","code":"Z01080652","father_code":"Z010806","gmap_reference_latitude":"0.7669369","gmap_reference_longitude":"-80.0285889","acronym":""},"attach":[]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NCHIGUE</text:p>
          </table:table-cell>
          <table:table-cell office:value-type="string" calcext:value-type="string">
            <text:p>Z01080653</text:p>
          </table:table-cell>
          <table:table-cell office:value-type="string" calcext:value-type="string">
            <text:p>Z010806</text:p>
          </table:table-cell>
          <table:table-cell office:value-type="string" calcext:value-type="string">
            <text:p>"0.804828"</text:p>
          </table:table-cell>
          <table:table-cell office:value-type="string" calcext:value-type="string">
            <text:p>"-79.9578177"</text:p>
          </table:table-cell>
          <table:table-cell table:number-columns-repeated="2"/>
          <table:table-cell office:value-type="string" calcext:value-type="string">
            <text:p>{"Ubication":{"id":69,"created_at":"43768,6659722222","updated_at":"43768,6659722222","name":"TONCHIGUE","code":"Z01080653","father_code":"Z010806","gmap_reference_latitude":"0.804828","gmap_reference_longitude":"-79.9578177","acronym":""},"attach":[]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NSUPA</text:p>
          </table:table-cell>
          <table:table-cell office:value-type="string" calcext:value-type="string">
            <text:p>Z01080654</text:p>
          </table:table-cell>
          <table:table-cell office:value-type="string" calcext:value-type="string">
            <text:p>Z010806</text:p>
          </table:table-cell>
          <table:table-cell office:value-type="string" calcext:value-type="string">
            <text:p>"0.8867241"</text:p>
          </table:table-cell>
          <table:table-cell office:value-type="string" calcext:value-type="string">
            <text:p>"-79.8495778"</text:p>
          </table:table-cell>
          <table:table-cell table:number-columns-repeated="2"/>
          <table:table-cell office:value-type="string" calcext:value-type="string">
            <text:p>{"Ubication":{"id":70,"created_at":"43768,6659722222","updated_at":"43768,6659722222","name":"TONSUPA","code":"Z01080654","father_code":"Z010806","gmap_reference_latitude":"0.8867241","gmap_reference_longitude":"-79.8495778","acronym":""},"attach":[]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ĂO VERDE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Z0108</text:p>
          </table:table-cell>
          <table:table-cell office:value-type="string" calcext:value-type="string">
            <text:p>"-0.2637841"</text:p>
          </table:table-cell>
          <table:table-cell office:value-type="string" calcext:value-type="string">
            <text:p>"-79.165645"</text:p>
          </table:table-cell>
          <table:table-cell office:value-type="string" calcext:value-type="string">
            <text:p>RVD</text:p>
          </table:table-cell>
          <table:table-cell/>
          <table:table-cell office:value-type="string" calcext:value-type="string">
            <text:p>{"Ubication":{"id":71,"created_at":"43768,6659722222","updated_at":"43768,6659722222","name":"RĂO VERDE","code":"Z010807","father_code":"Z0108","gmap_reference_latitude":"-0.2637841","gmap_reference_longitude":"-79.165645","acronym":"RVD"},"attach":[]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ĂO VERDE</text:p>
          </table:table-cell>
          <table:table-cell office:value-type="string" calcext:value-type="string">
            <text:p>Z01080750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"-0.2637841"</text:p>
          </table:table-cell>
          <table:table-cell office:value-type="string" calcext:value-type="string">
            <text:p>"-79.165645"</text:p>
          </table:table-cell>
          <table:table-cell table:number-columns-repeated="2"/>
          <table:table-cell office:value-type="string" calcext:value-type="string">
            <text:p>{"Ubication":{"id":72,"created_at":"43768,6659722222","updated_at":"43768,6659722222","name":"RĂO VERDE","code":"Z01080750","father_code":"Z010807","gmap_reference_latitude":"-0.2637841","gmap_reference_longitude":"-79.165645","acronym":""},"attach":[]}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NTADURO</text:p>
          </table:table-cell>
          <table:table-cell office:value-type="string" calcext:value-type="string">
            <text:p>Z01080751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"0.933333"</text:p>
          </table:table-cell>
          <table:table-cell office:value-type="string" calcext:value-type="string">
            <text:p>"-79.4675097"</text:p>
          </table:table-cell>
          <table:table-cell table:number-columns-repeated="2"/>
          <table:table-cell office:value-type="string" calcext:value-type="string">
            <text:p>{"Ubication":{"id":73,"created_at":"43768,6659722222","updated_at":"43768,6659722222","name":"CHONTADURO","code":"Z01080751","father_code":"Z010807","gmap_reference_latitude":"0.933333","gmap_reference_longitude":"-79.4675097","acronym":""},"attach":[]}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MUNDE</text:p>
          </table:table-cell>
          <table:table-cell office:value-type="string" calcext:value-type="string">
            <text:p>Z01080752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"0.832721"</text:p>
          </table:table-cell>
          <table:table-cell office:value-type="string" calcext:value-type="string">
            <text:p>"-79.4364317"</text:p>
          </table:table-cell>
          <table:table-cell table:number-columns-repeated="2"/>
          <table:table-cell office:value-type="string" calcext:value-type="string">
            <text:p>{"Ubication":{"id":74,"created_at":"43768,6659722222","updated_at":"43768,6659722222","name":"CHUMUNDE","code":"Z01080752","father_code":"Z010807","gmap_reference_latitude":"0.832721","gmap_reference_longitude":"-79.4364317","acronym":""},"attach":[]}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Z01080753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"1.059707"</text:p>
          </table:table-cell>
          <table:table-cell office:value-type="string" calcext:value-type="string">
            <text:p>"-79.4208227"</text:p>
          </table:table-cell>
          <table:table-cell table:number-columns-repeated="2"/>
          <table:table-cell office:value-type="string" calcext:value-type="string">
            <text:p>{"Ubication":{"id":75,"created_at":"43768,6659722222","updated_at":"43768,6659722222","name":"LAGARTO","code":"Z01080753","father_code":"Z010807","gmap_reference_latitude":"1.059707","gmap_reference_longitude":"-79.4208227","acronym":""},"attach":[]}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ALVO (CAB EN HORQUETA)</text:p>
          </table:table-cell>
          <table:table-cell office:value-type="string" calcext:value-type="string">
            <text:p>Z01080754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"1.059707"</text:p>
          </table:table-cell>
          <table:table-cell office:value-type="string" calcext:value-type="string">
            <text:p>"-79.4208227"</text:p>
          </table:table-cell>
          <table:table-cell table:number-columns-repeated="2"/>
          <table:table-cell office:value-type="string" calcext:value-type="string">
            <text:p>{"Ubication":{"id":76,"created_at":"43768,6659722222","updated_at":"43768,6659722222","name":"MONTALVO (CAB EN HORQUETA)","code":"Z01080754","father_code":"Z010807","gmap_reference_latitude":"1.059707","gmap_reference_longitude":"-79.4208227","acronym":""},"attach":[]}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Z01080755</text:p>
          </table:table-cell>
          <table:table-cell office:value-type="string" calcext:value-type="string">
            <text:p>Z010807</text:p>
          </table:table-cell>
          <table:table-cell office:value-type="string" calcext:value-type="string">
            <text:p>"-0.923584"</text:p>
          </table:table-cell>
          <table:table-cell office:value-type="string" calcext:value-type="string">
            <text:p>"-80.4596615"</text:p>
          </table:table-cell>
          <table:table-cell table:number-columns-repeated="2"/>
          <table:table-cell office:value-type="string" calcext:value-type="string">
            <text:p>{"Ubication":{"id":77,"created_at":"43768,6659722222","updated_at":"43768,6659722222","name":"ROCAFUERTE","code":"Z01080755","father_code":"Z010807","gmap_reference_latitude":"-0.923584","gmap_reference_longitude":"-80.4596615","acronym":""},"attach":[]}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CHI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Z01</text:p>
          </table:table-cell>
          <table:table-cell office:value-type="string" calcext:value-type="string">
            <text:p>"0.7771566"</text:p>
          </table:table-cell>
          <table:table-cell office:value-type="string" calcext:value-type="string">
            <text:p>"-78.600879"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"Ubication":{"id":78,"created_at":"43768,6659722222","updated_at":"43768,6659722222","name":"CARCHI","code":"Z0104","father_code":"Z01","gmap_reference_latitude":"0.7771566","gmap_reference_longitude":"-78.600879","acronym":"C"},"attach":[]}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LCAN</text:p>
          </table:table-cell>
          <table:table-cell office:value-type="string" calcext:value-type="string">
            <text:p>Z01040150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"0.8147287"</text:p>
          </table:table-cell>
          <table:table-cell office:value-type="string" calcext:value-type="string">
            <text:p>"-77.7544937"</text:p>
          </table:table-cell>
          <table:table-cell table:number-columns-repeated="2"/>
          <table:table-cell office:value-type="string" calcext:value-type="string">
            <text:p>{"Ubication":{"id":79,"created_at":"43768,6659722222","updated_at":"43768,6659722222","name":"TULCAN","code":"Z01040150","father_code":"Z0104","gmap_reference_latitude":"0.8147287","gmap_reference_longitude":"-77.7544937","acronym":""},"attach":[]}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ĂLEZ SUĂREZ</text:p>
          </table:table-cell>
          <table:table-cell office:value-type="string" calcext:value-type="string">
            <text:p>Z01040101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5076373"</text:p>
          </table:table-cell>
          <table:table-cell office:value-type="string" calcext:value-type="string">
            <text:p>"-77.866338"</text:p>
          </table:table-cell>
          <table:table-cell table:number-columns-repeated="2"/>
          <table:table-cell office:value-type="string" calcext:value-type="string">
            <text:p>{"Ubication":{"id":80,"created_at":"43768,6659722222","updated_at":"43768,6659722222","name":"GONZĂLEZ SUĂREZ","code":"Z01040101","father_code":"Z010401","gmap_reference_latitude":"0.5076373","gmap_reference_longitude":"-77.866338","acronym":""},"attach":[]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LCĂN</text:p>
          </table:table-cell>
          <table:table-cell office:value-type="string" calcext:value-type="string">
            <text:p>Z01040102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8147287"</text:p>
          </table:table-cell>
          <table:table-cell office:value-type="string" calcext:value-type="string">
            <text:p>"-77.7544937"</text:p>
          </table:table-cell>
          <table:table-cell office:value-type="string" calcext:value-type="string">
            <text:p>TUL</text:p>
          </table:table-cell>
          <table:table-cell/>
          <table:table-cell office:value-type="string" calcext:value-type="string">
            <text:p>{"Ubication":{"id":81,"created_at":"43768,6659722222","updated_at":"43768,6659722222","name":"TULCĂN","code":"Z01040102","father_code":"Z010401","gmap_reference_latitude":"0.8147287","gmap_reference_longitude":"-77.7544937","acronym":"TUL"},"attach":[]}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RMELO (EL PUN)</text:p>
          </table:table-cell>
          <table:table-cell office:value-type="string" calcext:value-type="string">
            <text:p>Z01040151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669587"</text:p>
          </table:table-cell>
          <table:table-cell office:value-type="string" calcext:value-type="string">
            <text:p>"-77.6657164"</text:p>
          </table:table-cell>
          <table:table-cell table:number-columns-repeated="2"/>
          <table:table-cell office:value-type="string" calcext:value-type="string">
            <text:p>{"Ubication":{"id":82,"created_at":"43768,6659722222","updated_at":"43768,6659722222","name":"EL CARMELO (EL PUN)","code":"Z01040151","father_code":"Z010401","gmap_reference_latitude":"0.669587","gmap_reference_longitude":"-77.6657164","acronym":""},"attach":[]}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LIO ANDRADE (OREJUELA)</text:p>
          </table:table-cell>
          <table:table-cell office:value-type="string" calcext:value-type="string">
            <text:p>Z01040153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6920488"</text:p>
          </table:table-cell>
          <table:table-cell office:value-type="string" calcext:value-type="string">
            <text:p>"-77.7871182"</text:p>
          </table:table-cell>
          <table:table-cell table:number-columns-repeated="2"/>
          <table:table-cell office:value-type="string" calcext:value-type="string">
            <text:p>{"Ubication":{"id":83,"created_at":"43768,6659722222","updated_at":"43768,6659722222","name":"JULIO ANDRADE (OREJUELA)","code":"Z01040153","father_code":"Z010401","gmap_reference_latitude":"0.6920488","gmap_reference_longitude":"-77.7871182","acronym":""},"attach":[]}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Z01040154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-1.6711245"</text:p>
          </table:table-cell>
          <table:table-cell office:value-type="string" calcext:value-type="string">
            <text:p>"-78.6571946"</text:p>
          </table:table-cell>
          <table:table-cell table:number-columns-repeated="2"/>
          <table:table-cell office:value-type="string" calcext:value-type="string">
            <text:p>{"Ubication":{"id":84,"created_at":"43768,6659722222","updated_at":"43768,6659722222","name":"MALDONADO","code":"Z01040154","father_code":"Z010401","gmap_reference_latitude":"-1.6711245","gmap_reference_longitude":"-78.6571946","acronym":""},"attach":[]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OTER</text:p>
          </table:table-cell>
          <table:table-cell office:value-type="string" calcext:value-type="string">
            <text:p>Z01040155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65"</text:p>
          </table:table-cell>
          <table:table-cell office:value-type="string" calcext:value-type="string">
            <text:p>"-77.8008427"</text:p>
          </table:table-cell>
          <table:table-cell table:number-columns-repeated="2"/>
          <table:table-cell office:value-type="string" calcext:value-type="string">
            <text:p>{"Ubication":{"id":85,"created_at":"43768,6659722222","updated_at":"43768,6659722222","name":"PIOTER","code":"Z01040155","father_code":"Z010401","gmap_reference_latitude":"0.65","gmap_reference_longitude":"-77.8008427","acronym":""},"attach":[]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BAR DONOSO (LA BOCANA DE CAMUMBI)</text:p>
          </table:table-cell>
          <table:table-cell office:value-type="string" calcext:value-type="string">
            <text:p>Z01040156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1.0295721"</text:p>
          </table:table-cell>
          <table:table-cell office:value-type="string" calcext:value-type="string">
            <text:p>"-78.5482094"</text:p>
          </table:table-cell>
          <table:table-cell table:number-columns-repeated="2"/>
          <table:table-cell office:value-type="string" calcext:value-type="string">
            <text:p>{"Ubication":{"id":86,"created_at":"43768,6659722222","updated_at":"43768,6659722222","name":"TOBAR DONOSO (LA BOCANA DE CAMUMBI)","code":"Z01040156","father_code":"Z010401","gmap_reference_latitude":"1.0295721","gmap_reference_longitude":"-78.5482094","acronym":""},"attach":[]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FIĂO</text:p>
          </table:table-cell>
          <table:table-cell office:value-type="string" calcext:value-type="string">
            <text:p>Z01040157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7993582"</text:p>
          </table:table-cell>
          <table:table-cell office:value-type="string" calcext:value-type="string">
            <text:p>"-77.8648174"</text:p>
          </table:table-cell>
          <table:table-cell table:number-columns-repeated="2"/>
          <table:table-cell office:value-type="string" calcext:value-type="string">
            <text:p>{"Ubication":{"id":87,"created_at":"43768,6659722222","updated_at":"43768,6659722222","name":"TUFIĂO","code":"Z01040157","father_code":"Z010401","gmap_reference_latitude":"0.7993582","gmap_reference_longitude":"-77.8648174","acronym":""},"attach":[]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RBINA (TAYA)</text:p>
          </table:table-cell>
          <table:table-cell office:value-type="string" calcext:value-type="string">
            <text:p>Z01040158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779649"</text:p>
          </table:table-cell>
          <table:table-cell office:value-type="string" calcext:value-type="string">
            <text:p>"-77.7349961"</text:p>
          </table:table-cell>
          <table:table-cell table:number-columns-repeated="2"/>
          <table:table-cell office:value-type="string" calcext:value-type="string">
            <text:p>{"Ubication":{"id":88,"created_at":"43768,6659722222","updated_at":"43768,6659722222","name":"URBINA (TAYA)","code":"Z01040158","father_code":"Z010401","gmap_reference_latitude":"0.779649","gmap_reference_longitude":"-77.7349961","acronym":""},"attach":[]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HICAL</text:p>
          </table:table-cell>
          <table:table-cell office:value-type="string" calcext:value-type="string">
            <text:p>Z01040159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1.0146041"</text:p>
          </table:table-cell>
          <table:table-cell office:value-type="string" calcext:value-type="string">
            <text:p>"-78.4117428"</text:p>
          </table:table-cell>
          <table:table-cell table:number-columns-repeated="2"/>
          <table:table-cell office:value-type="string" calcext:value-type="string">
            <text:p>{"Ubication":{"id":89,"created_at":"43768,6659722222","updated_at":"43768,6659722222","name":"EL CHICAL","code":"Z01040159","father_code":"Z010401","gmap_reference_latitude":"1.0146041","gmap_reference_longitude":"-78.4117428","acronym":""},"attach":[]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MARTHA DE CUBA</text:p>
          </table:table-cell>
          <table:table-cell office:value-type="string" calcext:value-type="string">
            <text:p>Z01040161</text:p>
          </table:table-cell>
          <table:table-cell office:value-type="string" calcext:value-type="string">
            <text:p>Z010401</text:p>
          </table:table-cell>
          <table:table-cell office:value-type="string" calcext:value-type="string">
            <text:p>"0.6475115"</text:p>
          </table:table-cell>
          <table:table-cell office:value-type="string" calcext:value-type="string">
            <text:p>"-77.8012634"</text:p>
          </table:table-cell>
          <table:table-cell table:number-columns-repeated="2"/>
          <table:table-cell office:value-type="string" calcext:value-type="string">
            <text:p>{"Ubication":{"id":90,"created_at":"43768,6659722222","updated_at":"43768,6659722222","name":"SANTA MARTHA DE CUBA","code":"Z01040161","father_code":"Z010401","gmap_reference_latitude":"0.6475115","gmap_reference_longitude":"-77.8012634","acronym":""},"attach":[]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office:value-type="string" calcext:value-type="string">
            <text:p>BOL</text:p>
          </table:table-cell>
          <table:table-cell/>
          <table:table-cell office:value-type="string" calcext:value-type="string">
            <text:p>{"Ubication":{"id":91,"created_at":"43768,6659722222","updated_at":"43768,6659722222","name":"BOLĂVAR","code":"Z010402","father_code":"Z0104","gmap_reference_latitude":"-1.328229","gmap_reference_longitude":"-78.5363093","acronym":"BOL"},"attach":[]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1040250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table:number-columns-repeated="2"/>
          <table:table-cell office:value-type="string" calcext:value-type="string">
            <text:p>{"Ubication":{"id":92,"created_at":"43768,6659722222","updated_at":"43768,6659722222","name":"BOLĂVAR","code":"Z01040250","father_code":"Z010402","gmap_reference_latitude":"-1.328229","gmap_reference_longitude":"-78.5363093","acronym":""},"attach":[]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Z01040251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"-0.5268338"</text:p>
          </table:table-cell>
          <table:table-cell office:value-type="string" calcext:value-type="string">
            <text:p>"-77.0186947"</text:p>
          </table:table-cell>
          <table:table-cell table:number-columns-repeated="2"/>
          <table:table-cell office:value-type="string" calcext:value-type="string">
            <text:p>{"Ubication":{"id":93,"created_at":"43768,6659722222","updated_at":"43768,6659722222","name":"GARCIA MORENO","code":"Z01040251","father_code":"Z010402","gmap_reference_latitude":"-0.5268338","gmap_reference_longitude":"-77.0186947","acronym":""},"attach":[]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Z01040252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"0.5009229"</text:p>
          </table:table-cell>
          <table:table-cell office:value-type="string" calcext:value-type="string">
            <text:p>"-77.9201462"</text:p>
          </table:table-cell>
          <table:table-cell table:number-columns-repeated="2"/>
          <table:table-cell office:value-type="string" calcext:value-type="string">
            <text:p>{"Ubication":{"id":94,"created_at":"43768,6659722222","updated_at":"43768,6659722222","name":"LOS ANDES","code":"Z01040252","father_code":"Z010402","gmap_reference_latitude":"0.5009229","gmap_reference_longitude":"-77.9201462","acronym":""},"attach":[]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E OLIVO</text:p>
          </table:table-cell>
          <table:table-cell office:value-type="string" calcext:value-type="string">
            <text:p>Z01040253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"0.5009229"</text:p>
          </table:table-cell>
          <table:table-cell office:value-type="string" calcext:value-type="string">
            <text:p>"-77.9201462"</text:p>
          </table:table-cell>
          <table:table-cell table:number-columns-repeated="2"/>
          <table:table-cell office:value-type="string" calcext:value-type="string">
            <text:p>{"Ubication":{"id":95,"created_at":"43768,6659722222","updated_at":"43768,6659722222","name":"MONTE OLIVO","code":"Z01040253","father_code":"Z010402","gmap_reference_latitude":"0.5009229","gmap_reference_longitude":"-77.9201462","acronym":""},"attach":[]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 DE PUSIR</text:p>
          </table:table-cell>
          <table:table-cell office:value-type="string" calcext:value-type="string">
            <text:p>Z01040254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"0.5009229"</text:p>
          </table:table-cell>
          <table:table-cell office:value-type="string" calcext:value-type="string">
            <text:p>"-77.9201462"</text:p>
          </table:table-cell>
          <table:table-cell table:number-columns-repeated="2"/>
          <table:table-cell office:value-type="string" calcext:value-type="string">
            <text:p>{"Ubication":{"id":96,"created_at":"43768,6659722222","updated_at":"43768,6659722222","name":"SAN VICENTE DE PUSIR","code":"Z01040254","father_code":"Z010402","gmap_reference_latitude":"0.5009229","gmap_reference_longitude":"-77.9201462","acronym":""},"attach":[]}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Z01040255</text:p>
          </table:table-cell>
          <table:table-cell office:value-type="string" calcext:value-type="string">
            <text:p>Z010402</text:p>
          </table:table-cell>
          <table:table-cell office:value-type="string" calcext:value-type="string">
            <text:p>"-0.3333927"</text:p>
          </table:table-cell>
          <table:table-cell office:value-type="string" calcext:value-type="string">
            <text:p>"-78.4727037"</text:p>
          </table:table-cell>
          <table:table-cell table:number-columns-repeated="2"/>
          <table:table-cell office:value-type="string" calcext:value-type="string">
            <text:p>{"Ubication":{"id":97,"created_at":"43768,6659722222","updated_at":"43768,6659722222","name":"SAN RAFAEL","code":"Z01040255","father_code":"Z010402","gmap_reference_latitude":"-0.3333927","gmap_reference_longitude":"-78.4727037","acronym":""},"attach":[]}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Z010403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"0.708464"</text:p>
          </table:table-cell>
          <table:table-cell office:value-type="string" calcext:value-type="string">
            <text:p>"-78.1912437"</text:p>
          </table:table-cell>
          <table:table-cell office:value-type="string" calcext:value-type="string">
            <text:p>EPJ</text:p>
          </table:table-cell>
          <table:table-cell/>
          <table:table-cell office:value-type="string" calcext:value-type="string">
            <text:p>{"Ubication":{"id":98,"created_at":"43768,6659722222","updated_at":"43768,6659722222","name":"ESPEJO","code":"Z010403","father_code":"Z0104","gmap_reference_latitude":"0.708464","gmap_reference_longitude":"-78.1912437","acronym":"EPJ"},"attach":[]}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ANGEL</text:p>
          </table:table-cell>
          <table:table-cell office:value-type="string" calcext:value-type="string">
            <text:p>Z01040350</text:p>
          </table:table-cell>
          <table:table-cell office:value-type="string" calcext:value-type="string">
            <text:p>Z010403</text:p>
          </table:table-cell>
          <table:table-cell office:value-type="string" calcext:value-type="string">
            <text:p>"0.6189774"</text:p>
          </table:table-cell>
          <table:table-cell office:value-type="string" calcext:value-type="string">
            <text:p>"-77.9489851"</text:p>
          </table:table-cell>
          <table:table-cell table:number-columns-repeated="2"/>
          <table:table-cell office:value-type="string" calcext:value-type="string">
            <text:p>{"Ubication":{"id":99,"created_at":"43768,6659722222","updated_at":"43768,6659722222","name":"EL ANGEL","code":"Z01040350","father_code":"Z010403","gmap_reference_latitude":"0.6189774","gmap_reference_longitude":"-77.9489851","acronym":""},"attach":[]}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27 DE SEPTIEMBRE</text:p>
          </table:table-cell>
          <table:table-cell office:value-type="string" calcext:value-type="string">
            <text:p>Z01040302</text:p>
          </table:table-cell>
          <table:table-cell office:value-type="string" calcext:value-type="string">
            <text:p>Z010403</text:p>
          </table:table-cell>
          <table:table-cell office:value-type="string" calcext:value-type="string">
            <text:p>"0.708464"</text:p>
          </table:table-cell>
          <table:table-cell office:value-type="string" calcext:value-type="string">
            <text:p>"-78.1912437"</text:p>
          </table:table-cell>
          <table:table-cell table:number-columns-repeated="2"/>
          <table:table-cell office:value-type="string" calcext:value-type="string">
            <text:p>{"Ubication":{"id":100,"created_at":"43768,6659722222","updated_at":"43768,6659722222","name":"27 DE SEPTIEMBRE","code":"Z01040302","father_code":"Z010403","gmap_reference_latitude":"0.708464","gmap_reference_longitude":"-78.1912437","acronym":""},"attach":[]}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GOALTAL</text:p>
          </table:table-cell>
          <table:table-cell office:value-type="string" calcext:value-type="string">
            <text:p>Z01040351</text:p>
          </table:table-cell>
          <table:table-cell office:value-type="string" calcext:value-type="string">
            <text:p>Z010403</text:p>
          </table:table-cell>
          <table:table-cell office:value-type="string" calcext:value-type="string">
            <text:p>"0.7717247"</text:p>
          </table:table-cell>
          <table:table-cell office:value-type="string" calcext:value-type="string">
            <text:p>"-78.2099861"</text:p>
          </table:table-cell>
          <table:table-cell table:number-columns-repeated="2"/>
          <table:table-cell office:value-type="string" calcext:value-type="string">
            <text:p>{"Ubication":{"id":101,"created_at":"43768,6659722222","updated_at":"43768,6659722222","name":"EL GOALTAL","code":"Z01040351","father_code":"Z010403","gmap_reference_latitude":"0.7717247","gmap_reference_longitude":"-78.2099861","acronym":""},"attach":[]}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LIBERTAD (ALIZO)</text:p>
          </table:table-cell>
          <table:table-cell office:value-type="string" calcext:value-type="string">
            <text:p>Z01040352</text:p>
          </table:table-cell>
          <table:table-cell office:value-type="string" calcext:value-type="string">
            <text:p>Z010403</text:p>
          </table:table-cell>
          <table:table-cell office:value-type="string" calcext:value-type="string">
            <text:p>"0.7079806"</text:p>
          </table:table-cell>
          <table:table-cell office:value-type="string" calcext:value-type="string">
            <text:p>"-78.1145522"</text:p>
          </table:table-cell>
          <table:table-cell table:number-columns-repeated="2"/>
          <table:table-cell office:value-type="string" calcext:value-type="string">
            <text:p>{"Ubication":{"id":102,"created_at":"43768,6659722222","updated_at":"43768,6659722222","name":"LA LIBERTAD (ALIZO)","code":"Z01040352","father_code":"Z010403","gmap_reference_latitude":"0.7079806","gmap_reference_longitude":"-78.1145522","acronym":""},"attach":[]}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Z01040353</text:p>
          </table:table-cell>
          <table:table-cell office:value-type="string" calcext:value-type="string">
            <text:p>Z010403</text:p>
          </table:table-cell>
          <table:table-cell office:value-type="string" calcext:value-type="string">
            <text:p>"-0.3786823"</text:p>
          </table:table-cell>
          <table:table-cell office:value-type="string" calcext:value-type="string">
            <text:p>"-80.1938867"</text:p>
          </table:table-cell>
          <table:table-cell table:number-columns-repeated="2"/>
          <table:table-cell office:value-type="string" calcext:value-type="string">
            <text:p>{"Ubication":{"id":103,"created_at":"43768,6659722222","updated_at":"43768,6659722222","name":"SAN ISIDRO","code":"Z01040353","father_code":"Z010403","gmap_reference_latitude":"-0.3786823","gmap_reference_longitude":"-80.1938867","acronym":""},"attach":[]}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Z010404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"0.5502091"</text:p>
          </table:table-cell>
          <table:table-cell office:value-type="string" calcext:value-type="string">
            <text:p>"-78.0452442"</text:p>
          </table:table-cell>
          <table:table-cell office:value-type="string" calcext:value-type="string">
            <text:p>MIR</text:p>
          </table:table-cell>
          <table:table-cell/>
          <table:table-cell office:value-type="string" calcext:value-type="string">
            <text:p>{"Ubication":{"id":104,"created_at":"43768,6659722222","updated_at":"43768,6659722222","name":"MIRA","code":"Z010404","father_code":"Z0104","gmap_reference_latitude":"0.5502091","gmap_reference_longitude":"-78.0452442","acronym":"MIR"},"attach":[]}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RA (CHONTAHUASI)</text:p>
          </table:table-cell>
          <table:table-cell office:value-type="string" calcext:value-type="string">
            <text:p>Z01040450</text:p>
          </table:table-cell>
          <table:table-cell office:value-type="string" calcext:value-type="string">
            <text:p>Z010404</text:p>
          </table:table-cell>
          <table:table-cell office:value-type="string" calcext:value-type="string">
            <text:p>"0.5594575"</text:p>
          </table:table-cell>
          <table:table-cell office:value-type="string" calcext:value-type="string">
            <text:p>"-78.1159843"</text:p>
          </table:table-cell>
          <table:table-cell table:number-columns-repeated="2"/>
          <table:table-cell office:value-type="string" calcext:value-type="string">
            <text:p>{"Ubication":{"id":105,"created_at":"43768,6659722222","updated_at":"43768,6659722222","name":"MIRA (CHONTAHUASI)","code":"Z01040450","father_code":"Z010404","gmap_reference_latitude":"0.5594575","gmap_reference_longitude":"-78.1159843","acronym":""},"attach":[]}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Z01040451</text:p>
          </table:table-cell>
          <table:table-cell office:value-type="string" calcext:value-type="string">
            <text:p>Z010404</text:p>
          </table:table-cell>
          <table:table-cell office:value-type="string" calcext:value-type="string">
            <text:p>"0.5502091"</text:p>
          </table:table-cell>
          <table:table-cell office:value-type="string" calcext:value-type="string">
            <text:p>"-78.0452442"</text:p>
          </table:table-cell>
          <table:table-cell table:number-columns-repeated="2"/>
          <table:table-cell office:value-type="string" calcext:value-type="string">
            <text:p>{"Ubication":{"id":106,"created_at":"43768,6659722222","updated_at":"43768,6659722222","name":"CONCEPCION","code":"Z01040451","father_code":"Z010404","gmap_reference_latitude":"0.5502091","gmap_reference_longitude":"-78.0452442","acronym":""},"attach":[]}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IJON Y CAAMAĂO (CAB. EN RIO BLANCO)</text:p>
          </table:table-cell>
          <table:table-cell office:value-type="string" calcext:value-type="string">
            <text:p>Z01040452</text:p>
          </table:table-cell>
          <table:table-cell office:value-type="string" calcext:value-type="string">
            <text:p>Z010404</text:p>
          </table:table-cell>
          <table:table-cell office:value-type="string" calcext:value-type="string">
            <text:p>"0.8328049"</text:p>
          </table:table-cell>
          <table:table-cell office:value-type="string" calcext:value-type="string">
            <text:p>"-78.456232"</text:p>
          </table:table-cell>
          <table:table-cell table:number-columns-repeated="2"/>
          <table:table-cell office:value-type="string" calcext:value-type="string">
            <text:p>{"Ubication":{"id":107,"created_at":"43768,6659722222","updated_at":"43768,6659722222","name":"JIJON Y CAAMAĂO (CAB. EN RIO BLANCO)","code":"Z01040452","father_code":"Z010404","gmap_reference_latitude":"0.8328049","gmap_reference_longitude":"-78.456232","acronym":""},"attach":[]}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MONTALVO (SAN IGNACIO DE QUIL)</text:p>
          </table:table-cell>
          <table:table-cell office:value-type="string" calcext:value-type="string">
            <text:p>Z01040453</text:p>
          </table:table-cell>
          <table:table-cell office:value-type="string" calcext:value-type="string">
            <text:p>Z010404</text:p>
          </table:table-cell>
          <table:table-cell office:value-type="string" calcext:value-type="string">
            <text:p>"0.5570795"</text:p>
          </table:table-cell>
          <table:table-cell office:value-type="string" calcext:value-type="string">
            <text:p>"-78.1665266"</text:p>
          </table:table-cell>
          <table:table-cell table:number-columns-repeated="2"/>
          <table:table-cell office:value-type="string" calcext:value-type="string">
            <text:p>{"Ubication":{"id":108,"created_at":"43768,6659722222","updated_at":"43768,6659722222","name":"JUAN MONTALVO (SAN IGNACIO DE QUIL)","code":"Z01040453","father_code":"Z010404","gmap_reference_latitude":"0.5570795","gmap_reference_longitude":"-78.1665266","acronym":""},"attach":[]}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ĂFAR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"0.5651469"</text:p>
          </table:table-cell>
          <table:table-cell office:value-type="string" calcext:value-type="string">
            <text:p>"-77.7900467"</text:p>
          </table:table-cell>
          <table:table-cell office:value-type="string" calcext:value-type="string">
            <text:p>MTF</text:p>
          </table:table-cell>
          <table:table-cell/>
          <table:table-cell office:value-type="string" calcext:value-type="string">
            <text:p>{"Ubication":{"id":109,"created_at":"43768,6659722222","updated_at":"43768,6659722222","name":"MONTĂFAR","code":"Z010405","father_code":"Z0104","gmap_reference_latitude":"0.5651469","gmap_reference_longitude":"-77.7900467","acronym":"MTF"},"attach":[]}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GABRIEL</text:p>
          </table:table-cell>
          <table:table-cell office:value-type="string" calcext:value-type="string">
            <text:p>Z01040550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0.5960833"</text:p>
          </table:table-cell>
          <table:table-cell office:value-type="string" calcext:value-type="string">
            <text:p>"-77.8380704"</text:p>
          </table:table-cell>
          <table:table-cell table:number-columns-repeated="2"/>
          <table:table-cell office:value-type="string" calcext:value-type="string">
            <text:p>{"Ubication":{"id":110,"created_at":"43768,6659722222","updated_at":"43768,6659722222","name":"SAN GABRIEL","code":"Z01040550","father_code":"Z010405","gmap_reference_latitude":"0.5960833","gmap_reference_longitude":"-77.8380704","acronym":""},"attach":[]}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ĂLEZ SUĂREZ</text:p>
          </table:table-cell>
          <table:table-cell office:value-type="string" calcext:value-type="string">
            <text:p>Z01040101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0.5076373"</text:p>
          </table:table-cell>
          <table:table-cell office:value-type="string" calcext:value-type="string">
            <text:p>"-77.866338"</text:p>
          </table:table-cell>
          <table:table-cell table:number-columns-repeated="2"/>
          <table:table-cell office:value-type="string" calcext:value-type="string">
            <text:p>{"Ubication":{"id":111,"created_at":"43768,6659722222","updated_at":"43768,6659722222","name":"GONZĂLEZ SUĂREZ","code":"Z01040101","father_code":"Z010405","gmap_reference_latitude":"0.5076373","gmap_reference_longitude":"-77.866338","acronym":""},"attach":[]}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Ă</text:p>
          </table:table-cell>
          <table:table-cell office:value-type="string" calcext:value-type="string">
            <text:p>Z01040502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-3.9974558"</text:p>
          </table:table-cell>
          <table:table-cell office:value-type="string" calcext:value-type="string">
            <text:p>"-79.3541653"</text:p>
          </table:table-cell>
          <table:table-cell table:number-columns-repeated="2"/>
          <table:table-cell office:value-type="string" calcext:value-type="string">
            <text:p>{"Ubication":{"id":112,"created_at":"43768,6659722222","updated_at":"43768,6659722222","name":"SAN JOSĂ","code":"Z01040502","father_code":"Z010405","gmap_reference_latitude":"-3.9974558","gmap_reference_longitude":"-79.3541653","acronym":""},"attach":[]}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RISTOBAL COLON</text:p>
          </table:table-cell>
          <table:table-cell office:value-type="string" calcext:value-type="string">
            <text:p>Z01040551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0.607069"</text:p>
          </table:table-cell>
          <table:table-cell office:value-type="string" calcext:value-type="string">
            <text:p>"-77.816763"</text:p>
          </table:table-cell>
          <table:table-cell table:number-columns-repeated="2"/>
          <table:table-cell office:value-type="string" calcext:value-type="string">
            <text:p>{"Ubication":{"id":113,"created_at":"43768,6659722222","updated_at":"43768,6659722222","name":"CRISTOBAL COLON","code":"Z01040551","father_code":"Z010405","gmap_reference_latitude":"0.607069","gmap_reference_longitude":"-77.816763","acronym":""},"attach":[]}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TAN DE NAVARRETE</text:p>
          </table:table-cell>
          <table:table-cell office:value-type="string" calcext:value-type="string">
            <text:p>Z01040552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0.6482541"</text:p>
          </table:table-cell>
          <table:table-cell office:value-type="string" calcext:value-type="string">
            <text:p>"-77.8756785"</text:p>
          </table:table-cell>
          <table:table-cell table:number-columns-repeated="2"/>
          <table:table-cell office:value-type="string" calcext:value-type="string">
            <text:p>{"Ubication":{"id":114,"created_at":"43768,6659722222","updated_at":"43768,6659722222","name":"CHITAN DE NAVARRETE","code":"Z01040552","father_code":"Z010405","gmap_reference_latitude":"0.6482541","gmap_reference_longitude":"-77.8756785","acronym":""},"attach":[]}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ERNANDEZ SALVADOR</text:p>
          </table:table-cell>
          <table:table-cell office:value-type="string" calcext:value-type="string">
            <text:p>Z01040553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0.5699511"</text:p>
          </table:table-cell>
          <table:table-cell office:value-type="string" calcext:value-type="string">
            <text:p>"-77.7904279"</text:p>
          </table:table-cell>
          <table:table-cell table:number-columns-repeated="2"/>
          <table:table-cell office:value-type="string" calcext:value-type="string">
            <text:p>{"Ubication":{"id":115,"created_at":"43768,6659722222","updated_at":"43768,6659722222","name":"FERNANDEZ SALVADOR","code":"Z01040553","father_code":"Z010405","gmap_reference_latitude":"0.5699511","gmap_reference_longitude":"-77.7904279","acronym":""},"attach":[]}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Z01040554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-3.7018742"</text:p>
          </table:table-cell>
          <table:table-cell office:value-type="string" calcext:value-type="string">
            <text:p>"-78.899002"</text:p>
          </table:table-cell>
          <table:table-cell table:number-columns-repeated="2"/>
          <table:table-cell office:value-type="string" calcext:value-type="string">
            <text:p>{"Ubication":{"id":116,"created_at":"43768,6659722222","updated_at":"43768,6659722222","name":"LA PAZ","code":"Z01040554","father_code":"Z010405","gmap_reference_latitude":"-3.7018742","gmap_reference_longitude":"-78.899002","acronym":""},"attach":[]}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ARTAL</text:p>
          </table:table-cell>
          <table:table-cell office:value-type="string" calcext:value-type="string">
            <text:p>Z01040555</text:p>
          </table:table-cell>
          <table:table-cell office:value-type="string" calcext:value-type="string">
            <text:p>Z010405</text:p>
          </table:table-cell>
          <table:table-cell office:value-type="string" calcext:value-type="string">
            <text:p>"0.5502656"</text:p>
          </table:table-cell>
          <table:table-cell office:value-type="string" calcext:value-type="string">
            <text:p>"-77.7843924"</text:p>
          </table:table-cell>
          <table:table-cell table:number-columns-repeated="2"/>
          <table:table-cell office:value-type="string" calcext:value-type="string">
            <text:p>{"Ubication":{"id":117,"created_at":"43768,6659722222","updated_at":"43768,6659722222","name":"PIARTAL","code":"Z01040555","father_code":"Z010405","gmap_reference_latitude":"0.5502656","gmap_reference_longitude":"-77.7843924","acronym":""},"attach":[]}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HUACA</text:p>
          </table:table-cell>
          <table:table-cell office:value-type="string" calcext:value-type="string">
            <text:p>Z010406</text:p>
          </table:table-cell>
          <table:table-cell office:value-type="string" calcext:value-type="string">
            <text:p>Z0104</text:p>
          </table:table-cell>
          <table:table-cell office:value-type="string" calcext:value-type="string">
            <text:p>"0.6315294"</text:p>
          </table:table-cell>
          <table:table-cell office:value-type="string" calcext:value-type="string">
            <text:p>"-77.7356959"</text:p>
          </table:table-cell>
          <table:table-cell office:value-type="string" calcext:value-type="string">
            <text:p>HUA</text:p>
          </table:table-cell>
          <table:table-cell/>
          <table:table-cell office:value-type="string" calcext:value-type="string">
            <text:p>{"Ubication":{"id":118,"created_at":"43768,6659722222","updated_at":"43768,6659722222","name":"SAN PEDRO DE HUACA","code":"Z010406","father_code":"Z0104","gmap_reference_latitude":"0.6315294","gmap_reference_longitude":"-77.7356959","acronym":"HUA"},"attach":[]}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CA</text:p>
          </table:table-cell>
          <table:table-cell office:value-type="string" calcext:value-type="string">
            <text:p>Z01040650</text:p>
          </table:table-cell>
          <table:table-cell office:value-type="string" calcext:value-type="string">
            <text:p>Z010406</text:p>
          </table:table-cell>
          <table:table-cell office:value-type="string" calcext:value-type="string">
            <text:p>"0.6315294"</text:p>
          </table:table-cell>
          <table:table-cell office:value-type="string" calcext:value-type="string">
            <text:p>"-77.7356959"</text:p>
          </table:table-cell>
          <table:table-cell table:number-columns-repeated="2"/>
          <table:table-cell office:value-type="string" calcext:value-type="string">
            <text:p>{"Ubication":{"id":119,"created_at":"43768,6659722222","updated_at":"43768,6659722222","name":"HUACA","code":"Z01040650","father_code":"Z010406","gmap_reference_latitude":"0.6315294","gmap_reference_longitude":"-77.7356959","acronym":""},"attach":[]}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ISCAL SUCRE</text:p>
          </table:table-cell>
          <table:table-cell office:value-type="string" calcext:value-type="string">
            <text:p>Z01040651</text:p>
          </table:table-cell>
          <table:table-cell office:value-type="string" calcext:value-type="string">
            <text:p>Z010406</text:p>
          </table:table-cell>
          <table:table-cell office:value-type="string" calcext:value-type="string">
            <text:p>"-0.2107853"</text:p>
          </table:table-cell>
          <table:table-cell office:value-type="string" calcext:value-type="string">
            <text:p>"-78.535542"</text:p>
          </table:table-cell>
          <table:table-cell table:number-columns-repeated="2"/>
          <table:table-cell office:value-type="string" calcext:value-type="string">
            <text:p>{"Ubication":{"id":120,"created_at":"43768,6659722222","updated_at":"43768,6659722222","name":"MARISCAL SUCRE","code":"Z01040651","father_code":"Z010406","gmap_reference_latitude":"-0.2107853","gmap_reference_longitude":"-78.535542","acronym":""},"attach":[]}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MBABURA 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Z01</text:p>
          </table:table-cell>
          <table:table-cell office:value-type="string" calcext:value-type="string">
            <text:p>"0.4993957"</text:p>
          </table:table-cell>
          <table:table-cell office:value-type="string" calcext:value-type="string">
            <text:p>"-79.1031574"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{"Ubication":{"id":121,"created_at":"43768,6659722222","updated_at":"43768,6659722222","name":"IMBABURA ","code":"Z0101","father_code":"Z01","gmap_reference_latitude":"0.4993957","gmap_reference_longitude":"-79.1031574","acronym":"I"},"attach":[]}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BARRA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"0.35162"</text:p>
          </table:table-cell>
          <table:table-cell office:value-type="string" calcext:value-type="string">
            <text:p>"-78.1579217"</text:p>
          </table:table-cell>
          <table:table-cell office:value-type="string" calcext:value-type="string">
            <text:p>IBA</text:p>
          </table:table-cell>
          <table:table-cell/>
          <table:table-cell office:value-type="string" calcext:value-type="string">
            <text:p>{"Ubication":{"id":122,"created_at":"43768,6659722222","updated_at":"43768,6659722222","name":"IBARRA","code":"Z011001","father_code":"Z0101","gmap_reference_latitude":"0.35162","gmap_reference_longitude":"-78.1579217","acronym":"IBA"},"attach":[]}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 DE IBARRA</text:p>
          </table:table-cell>
          <table:table-cell office:value-type="string" calcext:value-type="string">
            <text:p>Z01100150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35162"</text:p>
          </table:table-cell>
          <table:table-cell office:value-type="string" calcext:value-type="string">
            <text:p>"-78.1579217"</text:p>
          </table:table-cell>
          <table:table-cell table:number-columns-repeated="2"/>
          <table:table-cell office:value-type="string" calcext:value-type="string">
            <text:p>{"Ubication":{"id":123,"created_at":"43768,6659722222","updated_at":"43768,6659722222","name":"SAN MIGUEL DE IBARRA","code":"Z01100150","father_code":"Z011001","gmap_reference_latitude":"0.35162","gmap_reference_longitude":"-78.1579217","acronym":""},"attach":[]}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ANQUI</text:p>
          </table:table-cell>
          <table:table-cell office:value-type="string" calcext:value-type="string">
            <text:p>Z01100101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327453"</text:p>
          </table:table-cell>
          <table:table-cell office:value-type="string" calcext:value-type="string">
            <text:p>"-78.1314916"</text:p>
          </table:table-cell>
          <table:table-cell table:number-columns-repeated="2"/>
          <table:table-cell office:value-type="string" calcext:value-type="string">
            <text:p>{"Ubication":{"id":124,"created_at":"43768,6659722222","updated_at":"43768,6659722222","name":"CARANQUI","code":"Z01100101","father_code":"Z011001","gmap_reference_latitude":"0.327453","gmap_reference_longitude":"-78.1314916","acronym":""},"attach":[]}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AQUIL DE ALPACHACA</text:p>
          </table:table-cell>
          <table:table-cell office:value-type="string" calcext:value-type="string">
            <text:p>Z01100102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364499"</text:p>
          </table:table-cell>
          <table:table-cell office:value-type="string" calcext:value-type="string">
            <text:p>"-78.1414981"</text:p>
          </table:table-cell>
          <table:table-cell table:number-columns-repeated="2"/>
          <table:table-cell office:value-type="string" calcext:value-type="string">
            <text:p>{"Ubication":{"id":125,"created_at":"43768,6659722222","updated_at":"43768,6659722222","name":"GUAYAQUIL DE ALPACHACA","code":"Z01100102","father_code":"Z011001","gmap_reference_latitude":"0.364499","gmap_reference_longitude":"-78.1414981","acronym":""},"attach":[]}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GRARIO</text:p>
          </table:table-cell>
          <table:table-cell office:value-type="string" calcext:value-type="string">
            <text:p>Z01100103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3624867"</text:p>
          </table:table-cell>
          <table:table-cell office:value-type="string" calcext:value-type="string">
            <text:p>"-78.1639242"</text:p>
          </table:table-cell>
          <table:table-cell table:number-columns-repeated="2"/>
          <table:table-cell office:value-type="string" calcext:value-type="string">
            <text:p>{"Ubication":{"id":126,"created_at":"43768,6659722222","updated_at":"43768,6659722222","name":"SAGRARIO","code":"Z01100103","father_code":"Z011001","gmap_reference_latitude":"0.3624867","gmap_reference_longitude":"-78.1639242","acronym":""},"attach":[]}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Z01100104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-1.2313897"</text:p>
          </table:table-cell>
          <table:table-cell office:value-type="string" calcext:value-type="string">
            <text:p>"-78.599172"</text:p>
          </table:table-cell>
          <table:table-cell table:number-columns-repeated="2"/>
          <table:table-cell office:value-type="string" calcext:value-type="string">
            <text:p>{"Ubication":{"id":127,"created_at":"43768,6659722222","updated_at":"43768,6659722222","name":"SAN FRANCISCO","code":"Z01100104","father_code":"Z011001","gmap_reference_latitude":"-1.2313897","gmap_reference_longitude":"-78.599172","acronym":""},"attach":[]}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DOLOROSA DEL PRIORATO</text:p>
          </table:table-cell>
          <table:table-cell office:value-type="string" calcext:value-type="string">
            <text:p>Z01100105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4201497"</text:p>
          </table:table-cell>
          <table:table-cell office:value-type="string" calcext:value-type="string">
            <text:p>"-78.1506555"</text:p>
          </table:table-cell>
          <table:table-cell table:number-columns-repeated="2"/>
          <table:table-cell office:value-type="string" calcext:value-type="string">
            <text:p>{"Ubication":{"id":128,"created_at":"43768,6659722222","updated_at":"43768,6659722222","name":"LA DOLOROSA DEL PRIORATO","code":"Z01100105","father_code":"Z011001","gmap_reference_latitude":"0.4201497","gmap_reference_longitude":"-78.1506555","acronym":""},"attach":[]}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BUQUI</text:p>
          </table:table-cell>
          <table:table-cell office:value-type="string" calcext:value-type="string">
            <text:p>Z01100151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4490615"</text:p>
          </table:table-cell>
          <table:table-cell office:value-type="string" calcext:value-type="string">
            <text:p>"-78.0152679"</text:p>
          </table:table-cell>
          <table:table-cell table:number-columns-repeated="2"/>
          <table:table-cell office:value-type="string" calcext:value-type="string">
            <text:p>{"Ubication":{"id":129,"created_at":"43768,6659722222","updated_at":"43768,6659722222","name":"AMBUQUI","code":"Z01100151","father_code":"Z011001","gmap_reference_latitude":"0.4490615","gmap_reference_longitude":"-78.0152679","acronym":""},"attach":[]}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GOCHAGUA</text:p>
          </table:table-cell>
          <table:table-cell office:value-type="string" calcext:value-type="string">
            <text:p>Z01100152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24553"</text:p>
          </table:table-cell>
          <table:table-cell office:value-type="string" calcext:value-type="string">
            <text:p>"-78.1014867"</text:p>
          </table:table-cell>
          <table:table-cell table:number-columns-repeated="2"/>
          <table:table-cell office:value-type="string" calcext:value-type="string">
            <text:p>{"Ubication":{"id":130,"created_at":"43768,6659722222","updated_at":"43768,6659722222","name":"ANGOCHAGUA","code":"Z01100152","father_code":"Z011001","gmap_reference_latitude":"0.24553","gmap_reference_longitude":"-78.1014867","acronym":""},"attach":[]}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Z01100153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3317155"</text:p>
          </table:table-cell>
          <table:table-cell office:value-type="string" calcext:value-type="string">
            <text:p>"-78.1122038"</text:p>
          </table:table-cell>
          <table:table-cell table:number-columns-repeated="2"/>
          <table:table-cell office:value-type="string" calcext:value-type="string">
            <text:p>{"Ubication":{"id":131,"created_at":"43768,6659722222","updated_at":"43768,6659722222","name":"CAROLINA","code":"Z01100153","father_code":"Z011001","gmap_reference_latitude":"0.3317155","gmap_reference_longitude":"-78.1122038","acronym":""},"attach":[]}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Z01100154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32,"created_at":"43768,6659722222","updated_at":"43768,6659722222","name":"LA ESPERANZA","code":"Z01100154","father_code":"Z0110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TA</text:p>
          </table:table-cell>
          <table:table-cell office:value-type="string" calcext:value-type="string">
            <text:p>Z01100155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0.7827596"</text:p>
          </table:table-cell>
          <table:table-cell office:value-type="string" calcext:value-type="string">
            <text:p>"-78.5192637"</text:p>
          </table:table-cell>
          <table:table-cell table:number-columns-repeated="2"/>
          <table:table-cell office:value-type="string" calcext:value-type="string">
            <text:p>{"Ubication":{"id":133,"created_at":"43768,6659722222","updated_at":"43768,6659722222","name":"LITA","code":"Z01100155","father_code":"Z011001","gmap_reference_latitude":"0.7827596","gmap_reference_longitude":"-78.5192637","acronym":""},"attach":[]}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Z01100156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-2.2278272"</text:p>
          </table:table-cell>
          <table:table-cell office:value-type="string" calcext:value-type="string">
            <text:p>"-81.0009966"</text:p>
          </table:table-cell>
          <table:table-cell table:number-columns-repeated="2"/>
          <table:table-cell office:value-type="string" calcext:value-type="string">
            <text:p>{"Ubication":{"id":134,"created_at":"43768,6659722222","updated_at":"43768,6659722222","name":"SALINAS","code":"Z01100156","father_code":"Z011001","gmap_reference_latitude":"-2.2278272","gmap_reference_longitude":"-81.0009966","acronym":""},"attach":[]}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Z01100157</text:p>
          </table:table-cell>
          <table:table-cell office:value-type="string" calcext:value-type="string">
            <text:p>Z011001</text:p>
          </table:table-cell>
          <table:table-cell office:value-type="string" calcext:value-type="string">
            <text:p>"-0.0005579"</text:p>
          </table:table-cell>
          <table:table-cell office:value-type="string" calcext:value-type="string">
            <text:p>"-78.4668877"</text:p>
          </table:table-cell>
          <table:table-cell table:number-columns-repeated="2"/>
          <table:table-cell office:value-type="string" calcext:value-type="string">
            <text:p>{"Ubication":{"id":135,"created_at":"43768,6659722222","updated_at":"43768,6659722222","name":"SAN ANTONIO","code":"Z01100157","father_code":"Z011001","gmap_reference_latitude":"-0.0005579","gmap_reference_longitude":"-78.4668877","acronym":""},"attach":[]}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TONIO ANTE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"0.3280496"</text:p>
          </table:table-cell>
          <table:table-cell office:value-type="string" calcext:value-type="string">
            <text:p>"-78.2597781"</text:p>
          </table:table-cell>
          <table:table-cell office:value-type="string" calcext:value-type="string">
            <text:p>ANT</text:p>
          </table:table-cell>
          <table:table-cell/>
          <table:table-cell office:value-type="string" calcext:value-type="string">
            <text:p>{"Ubication":{"id":136,"created_at":"43768,6659722222","updated_at":"43768,6659722222","name":"ANTONIO ANTE","code":"Z0101002","father_code":"Z0101","gmap_reference_latitude":"0.3280496","gmap_reference_longitude":"-78.2597781","acronym":"ANT"},"attach":[]}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UNTAQUI (RURAL)</text:p>
          </table:table-cell>
          <table:table-cell office:value-type="string" calcext:value-type="string">
            <text:p>Z010100250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3303604"</text:p>
          </table:table-cell>
          <table:table-cell office:value-type="string" calcext:value-type="string">
            <text:p>"-78.2272054"</text:p>
          </table:table-cell>
          <table:table-cell table:number-columns-repeated="2"/>
          <table:table-cell office:value-type="string" calcext:value-type="string">
            <text:p>{"Ubication":{"id":137,"created_at":"43768,6659722222","updated_at":"43768,6659722222","name":"ATUNTAQUI (RURAL)","code":"Z010100250","father_code":"Z0101002","gmap_reference_latitude":"0.3303604","gmap_reference_longitude":"-78.2272054","acronym":""},"attach":[]}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UNTAQUI</text:p>
          </table:table-cell>
          <table:table-cell office:value-type="string" calcext:value-type="string">
            <text:p>Z010100202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3303604"</text:p>
          </table:table-cell>
          <table:table-cell office:value-type="string" calcext:value-type="string">
            <text:p>"-78.2272054"</text:p>
          </table:table-cell>
          <table:table-cell table:number-columns-repeated="2"/>
          <table:table-cell office:value-type="string" calcext:value-type="string">
            <text:p>{"Ubication":{"id":138,"created_at":"43768,6659722222","updated_at":"43768,6659722222","name":"ATUNTAQUI","code":"Z010100202","father_code":"Z0101002","gmap_reference_latitude":"0.3303604","gmap_reference_longitude":"-78.2272054","acronym":""},"attach":[]}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DRADE MARĂN <text:s/>(LOURDES) </text:p>
          </table:table-cell>
          <table:table-cell office:value-type="string" calcext:value-type="string">
            <text:p>Z010100201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2966004"</text:p>
          </table:table-cell>
          <table:table-cell office:value-type="string" calcext:value-type="string">
            <text:p>"-78.2368486"</text:p>
          </table:table-cell>
          <table:table-cell table:number-columns-repeated="2"/>
          <table:table-cell office:value-type="string" calcext:value-type="string">
            <text:p>{"Ubication":{"id":139,"created_at":"43768,6659722222","updated_at":"43768,6659722222","name":"ANDRADE MARĂN <text:s/>(LOURDES) ","code":"Z010100201","father_code":"Z0101002","gmap_reference_latitude":"0.2966004","gmap_reference_longitude":"-78.2368486","acronym":""},"attach":[]}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MBAYA (SAN LUIS DE COBUENDO)</text:p>
          </table:table-cell>
          <table:table-cell office:value-type="string" calcext:value-type="string">
            <text:p>Z010100251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379401"</text:p>
          </table:table-cell>
          <table:table-cell office:value-type="string" calcext:value-type="string">
            <text:p>"-78.1726"</text:p>
          </table:table-cell>
          <table:table-cell table:number-columns-repeated="2"/>
          <table:table-cell office:value-type="string" calcext:value-type="string">
            <text:p>{"Ubication":{"id":140,"created_at":"43768,6659722222","updated_at":"43768,6659722222","name":"IMBAYA (SAN LUIS DE COBUENDO)","code":"Z010100251","father_code":"Z0101002","gmap_reference_latitude":"0.379401","gmap_reference_longitude":"-78.1726","acronym":""},"attach":[]}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NATABUELA</text:p>
          </table:table-cell>
          <table:table-cell office:value-type="string" calcext:value-type="string">
            <text:p>Z010100252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3394701"</text:p>
          </table:table-cell>
          <table:table-cell office:value-type="string" calcext:value-type="string">
            <text:p>"-78.1954652"</text:p>
          </table:table-cell>
          <table:table-cell table:number-columns-repeated="2"/>
          <table:table-cell office:value-type="string" calcext:value-type="string">
            <text:p>{"Ubication":{"id":141,"created_at":"43768,6659722222","updated_at":"43768,6659722222","name":"SAN FRANCISCO DE NATABUELA","code":"Z010100252","father_code":"Z0101002","gmap_reference_latitude":"0.3394701","gmap_reference_longitude":"-78.1954652","acronym":""},"attach":[]}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CHALTURA</text:p>
          </table:table-cell>
          <table:table-cell office:value-type="string" calcext:value-type="string">
            <text:p>Z010100253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3543819"</text:p>
          </table:table-cell>
          <table:table-cell office:value-type="string" calcext:value-type="string">
            <text:p>"-78.2026792"</text:p>
          </table:table-cell>
          <table:table-cell table:number-columns-repeated="2"/>
          <table:table-cell office:value-type="string" calcext:value-type="string">
            <text:p>{"Ubication":{"id":142,"created_at":"43768,6659722222","updated_at":"43768,6659722222","name":"SAN JOSE DE CHALTURA","code":"Z010100253","father_code":"Z0101002","gmap_reference_latitude":"0.3543819","gmap_reference_longitude":"-78.2026792","acronym":""},"attach":[]}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OQUE</text:p>
          </table:table-cell>
          <table:table-cell office:value-type="string" calcext:value-type="string">
            <text:p>Z010100254</text:p>
          </table:table-cell>
          <table:table-cell office:value-type="string" calcext:value-type="string">
            <text:p>Z0101002</text:p>
          </table:table-cell>
          <table:table-cell office:value-type="string" calcext:value-type="string">
            <text:p>"0.2934529"</text:p>
          </table:table-cell>
          <table:table-cell office:value-type="string" calcext:value-type="string">
            <text:p>"-78.2483172"</text:p>
          </table:table-cell>
          <table:table-cell table:number-columns-repeated="2"/>
          <table:table-cell office:value-type="string" calcext:value-type="string">
            <text:p>{"Ubication":{"id":143,"created_at":"43768,6659722222","updated_at":"43768,6659722222","name":"SAN ROQUE","code":"Z010100254","father_code":"Z0101002","gmap_reference_latitude":"0.2934529","gmap_reference_longitude":"-78.2483172","acronym":""},"attach":[]}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"0.3020368"</text:p>
          </table:table-cell>
          <table:table-cell office:value-type="string" calcext:value-type="string">
            <text:p>"-78.2879307"</text:p>
          </table:table-cell>
          <table:table-cell office:value-type="string" calcext:value-type="string">
            <text:p>CTH</text:p>
          </table:table-cell>
          <table:table-cell/>
          <table:table-cell office:value-type="string" calcext:value-type="string">
            <text:p>{"Ubication":{"id":144,"created_at":"43768,6659722222","updated_at":"43768,6659722222","name":"COTACACHI","code":"Z011003","father_code":"Z0101","gmap_reference_latitude":"0.3020368","gmap_reference_longitude":"-78.2879307","acronym":"CTH"},"attach":[]}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ACACHI</text:p>
          </table:table-cell>
          <table:table-cell office:value-type="string" calcext:value-type="string">
            <text:p>Z01100350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3020368"</text:p>
          </table:table-cell>
          <table:table-cell office:value-type="string" calcext:value-type="string">
            <text:p>"-78.2879307"</text:p>
          </table:table-cell>
          <table:table-cell table:number-columns-repeated="2"/>
          <table:table-cell office:value-type="string" calcext:value-type="string">
            <text:p>{"Ubication":{"id":145,"created_at":"43768,6659722222","updated_at":"43768,6659722222","name":"COTACACHI","code":"Z01100350","father_code":"Z011003","gmap_reference_latitude":"0.3020368","gmap_reference_longitude":"-78.2879307","acronym":""},"attach":[]}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GRARIO</text:p>
          </table:table-cell>
          <table:table-cell office:value-type="string" calcext:value-type="string">
            <text:p>Z01100103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3624867"</text:p>
          </table:table-cell>
          <table:table-cell office:value-type="string" calcext:value-type="string">
            <text:p>"-78.1639242"</text:p>
          </table:table-cell>
          <table:table-cell table:number-columns-repeated="2"/>
          <table:table-cell office:value-type="string" calcext:value-type="string">
            <text:p>{"Ubication":{"id":146,"created_at":"43768,6659722222","updated_at":"43768,6659722222","name":"SAGRARIO","code":"Z01100103","father_code":"Z011003","gmap_reference_latitude":"0.3624867","gmap_reference_longitude":"-78.1639242","acronym":""},"attach":[]}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Z01100302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-1.2313897"</text:p>
          </table:table-cell>
          <table:table-cell office:value-type="string" calcext:value-type="string">
            <text:p>"-78.599172"</text:p>
          </table:table-cell>
          <table:table-cell table:number-columns-repeated="2"/>
          <table:table-cell office:value-type="string" calcext:value-type="string">
            <text:p>{"Ubication":{"id":147,"created_at":"43768,6659722222","updated_at":"43768,6659722222","name":"SAN FRANCISCO","code":"Z01100302","father_code":"Z011003","gmap_reference_latitude":"-1.2313897","gmap_reference_longitude":"-78.599172","acronym":""},"attach":[]}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PUELA</text:p>
          </table:table-cell>
          <table:table-cell office:value-type="string" calcext:value-type="string">
            <text:p>Z01100351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3569246"</text:p>
          </table:table-cell>
          <table:table-cell office:value-type="string" calcext:value-type="string">
            <text:p>"-78.5164118"</text:p>
          </table:table-cell>
          <table:table-cell table:number-columns-repeated="2"/>
          <table:table-cell office:value-type="string" calcext:value-type="string">
            <text:p>{"Ubication":{"id":148,"created_at":"43768,6659722222","updated_at":"43768,6659722222","name":"APUELA","code":"Z01100351","father_code":"Z011003","gmap_reference_latitude":"0.3569246","gmap_reference_longitude":"-78.5164118","acronym":""},"attach":[]}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RCIA MORENO (LLURIMAGUA)</text:p>
          </table:table-cell>
          <table:table-cell office:value-type="string" calcext:value-type="string">
            <text:p>Z01100352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49,"created_at":"43768,6659722222","updated_at":"43768,6659722222","name":"GARCIA MORENO (LLURIMAGUA)","code":"Z01100352","father_code":"Z011003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MANTAG</text:p>
          </table:table-cell>
          <table:table-cell office:value-type="string" calcext:value-type="string">
            <text:p>Z01100353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2993305"</text:p>
          </table:table-cell>
          <table:table-cell office:value-type="string" calcext:value-type="string">
            <text:p>"-78.2691538"</text:p>
          </table:table-cell>
          <table:table-cell table:number-columns-repeated="2"/>
          <table:table-cell office:value-type="string" calcext:value-type="string">
            <text:p>{"Ubication":{"id":150,"created_at":"43768,6659722222","updated_at":"43768,6659722222","name":"IMANTAG","code":"Z01100353","father_code":"Z011003","gmap_reference_latitude":"0.2993305","gmap_reference_longitude":"-78.2691538","acronym":""},"attach":[]}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ĂAHERRERA</text:p>
          </table:table-cell>
          <table:table-cell office:value-type="string" calcext:value-type="string">
            <text:p>Z01100354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3468837"</text:p>
          </table:table-cell>
          <table:table-cell office:value-type="string" calcext:value-type="string">
            <text:p>"-78.6565564"</text:p>
          </table:table-cell>
          <table:table-cell table:number-columns-repeated="2"/>
          <table:table-cell office:value-type="string" calcext:value-type="string">
            <text:p>{"Ubication":{"id":151,"created_at":"43768,6659722222","updated_at":"43768,6659722222","name":"PEĂAHERRERA","code":"Z01100354","father_code":"Z011003","gmap_reference_latitude":"0.3468837","gmap_reference_longitude":"-78.6565564","acronym":""},"attach":[]}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LAZA GUTIERREZ (CALVARIO)</text:p>
          </table:table-cell>
          <table:table-cell office:value-type="string" calcext:value-type="string">
            <text:p>Z01100355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3437283"</text:p>
          </table:table-cell>
          <table:table-cell office:value-type="string" calcext:value-type="string">
            <text:p>"-78.4940043"</text:p>
          </table:table-cell>
          <table:table-cell table:number-columns-repeated="2"/>
          <table:table-cell office:value-type="string" calcext:value-type="string">
            <text:p>{"Ubication":{"id":152,"created_at":"43768,6659722222","updated_at":"43768,6659722222","name":"PLAZA GUTIERREZ (CALVARIO)","code":"Z01100355","father_code":"Z011003","gmap_reference_latitude":"0.3437283","gmap_reference_longitude":"-78.4940043","acronym":""},"attach":[]}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Z01100356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-0.881327"</text:p>
          </table:table-cell>
          <table:table-cell office:value-type="string" calcext:value-type="string">
            <text:p>"-80.1121277"</text:p>
          </table:table-cell>
          <table:table-cell table:number-columns-repeated="2"/>
          <table:table-cell office:value-type="string" calcext:value-type="string">
            <text:p>{"Ubication":{"id":153,"created_at":"43768,6659722222","updated_at":"43768,6659722222","name":"QUIROGA","code":"Z01100356","father_code":"Z011003","gmap_reference_latitude":"-0.881327","gmap_reference_longitude":"-80.1121277","acronym":""},"attach":[]}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IS DE JULIO DE CUELLAJE (CAB. EN CUELLAJE)</text:p>
          </table:table-cell>
          <table:table-cell office:value-type="string" calcext:value-type="string">
            <text:p>Z01100357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4638912"</text:p>
          </table:table-cell>
          <table:table-cell office:value-type="string" calcext:value-type="string">
            <text:p>"-78.607227"</text:p>
          </table:table-cell>
          <table:table-cell table:number-columns-repeated="2"/>
          <table:table-cell office:value-type="string" calcext:value-type="string">
            <text:p>{"Ubication":{"id":154,"created_at":"43768,6659722222","updated_at":"43768,6659722222","name":"SEIS DE JULIO DE CUELLAJE (CAB. EN CUELLAJE)","code":"Z01100357","father_code":"Z011003","gmap_reference_latitude":"0.4638912","gmap_reference_longitude":"-78.607227","acronym":""},"attach":[]}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CAS GALINDO (EL CHURO) (CAB. EN SAN MIGUEL ALTO)</text:p>
          </table:table-cell>
          <table:table-cell office:value-type="string" calcext:value-type="string">
            <text:p>Z01100358</text:p>
          </table:table-cell>
          <table:table-cell office:value-type="string" calcext:value-type="string">
            <text:p>Z011003</text:p>
          </table:table-cell>
          <table:table-cell office:value-type="string" calcext:value-type="string">
            <text:p>"0.3050292"</text:p>
          </table:table-cell>
          <table:table-cell office:value-type="string" calcext:value-type="string">
            <text:p>"-78.6120751"</text:p>
          </table:table-cell>
          <table:table-cell table:number-columns-repeated="2"/>
          <table:table-cell office:value-type="string" calcext:value-type="string">
            <text:p>{"Ubication":{"id":155,"created_at":"43768,6659722222","updated_at":"43768,6659722222","name":"VACAS GALINDO (EL CHURO) (CAB. EN SAN MIGUEL ALTO)","code":"Z01100358","father_code":"Z011003","gmap_reference_latitude":"0.3050292","gmap_reference_longitude":"-78.6120751","acronym":""},"attach":[]}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"0.23333"</text:p>
          </table:table-cell>
          <table:table-cell office:value-type="string" calcext:value-type="string">
            <text:p>"-78.2776739"</text:p>
          </table:table-cell>
          <table:table-cell office:value-type="string" calcext:value-type="string">
            <text:p>OTV</text:p>
          </table:table-cell>
          <table:table-cell/>
          <table:table-cell office:value-type="string" calcext:value-type="string">
            <text:p>{"Ubication":{"id":156,"created_at":"43768,6659722222","updated_at":"43768,6659722222","name":"OTAVALO","code":"Z011004","father_code":"Z0101","gmap_reference_latitude":"0.23333","gmap_reference_longitude":"-78.2776739","acronym":"OTV"},"attach":[]}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TAVALO</text:p>
          </table:table-cell>
          <table:table-cell office:value-type="string" calcext:value-type="string">
            <text:p>Z01100450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23333"</text:p>
          </table:table-cell>
          <table:table-cell office:value-type="string" calcext:value-type="string">
            <text:p>"-78.2776739"</text:p>
          </table:table-cell>
          <table:table-cell table:number-columns-repeated="2"/>
          <table:table-cell office:value-type="string" calcext:value-type="string">
            <text:p>{"Ubication":{"id":157,"created_at":"43768,6659722222","updated_at":"43768,6659722222","name":"OTAVALO","code":"Z01100450","father_code":"Z011004","gmap_reference_latitude":"0.23333","gmap_reference_longitude":"-78.2776739","acronym":""},"attach":[]}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ORDĂN</text:p>
          </table:table-cell>
          <table:table-cell office:value-type="string" calcext:value-type="string">
            <text:p>Z01100401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2256394"</text:p>
          </table:table-cell>
          <table:table-cell office:value-type="string" calcext:value-type="string">
            <text:p>"-78.2640068"</text:p>
          </table:table-cell>
          <table:table-cell table:number-columns-repeated="2"/>
          <table:table-cell office:value-type="string" calcext:value-type="string">
            <text:p>{"Ubication":{"id":158,"created_at":"43768,6659722222","updated_at":"43768,6659722222","name":"JORDĂN","code":"Z01100401","father_code":"Z011004","gmap_reference_latitude":"0.2256394","gmap_reference_longitude":"-78.2640068","acronym":""},"attach":[]}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Z01100402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-1.7090089"</text:p>
          </table:table-cell>
          <table:table-cell office:value-type="string" calcext:value-type="string">
            <text:p>"-78.6632086"</text:p>
          </table:table-cell>
          <table:table-cell table:number-columns-repeated="2"/>
          <table:table-cell office:value-type="string" calcext:value-type="string">
            <text:p>{"Ubication":{"id":159,"created_at":"43768,6659722222","updated_at":"43768,6659722222","name":"SAN LUIS","code":"Z01100402","father_code":"Z011004","gmap_reference_latitude":"-1.7090089","gmap_reference_longitude":"-78.6632086","acronym":""},"attach":[]}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OCTOR MIGUEL EGAS CABEZAS (PEGUCHE)</text:p>
          </table:table-cell>
          <table:table-cell office:value-type="string" calcext:value-type="string">
            <text:p>Z01100451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2467831"</text:p>
          </table:table-cell>
          <table:table-cell office:value-type="string" calcext:value-type="string">
            <text:p>"-78.2507968"</text:p>
          </table:table-cell>
          <table:table-cell table:number-columns-repeated="2"/>
          <table:table-cell office:value-type="string" calcext:value-type="string">
            <text:p>{"Ubication":{"id":160,"created_at":"43768,6659722222","updated_at":"43768,6659722222","name":"DOCTOR MIGUEL EGAS CABEZAS (PEGUCHE)","code":"Z01100451","father_code":"Z011004","gmap_reference_latitude":"0.2467831","gmap_reference_longitude":"-78.2507968","acronym":""},"attach":[]}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UGENIO ESPEJO (CALPAQUI)</text:p>
          </table:table-cell>
          <table:table-cell office:value-type="string" calcext:value-type="string">
            <text:p>Z01100452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1857522"</text:p>
          </table:table-cell>
          <table:table-cell office:value-type="string" calcext:value-type="string">
            <text:p>"-78.319071"</text:p>
          </table:table-cell>
          <table:table-cell table:number-columns-repeated="2"/>
          <table:table-cell office:value-type="string" calcext:value-type="string">
            <text:p>{"Ubication":{"id":161,"created_at":"43768,6659722222","updated_at":"43768,6659722222","name":"EUGENIO ESPEJO (CALPAQUI)","code":"Z01100452","father_code":"Z011004","gmap_reference_latitude":"0.1857522","gmap_reference_longitude":"-78.319071","acronym":""},"attach":[]}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ALEZ SUAREZ</text:p>
          </table:table-cell>
          <table:table-cell office:value-type="string" calcext:value-type="string">
            <text:p>Z01100453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1797291"</text:p>
          </table:table-cell>
          <table:table-cell office:value-type="string" calcext:value-type="string">
            <text:p>"-78.213215"</text:p>
          </table:table-cell>
          <table:table-cell table:number-columns-repeated="2"/>
          <table:table-cell office:value-type="string" calcext:value-type="string">
            <text:p>{"Ubication":{"id":162,"created_at":"43768,6659722222","updated_at":"43768,6659722222","name":"GONZALEZ SUAREZ","code":"Z01100453","father_code":"Z011004","gmap_reference_latitude":"0.1797291","gmap_reference_longitude":"-78.213215","acronym":""},"attach":[]}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TAQUI</text:p>
          </table:table-cell>
          <table:table-cell office:value-type="string" calcext:value-type="string">
            <text:p>Z01100454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1868282"</text:p>
          </table:table-cell>
          <table:table-cell office:value-type="string" calcext:value-type="string">
            <text:p>"-78.3926509"</text:p>
          </table:table-cell>
          <table:table-cell table:number-columns-repeated="2"/>
          <table:table-cell office:value-type="string" calcext:value-type="string">
            <text:p>{"Ubication":{"id":163,"created_at":"43768,6659722222","updated_at":"43768,6659722222","name":"PATAQUI","code":"Z01100454","father_code":"Z011004","gmap_reference_latitude":"0.1868282","gmap_reference_longitude":"-78.3926509","acronym":""},"attach":[]}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QUICHINCHE</text:p>
          </table:table-cell>
          <table:table-cell office:value-type="string" calcext:value-type="string">
            <text:p>Z01100455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2367888"</text:p>
          </table:table-cell>
          <table:table-cell office:value-type="string" calcext:value-type="string">
            <text:p>"-78.2910026"</text:p>
          </table:table-cell>
          <table:table-cell table:number-columns-repeated="2"/>
          <table:table-cell office:value-type="string" calcext:value-type="string">
            <text:p>{"Ubication":{"id":164,"created_at":"43768,6659722222","updated_at":"43768,6659722222","name":"SAN JOSE DE QUICHINCHE","code":"Z01100455","father_code":"Z011004","gmap_reference_latitude":"0.2367888","gmap_reference_longitude":"-78.2910026","acronym":""},"attach":[]}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 DE ILUMAN</text:p>
          </table:table-cell>
          <table:table-cell office:value-type="string" calcext:value-type="string">
            <text:p>Z01100456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0.2813349"</text:p>
          </table:table-cell>
          <table:table-cell office:value-type="string" calcext:value-type="string">
            <text:p>"-78.2530367"</text:p>
          </table:table-cell>
          <table:table-cell table:number-columns-repeated="2"/>
          <table:table-cell office:value-type="string" calcext:value-type="string">
            <text:p>{"Ubication":{"id":165,"created_at":"43768,6659722222","updated_at":"43768,6659722222","name":"SAN JUAN DE ILUMAN","code":"Z01100456","father_code":"Z011004","gmap_reference_latitude":"0.2813349","gmap_reference_longitude":"-78.2530367","acronym":""},"attach":[]}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Z01100457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-1.0526112"</text:p>
          </table:table-cell>
          <table:table-cell office:value-type="string" calcext:value-type="string">
            <text:p>"-80.4589212"</text:p>
          </table:table-cell>
          <table:table-cell table:number-columns-repeated="2"/>
          <table:table-cell office:value-type="string" calcext:value-type="string">
            <text:p>{"Ubication":{"id":166,"created_at":"43768,6659722222","updated_at":"43768,6659722222","name":"SAN PABLO","code":"Z01100457","father_code":"Z011004","gmap_reference_latitude":"-1.0526112","gmap_reference_longitude":"-80.4589212","acronym":""},"attach":[]}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Z01100458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-0.3333927"</text:p>
          </table:table-cell>
          <table:table-cell office:value-type="string" calcext:value-type="string">
            <text:p>"-78.4727037"</text:p>
          </table:table-cell>
          <table:table-cell table:number-columns-repeated="2"/>
          <table:table-cell office:value-type="string" calcext:value-type="string">
            <text:p>{"Ubication":{"id":167,"created_at":"43768,6659722222","updated_at":"43768,6659722222","name":"SAN RAFAEL","code":"Z01100458","father_code":"Z011004","gmap_reference_latitude":"-0.3333927","gmap_reference_longitude":"-78.4727037","acronym":""},"attach":[]}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LVA ALEGRE (CAB. EN SAN MIGUEL DE PAMPLONA)</text:p>
          </table:table-cell>
          <table:table-cell office:value-type="string" calcext:value-type="string">
            <text:p>Z01100459</text:p>
          </table:table-cell>
          <table:table-cell office:value-type="string" calcext:value-type="string">
            <text:p>Z011004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68,"created_at":"43768,6659722222","updated_at":"43768,6659722222","name":"SELVA ALEGRE (CAB. EN SAN MIGUEL DE PAMPLONA)","code":"Z01100459","father_code":"Z011004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Z011005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"0.3901135"</text:p>
          </table:table-cell>
          <table:table-cell office:value-type="string" calcext:value-type="string">
            <text:p>"-77.9479705"</text:p>
          </table:table-cell>
          <table:table-cell office:value-type="string" calcext:value-type="string">
            <text:p>PMP</text:p>
          </table:table-cell>
          <table:table-cell/>
          <table:table-cell office:value-type="string" calcext:value-type="string">
            <text:p>{"Ubication":{"id":169,"created_at":"43768,6659722222","updated_at":"43768,6659722222","name":"PIMAMPIRO","code":"Z011005","father_code":"Z0101","gmap_reference_latitude":"0.3901135","gmap_reference_longitude":"-77.9479705","acronym":"PMP"},"attach":[]}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MAMPIRO</text:p>
          </table:table-cell>
          <table:table-cell office:value-type="string" calcext:value-type="string">
            <text:p>Z01100550</text:p>
          </table:table-cell>
          <table:table-cell office:value-type="string" calcext:value-type="string">
            <text:p>Z011005</text:p>
          </table:table-cell>
          <table:table-cell office:value-type="string" calcext:value-type="string">
            <text:p>"0.3901135"</text:p>
          </table:table-cell>
          <table:table-cell office:value-type="string" calcext:value-type="string">
            <text:p>"-77.9479705"</text:p>
          </table:table-cell>
          <table:table-cell table:number-columns-repeated="2"/>
          <table:table-cell office:value-type="string" calcext:value-type="string">
            <text:p>{"Ubication":{"id":170,"created_at":"43768,6659722222","updated_at":"43768,6659722222","name":"PIMAMPIRO","code":"Z01100550","father_code":"Z011005","gmap_reference_latitude":"0.3901135","gmap_reference_longitude":"-77.9479705","acronym":""},"attach":[]}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GA</text:p>
          </table:table-cell>
          <table:table-cell office:value-type="string" calcext:value-type="string">
            <text:p>Z01100551</text:p>
          </table:table-cell>
          <table:table-cell office:value-type="string" calcext:value-type="string">
            <text:p>Z011005</text:p>
          </table:table-cell>
          <table:table-cell office:value-type="string" calcext:value-type="string">
            <text:p>"0.383333"</text:p>
          </table:table-cell>
          <table:table-cell office:value-type="string" calcext:value-type="string">
            <text:p>"-77.9175097"</text:p>
          </table:table-cell>
          <table:table-cell table:number-columns-repeated="2"/>
          <table:table-cell office:value-type="string" calcext:value-type="string">
            <text:p>{"Ubication":{"id":171,"created_at":"43768,6659722222","updated_at":"43768,6659722222","name":"CHUGA","code":"Z01100551","father_code":"Z011005","gmap_reference_latitude":"0.383333","gmap_reference_longitude":"-77.9175097","acronym":""},"attach":[]}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IANO ACOSTA</text:p>
          </table:table-cell>
          <table:table-cell office:value-type="string" calcext:value-type="string">
            <text:p>Z01100552</text:p>
          </table:table-cell>
          <table:table-cell office:value-type="string" calcext:value-type="string">
            <text:p>Z011005</text:p>
          </table:table-cell>
          <table:table-cell office:value-type="string" calcext:value-type="string">
            <text:p>"0.3038392"</text:p>
          </table:table-cell>
          <table:table-cell office:value-type="string" calcext:value-type="string">
            <text:p>"-78.0015137"</text:p>
          </table:table-cell>
          <table:table-cell table:number-columns-repeated="2"/>
          <table:table-cell office:value-type="string" calcext:value-type="string">
            <text:p>{"Ubication":{"id":172,"created_at":"43768,6659722222","updated_at":"43768,6659722222","name":"MARIANO ACOSTA","code":"Z01100552","father_code":"Z011005","gmap_reference_latitude":"0.3038392","gmap_reference_longitude":"-78.0015137","acronym":""},"attach":[]}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SIGSIPAMBA</text:p>
          </table:table-cell>
          <table:table-cell office:value-type="string" calcext:value-type="string">
            <text:p>Z01100553</text:p>
          </table:table-cell>
          <table:table-cell office:value-type="string" calcext:value-type="string">
            <text:p>Z011005</text:p>
          </table:table-cell>
          <table:table-cell office:value-type="string" calcext:value-type="string">
            <text:p>"0.3166669"</text:p>
          </table:table-cell>
          <table:table-cell office:value-type="string" calcext:value-type="string">
            <text:p>"-77.9341767"</text:p>
          </table:table-cell>
          <table:table-cell table:number-columns-repeated="2"/>
          <table:table-cell office:value-type="string" calcext:value-type="string">
            <text:p>{"Ubication":{"id":173,"created_at":"43768,6659722222","updated_at":"43768,6659722222","name":"SAN FRANCISCO DE SIGSIPAMBA","code":"Z01100553","father_code":"Z011005","gmap_reference_latitude":"0.3166669","gmap_reference_longitude":"-77.9341767","acronym":""},"attach":[]}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 DE URCUQUĂ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Z0101</text:p>
          </table:table-cell>
          <table:table-cell office:value-type="string" calcext:value-type="string">
            <text:p>"0.4211459"</text:p>
          </table:table-cell>
          <table:table-cell office:value-type="string" calcext:value-type="string">
            <text:p>"-78.2042456"</text:p>
          </table:table-cell>
          <table:table-cell office:value-type="string" calcext:value-type="string">
            <text:p>URQ</text:p>
          </table:table-cell>
          <table:table-cell/>
          <table:table-cell office:value-type="string" calcext:value-type="string">
            <text:p>{"Ubication":{"id":174,"created_at":"43768,6659722222","updated_at":"43768,6659722222","name":"SAN MIGUEL DE URCUQUĂ","code":"Z011006","father_code":"Z0101","gmap_reference_latitude":"0.4211459","gmap_reference_longitude":"-78.2042456","acronym":"URQ"},"attach":[]}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RCUQUI</text:p>
          </table:table-cell>
          <table:table-cell office:value-type="string" calcext:value-type="string">
            <text:p>Z01100650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"0.4211459"</text:p>
          </table:table-cell>
          <table:table-cell office:value-type="string" calcext:value-type="string">
            <text:p>"-78.2042456"</text:p>
          </table:table-cell>
          <table:table-cell table:number-columns-repeated="2"/>
          <table:table-cell office:value-type="string" calcext:value-type="string">
            <text:p>{"Ubication":{"id":175,"created_at":"43768,6659722222","updated_at":"43768,6659722222","name":"URCUQUI","code":"Z01100650","father_code":"Z011006","gmap_reference_latitude":"0.4211459","gmap_reference_longitude":"-78.2042456","acronym":""},"attach":[]}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HUASQUI</text:p>
          </table:table-cell>
          <table:table-cell office:value-type="string" calcext:value-type="string">
            <text:p>Z01100651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"0.516667"</text:p>
          </table:table-cell>
          <table:table-cell office:value-type="string" calcext:value-type="string">
            <text:p>"-78.2508427"</text:p>
          </table:table-cell>
          <table:table-cell table:number-columns-repeated="2"/>
          <table:table-cell office:value-type="string" calcext:value-type="string">
            <text:p>{"Ubication":{"id":176,"created_at":"43768,6659722222","updated_at":"43768,6659722222","name":"CAHUASQUI","code":"Z01100651","father_code":"Z011006","gmap_reference_latitude":"0.516667","gmap_reference_longitude":"-78.2508427","acronym":""},"attach":[]}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ERCED DE BUENOS AIRES</text:p>
          </table:table-cell>
          <table:table-cell office:value-type="string" calcext:value-type="string">
            <text:p>Z01100652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"0.633333"</text:p>
          </table:table-cell>
          <table:table-cell office:value-type="string" calcext:value-type="string">
            <text:p>"-78.3175097"</text:p>
          </table:table-cell>
          <table:table-cell table:number-columns-repeated="2"/>
          <table:table-cell office:value-type="string" calcext:value-type="string">
            <text:p>{"Ubication":{"id":177,"created_at":"43768,6659722222","updated_at":"43768,6659722222","name":"LA MERCED DE BUENOS AIRES","code":"Z01100652","father_code":"Z011006","gmap_reference_latitude":"0.633333","gmap_reference_longitude":"-78.3175097","acronym":""},"attach":[]}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BLO ARENAS</text:p>
          </table:table-cell>
          <table:table-cell office:value-type="string" calcext:value-type="string">
            <text:p>Z01100653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"0.491467"</text:p>
          </table:table-cell>
          <table:table-cell office:value-type="string" calcext:value-type="string">
            <text:p>"-78.2898488"</text:p>
          </table:table-cell>
          <table:table-cell table:number-columns-repeated="2"/>
          <table:table-cell office:value-type="string" calcext:value-type="string">
            <text:p>{"Ubication":{"id":178,"created_at":"43768,6659722222","updated_at":"43768,6659722222","name":"PABLO ARENAS","code":"Z01100653","father_code":"Z011006","gmap_reference_latitude":"0.491467","gmap_reference_longitude":"-78.2898488","acronym":""},"attach":[]}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Z01100654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"-2.9025127"</text:p>
          </table:table-cell>
          <table:table-cell office:value-type="string" calcext:value-type="string">
            <text:p>"-79.0088631"</text:p>
          </table:table-cell>
          <table:table-cell table:number-columns-repeated="2"/>
          <table:table-cell office:value-type="string" calcext:value-type="string">
            <text:p>{"Ubication":{"id":179,"created_at":"43768,6659722222","updated_at":"43768,6659722222","name":"SAN BLAS","code":"Z01100654","father_code":"Z011006","gmap_reference_latitude":"-2.9025127","gmap_reference_longitude":"-79.0088631","acronym":""},"attach":[]}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MBABIRO</text:p>
          </table:table-cell>
          <table:table-cell office:value-type="string" calcext:value-type="string">
            <text:p>Z01100655</text:p>
          </table:table-cell>
          <table:table-cell office:value-type="string" calcext:value-type="string">
            <text:p>Z011006</text:p>
          </table:table-cell>
          <table:table-cell office:value-type="string" calcext:value-type="string">
            <text:p>"0.4211459"</text:p>
          </table:table-cell>
          <table:table-cell office:value-type="string" calcext:value-type="string">
            <text:p>"-78.2042456"</text:p>
          </table:table-cell>
          <table:table-cell table:number-columns-repeated="2"/>
          <table:table-cell office:value-type="string" calcext:value-type="string">
            <text:p>{"Ubication":{"id":180,"created_at":"43768,6659722222","updated_at":"43768,6659722222","name":"TUMBABIRO","code":"Z01100655","father_code":"Z011006","gmap_reference_latitude":"0.4211459","gmap_reference_longitude":"-78.2042456","acronym":""},"attach":[]}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UMBĂOS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Z01</text:p>
          </table:table-cell>
          <table:table-cell office:value-type="string" calcext:value-type="string">
            <text:p>"0.0031385"</text:p>
          </table:table-cell>
          <table:table-cell office:value-type="string" calcext:value-type="string">
            <text:p>"-77.7229023"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{"Ubication":{"id":181,"created_at":"43768,6659722222","updated_at":"43768,6659722222","name":"SUCUMBĂOS","code":"Z0121","father_code":"Z01","gmap_reference_latitude":"0.0031385","gmap_reference_longitude":"-77.7229023","acronym":"K"},"attach":[]}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GO AGRIO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0.1289213"</text:p>
          </table:table-cell>
          <table:table-cell office:value-type="string" calcext:value-type="string">
            <text:p>"-77.2946556"</text:p>
          </table:table-cell>
          <table:table-cell office:value-type="string" calcext:value-type="string">
            <text:p>LGQ</text:p>
          </table:table-cell>
          <table:table-cell/>
          <table:table-cell office:value-type="string" calcext:value-type="string">
            <text:p>{"Ubication":{"id":182,"created_at":"43768,6659722222","updated_at":"43768,6659722222","name":"LAGO AGRIO","code":"Z012101","father_code":"Z0121","gmap_reference_latitude":"0.1289213","gmap_reference_longitude":"-77.2946556","acronym":"LGQ"},"attach":[]}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A LOJA</text:p>
          </table:table-cell>
          <table:table-cell office:value-type="string" calcext:value-type="string">
            <text:p>Z01210150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0.0802086"</text:p>
          </table:table-cell>
          <table:table-cell office:value-type="string" calcext:value-type="string">
            <text:p>"-76.9858398"</text:p>
          </table:table-cell>
          <table:table-cell table:number-columns-repeated="2"/>
          <table:table-cell office:value-type="string" calcext:value-type="string">
            <text:p>{"Ubication":{"id":183,"created_at":"43768,6659722222","updated_at":"43768,6659722222","name":"NUEVA LOJA","code":"Z01210150","father_code":"Z012101","gmap_reference_latitude":"0.0802086","gmap_reference_longitude":"-76.9858398","acronym":""},"attach":[]}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URENO</text:p>
          </table:table-cell>
          <table:table-cell office:value-type="string" calcext:value-type="string">
            <text:p>Z01210152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0.05"</text:p>
          </table:table-cell>
          <table:table-cell office:value-type="string" calcext:value-type="string">
            <text:p>"-76.7175097"</text:p>
          </table:table-cell>
          <table:table-cell table:number-columns-repeated="2"/>
          <table:table-cell office:value-type="string" calcext:value-type="string">
            <text:p>{"Ubication":{"id":184,"created_at":"43768,6659722222","updated_at":"43768,6659722222","name":"DURENO","code":"Z01210152","father_code":"Z012101","gmap_reference_latitude":"0.05","gmap_reference_longitude":"-76.7175097","acronym":""},"attach":[]}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FARFAN</text:p>
          </table:table-cell>
          <table:table-cell office:value-type="string" calcext:value-type="string">
            <text:p>Z01210153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0.1867305"</text:p>
          </table:table-cell>
          <table:table-cell office:value-type="string" calcext:value-type="string">
            <text:p>"-76.8822039"</text:p>
          </table:table-cell>
          <table:table-cell table:number-columns-repeated="2"/>
          <table:table-cell office:value-type="string" calcext:value-type="string">
            <text:p>{"Ubication":{"id":185,"created_at":"43768,6659722222","updated_at":"43768,6659722222","name":"GENERAL FARFAN","code":"Z01210153","father_code":"Z012101","gmap_reference_latitude":"0.1867305","gmap_reference_longitude":"-76.8822039","acronym":""},"attach":[]}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ENO</text:p>
          </table:table-cell>
          <table:table-cell office:value-type="string" calcext:value-type="string">
            <text:p>Z01210155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-0.066506"</text:p>
          </table:table-cell>
          <table:table-cell office:value-type="string" calcext:value-type="string">
            <text:p>"-76.8984047"</text:p>
          </table:table-cell>
          <table:table-cell table:number-columns-repeated="2"/>
          <table:table-cell office:value-type="string" calcext:value-type="string">
            <text:p>{"Ubication":{"id":186,"created_at":"43768,6659722222","updated_at":"43768,6659722222","name":"EL ENO","code":"Z01210155","father_code":"Z012101","gmap_reference_latitude":"-0.066506","gmap_reference_longitude":"-76.8984047","acronym":""},"attach":[]}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CAYACU</text:p>
          </table:table-cell>
          <table:table-cell office:value-type="string" calcext:value-type="string">
            <text:p>Z01210156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-0.0391475"</text:p>
          </table:table-cell>
          <table:table-cell office:value-type="string" calcext:value-type="string">
            <text:p>"-76.6059753"</text:p>
          </table:table-cell>
          <table:table-cell table:number-columns-repeated="2"/>
          <table:table-cell office:value-type="string" calcext:value-type="string">
            <text:p>{"Ubication":{"id":187,"created_at":"43768,6659722222","updated_at":"43768,6659722222","name":"PACAYACU","code":"Z01210156","father_code":"Z012101","gmap_reference_latitude":"-0.0391475","gmap_reference_longitude":"-76.6059753","acronym":""},"attach":[]}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MBELI</text:p>
          </table:table-cell>
          <table:table-cell office:value-type="string" calcext:value-type="string">
            <text:p>Z01210157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-3.4419425"</text:p>
          </table:table-cell>
          <table:table-cell office:value-type="string" calcext:value-type="string">
            <text:p>"-79.9634974"</text:p>
          </table:table-cell>
          <table:table-cell table:number-columns-repeated="2"/>
          <table:table-cell office:value-type="string" calcext:value-type="string">
            <text:p>{"Ubication":{"id":188,"created_at":"43768,6659722222","updated_at":"43768,6659722222","name":"JAMBELI","code":"Z01210157","father_code":"Z012101","gmap_reference_latitude":"-3.4419425","gmap_reference_longitude":"-79.9634974","acronym":""},"attach":[]}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CECILIA</text:p>
          </table:table-cell>
          <table:table-cell office:value-type="string" calcext:value-type="string">
            <text:p>Z01210158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0.0870501"</text:p>
          </table:table-cell>
          <table:table-cell office:value-type="string" calcext:value-type="string">
            <text:p>"-77.1164096"</text:p>
          </table:table-cell>
          <table:table-cell table:number-columns-repeated="2"/>
          <table:table-cell office:value-type="string" calcext:value-type="string">
            <text:p>{"Ubication":{"id":189,"created_at":"43768,6659722222","updated_at":"43768,6659722222","name":"SANTA CECILIA","code":"Z01210158","father_code":"Z012101","gmap_reference_latitude":"0.0870501","gmap_reference_longitude":"-77.1164096","acronym":""},"attach":[]}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0 DE AGOSTO</text:p>
          </table:table-cell>
          <table:table-cell office:value-type="string" calcext:value-type="string">
            <text:p>Z01210160</text:p>
          </table:table-cell>
          <table:table-cell office:value-type="string" calcext:value-type="string">
            <text:p>Z012101</text:p>
          </table:table-cell>
          <table:table-cell office:value-type="string" calcext:value-type="string">
            <text:p>"0.19604"</text:p>
          </table:table-cell>
          <table:table-cell office:value-type="string" calcext:value-type="string">
            <text:p>"-76.9752627"</text:p>
          </table:table-cell>
          <table:table-cell table:number-columns-repeated="2"/>
          <table:table-cell office:value-type="string" calcext:value-type="string">
            <text:p>{"Ubication":{"id":190,"created_at":"43768,6659722222","updated_at":"43768,6659722222","name":"10 DE AGOSTO","code":"Z01210160","father_code":"Z012101","gmap_reference_latitude":"0.19604","gmap_reference_longitude":"-76.9752627","acronym":""},"attach":[]}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Z01210252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0.0163913"</text:p>
          </table:table-cell>
          <table:table-cell office:value-type="string" calcext:value-type="string">
            <text:p>"-77.3801852"</text:p>
          </table:table-cell>
          <table:table-cell office:value-type="string" calcext:value-type="string">
            <text:p>GPZ</text:p>
          </table:table-cell>
          <table:table-cell/>
          <table:table-cell office:value-type="string" calcext:value-type="string">
            <text:p>{"Ubication":{"id":191,"created_at":"43768,6659722222","updated_at":"43768,6659722222","name":"GONZALO PIZARRO","code":"Z01210252","father_code":"Z0121","gmap_reference_latitude":"0.0163913","gmap_reference_longitude":"-77.3801852","acronym":"GPZ"},"attach":[]}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MBAQUI</text:p>
          </table:table-cell>
          <table:table-cell office:value-type="string" calcext:value-type="string">
            <text:p>Z01210250</text:p>
          </table:table-cell>
          <table:table-cell office:value-type="string" calcext:value-type="string">
            <text:p>Z012102</text:p>
          </table:table-cell>
          <table:table-cell office:value-type="string" calcext:value-type="string">
            <text:p>"0.0443959"</text:p>
          </table:table-cell>
          <table:table-cell office:value-type="string" calcext:value-type="string">
            <text:p>"-77.3450163"</text:p>
          </table:table-cell>
          <table:table-cell table:number-columns-repeated="2"/>
          <table:table-cell office:value-type="string" calcext:value-type="string">
            <text:p>{"Ubication":{"id":192,"created_at":"43768,6659722222","updated_at":"43768,6659722222","name":"LUMBAQUI","code":"Z01210250","father_code":"Z012102","gmap_reference_latitude":"0.0443959","gmap_reference_longitude":"-77.3450163","acronym":""},"attach":[]}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EVENTADOR</text:p>
          </table:table-cell>
          <table:table-cell office:value-type="string" calcext:value-type="string">
            <text:p>Z01210251</text:p>
          </table:table-cell>
          <table:table-cell office:value-type="string" calcext:value-type="string">
            <text:p>Z012102</text:p>
          </table:table-cell>
          <table:table-cell office:value-type="string" calcext:value-type="string">
            <text:p>"0.0163913"</text:p>
          </table:table-cell>
          <table:table-cell office:value-type="string" calcext:value-type="string">
            <text:p>"-77.3801852"</text:p>
          </table:table-cell>
          <table:table-cell table:number-columns-repeated="2"/>
          <table:table-cell office:value-type="string" calcext:value-type="string">
            <text:p>{"Ubication":{"id":193,"created_at":"43768,6659722222","updated_at":"43768,6659722222","name":"EL REVENTADOR","code":"Z01210251","father_code":"Z012102","gmap_reference_latitude":"0.0163913","gmap_reference_longitude":"-77.3801852","acronym":""},"attach":[]}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ALO PIZARRO</text:p>
          </table:table-cell>
          <table:table-cell office:value-type="string" calcext:value-type="string">
            <text:p>Z01210252</text:p>
          </table:table-cell>
          <table:table-cell office:value-type="string" calcext:value-type="string">
            <text:p>Z012102</text:p>
          </table:table-cell>
          <table:table-cell office:value-type="string" calcext:value-type="string">
            <text:p>"0.0163913"</text:p>
          </table:table-cell>
          <table:table-cell office:value-type="string" calcext:value-type="string">
            <text:p>"-77.3801852"</text:p>
          </table:table-cell>
          <table:table-cell table:number-columns-repeated="2"/>
          <table:table-cell office:value-type="string" calcext:value-type="string">
            <text:p>{"Ubication":{"id":194,"created_at":"43768,6659722222","updated_at":"43768,6659722222","name":"GONZALO PIZARRO","code":"Z01210252","father_code":"Z012102","gmap_reference_latitude":"0.0163913","gmap_reference_longitude":"-77.3801852","acronym":""},"attach":[]}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LIBRE</text:p>
          </table:table-cell>
          <table:table-cell office:value-type="string" calcext:value-type="string">
            <text:p>Z01210254</text:p>
          </table:table-cell>
          <table:table-cell office:value-type="string" calcext:value-type="string">
            <text:p>Z012102</text:p>
          </table:table-cell>
          <table:table-cell office:value-type="string" calcext:value-type="string">
            <text:p>"-0.0413936"</text:p>
          </table:table-cell>
          <table:table-cell office:value-type="string" calcext:value-type="string">
            <text:p>"-77.5076792"</text:p>
          </table:table-cell>
          <table:table-cell table:number-columns-repeated="2"/>
          <table:table-cell office:value-type="string" calcext:value-type="string">
            <text:p>{"Ubication":{"id":195,"created_at":"43768,6659722222","updated_at":"43768,6659722222","name":"PUERTO LIBRE","code":"Z01210254","father_code":"Z012102","gmap_reference_latitude":"-0.0413936","gmap_reference_longitude":"-77.5076792","acronym":""},"attach":[]}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Z012103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0.1328936"</text:p>
          </table:table-cell>
          <table:table-cell office:value-type="string" calcext:value-type="string">
            <text:p>"-76.408085"</text:p>
          </table:table-cell>
          <table:table-cell office:value-type="string" calcext:value-type="string">
            <text:p>PTY</text:p>
          </table:table-cell>
          <table:table-cell/>
          <table:table-cell office:value-type="string" calcext:value-type="string">
            <text:p>{"Ubication":{"id":196,"created_at":"43768,6659722222","updated_at":"43768,6659722222","name":"PUTUMAYO","code":"Z012103","father_code":"Z0121","gmap_reference_latitude":"0.1328936","gmap_reference_longitude":"-76.408085","acronym":"PTY"},"attach":[]}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EL CARMEN DEL PUTUMAYO</text:p>
          </table:table-cell>
          <table:table-cell office:value-type="string" calcext:value-type="string">
            <text:p>Z01210350</text:p>
          </table:table-cell>
          <table:table-cell office:value-type="string" calcext:value-type="string">
            <text:p>Z012103</text:p>
          </table:table-cell>
          <table:table-cell office:value-type="string" calcext:value-type="string">
            <text:p>"0.0793376"</text:p>
          </table:table-cell>
          <table:table-cell office:value-type="string" calcext:value-type="string">
            <text:p>"-76.1642432"</text:p>
          </table:table-cell>
          <table:table-cell table:number-columns-repeated="2"/>
          <table:table-cell office:value-type="string" calcext:value-type="string">
            <text:p>{"Ubication":{"id":197,"created_at":"43768,6659722222","updated_at":"43768,6659722222","name":"PUERTO EL CARMEN DEL PUTUMAYO","code":"Z01210350","father_code":"Z012103","gmap_reference_latitude":"0.0793376","gmap_reference_longitude":"-76.1642432","acronym":""},"attach":[]}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MA ROJA</text:p>
          </table:table-cell>
          <table:table-cell office:value-type="string" calcext:value-type="string">
            <text:p>Z01210351</text:p>
          </table:table-cell>
          <table:table-cell office:value-type="string" calcext:value-type="string">
            <text:p>Z012103</text:p>
          </table:table-cell>
          <table:table-cell office:value-type="string" calcext:value-type="string">
            <text:p>"0.116667"</text:p>
          </table:table-cell>
          <table:table-cell office:value-type="string" calcext:value-type="string">
            <text:p>"-76.0675097"</text:p>
          </table:table-cell>
          <table:table-cell table:number-columns-repeated="2"/>
          <table:table-cell office:value-type="string" calcext:value-type="string">
            <text:p>{"Ubication":{"id":198,"created_at":"43768,6659722222","updated_at":"43768,6659722222","name":"PALMA ROJA","code":"Z01210351","father_code":"Z012103","gmap_reference_latitude":"0.116667","gmap_reference_longitude":"-76.0675097","acronym":""},"attach":[]}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BOLĂVAR (PUERTO MONTĂFAR)</text:p>
          </table:table-cell>
          <table:table-cell office:value-type="string" calcext:value-type="string">
            <text:p>Z01210303</text:p>
          </table:table-cell>
          <table:table-cell office:value-type="string" calcext:value-type="string">
            <text:p>Z012103</text:p>
          </table:table-cell>
          <table:table-cell office:value-type="string" calcext:value-type="string">
            <text:p>"-0.051223"</text:p>
          </table:table-cell>
          <table:table-cell office:value-type="string" calcext:value-type="string">
            <text:p>"-76.1655587"</text:p>
          </table:table-cell>
          <table:table-cell table:number-columns-repeated="2"/>
          <table:table-cell office:value-type="string" calcext:value-type="string">
            <text:p>{"Ubication":{"id":199,"created_at":"43768,6659722222","updated_at":"43768,6659722222","name":"PUERTO BOLĂVAR (PUERTO MONTĂFAR)","code":"Z01210303","father_code":"Z012103","gmap_reference_latitude":"-0.051223","gmap_reference_longitude":"-76.1655587","acronym":""},"attach":[]}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RODRIGUEZ</text:p>
          </table:table-cell>
          <table:table-cell office:value-type="string" calcext:value-type="string">
            <text:p>Z01210353</text:p>
          </table:table-cell>
          <table:table-cell office:value-type="string" calcext:value-type="string">
            <text:p>Z012103</text:p>
          </table:table-cell>
          <table:table-cell office:value-type="string" calcext:value-type="string">
            <text:p>"-0.0943232"</text:p>
          </table:table-cell>
          <table:table-cell office:value-type="string" calcext:value-type="string">
            <text:p>"-75.5647182"</text:p>
          </table:table-cell>
          <table:table-cell table:number-columns-repeated="2"/>
          <table:table-cell office:value-type="string" calcext:value-type="string">
            <text:p>{"Ubication":{"id":200,"created_at":"43768,6659722222","updated_at":"43768,6659722222","name":"PUERTO RODRIGUEZ","code":"Z01210353","father_code":"Z012103","gmap_reference_latitude":"-0.0943232","gmap_reference_longitude":"-75.5647182","acronym":""},"attach":[]}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Z01210354</text:p>
          </table:table-cell>
          <table:table-cell office:value-type="string" calcext:value-type="string">
            <text:p>Z012103</text:p>
          </table:table-cell>
          <table:table-cell office:value-type="string" calcext:value-type="string">
            <text:p>"-2.2280961"</text:p>
          </table:table-cell>
          <table:table-cell office:value-type="string" calcext:value-type="string">
            <text:p>"-80.8785799"</text:p>
          </table:table-cell>
          <table:table-cell table:number-columns-repeated="2"/>
          <table:table-cell office:value-type="string" calcext:value-type="string">
            <text:p>{"Ubication":{"id":201,"created_at":"43768,6659722222","updated_at":"43768,6659722222","name":"SANTA ELENA","code":"Z01210354","father_code":"Z012103","gmap_reference_latitude":"-2.2280961","gmap_reference_longitude":"-80.8785799","acronym":""},"attach":[]}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Z01210450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-0.187898"</text:p>
          </table:table-cell>
          <table:table-cell office:value-type="string" calcext:value-type="string">
            <text:p>"-76.6606269"</text:p>
          </table:table-cell>
          <table:table-cell office:value-type="string" calcext:value-type="string">
            <text:p>SHU</text:p>
          </table:table-cell>
          <table:table-cell/>
          <table:table-cell office:value-type="string" calcext:value-type="string">
            <text:p>{"Ubication":{"id":202,"created_at":"43768,6659722222","updated_at":"43768,6659722222","name":"SHUSHUFINDI","code":"Z01210450","father_code":"Z0121","gmap_reference_latitude":"-0.187898","gmap_reference_longitude":"-76.6606269","acronym":"SHU"},"attach":[]}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HUSHUFINDI</text:p>
          </table:table-cell>
          <table:table-cell office:value-type="string" calcext:value-type="string">
            <text:p>Z01210450</text:p>
          </table:table-cell>
          <table:table-cell office:value-type="string" calcext:value-type="string">
            <text:p>Z012104</text:p>
          </table:table-cell>
          <table:table-cell office:value-type="string" calcext:value-type="string">
            <text:p>"-0.187898"</text:p>
          </table:table-cell>
          <table:table-cell office:value-type="string" calcext:value-type="string">
            <text:p>"-76.6606269"</text:p>
          </table:table-cell>
          <table:table-cell table:number-columns-repeated="2"/>
          <table:table-cell office:value-type="string" calcext:value-type="string">
            <text:p>{"Ubication":{"id":203,"created_at":"43768,6659722222","updated_at":"43768,6659722222","name":"SHUSHUFINDI","code":"Z01210450","father_code":"Z012104","gmap_reference_latitude":"-0.187898","gmap_reference_longitude":"-76.6606269","acronym":""},"attach":[]}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MONCOCHA</text:p>
          </table:table-cell>
          <table:table-cell office:value-type="string" calcext:value-type="string">
            <text:p>Z01210451</text:p>
          </table:table-cell>
          <table:table-cell office:value-type="string" calcext:value-type="string">
            <text:p>Z012104</text:p>
          </table:table-cell>
          <table:table-cell office:value-type="string" calcext:value-type="string">
            <text:p>"-0.3795342"</text:p>
          </table:table-cell>
          <table:table-cell office:value-type="string" calcext:value-type="string">
            <text:p>"-76.7877122"</text:p>
          </table:table-cell>
          <table:table-cell table:number-columns-repeated="2"/>
          <table:table-cell office:value-type="string" calcext:value-type="string">
            <text:p>{"Ubication":{"id":204,"created_at":"43768,6659722222","updated_at":"43768,6659722222","name":"LIMONCOCHA","code":"Z01210451","father_code":"Z012104","gmap_reference_latitude":"-0.3795342","gmap_reference_longitude":"-76.7877122","acronym":""},"attach":[]}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ĂACOCHA</text:p>
          </table:table-cell>
          <table:table-cell office:value-type="string" calcext:value-type="string">
            <text:p>Z01210452</text:p>
          </table:table-cell>
          <table:table-cell office:value-type="string" calcext:value-type="string">
            <text:p>Z012104</text:p>
          </table:table-cell>
          <table:table-cell office:value-type="string" calcext:value-type="string">
            <text:p>"-0.424404"</text:p>
          </table:table-cell>
          <table:table-cell office:value-type="string" calcext:value-type="string">
            <text:p>"-76.1202087"</text:p>
          </table:table-cell>
          <table:table-cell table:number-columns-repeated="2"/>
          <table:table-cell office:value-type="string" calcext:value-type="string">
            <text:p>{"Ubication":{"id":205,"created_at":"43768,6659722222","updated_at":"43768,6659722222","name":"PAĂACOCHA","code":"Z01210452","father_code":"Z012104","gmap_reference_latitude":"-0.424404","gmap_reference_longitude":"-76.1202087","acronym":""},"attach":[]}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OQUE (CAB. EN SAN VICENTE)</text:p>
          </table:table-cell>
          <table:table-cell office:value-type="string" calcext:value-type="string">
            <text:p>Z01210453</text:p>
          </table:table-cell>
          <table:table-cell office:value-type="string" calcext:value-type="string">
            <text:p>Z012104</text:p>
          </table:table-cell>
          <table:table-cell office:value-type="string" calcext:value-type="string">
            <text:p>"-0.187898"</text:p>
          </table:table-cell>
          <table:table-cell office:value-type="string" calcext:value-type="string">
            <text:p>"-76.6606269"</text:p>
          </table:table-cell>
          <table:table-cell table:number-columns-repeated="2"/>
          <table:table-cell office:value-type="string" calcext:value-type="string">
            <text:p>{"Ubication":{"id":206,"created_at":"43768,6659722222","updated_at":"43768,6659722222","name":"SAN ROQUE (CAB. EN SAN VICENTE)","code":"Z01210453","father_code":"Z012104","gmap_reference_latitude":"-0.187898","gmap_reference_longitude":"-76.6606269","acronym":""},"attach":[]}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LOS COFANES</text:p>
          </table:table-cell>
          <table:table-cell office:value-type="string" calcext:value-type="string">
            <text:p>Z01210454</text:p>
          </table:table-cell>
          <table:table-cell office:value-type="string" calcext:value-type="string">
            <text:p>Z012104</text:p>
          </table:table-cell>
          <table:table-cell office:value-type="string" calcext:value-type="string">
            <text:p>"-0.131973"</text:p>
          </table:table-cell>
          <table:table-cell office:value-type="string" calcext:value-type="string">
            <text:p>"-76.8644256"</text:p>
          </table:table-cell>
          <table:table-cell table:number-columns-repeated="2"/>
          <table:table-cell office:value-type="string" calcext:value-type="string">
            <text:p>{"Ubication":{"id":207,"created_at":"43768,6659722222","updated_at":"43768,6659722222","name":"SAN PEDRO DE LOS COFANES","code":"Z01210454","father_code":"Z012104","gmap_reference_latitude":"-0.131973","gmap_reference_longitude":"-76.8644256","acronym":""},"attach":[]}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ETE DE JULIO</text:p>
          </table:table-cell>
          <table:table-cell office:value-type="string" calcext:value-type="string">
            <text:p>Z01210455</text:p>
          </table:table-cell>
          <table:table-cell office:value-type="string" calcext:value-type="string">
            <text:p>Z012104</text:p>
          </table:table-cell>
          <table:table-cell office:value-type="string" calcext:value-type="string">
            <text:p>"-0.1862964"</text:p>
          </table:table-cell>
          <table:table-cell office:value-type="string" calcext:value-type="string">
            <text:p>"-76.8373638"</text:p>
          </table:table-cell>
          <table:table-cell table:number-columns-repeated="2"/>
          <table:table-cell office:value-type="string" calcext:value-type="string">
            <text:p>{"Ubication":{"id":208,"created_at":"43768,6659722222","updated_at":"43768,6659722222","name":"SIETE DE JULIO","code":"Z01210455","father_code":"Z012104","gmap_reference_latitude":"-0.1862964","gmap_reference_longitude":"-76.8373638","acronym":""},"attach":[]}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UMBIOS</text:p>
          </table:table-cell>
          <table:table-cell office:value-type="string" calcext:value-type="string">
            <text:p>Z012105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0.0031385"</text:p>
          </table:table-cell>
          <table:table-cell office:value-type="string" calcext:value-type="string">
            <text:p>"-77.7229023"</text:p>
          </table:table-cell>
          <table:table-cell office:value-type="string" calcext:value-type="string">
            <text:p>SUC</text:p>
          </table:table-cell>
          <table:table-cell/>
          <table:table-cell office:value-type="string" calcext:value-type="string">
            <text:p>{"Ubication":{"id":209,"created_at":"43768,6659722222","updated_at":"43768,6659722222","name":"SUCUMBIOS","code":"Z012105","father_code":"Z0121","gmap_reference_latitude":"0.0031385","gmap_reference_longitude":"-77.7229023","acronym":"SUC"},"attach":[]}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BONITA</text:p>
          </table:table-cell>
          <table:table-cell office:value-type="string" calcext:value-type="string">
            <text:p>Z01210550</text:p>
          </table:table-cell>
          <table:table-cell office:value-type="string" calcext:value-type="string">
            <text:p>Z012105</text:p>
          </table:table-cell>
          <table:table-cell office:value-type="string" calcext:value-type="string">
            <text:p>"0.502849"</text:p>
          </table:table-cell>
          <table:table-cell office:value-type="string" calcext:value-type="string">
            <text:p>"-77.6394086"</text:p>
          </table:table-cell>
          <table:table-cell table:number-columns-repeated="2"/>
          <table:table-cell office:value-type="string" calcext:value-type="string">
            <text:p>{"Ubication":{"id":210,"created_at":"43768,6659722222","updated_at":"43768,6659722222","name":"LA BONITA","code":"Z01210550","father_code":"Z012105","gmap_reference_latitude":"0.502849","gmap_reference_longitude":"-77.6394086","acronym":""},"attach":[]}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LAYON DE SAN FRANCISCO</text:p>
          </table:table-cell>
          <table:table-cell office:value-type="string" calcext:value-type="string">
            <text:p>Z01210551</text:p>
          </table:table-cell>
          <table:table-cell office:value-type="string" calcext:value-type="string">
            <text:p>Z012105</text:p>
          </table:table-cell>
          <table:table-cell office:value-type="string" calcext:value-type="string">
            <text:p>"0.5179423"</text:p>
          </table:table-cell>
          <table:table-cell office:value-type="string" calcext:value-type="string">
            <text:p>"-77.8215498"</text:p>
          </table:table-cell>
          <table:table-cell table:number-columns-repeated="2"/>
          <table:table-cell office:value-type="string" calcext:value-type="string">
            <text:p>{"Ubication":{"id":211,"created_at":"43768,6659722222","updated_at":"43768,6659722222","name":"EL PLAYON DE SAN FRANCISCO","code":"Z01210551","father_code":"Z012105","gmap_reference_latitude":"0.5179423","gmap_reference_longitude":"-77.8215498","acronym":""},"attach":[]}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SOFIA</text:p>
          </table:table-cell>
          <table:table-cell office:value-type="string" calcext:value-type="string">
            <text:p>Z01210552</text:p>
          </table:table-cell>
          <table:table-cell office:value-type="string" calcext:value-type="string">
            <text:p>Z012105</text:p>
          </table:table-cell>
          <table:table-cell office:value-type="string" calcext:value-type="string">
            <text:p>"0.3284153"</text:p>
          </table:table-cell>
          <table:table-cell office:value-type="string" calcext:value-type="string">
            <text:p>"-77.9805184"</text:p>
          </table:table-cell>
          <table:table-cell table:number-columns-repeated="2"/>
          <table:table-cell office:value-type="string" calcext:value-type="string">
            <text:p>{"Ubication":{"id":212,"created_at":"43768,6659722222","updated_at":"43768,6659722222","name":"LA SOFIA","code":"Z01210552","father_code":"Z012105","gmap_reference_latitude":"0.3284153","gmap_reference_longitude":"-77.9805184","acronym":""},"attach":[]}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SA FLORIDA</text:p>
          </table:table-cell>
          <table:table-cell office:value-type="string" calcext:value-type="string">
            <text:p>Z01210553</text:p>
          </table:table-cell>
          <table:table-cell office:value-type="string" calcext:value-type="string">
            <text:p>Z012105</text:p>
          </table:table-cell>
          <table:table-cell office:value-type="string" calcext:value-type="string">
            <text:p>"0.3456906"</text:p>
          </table:table-cell>
          <table:table-cell office:value-type="string" calcext:value-type="string">
            <text:p>"-77.633871"</text:p>
          </table:table-cell>
          <table:table-cell table:number-columns-repeated="2"/>
          <table:table-cell office:value-type="string" calcext:value-type="string">
            <text:p>{"Ubication":{"id":213,"created_at":"43768,6659722222","updated_at":"43768,6659722222","name":"ROSA FLORIDA","code":"Z01210553","father_code":"Z012105","gmap_reference_latitude":"0.3456906","gmap_reference_longitude":"-77.633871","acronym":""},"attach":[]}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Z01210554</text:p>
          </table:table-cell>
          <table:table-cell office:value-type="string" calcext:value-type="string">
            <text:p>Z012105</text:p>
          </table:table-cell>
          <table:table-cell office:value-type="string" calcext:value-type="string">
            <text:p>"0.6471282"</text:p>
          </table:table-cell>
          <table:table-cell office:value-type="string" calcext:value-type="string">
            <text:p>"-77.5255394"</text:p>
          </table:table-cell>
          <table:table-cell table:number-columns-repeated="2"/>
          <table:table-cell office:value-type="string" calcext:value-type="string">
            <text:p>{"Ubication":{"id":214,"created_at":"43768,6659722222","updated_at":"43768,6659722222","name":"SANTA BARBARA","code":"Z01210554","father_code":"Z012105","gmap_reference_latitude":"0.6471282","gmap_reference_longitude":"-77.5255394","acronym":""},"attach":[]}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SCALES</text:p>
          </table:table-cell>
          <table:table-cell office:value-type="string" calcext:value-type="string">
            <text:p>Z012106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0.1504623"</text:p>
          </table:table-cell>
          <table:table-cell office:value-type="string" calcext:value-type="string">
            <text:p>"-77.5146116"</text:p>
          </table:table-cell>
          <table:table-cell office:value-type="string" calcext:value-type="string">
            <text:p>CSC</text:p>
          </table:table-cell>
          <table:table-cell/>
          <table:table-cell office:value-type="string" calcext:value-type="string">
            <text:p>{"Ubication":{"id":215,"created_at":"43768,6659722222","updated_at":"43768,6659722222","name":"CASCALES","code":"Z012106","father_code":"Z0121","gmap_reference_latitude":"0.1504623","gmap_reference_longitude":"-77.5146116","acronym":"CSC"},"attach":[]}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DORADO DE CASCALES</text:p>
          </table:table-cell>
          <table:table-cell office:value-type="string" calcext:value-type="string">
            <text:p>Z01210650</text:p>
          </table:table-cell>
          <table:table-cell office:value-type="string" calcext:value-type="string">
            <text:p>Z012106</text:p>
          </table:table-cell>
          <table:table-cell office:value-type="string" calcext:value-type="string">
            <text:p>"0.066667"</text:p>
          </table:table-cell>
          <table:table-cell office:value-type="string" calcext:value-type="string">
            <text:p>"-77.2341767"</text:p>
          </table:table-cell>
          <table:table-cell table:number-columns-repeated="2"/>
          <table:table-cell office:value-type="string" calcext:value-type="string">
            <text:p>{"Ubication":{"id":216,"created_at":"43768,6659722222","updated_at":"43768,6659722222","name":"EL DORADO DE CASCALES","code":"Z01210650","father_code":"Z012106","gmap_reference_latitude":"0.066667","gmap_reference_longitude":"-77.2341767","acronym":""},"attach":[]}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 DE SUCUMBIOS</text:p>
          </table:table-cell>
          <table:table-cell office:value-type="string" calcext:value-type="string">
            <text:p>Z01210651</text:p>
          </table:table-cell>
          <table:table-cell office:value-type="string" calcext:value-type="string">
            <text:p>Z012106</text:p>
          </table:table-cell>
          <table:table-cell office:value-type="string" calcext:value-type="string">
            <text:p>"0.1741341"</text:p>
          </table:table-cell>
          <table:table-cell office:value-type="string" calcext:value-type="string">
            <text:p>"-77.2148482"</text:p>
          </table:table-cell>
          <table:table-cell table:number-columns-repeated="2"/>
          <table:table-cell office:value-type="string" calcext:value-type="string">
            <text:p>{"Ubication":{"id":217,"created_at":"43768,6659722222","updated_at":"43768,6659722222","name":"SANTA ROSA DE SUCUMBIOS","code":"Z01210651","father_code":"Z012106","gmap_reference_latitude":"0.1741341","gmap_reference_longitude":"-77.2148482","acronym":""},"attach":[]}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Z01210652</text:p>
          </table:table-cell>
          <table:table-cell office:value-type="string" calcext:value-type="string">
            <text:p>Z012106</text:p>
          </table:table-cell>
          <table:table-cell office:value-type="string" calcext:value-type="string">
            <text:p>"13.804407"</text:p>
          </table:table-cell>
          <table:table-cell office:value-type="string" calcext:value-type="string">
            <text:p>"-81.6599369"</text:p>
          </table:table-cell>
          <table:table-cell table:number-columns-repeated="2"/>
          <table:table-cell office:value-type="string" calcext:value-type="string">
            <text:p>{"Ubication":{"id":218,"created_at":"43768,6659722222","updated_at":"43768,6659722222","name":"SEVILLA","code":"Z01210652","father_code":"Z012106","gmap_reference_latitude":"13.804407","gmap_reference_longitude":"-81.6599369","acronym":""},"attach":[]}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A TRONCAL (CAB EN NUEVA TRONCAL)</text:p>
          </table:table-cell>
          <table:table-cell office:value-type="string" calcext:value-type="string">
            <text:p>Z01210653</text:p>
          </table:table-cell>
          <table:table-cell office:value-type="string" calcext:value-type="string">
            <text:p>Z012106</text:p>
          </table:table-cell>
          <table:table-cell office:value-type="string" calcext:value-type="string">
            <text:p>"-0.044737"</text:p>
          </table:table-cell>
          <table:table-cell office:value-type="string" calcext:value-type="string">
            <text:p>"-77.2017467"</text:p>
          </table:table-cell>
          <table:table-cell table:number-columns-repeated="2"/>
          <table:table-cell office:value-type="string" calcext:value-type="string">
            <text:p>{"Ubication":{"id":219,"created_at":"43768,6659722222","updated_at":"43768,6659722222","name":"NUEVA TRONCAL (CAB EN NUEVA TRONCAL)","code":"Z01210653","father_code":"Z012106","gmap_reference_latitude":"-0.044737","gmap_reference_longitude":"-77.2017467","acronym":""},"attach":[]}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Z012107</text:p>
          </table:table-cell>
          <table:table-cell office:value-type="string" calcext:value-type="string">
            <text:p>Z0121</text:p>
          </table:table-cell>
          <table:table-cell office:value-type="string" calcext:value-type="string">
            <text:p>"-0.3753046"</text:p>
          </table:table-cell>
          <table:table-cell office:value-type="string" calcext:value-type="string">
            <text:p>"-76.184444"</text:p>
          </table:table-cell>
          <table:table-cell office:value-type="string" calcext:value-type="string">
            <text:p>CYB</text:p>
          </table:table-cell>
          <table:table-cell/>
          <table:table-cell office:value-type="string" calcext:value-type="string">
            <text:p>{"Ubication":{"id":220,"created_at":"43768,6659722222","updated_at":"43768,6659722222","name":"CUYABENO","code":"Z012107","father_code":"Z0121","gmap_reference_latitude":"-0.3753046","gmap_reference_longitude":"-76.184444","acronym":"CYB"},"attach":[]}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APOA</text:p>
          </table:table-cell>
          <table:table-cell office:value-type="string" calcext:value-type="string">
            <text:p>Z01210750</text:p>
          </table:table-cell>
          <table:table-cell office:value-type="string" calcext:value-type="string">
            <text:p>Z012107</text:p>
          </table:table-cell>
          <table:table-cell office:value-type="string" calcext:value-type="string">
            <text:p>"-0.1246937"</text:p>
          </table:table-cell>
          <table:table-cell office:value-type="string" calcext:value-type="string">
            <text:p>"-76.3599302"</text:p>
          </table:table-cell>
          <table:table-cell table:number-columns-repeated="2"/>
          <table:table-cell office:value-type="string" calcext:value-type="string">
            <text:p>{"Ubication":{"id":221,"created_at":"43768,6659722222","updated_at":"43768,6659722222","name":"TARAPOA","code":"Z01210750","father_code":"Z012107","gmap_reference_latitude":"-0.1246937","gmap_reference_longitude":"-76.3599302","acronym":""},"attach":[]}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YABENO</text:p>
          </table:table-cell>
          <table:table-cell office:value-type="string" calcext:value-type="string">
            <text:p>Z01210751</text:p>
          </table:table-cell>
          <table:table-cell office:value-type="string" calcext:value-type="string">
            <text:p>Z012107</text:p>
          </table:table-cell>
          <table:table-cell office:value-type="string" calcext:value-type="string">
            <text:p>"-0.3753046"</text:p>
          </table:table-cell>
          <table:table-cell office:value-type="string" calcext:value-type="string">
            <text:p>"-76.184444"</text:p>
          </table:table-cell>
          <table:table-cell table:number-columns-repeated="2"/>
          <table:table-cell office:value-type="string" calcext:value-type="string">
            <text:p>{"Ubication":{"id":222,"created_at":"43768,6659722222","updated_at":"43768,6659722222","name":"CUYABENO","code":"Z01210751","father_code":"Z012107","gmap_reference_latitude":"-0.3753046","gmap_reference_longitude":"-76.184444","acronym":""},"attach":[]}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GUAS NEGRAS</text:p>
          </table:table-cell>
          <table:table-cell office:value-type="string" calcext:value-type="string">
            <text:p>Z01210752</text:p>
          </table:table-cell>
          <table:table-cell office:value-type="string" calcext:value-type="string">
            <text:p>Z012107</text:p>
          </table:table-cell>
          <table:table-cell office:value-type="string" calcext:value-type="string">
            <text:p>"-0.2273635"</text:p>
          </table:table-cell>
          <table:table-cell office:value-type="string" calcext:value-type="string">
            <text:p>"-75.9858745"</text:p>
          </table:table-cell>
          <table:table-cell table:number-columns-repeated="2"/>
          <table:table-cell office:value-type="string" calcext:value-type="string">
            <text:p>{"Ubication":{"id":223,"created_at":"43768,6659722222","updated_at":"43768,6659722222","name":"AGUAS NEGRAS","code":"Z01210752","father_code":"Z012107","gmap_reference_latitude":"-0.2273635","gmap_reference_longitude":"-75.9858745","acronym":""},"attach":[]}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2 - CENTRO NORTE: PICHINCHA: Quito</text:p>
          </table:table-cell>
          <table:table-cell office:value-type="string" calcext:value-type="string">
            <text:p>Z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24,"created_at":"43768,6659722222","updated_at":"43768,6659722222","name":"ZONA DE PLANIFICACIĂN 2 - CENTRO NORTE: PICHINCHA: Quito","code":"Z02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CHINCHA 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Z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{"Ubication":{"id":225,"created_at":"43768,6659722222","updated_at":"43768,6659722222","name":"PICHINCHA ","code":"Z0217","father_code":"Z02","gmap_reference_latitude":"-0.2107854","gmap_reference_longitude":"-78.5092769","acronym":"P"},"attach":[]}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ISTRITO METROPOLITANO DE QUITO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-0.1865921"</text:p>
          </table:table-cell>
          <table:table-cell office:value-type="string" calcext:value-type="string">
            <text:p>"-78.7107503"</text:p>
          </table:table-cell>
          <table:table-cell office:value-type="string" calcext:value-type="string">
            <text:p>UIO</text:p>
          </table:table-cell>
          <table:table-cell/>
          <table:table-cell office:value-type="string" calcext:value-type="string">
            <text:p>{"Ubication":{"id":226,"created_at":"43768,6659722222","updated_at":"43768,6659722222","name":"DISTRITO METROPOLITANO DE QUITO","code":"Z021701","father_code":"Z0217","gmap_reference_latitude":"-0.1865921","gmap_reference_longitude":"-78.7107503","acronym":"UIO"},"attach":[]}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Z0217015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865921"</text:p>
          </table:table-cell>
          <table:table-cell office:value-type="string" calcext:value-type="string">
            <text:p>"-78.7107503"</text:p>
          </table:table-cell>
          <table:table-cell table:number-columns-repeated="2"/>
          <table:table-cell office:value-type="string" calcext:value-type="string">
            <text:p>{"Ubication":{"id":227,"created_at":"43768,6659722222","updated_at":"43768,6659722222","name":"QUITO","code":"Z02170150","father_code":"Z021701","gmap_reference_latitude":"-0.1865921","gmap_reference_longitude":"-78.7107503","acronym":""},"attach":[]}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ISARIO QUEVEDO</text:p>
          </table:table-cell>
          <table:table-cell office:value-type="string" calcext:value-type="string">
            <text:p>Z0217010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28,"created_at":"43768,6659722222","updated_at":"43768,6659722222","name":"BELISARIO QUEVEDO","code":"Z02170101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CELĂN</text:p>
          </table:table-cell>
          <table:table-cell office:value-type="string" calcext:value-type="string">
            <text:p>Z0217010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0895857"</text:p>
          </table:table-cell>
          <table:table-cell office:value-type="string" calcext:value-type="string">
            <text:p>"-78.4883301"</text:p>
          </table:table-cell>
          <table:table-cell table:number-columns-repeated="2"/>
          <table:table-cell office:value-type="string" calcext:value-type="string">
            <text:p>{"Ubication":{"id":229,"created_at":"43768,6659722222","updated_at":"43768,6659722222","name":"CARCELĂN","code":"Z02170102","father_code":"Z021701","gmap_reference_latitude":"-0.0895857","gmap_reference_longitude":"-78.4883301","acronym":""},"attach":[]}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NTRO HISTĂRICO</text:p>
          </table:table-cell>
          <table:table-cell office:value-type="string" calcext:value-type="string">
            <text:p>Z02170103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87979"</text:p>
          </table:table-cell>
          <table:table-cell office:value-type="string" calcext:value-type="string">
            <text:p>"-78.5209876"</text:p>
          </table:table-cell>
          <table:table-cell table:number-columns-repeated="2"/>
          <table:table-cell office:value-type="string" calcext:value-type="string">
            <text:p>{"Ubication":{"id":230,"created_at":"43768,6659722222","updated_at":"43768,6659722222","name":"CENTRO HISTĂRICO","code":"Z02170103","father_code":"Z021701","gmap_reference_latitude":"-0.2187979","gmap_reference_longitude":"-78.5209876","acronym":""},"attach":[]}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CHAPAMBA</text:p>
          </table:table-cell>
          <table:table-cell office:value-type="string" calcext:value-type="string">
            <text:p>Z0217010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490749"</text:p>
          </table:table-cell>
          <table:table-cell office:value-type="string" calcext:value-type="string">
            <text:p>"-78.5223546"</text:p>
          </table:table-cell>
          <table:table-cell table:number-columns-repeated="2"/>
          <table:table-cell office:value-type="string" calcext:value-type="string">
            <text:p>{"Ubication":{"id":231,"created_at":"43768,6659722222","updated_at":"43768,6659722222","name":"COCHAPAMBA","code":"Z02170104","father_code":"Z021701","gmap_reference_latitude":"-0.1490749","gmap_reference_longitude":"-78.5223546","acronym":""},"attach":[]}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MITĂ DEL PUEBLO</text:p>
          </table:table-cell>
          <table:table-cell office:value-type="string" calcext:value-type="string">
            <text:p>Z0217010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217646"</text:p>
          </table:table-cell>
          <table:table-cell office:value-type="string" calcext:value-type="string">
            <text:p>"-78.4743811"</text:p>
          </table:table-cell>
          <table:table-cell table:number-columns-repeated="2"/>
          <table:table-cell office:value-type="string" calcext:value-type="string">
            <text:p>{"Ubication":{"id":232,"created_at":"43768,6659722222","updated_at":"43768,6659722222","name":"COMITĂ DEL PUEBLO","code":"Z02170105","father_code":"Z021701","gmap_reference_latitude":"-0.1217646","gmap_reference_longitude":"-78.4743811","acronym":""},"attach":[]}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OCOLLAO</text:p>
          </table:table-cell>
          <table:table-cell office:value-type="string" calcext:value-type="string">
            <text:p>Z0217010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33,"created_at":"43768,6659722222","updated_at":"43768,6659722222","name":"COTOCOLLAO","code":"Z02170106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IBULO</text:p>
          </table:table-cell>
          <table:table-cell office:value-type="string" calcext:value-type="string">
            <text:p>Z02170107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315499"</text:p>
          </table:table-cell>
          <table:table-cell office:value-type="string" calcext:value-type="string">
            <text:p>"-78.5423319"</text:p>
          </table:table-cell>
          <table:table-cell table:number-columns-repeated="2"/>
          <table:table-cell office:value-type="string" calcext:value-type="string">
            <text:p>{"Ubication":{"id":234,"created_at":"43768,6659722222","updated_at":"43768,6659722222","name":"CHILIBULO","code":"Z02170107","father_code":"Z021701","gmap_reference_latitude":"-0.2315499","gmap_reference_longitude":"-78.5423319","acronym":""},"attach":[]}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LOGALLO</text:p>
          </table:table-cell>
          <table:table-cell office:value-type="string" calcext:value-type="string">
            <text:p>Z02170108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842332"</text:p>
          </table:table-cell>
          <table:table-cell office:value-type="string" calcext:value-type="string">
            <text:p>"-78.5884259"</text:p>
          </table:table-cell>
          <table:table-cell table:number-columns-repeated="2"/>
          <table:table-cell office:value-type="string" calcext:value-type="string">
            <text:p>{"Ubication":{"id":235,"created_at":"43768,6659722222","updated_at":"43768,6659722222","name":"CHILLOGALLO","code":"Z02170108","father_code":"Z021701","gmap_reference_latitude":"-0.2842332","gmap_reference_longitude":"-78.5884259","acronym":""},"attach":[]}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MBACALLE</text:p>
          </table:table-cell>
          <table:table-cell office:value-type="string" calcext:value-type="string">
            <text:p>Z02170109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410306"</text:p>
          </table:table-cell>
          <table:table-cell office:value-type="string" calcext:value-type="string">
            <text:p>"-78.5204753"</text:p>
          </table:table-cell>
          <table:table-cell table:number-columns-repeated="2"/>
          <table:table-cell office:value-type="string" calcext:value-type="string">
            <text:p>{"Ubication":{"id":236,"created_at":"43768,6659722222","updated_at":"43768,6659722222","name":"CHIMBACALLE","code":"Z02170109","father_code":"Z021701","gmap_reference_latitude":"-0.2410306","gmap_reference_longitude":"-78.5204753","acronym":""},"attach":[]}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ONDADO</text:p>
          </table:table-cell>
          <table:table-cell office:value-type="string" calcext:value-type="string">
            <text:p>Z0217011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022242"</text:p>
          </table:table-cell>
          <table:table-cell office:value-type="string" calcext:value-type="string">
            <text:p>"-78.5429773"</text:p>
          </table:table-cell>
          <table:table-cell table:number-columns-repeated="2"/>
          <table:table-cell office:value-type="string" calcext:value-type="string">
            <text:p>{"Ubication":{"id":237,"created_at":"43768,6659722222","updated_at":"43768,6659722222","name":"EL CONDADO","code":"Z02170110","father_code":"Z021701","gmap_reference_latitude":"-0.1022242","gmap_reference_longitude":"-78.5429773","acronym":""},"attach":[]}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MANĂ</text:p>
          </table:table-cell>
          <table:table-cell office:value-type="string" calcext:value-type="string">
            <text:p>Z0217011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3387967"</text:p>
          </table:table-cell>
          <table:table-cell office:value-type="string" calcext:value-type="string">
            <text:p>"-78.6015809"</text:p>
          </table:table-cell>
          <table:table-cell table:number-columns-repeated="2"/>
          <table:table-cell office:value-type="string" calcext:value-type="string">
            <text:p>{"Ubication":{"id":238,"created_at":"43768,6659722222","updated_at":"43768,6659722222","name":"GUAMANĂ","code":"Z02170111","father_code":"Z021701","gmap_reference_latitude":"-0.3387967","gmap_reference_longitude":"-78.6015809","acronym":""},"attach":[]}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ĂAQUITO</text:p>
          </table:table-cell>
          <table:table-cell office:value-type="string" calcext:value-type="string">
            <text:p>Z0217011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693703"</text:p>
          </table:table-cell>
          <table:table-cell office:value-type="string" calcext:value-type="string">
            <text:p>"-78.4903816"</text:p>
          </table:table-cell>
          <table:table-cell table:number-columns-repeated="2"/>
          <table:table-cell office:value-type="string" calcext:value-type="string">
            <text:p>{"Ubication":{"id":239,"created_at":"43768,6659722222","updated_at":"43768,6659722222","name":"IĂAQUITO","code":"Z02170112","father_code":"Z021701","gmap_reference_latitude":"-0.1693703","gmap_reference_longitude":"-78.4903816","acronym":""},"attach":[]}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TCHIMBIA</text:p>
          </table:table-cell>
          <table:table-cell office:value-type="string" calcext:value-type="string">
            <text:p>Z02170113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23923"</text:p>
          </table:table-cell>
          <table:table-cell office:value-type="string" calcext:value-type="string">
            <text:p>"-78.5057119"</text:p>
          </table:table-cell>
          <table:table-cell table:number-columns-repeated="2"/>
          <table:table-cell office:value-type="string" calcext:value-type="string">
            <text:p>{"Ubication":{"id":240,"created_at":"43768,6659722222","updated_at":"43768,6659722222","name":"ITCHIMBIA","code":"Z02170113","father_code":"Z021701","gmap_reference_latitude":"-0.223923","gmap_reference_longitude":"-78.5057119","acronym":""},"attach":[]}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Z0217011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41,"created_at":"43768,6659722222","updated_at":"43768,6659722222","name":"JIPIJAPA","code":"Z02170114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Z0217011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39869"</text:p>
          </table:table-cell>
          <table:table-cell office:value-type="string" calcext:value-type="string">
            <text:p>"-78.4874351"</text:p>
          </table:table-cell>
          <table:table-cell table:number-columns-repeated="2"/>
          <table:table-cell office:value-type="string" calcext:value-type="string">
            <text:p>{"Ubication":{"id":242,"created_at":"43768,6659722222","updated_at":"43768,6659722222","name":"KENNEDY","code":"Z02170115","father_code":"Z021701","gmap_reference_latitude":"-0.139869","gmap_reference_longitude":"-78.4874351","acronym":""},"attach":[]}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ARGELIA</text:p>
          </table:table-cell>
          <table:table-cell office:value-type="string" calcext:value-type="string">
            <text:p>Z0217011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815508"</text:p>
          </table:table-cell>
          <table:table-cell office:value-type="string" calcext:value-type="string">
            <text:p>"-78.5400223"</text:p>
          </table:table-cell>
          <table:table-cell table:number-columns-repeated="2"/>
          <table:table-cell office:value-type="string" calcext:value-type="string">
            <text:p>{"Ubication":{"id":243,"created_at":"43768,6659722222","updated_at":"43768,6659722222","name":"LA ARGELIA","code":"Z02170116","father_code":"Z021701","gmap_reference_latitude":"-0.2815508","gmap_reference_longitude":"-78.5400223","acronym":""},"attach":[]}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ONCEPCIĂN</text:p>
          </table:table-cell>
          <table:table-cell office:value-type="string" calcext:value-type="string">
            <text:p>Z02170117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44,"created_at":"43768,6659722222","updated_at":"43768,6659722222","name":"LA CONCEPCIĂN","code":"Z02170117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ECUATORIANA</text:p>
          </table:table-cell>
          <table:table-cell office:value-type="string" calcext:value-type="string">
            <text:p>Z02170118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3089972"</text:p>
          </table:table-cell>
          <table:table-cell office:value-type="string" calcext:value-type="string">
            <text:p>"-78.5672256"</text:p>
          </table:table-cell>
          <table:table-cell table:number-columns-repeated="2"/>
          <table:table-cell office:value-type="string" calcext:value-type="string">
            <text:p>{"Ubication":{"id":245,"created_at":"43768,6659722222","updated_at":"43768,6659722222","name":"LA ECUATORIANA","code":"Z02170118","father_code":"Z021701","gmap_reference_latitude":"-0.3089972","gmap_reference_longitude":"-78.5672256","acronym":""},"attach":[]}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FERROVIARIA</text:p>
          </table:table-cell>
          <table:table-cell office:value-type="string" calcext:value-type="string">
            <text:p>Z02170119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60227"</text:p>
          </table:table-cell>
          <table:table-cell office:value-type="string" calcext:value-type="string">
            <text:p>"-78.5331383"</text:p>
          </table:table-cell>
          <table:table-cell table:number-columns-repeated="2"/>
          <table:table-cell office:value-type="string" calcext:value-type="string">
            <text:p>{"Ubication":{"id":246,"created_at":"43768,6659722222","updated_at":"43768,6659722222","name":"LA FERROVIARIA","code":"Z02170119","father_code":"Z021701","gmap_reference_latitude":"-0.260227","gmap_reference_longitude":"-78.5331383","acronym":""},"attach":[]}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Z0217012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3"</text:p>
          </table:table-cell>
          <table:table-cell office:value-type="string" calcext:value-type="string">
            <text:p>"-78.535542"</text:p>
          </table:table-cell>
          <table:table-cell table:number-columns-repeated="2"/>
          <table:table-cell office:value-type="string" calcext:value-type="string">
            <text:p>{"Ubication":{"id":247,"created_at":"43768,6659722222","updated_at":"43768,6659722222","name":"LA LIBERTAD","code":"Z02170120","father_code":"Z021701","gmap_reference_latitude":"-0.2107853","gmap_reference_longitude":"-78.535542","acronym":""},"attach":[]}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GDALENA</text:p>
          </table:table-cell>
          <table:table-cell office:value-type="string" calcext:value-type="string">
            <text:p>Z0217012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416106"</text:p>
          </table:table-cell>
          <table:table-cell office:value-type="string" calcext:value-type="string">
            <text:p>"-78.5317485"</text:p>
          </table:table-cell>
          <table:table-cell table:number-columns-repeated="2"/>
          <table:table-cell office:value-type="string" calcext:value-type="string">
            <text:p>{"Ubication":{"id":248,"created_at":"43768,6659722222","updated_at":"43768,6659722222","name":"LA MAGDALENA","code":"Z02170121","father_code":"Z021701","gmap_reference_latitude":"-0.2416106","gmap_reference_longitude":"-78.5317485","acronym":""},"attach":[]}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ENA</text:p>
          </table:table-cell>
          <table:table-cell office:value-type="string" calcext:value-type="string">
            <text:p>Z0217012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561157"</text:p>
          </table:table-cell>
          <table:table-cell office:value-type="string" calcext:value-type="string">
            <text:p>"-78.5653192"</text:p>
          </table:table-cell>
          <table:table-cell table:number-columns-repeated="2"/>
          <table:table-cell office:value-type="string" calcext:value-type="string">
            <text:p>{"Ubication":{"id":249,"created_at":"43768,6659722222","updated_at":"43768,6659722222","name":"LA MENA","code":"Z02170122","father_code":"Z021701","gmap_reference_latitude":"-0.2561157","gmap_reference_longitude":"-78.5653192","acronym":""},"attach":[]}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ISCAL SUCRE</text:p>
          </table:table-cell>
          <table:table-cell office:value-type="string" calcext:value-type="string">
            <text:p>Z02170123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3"</text:p>
          </table:table-cell>
          <table:table-cell office:value-type="string" calcext:value-type="string">
            <text:p>"-78.535542"</text:p>
          </table:table-cell>
          <table:table-cell table:number-columns-repeated="2"/>
          <table:table-cell office:value-type="string" calcext:value-type="string">
            <text:p>{"Ubication":{"id":250,"created_at":"43768,6659722222","updated_at":"43768,6659722222","name":"MARISCAL SUCRE","code":"Z02170123","father_code":"Z021701","gmap_reference_latitude":"-0.2107853","gmap_reference_longitude":"-78.535542","acronym":""},"attach":[]}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NCEANO</text:p>
          </table:table-cell>
          <table:table-cell office:value-type="string" calcext:value-type="string">
            <text:p>Z0217012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223254"</text:p>
          </table:table-cell>
          <table:table-cell office:value-type="string" calcext:value-type="string">
            <text:p>"-78.4956524"</text:p>
          </table:table-cell>
          <table:table-cell table:number-columns-repeated="2"/>
          <table:table-cell office:value-type="string" calcext:value-type="string">
            <text:p>{"Ubication":{"id":251,"created_at":"43768,6659722222","updated_at":"43768,6659722222","name":"PONCEANO","code":"Z02170124","father_code":"Z021701","gmap_reference_latitude":"-0.1223254","gmap_reference_longitude":"-78.4956524","acronym":""},"attach":[]}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NGASĂ</text:p>
          </table:table-cell>
          <table:table-cell office:value-type="string" calcext:value-type="string">
            <text:p>Z0217012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52,"created_at":"43768,6659722222","updated_at":"43768,6659722222","name":"PUENGASĂ","code":"Z02170125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TUMBE</text:p>
          </table:table-cell>
          <table:table-cell office:value-type="string" calcext:value-type="string">
            <text:p>Z0217012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53,"created_at":"43768,6659722222","updated_at":"43768,6659722222","name":"QUITUMBE","code":"Z02170126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Z02170127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803124"</text:p>
          </table:table-cell>
          <table:table-cell office:value-type="string" calcext:value-type="string">
            <text:p>"-78.5208309"</text:p>
          </table:table-cell>
          <table:table-cell table:number-columns-repeated="2"/>
          <table:table-cell office:value-type="string" calcext:value-type="string">
            <text:p>{"Ubication":{"id":254,"created_at":"43768,6659722222","updated_at":"43768,6659722222","name":"RUMIPAMBA","code":"Z02170127","father_code":"Z021701","gmap_reference_latitude":"-0.1803124","gmap_reference_longitude":"-78.5208309","acronym":""},"attach":[]}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BARTOLO</text:p>
          </table:table-cell>
          <table:table-cell office:value-type="string" calcext:value-type="string">
            <text:p>Z02170128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715672"</text:p>
          </table:table-cell>
          <table:table-cell office:value-type="string" calcext:value-type="string">
            <text:p>"-78.5370992"</text:p>
          </table:table-cell>
          <table:table-cell table:number-columns-repeated="2"/>
          <table:table-cell office:value-type="string" calcext:value-type="string">
            <text:p>{"Ubication":{"id":255,"created_at":"43768,6659722222","updated_at":"43768,6659722222","name":"SAN BARTOLO","code":"Z02170128","father_code":"Z021701","gmap_reference_latitude":"-0.2715672","gmap_reference_longitude":"-78.5370992","acronym":""},"attach":[]},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ISIDRO DEL INCA</text:p>
          </table:table-cell>
          <table:table-cell office:value-type="string" calcext:value-type="string">
            <text:p>Z02170129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42813"</text:p>
          </table:table-cell>
          <table:table-cell office:value-type="string" calcext:value-type="string">
            <text:p>"-78.4701996"</text:p>
          </table:table-cell>
          <table:table-cell table:number-columns-repeated="2"/>
          <table:table-cell office:value-type="string" calcext:value-type="string">
            <text:p>{"Ubication":{"id":256,"created_at":"43768,6659722222","updated_at":"43768,6659722222","name":"SAN ISIDRO DEL INCA","code":"Z02170129","father_code":"Z021701","gmap_reference_latitude":"-0.142813","gmap_reference_longitude":"-78.4701996","acronym":""},"attach":[]},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Z0217013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57,"created_at":"43768,6659722222","updated_at":"43768,6659722222","name":"SAN JUAN","code":"Z02170130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OLANDA</text:p>
          </table:table-cell>
          <table:table-cell office:value-type="string" calcext:value-type="string">
            <text:p>Z0217013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695127"</text:p>
          </table:table-cell>
          <table:table-cell office:value-type="string" calcext:value-type="string">
            <text:p>"-78.5492958"</text:p>
          </table:table-cell>
          <table:table-cell table:number-columns-repeated="2"/>
          <table:table-cell office:value-type="string" calcext:value-type="string">
            <text:p>{"Ubication":{"id":258,"created_at":"43768,6659722222","updated_at":"43768,6659722222","name":"SOLANDA","code":"Z02170131","father_code":"Z021701","gmap_reference_latitude":"-0.2695127","gmap_reference_longitude":"-78.5492958","acronym":""},"attach":[]},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RUBAMBA</text:p>
          </table:table-cell>
          <table:table-cell office:value-type="string" calcext:value-type="string">
            <text:p>Z0217013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300783"</text:p>
          </table:table-cell>
          <table:table-cell office:value-type="string" calcext:value-type="string">
            <text:p>"-78.5407965"</text:p>
          </table:table-cell>
          <table:table-cell table:number-columns-repeated="2"/>
          <table:table-cell office:value-type="string" calcext:value-type="string">
            <text:p>{"Ubication":{"id":259,"created_at":"43768,6659722222","updated_at":"43768,6659722222","name":"TURUBAMBA","code":"Z02170132","father_code":"Z021701","gmap_reference_latitude":"-0.300783","gmap_reference_longitude":"-78.5407965","acronym":""},"attach":[]},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ANGASI</text:p>
          </table:table-cell>
          <table:table-cell office:value-type="string" calcext:value-type="string">
            <text:p>Z0217015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303744"</text:p>
          </table:table-cell>
          <table:table-cell office:value-type="string" calcext:value-type="string">
            <text:p>"-78.4291227"</text:p>
          </table:table-cell>
          <table:table-cell table:number-columns-repeated="2"/>
          <table:table-cell office:value-type="string" calcext:value-type="string">
            <text:p>{"Ubication":{"id":260,"created_at":"43768,6659722222","updated_at":"43768,6659722222","name":"ALANGASI","code":"Z02170151","father_code":"Z021701","gmap_reference_latitude":"-0.303744","gmap_reference_longitude":"-78.4291227","acronym":""},"attach":[]},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AGUAĂA</text:p>
          </table:table-cell>
          <table:table-cell office:value-type="string" calcext:value-type="string">
            <text:p>Z0217015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61,"created_at":"43768,6659722222","updated_at":"43768,6659722222","name":"AMAGUAĂA","code":"Z02170152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HUALPA (HABASPAMBA)</text:p>
          </table:table-cell>
          <table:table-cell office:value-type="string" calcext:value-type="string">
            <text:p>Z02170153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62,"created_at":"43768,6659722222","updated_at":"43768,6659722222","name":"ATAHUALPA (HABASPAMBA)","code":"Z02170153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ACALI</text:p>
          </table:table-cell>
          <table:table-cell office:value-type="string" calcext:value-type="string">
            <text:p>Z0217015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0001609"</text:p>
          </table:table-cell>
          <table:table-cell office:value-type="string" calcext:value-type="string">
            <text:p>"-78.5226667"</text:p>
          </table:table-cell>
          <table:table-cell table:number-columns-repeated="2"/>
          <table:table-cell office:value-type="string" calcext:value-type="string">
            <text:p>{"Ubication":{"id":263,"created_at":"43768,6659722222","updated_at":"43768,6659722222","name":"CALACALI","code":"Z02170154","father_code":"Z021701","gmap_reference_latitude":"-0.0001609","gmap_reference_longitude":"-78.5226667","acronym":""},"attach":[]},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DERON (CARAPUNGO)</text:p>
          </table:table-cell>
          <table:table-cell office:value-type="string" calcext:value-type="string">
            <text:p>Z0217015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64,"created_at":"43768,6659722222","updated_at":"43768,6659722222","name":"CALDERON (CARAPUNGO)","code":"Z02170155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NOCOTO</text:p>
          </table:table-cell>
          <table:table-cell office:value-type="string" calcext:value-type="string">
            <text:p>Z0217015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866782"</text:p>
          </table:table-cell>
          <table:table-cell office:value-type="string" calcext:value-type="string">
            <text:p>"-78.522579"</text:p>
          </table:table-cell>
          <table:table-cell table:number-columns-repeated="2"/>
          <table:table-cell office:value-type="string" calcext:value-type="string">
            <text:p>{"Ubication":{"id":265,"created_at":"43768,6659722222","updated_at":"43768,6659722222","name":"CONOCOTO","code":"Z02170156","father_code":"Z021701","gmap_reference_latitude":"-0.2866782","gmap_reference_longitude":"-78.522579","acronym":""},"attach":[]},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MBAYA</text:p>
          </table:table-cell>
          <table:table-cell office:value-type="string" calcext:value-type="string">
            <text:p>Z02170157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66,"created_at":"43768,6659722222","updated_at":"43768,6659722222","name":"CUMBAYA","code":"Z02170157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VEZPAMBA</text:p>
          </table:table-cell>
          <table:table-cell office:value-type="string" calcext:value-type="string">
            <text:p>Z02170158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0.1257383"</text:p>
          </table:table-cell>
          <table:table-cell office:value-type="string" calcext:value-type="string">
            <text:p>"-78.4353517"</text:p>
          </table:table-cell>
          <table:table-cell table:number-columns-repeated="2"/>
          <table:table-cell office:value-type="string" calcext:value-type="string">
            <text:p>{"Ubication":{"id":267,"created_at":"43768,6659722222","updated_at":"43768,6659722222","name":"CHAVEZPAMBA","code":"Z02170158","father_code":"Z021701","gmap_reference_latitude":"0.1257383","gmap_reference_longitude":"-78.4353517","acronym":""},"attach":[]},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ECA (CHILPA)</text:p>
          </table:table-cell>
          <table:table-cell office:value-type="string" calcext:value-type="string">
            <text:p>Z02170159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546609"</text:p>
          </table:table-cell>
          <table:table-cell office:value-type="string" calcext:value-type="string">
            <text:p>"-78.3333182"</text:p>
          </table:table-cell>
          <table:table-cell table:number-columns-repeated="2"/>
          <table:table-cell office:value-type="string" calcext:value-type="string">
            <text:p>{"Ubication":{"id":268,"created_at":"43768,6659722222","updated_at":"43768,6659722222","name":"CHECA (CHILPA)","code":"Z02170159","father_code":"Z021701","gmap_reference_latitude":"-0.1546609","gmap_reference_longitude":"-78.3333182","acronym":""},"attach":[]},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QUINCHE</text:p>
          </table:table-cell>
          <table:table-cell office:value-type="string" calcext:value-type="string">
            <text:p>Z0217016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112938"</text:p>
          </table:table-cell>
          <table:table-cell office:value-type="string" calcext:value-type="string">
            <text:p>"-78.3042488"</text:p>
          </table:table-cell>
          <table:table-cell table:number-columns-repeated="2"/>
          <table:table-cell office:value-type="string" calcext:value-type="string">
            <text:p>{"Ubication":{"id":269,"created_at":"43768,6659722222","updated_at":"43768,6659722222","name":"EL QUINCHE","code":"Z02170160","father_code":"Z021701","gmap_reference_latitude":"-0.1112938","gmap_reference_longitude":"-78.3042488","acronym":""},"attach":[]},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EA</text:p>
          </table:table-cell>
          <table:table-cell office:value-type="string" calcext:value-type="string">
            <text:p>Z0217016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845043"</text:p>
          </table:table-cell>
          <table:table-cell office:value-type="string" calcext:value-type="string">
            <text:p>"-78.527191"</text:p>
          </table:table-cell>
          <table:table-cell table:number-columns-repeated="2"/>
          <table:table-cell office:value-type="string" calcext:value-type="string">
            <text:p>{"Ubication":{"id":270,"created_at":"43768,6659722222","updated_at":"43768,6659722222","name":"GUALEA","code":"Z02170161","father_code":"Z021701","gmap_reference_latitude":"-0.2845043","gmap_reference_longitude":"-78.527191","acronym":""},"attach":[]},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GOPOLO</text:p>
          </table:table-cell>
          <table:table-cell office:value-type="string" calcext:value-type="string">
            <text:p>Z0217016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5828"</text:p>
          </table:table-cell>
          <table:table-cell office:value-type="string" calcext:value-type="string">
            <text:p>"-78.4549431"</text:p>
          </table:table-cell>
          <table:table-cell table:number-columns-repeated="2"/>
          <table:table-cell office:value-type="string" calcext:value-type="string">
            <text:p>{"Ubication":{"id":271,"created_at":"43768,6659722222","updated_at":"43768,6659722222","name":"GUANGOPOLO","code":"Z02170162","father_code":"Z021701","gmap_reference_latitude":"-0.25828","gmap_reference_longitude":"-78.4549431","acronym":""},"attach":[]},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LLABAMBA</text:p>
          </table:table-cell>
          <table:table-cell office:value-type="string" calcext:value-type="string">
            <text:p>Z02170163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0672515"</text:p>
          </table:table-cell>
          <table:table-cell office:value-type="string" calcext:value-type="string">
            <text:p>"-78.3679999"</text:p>
          </table:table-cell>
          <table:table-cell table:number-columns-repeated="2"/>
          <table:table-cell office:value-type="string" calcext:value-type="string">
            <text:p>{"Ubication":{"id":272,"created_at":"43768,6659722222","updated_at":"43768,6659722222","name":"GUAYLLABAMBA","code":"Z02170163","father_code":"Z021701","gmap_reference_latitude":"-0.0672515","gmap_reference_longitude":"-78.3679999","acronym":""},"attach":[]},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Z0217016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3030013"</text:p>
          </table:table-cell>
          <table:table-cell office:value-type="string" calcext:value-type="string">
            <text:p>"-78.5722744"</text:p>
          </table:table-cell>
          <table:table-cell table:number-columns-repeated="2"/>
          <table:table-cell office:value-type="string" calcext:value-type="string">
            <text:p>{"Ubication":{"id":273,"created_at":"43768,6659722222","updated_at":"43768,6659722222","name":"LA MERCED","code":"Z02170164","father_code":"Z021701","gmap_reference_latitude":"-0.3030013","gmap_reference_longitude":"-78.5722744","acronym":""},"attach":[]},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LANO CHICO</text:p>
          </table:table-cell>
          <table:table-cell office:value-type="string" calcext:value-type="string">
            <text:p>Z0217016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319545"</text:p>
          </table:table-cell>
          <table:table-cell office:value-type="string" calcext:value-type="string">
            <text:p>"-78.4692944"</text:p>
          </table:table-cell>
          <table:table-cell table:number-columns-repeated="2"/>
          <table:table-cell office:value-type="string" calcext:value-type="string">
            <text:p>{"Ubication":{"id":274,"created_at":"43768,6659722222","updated_at":"43768,6659722222","name":"LLANO CHICO","code":"Z02170165","father_code":"Z021701","gmap_reference_latitude":"-0.1319545","gmap_reference_longitude":"-78.4692944","acronym":""},"attach":[]},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LOA</text:p>
          </table:table-cell>
          <table:table-cell office:value-type="string" calcext:value-type="string">
            <text:p>Z0217016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75,"created_at":"43768,6659722222","updated_at":"43768,6659722222","name":"LLOA","code":"Z02170166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NEGAL</text:p>
          </table:table-cell>
          <table:table-cell office:value-type="string" calcext:value-type="string">
            <text:p>Z02170168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0.1312869"</text:p>
          </table:table-cell>
          <table:table-cell office:value-type="string" calcext:value-type="string">
            <text:p>"-78.6939477"</text:p>
          </table:table-cell>
          <table:table-cell table:number-columns-repeated="2"/>
          <table:table-cell office:value-type="string" calcext:value-type="string">
            <text:p>{"Ubication":{"id":276,"created_at":"43768,6659722222","updated_at":"43768,6659722222","name":"NANEGAL","code":"Z02170168","father_code":"Z021701","gmap_reference_latitude":"0.1312869","gmap_reference_longitude":"-78.6939477","acronym":""},"attach":[]},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NEGALITO</text:p>
          </table:table-cell>
          <table:table-cell office:value-type="string" calcext:value-type="string">
            <text:p>Z02170169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0.062176"</text:p>
          </table:table-cell>
          <table:table-cell office:value-type="string" calcext:value-type="string">
            <text:p>"-78.6995317"</text:p>
          </table:table-cell>
          <table:table-cell table:number-columns-repeated="2"/>
          <table:table-cell office:value-type="string" calcext:value-type="string">
            <text:p>{"Ubication":{"id":277,"created_at":"43768,6659722222","updated_at":"43768,6659722222","name":"NANEGALITO","code":"Z02170169","father_code":"Z021701","gmap_reference_latitude":"0.062176","gmap_reference_longitude":"-78.6995317","acronym":""},"attach":[]},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YON</text:p>
          </table:table-cell>
          <table:table-cell office:value-type="string" calcext:value-type="string">
            <text:p>Z0217017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577503"</text:p>
          </table:table-cell>
          <table:table-cell office:value-type="string" calcext:value-type="string">
            <text:p>"-78.4564787"</text:p>
          </table:table-cell>
          <table:table-cell table:number-columns-repeated="2"/>
          <table:table-cell office:value-type="string" calcext:value-type="string">
            <text:p>{"Ubication":{"id":278,"created_at":"43768,6659722222","updated_at":"43768,6659722222","name":"NAYON","code":"Z02170170","father_code":"Z021701","gmap_reference_latitude":"-0.1577503","gmap_reference_longitude":"-78.4564787","acronym":""},"attach":[]},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ONO</text:p>
          </table:table-cell>
          <table:table-cell office:value-type="string" calcext:value-type="string">
            <text:p>Z0217017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79,"created_at":"43768,6659722222","updated_at":"43768,6659722222","name":"NONO","code":"Z02170171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CTO</text:p>
          </table:table-cell>
          <table:table-cell office:value-type="string" calcext:value-type="string">
            <text:p>Z02170172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802688"</text:p>
          </table:table-cell>
          <table:table-cell office:value-type="string" calcext:value-type="string">
            <text:p>"-78.5232124"</text:p>
          </table:table-cell>
          <table:table-cell table:number-columns-repeated="2"/>
          <table:table-cell office:value-type="string" calcext:value-type="string">
            <text:p>{"Ubication":{"id":280,"created_at":"43768,6659722222","updated_at":"43768,6659722222","name":"PACTO","code":"Z02170172","father_code":"Z021701","gmap_reference_latitude":"-0.2802688","gmap_reference_longitude":"-78.5232124","acronym":""},"attach":[]},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RUCHO</text:p>
          </table:table-cell>
          <table:table-cell office:value-type="string" calcext:value-type="string">
            <text:p>Z0217017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81,"created_at":"43768,6659722222","updated_at":"43768,6659722222","name":"PERUCHO","code":"Z02170174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FO</text:p>
          </table:table-cell>
          <table:table-cell office:value-type="string" calcext:value-type="string">
            <text:p>Z0217017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336024"</text:p>
          </table:table-cell>
          <table:table-cell office:value-type="string" calcext:value-type="string">
            <text:p>"-78.3469258"</text:p>
          </table:table-cell>
          <table:table-cell table:number-columns-repeated="2"/>
          <table:table-cell office:value-type="string" calcext:value-type="string">
            <text:p>{"Ubication":{"id":282,"created_at":"43768,6659722222","updated_at":"43768,6659722222","name":"PIFO","code":"Z02170175","father_code":"Z021701","gmap_reference_latitude":"-0.2336024","gmap_reference_longitude":"-78.3469258","acronym":""},"attach":[]},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NTAG</text:p>
          </table:table-cell>
          <table:table-cell office:value-type="string" calcext:value-type="string">
            <text:p>Z0217017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3738972"</text:p>
          </table:table-cell>
          <table:table-cell office:value-type="string" calcext:value-type="string">
            <text:p>"-78.3893182"</text:p>
          </table:table-cell>
          <table:table-cell table:number-columns-repeated="2"/>
          <table:table-cell office:value-type="string" calcext:value-type="string">
            <text:p>{"Ubication":{"id":283,"created_at":"43768,6659722222","updated_at":"43768,6659722222","name":"PINTAG","code":"Z02170176","father_code":"Z021701","gmap_reference_latitude":"-0.3738972","gmap_reference_longitude":"-78.3893182","acronym":""},"attach":[]},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MASQUI</text:p>
          </table:table-cell>
          <table:table-cell office:value-type="string" calcext:value-type="string">
            <text:p>Z02170177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0386237"</text:p>
          </table:table-cell>
          <table:table-cell office:value-type="string" calcext:value-type="string">
            <text:p>"-78.4938822"</text:p>
          </table:table-cell>
          <table:table-cell table:number-columns-repeated="2"/>
          <table:table-cell office:value-type="string" calcext:value-type="string">
            <text:p>{"Ubication":{"id":284,"created_at":"43768,6659722222","updated_at":"43768,6659722222","name":"POMASQUI","code":"Z02170177","father_code":"Z021701","gmap_reference_latitude":"-0.0386237","gmap_reference_longitude":"-78.4938822","acronym":""},"attach":[]},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LLARO</text:p>
          </table:table-cell>
          <table:table-cell office:value-type="string" calcext:value-type="string">
            <text:p>Z02170178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0.066667"</text:p>
          </table:table-cell>
          <table:table-cell office:value-type="string" calcext:value-type="string">
            <text:p>"-78.4175097"</text:p>
          </table:table-cell>
          <table:table-cell table:number-columns-repeated="2"/>
          <table:table-cell office:value-type="string" calcext:value-type="string">
            <text:p>{"Ubication":{"id":285,"created_at":"43768,6659722222","updated_at":"43768,6659722222","name":"PUELLARO","code":"Z02170178","father_code":"Z021701","gmap_reference_latitude":"0.066667","gmap_reference_longitude":"-78.4175097","acronym":""},"attach":[]},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MBO</text:p>
          </table:table-cell>
          <table:table-cell office:value-type="string" calcext:value-type="string">
            <text:p>Z02170179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86,"created_at":"43768,6659722222","updated_at":"43768,6659722222","name":"PUEMBO","code":"Z02170179","father_code":"Z0217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Z02170180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0005579"</text:p>
          </table:table-cell>
          <table:table-cell office:value-type="string" calcext:value-type="string">
            <text:p>"-78.4668877"</text:p>
          </table:table-cell>
          <table:table-cell table:number-columns-repeated="2"/>
          <table:table-cell office:value-type="string" calcext:value-type="string">
            <text:p>{"Ubication":{"id":287,"created_at":"43768,6659722222","updated_at":"43768,6659722222","name":"SAN ANTONIO","code":"Z02170180","father_code":"Z021701","gmap_reference_latitude":"-0.0005579","gmap_reference_longitude":"-78.4668877","acronym":""},"attach":[]},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MINAS</text:p>
          </table:table-cell>
          <table:table-cell office:value-type="string" calcext:value-type="string">
            <text:p>Z02170181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0.1828444"</text:p>
          </table:table-cell>
          <table:table-cell office:value-type="string" calcext:value-type="string">
            <text:p>"-78.6542534"</text:p>
          </table:table-cell>
          <table:table-cell table:number-columns-repeated="2"/>
          <table:table-cell office:value-type="string" calcext:value-type="string">
            <text:p>{"Ubication":{"id":288,"created_at":"43768,6659722222","updated_at":"43768,6659722222","name":"SAN JOSE DE MINAS","code":"Z02170181","father_code":"Z021701","gmap_reference_latitude":"0.1828444","gmap_reference_longitude":"-78.6542534","acronym":""},"attach":[]},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BABELA</text:p>
          </table:table-cell>
          <table:table-cell office:value-type="string" calcext:value-type="string">
            <text:p>Z02170183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497206"</text:p>
          </table:table-cell>
          <table:table-cell office:value-type="string" calcext:value-type="string">
            <text:p>"-78.4279187"</text:p>
          </table:table-cell>
          <table:table-cell table:number-columns-repeated="2"/>
          <table:table-cell office:value-type="string" calcext:value-type="string">
            <text:p>{"Ubication":{"id":289,"created_at":"43768,6659722222","updated_at":"43768,6659722222","name":"TABABELA","code":"Z02170183","father_code":"Z021701","gmap_reference_latitude":"-0.1497206","gmap_reference_longitude":"-78.4279187","acronym":""},"attach":[]},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MBACO</text:p>
          </table:table-cell>
          <table:table-cell office:value-type="string" calcext:value-type="string">
            <text:p>Z02170184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2144903"</text:p>
          </table:table-cell>
          <table:table-cell office:value-type="string" calcext:value-type="string">
            <text:p>"-78.432878"</text:p>
          </table:table-cell>
          <table:table-cell table:number-columns-repeated="2"/>
          <table:table-cell office:value-type="string" calcext:value-type="string">
            <text:p>{"Ubication":{"id":290,"created_at":"43768,6659722222","updated_at":"43768,6659722222","name":"TUMBACO","code":"Z02170184","father_code":"Z021701","gmap_reference_latitude":"-0.2144903","gmap_reference_longitude":"-78.432878","acronym":""},"attach":[]},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RUQUI</text:p>
          </table:table-cell>
          <table:table-cell office:value-type="string" calcext:value-type="string">
            <text:p>Z02170185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657722"</text:p>
          </table:table-cell>
          <table:table-cell office:value-type="string" calcext:value-type="string">
            <text:p>"-78.3251418"</text:p>
          </table:table-cell>
          <table:table-cell table:number-columns-repeated="2"/>
          <table:table-cell office:value-type="string" calcext:value-type="string">
            <text:p>{"Ubication":{"id":291,"created_at":"43768,6659722222","updated_at":"43768,6659722222","name":"YARUQUI","code":"Z02170185","father_code":"Z021701","gmap_reference_latitude":"-0.1657722","gmap_reference_longitude":"-78.3251418","acronym":""},"attach":[]},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MBIZA</text:p>
          </table:table-cell>
          <table:table-cell office:value-type="string" calcext:value-type="string">
            <text:p>Z02170186</text:p>
          </table:table-cell>
          <table:table-cell office:value-type="string" calcext:value-type="string">
            <text:p>Z021701</text:p>
          </table:table-cell>
          <table:table-cell office:value-type="string" calcext:value-type="string">
            <text:p>"-0.1491092"</text:p>
          </table:table-cell>
          <table:table-cell office:value-type="string" calcext:value-type="string">
            <text:p>"-78.4540345"</text:p>
          </table:table-cell>
          <table:table-cell table:number-columns-repeated="2"/>
          <table:table-cell office:value-type="string" calcext:value-type="string">
            <text:p>{"Ubication":{"id":292,"created_at":"43768,6659722222","updated_at":"43768,6659722222","name":"ZAMBIZA","code":"Z02170186","father_code":"Z021701","gmap_reference_latitude":"-0.1491092","gmap_reference_longitude":"-78.4540345","acronym":""},"attach":[]},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0.0367141"</text:p>
          </table:table-cell>
          <table:table-cell office:value-type="string" calcext:value-type="string">
            <text:p>"-78.165268"</text:p>
          </table:table-cell>
          <table:table-cell office:value-type="string" calcext:value-type="string">
            <text:p>CAY</text:p>
          </table:table-cell>
          <table:table-cell/>
          <table:table-cell office:value-type="string" calcext:value-type="string">
            <text:p>{"Ubication":{"id":293,"created_at":"43768,6659722222","updated_at":"43768,6659722222","name":"CAYAMBE","code":"Z021702","father_code":"Z0217","gmap_reference_latitude":"0.0367141","gmap_reference_longitude":"-78.165268","acronym":"CAY"},"attach":[]},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YAMBE (RURAL)</text:p>
          </table:table-cell>
          <table:table-cell office:value-type="string" calcext:value-type="string">
            <text:p>Z02170250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0.0367141"</text:p>
          </table:table-cell>
          <table:table-cell office:value-type="string" calcext:value-type="string">
            <text:p>"-78.165268"</text:p>
          </table:table-cell>
          <table:table-cell table:number-columns-repeated="2"/>
          <table:table-cell office:value-type="string" calcext:value-type="string">
            <text:p>{"Ubication":{"id":294,"created_at":"43768,6659722222","updated_at":"43768,6659722222","name":"CAYAMBE (RURAL)","code":"Z02170250","father_code":"Z021702","gmap_reference_latitude":"0.0367141","gmap_reference_longitude":"-78.165268","acronym":""},"attach":[]},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YAMBE</text:p>
          </table:table-cell>
          <table:table-cell office:value-type="string" calcext:value-type="string">
            <text:p>Z02170202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0.0367141"</text:p>
          </table:table-cell>
          <table:table-cell office:value-type="string" calcext:value-type="string">
            <text:p>"-78.165268"</text:p>
          </table:table-cell>
          <table:table-cell table:number-columns-repeated="2"/>
          <table:table-cell office:value-type="string" calcext:value-type="string">
            <text:p>{"Ubication":{"id":295,"created_at":"43768,6659722222","updated_at":"43768,6659722222","name":"CAYAMBE","code":"Z02170202","father_code":"Z021702","gmap_reference_latitude":"0.0367141","gmap_reference_longitude":"-78.165268","acronym":""},"attach":[]},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MONTALVO</text:p>
          </table:table-cell>
          <table:table-cell office:value-type="string" calcext:value-type="string">
            <text:p>Z02170203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0.0402829"</text:p>
          </table:table-cell>
          <table:table-cell office:value-type="string" calcext:value-type="string">
            <text:p>"-78.1439584"</text:p>
          </table:table-cell>
          <table:table-cell table:number-columns-repeated="2"/>
          <table:table-cell office:value-type="string" calcext:value-type="string">
            <text:p>{"Ubication":{"id":296,"created_at":"43768,6659722222","updated_at":"43768,6659722222","name":"JUAN MONTALVO","code":"Z02170203","father_code":"Z021702","gmap_reference_latitude":"0.0402829","gmap_reference_longitude":"-78.1439584","acronym":""},"attach":[]},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SCAZUBI</text:p>
          </table:table-cell>
          <table:table-cell office:value-type="string" calcext:value-type="string">
            <text:p>Z02170251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0.0413943"</text:p>
          </table:table-cell>
          <table:table-cell office:value-type="string" calcext:value-type="string">
            <text:p>"-78.1461246"</text:p>
          </table:table-cell>
          <table:table-cell table:number-columns-repeated="2"/>
          <table:table-cell office:value-type="string" calcext:value-type="string">
            <text:p>{"Ubication":{"id":297,"created_at":"43768,6659722222","updated_at":"43768,6659722222","name":"ASCAZUBI","code":"Z02170251","father_code":"Z021702","gmap_reference_latitude":"0.0413943","gmap_reference_longitude":"-78.1461246","acronym":""},"attach":[]},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GAHUA</text:p>
          </table:table-cell>
          <table:table-cell office:value-type="string" calcext:value-type="string">
            <text:p>Z02170252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-0.0874159"</text:p>
          </table:table-cell>
          <table:table-cell office:value-type="string" calcext:value-type="string">
            <text:p>"-78.2803786"</text:p>
          </table:table-cell>
          <table:table-cell table:number-columns-repeated="2"/>
          <table:table-cell office:value-type="string" calcext:value-type="string">
            <text:p>{"Ubication":{"id":298,"created_at":"43768,6659722222","updated_at":"43768,6659722222","name":"CANGAHUA","code":"Z02170252","father_code":"Z021702","gmap_reference_latitude":"-0.0874159","gmap_reference_longitude":"-78.2803786","acronym":""},"attach":[]},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LMEDO (PESILLO)</text:p>
          </table:table-cell>
          <table:table-cell office:value-type="string" calcext:value-type="string">
            <text:p>Z02170253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299,"created_at":"43768,6659722222","updated_at":"43768,6659722222","name":"OLMEDO (PESILLO)","code":"Z02170253","father_code":"Z021702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Z02170254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00,"created_at":"43768,6659722222","updated_at":"43768,6659722222","name":"OTON","code":"Z02170254","father_code":"Z021702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 DE CUZUBAMBA</text:p>
          </table:table-cell>
          <table:table-cell office:value-type="string" calcext:value-type="string">
            <text:p>Z02170255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01,"created_at":"43768,6659722222","updated_at":"43768,6659722222","name":"SANTA ROSA DE CUZUBAMBA","code":"Z02170255","father_code":"Z021702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AYORA</text:p>
          </table:table-cell>
          <table:table-cell office:value-type="string" calcext:value-type="string">
            <text:p>Z02170256</text:p>
          </table:table-cell>
          <table:table-cell office:value-type="string" calcext:value-type="string">
            <text:p>Z0217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02,"created_at":"43768,6659722222","updated_at":"43768,6659722222","name":"SAN JOSE DE AYORA","code":"Z02170256","father_code":"Z021702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JĂA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-0.4966345"</text:p>
          </table:table-cell>
          <table:table-cell office:value-type="string" calcext:value-type="string">
            <text:p>"-78.9137029"</text:p>
          </table:table-cell>
          <table:table-cell table:number-columns-repeated="2"/>
          <table:table-cell office:value-type="string" calcext:value-type="string">
            <text:p>{"Ubication":{"id":303,"created_at":"43768,6659722222","updated_at":"43768,6659722222","name":"MEJĂA","code":"Z021703","father_code":"Z0217","gmap_reference_latitude":"-0.4966345","gmap_reference_longitude":"-78.9137029","acronym":""},"attach":[]},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HACHI</text:p>
          </table:table-cell>
          <table:table-cell office:value-type="string" calcext:value-type="string">
            <text:p>Z02170350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515063"</text:p>
          </table:table-cell>
          <table:table-cell office:value-type="string" calcext:value-type="string">
            <text:p>"-78.5885741"</text:p>
          </table:table-cell>
          <table:table-cell table:number-columns-repeated="2"/>
          <table:table-cell office:value-type="string" calcext:value-type="string">
            <text:p>{"Ubication":{"id":304,"created_at":"43768,6659722222","updated_at":"43768,6659722222","name":"MACHACHI","code":"Z02170350","father_code":"Z021703","gmap_reference_latitude":"-0.515063","gmap_reference_longitude":"-78.5885741","acronym":""},"attach":[]},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OAG</text:p>
          </table:table-cell>
          <table:table-cell office:value-type="string" calcext:value-type="string">
            <text:p>Z02170351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4679952"</text:p>
          </table:table-cell>
          <table:table-cell office:value-type="string" calcext:value-type="string">
            <text:p>"-78.5895395"</text:p>
          </table:table-cell>
          <table:table-cell table:number-columns-repeated="2"/>
          <table:table-cell office:value-type="string" calcext:value-type="string">
            <text:p>{"Ubication":{"id":305,"created_at":"43768,6659722222","updated_at":"43768,6659722222","name":"ALOAG","code":"Z02170351","father_code":"Z021703","gmap_reference_latitude":"-0.4679952","gmap_reference_longitude":"-78.5895395","acronym":""},"attach":[]},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OASI</text:p>
          </table:table-cell>
          <table:table-cell office:value-type="string" calcext:value-type="string">
            <text:p>Z02170352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5193439"</text:p>
          </table:table-cell>
          <table:table-cell office:value-type="string" calcext:value-type="string">
            <text:p>"-78.5888207"</text:p>
          </table:table-cell>
          <table:table-cell table:number-columns-repeated="2"/>
          <table:table-cell office:value-type="string" calcext:value-type="string">
            <text:p>{"Ubication":{"id":306,"created_at":"43768,6659722222","updated_at":"43768,6659722222","name":"ALOASI","code":"Z02170352","father_code":"Z021703","gmap_reference_latitude":"-0.5193439","gmap_reference_longitude":"-78.5888207","acronym":""},"attach":[]},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TUGLAHUA</text:p>
          </table:table-cell>
          <table:table-cell office:value-type="string" calcext:value-type="string">
            <text:p>Z02170353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3754909"</text:p>
          </table:table-cell>
          <table:table-cell office:value-type="string" calcext:value-type="string">
            <text:p>"-78.6434445"</text:p>
          </table:table-cell>
          <table:table-cell table:number-columns-repeated="2"/>
          <table:table-cell office:value-type="string" calcext:value-type="string">
            <text:p>{"Ubication":{"id":307,"created_at":"43768,6659722222","updated_at":"43768,6659722222","name":"CUTUGLAHUA","code":"Z02170353","father_code":"Z021703","gmap_reference_latitude":"-0.3754909","gmap_reference_longitude":"-78.6434445","acronym":""},"attach":[]},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HAUPI</text:p>
          </table:table-cell>
          <table:table-cell office:value-type="string" calcext:value-type="string">
            <text:p>Z02170354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08,"created_at":"43768,6659722222","updated_at":"43768,6659722222","name":"EL CHAUPI","code":"Z02170354","father_code":"Z021703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UEL CORNEJO ASTORGA (TANDAPI)</text:p>
          </table:table-cell>
          <table:table-cell office:value-type="string" calcext:value-type="string">
            <text:p>Z02170355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413149"</text:p>
          </table:table-cell>
          <table:table-cell office:value-type="string" calcext:value-type="string">
            <text:p>"-78.939026"</text:p>
          </table:table-cell>
          <table:table-cell table:number-columns-repeated="2"/>
          <table:table-cell office:value-type="string" calcext:value-type="string">
            <text:p>{"Ubication":{"id":309,"created_at":"43768,6659722222","updated_at":"43768,6659722222","name":"MANUEL CORNEJO ASTORGA (TANDAPI)","code":"Z02170355","father_code":"Z021703","gmap_reference_latitude":"-0.413149","gmap_reference_longitude":"-78.939026","acronym":""},"attach":[]},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MBILLO</text:p>
          </table:table-cell>
          <table:table-cell office:value-type="string" calcext:value-type="string">
            <text:p>Z02170356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4059758"</text:p>
          </table:table-cell>
          <table:table-cell office:value-type="string" calcext:value-type="string">
            <text:p>"-78.5566343"</text:p>
          </table:table-cell>
          <table:table-cell table:number-columns-repeated="2"/>
          <table:table-cell office:value-type="string" calcext:value-type="string">
            <text:p>{"Ubication":{"id":310,"created_at":"43768,6659722222","updated_at":"43768,6659722222","name":"TAMBILLO","code":"Z02170356","father_code":"Z021703","gmap_reference_latitude":"-0.4059758","gmap_reference_longitude":"-78.5566343","acronym":""},"attach":[]},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YUMBICHO</text:p>
          </table:table-cell>
          <table:table-cell office:value-type="string" calcext:value-type="string">
            <text:p>Z02170357</text:p>
          </table:table-cell>
          <table:table-cell office:value-type="string" calcext:value-type="string">
            <text:p>Z021703</text:p>
          </table:table-cell>
          <table:table-cell office:value-type="string" calcext:value-type="string">
            <text:p>"-0.4106993"</text:p>
          </table:table-cell>
          <table:table-cell office:value-type="string" calcext:value-type="string">
            <text:p>"-78.585312"</text:p>
          </table:table-cell>
          <table:table-cell table:number-columns-repeated="2"/>
          <table:table-cell office:value-type="string" calcext:value-type="string">
            <text:p>{"Ubication":{"id":311,"created_at":"43768,6659722222","updated_at":"43768,6659722222","name":"UYUMBICHO","code":"Z02170357","father_code":"Z021703","gmap_reference_latitude":"-0.4106993","gmap_reference_longitude":"-78.585312","acronym":""},"attach":[]},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RO MONCAYO</text:p>
          </table:table-cell>
          <table:table-cell office:value-type="string" calcext:value-type="string">
            <text:p>Z021704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0.0595026"</text:p>
          </table:table-cell>
          <table:table-cell office:value-type="string" calcext:value-type="string">
            <text:p>"-78.4237919"</text:p>
          </table:table-cell>
          <table:table-cell office:value-type="string" calcext:value-type="string">
            <text:p>PMY</text:p>
          </table:table-cell>
          <table:table-cell/>
          <table:table-cell office:value-type="string" calcext:value-type="string">
            <text:p>{"Ubication":{"id":312,"created_at":"43768,6659722222","updated_at":"43768,6659722222","name":"PEDRO MONCAYO","code":"Z021704","father_code":"Z0217","gmap_reference_latitude":"0.0595026","gmap_reference_longitude":"-78.4237919","acronym":"PMY"},"attach":[]},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BACUNDO</text:p>
          </table:table-cell>
          <table:table-cell office:value-type="string" calcext:value-type="string">
            <text:p>Z02170450</text:p>
          </table:table-cell>
          <table:table-cell office:value-type="string" calcext:value-type="string">
            <text:p>Z021704</text:p>
          </table:table-cell>
          <table:table-cell office:value-type="string" calcext:value-type="string">
            <text:p>"0.0390101"</text:p>
          </table:table-cell>
          <table:table-cell office:value-type="string" calcext:value-type="string">
            <text:p>"-78.2398876"</text:p>
          </table:table-cell>
          <table:table-cell table:number-columns-repeated="2"/>
          <table:table-cell office:value-type="string" calcext:value-type="string">
            <text:p>{"Ubication":{"id":313,"created_at":"43768,6659722222","updated_at":"43768,6659722222","name":"TABACUNDO","code":"Z02170450","father_code":"Z021704","gmap_reference_latitude":"0.0390101","gmap_reference_longitude":"-78.2398876","acronym":""},"attach":[]},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Z02170451</text:p>
          </table:table-cell>
          <table:table-cell office:value-type="string" calcext:value-type="string">
            <text:p>Z021704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14,"created_at":"43768,6659722222","updated_at":"43768,6659722222","name":"LA ESPERANZA","code":"Z02170451","father_code":"Z021704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CHINGUI</text:p>
          </table:table-cell>
          <table:table-cell office:value-type="string" calcext:value-type="string">
            <text:p>Z02170452</text:p>
          </table:table-cell>
          <table:table-cell office:value-type="string" calcext:value-type="string">
            <text:p>Z021704</text:p>
          </table:table-cell>
          <table:table-cell office:value-type="string" calcext:value-type="string">
            <text:p>"0.0658653"</text:p>
          </table:table-cell>
          <table:table-cell office:value-type="string" calcext:value-type="string">
            <text:p>"-78.4001136"</text:p>
          </table:table-cell>
          <table:table-cell table:number-columns-repeated="2"/>
          <table:table-cell office:value-type="string" calcext:value-type="string">
            <text:p>{"Ubication":{"id":315,"created_at":"43768,6659722222","updated_at":"43768,6659722222","name":"MALCHINGUI","code":"Z02170452","father_code":"Z021704","gmap_reference_latitude":"0.0658653","gmap_reference_longitude":"-78.4001136","acronym":""},"attach":[]},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CACHI</text:p>
          </table:table-cell>
          <table:table-cell office:value-type="string" calcext:value-type="string">
            <text:p>Z02170453</text:p>
          </table:table-cell>
          <table:table-cell office:value-type="string" calcext:value-type="string">
            <text:p>Z021704</text:p>
          </table:table-cell>
          <table:table-cell office:value-type="string" calcext:value-type="string">
            <text:p>"0.0667349"</text:p>
          </table:table-cell>
          <table:table-cell office:value-type="string" calcext:value-type="string">
            <text:p>"-78.3745301"</text:p>
          </table:table-cell>
          <table:table-cell table:number-columns-repeated="2"/>
          <table:table-cell office:value-type="string" calcext:value-type="string">
            <text:p>{"Ubication":{"id":316,"created_at":"43768,6659722222","updated_at":"43768,6659722222","name":"TOCACHI","code":"Z02170453","father_code":"Z021704","gmap_reference_latitude":"0.0667349","gmap_reference_longitude":"-78.3745301","acronym":""},"attach":[]},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PIGACHI</text:p>
          </table:table-cell>
          <table:table-cell office:value-type="string" calcext:value-type="string">
            <text:p>Z02170454</text:p>
          </table:table-cell>
          <table:table-cell office:value-type="string" calcext:value-type="string">
            <text:p>Z021704</text:p>
          </table:table-cell>
          <table:table-cell office:value-type="string" calcext:value-type="string">
            <text:p>"0.09514"</text:p>
          </table:table-cell>
          <table:table-cell office:value-type="string" calcext:value-type="string">
            <text:p>"-78.2374503"</text:p>
          </table:table-cell>
          <table:table-cell table:number-columns-repeated="2"/>
          <table:table-cell office:value-type="string" calcext:value-type="string">
            <text:p>{"Ubication":{"id":317,"created_at":"43768,6659722222","updated_at":"43768,6659722222","name":"TUPIGACHI","code":"Z02170454","father_code":"Z021704","gmap_reference_latitude":"0.09514","gmap_reference_longitude":"-78.2374503","acronym":""},"attach":[]},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UMIĂAHUI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-0.1262081"</text:p>
          </table:table-cell>
          <table:table-cell office:value-type="string" calcext:value-type="string">
            <text:p>"-78.4897758"</text:p>
          </table:table-cell>
          <table:table-cell office:value-type="string" calcext:value-type="string">
            <text:p>RMH</text:p>
          </table:table-cell>
          <table:table-cell/>
          <table:table-cell office:value-type="string" calcext:value-type="string">
            <text:p>{"Ubication":{"id":318,"created_at":"43768,6659722222","updated_at":"43768,6659722222","name":"RUMIĂAHUI","code":"Z021705","father_code":"Z0217","gmap_reference_latitude":"-0.1262081","gmap_reference_longitude":"-78.4897758","acronym":"RMH"},"attach":[]},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GOLQUI</text:p>
          </table:table-cell>
          <table:table-cell office:value-type="string" calcext:value-type="string">
            <text:p>Z02170550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"-0.3360141"</text:p>
          </table:table-cell>
          <table:table-cell office:value-type="string" calcext:value-type="string">
            <text:p>"-78.4727037"</text:p>
          </table:table-cell>
          <table:table-cell table:number-columns-repeated="2"/>
          <table:table-cell office:value-type="string" calcext:value-type="string">
            <text:p>{"Ubication":{"id":319,"created_at":"43768,6659722222","updated_at":"43768,6659722222","name":"SANGOLQUI","code":"Z02170550","father_code":"Z021705","gmap_reference_latitude":"-0.3360141","gmap_reference_longitude":"-78.4727037","acronym":""},"attach":[]},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TABOADA</text:p>
          </table:table-cell>
          <table:table-cell office:value-type="string" calcext:value-type="string">
            <text:p>Z02170502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"-0.3360141"</text:p>
          </table:table-cell>
          <table:table-cell office:value-type="string" calcext:value-type="string">
            <text:p>"-78.4727037"</text:p>
          </table:table-cell>
          <table:table-cell table:number-columns-repeated="2"/>
          <table:table-cell office:value-type="string" calcext:value-type="string">
            <text:p>{"Ubication":{"id":320,"created_at":"43768,6659722222","updated_at":"43768,6659722222","name":"SAN PEDRO DE TABOADA","code":"Z02170502","father_code":"Z021705","gmap_reference_latitude":"-0.3360141","gmap_reference_longitude":"-78.4727037","acronym":""},"attach":[]},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Z02170503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"-0.3333927"</text:p>
          </table:table-cell>
          <table:table-cell office:value-type="string" calcext:value-type="string">
            <text:p>"-78.4727037"</text:p>
          </table:table-cell>
          <table:table-cell table:number-columns-repeated="2"/>
          <table:table-cell office:value-type="string" calcext:value-type="string">
            <text:p>{"Ubication":{"id":321,"created_at":"43768,6659722222","updated_at":"43768,6659722222","name":"SAN RAFAEL","code":"Z02170503","father_code":"Z021705","gmap_reference_latitude":"-0.3333927","gmap_reference_longitude":"-78.4727037","acronym":""},"attach":[]},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AJARDO</text:p>
          </table:table-cell>
          <table:table-cell office:value-type="string" calcext:value-type="string">
            <text:p>Z02170504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"-0.1262081"</text:p>
          </table:table-cell>
          <table:table-cell office:value-type="string" calcext:value-type="string">
            <text:p>"-78.4897758"</text:p>
          </table:table-cell>
          <table:table-cell table:number-columns-repeated="2"/>
          <table:table-cell office:value-type="string" calcext:value-type="string">
            <text:p>{"Ubication":{"id":322,"created_at":"43768,6659722222","updated_at":"43768,6659722222","name":"FAJARDO","code":"Z02170504","father_code":"Z021705","gmap_reference_latitude":"-0.1262081","gmap_reference_longitude":"-78.4897758","acronym":""},"attach":[]},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OGCHOA</text:p>
          </table:table-cell>
          <table:table-cell office:value-type="string" calcext:value-type="string">
            <text:p>Z02170551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"-0.3507319"</text:p>
          </table:table-cell>
          <table:table-cell office:value-type="string" calcext:value-type="string">
            <text:p>"-78.4760113"</text:p>
          </table:table-cell>
          <table:table-cell table:number-columns-repeated="2"/>
          <table:table-cell office:value-type="string" calcext:value-type="string">
            <text:p>{"Ubication":{"id":323,"created_at":"43768,6659722222","updated_at":"43768,6659722222","name":"COTOGCHOA","code":"Z02170551","father_code":"Z021705","gmap_reference_latitude":"-0.3507319","gmap_reference_longitude":"-78.4760113","acronym":""},"attach":[]},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Z02170552</text:p>
          </table:table-cell>
          <table:table-cell office:value-type="string" calcext:value-type="string">
            <text:p>Z021705</text:p>
          </table:table-cell>
          <table:table-cell office:value-type="string" calcext:value-type="string">
            <text:p>"-0.1803124"</text:p>
          </table:table-cell>
          <table:table-cell office:value-type="string" calcext:value-type="string">
            <text:p>"-78.5208309"</text:p>
          </table:table-cell>
          <table:table-cell table:number-columns-repeated="2"/>
          <table:table-cell office:value-type="string" calcext:value-type="string">
            <text:p>{"Ubication":{"id":324,"created_at":"43768,6659722222","updated_at":"43768,6659722222","name":"RUMIPAMBA","code":"Z02170552","father_code":"Z021705","gmap_reference_latitude":"-0.1803124","gmap_reference_longitude":"-78.5208309","acronym":""},"attach":[]},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Z021707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0.0223371"</text:p>
          </table:table-cell>
          <table:table-cell office:value-type="string" calcext:value-type="string">
            <text:p>"-78.9014483"</text:p>
          </table:table-cell>
          <table:table-cell office:value-type="string" calcext:value-type="string">
            <text:p>SMB</text:p>
          </table:table-cell>
          <table:table-cell/>
          <table:table-cell office:value-type="string" calcext:value-type="string">
            <text:p>{"Ubication":{"id":325,"created_at":"43768,6659722222","updated_at":"43768,6659722222","name":"SAN MIGUEL DE LOS BANCOS","code":"Z021707","father_code":"Z0217","gmap_reference_latitude":"0.0223371","gmap_reference_longitude":"-78.9014483","acronym":"SMB"},"attach":[]},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 DE LOS BANCOS</text:p>
          </table:table-cell>
          <table:table-cell office:value-type="string" calcext:value-type="string">
            <text:p>Z02170750</text:p>
          </table:table-cell>
          <table:table-cell office:value-type="string" calcext:value-type="string">
            <text:p>Z021706</text:p>
          </table:table-cell>
          <table:table-cell office:value-type="string" calcext:value-type="string">
            <text:p>"0.0223371"</text:p>
          </table:table-cell>
          <table:table-cell office:value-type="string" calcext:value-type="string">
            <text:p>"-78.9014483"</text:p>
          </table:table-cell>
          <table:table-cell table:number-columns-repeated="2"/>
          <table:table-cell office:value-type="string" calcext:value-type="string">
            <text:p>{"Ubication":{"id":326,"created_at":"43768,6659722222","updated_at":"43768,6659722222","name":"SAN MIGUEL DE LOS BANCOS","code":"Z02170750","father_code":"Z021706","gmap_reference_latitude":"0.0223371","gmap_reference_longitude":"-78.9014483","acronym":""},"attach":[]},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NDO</text:p>
          </table:table-cell>
          <table:table-cell office:value-type="string" calcext:value-type="string">
            <text:p>Z02170751</text:p>
          </table:table-cell>
          <table:table-cell office:value-type="string" calcext:value-type="string">
            <text:p>Z021706</text:p>
          </table:table-cell>
          <table:table-cell office:value-type="string" calcext:value-type="string">
            <text:p>"0.0223371"</text:p>
          </table:table-cell>
          <table:table-cell office:value-type="string" calcext:value-type="string">
            <text:p>"-78.9014483"</text:p>
          </table:table-cell>
          <table:table-cell table:number-columns-repeated="2"/>
          <table:table-cell office:value-type="string" calcext:value-type="string">
            <text:p>{"Ubication":{"id":327,"created_at":"43768,6659722222","updated_at":"43768,6659722222","name":"MINDO","code":"Z02170751","father_code":"Z021706","gmap_reference_latitude":"0.0223371","gmap_reference_longitude":"-78.9014483","acronym":""},"attach":[]},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RO VICENTE MALDONADO</text:p>
          </table:table-cell>
          <table:table-cell office:value-type="string" calcext:value-type="string">
            <text:p>Z021708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0.0815391"</text:p>
          </table:table-cell>
          <table:table-cell office:value-type="string" calcext:value-type="string">
            <text:p>"-79.0577459"</text:p>
          </table:table-cell>
          <table:table-cell office:value-type="string" calcext:value-type="string">
            <text:p>PVM</text:p>
          </table:table-cell>
          <table:table-cell/>
          <table:table-cell office:value-type="string" calcext:value-type="string">
            <text:p>{"Ubication":{"id":328,"created_at":"43768,6659722222","updated_at":"43768,6659722222","name":"PEDRO VICENTE MALDONADO","code":"Z021708","father_code":"Z0217","gmap_reference_latitude":"0.0815391","gmap_reference_longitude":"-79.0577459","acronym":"PVM"},"attach":[]},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RO VICENTE MALDONADO</text:p>
          </table:table-cell>
          <table:table-cell office:value-type="string" calcext:value-type="string">
            <text:p>Z02170850</text:p>
          </table:table-cell>
          <table:table-cell office:value-type="string" calcext:value-type="string">
            <text:p>Z021707</text:p>
          </table:table-cell>
          <table:table-cell office:value-type="string" calcext:value-type="string">
            <text:p>"0.0815391"</text:p>
          </table:table-cell>
          <table:table-cell office:value-type="string" calcext:value-type="string">
            <text:p>"-79.0577459"</text:p>
          </table:table-cell>
          <table:table-cell table:number-columns-repeated="2"/>
          <table:table-cell office:value-type="string" calcext:value-type="string">
            <text:p>{"Ubication":{"id":329,"created_at":"43768,6659722222","updated_at":"43768,6659722222","name":"PEDRO VICENTE MALDONADO","code":"Z02170850","father_code":"Z021707","gmap_reference_latitude":"0.0815391","gmap_reference_longitude":"-79.0577459","acronym":""},"attach":[]},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QUITO</text:p>
          </table:table-cell>
          <table:table-cell office:value-type="string" calcext:value-type="string">
            <text:p>Z021709</text:p>
          </table:table-cell>
          <table:table-cell office:value-type="string" calcext:value-type="string">
            <text:p>Z0217</text:p>
          </table:table-cell>
          <table:table-cell office:value-type="string" calcext:value-type="string">
            <text:p>"0.116667"</text:p>
          </table:table-cell>
          <table:table-cell office:value-type="string" calcext:value-type="string">
            <text:p>"-79.2841767"</text:p>
          </table:table-cell>
          <table:table-cell office:value-type="string" calcext:value-type="string">
            <text:p>PTQ</text:p>
          </table:table-cell>
          <table:table-cell/>
          <table:table-cell office:value-type="string" calcext:value-type="string">
            <text:p>{"Ubication":{"id":330,"created_at":"43768,6659722222","updated_at":"43768,6659722222","name":"PUERTO QUITO","code":"Z021709","father_code":"Z0217","gmap_reference_latitude":"0.116667","gmap_reference_longitude":"-79.2841767","acronym":"PTQ"},"attach":[]},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QUITO</text:p>
          </table:table-cell>
          <table:table-cell office:value-type="string" calcext:value-type="string">
            <text:p>Z02170950</text:p>
          </table:table-cell>
          <table:table-cell office:value-type="string" calcext:value-type="string">
            <text:p>Z021708</text:p>
          </table:table-cell>
          <table:table-cell office:value-type="string" calcext:value-type="string">
            <text:p>"0.116667"</text:p>
          </table:table-cell>
          <table:table-cell office:value-type="string" calcext:value-type="string">
            <text:p>"-79.2841767"</text:p>
          </table:table-cell>
          <table:table-cell table:number-columns-repeated="2"/>
          <table:table-cell office:value-type="string" calcext:value-type="string">
            <text:p>{"Ubication":{"id":331,"created_at":"43768,6659722222","updated_at":"43768,6659722222","name":"PUERTO QUITO","code":"Z02170950","father_code":"Z021708","gmap_reference_latitude":"0.116667","gmap_reference_longitude":"-79.2841767","acronym":""},"attach":[]},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PO</text:p>
          </table:table-cell>
          <table:table-cell office:value-type="string" calcext:value-type="string">
            <text:p>Z0215</text:p>
          </table:table-cell>
          <table:table-cell office:value-type="string" calcext:value-type="string">
            <text:p>Z02</text:p>
          </table:table-cell>
          <table:table-cell office:value-type="string" calcext:value-type="string">
            <text:p>"-0.6069707"</text:p>
          </table:table-cell>
          <table:table-cell office:value-type="string" calcext:value-type="string">
            <text:p>"-78.289423"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{"Ubication":{"id":332,"created_at":"43768,6659722222","updated_at":"43768,6659722222","name":"NAPO","code":"Z0215","father_code":"Z02","gmap_reference_latitude":"-0.6069707","gmap_reference_longitude":"-78.289423","acronym":"N"},"attach":[]},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Z0215</text:p>
          </table:table-cell>
          <table:table-cell office:value-type="string" calcext:value-type="string">
            <text:p>"-0.9974738"</text:p>
          </table:table-cell>
          <table:table-cell office:value-type="string" calcext:value-type="string">
            <text:p>"-77.8323843"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{"Ubication":{"id":333,"created_at":"43768,6659722222","updated_at":"43768,6659722222","name":"TENA","code":"Z021501","father_code":"Z0215","gmap_reference_latitude":"-0.9974738","gmap_reference_longitude":"-77.8323843","acronym":"TEN"},"attach":[]},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NA</text:p>
          </table:table-cell>
          <table:table-cell office:value-type="string" calcext:value-type="string">
            <text:p>Z02150150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0.9974738"</text:p>
          </table:table-cell>
          <table:table-cell office:value-type="string" calcext:value-type="string">
            <text:p>"-77.8323843"</text:p>
          </table:table-cell>
          <table:table-cell table:number-columns-repeated="2"/>
          <table:table-cell office:value-type="string" calcext:value-type="string">
            <text:p>{"Ubication":{"id":334,"created_at":"43768,6659722222","updated_at":"43768,6659722222","name":"TENA","code":"Z02150150","father_code":"Z021501","gmap_reference_latitude":"-0.9974738","gmap_reference_longitude":"-77.8323843","acronym":""},"attach":[]},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HUANO</text:p>
          </table:table-cell>
          <table:table-cell office:value-type="string" calcext:value-type="string">
            <text:p>Z02150151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1.053483"</text:p>
          </table:table-cell>
          <table:table-cell office:value-type="string" calcext:value-type="string">
            <text:p>"-77.5659487"</text:p>
          </table:table-cell>
          <table:table-cell table:number-columns-repeated="2"/>
          <table:table-cell office:value-type="string" calcext:value-type="string">
            <text:p>{"Ubication":{"id":335,"created_at":"43768,6659722222","updated_at":"43768,6659722222","name":"AHUANO","code":"Z02150151","father_code":"Z021501","gmap_reference_latitude":"-1.053483","gmap_reference_longitude":"-77.5659487","acronym":""},"attach":[]},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NTAPUNTA</text:p>
          </table:table-cell>
          <table:table-cell office:value-type="string" calcext:value-type="string">
            <text:p>Z02150153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0.914656"</text:p>
          </table:table-cell>
          <table:table-cell office:value-type="string" calcext:value-type="string">
            <text:p>"-77.3521197"</text:p>
          </table:table-cell>
          <table:table-cell table:number-columns-repeated="2"/>
          <table:table-cell office:value-type="string" calcext:value-type="string">
            <text:p>{"Ubication":{"id":336,"created_at":"43768,6659722222","updated_at":"43768,6659722222","name":"CHONTAPUNTA","code":"Z02150153","father_code":"Z021501","gmap_reference_latitude":"-0.914656","gmap_reference_longitude":"-77.3521197","acronym":""},"attach":[]},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NO</text:p>
          </table:table-cell>
          <table:table-cell office:value-type="string" calcext:value-type="string">
            <text:p>Z02150154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1.05"</text:p>
          </table:table-cell>
          <table:table-cell office:value-type="string" calcext:value-type="string">
            <text:p>"-77.8841767"</text:p>
          </table:table-cell>
          <table:table-cell table:number-columns-repeated="2"/>
          <table:table-cell office:value-type="string" calcext:value-type="string">
            <text:p>{"Ubication":{"id":337,"created_at":"43768,6659722222","updated_at":"43768,6659722222","name":"PANO","code":"Z02150154","father_code":"Z021501","gmap_reference_latitude":"-1.05","gmap_reference_longitude":"-77.8841767","acronym":""},"attach":[]},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MISAHUALLI</text:p>
          </table:table-cell>
          <table:table-cell office:value-type="string" calcext:value-type="string">
            <text:p>Z02150155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1.033088"</text:p>
          </table:table-cell>
          <table:table-cell office:value-type="string" calcext:value-type="string">
            <text:p>"-77.6737261"</text:p>
          </table:table-cell>
          <table:table-cell table:number-columns-repeated="2"/>
          <table:table-cell office:value-type="string" calcext:value-type="string">
            <text:p>{"Ubication":{"id":338,"created_at":"43768,6659722222","updated_at":"43768,6659722222","name":"PUERTO MISAHUALLI","code":"Z02150155","father_code":"Z021501","gmap_reference_latitude":"-1.033088","gmap_reference_longitude":"-77.6737261","acronym":""},"attach":[]},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NAPO</text:p>
          </table:table-cell>
          <table:table-cell office:value-type="string" calcext:value-type="string">
            <text:p>Z02150156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1.031838"</text:p>
          </table:table-cell>
          <table:table-cell office:value-type="string" calcext:value-type="string">
            <text:p>"-77.7484667"</text:p>
          </table:table-cell>
          <table:table-cell table:number-columns-repeated="2"/>
          <table:table-cell office:value-type="string" calcext:value-type="string">
            <text:p>{"Ubication":{"id":339,"created_at":"43768,6659722222","updated_at":"43768,6659722222","name":"PUERTO NAPO","code":"Z02150156","father_code":"Z021501","gmap_reference_latitude":"-1.031838","gmap_reference_longitude":"-77.7484667","acronym":""},"attach":[]},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LAG</text:p>
          </table:table-cell>
          <table:table-cell office:value-type="string" calcext:value-type="string">
            <text:p>Z02150157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1.0512763"</text:p>
          </table:table-cell>
          <table:table-cell office:value-type="string" calcext:value-type="string">
            <text:p>"-78.4057859"</text:p>
          </table:table-cell>
          <table:table-cell table:number-columns-repeated="2"/>
          <table:table-cell office:value-type="string" calcext:value-type="string">
            <text:p>{"Ubication":{"id":340,"created_at":"43768,6659722222","updated_at":"43768,6659722222","name":"TALAG","code":"Z02150157","father_code":"Z021501","gmap_reference_latitude":"-1.0512763","gmap_reference_longitude":"-78.4057859","acronym":""},"attach":[]},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 DE MUYUNA</text:p>
          </table:table-cell>
          <table:table-cell office:value-type="string" calcext:value-type="string">
            <text:p>Z02150158</text:p>
          </table:table-cell>
          <table:table-cell office:value-type="string" calcext:value-type="string">
            <text:p>Z021501</text:p>
          </table:table-cell>
          <table:table-cell office:value-type="string" calcext:value-type="string">
            <text:p>"-0.9309257"</text:p>
          </table:table-cell>
          <table:table-cell office:value-type="string" calcext:value-type="string">
            <text:p>"-78.0773636"</text:p>
          </table:table-cell>
          <table:table-cell table:number-columns-repeated="2"/>
          <table:table-cell office:value-type="string" calcext:value-type="string">
            <text:p>{"Ubication":{"id":341,"created_at":"43768,6659722222","updated_at":"43768,6659722222","name":"SAN JUAN DE MUYUNA","code":"Z02150158","father_code":"Z021501","gmap_reference_latitude":"-0.9309257","gmap_reference_longitude":"-78.0773636","acronym":""},"attach":[]},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Z021502</text:p>
          </table:table-cell>
          <table:table-cell office:value-type="string" calcext:value-type="string">
            <text:p>Z0215</text:p>
          </table:table-cell>
          <table:table-cell office:value-type="string" calcext:value-type="string">
            <text:p>"-0.9075785"</text:p>
          </table:table-cell>
          <table:table-cell office:value-type="string" calcext:value-type="string">
            <text:p>"-77.8414832"</text:p>
          </table:table-cell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{"Ubication":{"id":342,"created_at":"43768,6659722222","updated_at":"43768,6659722222","name":"ARCHIDONA","code":"Z021502","father_code":"Z0215","gmap_reference_latitude":"-0.9075785","gmap_reference_longitude":"-77.8414832","acronym":"ACH"},"attach":[]},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CHIDONA</text:p>
          </table:table-cell>
          <table:table-cell office:value-type="string" calcext:value-type="string">
            <text:p>Z02150350</text:p>
          </table:table-cell>
          <table:table-cell office:value-type="string" calcext:value-type="string">
            <text:p>Z021502</text:p>
          </table:table-cell>
          <table:table-cell office:value-type="string" calcext:value-type="string">
            <text:p>"-0.9075785"</text:p>
          </table:table-cell>
          <table:table-cell office:value-type="string" calcext:value-type="string">
            <text:p>"-77.8414832"</text:p>
          </table:table-cell>
          <table:table-cell table:number-columns-repeated="2"/>
          <table:table-cell office:value-type="string" calcext:value-type="string">
            <text:p>{"Ubication":{"id":343,"created_at":"43768,6659722222","updated_at":"43768,6659722222","name":"ARCHIDONA","code":"Z02150350","father_code":"Z021502","gmap_reference_latitude":"-0.9075785","gmap_reference_longitude":"-77.8414832","acronym":""},"attach":[]},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UNDO</text:p>
          </table:table-cell>
          <table:table-cell office:value-type="string" calcext:value-type="string">
            <text:p>Z02150352</text:p>
          </table:table-cell>
          <table:table-cell office:value-type="string" calcext:value-type="string">
            <text:p>Z021502</text:p>
          </table:table-cell>
          <table:table-cell office:value-type="string" calcext:value-type="string">
            <text:p>"-0.844243"</text:p>
          </table:table-cell>
          <table:table-cell office:value-type="string" calcext:value-type="string">
            <text:p>"-77.7998114"</text:p>
          </table:table-cell>
          <table:table-cell table:number-columns-repeated="2"/>
          <table:table-cell office:value-type="string" calcext:value-type="string">
            <text:p>{"Ubication":{"id":344,"created_at":"43768,6659722222","updated_at":"43768,6659722222","name":"COTUNDO","code":"Z02150352","father_code":"Z021502","gmap_reference_latitude":"-0.844243","gmap_reference_longitude":"-77.7998114","acronym":""},"attach":[]},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ABLO DE USHPAYACU</text:p>
          </table:table-cell>
          <table:table-cell office:value-type="string" calcext:value-type="string">
            <text:p>Z02150354</text:p>
          </table:table-cell>
          <table:table-cell office:value-type="string" calcext:value-type="string">
            <text:p>Z021502</text:p>
          </table:table-cell>
          <table:table-cell office:value-type="string" calcext:value-type="string">
            <text:p>"-0.895934"</text:p>
          </table:table-cell>
          <table:table-cell office:value-type="string" calcext:value-type="string">
            <text:p>"-77.8423702"</text:p>
          </table:table-cell>
          <table:table-cell table:number-columns-repeated="2"/>
          <table:table-cell office:value-type="string" calcext:value-type="string">
            <text:p>{"Ubication":{"id":345,"created_at":"43768,6659722222","updated_at":"43768,6659722222","name":"SAN PABLO DE USHPAYACU","code":"Z02150354","father_code":"Z021502","gmap_reference_latitude":"-0.895934","gmap_reference_longitude":"-77.8423702","acronym":""},"attach":[]},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ATUN SUMAKU</text:p>
          </table:table-cell>
          <table:table-cell office:value-type="string" calcext:value-type="string">
            <text:p>Z02150356</text:p>
          </table:table-cell>
          <table:table-cell office:value-type="string" calcext:value-type="string">
            <text:p>Z021502</text:p>
          </table:table-cell>
          <table:table-cell office:value-type="string" calcext:value-type="string">
            <text:p>"-0.6545855"</text:p>
          </table:table-cell>
          <table:table-cell office:value-type="string" calcext:value-type="string">
            <text:p>"-77.7367768"</text:p>
          </table:table-cell>
          <table:table-cell table:number-columns-repeated="2"/>
          <table:table-cell office:value-type="string" calcext:value-type="string">
            <text:p>{"Ubication":{"id":346,"created_at":"43768,6659722222","updated_at":"43768,6659722222","name":"HATUN SUMAKU","code":"Z02150356","father_code":"Z021502","gmap_reference_latitude":"-0.6545855","gmap_reference_longitude":"-77.7367768","acronym":""},"attach":[]},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Z0215</text:p>
          </table:table-cell>
          <table:table-cell office:value-type="string" calcext:value-type="string">
            <text:p>"-0.3371838"</text:p>
          </table:table-cell>
          <table:table-cell office:value-type="string" calcext:value-type="string">
            <text:p>"-77.8195954"</text:p>
          </table:table-cell>
          <table:table-cell office:value-type="string" calcext:value-type="string">
            <text:p>CHC</text:p>
          </table:table-cell>
          <table:table-cell/>
          <table:table-cell office:value-type="string" calcext:value-type="string">
            <text:p>{"Ubication":{"id":347,"created_at":"43768,6659722222","updated_at":"43768,6659722222","name":"EL CHACO","code":"Z021504","father_code":"Z0215","gmap_reference_latitude":"-0.3371838","gmap_reference_longitude":"-77.8195954","acronym":"CHC"},"attach":[]},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HACO</text:p>
          </table:table-cell>
          <table:table-cell office:value-type="string" calcext:value-type="string">
            <text:p>Z02150450</text:p>
          </table:table-cell>
          <table:table-cell office:value-type="string" calcext:value-type="string">
            <text:p>Z021503</text:p>
          </table:table-cell>
          <table:table-cell office:value-type="string" calcext:value-type="string">
            <text:p>"-0.3371838"</text:p>
          </table:table-cell>
          <table:table-cell office:value-type="string" calcext:value-type="string">
            <text:p>"-77.8195954"</text:p>
          </table:table-cell>
          <table:table-cell table:number-columns-repeated="2"/>
          <table:table-cell office:value-type="string" calcext:value-type="string">
            <text:p>{"Ubication":{"id":348,"created_at":"43768,6659722222","updated_at":"43768,6659722222","name":"EL CHACO","code":"Z02150450","father_code":"Z021503","gmap_reference_latitude":"-0.3371838","gmap_reference_longitude":"-77.8195954","acronym":""},"attach":[]},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ALO DIAZ DE PINEDA (EL BOMBON)</text:p>
          </table:table-cell>
          <table:table-cell office:value-type="string" calcext:value-type="string">
            <text:p>Z02150451</text:p>
          </table:table-cell>
          <table:table-cell office:value-type="string" calcext:value-type="string">
            <text:p>Z021503</text:p>
          </table:table-cell>
          <table:table-cell office:value-type="string" calcext:value-type="string">
            <text:p>"-0.2703392"</text:p>
          </table:table-cell>
          <table:table-cell office:value-type="string" calcext:value-type="string">
            <text:p>"-77.8040011"</text:p>
          </table:table-cell>
          <table:table-cell table:number-columns-repeated="2"/>
          <table:table-cell office:value-type="string" calcext:value-type="string">
            <text:p>{"Ubication":{"id":349,"created_at":"43768,6659722222","updated_at":"43768,6659722222","name":"GONZALO DIAZ DE PINEDA (EL BOMBON)","code":"Z02150451","father_code":"Z021503","gmap_reference_latitude":"-0.2703392","gmap_reference_longitude":"-77.8040011","acronym":""},"attach":[]},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Z02150452</text:p>
          </table:table-cell>
          <table:table-cell office:value-type="string" calcext:value-type="string">
            <text:p>Z021503</text:p>
          </table:table-cell>
          <table:table-cell office:value-type="string" calcext:value-type="string">
            <text:p>"-0.4058041"</text:p>
          </table:table-cell>
          <table:table-cell office:value-type="string" calcext:value-type="string">
            <text:p>"-77.8267328"</text:p>
          </table:table-cell>
          <table:table-cell table:number-columns-repeated="2"/>
          <table:table-cell office:value-type="string" calcext:value-type="string">
            <text:p>{"Ubication":{"id":350,"created_at":"43768,6659722222","updated_at":"43768,6659722222","name":"LINARES","code":"Z02150452","father_code":"Z021503","gmap_reference_latitude":"-0.4058041","gmap_reference_longitude":"-77.8267328","acronym":""},"attach":[]},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YACACHI</text:p>
          </table:table-cell>
          <table:table-cell office:value-type="string" calcext:value-type="string">
            <text:p>Z02150453</text:p>
          </table:table-cell>
          <table:table-cell office:value-type="string" calcext:value-type="string">
            <text:p>Z021503</text:p>
          </table:table-cell>
          <table:table-cell office:value-type="string" calcext:value-type="string">
            <text:p>"-0.212386"</text:p>
          </table:table-cell>
          <table:table-cell office:value-type="string" calcext:value-type="string">
            <text:p>"-78.0953827"</text:p>
          </table:table-cell>
          <table:table-cell table:number-columns-repeated="2"/>
          <table:table-cell office:value-type="string" calcext:value-type="string">
            <text:p>{"Ubication":{"id":351,"created_at":"43768,6659722222","updated_at":"43768,6659722222","name":"OYACACHI","code":"Z02150453","father_code":"Z021503","gmap_reference_latitude":"-0.212386","gmap_reference_longitude":"-78.0953827","acronym":""},"attach":[]},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Z02150454</text:p>
          </table:table-cell>
          <table:table-cell office:value-type="string" calcext:value-type="string">
            <text:p>Z021503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table:number-columns-repeated="2"/>
          <table:table-cell office:value-type="string" calcext:value-type="string">
            <text:p>{"Ubication":{"id":352,"created_at":"43768,6659722222","updated_at":"43768,6659722222","name":"SANTA ROSA","code":"Z02150454","father_code":"Z021503","gmap_reference_latitude":"-0.310798","gmap_reference_longitude":"-77.8027197","acronym":""},"attach":[]},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RDINAS</text:p>
          </table:table-cell>
          <table:table-cell office:value-type="string" calcext:value-type="string">
            <text:p>Z02150455</text:p>
          </table:table-cell>
          <table:table-cell office:value-type="string" calcext:value-type="string">
            <text:p>Z021503</text:p>
          </table:table-cell>
          <table:table-cell office:value-type="string" calcext:value-type="string">
            <text:p>"-0.384835"</text:p>
          </table:table-cell>
          <table:table-cell office:value-type="string" calcext:value-type="string">
            <text:p>"-77.8553317"</text:p>
          </table:table-cell>
          <table:table-cell table:number-columns-repeated="2"/>
          <table:table-cell office:value-type="string" calcext:value-type="string">
            <text:p>{"Ubication":{"id":353,"created_at":"43768,6659722222","updated_at":"43768,6659722222","name":"SARDINAS","code":"Z02150455","father_code":"Z021503","gmap_reference_latitude":"-0.384835","gmap_reference_longitude":"-77.8553317","acronym":""},"attach":[]},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JOS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Z0215</text:p>
          </table:table-cell>
          <table:table-cell office:value-type="string" calcext:value-type="string">
            <text:p>"-0.452013"</text:p>
          </table:table-cell>
          <table:table-cell office:value-type="string" calcext:value-type="string">
            <text:p>"-78.1878554"</text:p>
          </table:table-cell>
          <table:table-cell office:value-type="string" calcext:value-type="string">
            <text:p>QJS</text:p>
          </table:table-cell>
          <table:table-cell/>
          <table:table-cell office:value-type="string" calcext:value-type="string">
            <text:p>{"Ubication":{"id":354,"created_at":"43768,6659722222","updated_at":"43768,6659722222","name":"QUIJOS","code":"Z021504","father_code":"Z0215","gmap_reference_latitude":"-0.452013","gmap_reference_longitude":"-78.1878554","acronym":"QJS"},"attach":[]},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EZA</text:p>
          </table:table-cell>
          <table:table-cell office:value-type="string" calcext:value-type="string">
            <text:p>Z02150750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"-0.4634807"</text:p>
          </table:table-cell>
          <table:table-cell office:value-type="string" calcext:value-type="string">
            <text:p>"-77.8992892"</text:p>
          </table:table-cell>
          <table:table-cell table:number-columns-repeated="2"/>
          <table:table-cell office:value-type="string" calcext:value-type="string">
            <text:p>{"Ubication":{"id":355,"created_at":"43768,6659722222","updated_at":"43768,6659722222","name":"BAEZA","code":"Z02150750","father_code":"Z021504","gmap_reference_latitude":"-0.4634807","gmap_reference_longitude":"-77.8992892","acronym":""},"attach":[]},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SANGA</text:p>
          </table:table-cell>
          <table:table-cell office:value-type="string" calcext:value-type="string">
            <text:p>Z02150751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"-0.5789181"</text:p>
          </table:table-cell>
          <table:table-cell office:value-type="string" calcext:value-type="string">
            <text:p>"-77.8690338"</text:p>
          </table:table-cell>
          <table:table-cell table:number-columns-repeated="2"/>
          <table:table-cell office:value-type="string" calcext:value-type="string">
            <text:p>{"Ubication":{"id":356,"created_at":"43768,6659722222","updated_at":"43768,6659722222","name":"COSANGA","code":"Z02150751","father_code":"Z021504","gmap_reference_latitude":"-0.5789181","gmap_reference_longitude":"-77.8690338","acronym":""},"attach":[]},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YUJA</text:p>
          </table:table-cell>
          <table:table-cell office:value-type="string" calcext:value-type="string">
            <text:p>Z02150752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"-0.4063583"</text:p>
          </table:table-cell>
          <table:table-cell office:value-type="string" calcext:value-type="string">
            <text:p>"-78.212369"</text:p>
          </table:table-cell>
          <table:table-cell table:number-columns-repeated="2"/>
          <table:table-cell office:value-type="string" calcext:value-type="string">
            <text:p>{"Ubication":{"id":357,"created_at":"43768,6659722222","updated_at":"43768,6659722222","name":"CUYUJA","code":"Z02150752","father_code":"Z021504","gmap_reference_latitude":"-0.4063583","gmap_reference_longitude":"-78.212369","acronym":""},"attach":[]},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PALLACTA</text:p>
          </table:table-cell>
          <table:table-cell office:value-type="string" calcext:value-type="string">
            <text:p>Z02150753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"-0.3772231"</text:p>
          </table:table-cell>
          <table:table-cell office:value-type="string" calcext:value-type="string">
            <text:p>"-78.1461811"</text:p>
          </table:table-cell>
          <table:table-cell table:number-columns-repeated="2"/>
          <table:table-cell office:value-type="string" calcext:value-type="string">
            <text:p>{"Ubication":{"id":358,"created_at":"43768,6659722222","updated_at":"43768,6659722222","name":"PAPALLACTA","code":"Z02150753","father_code":"Z021504","gmap_reference_latitude":"-0.3772231","gmap_reference_longitude":"-78.1461811","acronym":""},"attach":[]},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BORJA (VIRGILIO DAVILA)</text:p>
          </table:table-cell>
          <table:table-cell office:value-type="string" calcext:value-type="string">
            <text:p>Z02150754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"-0.439215"</text:p>
          </table:table-cell>
          <table:table-cell office:value-type="string" calcext:value-type="string">
            <text:p>"-78.0089525"</text:p>
          </table:table-cell>
          <table:table-cell table:number-columns-repeated="2"/>
          <table:table-cell office:value-type="string" calcext:value-type="string">
            <text:p>{"Ubication":{"id":359,"created_at":"43768,6659722222","updated_at":"43768,6659722222","name":"SAN FRANCISCO DE BORJA (VIRGILIO DAVILA)","code":"Z02150754","father_code":"Z021504","gmap_reference_latitude":"-0.439215","gmap_reference_longitude":"-78.0089525","acronym":""},"attach":[]},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MACO</text:p>
          </table:table-cell>
          <table:table-cell office:value-type="string" calcext:value-type="string">
            <text:p>Z02150756</text:p>
          </table:table-cell>
          <table:table-cell office:value-type="string" calcext:value-type="string">
            <text:p>Z021504</text:p>
          </table:table-cell>
          <table:table-cell office:value-type="string" calcext:value-type="string">
            <text:p>"-0.466667"</text:p>
          </table:table-cell>
          <table:table-cell office:value-type="string" calcext:value-type="string">
            <text:p>"-77.6175097"</text:p>
          </table:table-cell>
          <table:table-cell table:number-columns-repeated="2"/>
          <table:table-cell office:value-type="string" calcext:value-type="string">
            <text:p>{"Ubication":{"id":360,"created_at":"43768,6659722222","updated_at":"43768,6659722222","name":"SUMACO","code":"Z02150756","father_code":"Z021504","gmap_reference_latitude":"-0.466667","gmap_reference_longitude":"-77.6175097","acronym":""},"attach":[]},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LOS JULIO AROSEMENA TOLA</text:p>
          </table:table-cell>
          <table:table-cell office:value-type="string" calcext:value-type="string">
            <text:p>Z021509</text:p>
          </table:table-cell>
          <table:table-cell office:value-type="string" calcext:value-type="string">
            <text:p>Z0215</text:p>
          </table:table-cell>
          <table:table-cell office:value-type="string" calcext:value-type="string">
            <text:p>"-1.165629"</text:p>
          </table:table-cell>
          <table:table-cell office:value-type="string" calcext:value-type="string">
            <text:p>"-77.8607082"</text:p>
          </table:table-cell>
          <table:table-cell office:value-type="string" calcext:value-type="string">
            <text:p>CJA</text:p>
          </table:table-cell>
          <table:table-cell/>
          <table:table-cell office:value-type="string" calcext:value-type="string">
            <text:p>{"Ubication":{"id":361,"created_at":"43768,6659722222","updated_at":"43768,6659722222","name":"CARLOS JULIO AROSEMENA TOLA","code":"Z021509","father_code":"Z0215","gmap_reference_latitude":"-1.165629","gmap_reference_longitude":"-77.8607082","acronym":"CJA"},"attach":[]},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LOS JULIO AROSEMENA TOLA</text:p>
          </table:table-cell>
          <table:table-cell office:value-type="string" calcext:value-type="string">
            <text:p>Z02150950</text:p>
          </table:table-cell>
          <table:table-cell office:value-type="string" calcext:value-type="string">
            <text:p>Z021505</text:p>
          </table:table-cell>
          <table:table-cell office:value-type="string" calcext:value-type="string">
            <text:p>"-1.165629"</text:p>
          </table:table-cell>
          <table:table-cell office:value-type="string" calcext:value-type="string">
            <text:p>"-77.8607082"</text:p>
          </table:table-cell>
          <table:table-cell table:number-columns-repeated="2"/>
          <table:table-cell office:value-type="string" calcext:value-type="string">
            <text:p>{"Ubication":{"id":362,"created_at":"43768,6659722222","updated_at":"43768,6659722222","name":"CARLOS JULIO AROSEMENA TOLA","code":"Z02150950","father_code":"Z021505","gmap_reference_latitude":"-1.165629","gmap_reference_longitude":"-77.8607082","acronym":""},"attach":[]},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RELLANA</text:p>
          </table:table-cell>
          <table:table-cell office:value-type="string" calcext:value-type="string">
            <text:p>Z0222</text:p>
          </table:table-cell>
          <table:table-cell office:value-type="string" calcext:value-type="string">
            <text:p>Z02</text:p>
          </table:table-cell>
          <table:table-cell office:value-type="string" calcext:value-type="string">
            <text:p>"-0.8056109"</text:p>
          </table:table-cell>
          <table:table-cell office:value-type="string" calcext:value-type="string">
            <text:p>"-77.528992"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{"Ubication":{"id":363,"created_at":"43768,6659722222","updated_at":"43768,6659722222","name":"ORELLANA","code":"Z0222","father_code":"Z02","gmap_reference_latitude":"-0.8056109","gmap_reference_longitude":"-77.528992","acronym":"Q"},"attach":[]},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RELLANA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Z0222</text:p>
          </table:table-cell>
          <table:table-cell office:value-type="string" calcext:value-type="string">
            <text:p>"-0.8056109"</text:p>
          </table:table-cell>
          <table:table-cell office:value-type="string" calcext:value-type="string">
            <text:p>"-77.528992"</text:p>
          </table:table-cell>
          <table:table-cell office:value-type="string" calcext:value-type="string">
            <text:p>ORL</text:p>
          </table:table-cell>
          <table:table-cell/>
          <table:table-cell office:value-type="string" calcext:value-type="string">
            <text:p>{"Ubication":{"id":364,"created_at":"43768,6659722222","updated_at":"43768,6659722222","name":"ORELLANA","code":"Z022201","father_code":"Z0222","gmap_reference_latitude":"-0.8056109","gmap_reference_longitude":"-77.528992","acronym":"ORL"},"attach":[]},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FRANCISCO DE ORELLANA (EL COCA)</text:p>
          </table:table-cell>
          <table:table-cell office:value-type="string" calcext:value-type="string">
            <text:p>Z02220150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4375128"</text:p>
          </table:table-cell>
          <table:table-cell office:value-type="string" calcext:value-type="string">
            <text:p>"-77.1291541"</text:p>
          </table:table-cell>
          <table:table-cell table:number-columns-repeated="2"/>
          <table:table-cell office:value-type="string" calcext:value-type="string">
            <text:p>{"Ubication":{"id":365,"created_at":"43768,6659722222","updated_at":"43768,6659722222","name":"PUERTO FRANCISCO DE ORELLANA (EL COCA)","code":"Z02220150","father_code":"Z022201","gmap_reference_latitude":"-0.4375128","gmap_reference_longitude":"-77.1291541","acronym":""},"attach":[]},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AYUMA</text:p>
          </table:table-cell>
          <table:table-cell office:value-type="string" calcext:value-type="string">
            <text:p>Z02220151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671414"</text:p>
          </table:table-cell>
          <table:table-cell office:value-type="string" calcext:value-type="string">
            <text:p>"-76.8992387"</text:p>
          </table:table-cell>
          <table:table-cell table:number-columns-repeated="2"/>
          <table:table-cell office:value-type="string" calcext:value-type="string">
            <text:p>{"Ubication":{"id":366,"created_at":"43768,6659722222","updated_at":"43768,6659722222","name":"DAYUMA","code":"Z02220151","father_code":"Z022201","gmap_reference_latitude":"-0.671414","gmap_reference_longitude":"-76.8992387","acronym":""},"attach":[]},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ACOA (NUEVA ESPERANZA: YUCA)</text:p>
          </table:table-cell>
          <table:table-cell office:value-type="string" calcext:value-type="string">
            <text:p>Z02220152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5526658"</text:p>
          </table:table-cell>
          <table:table-cell office:value-type="string" calcext:value-type="string">
            <text:p>"-76.9282074"</text:p>
          </table:table-cell>
          <table:table-cell table:number-columns-repeated="2"/>
          <table:table-cell office:value-type="string" calcext:value-type="string">
            <text:p>{"Ubication":{"id":367,"created_at":"43768,6659722222","updated_at":"43768,6659722222","name":"TARACOA (NUEVA ESPERANZA: YUCA)","code":"Z02220152","father_code":"Z022201","gmap_reference_latitude":"-0.5526658","gmap_reference_longitude":"-76.9282074","acronym":""},"attach":[]},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EJANDRO LABAKA</text:p>
          </table:table-cell>
          <table:table-cell office:value-type="string" calcext:value-type="string">
            <text:p>Z02220153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6118802"</text:p>
          </table:table-cell>
          <table:table-cell office:value-type="string" calcext:value-type="string">
            <text:p>"-76.803775"</text:p>
          </table:table-cell>
          <table:table-cell table:number-columns-repeated="2"/>
          <table:table-cell office:value-type="string" calcext:value-type="string">
            <text:p>{"Ubication":{"id":368,"created_at":"43768,6659722222","updated_at":"43768,6659722222","name":"ALEJANDRO LABAKA","code":"Z02220153","father_code":"Z022201","gmap_reference_latitude":"-0.6118802","gmap_reference_longitude":"-76.803775","acronym":""},"attach":[]},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Z02220154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4877961"</text:p>
          </table:table-cell>
          <table:table-cell office:value-type="string" calcext:value-type="string">
            <text:p>"-77.0130037"</text:p>
          </table:table-cell>
          <table:table-cell table:number-columns-repeated="2"/>
          <table:table-cell office:value-type="string" calcext:value-type="string">
            <text:p>{"Ubication":{"id":369,"created_at":"43768,6659722222","updated_at":"43768,6659722222","name":"EL DORADO","code":"Z02220154","father_code":"Z022201","gmap_reference_latitude":"-0.4877961","gmap_reference_longitude":"-77.0130037","acronym":""},"attach":[]},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EDEN</text:p>
          </table:table-cell>
          <table:table-cell office:value-type="string" calcext:value-type="string">
            <text:p>Z02220155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5789707"</text:p>
          </table:table-cell>
          <table:table-cell office:value-type="string" calcext:value-type="string">
            <text:p>"-76.4695147"</text:p>
          </table:table-cell>
          <table:table-cell table:number-columns-repeated="2"/>
          <table:table-cell office:value-type="string" calcext:value-type="string">
            <text:p>{"Ubication":{"id":370,"created_at":"43768,6659722222","updated_at":"43768,6659722222","name":"EL EDEN","code":"Z02220155","father_code":"Z022201","gmap_reference_latitude":"-0.5789707","gmap_reference_longitude":"-76.4695147","acronym":""},"attach":[]},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RCIA MORENO</text:p>
          </table:table-cell>
          <table:table-cell office:value-type="string" calcext:value-type="string">
            <text:p>Z02220156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5268338"</text:p>
          </table:table-cell>
          <table:table-cell office:value-type="string" calcext:value-type="string">
            <text:p>"-77.0186947"</text:p>
          </table:table-cell>
          <table:table-cell table:number-columns-repeated="2"/>
          <table:table-cell office:value-type="string" calcext:value-type="string">
            <text:p>{"Ubication":{"id":371,"created_at":"43768,6659722222","updated_at":"43768,6659722222","name":"GARCIA MORENO","code":"Z02220156","father_code":"Z022201","gmap_reference_latitude":"-0.5268338","gmap_reference_longitude":"-77.0186947","acronym":""},"attach":[]},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NES ARANGO (CAB. EN WESTERN)</text:p>
          </table:table-cell>
          <table:table-cell office:value-type="string" calcext:value-type="string">
            <text:p>Z02220157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9811868"</text:p>
          </table:table-cell>
          <table:table-cell office:value-type="string" calcext:value-type="string">
            <text:p>"-77.1182256"</text:p>
          </table:table-cell>
          <table:table-cell table:number-columns-repeated="2"/>
          <table:table-cell office:value-type="string" calcext:value-type="string">
            <text:p>{"Ubication":{"id":372,"created_at":"43768,6659722222","updated_at":"43768,6659722222","name":"INES ARANGO (CAB. EN WESTERN)","code":"Z02220157","father_code":"Z022201","gmap_reference_latitude":"-0.9811868","gmap_reference_longitude":"-77.1182256","acronym":""},"attach":[]},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BELLEZA</text:p>
          </table:table-cell>
          <table:table-cell office:value-type="string" calcext:value-type="string">
            <text:p>Z02220158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4677694"</text:p>
          </table:table-cell>
          <table:table-cell office:value-type="string" calcext:value-type="string">
            <text:p>"-76.9970369"</text:p>
          </table:table-cell>
          <table:table-cell table:number-columns-repeated="2"/>
          <table:table-cell office:value-type="string" calcext:value-type="string">
            <text:p>{"Ubication":{"id":373,"created_at":"43768,6659722222","updated_at":"43768,6659722222","name":"LA BELLEZA","code":"Z02220158","father_code":"Z022201","gmap_reference_latitude":"-0.4677694","gmap_reference_longitude":"-76.9970369","acronym":""},"attach":[]},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O PARAISO (CAB. EN UNION )</text:p>
          </table:table-cell>
          <table:table-cell office:value-type="string" calcext:value-type="string">
            <text:p>Z02220159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74,"created_at":"43768,6659722222","updated_at":"43768,6659722222","name":"NUEVO PARAISO (CAB. EN UNION )","code":"Z02220159","father_code":"Z0222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GUAYUSA</text:p>
          </table:table-cell>
          <table:table-cell office:value-type="string" calcext:value-type="string">
            <text:p>Z02220160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1931726"</text:p>
          </table:table-cell>
          <table:table-cell office:value-type="string" calcext:value-type="string">
            <text:p>"-77.3020762"</text:p>
          </table:table-cell>
          <table:table-cell table:number-columns-repeated="2"/>
          <table:table-cell office:value-type="string" calcext:value-type="string">
            <text:p>{"Ubication":{"id":375,"created_at":"43768,6659722222","updated_at":"43768,6659722222","name":"SAN JOSE DE GUAYUSA","code":"Z02220160","father_code":"Z022201","gmap_reference_latitude":"-0.1931726","gmap_reference_longitude":"-77.3020762","acronym":""},"attach":[]},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UIS DE ARMENIA</text:p>
          </table:table-cell>
          <table:table-cell office:value-type="string" calcext:value-type="string">
            <text:p>Z02220161</text:p>
          </table:table-cell>
          <table:table-cell office:value-type="string" calcext:value-type="string">
            <text:p>Z022201</text:p>
          </table:table-cell>
          <table:table-cell office:value-type="string" calcext:value-type="string">
            <text:p>"-0.4079476"</text:p>
          </table:table-cell>
          <table:table-cell office:value-type="string" calcext:value-type="string">
            <text:p>"-77.29476"</text:p>
          </table:table-cell>
          <table:table-cell table:number-columns-repeated="2"/>
          <table:table-cell office:value-type="string" calcext:value-type="string">
            <text:p>{"Ubication":{"id":376,"created_at":"43768,6659722222","updated_at":"43768,6659722222","name":"SAN LUIS DE ARMENIA","code":"Z02220161","father_code":"Z022201","gmap_reference_latitude":"-0.4079476","gmap_reference_longitude":"-77.29476","acronym":""},"attach":[]},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GUARICO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Z0222</text:p>
          </table:table-cell>
          <table:table-cell office:value-type="string" calcext:value-type="string">
            <text:p>"-0.9836203"</text:p>
          </table:table-cell>
          <table:table-cell office:value-type="string" calcext:value-type="string">
            <text:p>"-76.4468434"</text:p>
          </table:table-cell>
          <table:table-cell office:value-type="string" calcext:value-type="string">
            <text:p>AGR</text:p>
          </table:table-cell>
          <table:table-cell/>
          <table:table-cell office:value-type="string" calcext:value-type="string">
            <text:p>{"Ubication":{"id":377,"created_at":"43768,6659722222","updated_at":"43768,6659722222","name":"AGUARICO","code":"Z022202","father_code":"Z0222","gmap_reference_latitude":"-0.9836203","gmap_reference_longitude":"-76.4468434","acronym":"AGR"},"attach":[]},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O ROCAFUERTE</text:p>
          </table:table-cell>
          <table:table-cell office:value-type="string" calcext:value-type="string">
            <text:p>Z02220250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"-0.926777"</text:p>
          </table:table-cell>
          <table:table-cell office:value-type="string" calcext:value-type="string">
            <text:p>"-75.4192277"</text:p>
          </table:table-cell>
          <table:table-cell table:number-columns-repeated="2"/>
          <table:table-cell office:value-type="string" calcext:value-type="string">
            <text:p>{"Ubication":{"id":378,"created_at":"43768,6659722222","updated_at":"43768,6659722222","name":"NUEVO ROCAFUERTE","code":"Z02220250","father_code":"Z022202","gmap_reference_latitude":"-0.926777","gmap_reference_longitude":"-75.4192277","acronym":""},"attach":[]},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PITAN AUGUSTO RIVADENEYRA</text:p>
          </table:table-cell>
          <table:table-cell office:value-type="string" calcext:value-type="string">
            <text:p>Z02220251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"-0.5608508"</text:p>
          </table:table-cell>
          <table:table-cell office:value-type="string" calcext:value-type="string">
            <text:p>"-76.0248411"</text:p>
          </table:table-cell>
          <table:table-cell table:number-columns-repeated="2"/>
          <table:table-cell office:value-type="string" calcext:value-type="string">
            <text:p>{"Ubication":{"id":379,"created_at":"43768,6659722222","updated_at":"43768,6659722222","name":"CAPITAN AUGUSTO RIVADENEYRA","code":"Z02220251","father_code":"Z022202","gmap_reference_latitude":"-0.5608508","gmap_reference_longitude":"-76.0248411","acronym":""},"attach":[]},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NONACO</text:p>
          </table:table-cell>
          <table:table-cell office:value-type="string" calcext:value-type="string">
            <text:p>Z02220252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"-1.0935029"</text:p>
          </table:table-cell>
          <table:table-cell office:value-type="string" calcext:value-type="string">
            <text:p>"-76.5787592"</text:p>
          </table:table-cell>
          <table:table-cell table:number-columns-repeated="2"/>
          <table:table-cell office:value-type="string" calcext:value-type="string">
            <text:p>{"Ubication":{"id":380,"created_at":"43768,6659722222","updated_at":"43768,6659722222","name":"CONONACO","code":"Z02220252","father_code":"Z022202","gmap_reference_latitude":"-1.0935029","gmap_reference_longitude":"-76.5787592","acronym":""},"attach":[]},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MARIA DE HUIRIRIMA</text:p>
          </table:table-cell>
          <table:table-cell office:value-type="string" calcext:value-type="string">
            <text:p>Z02220253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81,"created_at":"43768,6659722222","updated_at":"43768,6659722222","name":"SANTA MARIA DE HUIRIRIMA","code":"Z02220253","father_code":"Z022202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PUTINI</text:p>
          </table:table-cell>
          <table:table-cell office:value-type="string" calcext:value-type="string">
            <text:p>Z02220254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"-0.7806701"</text:p>
          </table:table-cell>
          <table:table-cell office:value-type="string" calcext:value-type="string">
            <text:p>"-75.9782446"</text:p>
          </table:table-cell>
          <table:table-cell table:number-columns-repeated="2"/>
          <table:table-cell office:value-type="string" calcext:value-type="string">
            <text:p>{"Ubication":{"id":382,"created_at":"43768,6659722222","updated_at":"43768,6659722222","name":"TIPUTINI","code":"Z02220254","father_code":"Z022202","gmap_reference_latitude":"-0.7806701","gmap_reference_longitude":"-75.9782446","acronym":""},"attach":[]},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SUNI</text:p>
          </table:table-cell>
          <table:table-cell office:value-type="string" calcext:value-type="string">
            <text:p>Z02220255</text:p>
          </table:table-cell>
          <table:table-cell office:value-type="string" calcext:value-type="string">
            <text:p>Z02220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83,"created_at":"43768,6659722222","updated_at":"43768,6659722222","name":"YASUNI","code":"Z02220255","father_code":"Z022202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Z0222</text:p>
          </table:table-cell>
          <table:table-cell office:value-type="string" calcext:value-type="string">
            <text:p>"-0.3068597"</text:p>
          </table:table-cell>
          <table:table-cell office:value-type="string" calcext:value-type="string">
            <text:p>"-76.8981945"</text:p>
          </table:table-cell>
          <table:table-cell office:value-type="string" calcext:value-type="string">
            <text:p>JSH</text:p>
          </table:table-cell>
          <table:table-cell/>
          <table:table-cell office:value-type="string" calcext:value-type="string">
            <text:p>{"Ubication":{"id":384,"created_at":"43768,6659722222","updated_at":"43768,6659722222","name":"LA JOYA DE LOS SACHAS","code":"Z022203","father_code":"Z0222","gmap_reference_latitude":"-0.3068597","gmap_reference_longitude":"-76.8981945","acronym":"JSH"},"attach":[]},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JOYA DE LOS SACHAS</text:p>
          </table:table-cell>
          <table:table-cell office:value-type="string" calcext:value-type="string">
            <text:p>Z02220350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3068597"</text:p>
          </table:table-cell>
          <table:table-cell office:value-type="string" calcext:value-type="string">
            <text:p>"-76.8981945"</text:p>
          </table:table-cell>
          <table:table-cell table:number-columns-repeated="2"/>
          <table:table-cell office:value-type="string" calcext:value-type="string">
            <text:p>{"Ubication":{"id":385,"created_at":"43768,6659722222","updated_at":"43768,6659722222","name":"LA JOYA DE LOS SACHAS","code":"Z02220350","father_code":"Z022203","gmap_reference_latitude":"-0.3068597","gmap_reference_longitude":"-76.8981945","acronym":""},"attach":[]},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NOKANQUI</text:p>
          </table:table-cell>
          <table:table-cell office:value-type="string" calcext:value-type="string">
            <text:p>Z02220351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2237268"</text:p>
          </table:table-cell>
          <table:table-cell office:value-type="string" calcext:value-type="string">
            <text:p>"-76.9003798"</text:p>
          </table:table-cell>
          <table:table-cell table:number-columns-repeated="2"/>
          <table:table-cell office:value-type="string" calcext:value-type="string">
            <text:p>{"Ubication":{"id":386,"created_at":"43768,6659722222","updated_at":"43768,6659722222","name":"ENOKANQUI","code":"Z02220351","father_code":"Z022203","gmap_reference_latitude":"-0.2237268","gmap_reference_longitude":"-76.9003798","acronym":""},"attach":[]},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MPEYA</text:p>
          </table:table-cell>
          <table:table-cell office:value-type="string" calcext:value-type="string">
            <text:p>Z02220352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3068597"</text:p>
          </table:table-cell>
          <table:table-cell office:value-type="string" calcext:value-type="string">
            <text:p>"-76.8981945"</text:p>
          </table:table-cell>
          <table:table-cell table:number-columns-repeated="2"/>
          <table:table-cell office:value-type="string" calcext:value-type="string">
            <text:p>{"Ubication":{"id":387,"created_at":"43768,6659722222","updated_at":"43768,6659722222","name":"POMPEYA","code":"Z02220352","father_code":"Z022203","gmap_reference_latitude":"-0.3068597","gmap_reference_longitude":"-76.8981945","acronym":""},"attach":[]},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Z02220353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4001326"</text:p>
          </table:table-cell>
          <table:table-cell office:value-type="string" calcext:value-type="string">
            <text:p>"-76.9579508"</text:p>
          </table:table-cell>
          <table:table-cell table:number-columns-repeated="2"/>
          <table:table-cell office:value-type="string" calcext:value-type="string">
            <text:p>{"Ubication":{"id":388,"created_at":"43768,6659722222","updated_at":"43768,6659722222","name":"SAN CARLOS","code":"Z02220353","father_code":"Z022203","gmap_reference_latitude":"-0.4001326","gmap_reference_longitude":"-76.9579508","acronym":""},"attach":[]},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EBASTIAN DEL COCA</text:p>
          </table:table-cell>
          <table:table-cell office:value-type="string" calcext:value-type="string">
            <text:p>Z02220354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333333"</text:p>
          </table:table-cell>
          <table:table-cell office:value-type="string" calcext:value-type="string">
            <text:p>"-77.0175097"</text:p>
          </table:table-cell>
          <table:table-cell table:number-columns-repeated="2"/>
          <table:table-cell office:value-type="string" calcext:value-type="string">
            <text:p>{"Ubication":{"id":389,"created_at":"43768,6659722222","updated_at":"43768,6659722222","name":"SAN SEBASTIAN DEL COCA","code":"Z02220354","father_code":"Z022203","gmap_reference_latitude":"-0.333333","gmap_reference_longitude":"-77.0175097","acronym":""},"attach":[]},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GO SAN PEDRO</text:p>
          </table:table-cell>
          <table:table-cell office:value-type="string" calcext:value-type="string">
            <text:p>Z02220355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90,"created_at":"43768,6659722222","updated_at":"43768,6659722222","name":"LAGO SAN PEDRO","code":"Z02220355","father_code":"Z022203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Z02220356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1803124"</text:p>
          </table:table-cell>
          <table:table-cell office:value-type="string" calcext:value-type="string">
            <text:p>"-78.5208309"</text:p>
          </table:table-cell>
          <table:table-cell table:number-columns-repeated="2"/>
          <table:table-cell office:value-type="string" calcext:value-type="string">
            <text:p>{"Ubication":{"id":391,"created_at":"43768,6659722222","updated_at":"43768,6659722222","name":"RUMIPAMBA","code":"Z02220356","father_code":"Z022203","gmap_reference_latitude":"-0.1803124","gmap_reference_longitude":"-78.5208309","acronym":""},"attach":[]},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RES DE NOVIEMBRE</text:p>
          </table:table-cell>
          <table:table-cell office:value-type="string" calcext:value-type="string">
            <text:p>Z02220357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1650263"</text:p>
          </table:table-cell>
          <table:table-cell office:value-type="string" calcext:value-type="string">
            <text:p>"-76.9967486"</text:p>
          </table:table-cell>
          <table:table-cell table:number-columns-repeated="2"/>
          <table:table-cell office:value-type="string" calcext:value-type="string">
            <text:p>{"Ubication":{"id":392,"created_at":"43768,6659722222","updated_at":"43768,6659722222","name":"TRES DE NOVIEMBRE","code":"Z02220357","father_code":"Z022203","gmap_reference_latitude":"-0.1650263","gmap_reference_longitude":"-76.9967486","acronym":""},"attach":[]},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NION MILAGREĂA</text:p>
          </table:table-cell>
          <table:table-cell office:value-type="string" calcext:value-type="string">
            <text:p>Z02220358</text:p>
          </table:table-cell>
          <table:table-cell office:value-type="string" calcext:value-type="string">
            <text:p>Z022203</text:p>
          </table:table-cell>
          <table:table-cell office:value-type="string" calcext:value-type="string">
            <text:p>"-0.3855446"</text:p>
          </table:table-cell>
          <table:table-cell office:value-type="string" calcext:value-type="string">
            <text:p>"-76.8483049"</text:p>
          </table:table-cell>
          <table:table-cell table:number-columns-repeated="2"/>
          <table:table-cell office:value-type="string" calcext:value-type="string">
            <text:p>{"Ubication":{"id":393,"created_at":"43768,6659722222","updated_at":"43768,6659722222","name":"UNION MILAGREĂA","code":"Z02220358","father_code":"Z022203","gmap_reference_latitude":"-0.3855446","gmap_reference_longitude":"-76.8483049","acronym":""},"attach":[]},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Z02220450</text:p>
          </table:table-cell>
          <table:table-cell office:value-type="string" calcext:value-type="string">
            <text:p>Z0222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office:value-type="string" calcext:value-type="string">
            <text:p>LRT</text:p>
          </table:table-cell>
          <table:table-cell/>
          <table:table-cell office:value-type="string" calcext:value-type="string">
            <text:p>{"Ubication":{"id":394,"created_at":"43768,6659722222","updated_at":"43768,6659722222","name":"LORETO","code":"Z02220450","father_code":"Z0222","gmap_reference_latitude":"-0.2107854","gmap_reference_longitude":"-78.5092769","acronym":"LRT"},"attach":[]},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Z02220450</text:p>
          </table:table-cell>
          <table:table-cell office:value-type="string" calcext:value-type="string">
            <text:p>Z022204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95,"created_at":"43768,6659722222","updated_at":"43768,6659722222","name":"LORETO","code":"Z02220450","father_code":"Z022204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VILA (CAB. EN HUIRUNO)</text:p>
          </table:table-cell>
          <table:table-cell office:value-type="string" calcext:value-type="string">
            <text:p>Z02220451</text:p>
          </table:table-cell>
          <table:table-cell office:value-type="string" calcext:value-type="string">
            <text:p>Z022204</text:p>
          </table:table-cell>
          <table:table-cell office:value-type="string" calcext:value-type="string">
            <text:p>"-0.6908849"</text:p>
          </table:table-cell>
          <table:table-cell office:value-type="string" calcext:value-type="string">
            <text:p>"-77.3265093"</text:p>
          </table:table-cell>
          <table:table-cell table:number-columns-repeated="2"/>
          <table:table-cell office:value-type="string" calcext:value-type="string">
            <text:p>{"Ubication":{"id":396,"created_at":"43768,6659722222","updated_at":"43768,6659722222","name":"AVILA (CAB. EN HUIRUNO)","code":"Z02220451","father_code":"Z022204","gmap_reference_latitude":"-0.6908849","gmap_reference_longitude":"-77.3265093","acronym":""},"attach":[]},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MURIALDO</text:p>
          </table:table-cell>
          <table:table-cell office:value-type="string" calcext:value-type="string">
            <text:p>Z02220452</text:p>
          </table:table-cell>
          <table:table-cell office:value-type="string" calcext:value-type="string">
            <text:p>Z022204</text:p>
          </table:table-cell>
          <table:table-cell office:value-type="string" calcext:value-type="string">
            <text:p>"-0.6914567"</text:p>
          </table:table-cell>
          <table:table-cell office:value-type="string" calcext:value-type="string">
            <text:p>"-77.1404064"</text:p>
          </table:table-cell>
          <table:table-cell table:number-columns-repeated="2"/>
          <table:table-cell office:value-type="string" calcext:value-type="string">
            <text:p>{"Ubication":{"id":397,"created_at":"43768,6659722222","updated_at":"43768,6659722222","name":"PUERTO MURIALDO","code":"Z02220452","father_code":"Z022204","gmap_reference_latitude":"-0.6914567","gmap_reference_longitude":"-77.1404064","acronym":""},"attach":[]},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PAYAMINO</text:p>
          </table:table-cell>
          <table:table-cell office:value-type="string" calcext:value-type="string">
            <text:p>Z02220453</text:p>
          </table:table-cell>
          <table:table-cell office:value-type="string" calcext:value-type="string">
            <text:p>Z022204</text:p>
          </table:table-cell>
          <table:table-cell office:value-type="string" calcext:value-type="string">
            <text:p>"-0.5"</text:p>
          </table:table-cell>
          <table:table-cell office:value-type="string" calcext:value-type="string">
            <text:p>"-77.3008427"</text:p>
          </table:table-cell>
          <table:table-cell table:number-columns-repeated="2"/>
          <table:table-cell office:value-type="string" calcext:value-type="string">
            <text:p>{"Ubication":{"id":398,"created_at":"43768,6659722222","updated_at":"43768,6659722222","name":"SAN JOSE DE PAYAMINO","code":"Z02220453","father_code":"Z022204","gmap_reference_latitude":"-0.5","gmap_reference_longitude":"-77.3008427","acronym":""},"attach":[]},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DAHUANO</text:p>
          </table:table-cell>
          <table:table-cell office:value-type="string" calcext:value-type="string">
            <text:p>Z02220454</text:p>
          </table:table-cell>
          <table:table-cell office:value-type="string" calcext:value-type="string">
            <text:p>Z022204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399,"created_at":"43768,6659722222","updated_at":"43768,6659722222","name":"SAN JOSE DE DAHUANO","code":"Z02220454","father_code":"Z022204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 DE HUATICOCHA</text:p>
          </table:table-cell>
          <table:table-cell office:value-type="string" calcext:value-type="string">
            <text:p>Z02220455</text:p>
          </table:table-cell>
          <table:table-cell office:value-type="string" calcext:value-type="string">
            <text:p>Z022204</text:p>
          </table:table-cell>
          <table:table-cell office:value-type="string" calcext:value-type="string">
            <text:p>"-0.6859446"</text:p>
          </table:table-cell>
          <table:table-cell office:value-type="string" calcext:value-type="string">
            <text:p>"-77.6674471"</text:p>
          </table:table-cell>
          <table:table-cell table:number-columns-repeated="2"/>
          <table:table-cell office:value-type="string" calcext:value-type="string">
            <text:p>{"Ubication":{"id":400,"created_at":"43768,6659722222","updated_at":"43768,6659722222","name":"SAN VICENTE DE HUATICOCHA","code":"Z02220455","father_code":"Z022204","gmap_reference_latitude":"-0.6859446","gmap_reference_longitude":"-77.6674471","acronym":""},"attach":[]},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3 - CENTRO: COTOPAXI: Latacunga</text:p>
          </table:table-cell>
          <table:table-cell office:value-type="string" calcext:value-type="string">
            <text:p>Z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401,"created_at":"43768,6659722222","updated_at":"43768,6659722222","name":"ZONA DE PLANIFICACIĂN 3 - CENTRO: COTOPAXI: Latacunga","code":"Z03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OPAXI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Z03</text:p>
          </table:table-cell>
          <table:table-cell office:value-type="string" calcext:value-type="string">
            <text:p>"-0.7755591"</text:p>
          </table:table-cell>
          <table:table-cell office:value-type="string" calcext:value-type="string">
            <text:p>"-79.4209312"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{"Ubication":{"id":402,"created_at":"43768,6659722222","updated_at":"43768,6659722222","name":"COTOPAXI","code":"Z0305","father_code":"Z03","gmap_reference_latitude":"-0.7755591","gmap_reference_longitude":"-79.4209312","acronym":"X"},"attach":[]},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0.931556"</text:p>
          </table:table-cell>
          <table:table-cell office:value-type="string" calcext:value-type="string">
            <text:p>"-78.6233597"</text:p>
          </table:table-cell>
          <table:table-cell table:number-columns-repeated="2"/>
          <table:table-cell office:value-type="string" calcext:value-type="string">
            <text:p>{"Ubication":{"id":403,"created_at":"43768,6659722222","updated_at":"43768,6659722222","name":"LATACUNGA","code":"Z030501","father_code":"Z0305","gmap_reference_latitude":"-0.931556","gmap_reference_longitude":"-78.6233597","acronym":""},"attach":[]},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TACUNGA</text:p>
          </table:table-cell>
          <table:table-cell office:value-type="string" calcext:value-type="string">
            <text:p>Z03050150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31556"</text:p>
          </table:table-cell>
          <table:table-cell office:value-type="string" calcext:value-type="string">
            <text:p>"-78.6233597"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{"Ubication":{"id":404,"created_at":"43768,6659722222","updated_at":"43768,6659722222","name":"LATACUNGA","code":"Z03050150","father_code":"Z030501","gmap_reference_latitude":"-0.931556","gmap_reference_longitude":"-78.6233597","acronym":"LAT"},"attach":[]},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 <text:s/>(SAN FELIPE) </text:p>
          </table:table-cell>
          <table:table-cell office:value-type="string" calcext:value-type="string">
            <text:p>Z03050101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287034"</text:p>
          </table:table-cell>
          <table:table-cell office:value-type="string" calcext:value-type="string">
            <text:p>"-78.7106086"</text:p>
          </table:table-cell>
          <table:table-cell table:number-columns-repeated="2"/>
          <table:table-cell office:value-type="string" calcext:value-type="string">
            <text:p>{"Ubication":{"id":405,"created_at":"43768,6659722222","updated_at":"43768,6659722222","name":"ELOY ALFARO <text:s/>(SAN FELIPE) ","code":"Z03050101","father_code":"Z030501","gmap_reference_latitude":"-0.9287034","gmap_reference_longitude":"-78.7106086","acronym":""},"attach":[]},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GNACIO FLORES (PARQUE FLORES) </text:p>
          </table:table-cell>
          <table:table-cell office:value-type="string" calcext:value-type="string">
            <text:p>Z03050102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602683"</text:p>
          </table:table-cell>
          <table:table-cell office:value-type="string" calcext:value-type="string">
            <text:p>"-78.6540237"</text:p>
          </table:table-cell>
          <table:table-cell table:number-columns-repeated="2"/>
          <table:table-cell office:value-type="string" calcext:value-type="string">
            <text:p>{"Ubication":{"id":406,"created_at":"43768,6659722222","updated_at":"43768,6659722222","name":"IGNACIO FLORES (PARQUE FLORES) ","code":"Z03050102","father_code":"Z030501","gmap_reference_latitude":"-0.9602683","gmap_reference_longitude":"-78.6540237","acronym":""},"attach":[]},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MONTALVO (SAN SEBASTIĂN)</text:p>
          </table:table-cell>
          <table:table-cell office:value-type="string" calcext:value-type="string">
            <text:p>Z03050103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08542"</text:p>
          </table:table-cell>
          <table:table-cell office:value-type="string" calcext:value-type="string">
            <text:p>"-78.6542062"</text:p>
          </table:table-cell>
          <table:table-cell table:number-columns-repeated="2"/>
          <table:table-cell office:value-type="string" calcext:value-type="string">
            <text:p>{"Ubication":{"id":407,"created_at":"43768,6659722222","updated_at":"43768,6659722222","name":"JUAN MONTALVO (SAN SEBASTIĂN)","code":"Z03050103","father_code":"Z030501","gmap_reference_latitude":"-0.908542","gmap_reference_longitude":"-78.6542062","acronym":""},"attach":[]},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Z03050104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282472"</text:p>
          </table:table-cell>
          <table:table-cell office:value-type="string" calcext:value-type="string">
            <text:p>"-78.6350741"</text:p>
          </table:table-cell>
          <table:table-cell table:number-columns-repeated="2"/>
          <table:table-cell office:value-type="string" calcext:value-type="string">
            <text:p>{"Ubication":{"id":408,"created_at":"43768,6659722222","updated_at":"43768,6659722222","name":"LA MATRIZ","code":"Z03050104","father_code":"Z030501","gmap_reference_latitude":"-0.9282472","gmap_reference_longitude":"-78.6350741","acronym":""},"attach":[]},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BUENAVENTURA</text:p>
          </table:table-cell>
          <table:table-cell office:value-type="string" calcext:value-type="string">
            <text:p>Z03050105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899819"</text:p>
          </table:table-cell>
          <table:table-cell office:value-type="string" calcext:value-type="string">
            <text:p>"-78.6235349"</text:p>
          </table:table-cell>
          <table:table-cell table:number-columns-repeated="2"/>
          <table:table-cell office:value-type="string" calcext:value-type="string">
            <text:p>{"Ubication":{"id":409,"created_at":"43768,6659722222","updated_at":"43768,6659722222","name":"SAN BUENAVENTURA","code":"Z03050105","father_code":"Z030501","gmap_reference_latitude":"-0.899819","gmap_reference_longitude":"-78.6235349","acronym":""},"attach":[]},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AQUEZ (ALAQUES)</text:p>
          </table:table-cell>
          <table:table-cell office:value-type="string" calcext:value-type="string">
            <text:p>Z03050151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8714422"</text:p>
          </table:table-cell>
          <table:table-cell office:value-type="string" calcext:value-type="string">
            <text:p>"-78.6616683"</text:p>
          </table:table-cell>
          <table:table-cell table:number-columns-repeated="2"/>
          <table:table-cell office:value-type="string" calcext:value-type="string">
            <text:p>{"Ubication":{"id":410,"created_at":"43768,6659722222","updated_at":"43768,6659722222","name":"ALAQUEZ (ALAQUES)","code":"Z03050151","father_code":"Z030501","gmap_reference_latitude":"-0.8714422","gmap_reference_longitude":"-78.6616683","acronym":""},"attach":[]},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ISARIO QUEVEDO (GUANAILIN)</text:p>
          </table:table-cell>
          <table:table-cell office:value-type="string" calcext:value-type="string">
            <text:p>Z03050152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778864"</text:p>
          </table:table-cell>
          <table:table-cell office:value-type="string" calcext:value-type="string">
            <text:p>"-78.6095572"</text:p>
          </table:table-cell>
          <table:table-cell table:number-columns-repeated="2"/>
          <table:table-cell office:value-type="string" calcext:value-type="string">
            <text:p>{"Ubication":{"id":411,"created_at":"43768,6659722222","updated_at":"43768,6659722222","name":"BELISARIO QUEVEDO (GUANAILIN)","code":"Z03050152","father_code":"Z030501","gmap_reference_latitude":"-0.9778864","gmap_reference_longitude":"-78.6095572","acronym":""},"attach":[]},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TACAMA (GUAITACAMA)</text:p>
          </table:table-cell>
          <table:table-cell office:value-type="string" calcext:value-type="string">
            <text:p>Z03050153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8231308"</text:p>
          </table:table-cell>
          <table:table-cell office:value-type="string" calcext:value-type="string">
            <text:p>"-78.6497068"</text:p>
          </table:table-cell>
          <table:table-cell table:number-columns-repeated="2"/>
          <table:table-cell office:value-type="string" calcext:value-type="string">
            <text:p>{"Ubication":{"id":412,"created_at":"43768,6659722222","updated_at":"43768,6659722222","name":"GUAYTACAMA (GUAITACAMA)","code":"Z03050153","father_code":"Z030501","gmap_reference_latitude":"-0.8231308","gmap_reference_longitude":"-78.6497068","acronym":""},"attach":[]},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OSEGUANGO BAJO</text:p>
          </table:table-cell>
          <table:table-cell office:value-type="string" calcext:value-type="string">
            <text:p>Z03050154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8226254"</text:p>
          </table:table-cell>
          <table:table-cell office:value-type="string" calcext:value-type="string">
            <text:p>"-78.6013242"</text:p>
          </table:table-cell>
          <table:table-cell table:number-columns-repeated="2"/>
          <table:table-cell office:value-type="string" calcext:value-type="string">
            <text:p>{"Ubication":{"id":413,"created_at":"43768,6659722222","updated_at":"43768,6659722222","name":"JOSEGUANGO BAJO","code":"Z03050154","father_code":"Z030501","gmap_reference_latitude":"-0.8226254","gmap_reference_longitude":"-78.6013242","acronym":""},"attach":[]},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LALO</text:p>
          </table:table-cell>
          <table:table-cell office:value-type="string" calcext:value-type="string">
            <text:p>Z03050156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7177479"</text:p>
          </table:table-cell>
          <table:table-cell office:value-type="string" calcext:value-type="string">
            <text:p>"-78.6420928"</text:p>
          </table:table-cell>
          <table:table-cell table:number-columns-repeated="2"/>
          <table:table-cell office:value-type="string" calcext:value-type="string">
            <text:p>{"Ubication":{"id":414,"created_at":"43768,6659722222","updated_at":"43768,6659722222","name":"MULALO","code":"Z03050156","father_code":"Z030501","gmap_reference_latitude":"-0.7177479","gmap_reference_longitude":"-78.6420928","acronym":""},"attach":[]},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1 DE NOVIEMBRE (ILINCHISI)</text:p>
          </table:table-cell>
          <table:table-cell office:value-type="string" calcext:value-type="string">
            <text:p>Z03050157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9160647"</text:p>
          </table:table-cell>
          <table:table-cell office:value-type="string" calcext:value-type="string">
            <text:p>"-78.684891"</text:p>
          </table:table-cell>
          <table:table-cell table:number-columns-repeated="2"/>
          <table:table-cell office:value-type="string" calcext:value-type="string">
            <text:p>{"Ubication":{"id":415,"created_at":"43768,6659722222","updated_at":"43768,6659722222","name":"11 DE NOVIEMBRE (ILINCHISI)","code":"Z03050157","father_code":"Z030501","gmap_reference_latitude":"-0.9160647","gmap_reference_longitude":"-78.684891","acronym":""},"attach":[]},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ALO</text:p>
          </table:table-cell>
          <table:table-cell office:value-type="string" calcext:value-type="string">
            <text:p>Z03050158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8967384"</text:p>
          </table:table-cell>
          <table:table-cell office:value-type="string" calcext:value-type="string">
            <text:p>"-78.6840362"</text:p>
          </table:table-cell>
          <table:table-cell table:number-columns-repeated="2"/>
          <table:table-cell office:value-type="string" calcext:value-type="string">
            <text:p>{"Ubication":{"id":416,"created_at":"43768,6659722222","updated_at":"43768,6659722222","name":"POALO","code":"Z03050158","father_code":"Z030501","gmap_reference_latitude":"-0.8967384","gmap_reference_longitude":"-78.6840362","acronym":""},"attach":[]},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 DE PASTOCALLE</text:p>
          </table:table-cell>
          <table:table-cell office:value-type="string" calcext:value-type="string">
            <text:p>Z03050159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6787967"</text:p>
          </table:table-cell>
          <table:table-cell office:value-type="string" calcext:value-type="string">
            <text:p>"-78.7188881"</text:p>
          </table:table-cell>
          <table:table-cell table:number-columns-repeated="2"/>
          <table:table-cell office:value-type="string" calcext:value-type="string">
            <text:p>{"Ubication":{"id":417,"created_at":"43768,6659722222","updated_at":"43768,6659722222","name":"SAN JUAN DE PASTOCALLE","code":"Z03050159","father_code":"Z030501","gmap_reference_latitude":"-0.6787967","gmap_reference_longitude":"-78.7188881","acronym":""},"attach":[]},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NICUCHI</text:p>
          </table:table-cell>
          <table:table-cell office:value-type="string" calcext:value-type="string">
            <text:p>Z03050161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7878149"</text:p>
          </table:table-cell>
          <table:table-cell office:value-type="string" calcext:value-type="string">
            <text:p>"-78.6804351"</text:p>
          </table:table-cell>
          <table:table-cell table:number-columns-repeated="2"/>
          <table:table-cell office:value-type="string" calcext:value-type="string">
            <text:p>{"Ubication":{"id":418,"created_at":"43768,6659722222","updated_at":"43768,6659722222","name":"TANICUCHI","code":"Z03050161","father_code":"Z030501","gmap_reference_latitude":"-0.7878149","gmap_reference_longitude":"-78.6804351","acronym":""},"attach":[]},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ACASO</text:p>
          </table:table-cell>
          <table:table-cell office:value-type="string" calcext:value-type="string">
            <text:p>Z03050162</text:p>
          </table:table-cell>
          <table:table-cell office:value-type="string" calcext:value-type="string">
            <text:p>Z030501</text:p>
          </table:table-cell>
          <table:table-cell office:value-type="string" calcext:value-type="string">
            <text:p>"-0.7568973"</text:p>
          </table:table-cell>
          <table:table-cell office:value-type="string" calcext:value-type="string">
            <text:p>"-78.6910558"</text:p>
          </table:table-cell>
          <table:table-cell table:number-columns-repeated="2"/>
          <table:table-cell office:value-type="string" calcext:value-type="string">
            <text:p>{"Ubication":{"id":419,"created_at":"43768,6659722222","updated_at":"43768,6659722222","name":"TOACASO","code":"Z03050162","father_code":"Z030501","gmap_reference_latitude":"-0.7568973","gmap_reference_longitude":"-78.6910558","acronym":""},"attach":[]},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0.9411949"</text:p>
          </table:table-cell>
          <table:table-cell office:value-type="string" calcext:value-type="string">
            <text:p>"-79.2491139"</text:p>
          </table:table-cell>
          <table:table-cell table:number-columns-repeated="2"/>
          <table:table-cell office:value-type="string" calcext:value-type="string">
            <text:p>{"Ubication":{"id":420,"created_at":"43768,6659722222","updated_at":"43768,6659722222","name":"LA MANA","code":"Z030502","father_code":"Z0305","gmap_reference_latitude":"-0.9411949","gmap_reference_longitude":"-79.2491139","acronym":""},"attach":[]},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NA</text:p>
          </table:table-cell>
          <table:table-cell office:value-type="string" calcext:value-type="string">
            <text:p>Z03050250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"-0.9411949"</text:p>
          </table:table-cell>
          <table:table-cell office:value-type="string" calcext:value-type="string">
            <text:p>"-79.2491139"</text:p>
          </table:table-cell>
          <table:table-cell table:number-columns-repeated="2"/>
          <table:table-cell office:value-type="string" calcext:value-type="string">
            <text:p>{"Ubication":{"id":421,"created_at":"43768,6659722222","updated_at":"43768,6659722222","name":"LA MANA","code":"Z03050250","father_code":"Z030502","gmap_reference_latitude":"-0.9411949","gmap_reference_longitude":"-79.2491139","acronym":""},"attach":[]},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Z03050201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"-0.5985627"</text:p>
          </table:table-cell>
          <table:table-cell office:value-type="string" calcext:value-type="string">
            <text:p>"-79.634314"</text:p>
          </table:table-cell>
          <table:table-cell table:number-columns-repeated="2"/>
          <table:table-cell office:value-type="string" calcext:value-type="string">
            <text:p>{"Ubication":{"id":422,"created_at":"43768,6659722222","updated_at":"43768,6659722222","name":"EL CARMEN","code":"Z03050201","father_code":"Z030502","gmap_reference_latitude":"-0.5985627","gmap_reference_longitude":"-79.634314","acronym":""},"attach":[]},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NĂ </text:p>
          </table:table-cell>
          <table:table-cell office:value-type="string" calcext:value-type="string">
            <text:p>Z03050202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"-0.9411949"</text:p>
          </table:table-cell>
          <table:table-cell office:value-type="string" calcext:value-type="string">
            <text:p>"-79.2491139"</text:p>
          </table:table-cell>
          <table:table-cell office:value-type="string" calcext:value-type="string">
            <text:p>LMA</text:p>
          </table:table-cell>
          <table:table-cell/>
          <table:table-cell office:value-type="string" calcext:value-type="string">
            <text:p>{"Ubication":{"id":423,"created_at":"43768,6659722222","updated_at":"43768,6659722222","name":"LA MANĂ ","code":"Z03050202","father_code":"Z030502","gmap_reference_latitude":"-0.9411949","gmap_reference_longitude":"-79.2491139","acronym":"LMA"},"attach":[]},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Z03050203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table:number-columns-repeated="2"/>
          <table:table-cell office:value-type="string" calcext:value-type="string">
            <text:p>{"Ubication":{"id":424,"created_at":"43768,6659722222","updated_at":"43768,6659722222","name":"EL TRIUNFO","code":"Z03050203","father_code":"Z030502","gmap_reference_latitude":"-1.8067805","gmap_reference_longitude":"-78.000904","acronym":""},"attach":[]},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SAGANDA (CAB. EN GUASAGANDA CENTRO)</text:p>
          </table:table-cell>
          <table:table-cell office:value-type="string" calcext:value-type="string">
            <text:p>Z03050251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"-0.8632514"</text:p>
          </table:table-cell>
          <table:table-cell office:value-type="string" calcext:value-type="string">
            <text:p>"-79.2520421"</text:p>
          </table:table-cell>
          <table:table-cell table:number-columns-repeated="2"/>
          <table:table-cell office:value-type="string" calcext:value-type="string">
            <text:p>{"Ubication":{"id":425,"created_at":"43768,6659722222","updated_at":"43768,6659722222","name":"GUASAGANDA (CAB. EN GUASAGANDA CENTRO)","code":"Z03050251","father_code":"Z030502","gmap_reference_latitude":"-0.8632514","gmap_reference_longitude":"-79.2520421","acronym":""},"attach":[]},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CAYACU</text:p>
          </table:table-cell>
          <table:table-cell office:value-type="string" calcext:value-type="string">
            <text:p>Z03050252</text:p>
          </table:table-cell>
          <table:table-cell office:value-type="string" calcext:value-type="string">
            <text:p>Z030502</text:p>
          </table:table-cell>
          <table:table-cell office:value-type="string" calcext:value-type="string">
            <text:p>"-0.714769"</text:p>
          </table:table-cell>
          <table:table-cell office:value-type="string" calcext:value-type="string">
            <text:p>"-79.1318667"</text:p>
          </table:table-cell>
          <table:table-cell table:number-columns-repeated="2"/>
          <table:table-cell office:value-type="string" calcext:value-type="string">
            <text:p>{"Ubication":{"id":426,"created_at":"43768,6659722222","updated_at":"43768,6659722222","name":"PUCAYACU","code":"Z03050252","father_code":"Z030502","gmap_reference_latitude":"-0.714769","gmap_reference_longitude":"-79.1318667","acronym":""},"attach":[]},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NGUA</text:p>
          </table:table-cell>
          <table:table-cell office:value-type="string" calcext:value-type="string">
            <text:p>Z030503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1.1007096"</text:p>
          </table:table-cell>
          <table:table-cell office:value-type="string" calcext:value-type="string">
            <text:p>"-79.4169806"</text:p>
          </table:table-cell>
          <table:table-cell office:value-type="string" calcext:value-type="string">
            <text:p>PNA</text:p>
          </table:table-cell>
          <table:table-cell/>
          <table:table-cell office:value-type="string" calcext:value-type="string">
            <text:p>{"Ubication":{"id":427,"created_at":"43768,6659722222","updated_at":"43768,6659722222","name":"PANGUA","code":"Z030503","father_code":"Z0305","gmap_reference_latitude":"-1.1007096","gmap_reference_longitude":"-79.4169806","acronym":"PNA"},"attach":[]},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ORAZON</text:p>
          </table:table-cell>
          <table:table-cell office:value-type="string" calcext:value-type="string">
            <text:p>Z03050350</text:p>
          </table:table-cell>
          <table:table-cell office:value-type="string" calcext:value-type="string">
            <text:p>Z030503</text:p>
          </table:table-cell>
          <table:table-cell office:value-type="string" calcext:value-type="string">
            <text:p>"-1.1180281"</text:p>
          </table:table-cell>
          <table:table-cell office:value-type="string" calcext:value-type="string">
            <text:p>"-79.1823294"</text:p>
          </table:table-cell>
          <table:table-cell table:number-columns-repeated="2"/>
          <table:table-cell office:value-type="string" calcext:value-type="string">
            <text:p>{"Ubication":{"id":428,"created_at":"43768,6659722222","updated_at":"43768,6659722222","name":"EL CORAZON","code":"Z03050350","father_code":"Z030503","gmap_reference_latitude":"-1.1180281","gmap_reference_longitude":"-79.1823294","acronym":""},"attach":[]},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RASPUNGO</text:p>
          </table:table-cell>
          <table:table-cell office:value-type="string" calcext:value-type="string">
            <text:p>Z03050351</text:p>
          </table:table-cell>
          <table:table-cell office:value-type="string" calcext:value-type="string">
            <text:p>Z030503</text:p>
          </table:table-cell>
          <table:table-cell office:value-type="string" calcext:value-type="string">
            <text:p>"-1.0954446"</text:p>
          </table:table-cell>
          <table:table-cell office:value-type="string" calcext:value-type="string">
            <text:p>"-79.3532022"</text:p>
          </table:table-cell>
          <table:table-cell table:number-columns-repeated="2"/>
          <table:table-cell office:value-type="string" calcext:value-type="string">
            <text:p>{"Ubication":{"id":429,"created_at":"43768,6659722222","updated_at":"43768,6659722222","name":"MORASPUNGO","code":"Z03050351","father_code":"Z030503","gmap_reference_latitude":"-1.0954446","gmap_reference_longitude":"-79.3532022","acronym":""},"attach":[]},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NLLOPATA</text:p>
          </table:table-cell>
          <table:table-cell office:value-type="string" calcext:value-type="string">
            <text:p>Z03050352</text:p>
          </table:table-cell>
          <table:table-cell office:value-type="string" calcext:value-type="string">
            <text:p>Z030503</text:p>
          </table:table-cell>
          <table:table-cell office:value-type="string" calcext:value-type="string">
            <text:p>"-1.1435949"</text:p>
          </table:table-cell>
          <table:table-cell office:value-type="string" calcext:value-type="string">
            <text:p>"-79.0442657"</text:p>
          </table:table-cell>
          <table:table-cell table:number-columns-repeated="2"/>
          <table:table-cell office:value-type="string" calcext:value-type="string">
            <text:p>{"Ubication":{"id":430,"created_at":"43768,6659722222","updated_at":"43768,6659722222","name":"PINLLOPATA","code":"Z03050352","father_code":"Z030503","gmap_reference_latitude":"-1.1435949","gmap_reference_longitude":"-79.0442657","acronym":""},"attach":[]},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AMON CAMPAĂA</text:p>
          </table:table-cell>
          <table:table-cell office:value-type="string" calcext:value-type="string">
            <text:p>Z03050353</text:p>
          </table:table-cell>
          <table:table-cell office:value-type="string" calcext:value-type="string">
            <text:p>Z030503</text:p>
          </table:table-cell>
          <table:table-cell office:value-type="string" calcext:value-type="string">
            <text:p>"-1.1166669"</text:p>
          </table:table-cell>
          <table:table-cell office:value-type="string" calcext:value-type="string">
            <text:p>"-79.1008427"</text:p>
          </table:table-cell>
          <table:table-cell table:number-columns-repeated="2"/>
          <table:table-cell office:value-type="string" calcext:value-type="string">
            <text:p>{"Ubication":{"id":431,"created_at":"43768,6659722222","updated_at":"43768,6659722222","name":"RAMON CAMPAĂA","code":"Z03050353","father_code":"Z030503","gmap_reference_latitude":"-1.1166669","gmap_reference_longitude":"-79.1008427","acronym":""},"attach":[]},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JILĂ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0.956753"</text:p>
          </table:table-cell>
          <table:table-cell office:value-type="string" calcext:value-type="string">
            <text:p>"-78.7130501"</text:p>
          </table:table-cell>
          <table:table-cell office:value-type="string" calcext:value-type="string">
            <text:p>PUJ</text:p>
          </table:table-cell>
          <table:table-cell/>
          <table:table-cell office:value-type="string" calcext:value-type="string">
            <text:p>{"Ubication":{"id":432,"created_at":"43768,6659722222","updated_at":"43768,6659722222","name":"PUJILĂ","code":"Z030504","father_code":"Z0305","gmap_reference_latitude":"-0.956753","gmap_reference_longitude":"-78.7130501","acronym":"PUJ"},"attach":[]},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JILĂ</text:p>
          </table:table-cell>
          <table:table-cell office:value-type="string" calcext:value-type="string">
            <text:p>Z03050450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0.956753"</text:p>
          </table:table-cell>
          <table:table-cell office:value-type="string" calcext:value-type="string">
            <text:p>"-78.7130501"</text:p>
          </table:table-cell>
          <table:table-cell table:number-columns-repeated="2"/>
          <table:table-cell office:value-type="string" calcext:value-type="string">
            <text:p>{"Ubication":{"id":433,"created_at":"43768,6659722222","updated_at":"43768,6659722222","name":"PUJILĂ","code":"Z03050450","father_code":"Z030504","gmap_reference_latitude":"-0.956753","gmap_reference_longitude":"-78.7130501","acronym":""},"attach":[]},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GAMARCA</text:p>
          </table:table-cell>
          <table:table-cell office:value-type="string" calcext:value-type="string">
            <text:p>Z03050451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1.1214579"</text:p>
          </table:table-cell>
          <table:table-cell office:value-type="string" calcext:value-type="string">
            <text:p>"-78.9416427"</text:p>
          </table:table-cell>
          <table:table-cell table:number-columns-repeated="2"/>
          <table:table-cell office:value-type="string" calcext:value-type="string">
            <text:p>{"Ubication":{"id":434,"created_at":"43768,6659722222","updated_at":"43768,6659722222","name":"ANGAMARCA","code":"Z03050451","father_code":"Z030504","gmap_reference_latitude":"-1.1214579","gmap_reference_longitude":"-78.9416427","acronym":""},"attach":[]},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GAJE</text:p>
          </table:table-cell>
          <table:table-cell office:value-type="string" calcext:value-type="string">
            <text:p>Z03050453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0.866667"</text:p>
          </table:table-cell>
          <table:table-cell office:value-type="string" calcext:value-type="string">
            <text:p>"-78.8508427"</text:p>
          </table:table-cell>
          <table:table-cell table:number-columns-repeated="2"/>
          <table:table-cell office:value-type="string" calcext:value-type="string">
            <text:p>{"Ubication":{"id":435,"created_at":"43768,6659722222","updated_at":"43768,6659722222","name":"GUANGAJE","code":"Z03050453","father_code":"Z030504","gmap_reference_latitude":"-0.866667","gmap_reference_longitude":"-78.8508427","acronym":""},"attach":[]},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Z03050455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0.9139341"</text:p>
          </table:table-cell>
          <table:table-cell office:value-type="string" calcext:value-type="string">
            <text:p>"-78.736847"</text:p>
          </table:table-cell>
          <table:table-cell table:number-columns-repeated="2"/>
          <table:table-cell office:value-type="string" calcext:value-type="string">
            <text:p>{"Ubication":{"id":436,"created_at":"43768,6659722222","updated_at":"43768,6659722222","name":"LA VICTORIA","code":"Z03050455","father_code":"Z030504","gmap_reference_latitude":"-0.9139341","gmap_reference_longitude":"-78.736847","acronym":""},"attach":[]},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LALO</text:p>
          </table:table-cell>
          <table:table-cell office:value-type="string" calcext:value-type="string">
            <text:p>Z03050456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0.9471259"</text:p>
          </table:table-cell>
          <table:table-cell office:value-type="string" calcext:value-type="string">
            <text:p>"-79.0071037"</text:p>
          </table:table-cell>
          <table:table-cell table:number-columns-repeated="2"/>
          <table:table-cell office:value-type="string" calcext:value-type="string">
            <text:p>{"Ubication":{"id":437,"created_at":"43768,6659722222","updated_at":"43768,6659722222","name":"PILALO","code":"Z03050456","father_code":"Z030504","gmap_reference_latitude":"-0.9471259","gmap_reference_longitude":"-79.0071037","acronym":""},"attach":[]},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NGO</text:p>
          </table:table-cell>
          <table:table-cell office:value-type="string" calcext:value-type="string">
            <text:p>Z03050457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0.9363957"</text:p>
          </table:table-cell>
          <table:table-cell office:value-type="string" calcext:value-type="string">
            <text:p>"-79.231382"</text:p>
          </table:table-cell>
          <table:table-cell table:number-columns-repeated="2"/>
          <table:table-cell office:value-type="string" calcext:value-type="string">
            <text:p>{"Ubication":{"id":438,"created_at":"43768,6659722222","updated_at":"43768,6659722222","name":"TINGO","code":"Z03050457","father_code":"Z030504","gmap_reference_latitude":"-0.9363957","gmap_reference_longitude":"-79.231382","acronym":""},"attach":[]},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UMBAHUA</text:p>
          </table:table-cell>
          <table:table-cell office:value-type="string" calcext:value-type="string">
            <text:p>Z03050458</text:p>
          </table:table-cell>
          <table:table-cell office:value-type="string" calcext:value-type="string">
            <text:p>Z030504</text:p>
          </table:table-cell>
          <table:table-cell office:value-type="string" calcext:value-type="string">
            <text:p>"-0.9576457"</text:p>
          </table:table-cell>
          <table:table-cell office:value-type="string" calcext:value-type="string">
            <text:p>"-78.9191297"</text:p>
          </table:table-cell>
          <table:table-cell table:number-columns-repeated="2"/>
          <table:table-cell office:value-type="string" calcext:value-type="string">
            <text:p>{"Ubication":{"id":439,"created_at":"43768,6659722222","updated_at":"43768,6659722222","name":"ZUMBAHUA","code":"Z03050458","father_code":"Z030504","gmap_reference_latitude":"-0.9576457","gmap_reference_longitude":"-78.9191297","acronym":""},"attach":[]},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1.0397388"</text:p>
          </table:table-cell>
          <table:table-cell office:value-type="string" calcext:value-type="string">
            <text:p>"-78.6086371"</text:p>
          </table:table-cell>
          <table:table-cell office:value-type="string" calcext:value-type="string">
            <text:p>SLC</text:p>
          </table:table-cell>
          <table:table-cell/>
          <table:table-cell office:value-type="string" calcext:value-type="string">
            <text:p>{"Ubication":{"id":440,"created_at":"43768,6659722222","updated_at":"43768,6659722222","name":"SALCEDO","code":"Z030505","father_code":"Z0305","gmap_reference_latitude":"-1.0397388","gmap_reference_longitude":"-78.6086371","acronym":"SLC"},"attach":[]},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Z03020550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"-1.0397388"</text:p>
          </table:table-cell>
          <table:table-cell office:value-type="string" calcext:value-type="string">
            <text:p>"-78.6086371"</text:p>
          </table:table-cell>
          <table:table-cell table:number-columns-repeated="2"/>
          <table:table-cell office:value-type="string" calcext:value-type="string">
            <text:p>{"Ubication":{"id":441,"created_at":"43768,6659722222","updated_at":"43768,6659722222","name":"SAN MIGUEL","code":"Z03020550","father_code":"Z030505","gmap_reference_latitude":"-1.0397388","gmap_reference_longitude":"-78.6086371","acronym":""},"attach":[]},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TONIO JOSE HOLGUIN (SANTA LUCĂA)</text:p>
          </table:table-cell>
          <table:table-cell office:value-type="string" calcext:value-type="string">
            <text:p>Z03050551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"-1.0954993"</text:p>
          </table:table-cell>
          <table:table-cell office:value-type="string" calcext:value-type="string">
            <text:p>"-78.6161363"</text:p>
          </table:table-cell>
          <table:table-cell table:number-columns-repeated="2"/>
          <table:table-cell office:value-type="string" calcext:value-type="string">
            <text:p>{"Ubication":{"id":442,"created_at":"43768,6659722222","updated_at":"43768,6659722222","name":"ANTONIO JOSE HOLGUIN (SANTA LUCĂA)","code":"Z03050551","father_code":"Z030505","gmap_reference_latitude":"-1.0954993","gmap_reference_longitude":"-78.6161363","acronym":""},"attach":[]},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SUBAMBA</text:p>
          </table:table-cell>
          <table:table-cell office:value-type="string" calcext:value-type="string">
            <text:p>Z03050552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"-1.0905663"</text:p>
          </table:table-cell>
          <table:table-cell office:value-type="string" calcext:value-type="string">
            <text:p>"-78.8809245"</text:p>
          </table:table-cell>
          <table:table-cell table:number-columns-repeated="2"/>
          <table:table-cell office:value-type="string" calcext:value-type="string">
            <text:p>{"Ubication":{"id":443,"created_at":"43768,6659722222","updated_at":"43768,6659722222","name":"CUSUBAMBA","code":"Z03050552","father_code":"Z030505","gmap_reference_latitude":"-1.0905663","gmap_reference_longitude":"-78.8809245","acronym":""},"attach":[]},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LALILLO</text:p>
          </table:table-cell>
          <table:table-cell office:value-type="string" calcext:value-type="string">
            <text:p>Z03050553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"-1.1078632"</text:p>
          </table:table-cell>
          <table:table-cell office:value-type="string" calcext:value-type="string">
            <text:p>"-78.7107412"</text:p>
          </table:table-cell>
          <table:table-cell table:number-columns-repeated="2"/>
          <table:table-cell office:value-type="string" calcext:value-type="string">
            <text:p>{"Ubication":{"id":444,"created_at":"43768,6659722222","updated_at":"43768,6659722222","name":"MULALILLO","code":"Z03050553","father_code":"Z030505","gmap_reference_latitude":"-1.1078632","gmap_reference_longitude":"-78.7107412","acronym":""},"attach":[]},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LLIQUINDIL (SANTA ANA)</text:p>
          </table:table-cell>
          <table:table-cell office:value-type="string" calcext:value-type="string">
            <text:p>Z03050554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"-1.0160198"</text:p>
          </table:table-cell>
          <table:table-cell office:value-type="string" calcext:value-type="string">
            <text:p>"-78.5753874"</text:p>
          </table:table-cell>
          <table:table-cell table:number-columns-repeated="2"/>
          <table:table-cell office:value-type="string" calcext:value-type="string">
            <text:p>{"Ubication":{"id":445,"created_at":"43768,6659722222","updated_at":"43768,6659722222","name":"MULLIQUINDIL (SANTA ANA)","code":"Z03050554","father_code":"Z030505","gmap_reference_latitude":"-1.0160198","gmap_reference_longitude":"-78.5753874","acronym":""},"attach":[]},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NSALEO</text:p>
          </table:table-cell>
          <table:table-cell office:value-type="string" calcext:value-type="string">
            <text:p>Z03050555</text:p>
          </table:table-cell>
          <table:table-cell office:value-type="string" calcext:value-type="string">
            <text:p>Z030505</text:p>
          </table:table-cell>
          <table:table-cell office:value-type="string" calcext:value-type="string">
            <text:p>"-1.0948609"</text:p>
          </table:table-cell>
          <table:table-cell office:value-type="string" calcext:value-type="string">
            <text:p>"-78.6206641"</text:p>
          </table:table-cell>
          <table:table-cell table:number-columns-repeated="2"/>
          <table:table-cell office:value-type="string" calcext:value-type="string">
            <text:p>{"Ubication":{"id":446,"created_at":"43768,6659722222","updated_at":"43768,6659722222","name":"PANSALEO","code":"Z03050555","father_code":"Z030505","gmap_reference_latitude":"-1.0948609","gmap_reference_longitude":"-78.6206641","acronym":""},"attach":[]},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QUISILĂ</text:p>
          </table:table-cell>
          <table:table-cell office:value-type="string" calcext:value-type="string">
            <text:p>Z030506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0.8295453"</text:p>
          </table:table-cell>
          <table:table-cell office:value-type="string" calcext:value-type="string">
            <text:p>"-78.7045537"</text:p>
          </table:table-cell>
          <table:table-cell office:value-type="string" calcext:value-type="string">
            <text:p>SAQ</text:p>
          </table:table-cell>
          <table:table-cell/>
          <table:table-cell office:value-type="string" calcext:value-type="string">
            <text:p>{"Ubication":{"id":447,"created_at":"43768,6659722222","updated_at":"43768,6659722222","name":"SAQUISILĂ","code":"Z030506","father_code":"Z0305","gmap_reference_latitude":"-0.8295453","gmap_reference_longitude":"-78.7045537","acronym":"SAQ"},"attach":[]},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QUISILĂ</text:p>
          </table:table-cell>
          <table:table-cell office:value-type="string" calcext:value-type="string">
            <text:p>Z03050650</text:p>
          </table:table-cell>
          <table:table-cell office:value-type="string" calcext:value-type="string">
            <text:p>Z030506</text:p>
          </table:table-cell>
          <table:table-cell office:value-type="string" calcext:value-type="string">
            <text:p>"-0.8295453"</text:p>
          </table:table-cell>
          <table:table-cell office:value-type="string" calcext:value-type="string">
            <text:p>"-78.7045537"</text:p>
          </table:table-cell>
          <table:table-cell table:number-columns-repeated="2"/>
          <table:table-cell office:value-type="string" calcext:value-type="string">
            <text:p>{"Ubication":{"id":448,"created_at":"43768,6659722222","updated_at":"43768,6659722222","name":"SAQUISILĂ","code":"Z03050650","father_code":"Z030506","gmap_reference_latitude":"-0.8295453","gmap_reference_longitude":"-78.7045537","acronym":""},"attach":[]},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CHAGUA</text:p>
          </table:table-cell>
          <table:table-cell office:value-type="string" calcext:value-type="string">
            <text:p>Z03050651</text:p>
          </table:table-cell>
          <table:table-cell office:value-type="string" calcext:value-type="string">
            <text:p>Z030506</text:p>
          </table:table-cell>
          <table:table-cell office:value-type="string" calcext:value-type="string">
            <text:p>"-0.786252"</text:p>
          </table:table-cell>
          <table:table-cell office:value-type="string" calcext:value-type="string">
            <text:p>"-78.8020272"</text:p>
          </table:table-cell>
          <table:table-cell table:number-columns-repeated="2"/>
          <table:table-cell office:value-type="string" calcext:value-type="string">
            <text:p>{"Ubication":{"id":449,"created_at":"43768,6659722222","updated_at":"43768,6659722222","name":"CANCHAGUA","code":"Z03050651","father_code":"Z030506","gmap_reference_latitude":"-0.786252","gmap_reference_longitude":"-78.8020272","acronym":""},"attach":[]},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NTILIN</text:p>
          </table:table-cell>
          <table:table-cell office:value-type="string" calcext:value-type="string">
            <text:p>Z03050652</text:p>
          </table:table-cell>
          <table:table-cell office:value-type="string" calcext:value-type="string">
            <text:p>Z030506</text:p>
          </table:table-cell>
          <table:table-cell office:value-type="string" calcext:value-type="string">
            <text:p>"-0.8429355"</text:p>
          </table:table-cell>
          <table:table-cell office:value-type="string" calcext:value-type="string">
            <text:p>"-78.6699173"</text:p>
          </table:table-cell>
          <table:table-cell table:number-columns-repeated="2"/>
          <table:table-cell office:value-type="string" calcext:value-type="string">
            <text:p>{"Ubication":{"id":450,"created_at":"43768,6659722222","updated_at":"43768,6659722222","name":"CHANTILIN","code":"Z03050652","father_code":"Z030506","gmap_reference_latitude":"-0.8429355","gmap_reference_longitude":"-78.6699173","acronym":""},"attach":[]},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CHAPAMBA</text:p>
          </table:table-cell>
          <table:table-cell office:value-type="string" calcext:value-type="string">
            <text:p>Z03050653</text:p>
          </table:table-cell>
          <table:table-cell office:value-type="string" calcext:value-type="string">
            <text:p>Z030506</text:p>
          </table:table-cell>
          <table:table-cell office:value-type="string" calcext:value-type="string">
            <text:p>"-0.1490749"</text:p>
          </table:table-cell>
          <table:table-cell office:value-type="string" calcext:value-type="string">
            <text:p>"-78.5223546"</text:p>
          </table:table-cell>
          <table:table-cell table:number-columns-repeated="2"/>
          <table:table-cell office:value-type="string" calcext:value-type="string">
            <text:p>{"Ubication":{"id":451,"created_at":"43768,6659722222","updated_at":"43768,6659722222","name":"COCHAPAMBA","code":"Z03050653","father_code":"Z030506","gmap_reference_latitude":"-0.1490749","gmap_reference_longitude":"-78.5223546","acronym":""},"attach":[]},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Z030507</text:p>
          </table:table-cell>
          <table:table-cell office:value-type="string" calcext:value-type="string">
            <text:p>Z0305</text:p>
          </table:table-cell>
          <table:table-cell office:value-type="string" calcext:value-type="string">
            <text:p>"-0.6984726"</text:p>
          </table:table-cell>
          <table:table-cell office:value-type="string" calcext:value-type="string">
            <text:p>"-78.9195166"</text:p>
          </table:table-cell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{"Ubication":{"id":452,"created_at":"43768,6659722222","updated_at":"43768,6659722222","name":"SIGCHOS","code":"Z030507","father_code":"Z0305","gmap_reference_latitude":"-0.6984726","gmap_reference_longitude":"-78.9195166","acronym":"SCH"},"attach":[]},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GCHOS</text:p>
          </table:table-cell>
          <table:table-cell office:value-type="string" calcext:value-type="string">
            <text:p>Z03050750</text:p>
          </table:table-cell>
          <table:table-cell office:value-type="string" calcext:value-type="string">
            <text:p>Z030507</text:p>
          </table:table-cell>
          <table:table-cell office:value-type="string" calcext:value-type="string">
            <text:p>"-0.6984726"</text:p>
          </table:table-cell>
          <table:table-cell office:value-type="string" calcext:value-type="string">
            <text:p>"-78.9195166"</text:p>
          </table:table-cell>
          <table:table-cell table:number-columns-repeated="2"/>
          <table:table-cell office:value-type="string" calcext:value-type="string">
            <text:p>{"Ubication":{"id":453,"created_at":"43768,6659722222","updated_at":"43768,6659722222","name":"SIGCHOS","code":"Z03050750","father_code":"Z030507","gmap_reference_latitude":"-0.6984726","gmap_reference_longitude":"-78.9195166","acronym":""},"attach":[]},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GCHILLAN</text:p>
          </table:table-cell>
          <table:table-cell office:value-type="string" calcext:value-type="string">
            <text:p>Z03050751</text:p>
          </table:table-cell>
          <table:table-cell office:value-type="string" calcext:value-type="string">
            <text:p>Z030507</text:p>
          </table:table-cell>
          <table:table-cell office:value-type="string" calcext:value-type="string">
            <text:p>"-0.8255813"</text:p>
          </table:table-cell>
          <table:table-cell office:value-type="string" calcext:value-type="string">
            <text:p>"-79.1345466"</text:p>
          </table:table-cell>
          <table:table-cell table:number-columns-repeated="2"/>
          <table:table-cell office:value-type="string" calcext:value-type="string">
            <text:p>{"Ubication":{"id":454,"created_at":"43768,6659722222","updated_at":"43768,6659722222","name":"CHUGCHILLAN","code":"Z03050751","father_code":"Z030507","gmap_reference_latitude":"-0.8255813","gmap_reference_longitude":"-79.1345466","acronym":""},"attach":[]},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SINLIVI</text:p>
          </table:table-cell>
          <table:table-cell office:value-type="string" calcext:value-type="string">
            <text:p>Z03050752</text:p>
          </table:table-cell>
          <table:table-cell office:value-type="string" calcext:value-type="string">
            <text:p>Z030507</text:p>
          </table:table-cell>
          <table:table-cell office:value-type="string" calcext:value-type="string">
            <text:p>"-0.7010179"</text:p>
          </table:table-cell>
          <table:table-cell office:value-type="string" calcext:value-type="string">
            <text:p>"-78.9037627"</text:p>
          </table:table-cell>
          <table:table-cell table:number-columns-repeated="2"/>
          <table:table-cell office:value-type="string" calcext:value-type="string">
            <text:p>{"Ubication":{"id":455,"created_at":"43768,6659722222","updated_at":"43768,6659722222","name":"ISINLIVI","code":"Z03050752","father_code":"Z030507","gmap_reference_latitude":"-0.7010179","gmap_reference_longitude":"-78.9037627","acronym":""},"attach":[]},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PAMPAS</text:p>
          </table:table-cell>
          <table:table-cell office:value-type="string" calcext:value-type="string">
            <text:p>Z03050753</text:p>
          </table:table-cell>
          <table:table-cell office:value-type="string" calcext:value-type="string">
            <text:p>Z030507</text:p>
          </table:table-cell>
          <table:table-cell office:value-type="string" calcext:value-type="string">
            <text:p>"-0.4751389"</text:p>
          </table:table-cell>
          <table:table-cell office:value-type="string" calcext:value-type="string">
            <text:p>"-79.0411306"</text:p>
          </table:table-cell>
          <table:table-cell table:number-columns-repeated="2"/>
          <table:table-cell office:value-type="string" calcext:value-type="string">
            <text:p>{"Ubication":{"id":456,"created_at":"43768,6659722222","updated_at":"43768,6659722222","name":"LAS PAMPAS","code":"Z03050753","father_code":"Z030507","gmap_reference_latitude":"-0.4751389","gmap_reference_longitude":"-79.0411306","acronym":""},"attach":[]},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O QUEMADO</text:p>
          </table:table-cell>
          <table:table-cell office:value-type="string" calcext:value-type="string">
            <text:p>Z03050754</text:p>
          </table:table-cell>
          <table:table-cell office:value-type="string" calcext:value-type="string">
            <text:p>Z030507</text:p>
          </table:table-cell>
          <table:table-cell office:value-type="string" calcext:value-type="string">
            <text:p>"-0.4244395"</text:p>
          </table:table-cell>
          <table:table-cell office:value-type="string" calcext:value-type="string">
            <text:p>"-79.0488927"</text:p>
          </table:table-cell>
          <table:table-cell table:number-columns-repeated="2"/>
          <table:table-cell office:value-type="string" calcext:value-type="string">
            <text:p>{"Ubication":{"id":457,"created_at":"43768,6659722222","updated_at":"43768,6659722222","name":"PALO QUEMADO","code":"Z03050754","father_code":"Z030507","gmap_reference_latitude":"-0.4244395","gmap_reference_longitude":"-79.0488927","acronym":""},"attach":[]},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MBORAZO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Z03</text:p>
          </table:table-cell>
          <table:table-cell office:value-type="string" calcext:value-type="string">
            <text:p>"-1.4693017"</text:p>
          </table:table-cell>
          <table:table-cell office:value-type="string" calcext:value-type="string">
            <text:p>"-78.8344493"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{"Ubication":{"id":458,"created_at":"43768,6659722222","updated_at":"43768,6659722222","name":"CHIMBORAZO","code":"Z0306","father_code":"Z03","gmap_reference_latitude":"-1.4693017","gmap_reference_longitude":"-78.8344493","acronym":"H"},"attach":[]},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1.6660804"</text:p>
          </table:table-cell>
          <table:table-cell office:value-type="string" calcext:value-type="string">
            <text:p>"-78.7276663"</text:p>
          </table:table-cell>
          <table:table-cell office:value-type="string" calcext:value-type="string">
            <text:p>RIO</text:p>
          </table:table-cell>
          <table:table-cell/>
          <table:table-cell office:value-type="string" calcext:value-type="string">
            <text:p>{"Ubication":{"id":459,"created_at":"43768,6659722222","updated_at":"43768,6659722222","name":"RIOBAMBA","code":"Z030601","father_code":"Z0306","gmap_reference_latitude":"-1.6660804","gmap_reference_longitude":"-78.7276663","acronym":"RIO"},"attach":[]},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Z03060150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660804"</text:p>
          </table:table-cell>
          <table:table-cell office:value-type="string" calcext:value-type="string">
            <text:p>"-78.7276663"</text:p>
          </table:table-cell>
          <table:table-cell table:number-columns-repeated="2"/>
          <table:table-cell office:value-type="string" calcext:value-type="string">
            <text:p>{"Ubication":{"id":460,"created_at":"43768,6659722222","updated_at":"43768,6659722222","name":"RIOBAMBA","code":"Z03060150","father_code":"Z030601","gmap_reference_latitude":"-1.6660804","gmap_reference_longitude":"-78.7276663","acronym":""},"attach":[]},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ZARZABURU</text:p>
          </table:table-cell>
          <table:table-cell office:value-type="string" calcext:value-type="string">
            <text:p>Z03060101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614845"</text:p>
          </table:table-cell>
          <table:table-cell office:value-type="string" calcext:value-type="string">
            <text:p>"-78.7087633"</text:p>
          </table:table-cell>
          <table:table-cell table:number-columns-repeated="2"/>
          <table:table-cell office:value-type="string" calcext:value-type="string">
            <text:p>{"Ubication":{"id":461,"created_at":"43768,6659722222","updated_at":"43768,6659722222","name":"LIZARZABURU","code":"Z03060101","father_code":"Z030601","gmap_reference_latitude":"-1.6614845","gmap_reference_longitude":"-78.7087633","acronym":""},"attach":[]},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Z03060102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711245"</text:p>
          </table:table-cell>
          <table:table-cell office:value-type="string" calcext:value-type="string">
            <text:p>"-78.6571946"</text:p>
          </table:table-cell>
          <table:table-cell table:number-columns-repeated="2"/>
          <table:table-cell office:value-type="string" calcext:value-type="string">
            <text:p>{"Ubication":{"id":462,"created_at":"43768,6659722222","updated_at":"43768,6659722222","name":"MALDONADO","code":"Z03060102","father_code":"Z030601","gmap_reference_latitude":"-1.6711245","gmap_reference_longitude":"-78.6571946","acronym":""},"attach":[]},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Z03060103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7426"</text:p>
          </table:table-cell>
          <table:table-cell office:value-type="string" calcext:value-type="string">
            <text:p>"-78.6493311"</text:p>
          </table:table-cell>
          <table:table-cell table:number-columns-repeated="2"/>
          <table:table-cell office:value-type="string" calcext:value-type="string">
            <text:p>{"Ubication":{"id":463,"created_at":"43768,6659722222","updated_at":"43768,6659722222","name":"VELASCO","code":"Z03060103","father_code":"Z030601","gmap_reference_latitude":"-1.67426","gmap_reference_longitude":"-78.6493311","acronym":""},"attach":[]},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LOZ</text:p>
          </table:table-cell>
          <table:table-cell office:value-type="string" calcext:value-type="string">
            <text:p>Z03060104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692736"</text:p>
          </table:table-cell>
          <table:table-cell office:value-type="string" calcext:value-type="string">
            <text:p>"-78.6539054"</text:p>
          </table:table-cell>
          <table:table-cell table:number-columns-repeated="2"/>
          <table:table-cell office:value-type="string" calcext:value-type="string">
            <text:p>{"Ubication":{"id":464,"created_at":"43768,6659722222","updated_at":"43768,6659722222","name":"VELOZ","code":"Z03060104","father_code":"Z030601","gmap_reference_latitude":"-1.6692736","gmap_reference_longitude":"-78.6539054","acronym":""},"attach":[]},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RUQUĂES</text:p>
          </table:table-cell>
          <table:table-cell office:value-type="string" calcext:value-type="string">
            <text:p>Z03060105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901779"</text:p>
          </table:table-cell>
          <table:table-cell office:value-type="string" calcext:value-type="string">
            <text:p>"-78.6926507"</text:p>
          </table:table-cell>
          <table:table-cell table:number-columns-repeated="2"/>
          <table:table-cell office:value-type="string" calcext:value-type="string">
            <text:p>{"Ubication":{"id":465,"created_at":"43768,6659722222","updated_at":"43768,6659722222","name":"YARUQUĂES","code":"Z03060105","father_code":"Z030601","gmap_reference_latitude":"-1.6901779","gmap_reference_longitude":"-78.6926507","acronym":""},"attach":[]},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CHA (CAB. EN MACHANGARA)</text:p>
          </table:table-cell>
          <table:table-cell office:value-type="string" calcext:value-type="string">
            <text:p>Z03060151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7114645"</text:p>
          </table:table-cell>
          <table:table-cell office:value-type="string" calcext:value-type="string">
            <text:p>"-78.740952"</text:p>
          </table:table-cell>
          <table:table-cell table:number-columns-repeated="2"/>
          <table:table-cell office:value-type="string" calcext:value-type="string">
            <text:p>{"Ubication":{"id":466,"created_at":"43768,6659722222","updated_at":"43768,6659722222","name":"CACHA (CAB. EN MACHANGARA)","code":"Z03060151","father_code":"Z030601","gmap_reference_latitude":"-1.7114645","gmap_reference_longitude":"-78.740952","acronym":""},"attach":[]},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PI</text:p>
          </table:table-cell>
          <table:table-cell office:value-type="string" calcext:value-type="string">
            <text:p>Z03060152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774981"</text:p>
          </table:table-cell>
          <table:table-cell office:value-type="string" calcext:value-type="string">
            <text:p>"-78.6657196"</text:p>
          </table:table-cell>
          <table:table-cell table:number-columns-repeated="2"/>
          <table:table-cell office:value-type="string" calcext:value-type="string">
            <text:p>{"Ubication":{"id":467,"created_at":"43768,6659722222","updated_at":"43768,6659722222","name":"CALPI","code":"Z03060152","father_code":"Z030601","gmap_reference_latitude":"-1.6774981","gmap_reference_longitude":"-78.6657196","acronym":""},"attach":[]},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BIJIES</text:p>
          </table:table-cell>
          <table:table-cell office:value-type="string" calcext:value-type="string">
            <text:p>Z03060153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443679"</text:p>
          </table:table-cell>
          <table:table-cell office:value-type="string" calcext:value-type="string">
            <text:p>"-78.6048967"</text:p>
          </table:table-cell>
          <table:table-cell table:number-columns-repeated="2"/>
          <table:table-cell office:value-type="string" calcext:value-type="string">
            <text:p>{"Ubication":{"id":468,"created_at":"43768,6659722222","updated_at":"43768,6659722222","name":"CUBIJIES","code":"Z03060153","father_code":"Z030601","gmap_reference_latitude":"-1.6443679","gmap_reference_longitude":"-78.6048967","acronym":""},"attach":[]},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Z03060154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683485"</text:p>
          </table:table-cell>
          <table:table-cell office:value-type="string" calcext:value-type="string">
            <text:p>"-78.6598257"</text:p>
          </table:table-cell>
          <table:table-cell table:number-columns-repeated="2"/>
          <table:table-cell office:value-type="string" calcext:value-type="string">
            <text:p>{"Ubication":{"id":469,"created_at":"43768,6659722222","updated_at":"43768,6659722222","name":"FLORES","code":"Z03060154","father_code":"Z030601","gmap_reference_latitude":"-1.6683485","gmap_reference_longitude":"-78.6598257","acronym":""},"attach":[]},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CAN</text:p>
          </table:table-cell>
          <table:table-cell office:value-type="string" calcext:value-type="string">
            <text:p>Z03060155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442762"</text:p>
          </table:table-cell>
          <table:table-cell office:value-type="string" calcext:value-type="string">
            <text:p>"-78.7440833"</text:p>
          </table:table-cell>
          <table:table-cell table:number-columns-repeated="2"/>
          <table:table-cell office:value-type="string" calcext:value-type="string">
            <text:p>{"Ubication":{"id":470,"created_at":"43768,6659722222","updated_at":"43768,6659722222","name":"LICAN","code":"Z03060155","father_code":"Z030601","gmap_reference_latitude":"-1.6442762","gmap_reference_longitude":"-78.7440833","acronym":""},"attach":[]},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CTO</text:p>
          </table:table-cell>
          <table:table-cell office:value-type="string" calcext:value-type="string">
            <text:p>Z03060156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7058501"</text:p>
          </table:table-cell>
          <table:table-cell office:value-type="string" calcext:value-type="string">
            <text:p>"-78.6784879"</text:p>
          </table:table-cell>
          <table:table-cell table:number-columns-repeated="2"/>
          <table:table-cell office:value-type="string" calcext:value-type="string">
            <text:p>{"Ubication":{"id":471,"created_at":"43768,6659722222","updated_at":"43768,6659722222","name":"LICTO","code":"Z03060156","father_code":"Z030601","gmap_reference_latitude":"-1.7058501","gmap_reference_longitude":"-78.6784879","acronym":""},"attach":[]},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NGALA</text:p>
          </table:table-cell>
          <table:table-cell office:value-type="string" calcext:value-type="string">
            <text:p>Z03060157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787207"</text:p>
          </table:table-cell>
          <table:table-cell office:value-type="string" calcext:value-type="string">
            <text:p>"-78.6636007"</text:p>
          </table:table-cell>
          <table:table-cell table:number-columns-repeated="2"/>
          <table:table-cell office:value-type="string" calcext:value-type="string">
            <text:p>{"Ubication":{"id":472,"created_at":"43768,6659722222","updated_at":"43768,6659722222","name":"PUNGALA","code":"Z03060157","father_code":"Z030601","gmap_reference_latitude":"-1.6787207","gmap_reference_longitude":"-78.6636007","acronym":""},"attach":[]},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NIN</text:p>
          </table:table-cell>
          <table:table-cell office:value-type="string" calcext:value-type="string">
            <text:p>Z03060158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660804"</text:p>
          </table:table-cell>
          <table:table-cell office:value-type="string" calcext:value-type="string">
            <text:p>"-78.7276663"</text:p>
          </table:table-cell>
          <table:table-cell table:number-columns-repeated="2"/>
          <table:table-cell office:value-type="string" calcext:value-type="string">
            <text:p>{"Ubication":{"id":473,"created_at":"43768,6659722222","updated_at":"43768,6659722222","name":"PUNIN","code":"Z03060158","father_code":"Z030601","gmap_reference_latitude":"-1.6660804","gmap_reference_longitude":"-78.7276663","acronym":""},"attach":[]},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MIAG</text:p>
          </table:table-cell>
          <table:table-cell office:value-type="string" calcext:value-type="string">
            <text:p>Z03060159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676777"</text:p>
          </table:table-cell>
          <table:table-cell office:value-type="string" calcext:value-type="string">
            <text:p>"-78.6629304"</text:p>
          </table:table-cell>
          <table:table-cell table:number-columns-repeated="2"/>
          <table:table-cell office:value-type="string" calcext:value-type="string">
            <text:p>{"Ubication":{"id":474,"created_at":"43768,6659722222","updated_at":"43768,6659722222","name":"QUIMIAG","code":"Z03060159","father_code":"Z030601","gmap_reference_latitude":"-1.676777","gmap_reference_longitude":"-78.6629304","acronym":""},"attach":[]},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Z03060160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475,"created_at":"43768,6659722222","updated_at":"43768,6659722222","name":"SAN JUAN","code":"Z03060160","father_code":"Z03060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Z03060161</text:p>
          </table:table-cell>
          <table:table-cell office:value-type="string" calcext:value-type="string">
            <text:p>Z030601</text:p>
          </table:table-cell>
          <table:table-cell office:value-type="string" calcext:value-type="string">
            <text:p>"-1.7090089"</text:p>
          </table:table-cell>
          <table:table-cell office:value-type="string" calcext:value-type="string">
            <text:p>"-78.6632086"</text:p>
          </table:table-cell>
          <table:table-cell table:number-columns-repeated="2"/>
          <table:table-cell office:value-type="string" calcext:value-type="string">
            <text:p>{"Ubication":{"id":476,"created_at":"43768,6659722222","updated_at":"43768,6659722222","name":"SAN LUIS","code":"Z03060161","father_code":"Z030601","gmap_reference_latitude":"-1.7090089","gmap_reference_longitude":"-78.6632086","acronym":""},"attach":[]},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AUSĂ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2.2003938"</text:p>
          </table:table-cell>
          <table:table-cell office:value-type="string" calcext:value-type="string">
            <text:p>"-78.8551641"</text:p>
          </table:table-cell>
          <table:table-cell office:value-type="string" calcext:value-type="string">
            <text:p>ALS</text:p>
          </table:table-cell>
          <table:table-cell/>
          <table:table-cell office:value-type="string" calcext:value-type="string">
            <text:p>{"Ubication":{"id":477,"created_at":"43768,6659722222","updated_at":"43768,6659722222","name":"ALAUSĂ","code":"Z030602","father_code":"Z0306","gmap_reference_latitude":"-2.2003938","gmap_reference_longitude":"-78.8551641","acronym":"ALS"},"attach":[]},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AUSĂ</text:p>
          </table:table-cell>
          <table:table-cell office:value-type="string" calcext:value-type="string">
            <text:p>Z03060250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003938"</text:p>
          </table:table-cell>
          <table:table-cell office:value-type="string" calcext:value-type="string">
            <text:p>"-78.8551641"</text:p>
          </table:table-cell>
          <table:table-cell table:number-columns-repeated="2"/>
          <table:table-cell office:value-type="string" calcext:value-type="string">
            <text:p>{"Ubication":{"id":478,"created_at":"43768,6659722222","updated_at":"43768,6659722222","name":"ALAUSĂ","code":"Z03060250","father_code":"Z030602","gmap_reference_latitude":"-2.2003938","gmap_reference_longitude":"-78.8551641","acronym":""},"attach":[]},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CHUPALLAS</text:p>
          </table:table-cell>
          <table:table-cell office:value-type="string" calcext:value-type="string">
            <text:p>Z03060251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82428"</text:p>
          </table:table-cell>
          <table:table-cell office:value-type="string" calcext:value-type="string">
            <text:p>"-78.7726753"</text:p>
          </table:table-cell>
          <table:table-cell table:number-columns-repeated="2"/>
          <table:table-cell office:value-type="string" calcext:value-type="string">
            <text:p>{"Ubication":{"id":479,"created_at":"43768,6659722222","updated_at":"43768,6659722222","name":"ACHUPALLAS","code":"Z03060251","father_code":"Z030602","gmap_reference_latitude":"-2.282428","gmap_reference_longitude":"-78.7726753","acronym":""},"attach":[]},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SUNTOS</text:p>
          </table:table-cell>
          <table:table-cell office:value-type="string" calcext:value-type="string">
            <text:p>Z03060253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321703"</text:p>
          </table:table-cell>
          <table:table-cell office:value-type="string" calcext:value-type="string">
            <text:p>"-78.8173449"</text:p>
          </table:table-cell>
          <table:table-cell table:number-columns-repeated="2"/>
          <table:table-cell office:value-type="string" calcext:value-type="string">
            <text:p>{"Ubication":{"id":480,"created_at":"43768,6659722222","updated_at":"43768,6659722222","name":"GUASUNTOS","code":"Z03060253","father_code":"Z030602","gmap_reference_latitude":"-2.2321703","gmap_reference_longitude":"-78.8173449","acronym":""},"attach":[]},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IGRA</text:p>
          </table:table-cell>
          <table:table-cell office:value-type="string" calcext:value-type="string">
            <text:p>Z03060254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876166"</text:p>
          </table:table-cell>
          <table:table-cell office:value-type="string" calcext:value-type="string">
            <text:p>"-78.9858414"</text:p>
          </table:table-cell>
          <table:table-cell table:number-columns-repeated="2"/>
          <table:table-cell office:value-type="string" calcext:value-type="string">
            <text:p>{"Ubication":{"id":481,"created_at":"43768,6659722222","updated_at":"43768,6659722222","name":"HUIGRA","code":"Z03060254","father_code":"Z030602","gmap_reference_latitude":"-2.2876166","gmap_reference_longitude":"-78.9858414","acronym":""},"attach":[]},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LTITUD</text:p>
          </table:table-cell>
          <table:table-cell office:value-type="string" calcext:value-type="string">
            <text:p>Z03060255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0791178"</text:p>
          </table:table-cell>
          <table:table-cell office:value-type="string" calcext:value-type="string">
            <text:p>"-79.0010077"</text:p>
          </table:table-cell>
          <table:table-cell table:number-columns-repeated="2"/>
          <table:table-cell office:value-type="string" calcext:value-type="string">
            <text:p>{"Ubication":{"id":482,"created_at":"43768,6659722222","updated_at":"43768,6659722222","name":"MULTITUD","code":"Z03060255","father_code":"Z030602","gmap_reference_latitude":"-2.0791178","gmap_reference_longitude":"-79.0010077","acronym":""},"attach":[]},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STISHI (NARIZ DEL DIABLO)</text:p>
          </table:table-cell>
          <table:table-cell office:value-type="string" calcext:value-type="string">
            <text:p>Z03060256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621284"</text:p>
          </table:table-cell>
          <table:table-cell office:value-type="string" calcext:value-type="string">
            <text:p>"-78.8983874"</text:p>
          </table:table-cell>
          <table:table-cell table:number-columns-repeated="2"/>
          <table:table-cell office:value-type="string" calcext:value-type="string">
            <text:p>{"Ubication":{"id":483,"created_at":"43768,6659722222","updated_at":"43768,6659722222","name":"PISTISHI (NARIZ DEL DIABLO)","code":"Z03060256","father_code":"Z030602","gmap_reference_latitude":"-2.2621284","gmap_reference_longitude":"-78.8983874","acronym":""},"attach":[]},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MALLACTA</text:p>
          </table:table-cell>
          <table:table-cell office:value-type="string" calcext:value-type="string">
            <text:p>Z03060257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813132"</text:p>
          </table:table-cell>
          <table:table-cell office:value-type="string" calcext:value-type="string">
            <text:p>"-78.8403813"</text:p>
          </table:table-cell>
          <table:table-cell table:number-columns-repeated="2"/>
          <table:table-cell office:value-type="string" calcext:value-type="string">
            <text:p>{"Ubication":{"id":484,"created_at":"43768,6659722222","updated_at":"43768,6659722222","name":"PUMALLACTA","code":"Z03060257","father_code":"Z030602","gmap_reference_latitude":"-2.2813132","gmap_reference_longitude":"-78.8403813","acronym":""},"attach":[]},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Z03060258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13.804407"</text:p>
          </table:table-cell>
          <table:table-cell office:value-type="string" calcext:value-type="string">
            <text:p>"-81.6599369"</text:p>
          </table:table-cell>
          <table:table-cell table:number-columns-repeated="2"/>
          <table:table-cell office:value-type="string" calcext:value-type="string">
            <text:p>{"Ubication":{"id":485,"created_at":"43768,6659722222","updated_at":"43768,6659722222","name":"SEVILLA","code":"Z03060258","father_code":"Z030602","gmap_reference_latitude":"13.804407","gmap_reference_longitude":"-81.6599369","acronym":""},"attach":[]},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BAMBE</text:p>
          </table:table-cell>
          <table:table-cell office:value-type="string" calcext:value-type="string">
            <text:p>Z03060259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2261398"</text:p>
          </table:table-cell>
          <table:table-cell office:value-type="string" calcext:value-type="string">
            <text:p>"-78.9075397"</text:p>
          </table:table-cell>
          <table:table-cell table:number-columns-repeated="2"/>
          <table:table-cell office:value-type="string" calcext:value-type="string">
            <text:p>{"Ubication":{"id":486,"created_at":"43768,6659722222","updated_at":"43768,6659722222","name":"SIBAMBE","code":"Z03060259","father_code":"Z030602","gmap_reference_latitude":"-2.2261398","gmap_reference_longitude":"-78.9075397","acronym":""},"attach":[]},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XAN</text:p>
          </table:table-cell>
          <table:table-cell office:value-type="string" calcext:value-type="string">
            <text:p>Z03060260</text:p>
          </table:table-cell>
          <table:table-cell office:value-type="string" calcext:value-type="string">
            <text:p>Z030602</text:p>
          </table:table-cell>
          <table:table-cell office:value-type="string" calcext:value-type="string">
            <text:p>"-2.1528296"</text:p>
          </table:table-cell>
          <table:table-cell office:value-type="string" calcext:value-type="string">
            <text:p>"-78.807115"</text:p>
          </table:table-cell>
          <table:table-cell table:number-columns-repeated="2"/>
          <table:table-cell office:value-type="string" calcext:value-type="string">
            <text:p>{"Ubication":{"id":487,"created_at":"43768,6659722222","updated_at":"43768,6659722222","name":"TIXAN","code":"Z03060260","father_code":"Z030602","gmap_reference_latitude":"-2.1528296","gmap_reference_longitude":"-78.807115","acronym":""},"attach":[]},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TA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1.7385337"</text:p>
          </table:table-cell>
          <table:table-cell office:value-type="string" calcext:value-type="string">
            <text:p>"-78.7933883"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{"Ubication":{"id":488,"created_at":"43768,6659722222","updated_at":"43768,6659722222","name":"COLTA","code":"Z030603","father_code":"Z0306","gmap_reference_latitude":"-1.7385337","gmap_reference_longitude":"-78.7933883","acronym":"COL"},"attach":[]},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LLA LA UNION (CAJABAMBA)</text:p>
          </table:table-cell>
          <table:table-cell office:value-type="string" calcext:value-type="string">
            <text:p>Z03060350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7386903"</text:p>
          </table:table-cell>
          <table:table-cell office:value-type="string" calcext:value-type="string">
            <text:p>"-78.9393494"</text:p>
          </table:table-cell>
          <table:table-cell table:number-columns-repeated="2"/>
          <table:table-cell office:value-type="string" calcext:value-type="string">
            <text:p>{"Ubication":{"id":489,"created_at":"43768,6659722222","updated_at":"43768,6659722222","name":"VILLA LA UNION (CAJABAMBA)","code":"Z03060350","father_code":"Z030603","gmap_reference_latitude":"-1.7386903","gmap_reference_longitude":"-78.9393494","acronym":""},"attach":[]},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JABAMBA</text:p>
          </table:table-cell>
          <table:table-cell office:value-type="string" calcext:value-type="string">
            <text:p>Z03060301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7060619"</text:p>
          </table:table-cell>
          <table:table-cell office:value-type="string" calcext:value-type="string">
            <text:p>"-78.7807274"</text:p>
          </table:table-cell>
          <table:table-cell table:number-columns-repeated="2"/>
          <table:table-cell office:value-type="string" calcext:value-type="string">
            <text:p>{"Ubication":{"id":490,"created_at":"43768,6659722222","updated_at":"43768,6659722222","name":"CAJABAMBA","code":"Z03060301","father_code":"Z030603","gmap_reference_latitude":"-1.7060619","gmap_reference_longitude":"-78.7807274","acronym":""},"attach":[]},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CALPA</text:p>
          </table:table-cell>
          <table:table-cell office:value-type="string" calcext:value-type="string">
            <text:p>Z03060302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7028732"</text:p>
          </table:table-cell>
          <table:table-cell office:value-type="string" calcext:value-type="string">
            <text:p>"-78.7775235"</text:p>
          </table:table-cell>
          <table:table-cell table:number-columns-repeated="2"/>
          <table:table-cell office:value-type="string" calcext:value-type="string">
            <text:p>{"Ubication":{"id":491,"created_at":"43768,6659722222","updated_at":"43768,6659722222","name":"SICALPA","code":"Z03060302","father_code":"Z030603","gmap_reference_latitude":"-1.7028732","gmap_reference_longitude":"-78.7775235","acronym":""},"attach":[]},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ĂI</text:p>
          </table:table-cell>
          <table:table-cell office:value-type="string" calcext:value-type="string">
            <text:p>Z03060351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8078591"</text:p>
          </table:table-cell>
          <table:table-cell office:value-type="string" calcext:value-type="string">
            <text:p>"-79.0227286"</text:p>
          </table:table-cell>
          <table:table-cell table:number-columns-repeated="2"/>
          <table:table-cell office:value-type="string" calcext:value-type="string">
            <text:p>{"Ubication":{"id":492,"created_at":"43768,6659722222","updated_at":"43768,6659722222","name":"CAĂI","code":"Z03060351","father_code":"Z030603","gmap_reference_latitude":"-1.8078591","gmap_reference_longitude":"-79.0227286","acronym":""},"attach":[]},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UMBE</text:p>
          </table:table-cell>
          <table:table-cell office:value-type="string" calcext:value-type="string">
            <text:p>Z03060352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8878369"</text:p>
          </table:table-cell>
          <table:table-cell office:value-type="string" calcext:value-type="string">
            <text:p>"-78.725667"</text:p>
          </table:table-cell>
          <table:table-cell table:number-columns-repeated="2"/>
          <table:table-cell office:value-type="string" calcext:value-type="string">
            <text:p>{"Ubication":{"id":493,"created_at":"43768,6659722222","updated_at":"43768,6659722222","name":"COLUMBE","code":"Z03060352","father_code":"Z030603","gmap_reference_latitude":"-1.8878369","gmap_reference_longitude":"-78.725667","acronym":""},"attach":[]},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DE VELASCO (PANGOR)</text:p>
          </table:table-cell>
          <table:table-cell office:value-type="string" calcext:value-type="string">
            <text:p>Z03060353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8470868"</text:p>
          </table:table-cell>
          <table:table-cell office:value-type="string" calcext:value-type="string">
            <text:p>"-79.0658591"</text:p>
          </table:table-cell>
          <table:table-cell table:number-columns-repeated="2"/>
          <table:table-cell office:value-type="string" calcext:value-type="string">
            <text:p>{"Ubication":{"id":494,"created_at":"43768,6659722222","updated_at":"43768,6659722222","name":"JUAN DE VELASCO (PANGOR)","code":"Z03060353","father_code":"Z030603","gmap_reference_latitude":"-1.8470868","gmap_reference_longitude":"-79.0658591","acronym":""},"attach":[]},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 DE QUITO (CAB. EN SAN ANTONIO DE QUITO)</text:p>
          </table:table-cell>
          <table:table-cell office:value-type="string" calcext:value-type="string">
            <text:p>Z03060354</text:p>
          </table:table-cell>
          <table:table-cell office:value-type="string" calcext:value-type="string">
            <text:p>Z030603</text:p>
          </table:table-cell>
          <table:table-cell office:value-type="string" calcext:value-type="string">
            <text:p>"-1.7805468"</text:p>
          </table:table-cell>
          <table:table-cell office:value-type="string" calcext:value-type="string">
            <text:p>"-78.7976392"</text:p>
          </table:table-cell>
          <table:table-cell table:number-columns-repeated="2"/>
          <table:table-cell office:value-type="string" calcext:value-type="string">
            <text:p>{"Ubication":{"id":495,"created_at":"43768,6659722222","updated_at":"43768,6659722222","name":"SANTIAGO DE QUITO (CAB. EN SAN ANTONIO DE QUITO)","code":"Z03060354","father_code":"Z030603","gmap_reference_latitude":"-1.7805468","gmap_reference_longitude":"-78.7976392","acronym":""},"attach":[]},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Z030604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1.730298"</text:p>
          </table:table-cell>
          <table:table-cell office:value-type="string" calcext:value-type="string">
            <text:p>"-78.6164477"</text:p>
          </table:table-cell>
          <table:table-cell office:value-type="string" calcext:value-type="string">
            <text:p>CHM</text:p>
          </table:table-cell>
          <table:table-cell/>
          <table:table-cell office:value-type="string" calcext:value-type="string">
            <text:p>{"Ubication":{"id":496,"created_at":"43768,6659722222","updated_at":"43768,6659722222","name":"CHAMBO","code":"Z030604","father_code":"Z0306","gmap_reference_latitude":"-1.730298","gmap_reference_longitude":"-78.6164477","acronym":"CHM"},"attach":[]},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Z03060450</text:p>
          </table:table-cell>
          <table:table-cell office:value-type="string" calcext:value-type="string">
            <text:p>Z030604</text:p>
          </table:table-cell>
          <table:table-cell office:value-type="string" calcext:value-type="string">
            <text:p>"-1.730298"</text:p>
          </table:table-cell>
          <table:table-cell office:value-type="string" calcext:value-type="string">
            <text:p>"-78.6164477"</text:p>
          </table:table-cell>
          <table:table-cell table:number-columns-repeated="2"/>
          <table:table-cell office:value-type="string" calcext:value-type="string">
            <text:p>{"Ubication":{"id":497,"created_at":"43768,6659722222","updated_at":"43768,6659722222","name":"CHAMBO","code":"Z03060450","father_code":"Z030604","gmap_reference_latitude":"-1.730298","gmap_reference_longitude":"-78.6164477","acronym":""},"attach":[]},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Z030605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2.2907255"</text:p>
          </table:table-cell>
          <table:table-cell office:value-type="string" calcext:value-type="string">
            <text:p>"-78.9293219"</text:p>
          </table:table-cell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{"Ubication":{"id":498,"created_at":"43768,6659722222","updated_at":"43768,6659722222","name":"CHUNCHI","code":"Z030605","father_code":"Z0306","gmap_reference_latitude":"-2.2907255","gmap_reference_longitude":"-78.9293219","acronym":"CHU"},"attach":[]},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NCHI</text:p>
          </table:table-cell>
          <table:table-cell office:value-type="string" calcext:value-type="string">
            <text:p>Z03060550</text:p>
          </table:table-cell>
          <table:table-cell office:value-type="string" calcext:value-type="string">
            <text:p>Z030605</text:p>
          </table:table-cell>
          <table:table-cell office:value-type="string" calcext:value-type="string">
            <text:p>"-2.2907255"</text:p>
          </table:table-cell>
          <table:table-cell office:value-type="string" calcext:value-type="string">
            <text:p>"-78.9293219"</text:p>
          </table:table-cell>
          <table:table-cell table:number-columns-repeated="2"/>
          <table:table-cell office:value-type="string" calcext:value-type="string">
            <text:p>{"Ubication":{"id":499,"created_at":"43768,6659722222","updated_at":"43768,6659722222","name":"CHUNCHI","code":"Z03060550","father_code":"Z030605","gmap_reference_latitude":"-2.2907255","gmap_reference_longitude":"-78.9293219","acronym":""},"attach":[]},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PZOL</text:p>
          </table:table-cell>
          <table:table-cell office:value-type="string" calcext:value-type="string">
            <text:p>Z03060551</text:p>
          </table:table-cell>
          <table:table-cell office:value-type="string" calcext:value-type="string">
            <text:p>Z030605</text:p>
          </table:table-cell>
          <table:table-cell office:value-type="string" calcext:value-type="string">
            <text:p>"-2.3140521"</text:p>
          </table:table-cell>
          <table:table-cell office:value-type="string" calcext:value-type="string">
            <text:p>"-79.0022863"</text:p>
          </table:table-cell>
          <table:table-cell table:number-columns-repeated="2"/>
          <table:table-cell office:value-type="string" calcext:value-type="string">
            <text:p>{"Ubication":{"id":500,"created_at":"43768,6659722222","updated_at":"43768,6659722222","name":"CAPZOL","code":"Z03060551","father_code":"Z030605","gmap_reference_latitude":"-2.3140521","gmap_reference_longitude":"-79.0022863","acronym":""},"attach":[]},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MPUD</text:p>
          </table:table-cell>
          <table:table-cell office:value-type="string" calcext:value-type="string">
            <text:p>Z03060552</text:p>
          </table:table-cell>
          <table:table-cell office:value-type="string" calcext:value-type="string">
            <text:p>Z030605</text:p>
          </table:table-cell>
          <table:table-cell office:value-type="string" calcext:value-type="string">
            <text:p>"-2.3521062"</text:p>
          </table:table-cell>
          <table:table-cell office:value-type="string" calcext:value-type="string">
            <text:p>"-78.9891212"</text:p>
          </table:table-cell>
          <table:table-cell table:number-columns-repeated="2"/>
          <table:table-cell office:value-type="string" calcext:value-type="string">
            <text:p>{"Ubication":{"id":501,"created_at":"43768,6659722222","updated_at":"43768,6659722222","name":"COMPUD","code":"Z03060552","father_code":"Z030605","gmap_reference_latitude":"-2.3521062","gmap_reference_longitude":"-78.9891212","acronym":""},"attach":[]},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OL</text:p>
          </table:table-cell>
          <table:table-cell office:value-type="string" calcext:value-type="string">
            <text:p>Z03060553</text:p>
          </table:table-cell>
          <table:table-cell office:value-type="string" calcext:value-type="string">
            <text:p>Z030605</text:p>
          </table:table-cell>
          <table:table-cell office:value-type="string" calcext:value-type="string">
            <text:p>"-2.2624666"</text:p>
          </table:table-cell>
          <table:table-cell office:value-type="string" calcext:value-type="string">
            <text:p>"-78.8513125"</text:p>
          </table:table-cell>
          <table:table-cell table:number-columns-repeated="2"/>
          <table:table-cell office:value-type="string" calcext:value-type="string">
            <text:p>{"Ubication":{"id":502,"created_at":"43768,6659722222","updated_at":"43768,6659722222","name":"GONZOL","code":"Z03060553","father_code":"Z030605","gmap_reference_latitude":"-2.2624666","gmap_reference_longitude":"-78.8513125","acronym":""},"attach":[]},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LAGOS</text:p>
          </table:table-cell>
          <table:table-cell office:value-type="string" calcext:value-type="string">
            <text:p>Z03060554</text:p>
          </table:table-cell>
          <table:table-cell office:value-type="string" calcext:value-type="string">
            <text:p>Z030605</text:p>
          </table:table-cell>
          <table:table-cell office:value-type="string" calcext:value-type="string">
            <text:p>"-2.3626219"</text:p>
          </table:table-cell>
          <table:table-cell office:value-type="string" calcext:value-type="string">
            <text:p>"-79.0005877"</text:p>
          </table:table-cell>
          <table:table-cell table:number-columns-repeated="2"/>
          <table:table-cell office:value-type="string" calcext:value-type="string">
            <text:p>{"Ubication":{"id":503,"created_at":"43768,6659722222","updated_at":"43768,6659722222","name":"LLAGOS","code":"Z03060554","father_code":"Z030605","gmap_reference_latitude":"-2.3626219","gmap_reference_longitude":"-79.0005877","acronym":""},"attach":[]},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Z030606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1.9355858"</text:p>
          </table:table-cell>
          <table:table-cell office:value-type="string" calcext:value-type="string">
            <text:p>"-78.7178993"</text:p>
          </table:table-cell>
          <table:table-cell office:value-type="string" calcext:value-type="string">
            <text:p>GMT</text:p>
          </table:table-cell>
          <table:table-cell/>
          <table:table-cell office:value-type="string" calcext:value-type="string">
            <text:p>{"Ubication":{"id":504,"created_at":"43768,6659722222","updated_at":"43768,6659722222","name":"GUAMOTE","code":"Z030606","father_code":"Z0306","gmap_reference_latitude":"-1.9355858","gmap_reference_longitude":"-78.7178993","acronym":"GMT"},"attach":[]},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MOTE</text:p>
          </table:table-cell>
          <table:table-cell office:value-type="string" calcext:value-type="string">
            <text:p>Z03060650</text:p>
          </table:table-cell>
          <table:table-cell office:value-type="string" calcext:value-type="string">
            <text:p>Z030606</text:p>
          </table:table-cell>
          <table:table-cell office:value-type="string" calcext:value-type="string">
            <text:p>"-1.9355858"</text:p>
          </table:table-cell>
          <table:table-cell office:value-type="string" calcext:value-type="string">
            <text:p>"-78.7178993"</text:p>
          </table:table-cell>
          <table:table-cell table:number-columns-repeated="2"/>
          <table:table-cell office:value-type="string" calcext:value-type="string">
            <text:p>{"Ubication":{"id":505,"created_at":"43768,6659722222","updated_at":"43768,6659722222","name":"GUAMOTE","code":"Z03060650","father_code":"Z030606","gmap_reference_latitude":"-1.9355858","gmap_reference_longitude":"-78.7178993","acronym":""},"attach":[]},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BADAS</text:p>
          </table:table-cell>
          <table:table-cell office:value-type="string" calcext:value-type="string">
            <text:p>Z03060651</text:p>
          </table:table-cell>
          <table:table-cell office:value-type="string" calcext:value-type="string">
            <text:p>Z030606</text:p>
          </table:table-cell>
          <table:table-cell office:value-type="string" calcext:value-type="string">
            <text:p>"-1.9084519"</text:p>
          </table:table-cell>
          <table:table-cell office:value-type="string" calcext:value-type="string">
            <text:p>"-78.6585777"</text:p>
          </table:table-cell>
          <table:table-cell table:number-columns-repeated="2"/>
          <table:table-cell office:value-type="string" calcext:value-type="string">
            <text:p>{"Ubication":{"id":506,"created_at":"43768,6659722222","updated_at":"43768,6659722222","name":"CEBADAS","code":"Z03060651","father_code":"Z030606","gmap_reference_latitude":"-1.9084519","gmap_reference_longitude":"-78.6585777","acronym":""},"attach":[]},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MIRA</text:p>
          </table:table-cell>
          <table:table-cell office:value-type="string" calcext:value-type="string">
            <text:p>Z03060652</text:p>
          </table:table-cell>
          <table:table-cell office:value-type="string" calcext:value-type="string">
            <text:p>Z030606</text:p>
          </table:table-cell>
          <table:table-cell office:value-type="string" calcext:value-type="string">
            <text:p>"-2.0644249"</text:p>
          </table:table-cell>
          <table:table-cell office:value-type="string" calcext:value-type="string">
            <text:p>"-78.7507726"</text:p>
          </table:table-cell>
          <table:table-cell table:number-columns-repeated="2"/>
          <table:table-cell office:value-type="string" calcext:value-type="string">
            <text:p>{"Ubication":{"id":507,"created_at":"43768,6659722222","updated_at":"43768,6659722222","name":"PALMIRA","code":"Z03060652","father_code":"Z030606","gmap_reference_latitude":"-2.0644249","gmap_reference_longitude":"-78.7507726","acronym":""},"attach":[]},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1.60684"</text:p>
          </table:table-cell>
          <table:table-cell office:value-type="string" calcext:value-type="string">
            <text:p>"-78.6634407"</text:p>
          </table:table-cell>
          <table:table-cell office:value-type="string" calcext:value-type="string">
            <text:p>GNO</text:p>
          </table:table-cell>
          <table:table-cell/>
          <table:table-cell office:value-type="string" calcext:value-type="string">
            <text:p>{"Ubication":{"id":508,"created_at":"43768,6659722222","updated_at":"43768,6659722222","name":"GUANO","code":"Z030607","father_code":"Z0306","gmap_reference_latitude":"-1.60684","gmap_reference_longitude":"-78.6634407","acronym":"GNO"},"attach":[]},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O</text:p>
          </table:table-cell>
          <table:table-cell office:value-type="string" calcext:value-type="string">
            <text:p>Z03060750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60684"</text:p>
          </table:table-cell>
          <table:table-cell office:value-type="string" calcext:value-type="string">
            <text:p>"-78.6634407"</text:p>
          </table:table-cell>
          <table:table-cell table:number-columns-repeated="2"/>
          <table:table-cell office:value-type="string" calcext:value-type="string">
            <text:p>{"Ubication":{"id":509,"created_at":"43768,6659722222","updated_at":"43768,6659722222","name":"GUANO","code":"Z03060750","father_code":"Z030607","gmap_reference_latitude":"-1.60684","gmap_reference_longitude":"-78.6634407","acronym":""},"attach":[]},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Z03060701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6083921"</text:p>
          </table:table-cell>
          <table:table-cell office:value-type="string" calcext:value-type="string">
            <text:p>"-78.6488537"</text:p>
          </table:table-cell>
          <table:table-cell table:number-columns-repeated="2"/>
          <table:table-cell office:value-type="string" calcext:value-type="string">
            <text:p>{"Ubication":{"id":510,"created_at":"43768,6659722222","updated_at":"43768,6659722222","name":"EL ROSARIO","code":"Z03060701","father_code":"Z030607","gmap_reference_latitude":"-1.6083921","gmap_reference_longitude":"-78.6488537","acronym":""},"attach":[]},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Z03060702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0.9282472"</text:p>
          </table:table-cell>
          <table:table-cell office:value-type="string" calcext:value-type="string">
            <text:p>"-78.6350741"</text:p>
          </table:table-cell>
          <table:table-cell table:number-columns-repeated="2"/>
          <table:table-cell office:value-type="string" calcext:value-type="string">
            <text:p>{"Ubication":{"id":511,"created_at":"43768,6659722222","updated_at":"43768,6659722222","name":"LA MATRIZ","code":"Z03060702","father_code":"Z030607","gmap_reference_latitude":"-0.9282472","gmap_reference_longitude":"-78.6350741","acronym":""},"attach":[]},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ANDO</text:p>
          </table:table-cell>
          <table:table-cell office:value-type="string" calcext:value-type="string">
            <text:p>Z03060751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5105133"</text:p>
          </table:table-cell>
          <table:table-cell office:value-type="string" calcext:value-type="string">
            <text:p>"-78.5687494"</text:p>
          </table:table-cell>
          <table:table-cell table:number-columns-repeated="2"/>
          <table:table-cell office:value-type="string" calcext:value-type="string">
            <text:p>{"Ubication":{"id":512,"created_at":"43768,6659722222","updated_at":"43768,6659722222","name":"GUANANDO","code":"Z03060751","father_code":"Z030607","gmap_reference_latitude":"-1.5105133","gmap_reference_longitude":"-78.5687494","acronym":""},"attach":[]},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LAPO</text:p>
          </table:table-cell>
          <table:table-cell office:value-type="string" calcext:value-type="string">
            <text:p>Z03060752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5532585"</text:p>
          </table:table-cell>
          <table:table-cell office:value-type="string" calcext:value-type="string">
            <text:p>"-78.6187346"</text:p>
          </table:table-cell>
          <table:table-cell table:number-columns-repeated="2"/>
          <table:table-cell office:value-type="string" calcext:value-type="string">
            <text:p>{"Ubication":{"id":513,"created_at":"43768,6659722222","updated_at":"43768,6659722222","name":"ILAPO","code":"Z03060752","father_code":"Z030607","gmap_reference_latitude":"-1.5532585","gmap_reference_longitude":"-78.6187346","acronym":""},"attach":[]},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ROVIDENCIA</text:p>
          </table:table-cell>
          <table:table-cell office:value-type="string" calcext:value-type="string">
            <text:p>Z03060753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6616215"</text:p>
          </table:table-cell>
          <table:table-cell office:value-type="string" calcext:value-type="string">
            <text:p>"-78.6368739"</text:p>
          </table:table-cell>
          <table:table-cell table:number-columns-repeated="2"/>
          <table:table-cell office:value-type="string" calcext:value-type="string">
            <text:p>{"Ubication":{"id":514,"created_at":"43768,6659722222","updated_at":"43768,6659722222","name":"LA PROVIDENCIA","code":"Z03060753","father_code":"Z030607","gmap_reference_latitude":"-1.6616215","gmap_reference_longitude":"-78.6368739","acronym":""},"attach":[]},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Z03060754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5925119"</text:p>
          </table:table-cell>
          <table:table-cell office:value-type="string" calcext:value-type="string">
            <text:p>"-78.7181142"</text:p>
          </table:table-cell>
          <table:table-cell table:number-columns-repeated="2"/>
          <table:table-cell office:value-type="string" calcext:value-type="string">
            <text:p>{"Ubication":{"id":515,"created_at":"43768,6659722222","updated_at":"43768,6659722222","name":"SAN ANDRES","code":"Z03060754","father_code":"Z030607","gmap_reference_latitude":"-1.5925119","gmap_reference_longitude":"-78.7181142","acronym":""},"attach":[]},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GERARDO DE PACAICAGUAN</text:p>
          </table:table-cell>
          <table:table-cell office:value-type="string" calcext:value-type="string">
            <text:p>Z03060755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6362442"</text:p>
          </table:table-cell>
          <table:table-cell office:value-type="string" calcext:value-type="string">
            <text:p>"-78.6341837"</text:p>
          </table:table-cell>
          <table:table-cell table:number-columns-repeated="2"/>
          <table:table-cell office:value-type="string" calcext:value-type="string">
            <text:p>{"Ubication":{"id":516,"created_at":"43768,6659722222","updated_at":"43768,6659722222","name":"SAN GERARDO DE PACAICAGUAN","code":"Z03060755","father_code":"Z030607","gmap_reference_latitude":"-1.6362442","gmap_reference_longitude":"-78.6341837","acronym":""},"attach":[]},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ISIDRO DE PATULU</text:p>
          </table:table-cell>
          <table:table-cell office:value-type="string" calcext:value-type="string">
            <text:p>Z03060756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5475462"</text:p>
          </table:table-cell>
          <table:table-cell office:value-type="string" calcext:value-type="string">
            <text:p>"-78.7433463"</text:p>
          </table:table-cell>
          <table:table-cell table:number-columns-repeated="2"/>
          <table:table-cell office:value-type="string" calcext:value-type="string">
            <text:p>{"Ubication":{"id":517,"created_at":"43768,6659722222","updated_at":"43768,6659722222","name":"SAN ISIDRO DE PATULU","code":"Z03060756","father_code":"Z030607","gmap_reference_latitude":"-1.5475462","gmap_reference_longitude":"-78.7433463","acronym":""},"attach":[]},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L CHAZO</text:p>
          </table:table-cell>
          <table:table-cell office:value-type="string" calcext:value-type="string">
            <text:p>Z03060757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529752"</text:p>
          </table:table-cell>
          <table:table-cell office:value-type="string" calcext:value-type="string">
            <text:p>"-78.5838789"</text:p>
          </table:table-cell>
          <table:table-cell table:number-columns-repeated="2"/>
          <table:table-cell office:value-type="string" calcext:value-type="string">
            <text:p>{"Ubication":{"id":518,"created_at":"43768,6659722222","updated_at":"43768,6659722222","name":"SAN JOSE DEL CHAZO","code":"Z03060757","father_code":"Z030607","gmap_reference_latitude":"-1.529752","gmap_reference_longitude":"-78.5838789","acronym":""},"attach":[]},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FE DE GALAN</text:p>
          </table:table-cell>
          <table:table-cell office:value-type="string" calcext:value-type="string">
            <text:p>Z03060758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4978057"</text:p>
          </table:table-cell>
          <table:table-cell office:value-type="string" calcext:value-type="string">
            <text:p>"-78.6485266"</text:p>
          </table:table-cell>
          <table:table-cell table:number-columns-repeated="2"/>
          <table:table-cell office:value-type="string" calcext:value-type="string">
            <text:p>{"Ubication":{"id":519,"created_at":"43768,6659722222","updated_at":"43768,6659722222","name":"SANTA FE DE GALAN","code":"Z03060758","father_code":"Z030607","gmap_reference_latitude":"-1.4978057","gmap_reference_longitude":"-78.6485266","acronym":""},"attach":[]},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Z03060759</text:p>
          </table:table-cell>
          <table:table-cell office:value-type="string" calcext:value-type="string">
            <text:p>Z030607</text:p>
          </table:table-cell>
          <table:table-cell office:value-type="string" calcext:value-type="string">
            <text:p>"-1.5758003"</text:p>
          </table:table-cell>
          <table:table-cell office:value-type="string" calcext:value-type="string">
            <text:p>"-78.602555"</text:p>
          </table:table-cell>
          <table:table-cell table:number-columns-repeated="2"/>
          <table:table-cell office:value-type="string" calcext:value-type="string">
            <text:p>{"Ubication":{"id":520,"created_at":"43768,6659722222","updated_at":"43768,6659722222","name":"VALPARAISO","code":"Z03060759","father_code":"Z030607","gmap_reference_latitude":"-1.5758003","gmap_reference_longitude":"-78.602555","acronym":""},"attach":[]},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LATANGA</text:p>
          </table:table-cell>
          <table:table-cell office:value-type="string" calcext:value-type="string">
            <text:p>Z030608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2.0096863"</text:p>
          </table:table-cell>
          <table:table-cell office:value-type="string" calcext:value-type="string">
            <text:p>"-78.9880621"</text:p>
          </table:table-cell>
          <table:table-cell office:value-type="string" calcext:value-type="string">
            <text:p>PLL</text:p>
          </table:table-cell>
          <table:table-cell/>
          <table:table-cell office:value-type="string" calcext:value-type="string">
            <text:p>{"Ubication":{"id":521,"created_at":"43768,6659722222","updated_at":"43768,6659722222","name":"PALLATANGA","code":"Z030608","father_code":"Z0306","gmap_reference_latitude":"-2.0096863","gmap_reference_longitude":"-78.9880621","acronym":"PLL"},"attach":[]},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LATANGA</text:p>
          </table:table-cell>
          <table:table-cell office:value-type="string" calcext:value-type="string">
            <text:p>Z03060850</text:p>
          </table:table-cell>
          <table:table-cell office:value-type="string" calcext:value-type="string">
            <text:p>Z030608</text:p>
          </table:table-cell>
          <table:table-cell office:value-type="string" calcext:value-type="string">
            <text:p>"-2.0096863"</text:p>
          </table:table-cell>
          <table:table-cell office:value-type="string" calcext:value-type="string">
            <text:p>"-78.9880621"</text:p>
          </table:table-cell>
          <table:table-cell table:number-columns-repeated="2"/>
          <table:table-cell office:value-type="string" calcext:value-type="string">
            <text:p>{"Ubication":{"id":522,"created_at":"43768,6659722222","updated_at":"43768,6659722222","name":"PALLATANGA","code":"Z03060850","father_code":"Z030608","gmap_reference_latitude":"-2.0096863","gmap_reference_longitude":"-78.9880621","acronym":""},"attach":[]},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1.5561764"</text:p>
          </table:table-cell>
          <table:table-cell office:value-type="string" calcext:value-type="string">
            <text:p>"-78.5582974"</text:p>
          </table:table-cell>
          <table:table-cell office:value-type="string" calcext:value-type="string">
            <text:p>PNP</text:p>
          </table:table-cell>
          <table:table-cell/>
          <table:table-cell office:value-type="string" calcext:value-type="string">
            <text:p>{"Ubication":{"id":523,"created_at":"43768,6659722222","updated_at":"43768,6659722222","name":"PENIPE","code":"Z030609","father_code":"Z0306","gmap_reference_latitude":"-1.5561764","gmap_reference_longitude":"-78.5582974","acronym":"PNP"},"attach":[]},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NIPE</text:p>
          </table:table-cell>
          <table:table-cell office:value-type="string" calcext:value-type="string">
            <text:p>Z03060950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5561764"</text:p>
          </table:table-cell>
          <table:table-cell office:value-type="string" calcext:value-type="string">
            <text:p>"-78.5582974"</text:p>
          </table:table-cell>
          <table:table-cell table:number-columns-repeated="2"/>
          <table:table-cell office:value-type="string" calcext:value-type="string">
            <text:p>{"Ubication":{"id":524,"created_at":"43768,6659722222","updated_at":"43768,6659722222","name":"PENIPE","code":"Z03060950","father_code":"Z030609","gmap_reference_latitude":"-1.5561764","gmap_reference_longitude":"-78.5582974","acronym":""},"attach":[]},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ALTAR</text:p>
          </table:table-cell>
          <table:table-cell office:value-type="string" calcext:value-type="string">
            <text:p>Z03060951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5473385"</text:p>
          </table:table-cell>
          <table:table-cell office:value-type="string" calcext:value-type="string">
            <text:p>"-78.5111637"</text:p>
          </table:table-cell>
          <table:table-cell table:number-columns-repeated="2"/>
          <table:table-cell office:value-type="string" calcext:value-type="string">
            <text:p>{"Ubication":{"id":525,"created_at":"43768,6659722222","updated_at":"43768,6659722222","name":"EL ALTAR","code":"Z03060951","father_code":"Z030609","gmap_reference_latitude":"-1.5473385","gmap_reference_longitude":"-78.5111637","acronym":""},"attach":[]},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TUS</text:p>
          </table:table-cell>
          <table:table-cell office:value-type="string" calcext:value-type="string">
            <text:p>Z03060952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5487379"</text:p>
          </table:table-cell>
          <table:table-cell office:value-type="string" calcext:value-type="string">
            <text:p>"-78.5127417"</text:p>
          </table:table-cell>
          <table:table-cell table:number-columns-repeated="2"/>
          <table:table-cell office:value-type="string" calcext:value-type="string">
            <text:p>{"Ubication":{"id":526,"created_at":"43768,6659722222","updated_at":"43768,6659722222","name":"MATUS","code":"Z03060952","father_code":"Z030609","gmap_reference_latitude":"-1.5487379","gmap_reference_longitude":"-78.5127417","acronym":""},"attach":[]},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LA</text:p>
          </table:table-cell>
          <table:table-cell office:value-type="string" calcext:value-type="string">
            <text:p>Z03060953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5166669"</text:p>
          </table:table-cell>
          <table:table-cell office:value-type="string" calcext:value-type="string">
            <text:p>"-78.5175097"</text:p>
          </table:table-cell>
          <table:table-cell table:number-columns-repeated="2"/>
          <table:table-cell office:value-type="string" calcext:value-type="string">
            <text:p>{"Ubication":{"id":527,"created_at":"43768,6659722222","updated_at":"43768,6659722222","name":"PUELA","code":"Z03060953","father_code":"Z030609","gmap_reference_latitude":"-1.5166669","gmap_reference_longitude":"-78.5175097","acronym":""},"attach":[]},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 DE BAYUSHIG</text:p>
          </table:table-cell>
          <table:table-cell office:value-type="string" calcext:value-type="string">
            <text:p>Z03060954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5498362"</text:p>
          </table:table-cell>
          <table:table-cell office:value-type="string" calcext:value-type="string">
            <text:p>"-78.5355395"</text:p>
          </table:table-cell>
          <table:table-cell table:number-columns-repeated="2"/>
          <table:table-cell office:value-type="string" calcext:value-type="string">
            <text:p>{"Ubication":{"id":528,"created_at":"43768,6659722222","updated_at":"43768,6659722222","name":"SAN ANTONIO DE BAYUSHIG","code":"Z03060954","father_code":"Z030609","gmap_reference_latitude":"-1.5498362","gmap_reference_longitude":"-78.5355395","acronym":""},"attach":[]},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Z03060955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6371207"</text:p>
          </table:table-cell>
          <table:table-cell office:value-type="string" calcext:value-type="string">
            <text:p>"-78.5101256"</text:p>
          </table:table-cell>
          <table:table-cell table:number-columns-repeated="2"/>
          <table:table-cell office:value-type="string" calcext:value-type="string">
            <text:p>{"Ubication":{"id":529,"created_at":"43768,6659722222","updated_at":"43768,6659722222","name":"LA CANDELARIA","code":"Z03060955","father_code":"Z030609","gmap_reference_latitude":"-1.6371207","gmap_reference_longitude":"-78.5101256","acronym":""},"attach":[]},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ILBAO (CAB. EN QUILLUYACU)</text:p>
          </table:table-cell>
          <table:table-cell office:value-type="string" calcext:value-type="string">
            <text:p>Z03060956</text:p>
          </table:table-cell>
          <table:table-cell office:value-type="string" calcext:value-type="string">
            <text:p>Z030609</text:p>
          </table:table-cell>
          <table:table-cell office:value-type="string" calcext:value-type="string">
            <text:p>"-1.4619545"</text:p>
          </table:table-cell>
          <table:table-cell office:value-type="string" calcext:value-type="string">
            <text:p>"-78.5169918"</text:p>
          </table:table-cell>
          <table:table-cell table:number-columns-repeated="2"/>
          <table:table-cell office:value-type="string" calcext:value-type="string">
            <text:p>{"Ubication":{"id":530,"created_at":"43768,6659722222","updated_at":"43768,6659722222","name":"BILBAO (CAB. EN QUILLUYACU)","code":"Z03060956","father_code":"Z030609","gmap_reference_latitude":"-1.4619545","gmap_reference_longitude":"-78.5169918","acronym":""},"attach":[]},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MANDĂ</text:p>
          </table:table-cell>
          <table:table-cell office:value-type="string" calcext:value-type="string">
            <text:p>Z030610</text:p>
          </table:table-cell>
          <table:table-cell office:value-type="string" calcext:value-type="string">
            <text:p>Z0306</text:p>
          </table:table-cell>
          <table:table-cell office:value-type="string" calcext:value-type="string">
            <text:p>"-2.2044544"</text:p>
          </table:table-cell>
          <table:table-cell office:value-type="string" calcext:value-type="string">
            <text:p>"-79.1461441"</text:p>
          </table:table-cell>
          <table:table-cell office:value-type="string" calcext:value-type="string">
            <text:p>CUM</text:p>
          </table:table-cell>
          <table:table-cell/>
          <table:table-cell office:value-type="string" calcext:value-type="string">
            <text:p>{"Ubication":{"id":531,"created_at":"43768,6659722222","updated_at":"43768,6659722222","name":"CUMANDĂ","code":"Z030610","father_code":"Z0306","gmap_reference_latitude":"-2.2044544","gmap_reference_longitude":"-79.1461441","acronym":"CUM"},"attach":[]},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MANDĂ</text:p>
          </table:table-cell>
          <table:table-cell office:value-type="string" calcext:value-type="string">
            <text:p>Z03061050</text:p>
          </table:table-cell>
          <table:table-cell office:value-type="string" calcext:value-type="string">
            <text:p>Z030610</text:p>
          </table:table-cell>
          <table:table-cell office:value-type="string" calcext:value-type="string">
            <text:p>"-2.2044544"</text:p>
          </table:table-cell>
          <table:table-cell office:value-type="string" calcext:value-type="string">
            <text:p>"-79.1461441"</text:p>
          </table:table-cell>
          <table:table-cell table:number-columns-repeated="2"/>
          <table:table-cell office:value-type="string" calcext:value-type="string">
            <text:p>{"Ubication":{"id":532,"created_at":"43768,6659722222","updated_at":"43768,6659722222","name":"CUMANDĂ","code":"Z03061050","father_code":"Z030610","gmap_reference_latitude":"-2.2044544","gmap_reference_longitude":"-79.1461441","acronym":""},"attach":[]},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STAZA</text:p>
          </table:table-cell>
          <table:table-cell office:value-type="string" calcext:value-type="string">
            <text:p>Z0316</text:p>
          </table:table-cell>
          <table:table-cell office:value-type="string" calcext:value-type="string">
            <text:p>Z03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{"Ubication":{"id":533,"created_at":"43768,6659722222","updated_at":"43768,6659722222","name":"PASTAZA","code":"Z0316","father_code":"Z03","gmap_reference_latitude":"-1.8067805","gmap_reference_longitude":"-78.000904","acronym":"S"},"attach":[]},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YO</text:p>
          </table:table-cell>
          <table:table-cell office:value-type="string" calcext:value-type="string">
            <text:p>Z03160150</text:p>
          </table:table-cell>
          <table:table-cell office:value-type="string" calcext:value-type="string">
            <text:p>Z0316</text:p>
          </table:table-cell>
          <table:table-cell office:value-type="string" calcext:value-type="string">
            <text:p>"-1.487038"</text:p>
          </table:table-cell>
          <table:table-cell office:value-type="string" calcext:value-type="string">
            <text:p>"-78.0337823"</text:p>
          </table:table-cell>
          <table:table-cell table:number-columns-repeated="2"/>
          <table:table-cell office:value-type="string" calcext:value-type="string">
            <text:p>{"Ubication":{"id":534,"created_at":"43768,6659722222","updated_at":"43768,6659722222","name":"PUYO","code":"Z03160150","father_code":"Z0316","gmap_reference_latitude":"-1.487038","gmap_reference_longitude":"-78.0337823","acronym":""},"attach":[]},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ELOS</text:p>
          </table:table-cell>
          <table:table-cell office:value-type="string" calcext:value-type="string">
            <text:p>Z03160152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5894369"</text:p>
          </table:table-cell>
          <table:table-cell office:value-type="string" calcext:value-type="string">
            <text:p>"-77.7641067"</text:p>
          </table:table-cell>
          <table:table-cell table:number-columns-repeated="2"/>
          <table:table-cell office:value-type="string" calcext:value-type="string">
            <text:p>{"Ubication":{"id":535,"created_at":"43768,6659722222","updated_at":"43768,6659722222","name":"CANELOS","code":"Z03160152","father_code":"Z031601","gmap_reference_latitude":"-1.5894369","gmap_reference_longitude":"-77.7641067","acronym":""},"attach":[]},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IEZ DE AGOSTO</text:p>
          </table:table-cell>
          <table:table-cell office:value-type="string" calcext:value-type="string">
            <text:p>Z03160154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4858161"</text:p>
          </table:table-cell>
          <table:table-cell office:value-type="string" calcext:value-type="string">
            <text:p>"-77.9957469"</text:p>
          </table:table-cell>
          <table:table-cell table:number-columns-repeated="2"/>
          <table:table-cell office:value-type="string" calcext:value-type="string">
            <text:p>{"Ubication":{"id":536,"created_at":"43768,6659722222","updated_at":"43768,6659722222","name":"DIEZ DE AGOSTO","code":"Z03160154","father_code":"Z031601","gmap_reference_latitude":"-1.4858161","gmap_reference_longitude":"-77.9957469","acronym":""},"attach":[]},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Z03160155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487038"</text:p>
          </table:table-cell>
          <table:table-cell office:value-type="string" calcext:value-type="string">
            <text:p>"-78.0337823"</text:p>
          </table:table-cell>
          <table:table-cell table:number-columns-repeated="2"/>
          <table:table-cell office:value-type="string" calcext:value-type="string">
            <text:p>{"Ubication":{"id":537,"created_at":"43768,6659722222","updated_at":"43768,6659722222","name":"FATIMA","code":"Z03160155","father_code":"Z031601","gmap_reference_latitude":"-1.487038","gmap_reference_longitude":"-78.0337823","acronym":""},"attach":[]},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ALVO (ANDOAS)</text:p>
          </table:table-cell>
          <table:table-cell office:value-type="string" calcext:value-type="string">
            <text:p>Z03160156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9906493"</text:p>
          </table:table-cell>
          <table:table-cell office:value-type="string" calcext:value-type="string">
            <text:p>"-78.3680706"</text:p>
          </table:table-cell>
          <table:table-cell table:number-columns-repeated="2"/>
          <table:table-cell office:value-type="string" calcext:value-type="string">
            <text:p>{"Ubication":{"id":538,"created_at":"43768,6659722222","updated_at":"43768,6659722222","name":"MONTALVO (ANDOAS)","code":"Z03160156","father_code":"Z031601","gmap_reference_latitude":"-1.9906493","gmap_reference_longitude":"-78.3680706","acronym":""},"attach":[]},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Z03160157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6833329"</text:p>
          </table:table-cell>
          <table:table-cell office:value-type="string" calcext:value-type="string">
            <text:p>"-77.9008426"</text:p>
          </table:table-cell>
          <table:table-cell table:number-columns-repeated="2"/>
          <table:table-cell office:value-type="string" calcext:value-type="string">
            <text:p>{"Ubication":{"id":539,"created_at":"43768,6659722222","updated_at":"43768,6659722222","name":"POMONA","code":"Z03160157","father_code":"Z031601","gmap_reference_latitude":"-1.6833329","gmap_reference_longitude":"-77.9008426","acronym":""},"attach":[]},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 CORRIENTES</text:p>
          </table:table-cell>
          <table:table-cell office:value-type="string" calcext:value-type="string">
            <text:p>Z03160158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2.0193696"</text:p>
          </table:table-cell>
          <table:table-cell office:value-type="string" calcext:value-type="string">
            <text:p>"-78.2939578"</text:p>
          </table:table-cell>
          <table:table-cell table:number-columns-repeated="2"/>
          <table:table-cell office:value-type="string" calcext:value-type="string">
            <text:p>{"Ubication":{"id":540,"created_at":"43768,6659722222","updated_at":"43768,6659722222","name":"RIO CORRIENTES","code":"Z03160158","father_code":"Z031601","gmap_reference_latitude":"-2.0193696","gmap_reference_longitude":"-78.2939578","acronym":""},"attach":[]},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 TIGRE</text:p>
          </table:table-cell>
          <table:table-cell office:value-type="string" calcext:value-type="string">
            <text:p>Z03160159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4886788"</text:p>
          </table:table-cell>
          <table:table-cell office:value-type="string" calcext:value-type="string">
            <text:p>"-78.012349"</text:p>
          </table:table-cell>
          <table:table-cell table:number-columns-repeated="2"/>
          <table:table-cell office:value-type="string" calcext:value-type="string">
            <text:p>{"Ubication":{"id":541,"created_at":"43768,6659722222","updated_at":"43768,6659722222","name":"RIO TIGRE","code":"Z03160159","father_code":"Z031601","gmap_reference_latitude":"-1.4886788","gmap_reference_longitude":"-78.012349","acronym":""},"attach":[]},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RAYACU</text:p>
          </table:table-cell>
          <table:table-cell office:value-type="string" calcext:value-type="string">
            <text:p>Z03160161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7333329"</text:p>
          </table:table-cell>
          <table:table-cell office:value-type="string" calcext:value-type="string">
            <text:p>"-77.5008427"</text:p>
          </table:table-cell>
          <table:table-cell table:number-columns-repeated="2"/>
          <table:table-cell office:value-type="string" calcext:value-type="string">
            <text:p>{"Ubication":{"id":542,"created_at":"43768,6659722222","updated_at":"43768,6659722222","name":"SARAYACU","code":"Z03160161","father_code":"Z031601","gmap_reference_latitude":"-1.7333329","gmap_reference_longitude":"-77.5008427","acronym":""},"attach":[]},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BOLĂVAR (CAB. EN MUSHULLACTA)</text:p>
          </table:table-cell>
          <table:table-cell office:value-type="string" calcext:value-type="string">
            <text:p>Z03160162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table:number-columns-repeated="2"/>
          <table:table-cell office:value-type="string" calcext:value-type="string">
            <text:p>{"Ubication":{"id":543,"created_at":"43768,6659722222","updated_at":"43768,6659722222","name":"SIMĂN BOLĂVAR (CAB. EN MUSHULLACTA)","code":"Z03160162","father_code":"Z031601","gmap_reference_latitude":"-1.8067805","gmap_reference_longitude":"-78.000904","acronym":""},"attach":[]},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Z03160163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5124135"</text:p>
          </table:table-cell>
          <table:table-cell office:value-type="string" calcext:value-type="string">
            <text:p>"-78.0104454"</text:p>
          </table:table-cell>
          <table:table-cell table:number-columns-repeated="2"/>
          <table:table-cell office:value-type="string" calcext:value-type="string">
            <text:p>{"Ubication":{"id":544,"created_at":"43768,6659722222","updated_at":"43768,6659722222","name":"TARQUI","code":"Z03160163","father_code":"Z031601","gmap_reference_latitude":"-1.5124135","gmap_reference_longitude":"-78.0104454","acronym":""},"attach":[]},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NIENTE HUGO ORTIZ</text:p>
          </table:table-cell>
          <table:table-cell office:value-type="string" calcext:value-type="string">
            <text:p>Z03160164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2.005869"</text:p>
          </table:table-cell>
          <table:table-cell office:value-type="string" calcext:value-type="string">
            <text:p>"-77.9417345"</text:p>
          </table:table-cell>
          <table:table-cell table:number-columns-repeated="2"/>
          <table:table-cell office:value-type="string" calcext:value-type="string">
            <text:p>{"Ubication":{"id":545,"created_at":"43768,6659722222","updated_at":"43768,6659722222","name":"TENIENTE HUGO ORTIZ","code":"Z03160164","father_code":"Z031601","gmap_reference_latitude":"-2.005869","gmap_reference_longitude":"-77.9417345","acronym":""},"attach":[]},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RACRUZ (INDILLAMA) (CAB. EN INDILLAMA)</text:p>
          </table:table-cell>
          <table:table-cell office:value-type="string" calcext:value-type="string">
            <text:p>Z03160165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487038"</text:p>
          </table:table-cell>
          <table:table-cell office:value-type="string" calcext:value-type="string">
            <text:p>"-78.0337823"</text:p>
          </table:table-cell>
          <table:table-cell table:number-columns-repeated="2"/>
          <table:table-cell office:value-type="string" calcext:value-type="string">
            <text:p>{"Ubication":{"id":546,"created_at":"43768,6659722222","updated_at":"43768,6659722222","name":"VERACRUZ (INDILLAMA) (CAB. EN INDILLAMA)","code":"Z03160165","father_code":"Z031601","gmap_reference_latitude":"-1.487038","gmap_reference_longitude":"-78.0337823","acronym":""},"attach":[]},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Z03160166</text:p>
          </table:table-cell>
          <table:table-cell office:value-type="string" calcext:value-type="string">
            <text:p>Z031601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table:number-columns-repeated="2"/>
          <table:table-cell office:value-type="string" calcext:value-type="string">
            <text:p>{"Ubication":{"id":547,"created_at":"43768,6659722222","updated_at":"43768,6659722222","name":"EL TRIUNFO","code":"Z03160166","father_code":"Z031601","gmap_reference_latitude":"-1.8067805","gmap_reference_longitude":"-78.000904","acronym":""},"attach":[]},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Z031602</text:p>
          </table:table-cell>
          <table:table-cell office:value-type="string" calcext:value-type="string">
            <text:p>Z0316</text:p>
          </table:table-cell>
          <table:table-cell office:value-type="string" calcext:value-type="string">
            <text:p>"-1.4493217"</text:p>
          </table:table-cell>
          <table:table-cell office:value-type="string" calcext:value-type="string">
            <text:p>"-78.3287992"</text:p>
          </table:table-cell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{"Ubication":{"id":548,"created_at":"43768,6659722222","updated_at":"43768,6659722222","name":"MERA","code":"Z031602","father_code":"Z0316","gmap_reference_latitude":"-1.4493217","gmap_reference_longitude":"-78.3287992","acronym":"MER"},"attach":[]},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Z03160250</text:p>
          </table:table-cell>
          <table:table-cell office:value-type="string" calcext:value-type="string">
            <text:p>Z031602</text:p>
          </table:table-cell>
          <table:table-cell office:value-type="string" calcext:value-type="string">
            <text:p>"-1.4493217"</text:p>
          </table:table-cell>
          <table:table-cell office:value-type="string" calcext:value-type="string">
            <text:p>"-78.3287992"</text:p>
          </table:table-cell>
          <table:table-cell table:number-columns-repeated="2"/>
          <table:table-cell office:value-type="string" calcext:value-type="string">
            <text:p>{"Ubication":{"id":549,"created_at":"43768,6659722222","updated_at":"43768,6659722222","name":"MERA","code":"Z03160250","father_code":"Z031602","gmap_reference_latitude":"-1.4493217","gmap_reference_longitude":"-78.3287992","acronym":""},"attach":[]},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DRE TIERRA</text:p>
          </table:table-cell>
          <table:table-cell office:value-type="string" calcext:value-type="string">
            <text:p>Z03160251</text:p>
          </table:table-cell>
          <table:table-cell office:value-type="string" calcext:value-type="string">
            <text:p>Z031602</text:p>
          </table:table-cell>
          <table:table-cell office:value-type="string" calcext:value-type="string">
            <text:p>"-1.5961856"</text:p>
          </table:table-cell>
          <table:table-cell office:value-type="string" calcext:value-type="string">
            <text:p>"-78.0658335"</text:p>
          </table:table-cell>
          <table:table-cell table:number-columns-repeated="2"/>
          <table:table-cell office:value-type="string" calcext:value-type="string">
            <text:p>{"Ubication":{"id":550,"created_at":"43768,6659722222","updated_at":"43768,6659722222","name":"MADRE TIERRA","code":"Z03160251","father_code":"Z031602","gmap_reference_latitude":"-1.5961856","gmap_reference_longitude":"-78.0658335","acronym":""},"attach":[]},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Z03160252</text:p>
          </table:table-cell>
          <table:table-cell office:value-type="string" calcext:value-type="string">
            <text:p>Z031602</text:p>
          </table:table-cell>
          <table:table-cell office:value-type="string" calcext:value-type="string">
            <text:p>"-1.5021224"</text:p>
          </table:table-cell>
          <table:table-cell office:value-type="string" calcext:value-type="string">
            <text:p>"-78.0722381"</text:p>
          </table:table-cell>
          <table:table-cell table:number-columns-repeated="2"/>
          <table:table-cell office:value-type="string" calcext:value-type="string">
            <text:p>{"Ubication":{"id":551,"created_at":"43768,6659722222","updated_at":"43768,6659722222","name":"SHELL","code":"Z03160252","father_code":"Z031602","gmap_reference_latitude":"-1.5021224","gmap_reference_longitude":"-78.0722381","acronym":""},"attach":[]},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Z031603</text:p>
          </table:table-cell>
          <table:table-cell office:value-type="string" calcext:value-type="string">
            <text:p>Z0316</text:p>
          </table:table-cell>
          <table:table-cell office:value-type="string" calcext:value-type="string">
            <text:p>"-1.2650845"</text:p>
          </table:table-cell>
          <table:table-cell office:value-type="string" calcext:value-type="string">
            <text:p>"-77.8923368"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{"Ubication":{"id":552,"created_at":"43768,6659722222","updated_at":"43768,6659722222","name":"SANTA CLARA","code":"Z031603","father_code":"Z0316","gmap_reference_latitude":"-1.2650845","gmap_reference_longitude":"-77.8923368","acronym":"SCL"},"attach":[]},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Z03160350</text:p>
          </table:table-cell>
          <table:table-cell office:value-type="string" calcext:value-type="string">
            <text:p>Z031603</text:p>
          </table:table-cell>
          <table:table-cell office:value-type="string" calcext:value-type="string">
            <text:p>"-1.2650845"</text:p>
          </table:table-cell>
          <table:table-cell office:value-type="string" calcext:value-type="string">
            <text:p>"-77.8923368"</text:p>
          </table:table-cell>
          <table:table-cell table:number-columns-repeated="2"/>
          <table:table-cell office:value-type="string" calcext:value-type="string">
            <text:p>{"Ubication":{"id":553,"created_at":"43768,6659722222","updated_at":"43768,6659722222","name":"SANTA CLARA","code":"Z03160350","father_code":"Z031603","gmap_reference_latitude":"-1.2650845","gmap_reference_longitude":"-77.8923368","acronym":""},"attach":[]},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Z03160351</text:p>
          </table:table-cell>
          <table:table-cell office:value-type="string" calcext:value-type="string">
            <text:p>Z031603</text:p>
          </table:table-cell>
          <table:table-cell office:value-type="string" calcext:value-type="string">
            <text:p>"-1.2650845"</text:p>
          </table:table-cell>
          <table:table-cell office:value-type="string" calcext:value-type="string">
            <text:p>"-77.8923368"</text:p>
          </table:table-cell>
          <table:table-cell table:number-columns-repeated="2"/>
          <table:table-cell office:value-type="string" calcext:value-type="string">
            <text:p>{"Ubication":{"id":554,"created_at":"43768,6659722222","updated_at":"43768,6659722222","name":"SAN JOSE","code":"Z03160351","father_code":"Z031603","gmap_reference_latitude":"-1.2650845","gmap_reference_longitude":"-77.8923368","acronym":""},"attach":[]},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Z031604</text:p>
          </table:table-cell>
          <table:table-cell office:value-type="string" calcext:value-type="string">
            <text:p>Z0316</text:p>
          </table:table-cell>
          <table:table-cell office:value-type="string" calcext:value-type="string">
            <text:p>"-1.2413419"</text:p>
          </table:table-cell>
          <table:table-cell office:value-type="string" calcext:value-type="string">
            <text:p>"-77.6988607"</text:p>
          </table:table-cell>
          <table:table-cell office:value-type="string" calcext:value-type="string">
            <text:p>AJU</text:p>
          </table:table-cell>
          <table:table-cell/>
          <table:table-cell office:value-type="string" calcext:value-type="string">
            <text:p>{"Ubication":{"id":555,"created_at":"43768,6659722222","updated_at":"43768,6659722222","name":"ARAJUNO","code":"Z031604","father_code":"Z0316","gmap_reference_latitude":"-1.2413419","gmap_reference_longitude":"-77.6988607","acronym":"AJU"},"attach":[]},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AJUNO</text:p>
          </table:table-cell>
          <table:table-cell office:value-type="string" calcext:value-type="string">
            <text:p>Z03160450</text:p>
          </table:table-cell>
          <table:table-cell office:value-type="string" calcext:value-type="string">
            <text:p>Z031604</text:p>
          </table:table-cell>
          <table:table-cell office:value-type="string" calcext:value-type="string">
            <text:p>"-1.2413419"</text:p>
          </table:table-cell>
          <table:table-cell office:value-type="string" calcext:value-type="string">
            <text:p>"-77.6988607"</text:p>
          </table:table-cell>
          <table:table-cell table:number-columns-repeated="2"/>
          <table:table-cell office:value-type="string" calcext:value-type="string">
            <text:p>{"Ubication":{"id":556,"created_at":"43768,6659722222","updated_at":"43768,6659722222","name":"ARAJUNO","code":"Z03160450","father_code":"Z031604","gmap_reference_latitude":"-1.2413419","gmap_reference_longitude":"-77.6988607","acronym":""},"attach":[]},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RARAY</text:p>
          </table:table-cell>
          <table:table-cell office:value-type="string" calcext:value-type="string">
            <text:p>Z03160451</text:p>
          </table:table-cell>
          <table:table-cell office:value-type="string" calcext:value-type="string">
            <text:p>Z031604</text:p>
          </table:table-cell>
          <table:table-cell office:value-type="string" calcext:value-type="string">
            <text:p>"-1.353685"</text:p>
          </table:table-cell>
          <table:table-cell office:value-type="string" calcext:value-type="string">
            <text:p>"-77.7719438"</text:p>
          </table:table-cell>
          <table:table-cell table:number-columns-repeated="2"/>
          <table:table-cell office:value-type="string" calcext:value-type="string">
            <text:p>{"Ubication":{"id":557,"created_at":"43768,6659722222","updated_at":"43768,6659722222","name":"CURARAY","code":"Z03160451","father_code":"Z031604","gmap_reference_latitude":"-1.353685","gmap_reference_longitude":"-77.7719438","acronym":""},"attach":[]},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NGURAHUA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Z03</text:p>
          </table:table-cell>
          <table:table-cell office:value-type="string" calcext:value-type="string">
            <text:p>"-1.2558209"</text:p>
          </table:table-cell>
          <table:table-cell office:value-type="string" calcext:value-type="string">
            <text:p>"-79.0870427"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{"Ubication":{"id":558,"created_at":"43768,6659722222","updated_at":"43768,6659722222","name":"TUNGURAHUA","code":"Z0318","father_code":"Z03","gmap_reference_latitude":"-1.2558209","gmap_reference_longitude":"-79.0870427","acronym":"T"},"attach":[]},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2571434"</text:p>
          </table:table-cell>
          <table:table-cell office:value-type="string" calcext:value-type="string">
            <text:p>"-78.6566386"</text:p>
          </table:table-cell>
          <table:table-cell office:value-type="string" calcext:value-type="string">
            <text:p>AMB</text:p>
          </table:table-cell>
          <table:table-cell/>
          <table:table-cell office:value-type="string" calcext:value-type="string">
            <text:p>{"Ubication":{"id":559,"created_at":"43768,6659722222","updated_at":"43768,6659722222","name":"AMBATO","code":"Z031801","father_code":"Z0318","gmap_reference_latitude":"-1.2571434","gmap_reference_longitude":"-78.6566386","acronym":"AMB"},"attach":[]},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Z03180150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571434"</text:p>
          </table:table-cell>
          <table:table-cell office:value-type="string" calcext:value-type="string">
            <text:p>"-78.6566386"</text:p>
          </table:table-cell>
          <table:table-cell table:number-columns-repeated="2"/>
          <table:table-cell office:value-type="string" calcext:value-type="string">
            <text:p>{"Ubication":{"id":560,"created_at":"43768,6659722222","updated_at":"43768,6659722222","name":"AMBATO","code":"Z03180150","father_code":"Z031801","gmap_reference_latitude":"-1.2571434","gmap_reference_longitude":"-78.6566386","acronym":""},"attach":[]},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OCHA â FICOA</text:p>
          </table:table-cell>
          <table:table-cell office:value-type="string" calcext:value-type="string">
            <text:p>Z03180101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375239"</text:p>
          </table:table-cell>
          <table:table-cell office:value-type="string" calcext:value-type="string">
            <text:p>"-78.6510333"</text:p>
          </table:table-cell>
          <table:table-cell table:number-columns-repeated="2"/>
          <table:table-cell office:value-type="string" calcext:value-type="string">
            <text:p>{"Ubication":{"id":561,"created_at":"43768,6659722222","updated_at":"43768,6659722222","name":"ATOCHA â FICOA","code":"Z03180101","father_code":"Z031801","gmap_reference_latitude":"-1.2375239","gmap_reference_longitude":"-78.6510333","acronym":""},"attach":[]},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LIANO MONGE</text:p>
          </table:table-cell>
          <table:table-cell office:value-type="string" calcext:value-type="string">
            <text:p>Z03180102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65955"</text:p>
          </table:table-cell>
          <table:table-cell office:value-type="string" calcext:value-type="string">
            <text:p>"-78.6383373"</text:p>
          </table:table-cell>
          <table:table-cell table:number-columns-repeated="2"/>
          <table:table-cell office:value-type="string" calcext:value-type="string">
            <text:p>{"Ubication":{"id":562,"created_at":"43768,6659722222","updated_at":"43768,6659722222","name":"CELIANO MONGE","code":"Z03180102","father_code":"Z031801","gmap_reference_latitude":"-1.265955","gmap_reference_longitude":"-78.6383373","acronym":""},"attach":[]},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CHI CHICO</text:p>
          </table:table-cell>
          <table:table-cell office:value-type="string" calcext:value-type="string">
            <text:p>Z03180103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781138"</text:p>
          </table:table-cell>
          <table:table-cell office:value-type="string" calcext:value-type="string">
            <text:p>"-78.6739768"</text:p>
          </table:table-cell>
          <table:table-cell table:number-columns-repeated="2"/>
          <table:table-cell office:value-type="string" calcext:value-type="string">
            <text:p>{"Ubication":{"id":563,"created_at":"43768,6659722222","updated_at":"43768,6659722222","name":"HUACHI CHICO","code":"Z03180103","father_code":"Z031801","gmap_reference_latitude":"-1.2781138","gmap_reference_longitude":"-78.6739768","acronym":""},"attach":[]},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CHI LORETO</text:p>
          </table:table-cell>
          <table:table-cell office:value-type="string" calcext:value-type="string">
            <text:p>Z03180104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466545"</text:p>
          </table:table-cell>
          <table:table-cell office:value-type="string" calcext:value-type="string">
            <text:p>"-78.6382746"</text:p>
          </table:table-cell>
          <table:table-cell table:number-columns-repeated="2"/>
          <table:table-cell office:value-type="string" calcext:value-type="string">
            <text:p>{"Ubication":{"id":564,"created_at":"43768,6659722222","updated_at":"43768,6659722222","name":"HUACHI LORETO","code":"Z03180104","father_code":"Z031801","gmap_reference_latitude":"-1.2466545","gmap_reference_longitude":"-78.6382746","acronym":""},"attach":[]},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ERCED</text:p>
          </table:table-cell>
          <table:table-cell office:value-type="string" calcext:value-type="string">
            <text:p>Z03180105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0.3030013"</text:p>
          </table:table-cell>
          <table:table-cell office:value-type="string" calcext:value-type="string">
            <text:p>"-78.5722744"</text:p>
          </table:table-cell>
          <table:table-cell table:number-columns-repeated="2"/>
          <table:table-cell office:value-type="string" calcext:value-type="string">
            <text:p>{"Ubication":{"id":565,"created_at":"43768,6659722222","updated_at":"43768,6659722222","name":"LA MERCED","code":"Z03180105","father_code":"Z031801","gmap_reference_latitude":"-0.3030013","gmap_reference_longitude":"-78.5722744","acronym":""},"attach":[]},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ENĂNSULA</text:p>
          </table:table-cell>
          <table:table-cell office:value-type="string" calcext:value-type="string">
            <text:p>Z03180106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34666"</text:p>
          </table:table-cell>
          <table:table-cell office:value-type="string" calcext:value-type="string">
            <text:p>"-78.6260628"</text:p>
          </table:table-cell>
          <table:table-cell table:number-columns-repeated="2"/>
          <table:table-cell office:value-type="string" calcext:value-type="string">
            <text:p>{"Ubication":{"id":566,"created_at":"43768,6659722222","updated_at":"43768,6659722222","name":"LA PENĂNSULA","code":"Z03180106","father_code":"Z031801","gmap_reference_latitude":"-1.234666","gmap_reference_longitude":"-78.6260628","acronym":""},"attach":[]},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TRIZ</text:p>
          </table:table-cell>
          <table:table-cell office:value-type="string" calcext:value-type="string">
            <text:p>Z03180107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573749"</text:p>
          </table:table-cell>
          <table:table-cell office:value-type="string" calcext:value-type="string">
            <text:p>"-78.6547609"</text:p>
          </table:table-cell>
          <table:table-cell table:number-columns-repeated="2"/>
          <table:table-cell office:value-type="string" calcext:value-type="string">
            <text:p>{"Ubication":{"id":567,"created_at":"43768,6659722222","updated_at":"43768,6659722222","name":"MATRIZ","code":"Z03180107","father_code":"Z031801","gmap_reference_latitude":"-1.2573749","gmap_reference_longitude":"-78.6547609","acronym":""},"attach":[]},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SHILATA</text:p>
          </table:table-cell>
          <table:table-cell office:value-type="string" calcext:value-type="string">
            <text:p>Z03180108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617643"</text:p>
          </table:table-cell>
          <table:table-cell office:value-type="string" calcext:value-type="string">
            <text:p>"-78.6305675"</text:p>
          </table:table-cell>
          <table:table-cell table:number-columns-repeated="2"/>
          <table:table-cell office:value-type="string" calcext:value-type="string">
            <text:p>{"Ubication":{"id":568,"created_at":"43768,6659722222","updated_at":"43768,6659722222","name":"PISHILATA","code":"Z03180108","father_code":"Z031801","gmap_reference_latitude":"-1.2617643","gmap_reference_longitude":"-78.6305675","acronym":""},"attach":[]},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Z03180109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313897"</text:p>
          </table:table-cell>
          <table:table-cell office:value-type="string" calcext:value-type="string">
            <text:p>"-78.599172"</text:p>
          </table:table-cell>
          <table:table-cell table:number-columns-repeated="2"/>
          <table:table-cell office:value-type="string" calcext:value-type="string">
            <text:p>{"Ubication":{"id":569,"created_at":"43768,6659722222","updated_at":"43768,6659722222","name":"SAN FRANCISCO","code":"Z03180109","father_code":"Z031801","gmap_reference_latitude":"-1.2313897","gmap_reference_longitude":"-78.599172","acronym":""},"attach":[]},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BATILLO</text:p>
          </table:table-cell>
          <table:table-cell office:value-type="string" calcext:value-type="string">
            <text:p>Z03180151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118407"</text:p>
          </table:table-cell>
          <table:table-cell office:value-type="string" calcext:value-type="string">
            <text:p>"-78.6941553"</text:p>
          </table:table-cell>
          <table:table-cell table:number-columns-repeated="2"/>
          <table:table-cell office:value-type="string" calcext:value-type="string">
            <text:p>{"Ubication":{"id":570,"created_at":"43768,6659722222","updated_at":"43768,6659722222","name":"AMBATILLO","code":"Z03180151","father_code":"Z031801","gmap_reference_latitude":"-1.2118407","gmap_reference_longitude":"-78.6941553","acronym":""},"attach":[]},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HUALPA (CHISALATA)</text:p>
          </table:table-cell>
          <table:table-cell office:value-type="string" calcext:value-type="string">
            <text:p>Z03180152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03654"</text:p>
          </table:table-cell>
          <table:table-cell office:value-type="string" calcext:value-type="string">
            <text:p>"-78.6376919"</text:p>
          </table:table-cell>
          <table:table-cell table:number-columns-repeated="2"/>
          <table:table-cell office:value-type="string" calcext:value-type="string">
            <text:p>{"Ubication":{"id":571,"created_at":"43768,6659722222","updated_at":"43768,6659722222","name":"ATAHUALPA (CHISALATA)","code":"Z03180152","father_code":"Z031801","gmap_reference_latitude":"-1.203654","gmap_reference_longitude":"-78.6376919","acronym":""},"attach":[]},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UGUSTO N. MARTINEZ (MUNDUGLEO)</text:p>
          </table:table-cell>
          <table:table-cell office:value-type="string" calcext:value-type="string">
            <text:p>Z03180153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571434"</text:p>
          </table:table-cell>
          <table:table-cell office:value-type="string" calcext:value-type="string">
            <text:p>"-78.6566386"</text:p>
          </table:table-cell>
          <table:table-cell table:number-columns-repeated="2"/>
          <table:table-cell office:value-type="string" calcext:value-type="string">
            <text:p>{"Ubication":{"id":572,"created_at":"43768,6659722222","updated_at":"43768,6659722222","name":"AUGUSTO N. MARTINEZ (MUNDUGLEO)","code":"Z03180153","father_code":"Z031801","gmap_reference_latitude":"-1.2571434","gmap_reference_longitude":"-78.6566386","acronym":""},"attach":[]},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NSTANTINO FERNANDEZ (CAB. EN CULLITAHUA)</text:p>
          </table:table-cell>
          <table:table-cell office:value-type="string" calcext:value-type="string">
            <text:p>Z03180154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1877084"</text:p>
          </table:table-cell>
          <table:table-cell office:value-type="string" calcext:value-type="string">
            <text:p>"-78.681108"</text:p>
          </table:table-cell>
          <table:table-cell table:number-columns-repeated="2"/>
          <table:table-cell office:value-type="string" calcext:value-type="string">
            <text:p>{"Ubication":{"id":573,"created_at":"43768,6659722222","updated_at":"43768,6659722222","name":"CONSTANTINO FERNANDEZ (CAB. EN CULLITAHUA)","code":"Z03180154","father_code":"Z031801","gmap_reference_latitude":"-1.1877084","gmap_reference_longitude":"-78.681108","acronym":""},"attach":[]},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CHI GRANDE</text:p>
          </table:table-cell>
          <table:table-cell office:value-type="string" calcext:value-type="string">
            <text:p>Z03180155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3086433"</text:p>
          </table:table-cell>
          <table:table-cell office:value-type="string" calcext:value-type="string">
            <text:p>"-78.6448252"</text:p>
          </table:table-cell>
          <table:table-cell table:number-columns-repeated="2"/>
          <table:table-cell office:value-type="string" calcext:value-type="string">
            <text:p>{"Ubication":{"id":574,"created_at":"43768,6659722222","updated_at":"43768,6659722222","name":"HUACHI GRANDE","code":"Z03180155","father_code":"Z031801","gmap_reference_latitude":"-1.3086433","gmap_reference_longitude":"-78.6448252","acronym":""},"attach":[]},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ZAMBA</text:p>
          </table:table-cell>
          <table:table-cell office:value-type="string" calcext:value-type="string">
            <text:p>Z03180156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160685"</text:p>
          </table:table-cell>
          <table:table-cell office:value-type="string" calcext:value-type="string">
            <text:p>"-78.6021745"</text:p>
          </table:table-cell>
          <table:table-cell table:number-columns-repeated="2"/>
          <table:table-cell office:value-type="string" calcext:value-type="string">
            <text:p>{"Ubication":{"id":575,"created_at":"43768,6659722222","updated_at":"43768,6659722222","name":"IZAMBA","code":"Z03180156","father_code":"Z031801","gmap_reference_latitude":"-1.2160685","gmap_reference_longitude":"-78.6021745","acronym":""},"attach":[]},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BENIGNO VELA</text:p>
          </table:table-cell>
          <table:table-cell office:value-type="string" calcext:value-type="string">
            <text:p>Z03180157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431567"</text:p>
          </table:table-cell>
          <table:table-cell office:value-type="string" calcext:value-type="string">
            <text:p>"-78.6294972"</text:p>
          </table:table-cell>
          <table:table-cell table:number-columns-repeated="2"/>
          <table:table-cell office:value-type="string" calcext:value-type="string">
            <text:p>{"Ubication":{"id":576,"created_at":"43768,6659722222","updated_at":"43768,6659722222","name":"JUAN BENIGNO VELA","code":"Z03180157","father_code":"Z031801","gmap_reference_latitude":"-1.2431567","gmap_reference_longitude":"-78.6294972","acronym":""},"attach":[]},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Z03180158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42195"</text:p>
          </table:table-cell>
          <table:table-cell office:value-type="string" calcext:value-type="string">
            <text:p>"-78.6309067"</text:p>
          </table:table-cell>
          <table:table-cell table:number-columns-repeated="2"/>
          <table:table-cell office:value-type="string" calcext:value-type="string">
            <text:p>{"Ubication":{"id":577,"created_at":"43768,6659722222","updated_at":"43768,6659722222","name":"MONTALVO","code":"Z03180158","father_code":"Z031801","gmap_reference_latitude":"-1.242195","gmap_reference_longitude":"-78.6309067","acronym":""},"attach":[]},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Z03180159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69289"</text:p>
          </table:table-cell>
          <table:table-cell office:value-type="string" calcext:value-type="string">
            <text:p>"-78.7407304"</text:p>
          </table:table-cell>
          <table:table-cell table:number-columns-repeated="2"/>
          <table:table-cell office:value-type="string" calcext:value-type="string">
            <text:p>{"Ubication":{"id":578,"created_at":"43768,6659722222","updated_at":"43768,6659722222","name":"PASA","code":"Z03180159","father_code":"Z031801","gmap_reference_latitude":"-1.269289","gmap_reference_longitude":"-78.7407304","acronym":""},"attach":[]},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CAIGUA</text:p>
          </table:table-cell>
          <table:table-cell office:value-type="string" calcext:value-type="string">
            <text:p>Z03180160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760466"</text:p>
          </table:table-cell>
          <table:table-cell office:value-type="string" calcext:value-type="string">
            <text:p>"-78.589384"</text:p>
          </table:table-cell>
          <table:table-cell table:number-columns-repeated="2"/>
          <table:table-cell office:value-type="string" calcext:value-type="string">
            <text:p>{"Ubication":{"id":579,"created_at":"43768,6659722222","updated_at":"43768,6659722222","name":"PICAIGUA","code":"Z03180160","father_code":"Z031801","gmap_reference_latitude":"-1.2760466","gmap_reference_longitude":"-78.589384","acronym":""},"attach":[]},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LAGUIN (PILAHUIN)</text:p>
          </table:table-cell>
          <table:table-cell office:value-type="string" calcext:value-type="string">
            <text:p>Z03180161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3270116"</text:p>
          </table:table-cell>
          <table:table-cell office:value-type="string" calcext:value-type="string">
            <text:p>"-78.9624514"</text:p>
          </table:table-cell>
          <table:table-cell table:number-columns-repeated="2"/>
          <table:table-cell office:value-type="string" calcext:value-type="string">
            <text:p>{"Ubication":{"id":580,"created_at":"43768,6659722222","updated_at":"43768,6659722222","name":"PILAGUIN (PILAHUIN)","code":"Z03180161","father_code":"Z031801","gmap_reference_latitude":"-1.3270116","gmap_reference_longitude":"-78.9624514","acronym":""},"attach":[]},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SAPINCHA (QUIZAPINCHA)</text:p>
          </table:table-cell>
          <table:table-cell office:value-type="string" calcext:value-type="string">
            <text:p>Z03180162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355657"</text:p>
          </table:table-cell>
          <table:table-cell office:value-type="string" calcext:value-type="string">
            <text:p>"-78.6935663"</text:p>
          </table:table-cell>
          <table:table-cell table:number-columns-repeated="2"/>
          <table:table-cell office:value-type="string" calcext:value-type="string">
            <text:p>{"Ubication":{"id":581,"created_at":"43768,6659722222","updated_at":"43768,6659722222","name":"QUISAPINCHA (QUIZAPINCHA)","code":"Z03180162","father_code":"Z031801","gmap_reference_latitude":"-1.2355657","gmap_reference_longitude":"-78.6935663","acronym":""},"attach":[]},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BARTOLOME DE PINLLOG</text:p>
          </table:table-cell>
          <table:table-cell office:value-type="string" calcext:value-type="string">
            <text:p>Z03180163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078108"</text:p>
          </table:table-cell>
          <table:table-cell office:value-type="string" calcext:value-type="string">
            <text:p>"-78.7238948"</text:p>
          </table:table-cell>
          <table:table-cell table:number-columns-repeated="2"/>
          <table:table-cell office:value-type="string" calcext:value-type="string">
            <text:p>{"Ubication":{"id":582,"created_at":"43768,6659722222","updated_at":"43768,6659722222","name":"SAN BARTOLOME DE PINLLOG","code":"Z03180163","father_code":"Z031801","gmap_reference_latitude":"-1.2078108","gmap_reference_longitude":"-78.7238948","acronym":""},"attach":[]},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ERNANDO (PASA SAN FERNANDO)</text:p>
          </table:table-cell>
          <table:table-cell office:value-type="string" calcext:value-type="string">
            <text:p>Z03180164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2151454"</text:p>
          </table:table-cell>
          <table:table-cell office:value-type="string" calcext:value-type="string">
            <text:p>"-78.8650876"</text:p>
          </table:table-cell>
          <table:table-cell table:number-columns-repeated="2"/>
          <table:table-cell office:value-type="string" calcext:value-type="string">
            <text:p>{"Ubication":{"id":583,"created_at":"43768,6659722222","updated_at":"43768,6659722222","name":"SAN FERNANDO (PASA SAN FERNANDO)","code":"Z03180164","father_code":"Z031801","gmap_reference_latitude":"-1.2151454","gmap_reference_longitude":"-78.8650876","acronym":""},"attach":[]},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Z03180165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table:number-columns-repeated="2"/>
          <table:table-cell office:value-type="string" calcext:value-type="string">
            <text:p>{"Ubication":{"id":584,"created_at":"43768,6659722222","updated_at":"43768,6659722222","name":"SANTA ROSA","code":"Z03180165","father_code":"Z031801","gmap_reference_latitude":"-0.310798","gmap_reference_longitude":"-77.8027197","acronym":""},"attach":[]},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TORAS</text:p>
          </table:table-cell>
          <table:table-cell office:value-type="string" calcext:value-type="string">
            <text:p>Z03180166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3088358"</text:p>
          </table:table-cell>
          <table:table-cell office:value-type="string" calcext:value-type="string">
            <text:p>"-78.6288941"</text:p>
          </table:table-cell>
          <table:table-cell table:number-columns-repeated="2"/>
          <table:table-cell office:value-type="string" calcext:value-type="string">
            <text:p>{"Ubication":{"id":585,"created_at":"43768,6659722222","updated_at":"43768,6659722222","name":"TOTORAS","code":"Z03180166","father_code":"Z031801","gmap_reference_latitude":"-1.3088358","gmap_reference_longitude":"-78.6288941","acronym":""},"attach":[]},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NCHIBAMBA</text:p>
          </table:table-cell>
          <table:table-cell office:value-type="string" calcext:value-type="string">
            <text:p>Z03180167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130755"</text:p>
          </table:table-cell>
          <table:table-cell office:value-type="string" calcext:value-type="string">
            <text:p>"-78.627625"</text:p>
          </table:table-cell>
          <table:table-cell table:number-columns-repeated="2"/>
          <table:table-cell office:value-type="string" calcext:value-type="string">
            <text:p>{"Ubication":{"id":586,"created_at":"43768,6659722222","updated_at":"43768,6659722222","name":"CUNCHIBAMBA","code":"Z03180167","father_code":"Z031801","gmap_reference_latitude":"-1.130755","gmap_reference_longitude":"-78.627625","acronym":""},"attach":[]},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NAMUNCHO</text:p>
          </table:table-cell>
          <table:table-cell office:value-type="string" calcext:value-type="string">
            <text:p>Z03180168</text:p>
          </table:table-cell>
          <table:table-cell office:value-type="string" calcext:value-type="string">
            <text:p>Z031801</text:p>
          </table:table-cell>
          <table:table-cell office:value-type="string" calcext:value-type="string">
            <text:p>"-1.16631"</text:p>
          </table:table-cell>
          <table:table-cell office:value-type="string" calcext:value-type="string">
            <text:p>"-78.6046428"</text:p>
          </table:table-cell>
          <table:table-cell table:number-columns-repeated="2"/>
          <table:table-cell office:value-type="string" calcext:value-type="string">
            <text:p>{"Ubication":{"id":587,"created_at":"43768,6659722222","updated_at":"43768,6659722222","name":"UNAMUNCHO","code":"Z03180168","father_code":"Z031801","gmap_reference_latitude":"-1.16631","gmap_reference_longitude":"-78.6046428","acronym":""},"attach":[]},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ĂOS DE AGUA SANTA</text:p>
          </table:table-cell>
          <table:table-cell office:value-type="string" calcext:value-type="string">
            <text:p>Z031802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3952544"</text:p>
          </table:table-cell>
          <table:table-cell office:value-type="string" calcext:value-type="string">
            <text:p>"-78.4431984"</text:p>
          </table:table-cell>
          <table:table-cell office:value-type="string" calcext:value-type="string">
            <text:p>BAS</text:p>
          </table:table-cell>
          <table:table-cell/>
          <table:table-cell office:value-type="string" calcext:value-type="string">
            <text:p>{"Ubication":{"id":588,"created_at":"43768,6659722222","updated_at":"43768,6659722222","name":"BAĂOS DE AGUA SANTA","code":"Z031802","father_code":"Z0318","gmap_reference_latitude":"-1.3952544","gmap_reference_longitude":"-78.4431984","acronym":"BAS"},"attach":[]},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ĂOS DE AGUA SANTA</text:p>
          </table:table-cell>
          <table:table-cell office:value-type="string" calcext:value-type="string">
            <text:p>Z03180250</text:p>
          </table:table-cell>
          <table:table-cell office:value-type="string" calcext:value-type="string">
            <text:p>Z031802</text:p>
          </table:table-cell>
          <table:table-cell office:value-type="string" calcext:value-type="string">
            <text:p>"-1.3952544"</text:p>
          </table:table-cell>
          <table:table-cell office:value-type="string" calcext:value-type="string">
            <text:p>"-78.4431984"</text:p>
          </table:table-cell>
          <table:table-cell table:number-columns-repeated="2"/>
          <table:table-cell office:value-type="string" calcext:value-type="string">
            <text:p>{"Ubication":{"id":589,"created_at":"43768,6659722222","updated_at":"43768,6659722222","name":"BAĂOS DE AGUA SANTA","code":"Z03180250","father_code":"Z031802","gmap_reference_latitude":"-1.3952544","gmap_reference_longitude":"-78.4431984","acronym":""},"attach":[]},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LIGUA</text:p>
          </table:table-cell>
          <table:table-cell office:value-type="string" calcext:value-type="string">
            <text:p>Z03180251</text:p>
          </table:table-cell>
          <table:table-cell office:value-type="string" calcext:value-type="string">
            <text:p>Z031802</text:p>
          </table:table-cell>
          <table:table-cell office:value-type="string" calcext:value-type="string">
            <text:p>"-1.3904199"</text:p>
          </table:table-cell>
          <table:table-cell office:value-type="string" calcext:value-type="string">
            <text:p>"-78.4416127"</text:p>
          </table:table-cell>
          <table:table-cell table:number-columns-repeated="2"/>
          <table:table-cell office:value-type="string" calcext:value-type="string">
            <text:p>{"Ubication":{"id":590,"created_at":"43768,6659722222","updated_at":"43768,6659722222","name":"LLIGUA","code":"Z03180251","father_code":"Z031802","gmap_reference_latitude":"-1.3904199","gmap_reference_longitude":"-78.4416127","acronym":""},"attach":[]},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Z03180252</text:p>
          </table:table-cell>
          <table:table-cell office:value-type="string" calcext:value-type="string">
            <text:p>Z031802</text:p>
          </table:table-cell>
          <table:table-cell office:value-type="string" calcext:value-type="string">
            <text:p>"-1.4090262"</text:p>
          </table:table-cell>
          <table:table-cell office:value-type="string" calcext:value-type="string">
            <text:p>"-78.194375"</text:p>
          </table:table-cell>
          <table:table-cell table:number-columns-repeated="2"/>
          <table:table-cell office:value-type="string" calcext:value-type="string">
            <text:p>{"Ubication":{"id":591,"created_at":"43768,6659722222","updated_at":"43768,6659722222","name":"RIO NEGRO","code":"Z03180252","father_code":"Z031802","gmap_reference_latitude":"-1.4090262","gmap_reference_longitude":"-78.194375","acronym":""},"attach":[]},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Z03180253</text:p>
          </table:table-cell>
          <table:table-cell office:value-type="string" calcext:value-type="string">
            <text:p>Z031802</text:p>
          </table:table-cell>
          <table:table-cell office:value-type="string" calcext:value-type="string">
            <text:p>"-1.4031057"</text:p>
          </table:table-cell>
          <table:table-cell office:value-type="string" calcext:value-type="string">
            <text:p>"-78.3026934"</text:p>
          </table:table-cell>
          <table:table-cell table:number-columns-repeated="2"/>
          <table:table-cell office:value-type="string" calcext:value-type="string">
            <text:p>{"Ubication":{"id":592,"created_at":"43768,6659722222","updated_at":"43768,6659722222","name":"RIO VERDE","code":"Z03180253","father_code":"Z031802","gmap_reference_latitude":"-1.4031057","gmap_reference_longitude":"-78.3026934","acronym":""},"attach":[]},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LBA</text:p>
          </table:table-cell>
          <table:table-cell office:value-type="string" calcext:value-type="string">
            <text:p>Z03180254</text:p>
          </table:table-cell>
          <table:table-cell office:value-type="string" calcext:value-type="string">
            <text:p>Z031802</text:p>
          </table:table-cell>
          <table:table-cell office:value-type="string" calcext:value-type="string">
            <text:p>"-1.3965308"</text:p>
          </table:table-cell>
          <table:table-cell office:value-type="string" calcext:value-type="string">
            <text:p>"-78.4027935"</text:p>
          </table:table-cell>
          <table:table-cell table:number-columns-repeated="2"/>
          <table:table-cell office:value-type="string" calcext:value-type="string">
            <text:p>{"Ubication":{"id":593,"created_at":"43768,6659722222","updated_at":"43768,6659722222","name":"ULBA","code":"Z03180254","father_code":"Z031802","gmap_reference_latitude":"-1.3965308","gmap_reference_longitude":"-78.4027935","acronym":""},"attach":[]},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VALLOS</text:p>
          </table:table-cell>
          <table:table-cell office:value-type="string" calcext:value-type="string">
            <text:p>Z031803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3546146"</text:p>
          </table:table-cell>
          <table:table-cell office:value-type="string" calcext:value-type="string">
            <text:p>"-78.6244297"</text:p>
          </table:table-cell>
          <table:table-cell office:value-type="string" calcext:value-type="string">
            <text:p>CEV</text:p>
          </table:table-cell>
          <table:table-cell/>
          <table:table-cell office:value-type="string" calcext:value-type="string">
            <text:p>{"Ubication":{"id":594,"created_at":"43768,6659722222","updated_at":"43768,6659722222","name":"CEVALLOS","code":"Z031803","father_code":"Z0318","gmap_reference_latitude":"-1.3546146","gmap_reference_longitude":"-78.6244297","acronym":"CEV"},"attach":[]},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VALLOS</text:p>
          </table:table-cell>
          <table:table-cell office:value-type="string" calcext:value-type="string">
            <text:p>Z03180350</text:p>
          </table:table-cell>
          <table:table-cell office:value-type="string" calcext:value-type="string">
            <text:p>Z031803</text:p>
          </table:table-cell>
          <table:table-cell office:value-type="string" calcext:value-type="string">
            <text:p>"-1.3546146"</text:p>
          </table:table-cell>
          <table:table-cell office:value-type="string" calcext:value-type="string">
            <text:p>"-78.6244297"</text:p>
          </table:table-cell>
          <table:table-cell table:number-columns-repeated="2"/>
          <table:table-cell office:value-type="string" calcext:value-type="string">
            <text:p>{"Ubication":{"id":595,"created_at":"43768,6659722222","updated_at":"43768,6659722222","name":"CEVALLOS","code":"Z03180350","father_code":"Z031803","gmap_reference_latitude":"-1.3546146","gmap_reference_longitude":"-78.6244297","acronym":""},"attach":[]},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Z031804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4145417"</text:p>
          </table:table-cell>
          <table:table-cell office:value-type="string" calcext:value-type="string">
            <text:p>"-78.759651"</text:p>
          </table:table-cell>
          <table:table-cell office:value-type="string" calcext:value-type="string">
            <text:p>MOC</text:p>
          </table:table-cell>
          <table:table-cell/>
          <table:table-cell office:value-type="string" calcext:value-type="string">
            <text:p>{"Ubication":{"id":596,"created_at":"43768,6659722222","updated_at":"43768,6659722222","name":"MOCHA","code":"Z031804","father_code":"Z0318","gmap_reference_latitude":"-1.4145417","gmap_reference_longitude":"-78.759651","acronym":"MOC"},"attach":[]},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Z03180450</text:p>
          </table:table-cell>
          <table:table-cell office:value-type="string" calcext:value-type="string">
            <text:p>Z031804</text:p>
          </table:table-cell>
          <table:table-cell office:value-type="string" calcext:value-type="string">
            <text:p>"-1.4145417"</text:p>
          </table:table-cell>
          <table:table-cell office:value-type="string" calcext:value-type="string">
            <text:p>"-78.759651"</text:p>
          </table:table-cell>
          <table:table-cell table:number-columns-repeated="2"/>
          <table:table-cell office:value-type="string" calcext:value-type="string">
            <text:p>{"Ubication":{"id":597,"created_at":"43768,6659722222","updated_at":"43768,6659722222","name":"MOCHA","code":"Z03180450","father_code":"Z031804","gmap_reference_latitude":"-1.4145417","gmap_reference_longitude":"-78.759651","acronym":""},"attach":[]},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NGUILI</text:p>
          </table:table-cell>
          <table:table-cell office:value-type="string" calcext:value-type="string">
            <text:p>Z03180451</text:p>
          </table:table-cell>
          <table:table-cell office:value-type="string" calcext:value-type="string">
            <text:p>Z031804</text:p>
          </table:table-cell>
          <table:table-cell office:value-type="string" calcext:value-type="string">
            <text:p>"-1.3912537"</text:p>
          </table:table-cell>
          <table:table-cell office:value-type="string" calcext:value-type="string">
            <text:p>"-78.6429907"</text:p>
          </table:table-cell>
          <table:table-cell table:number-columns-repeated="2"/>
          <table:table-cell office:value-type="string" calcext:value-type="string">
            <text:p>{"Ubication":{"id":598,"created_at":"43768,6659722222","updated_at":"43768,6659722222","name":"PINGUILI","code":"Z03180451","father_code":"Z031804","gmap_reference_latitude":"-1.3912537","gmap_reference_longitude":"-78.6429907","acronym":""},"attach":[]},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Z031805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3132661"</text:p>
          </table:table-cell>
          <table:table-cell office:value-type="string" calcext:value-type="string">
            <text:p>"-78.5170985"</text:p>
          </table:table-cell>
          <table:table-cell office:value-type="string" calcext:value-type="string">
            <text:p>PTT</text:p>
          </table:table-cell>
          <table:table-cell/>
          <table:table-cell office:value-type="string" calcext:value-type="string">
            <text:p>{"Ubication":{"id":599,"created_at":"43768,6659722222","updated_at":"43768,6659722222","name":"PATATE","code":"Z031805","father_code":"Z0318","gmap_reference_latitude":"-1.3132661","gmap_reference_longitude":"-78.5170985","acronym":"PTT"},"attach":[]},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TATE</text:p>
          </table:table-cell>
          <table:table-cell office:value-type="string" calcext:value-type="string">
            <text:p>Z03180550</text:p>
          </table:table-cell>
          <table:table-cell office:value-type="string" calcext:value-type="string">
            <text:p>Z031805</text:p>
          </table:table-cell>
          <table:table-cell office:value-type="string" calcext:value-type="string">
            <text:p>"-1.3132661"</text:p>
          </table:table-cell>
          <table:table-cell office:value-type="string" calcext:value-type="string">
            <text:p>"-78.5170985"</text:p>
          </table:table-cell>
          <table:table-cell table:number-columns-repeated="2"/>
          <table:table-cell office:value-type="string" calcext:value-type="string">
            <text:p>{"Ubication":{"id":600,"created_at":"43768,6659722222","updated_at":"43768,6659722222","name":"PATATE","code":"Z03180550","father_code":"Z031805","gmap_reference_latitude":"-1.3132661","gmap_reference_longitude":"-78.5170985","acronym":""},"attach":[]},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Z03180551</text:p>
          </table:table-cell>
          <table:table-cell office:value-type="string" calcext:value-type="string">
            <text:p>Z031805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table:number-columns-repeated="2"/>
          <table:table-cell office:value-type="string" calcext:value-type="string">
            <text:p>{"Ubication":{"id":601,"created_at":"43768,6659722222","updated_at":"43768,6659722222","name":"EL TRIUNFO","code":"Z03180551","father_code":"Z031805","gmap_reference_latitude":"-1.8067805","gmap_reference_longitude":"-78.000904","acronym":""},"attach":[]},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ANDES (CAB. EN POATUG)</text:p>
          </table:table-cell>
          <table:table-cell office:value-type="string" calcext:value-type="string">
            <text:p>Z03180552</text:p>
          </table:table-cell>
          <table:table-cell office:value-type="string" calcext:value-type="string">
            <text:p>Z031805</text:p>
          </table:table-cell>
          <table:table-cell office:value-type="string" calcext:value-type="string">
            <text:p>"-1.252737"</text:p>
          </table:table-cell>
          <table:table-cell office:value-type="string" calcext:value-type="string">
            <text:p>"-78.5147543"</text:p>
          </table:table-cell>
          <table:table-cell table:number-columns-repeated="2"/>
          <table:table-cell office:value-type="string" calcext:value-type="string">
            <text:p>{"Ubication":{"id":602,"created_at":"43768,6659722222","updated_at":"43768,6659722222","name":"LOS ANDES (CAB. EN POATUG)","code":"Z03180552","father_code":"Z031805","gmap_reference_latitude":"-1.252737","gmap_reference_longitude":"-78.5147543","acronym":""},"attach":[]},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RE (CAB. EN SUCRE-PATATE URCU)</text:p>
          </table:table-cell>
          <table:table-cell office:value-type="string" calcext:value-type="string">
            <text:p>Z03180553</text:p>
          </table:table-cell>
          <table:table-cell office:value-type="string" calcext:value-type="string">
            <text:p>Z031805</text:p>
          </table:table-cell>
          <table:table-cell office:value-type="string" calcext:value-type="string">
            <text:p>"-1.2276596"</text:p>
          </table:table-cell>
          <table:table-cell office:value-type="string" calcext:value-type="string">
            <text:p>"-78.4812887"</text:p>
          </table:table-cell>
          <table:table-cell table:number-columns-repeated="2"/>
          <table:table-cell office:value-type="string" calcext:value-type="string">
            <text:p>{"Ubication":{"id":603,"created_at":"43768,6659722222","updated_at":"43768,6659722222","name":"SUCRE (CAB. EN SUCRE-PATATE URCU)","code":"Z03180553","father_code":"Z031805","gmap_reference_latitude":"-1.2276596","gmap_reference_longitude":"-78.4812887","acronym":""},"attach":[]},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Z031806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3823836"</text:p>
          </table:table-cell>
          <table:table-cell office:value-type="string" calcext:value-type="string">
            <text:p>"-78.6162114"</text:p>
          </table:table-cell>
          <table:table-cell office:value-type="string" calcext:value-type="string">
            <text:p>QRO</text:p>
          </table:table-cell>
          <table:table-cell/>
          <table:table-cell office:value-type="string" calcext:value-type="string">
            <text:p>{"Ubication":{"id":604,"created_at":"43768,6659722222","updated_at":"43768,6659722222","name":"QUERO","code":"Z031806","father_code":"Z0318","gmap_reference_latitude":"-1.3823836","gmap_reference_longitude":"-78.6162114","acronym":"QRO"},"attach":[]},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ERO</text:p>
          </table:table-cell>
          <table:table-cell office:value-type="string" calcext:value-type="string">
            <text:p>Z03180650</text:p>
          </table:table-cell>
          <table:table-cell office:value-type="string" calcext:value-type="string">
            <text:p>Z031806</text:p>
          </table:table-cell>
          <table:table-cell office:value-type="string" calcext:value-type="string">
            <text:p>"-1.3823836"</text:p>
          </table:table-cell>
          <table:table-cell office:value-type="string" calcext:value-type="string">
            <text:p>"-78.6162114"</text:p>
          </table:table-cell>
          <table:table-cell table:number-columns-repeated="2"/>
          <table:table-cell office:value-type="string" calcext:value-type="string">
            <text:p>{"Ubication":{"id":605,"created_at":"43768,6659722222","updated_at":"43768,6659722222","name":"QUERO","code":"Z03180650","father_code":"Z031806","gmap_reference_latitude":"-1.3823836","gmap_reference_longitude":"-78.6162114","acronym":""},"attach":[]},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UMIPAMBA</text:p>
          </table:table-cell>
          <table:table-cell office:value-type="string" calcext:value-type="string">
            <text:p>Z03180651</text:p>
          </table:table-cell>
          <table:table-cell office:value-type="string" calcext:value-type="string">
            <text:p>Z031806</text:p>
          </table:table-cell>
          <table:table-cell office:value-type="string" calcext:value-type="string">
            <text:p>"-0.1803124"</text:p>
          </table:table-cell>
          <table:table-cell office:value-type="string" calcext:value-type="string">
            <text:p>"-78.5208309"</text:p>
          </table:table-cell>
          <table:table-cell table:number-columns-repeated="2"/>
          <table:table-cell office:value-type="string" calcext:value-type="string">
            <text:p>{"Ubication":{"id":606,"created_at":"43768,6659722222","updated_at":"43768,6659722222","name":"RUMIPAMBA","code":"Z03180651","father_code":"Z031806","gmap_reference_latitude":"-0.1803124","gmap_reference_longitude":"-78.5208309","acronym":""},"attach":[]},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NAYACU - MOCHAPATA (CAB. EN YANAYACU)</text:p>
          </table:table-cell>
          <table:table-cell office:value-type="string" calcext:value-type="string">
            <text:p>Z03180652</text:p>
          </table:table-cell>
          <table:table-cell office:value-type="string" calcext:value-type="string">
            <text:p>Z031806</text:p>
          </table:table-cell>
          <table:table-cell office:value-type="string" calcext:value-type="string">
            <text:p>"-1.4578265"</text:p>
          </table:table-cell>
          <table:table-cell office:value-type="string" calcext:value-type="string">
            <text:p>"-78.7184599"</text:p>
          </table:table-cell>
          <table:table-cell table:number-columns-repeated="2"/>
          <table:table-cell office:value-type="string" calcext:value-type="string">
            <text:p>{"Ubication":{"id":607,"created_at":"43768,6659722222","updated_at":"43768,6659722222","name":"YANAYACU - MOCHAPATA (CAB. EN YANAYACU)","code":"Z03180652","father_code":"Z031806","gmap_reference_latitude":"-1.4578265","gmap_reference_longitude":"-78.7184599","acronym":""},"attach":[]},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PELILEO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325397"</text:p>
          </table:table-cell>
          <table:table-cell office:value-type="string" calcext:value-type="string">
            <text:p>"-78.559659"</text:p>
          </table:table-cell>
          <table:table-cell office:value-type="string" calcext:value-type="string">
            <text:p>PEL</text:p>
          </table:table-cell>
          <table:table-cell/>
          <table:table-cell office:value-type="string" calcext:value-type="string">
            <text:p>{"Ubication":{"id":608,"created_at":"43768,6659722222","updated_at":"43768,6659722222","name":"SAN PEDRO DE PELILEO","code":"Z031807","father_code":"Z0318","gmap_reference_latitude":"-1.325397","gmap_reference_longitude":"-78.559659","acronym":"PEL"},"attach":[]},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LILEO (RURAL)</text:p>
          </table:table-cell>
          <table:table-cell office:value-type="string" calcext:value-type="string">
            <text:p>Z03180750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25397"</text:p>
          </table:table-cell>
          <table:table-cell office:value-type="string" calcext:value-type="string">
            <text:p>"-78.559659"</text:p>
          </table:table-cell>
          <table:table-cell table:number-columns-repeated="2"/>
          <table:table-cell office:value-type="string" calcext:value-type="string">
            <text:p>{"Ubication":{"id":609,"created_at":"43768,6659722222","updated_at":"43768,6659722222","name":"PELILEO (RURAL)","code":"Z03180750","father_code":"Z031807","gmap_reference_latitude":"-1.325397","gmap_reference_longitude":"-78.559659","acronym":""},"attach":[]},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LILEO</text:p>
          </table:table-cell>
          <table:table-cell office:value-type="string" calcext:value-type="string">
            <text:p>Z03180701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25397"</text:p>
          </table:table-cell>
          <table:table-cell office:value-type="string" calcext:value-type="string">
            <text:p>"-78.559659"</text:p>
          </table:table-cell>
          <table:table-cell table:number-columns-repeated="2"/>
          <table:table-cell office:value-type="string" calcext:value-type="string">
            <text:p>{"Ubication":{"id":610,"created_at":"43768,6659722222","updated_at":"43768,6659722222","name":"PELILEO","code":"Z03180701","father_code":"Z031807","gmap_reference_latitude":"-1.325397","gmap_reference_longitude":"-78.559659","acronym":""},"attach":[]},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LILEO GRANDE</text:p>
          </table:table-cell>
          <table:table-cell office:value-type="string" calcext:value-type="string">
            <text:p>Z03180702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573247"</text:p>
          </table:table-cell>
          <table:table-cell office:value-type="string" calcext:value-type="string">
            <text:p>"-78.6629081"</text:p>
          </table:table-cell>
          <table:table-cell table:number-columns-repeated="2"/>
          <table:table-cell office:value-type="string" calcext:value-type="string">
            <text:p>{"Ubication":{"id":611,"created_at":"43768,6659722222","updated_at":"43768,6659722222","name":"PELILEO GRANDE","code":"Z03180702","father_code":"Z031807","gmap_reference_latitude":"-1.3573247","gmap_reference_longitude":"-78.6629081","acronym":""},"attach":[]},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NITEZ (PACHANLICA)</text:p>
          </table:table-cell>
          <table:table-cell office:value-type="string" calcext:value-type="string">
            <text:p>Z03180751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408228"</text:p>
          </table:table-cell>
          <table:table-cell office:value-type="string" calcext:value-type="string">
            <text:p>"-78.6009597"</text:p>
          </table:table-cell>
          <table:table-cell table:number-columns-repeated="2"/>
          <table:table-cell office:value-type="string" calcext:value-type="string">
            <text:p>{"Ubication":{"id":612,"created_at":"43768,6659722222","updated_at":"43768,6659722222","name":"BENITEZ (PACHANLICA)","code":"Z03180751","father_code":"Z031807","gmap_reference_latitude":"-1.3408228","gmap_reference_longitude":"-78.6009597","acronym":""},"attach":[]},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3180752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table:number-columns-repeated="2"/>
          <table:table-cell office:value-type="string" calcext:value-type="string">
            <text:p>{"Ubication":{"id":613,"created_at":"43768,6659722222","updated_at":"43768,6659722222","name":"BOLĂVAR","code":"Z03180752","father_code":"Z031807","gmap_reference_latitude":"-1.328229","gmap_reference_longitude":"-78.5363093","acronym":""},"attach":[]},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TALO</text:p>
          </table:table-cell>
          <table:table-cell office:value-type="string" calcext:value-type="string">
            <text:p>Z03180753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4444933"</text:p>
          </table:table-cell>
          <table:table-cell office:value-type="string" calcext:value-type="string">
            <text:p>"-78.5671938"</text:p>
          </table:table-cell>
          <table:table-cell table:number-columns-repeated="2"/>
          <table:table-cell office:value-type="string" calcext:value-type="string">
            <text:p>{"Ubication":{"id":614,"created_at":"43768,6659722222","updated_at":"43768,6659722222","name":"COTALO","code":"Z03180753","father_code":"Z031807","gmap_reference_latitude":"-1.4444933","gmap_reference_longitude":"-78.5671938","acronym":""},"attach":[]},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QUICHA (CAB. EN CHIQUICHA GRANDE)</text:p>
          </table:table-cell>
          <table:table-cell office:value-type="string" calcext:value-type="string">
            <text:p>Z03180754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2515927"</text:p>
          </table:table-cell>
          <table:table-cell office:value-type="string" calcext:value-type="string">
            <text:p>"-78.5693277"</text:p>
          </table:table-cell>
          <table:table-cell table:number-columns-repeated="2"/>
          <table:table-cell office:value-type="string" calcext:value-type="string">
            <text:p>{"Ubication":{"id":615,"created_at":"43768,6659722222","updated_at":"43768,6659722222","name":"CHIQUICHA (CAB. EN CHIQUICHA GRANDE)","code":"Z03180754","father_code":"Z031807","gmap_reference_latitude":"-1.2515927","gmap_reference_longitude":"-78.5693277","acronym":""},"attach":[]},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OSARIO (RUMICHACA)</text:p>
          </table:table-cell>
          <table:table-cell office:value-type="string" calcext:value-type="string">
            <text:p>Z03180755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2823968"</text:p>
          </table:table-cell>
          <table:table-cell office:value-type="string" calcext:value-type="string">
            <text:p>"-78.5891124"</text:p>
          </table:table-cell>
          <table:table-cell table:number-columns-repeated="2"/>
          <table:table-cell office:value-type="string" calcext:value-type="string">
            <text:p>{"Ubication":{"id":616,"created_at":"43768,6659722222","updated_at":"43768,6659722222","name":"EL ROSARIO (RUMICHACA)","code":"Z03180755","father_code":"Z031807","gmap_reference_latitude":"-1.2823968","gmap_reference_longitude":"-78.5891124","acronym":""},"attach":[]},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RCIA MORENO (CHUMAQUI)</text:p>
          </table:table-cell>
          <table:table-cell office:value-type="string" calcext:value-type="string">
            <text:p>Z03180756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003109"</text:p>
          </table:table-cell>
          <table:table-cell office:value-type="string" calcext:value-type="string">
            <text:p>"-78.5764889"</text:p>
          </table:table-cell>
          <table:table-cell table:number-columns-repeated="2"/>
          <table:table-cell office:value-type="string" calcext:value-type="string">
            <text:p>{"Ubication":{"id":617,"created_at":"43768,6659722222","updated_at":"43768,6659722222","name":"GARCIA MORENO (CHUMAQUI)","code":"Z03180756","father_code":"Z031807","gmap_reference_latitude":"-1.3003109","gmap_reference_longitude":"-78.5764889","acronym":""},"attach":[]},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MBALO (HUAMBALO)</text:p>
          </table:table-cell>
          <table:table-cell office:value-type="string" calcext:value-type="string">
            <text:p>Z03180757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99792"</text:p>
          </table:table-cell>
          <table:table-cell office:value-type="string" calcext:value-type="string">
            <text:p>"-78.55826"</text:p>
          </table:table-cell>
          <table:table-cell table:number-columns-repeated="2"/>
          <table:table-cell office:value-type="string" calcext:value-type="string">
            <text:p>{"Ubication":{"id":618,"created_at":"43768,6659722222","updated_at":"43768,6659722222","name":"GUAMBALO (HUAMBALO)","code":"Z03180757","father_code":"Z031807","gmap_reference_latitude":"-1.399792","gmap_reference_longitude":"-78.55826","acronym":""},"attach":[]},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ASACA</text:p>
          </table:table-cell>
          <table:table-cell office:value-type="string" calcext:value-type="string">
            <text:p>Z03180758</text:p>
          </table:table-cell>
          <table:table-cell office:value-type="string" calcext:value-type="string">
            <text:p>Z031807</text:p>
          </table:table-cell>
          <table:table-cell office:value-type="string" calcext:value-type="string">
            <text:p>"-1.3215788"</text:p>
          </table:table-cell>
          <table:table-cell office:value-type="string" calcext:value-type="string">
            <text:p>"-78.5818791"</text:p>
          </table:table-cell>
          <table:table-cell table:number-columns-repeated="2"/>
          <table:table-cell office:value-type="string" calcext:value-type="string">
            <text:p>{"Ubication":{"id":619,"created_at":"43768,6659722222","updated_at":"43768,6659722222","name":"SALASACA","code":"Z03180758","father_code":"Z031807","gmap_reference_latitude":"-1.3215788","gmap_reference_longitude":"-78.5818791","acronym":""},"attach":[]},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 DE PĂLLARO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1776428"</text:p>
          </table:table-cell>
          <table:table-cell office:value-type="string" calcext:value-type="string">
            <text:p>"-78.5640266"</text:p>
          </table:table-cell>
          <table:table-cell office:value-type="string" calcext:value-type="string">
            <text:p>PIL</text:p>
          </table:table-cell>
          <table:table-cell/>
          <table:table-cell office:value-type="string" calcext:value-type="string">
            <text:p>{"Ubication":{"id":620,"created_at":"43768,6659722222","updated_at":"43768,6659722222","name":"SANTIAGO DE PĂLLARO","code":"Z031808","father_code":"Z0318","gmap_reference_latitude":"-1.1776428","gmap_reference_longitude":"-78.5640266","acronym":"PIL"},"attach":[]},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LLARO (RURAL)</text:p>
          </table:table-cell>
          <table:table-cell office:value-type="string" calcext:value-type="string">
            <text:p>Z03180850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1776428"</text:p>
          </table:table-cell>
          <table:table-cell office:value-type="string" calcext:value-type="string">
            <text:p>"-78.5640266"</text:p>
          </table:table-cell>
          <table:table-cell table:number-columns-repeated="2"/>
          <table:table-cell office:value-type="string" calcext:value-type="string">
            <text:p>{"Ubication":{"id":621,"created_at":"43768,6659722222","updated_at":"43768,6659722222","name":"PILLARO (RURAL)","code":"Z03180850","father_code":"Z031808","gmap_reference_latitude":"-1.1776428","gmap_reference_longitude":"-78.5640266","acronym":""},"attach":[]},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LLARO</text:p>
          </table:table-cell>
          <table:table-cell office:value-type="string" calcext:value-type="string">
            <text:p>Z03180802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1776428"</text:p>
          </table:table-cell>
          <table:table-cell office:value-type="string" calcext:value-type="string">
            <text:p>"-78.5640266"</text:p>
          </table:table-cell>
          <table:table-cell table:number-columns-repeated="2"/>
          <table:table-cell office:value-type="string" calcext:value-type="string">
            <text:p>{"Ubication":{"id":622,"created_at":"43768,6659722222","updated_at":"43768,6659722222","name":"PILLARO","code":"Z03180802","father_code":"Z031808","gmap_reference_latitude":"-1.1776428","gmap_reference_longitude":"-78.5640266","acronym":""},"attach":[]},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IUDAD NUEVA</text:p>
          </table:table-cell>
          <table:table-cell office:value-type="string" calcext:value-type="string">
            <text:p>Z03180801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186256"</text:p>
          </table:table-cell>
          <table:table-cell office:value-type="string" calcext:value-type="string">
            <text:p>"-78.6967742"</text:p>
          </table:table-cell>
          <table:table-cell table:number-columns-repeated="2"/>
          <table:table-cell office:value-type="string" calcext:value-type="string">
            <text:p>{"Ubication":{"id":623,"created_at":"43768,6659722222","updated_at":"43768,6659722222","name":"CIUDAD NUEVA","code":"Z03180801","father_code":"Z031808","gmap_reference_latitude":"-1.186256","gmap_reference_longitude":"-78.6967742","acronym":""},"attach":[]},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QUERIZO MORENO</text:p>
          </table:table-cell>
          <table:table-cell office:value-type="string" calcext:value-type="string">
            <text:p>Z03180851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2119343"</text:p>
          </table:table-cell>
          <table:table-cell office:value-type="string" calcext:value-type="string">
            <text:p>"-78.5062808"</text:p>
          </table:table-cell>
          <table:table-cell table:number-columns-repeated="2"/>
          <table:table-cell office:value-type="string" calcext:value-type="string">
            <text:p>{"Ubication":{"id":624,"created_at":"43768,6659722222","updated_at":"43768,6659722222","name":"BAQUERIZO MORENO","code":"Z03180851","father_code":"Z031808","gmap_reference_latitude":"-1.2119343","gmap_reference_longitude":"-78.5062808","acronym":""},"attach":[]},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MILIO MARIA TERAN (RUMIPAMBA)</text:p>
          </table:table-cell>
          <table:table-cell office:value-type="string" calcext:value-type="string">
            <text:p>Z03180852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2095416"</text:p>
          </table:table-cell>
          <table:table-cell office:value-type="string" calcext:value-type="string">
            <text:p>"-78.5316323"</text:p>
          </table:table-cell>
          <table:table-cell table:number-columns-repeated="2"/>
          <table:table-cell office:value-type="string" calcext:value-type="string">
            <text:p>{"Ubication":{"id":625,"created_at":"43768,6659722222","updated_at":"43768,6659722222","name":"EMILIO MARIA TERAN (RUMIPAMBA)","code":"Z03180852","father_code":"Z031808","gmap_reference_latitude":"-1.2095416","gmap_reference_longitude":"-78.5316323","acronym":""},"attach":[]},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COS ESPINEL (CHACATA)</text:p>
          </table:table-cell>
          <table:table-cell office:value-type="string" calcext:value-type="string">
            <text:p>Z03180853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1481146"</text:p>
          </table:table-cell>
          <table:table-cell office:value-type="string" calcext:value-type="string">
            <text:p>"-78.5765414"</text:p>
          </table:table-cell>
          <table:table-cell table:number-columns-repeated="2"/>
          <table:table-cell office:value-type="string" calcext:value-type="string">
            <text:p>{"Ubication":{"id":626,"created_at":"43768,6659722222","updated_at":"43768,6659722222","name":"MARCOS ESPINEL (CHACATA)","code":"Z03180853","father_code":"Z031808","gmap_reference_latitude":"-1.1481146","gmap_reference_longitude":"-78.5765414","acronym":""},"attach":[]},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RESIDENTE URBINA (CHAGRAPAMBA -PATZUCUL)</text:p>
          </table:table-cell>
          <table:table-cell office:value-type="string" calcext:value-type="string">
            <text:p>Z03180854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1432658"</text:p>
          </table:table-cell>
          <table:table-cell office:value-type="string" calcext:value-type="string">
            <text:p>"-78.5932974"</text:p>
          </table:table-cell>
          <table:table-cell table:number-columns-repeated="2"/>
          <table:table-cell office:value-type="string" calcext:value-type="string">
            <text:p>{"Ubication":{"id":627,"created_at":"43768,6659722222","updated_at":"43768,6659722222","name":"PRESIDENTE URBINA (CHAGRAPAMBA -PATZUCUL)","code":"Z03180854","father_code":"Z031808","gmap_reference_latitude":"-1.1432658","gmap_reference_longitude":"-78.5932974","acronym":""},"attach":[]},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Z03180855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5925119"</text:p>
          </table:table-cell>
          <table:table-cell office:value-type="string" calcext:value-type="string">
            <text:p>"-78.7181142"</text:p>
          </table:table-cell>
          <table:table-cell table:number-columns-repeated="2"/>
          <table:table-cell office:value-type="string" calcext:value-type="string">
            <text:p>{"Ubication":{"id":628,"created_at":"43768,6659722222","updated_at":"43768,6659722222","name":"SAN ANDRES","code":"Z03180855","father_code":"Z031808","gmap_reference_latitude":"-1.5925119","gmap_reference_longitude":"-78.7181142","acronym":""},"attach":[]},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POALO</text:p>
          </table:table-cell>
          <table:table-cell office:value-type="string" calcext:value-type="string">
            <text:p>Z03180856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0616469"</text:p>
          </table:table-cell>
          <table:table-cell office:value-type="string" calcext:value-type="string">
            <text:p>"-78.4796182"</text:p>
          </table:table-cell>
          <table:table-cell table:number-columns-repeated="2"/>
          <table:table-cell office:value-type="string" calcext:value-type="string">
            <text:p>{"Ubication":{"id":629,"created_at":"43768,6659722222","updated_at":"43768,6659722222","name":"SAN JOSE DE POALO","code":"Z03180856","father_code":"Z031808","gmap_reference_latitude":"-1.0616469","gmap_reference_longitude":"-78.4796182","acronym":""},"attach":[]},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ITO</text:p>
          </table:table-cell>
          <table:table-cell office:value-type="string" calcext:value-type="string">
            <text:p>Z03180857</text:p>
          </table:table-cell>
          <table:table-cell office:value-type="string" calcext:value-type="string">
            <text:p>Z031808</text:p>
          </table:table-cell>
          <table:table-cell office:value-type="string" calcext:value-type="string">
            <text:p>"-1.2047279"</text:p>
          </table:table-cell>
          <table:table-cell office:value-type="string" calcext:value-type="string">
            <text:p>"-78.5546437"</text:p>
          </table:table-cell>
          <table:table-cell table:number-columns-repeated="2"/>
          <table:table-cell office:value-type="string" calcext:value-type="string">
            <text:p>{"Ubication":{"id":630,"created_at":"43768,6659722222","updated_at":"43768,6659722222","name":"SAN MIGUELITO","code":"Z03180857","father_code":"Z031808","gmap_reference_latitude":"-1.2047279","gmap_reference_longitude":"-78.5546437","acronym":""},"attach":[]},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Z031809</text:p>
          </table:table-cell>
          <table:table-cell office:value-type="string" calcext:value-type="string">
            <text:p>Z0318</text:p>
          </table:table-cell>
          <table:table-cell office:value-type="string" calcext:value-type="string">
            <text:p>"-1.3480719"</text:p>
          </table:table-cell>
          <table:table-cell office:value-type="string" calcext:value-type="string">
            <text:p>"-78.6729348"</text:p>
          </table:table-cell>
          <table:table-cell office:value-type="string" calcext:value-type="string">
            <text:p>TIS</text:p>
          </table:table-cell>
          <table:table-cell/>
          <table:table-cell office:value-type="string" calcext:value-type="string">
            <text:p>{"Ubication":{"id":631,"created_at":"43768,6659722222","updated_at":"43768,6659722222","name":"TISALEO","code":"Z031809","father_code":"Z0318","gmap_reference_latitude":"-1.3480719","gmap_reference_longitude":"-78.6729348","acronym":"TIS"},"attach":[]},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SALEO</text:p>
          </table:table-cell>
          <table:table-cell office:value-type="string" calcext:value-type="string">
            <text:p>Z03180950</text:p>
          </table:table-cell>
          <table:table-cell office:value-type="string" calcext:value-type="string">
            <text:p>Z031809</text:p>
          </table:table-cell>
          <table:table-cell office:value-type="string" calcext:value-type="string">
            <text:p>"-1.3480719"</text:p>
          </table:table-cell>
          <table:table-cell office:value-type="string" calcext:value-type="string">
            <text:p>"-78.6729348"</text:p>
          </table:table-cell>
          <table:table-cell table:number-columns-repeated="2"/>
          <table:table-cell office:value-type="string" calcext:value-type="string">
            <text:p>{"Ubication":{"id":632,"created_at":"43768,6659722222","updated_at":"43768,6659722222","name":"TISALEO","code":"Z03180950","father_code":"Z031809","gmap_reference_latitude":"-1.3480719","gmap_reference_longitude":"-78.6729348","acronym":""},"attach":[]},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CHICOTO</text:p>
          </table:table-cell>
          <table:table-cell office:value-type="string" calcext:value-type="string">
            <text:p>Z03180951</text:p>
          </table:table-cell>
          <table:table-cell office:value-type="string" calcext:value-type="string">
            <text:p>Z031809</text:p>
          </table:table-cell>
          <table:table-cell office:value-type="string" calcext:value-type="string">
            <text:p>"-1.3786468"</text:p>
          </table:table-cell>
          <table:table-cell office:value-type="string" calcext:value-type="string">
            <text:p>"-78.7665557"</text:p>
          </table:table-cell>
          <table:table-cell table:number-columns-repeated="2"/>
          <table:table-cell office:value-type="string" calcext:value-type="string">
            <text:p>{"Ubication":{"id":633,"created_at":"43768,6659722222","updated_at":"43768,6659722222","name":"QUINCHICOTO","code":"Z03180951","father_code":"Z031809","gmap_reference_latitude":"-1.3786468","gmap_reference_longitude":"-78.7665557","acronym":""},"attach":[]},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4 - PACĂFICO: SANTO DOMINGO DE LOS TSĂCHILAS: Santo Domingo</text:p>
          </table:table-cell>
          <table:table-cell office:value-type="string" calcext:value-type="string">
            <text:p>Z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634,"created_at":"43768,6659722222","updated_at":"43768,6659722222","name":"ZONA DE PLANIFICACIĂN 4 - PACĂFICO: SANTO DOMINGO DE LOS TSĂCHILAS: Santo Domingo","code":"Z04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ABĂ 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Z04</text:p>
          </table:table-cell>
          <table:table-cell office:value-type="string" calcext:value-type="string">
            <text:p>"-0.7864054"</text:p>
          </table:table-cell>
          <table:table-cell office:value-type="string" calcext:value-type="string">
            <text:p>"-81.3627977"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{"Ubication":{"id":635,"created_at":"43768,6659722222","updated_at":"43768,6659722222","name":"MANABĂ ","code":"Z0413","father_code":"Z04","gmap_reference_latitude":"-0.7864054","gmap_reference_longitude":"-81.3627977","acronym":"M"},"attach":[]},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0484354"</text:p>
          </table:table-cell>
          <table:table-cell office:value-type="string" calcext:value-type="string">
            <text:p>"-80.5372274"</text:p>
          </table:table-cell>
          <table:table-cell office:value-type="string" calcext:value-type="string">
            <text:p>PTV</text:p>
          </table:table-cell>
          <table:table-cell/>
          <table:table-cell office:value-type="string" calcext:value-type="string">
            <text:p>{"Ubication":{"id":636,"created_at":"43768,6659722222","updated_at":"43768,6659722222","name":"PORTOVIEJO","code":"Z041301","father_code":"Z0413","gmap_reference_latitude":"-1.0484354","gmap_reference_longitude":"-80.5372274","acronym":"PTV"},"attach":[]},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RTOVIEJO (RURAL)</text:p>
          </table:table-cell>
          <table:table-cell office:value-type="string" calcext:value-type="string">
            <text:p>Z04130150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484354"</text:p>
          </table:table-cell>
          <table:table-cell office:value-type="string" calcext:value-type="string">
            <text:p>"-80.5372274"</text:p>
          </table:table-cell>
          <table:table-cell table:number-columns-repeated="2"/>
          <table:table-cell office:value-type="string" calcext:value-type="string">
            <text:p>{"Ubication":{"id":637,"created_at":"43768,6659722222","updated_at":"43768,6659722222","name":"PORTOVIEJO (RURAL)","code":"Z04130150","father_code":"Z041301","gmap_reference_latitude":"-1.0484354","gmap_reference_longitude":"-80.5372274","acronym":""},"attach":[]},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RTOVIEJO</text:p>
          </table:table-cell>
          <table:table-cell office:value-type="string" calcext:value-type="string">
            <text:p>Z04130101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484354"</text:p>
          </table:table-cell>
          <table:table-cell office:value-type="string" calcext:value-type="string">
            <text:p>"-80.5372274"</text:p>
          </table:table-cell>
          <table:table-cell table:number-columns-repeated="2"/>
          <table:table-cell office:value-type="string" calcext:value-type="string">
            <text:p>{"Ubication":{"id":638,"created_at":"43768,6659722222","updated_at":"43768,6659722222","name":"PORTOVIEJO","code":"Z04130101","father_code":"Z041301","gmap_reference_latitude":"-1.0484354","gmap_reference_longitude":"-80.5372274","acronym":""},"attach":[]},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Z04130102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095576"</text:p>
          </table:table-cell>
          <table:table-cell office:value-type="string" calcext:value-type="string">
            <text:p>"-80.5042517"</text:p>
          </table:table-cell>
          <table:table-cell table:number-columns-repeated="2"/>
          <table:table-cell office:value-type="string" calcext:value-type="string">
            <text:p>{"Ubication":{"id":639,"created_at":"43768,6659722222","updated_at":"43768,6659722222","name":"12 DE MARZO","code":"Z04130102","father_code":"Z041301","gmap_reference_latitude":"-1.0095576","gmap_reference_longitude":"-80.5042517","acronym":""},"attach":[]},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ĂN</text:p>
          </table:table-cell>
          <table:table-cell office:value-type="string" calcext:value-type="string">
            <text:p>Z04130103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585298"</text:p>
          </table:table-cell>
          <table:table-cell office:value-type="string" calcext:value-type="string">
            <text:p>"-80.4529236"</text:p>
          </table:table-cell>
          <table:table-cell table:number-columns-repeated="2"/>
          <table:table-cell office:value-type="string" calcext:value-type="string">
            <text:p>{"Ubication":{"id":640,"created_at":"43768,6659722222","updated_at":"43768,6659722222","name":"COLĂN","code":"Z04130103","father_code":"Z041301","gmap_reference_latitude":"-1.0585298","gmap_reference_longitude":"-80.4529236","acronym":""},"attach":[]},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COAZĂ</text:p>
          </table:table-cell>
          <table:table-cell office:value-type="string" calcext:value-type="string">
            <text:p>Z04130104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389879"</text:p>
          </table:table-cell>
          <table:table-cell office:value-type="string" calcext:value-type="string">
            <text:p>"-80.506804"</text:p>
          </table:table-cell>
          <table:table-cell table:number-columns-repeated="2"/>
          <table:table-cell office:value-type="string" calcext:value-type="string">
            <text:p>{"Ubication":{"id":641,"created_at":"43768,6659722222","updated_at":"43768,6659722222","name":"PICOAZĂ","code":"Z04130104","father_code":"Z041301","gmap_reference_latitude":"-1.0389879","gmap_reference_longitude":"-80.506804","acronym":""},"attach":[]},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Z04130105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526112"</text:p>
          </table:table-cell>
          <table:table-cell office:value-type="string" calcext:value-type="string">
            <text:p>"-80.4589212"</text:p>
          </table:table-cell>
          <table:table-cell table:number-columns-repeated="2"/>
          <table:table-cell office:value-type="string" calcext:value-type="string">
            <text:p>{"Ubication":{"id":642,"created_at":"43768,6659722222","updated_at":"43768,6659722222","name":"SAN PABLO","code":"Z04130105","father_code":"Z041301","gmap_reference_latitude":"-1.0526112","gmap_reference_longitude":"-80.4589212","acronym":""},"attach":[]},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DRĂS DE VERA</text:p>
          </table:table-cell>
          <table:table-cell office:value-type="string" calcext:value-type="string">
            <text:p>Z04130106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667119"</text:p>
          </table:table-cell>
          <table:table-cell office:value-type="string" calcext:value-type="string">
            <text:p>"-80.4715437"</text:p>
          </table:table-cell>
          <table:table-cell table:number-columns-repeated="2"/>
          <table:table-cell office:value-type="string" calcext:value-type="string">
            <text:p>{"Ubication":{"id":643,"created_at":"43768,6659722222","updated_at":"43768,6659722222","name":"ANDRĂS DE VERA","code":"Z04130106","father_code":"Z041301","gmap_reference_latitude":"-1.0667119","gmap_reference_longitude":"-80.4715437","acronym":""},"attach":[]},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RANCISCO PACHECO</text:p>
          </table:table-cell>
          <table:table-cell office:value-type="string" calcext:value-type="string">
            <text:p>Z04130107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607857"</text:p>
          </table:table-cell>
          <table:table-cell office:value-type="string" calcext:value-type="string">
            <text:p>"-80.4496832"</text:p>
          </table:table-cell>
          <table:table-cell table:number-columns-repeated="2"/>
          <table:table-cell office:value-type="string" calcext:value-type="string">
            <text:p>{"Ubication":{"id":644,"created_at":"43768,6659722222","updated_at":"43768,6659722222","name":"FRANCISCO PACHECO","code":"Z04130107","father_code":"Z041301","gmap_reference_latitude":"-1.0607857","gmap_reference_longitude":"-80.4496832","acronym":""},"attach":[]},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8 DE OCTUBRE</text:p>
          </table:table-cell>
          <table:table-cell office:value-type="string" calcext:value-type="string">
            <text:p>Z04130108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0.994599"</text:p>
          </table:table-cell>
          <table:table-cell office:value-type="string" calcext:value-type="string">
            <text:p>"-80.574676"</text:p>
          </table:table-cell>
          <table:table-cell table:number-columns-repeated="2"/>
          <table:table-cell office:value-type="string" calcext:value-type="string">
            <text:p>{"Ubication":{"id":645,"created_at":"43768,6659722222","updated_at":"43768,6659722222","name":"18 DE OCTUBRE","code":"Z04130108","father_code":"Z041301","gmap_reference_latitude":"-0.994599","gmap_reference_longitude":"-80.574676","acronym":""},"attach":[]},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BOLĂVAR</text:p>
          </table:table-cell>
          <table:table-cell office:value-type="string" calcext:value-type="string">
            <text:p>Z04130109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564759"</text:p>
          </table:table-cell>
          <table:table-cell office:value-type="string" calcext:value-type="string">
            <text:p>"-80.450889"</text:p>
          </table:table-cell>
          <table:table-cell table:number-columns-repeated="2"/>
          <table:table-cell office:value-type="string" calcext:value-type="string">
            <text:p>{"Ubication":{"id":646,"created_at":"43768,6659722222","updated_at":"43768,6659722222","name":"SIMĂN BOLĂVAR","code":"Z04130109","father_code":"Z041301","gmap_reference_latitude":"-1.0564759","gmap_reference_longitude":"-80.450889","acronym":""},"attach":[]},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BDON CALDERON (SAN FRANCISCO)</text:p>
          </table:table-cell>
          <table:table-cell office:value-type="string" calcext:value-type="string">
            <text:p>Z04130151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478255"</text:p>
          </table:table-cell>
          <table:table-cell office:value-type="string" calcext:value-type="string">
            <text:p>"-80.39359"</text:p>
          </table:table-cell>
          <table:table-cell table:number-columns-repeated="2"/>
          <table:table-cell office:value-type="string" calcext:value-type="string">
            <text:p>{"Ubication":{"id":647,"created_at":"43768,6659722222","updated_at":"43768,6659722222","name":"ABDON CALDERON (SAN FRANCISCO)","code":"Z04130151","father_code":"Z041301","gmap_reference_latitude":"-1.0478255","gmap_reference_longitude":"-80.39359","acronym":""},"attach":[]},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HAJUELA (BAJO GRANDE)</text:p>
          </table:table-cell>
          <table:table-cell office:value-type="string" calcext:value-type="string">
            <text:p>Z04130152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570455"</text:p>
          </table:table-cell>
          <table:table-cell office:value-type="string" calcext:value-type="string">
            <text:p>"-80.3074911"</text:p>
          </table:table-cell>
          <table:table-cell table:number-columns-repeated="2"/>
          <table:table-cell office:value-type="string" calcext:value-type="string">
            <text:p>{"Ubication":{"id":648,"created_at":"43768,6659722222","updated_at":"43768,6659722222","name":"ALHAJUELA (BAJO GRANDE)","code":"Z04130152","father_code":"Z041301","gmap_reference_latitude":"-1.0570455","gmap_reference_longitude":"-80.3074911","acronym":""},"attach":[]},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RUCITA</text:p>
          </table:table-cell>
          <table:table-cell office:value-type="string" calcext:value-type="string">
            <text:p>Z04130153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0.8635098"</text:p>
          </table:table-cell>
          <table:table-cell office:value-type="string" calcext:value-type="string">
            <text:p>"-80.5512431"</text:p>
          </table:table-cell>
          <table:table-cell table:number-columns-repeated="2"/>
          <table:table-cell office:value-type="string" calcext:value-type="string">
            <text:p>{"Ubication":{"id":649,"created_at":"43768,6659722222","updated_at":"43768,6659722222","name":"CRUCITA","code":"Z04130153","father_code":"Z041301","gmap_reference_latitude":"-0.8635098","gmap_reference_longitude":"-80.5512431","acronym":""},"attach":[]},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Z04130154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0.9759688"</text:p>
          </table:table-cell>
          <table:table-cell office:value-type="string" calcext:value-type="string">
            <text:p>"-80.3363979"</text:p>
          </table:table-cell>
          <table:table-cell table:number-columns-repeated="2"/>
          <table:table-cell office:value-type="string" calcext:value-type="string">
            <text:p>{"Ubication":{"id":650,"created_at":"43768,6659722222","updated_at":"43768,6659722222","name":"PUEBLO NUEVO","code":"Z04130154","father_code":"Z041301","gmap_reference_latitude":"-0.9759688","gmap_reference_longitude":"-80.3363979","acronym":""},"attach":[]},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CHICO (RIO CHICO)</text:p>
          </table:table-cell>
          <table:table-cell office:value-type="string" calcext:value-type="string">
            <text:p>Z04130155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0.9877904"</text:p>
          </table:table-cell>
          <table:table-cell office:value-type="string" calcext:value-type="string">
            <text:p>"-80.4540426"</text:p>
          </table:table-cell>
          <table:table-cell table:number-columns-repeated="2"/>
          <table:table-cell office:value-type="string" calcext:value-type="string">
            <text:p>{"Ubication":{"id":651,"created_at":"43768,6659722222","updated_at":"43768,6659722222","name":"RIOCHICO (RIO CHICO)","code":"Z04130155","father_code":"Z041301","gmap_reference_latitude":"-0.9877904","gmap_reference_longitude":"-80.4540426","acronym":""},"attach":[]},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LACIDO</text:p>
          </table:table-cell>
          <table:table-cell office:value-type="string" calcext:value-type="string">
            <text:p>Z04130156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658079"</text:p>
          </table:table-cell>
          <table:table-cell office:value-type="string" calcext:value-type="string">
            <text:p>"-80.2576827"</text:p>
          </table:table-cell>
          <table:table-cell table:number-columns-repeated="2"/>
          <table:table-cell office:value-type="string" calcext:value-type="string">
            <text:p>{"Ubication":{"id":652,"created_at":"43768,6659722222","updated_at":"43768,6659722222","name":"SAN PLACIDO","code":"Z04130156","father_code":"Z041301","gmap_reference_latitude":"-1.0658079","gmap_reference_longitude":"-80.2576827","acronym":""},"attach":[]},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RIJOS</text:p>
          </table:table-cell>
          <table:table-cell office:value-type="string" calcext:value-type="string">
            <text:p>Z04130157</text:p>
          </table:table-cell>
          <table:table-cell office:value-type="string" calcext:value-type="string">
            <text:p>Z041301</text:p>
          </table:table-cell>
          <table:table-cell office:value-type="string" calcext:value-type="string">
            <text:p>"-1.0311143"</text:p>
          </table:table-cell>
          <table:table-cell office:value-type="string" calcext:value-type="string">
            <text:p>"-80.2504707"</text:p>
          </table:table-cell>
          <table:table-cell table:number-columns-repeated="2"/>
          <table:table-cell office:value-type="string" calcext:value-type="string">
            <text:p>{"Ubication":{"id":653,"created_at":"43768,6659722222","updated_at":"43768,6659722222","name":"CHIRIJOS","code":"Z04130157","father_code":"Z041301","gmap_reference_latitude":"-1.0311143","gmap_reference_longitude":"-80.2504707","acronym":""},"attach":[]},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41302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office:value-type="string" calcext:value-type="string">
            <text:p>BLV</text:p>
          </table:table-cell>
          <table:table-cell/>
          <table:table-cell office:value-type="string" calcext:value-type="string">
            <text:p>{"Ubication":{"id":654,"created_at":"43768,6659722222","updated_at":"43768,6659722222","name":"BOLĂVAR","code":"Z041302","father_code":"Z0413","gmap_reference_latitude":"-1.328229","gmap_reference_longitude":"-78.5363093","acronym":"BLV"},"attach":[]},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CETA</text:p>
          </table:table-cell>
          <table:table-cell office:value-type="string" calcext:value-type="string">
            <text:p>Z04130250</text:p>
          </table:table-cell>
          <table:table-cell office:value-type="string" calcext:value-type="string">
            <text:p>Z041302</text:p>
          </table:table-cell>
          <table:table-cell office:value-type="string" calcext:value-type="string">
            <text:p>"-0.8424836"</text:p>
          </table:table-cell>
          <table:table-cell office:value-type="string" calcext:value-type="string">
            <text:p>"-80.180197"</text:p>
          </table:table-cell>
          <table:table-cell table:number-columns-repeated="2"/>
          <table:table-cell office:value-type="string" calcext:value-type="string">
            <text:p>{"Ubication":{"id":655,"created_at":"43768,6659722222","updated_at":"43768,6659722222","name":"CALCETA","code":"Z04130250","father_code":"Z041302","gmap_reference_latitude":"-0.8424836","gmap_reference_longitude":"-80.180197","acronym":""},"attach":[]},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MBRILLO</text:p>
          </table:table-cell>
          <table:table-cell office:value-type="string" calcext:value-type="string">
            <text:p>Z04130251</text:p>
          </table:table-cell>
          <table:table-cell office:value-type="string" calcext:value-type="string">
            <text:p>Z041302</text:p>
          </table:table-cell>
          <table:table-cell office:value-type="string" calcext:value-type="string">
            <text:p>"-0.846134"</text:p>
          </table:table-cell>
          <table:table-cell office:value-type="string" calcext:value-type="string">
            <text:p>"-79.9449766"</text:p>
          </table:table-cell>
          <table:table-cell table:number-columns-repeated="2"/>
          <table:table-cell office:value-type="string" calcext:value-type="string">
            <text:p>{"Ubication":{"id":656,"created_at":"43768,6659722222","updated_at":"43768,6659722222","name":"MEMBRILLO","code":"Z04130251","father_code":"Z041302","gmap_reference_latitude":"-0.846134","gmap_reference_longitude":"-79.9449766","acronym":""},"attach":[]},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ROGA</text:p>
          </table:table-cell>
          <table:table-cell office:value-type="string" calcext:value-type="string">
            <text:p>Z04130252</text:p>
          </table:table-cell>
          <table:table-cell office:value-type="string" calcext:value-type="string">
            <text:p>Z041302</text:p>
          </table:table-cell>
          <table:table-cell office:value-type="string" calcext:value-type="string">
            <text:p>"-0.881327"</text:p>
          </table:table-cell>
          <table:table-cell office:value-type="string" calcext:value-type="string">
            <text:p>"-80.1121277"</text:p>
          </table:table-cell>
          <table:table-cell table:number-columns-repeated="2"/>
          <table:table-cell office:value-type="string" calcext:value-type="string">
            <text:p>{"Ubication":{"id":657,"created_at":"43768,6659722222","updated_at":"43768,6659722222","name":"QUIROGA","code":"Z04130252","father_code":"Z041302","gmap_reference_latitude":"-0.881327","gmap_reference_longitude":"-80.1121277","acronym":""},"attach":[]},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7092737"</text:p>
          </table:table-cell>
          <table:table-cell office:value-type="string" calcext:value-type="string">
            <text:p>"-80.136183"</text:p>
          </table:table-cell>
          <table:table-cell office:value-type="string" calcext:value-type="string">
            <text:p>CHN</text:p>
          </table:table-cell>
          <table:table-cell/>
          <table:table-cell office:value-type="string" calcext:value-type="string">
            <text:p>{"Ubication":{"id":658,"created_at":"43768,6659722222","updated_at":"43768,6659722222","name":"CHONE","code":"Z041303","father_code":"Z0413","gmap_reference_latitude":"-0.7092737","gmap_reference_longitude":"-80.136183","acronym":"CHN"},"attach":[]},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NE (RURAL)</text:p>
          </table:table-cell>
          <table:table-cell office:value-type="string" calcext:value-type="string">
            <text:p>Z04130350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7092737"</text:p>
          </table:table-cell>
          <table:table-cell office:value-type="string" calcext:value-type="string">
            <text:p>"-80.136183"</text:p>
          </table:table-cell>
          <table:table-cell table:number-columns-repeated="2"/>
          <table:table-cell office:value-type="string" calcext:value-type="string">
            <text:p>{"Ubication":{"id":659,"created_at":"43768,6659722222","updated_at":"43768,6659722222","name":"CHONE (RURAL)","code":"Z04130350","father_code":"Z041303","gmap_reference_latitude":"-0.7092737","gmap_reference_longitude":"-80.136183","acronym":""},"attach":[]},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NE</text:p>
          </table:table-cell>
          <table:table-cell office:value-type="string" calcext:value-type="string">
            <text:p>Z04130301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7092737"</text:p>
          </table:table-cell>
          <table:table-cell office:value-type="string" calcext:value-type="string">
            <text:p>"-80.136183"</text:p>
          </table:table-cell>
          <table:table-cell table:number-columns-repeated="2"/>
          <table:table-cell office:value-type="string" calcext:value-type="string">
            <text:p>{"Ubication":{"id":660,"created_at":"43768,6659722222","updated_at":"43768,6659722222","name":"CHONE","code":"Z04130301","father_code":"Z041303","gmap_reference_latitude":"-0.7092737","gmap_reference_longitude":"-80.136183","acronym":""},"attach":[]},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ITA</text:p>
          </table:table-cell>
          <table:table-cell office:value-type="string" calcext:value-type="string">
            <text:p>Z04130302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6992572"</text:p>
          </table:table-cell>
          <table:table-cell office:value-type="string" calcext:value-type="string">
            <text:p>"-80.0991845"</text:p>
          </table:table-cell>
          <table:table-cell table:number-columns-repeated="2"/>
          <table:table-cell office:value-type="string" calcext:value-type="string">
            <text:p>{"Ubication":{"id":661,"created_at":"43768,6659722222","updated_at":"43768,6659722222","name":"SANTA RITA","code":"Z04130302","father_code":"Z041303","gmap_reference_latitude":"-0.6992572","gmap_reference_longitude":"-80.0991845","acronym":""},"attach":[]},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Z04130351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7092737"</text:p>
          </table:table-cell>
          <table:table-cell office:value-type="string" calcext:value-type="string">
            <text:p>"-80.136183"</text:p>
          </table:table-cell>
          <table:table-cell table:number-columns-repeated="2"/>
          <table:table-cell office:value-type="string" calcext:value-type="string">
            <text:p>{"Ubication":{"id":662,"created_at":"43768,6659722222","updated_at":"43768,6659722222","name":"BOYACA","code":"Z04130351","father_code":"Z041303","gmap_reference_latitude":"-0.7092737","gmap_reference_longitude":"-80.136183","acronym":""},"attach":[]},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UTO</text:p>
          </table:table-cell>
          <table:table-cell office:value-type="string" calcext:value-type="string">
            <text:p>Z04130352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7979421"</text:p>
          </table:table-cell>
          <table:table-cell office:value-type="string" calcext:value-type="string">
            <text:p>"-80.1319278"</text:p>
          </table:table-cell>
          <table:table-cell table:number-columns-repeated="2"/>
          <table:table-cell office:value-type="string" calcext:value-type="string">
            <text:p>{"Ubication":{"id":663,"created_at":"43768,6659722222","updated_at":"43768,6659722222","name":"CANUTO","code":"Z04130352","father_code":"Z041303","gmap_reference_latitude":"-0.7979421","gmap_reference_longitude":"-80.1319278","acronym":""},"attach":[]},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NVENTO</text:p>
          </table:table-cell>
          <table:table-cell office:value-type="string" calcext:value-type="string">
            <text:p>Z04130353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278446"</text:p>
          </table:table-cell>
          <table:table-cell office:value-type="string" calcext:value-type="string">
            <text:p>"-80.0524947"</text:p>
          </table:table-cell>
          <table:table-cell table:number-columns-repeated="2"/>
          <table:table-cell office:value-type="string" calcext:value-type="string">
            <text:p>{"Ubication":{"id":664,"created_at":"43768,6659722222","updated_at":"43768,6659722222","name":"CONVENTO","code":"Z04130353","father_code":"Z041303","gmap_reference_latitude":"-0.278446","gmap_reference_longitude":"-80.0524947","acronym":""},"attach":[]},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BUNGA</text:p>
          </table:table-cell>
          <table:table-cell office:value-type="string" calcext:value-type="string">
            <text:p>Z04130354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0374716"</text:p>
          </table:table-cell>
          <table:table-cell office:value-type="string" calcext:value-type="string">
            <text:p>"-80.0635717"</text:p>
          </table:table-cell>
          <table:table-cell table:number-columns-repeated="2"/>
          <table:table-cell office:value-type="string" calcext:value-type="string">
            <text:p>{"Ubication":{"id":665,"created_at":"43768,6659722222","updated_at":"43768,6659722222","name":"CHIBUNGA","code":"Z04130354","father_code":"Z041303","gmap_reference_latitude":"-0.0374716","gmap_reference_longitude":"-80.0635717","acronym":""},"attach":[]},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Z04130355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401069"</text:p>
          </table:table-cell>
          <table:table-cell office:value-type="string" calcext:value-type="string">
            <text:p>"-80.0972907"</text:p>
          </table:table-cell>
          <table:table-cell table:number-columns-repeated="2"/>
          <table:table-cell office:value-type="string" calcext:value-type="string">
            <text:p>{"Ubication":{"id":666,"created_at":"43768,6659722222","updated_at":"43768,6659722222","name":"ELOY ALFARO","code":"Z04130355","father_code":"Z041303","gmap_reference_latitude":"-0.401069","gmap_reference_longitude":"-80.0972907","acronym":""},"attach":[]},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Z04130356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58252"</text:p>
          </table:table-cell>
          <table:table-cell office:value-type="string" calcext:value-type="string">
            <text:p>"-80.0578157"</text:p>
          </table:table-cell>
          <table:table-cell table:number-columns-repeated="2"/>
          <table:table-cell office:value-type="string" calcext:value-type="string">
            <text:p>{"Ubication":{"id":667,"created_at":"43768,6659722222","updated_at":"43768,6659722222","name":"RICAURTE","code":"Z04130356","father_code":"Z041303","gmap_reference_latitude":"-0.58252","gmap_reference_longitude":"-80.0578157","acronym":""},"attach":[]},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Z04030358</text:p>
          </table:table-cell>
          <table:table-cell office:value-type="string" calcext:value-type="string">
            <text:p>Z041303</text:p>
          </table:table-cell>
          <table:table-cell office:value-type="string" calcext:value-type="string">
            <text:p>"-0.0005579"</text:p>
          </table:table-cell>
          <table:table-cell office:value-type="string" calcext:value-type="string">
            <text:p>"-78.4668877"</text:p>
          </table:table-cell>
          <table:table-cell table:number-columns-repeated="2"/>
          <table:table-cell office:value-type="string" calcext:value-type="string">
            <text:p>{"Ubication":{"id":668,"created_at":"43768,6659722222","updated_at":"43768,6659722222","name":"SAN ANTONIO","code":"Z04030358","father_code":"Z041303","gmap_reference_latitude":"-0.0005579","gmap_reference_longitude":"-78.4668877","acronym":""},"attach":[]},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5985627"</text:p>
          </table:table-cell>
          <table:table-cell office:value-type="string" calcext:value-type="string">
            <text:p>"-79.634314"</text:p>
          </table:table-cell>
          <table:table-cell office:value-type="string" calcext:value-type="string">
            <text:p>ECM</text:p>
          </table:table-cell>
          <table:table-cell/>
          <table:table-cell office:value-type="string" calcext:value-type="string">
            <text:p>{"Ubication":{"id":669,"created_at":"43768,6659722222","updated_at":"43768,6659722222","name":"EL CARMEN","code":"Z041304","father_code":"Z0413","gmap_reference_latitude":"-0.5985627","gmap_reference_longitude":"-79.634314","acronym":"ECM"},"attach":[]},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RMEN (RURAL)</text:p>
          </table:table-cell>
          <table:table-cell office:value-type="string" calcext:value-type="string">
            <text:p>Z04130450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5985627"</text:p>
          </table:table-cell>
          <table:table-cell office:value-type="string" calcext:value-type="string">
            <text:p>"-79.634314"</text:p>
          </table:table-cell>
          <table:table-cell table:number-columns-repeated="2"/>
          <table:table-cell office:value-type="string" calcext:value-type="string">
            <text:p>{"Ubication":{"id":670,"created_at":"43768,6659722222","updated_at":"43768,6659722222","name":"EL CARMEN (RURAL)","code":"Z04130450","father_code":"Z041304","gmap_reference_latitude":"-0.5985627","gmap_reference_longitude":"-79.634314","acronym":""},"attach":[]},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Z04130401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5985627"</text:p>
          </table:table-cell>
          <table:table-cell office:value-type="string" calcext:value-type="string">
            <text:p>"-79.634314"</text:p>
          </table:table-cell>
          <table:table-cell table:number-columns-repeated="2"/>
          <table:table-cell office:value-type="string" calcext:value-type="string">
            <text:p>{"Ubication":{"id":671,"created_at":"43768,6659722222","updated_at":"43768,6659722222","name":"EL CARMEN","code":"Z04130401","father_code":"Z041304","gmap_reference_latitude":"-0.5985627","gmap_reference_longitude":"-79.634314","acronym":""},"attach":[]},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4 DE DICIEMBRE</text:p>
          </table:table-cell>
          <table:table-cell office:value-type="string" calcext:value-type="string">
            <text:p>Z04130402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2729407"</text:p>
          </table:table-cell>
          <table:table-cell office:value-type="string" calcext:value-type="string">
            <text:p>"-79.4649973"</text:p>
          </table:table-cell>
          <table:table-cell table:number-columns-repeated="2"/>
          <table:table-cell office:value-type="string" calcext:value-type="string">
            <text:p>{"Ubication":{"id":672,"created_at":"43768,6659722222","updated_at":"43768,6659722222","name":"4 DE DICIEMBRE","code":"Z04130402","father_code":"Z041304","gmap_reference_latitude":"-0.2729407","gmap_reference_longitude":"-79.4649973","acronym":""},"attach":[]},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WILFRIDO LOOR MOREIRA (MAICITO)</text:p>
          </table:table-cell>
          <table:table-cell office:value-type="string" calcext:value-type="string">
            <text:p>Z04130451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3357384"</text:p>
          </table:table-cell>
          <table:table-cell office:value-type="string" calcext:value-type="string">
            <text:p>"-79.7836084"</text:p>
          </table:table-cell>
          <table:table-cell table:number-columns-repeated="2"/>
          <table:table-cell office:value-type="string" calcext:value-type="string">
            <text:p>{"Ubication":{"id":673,"created_at":"43768,6659722222","updated_at":"43768,6659722222","name":"WILFRIDO LOOR MOREIRA (MAICITO)","code":"Z04130451","father_code":"Z041304","gmap_reference_latitude":"-0.3357384","gmap_reference_longitude":"-79.7836084","acronym":""},"attach":[]},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SUMA</text:p>
          </table:table-cell>
          <table:table-cell office:value-type="string" calcext:value-type="string">
            <text:p>Z04130452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2632847"</text:p>
          </table:table-cell>
          <table:table-cell office:value-type="string" calcext:value-type="string">
            <text:p>"-79.5033369"</text:p>
          </table:table-cell>
          <table:table-cell table:number-columns-repeated="2"/>
          <table:table-cell office:value-type="string" calcext:value-type="string">
            <text:p>{"Ubication":{"id":674,"created_at":"43768,6659722222","updated_at":"43768,6659722222","name":"SAN PEDRO DE SUMA","code":"Z04130452","father_code":"Z041304","gmap_reference_latitude":"-0.2632847","gmap_reference_longitude":"-79.5033369","acronym":""},"attach":[]},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MARIA (CAB EN SANTA MARIA)</text:p>
          </table:table-cell>
          <table:table-cell office:value-type="string" calcext:value-type="string">
            <text:p>Z04130453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6704861"</text:p>
          </table:table-cell>
          <table:table-cell office:value-type="string" calcext:value-type="string">
            <text:p>"-79.6123868"</text:p>
          </table:table-cell>
          <table:table-cell table:number-columns-repeated="2"/>
          <table:table-cell office:value-type="string" calcext:value-type="string">
            <text:p>{"Ubication":{"id":675,"created_at":"43768,6659722222","updated_at":"43768,6659722222","name":"SANTA MARIA (CAB EN SANTA MARIA)","code":"Z04130453","father_code":"Z041304","gmap_reference_latitude":"-0.6704861","gmap_reference_longitude":"-79.6123868","acronym":""},"attach":[]},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RAISO LA 14 (CAB EN EL PARAISO)</text:p>
          </table:table-cell>
          <table:table-cell office:value-type="string" calcext:value-type="string">
            <text:p>Z04130454</text:p>
          </table:table-cell>
          <table:table-cell office:value-type="string" calcext:value-type="string">
            <text:p>Z041304</text:p>
          </table:table-cell>
          <table:table-cell office:value-type="string" calcext:value-type="string">
            <text:p>"-0.5906847"</text:p>
          </table:table-cell>
          <table:table-cell office:value-type="string" calcext:value-type="string">
            <text:p>"-79.5130091"</text:p>
          </table:table-cell>
          <table:table-cell table:number-columns-repeated="2"/>
          <table:table-cell office:value-type="string" calcext:value-type="string">
            <text:p>{"Ubication":{"id":676,"created_at":"43768,6659722222","updated_at":"43768,6659722222","name":"EL PARAISO LA 14 (CAB EN EL PARAISO)","code":"Z04130454","father_code":"Z041304","gmap_reference_latitude":"-0.5906847","gmap_reference_longitude":"-79.5130091","acronym":""},"attach":[]},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Z041305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4014219"</text:p>
          </table:table-cell>
          <table:table-cell office:value-type="string" calcext:value-type="string">
            <text:p>"-79.9224912"</text:p>
          </table:table-cell>
          <table:table-cell office:value-type="string" calcext:value-type="string">
            <text:p>FAL</text:p>
          </table:table-cell>
          <table:table-cell/>
          <table:table-cell office:value-type="string" calcext:value-type="string">
            <text:p>{"Ubication":{"id":677,"created_at":"43768,6659722222","updated_at":"43768,6659722222","name":"FLAVIO ALFARO","code":"Z041305","father_code":"Z0413","gmap_reference_latitude":"-0.4014219","gmap_reference_longitude":"-79.9224912","acronym":"FAL"},"attach":[]},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LAVIO ALFARO</text:p>
          </table:table-cell>
          <table:table-cell office:value-type="string" calcext:value-type="string">
            <text:p>Z04130550</text:p>
          </table:table-cell>
          <table:table-cell office:value-type="string" calcext:value-type="string">
            <text:p>Z041305</text:p>
          </table:table-cell>
          <table:table-cell office:value-type="string" calcext:value-type="string">
            <text:p>"-0.4014219"</text:p>
          </table:table-cell>
          <table:table-cell office:value-type="string" calcext:value-type="string">
            <text:p>"-79.9224912"</text:p>
          </table:table-cell>
          <table:table-cell table:number-columns-repeated="2"/>
          <table:table-cell office:value-type="string" calcext:value-type="string">
            <text:p>{"Ubication":{"id":678,"created_at":"43768,6659722222","updated_at":"43768,6659722222","name":"FLAVIO ALFARO","code":"Z04130550","father_code":"Z041305","gmap_reference_latitude":"-0.4014219","gmap_reference_longitude":"-79.9224912","acronym":""},"attach":[]},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NOVILLO (CAB. EN NOVILLO)</text:p>
          </table:table-cell>
          <table:table-cell office:value-type="string" calcext:value-type="string">
            <text:p>Z04130551</text:p>
          </table:table-cell>
          <table:table-cell office:value-type="string" calcext:value-type="string">
            <text:p>Z041305</text:p>
          </table:table-cell>
          <table:table-cell office:value-type="string" calcext:value-type="string">
            <text:p>"-0.4014219"</text:p>
          </table:table-cell>
          <table:table-cell office:value-type="string" calcext:value-type="string">
            <text:p>"-79.9224912"</text:p>
          </table:table-cell>
          <table:table-cell table:number-columns-repeated="2"/>
          <table:table-cell office:value-type="string" calcext:value-type="string">
            <text:p>{"Ubication":{"id":679,"created_at":"43768,6659722222","updated_at":"43768,6659722222","name":"SAN FRANCISCO DE NOVILLO (CAB. EN NOVILLO)","code":"Z04130551","father_code":"Z041305","gmap_reference_latitude":"-0.4014219","gmap_reference_longitude":"-79.9224912","acronym":""},"attach":[]},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PALLO</text:p>
          </table:table-cell>
          <table:table-cell office:value-type="string" calcext:value-type="string">
            <text:p>Z04130552</text:p>
          </table:table-cell>
          <table:table-cell office:value-type="string" calcext:value-type="string">
            <text:p>Z041305</text:p>
          </table:table-cell>
          <table:table-cell office:value-type="string" calcext:value-type="string">
            <text:p>"-0.4014219"</text:p>
          </table:table-cell>
          <table:table-cell office:value-type="string" calcext:value-type="string">
            <text:p>"-79.9224912"</text:p>
          </table:table-cell>
          <table:table-cell table:number-columns-repeated="2"/>
          <table:table-cell office:value-type="string" calcext:value-type="string">
            <text:p>{"Ubication":{"id":680,"created_at":"43768,6659722222","updated_at":"43768,6659722222","name":"ZAPALLO","code":"Z04130552","father_code":"Z041305","gmap_reference_latitude":"-0.4014219","gmap_reference_longitude":"-79.9224912","acronym":""},"attach":[]},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office:value-type="string" calcext:value-type="string">
            <text:p>JPP</text:p>
          </table:table-cell>
          <table:table-cell/>
          <table:table-cell office:value-type="string" calcext:value-type="string">
            <text:p>{"Ubication":{"id":681,"created_at":"43768,6659722222","updated_at":"43768,6659722222","name":"JIPIJAPA","code":"Z041306","father_code":"Z0413","gmap_reference_latitude":"-0.2107854","gmap_reference_longitude":"-78.5092769","acronym":"JPP"},"attach":[]},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IPIJAPA</text:p>
          </table:table-cell>
          <table:table-cell office:value-type="string" calcext:value-type="string">
            <text:p>Z04130650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682,"created_at":"43768,6659722222","updated_at":"43768,6659722222","name":"JIPIJAPA","code":"Z04130650","father_code":"Z041306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OCTOR MIGUEL MORĂN LUCIO </text:p>
          </table:table-cell>
          <table:table-cell office:value-type="string" calcext:value-type="string">
            <text:p>Z04130601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3552345"</text:p>
          </table:table-cell>
          <table:table-cell office:value-type="string" calcext:value-type="string">
            <text:p>"-80.5877678"</text:p>
          </table:table-cell>
          <table:table-cell table:number-columns-repeated="2"/>
          <table:table-cell office:value-type="string" calcext:value-type="string">
            <text:p>{"Ubication":{"id":683,"created_at":"43768,6659722222","updated_at":"43768,6659722222","name":"DOCTOR MIGUEL MORĂN LUCIO ","code":"Z04130601","father_code":"Z041306","gmap_reference_latitude":"-1.3552345","gmap_reference_longitude":"-80.5877678","acronym":""},"attach":[]},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UEL INOCENCIO PARRALES Y GUALE</text:p>
          </table:table-cell>
          <table:table-cell office:value-type="string" calcext:value-type="string">
            <text:p>Z04130602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3559783"</text:p>
          </table:table-cell>
          <table:table-cell office:value-type="string" calcext:value-type="string">
            <text:p>"-80.5975776"</text:p>
          </table:table-cell>
          <table:table-cell table:number-columns-repeated="2"/>
          <table:table-cell office:value-type="string" calcext:value-type="string">
            <text:p>{"Ubication":{"id":684,"created_at":"43768,6659722222","updated_at":"43768,6659722222","name":"MANUEL INOCENCIO PARRALES Y GUALE","code":"Z04130602","father_code":"Z041306","gmap_reference_latitude":"-1.3559783","gmap_reference_longitude":"-80.5975776","acronym":""},"attach":[]},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ORENZO DE JIPIJAPA</text:p>
          </table:table-cell>
          <table:table-cell office:value-type="string" calcext:value-type="string">
            <text:p>Z04130603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29989"</text:p>
          </table:table-cell>
          <table:table-cell table:number-columns-repeated="2"/>
          <table:table-cell office:value-type="string" calcext:value-type="string">
            <text:p>{"Ubication":{"id":685,"created_at":"43768,6659722222","updated_at":"43768,6659722222","name":"SAN LORENZO DE JIPIJAPA","code":"Z04130603","father_code":"Z041306","gmap_reference_latitude":"-1.3532951","gmap_reference_longitude":"-80.6029989","acronym":""},"attach":[]},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Z04130651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5178029"</text:p>
          </table:table-cell>
          <table:table-cell office:value-type="string" calcext:value-type="string">
            <text:p>"-80.8699196"</text:p>
          </table:table-cell>
          <table:table-cell table:number-columns-repeated="2"/>
          <table:table-cell office:value-type="string" calcext:value-type="string">
            <text:p>{"Ubication":{"id":686,"created_at":"43768,6659722222","updated_at":"43768,6659722222","name":"AMERICA","code":"Z04130651","father_code":"Z041306","gmap_reference_latitude":"-1.5178029","gmap_reference_longitude":"-80.8699196","acronym":""},"attach":[]},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ANEGADO (CAB. EN ELOY ALFARO)</text:p>
          </table:table-cell>
          <table:table-cell office:value-type="string" calcext:value-type="string">
            <text:p>Z04130652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5070455"</text:p>
          </table:table-cell>
          <table:table-cell office:value-type="string" calcext:value-type="string">
            <text:p>"-80.5929038"</text:p>
          </table:table-cell>
          <table:table-cell table:number-columns-repeated="2"/>
          <table:table-cell office:value-type="string" calcext:value-type="string">
            <text:p>{"Ubication":{"id":687,"created_at":"43768,6659722222","updated_at":"43768,6659722222","name":"EL ANEGADO (CAB. EN ELOY ALFARO)","code":"Z04130652","father_code":"Z041306","gmap_reference_latitude":"-1.5070455","gmap_reference_longitude":"-80.5929038","acronym":""},"attach":[]},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LCUY</text:p>
          </table:table-cell>
          <table:table-cell office:value-type="string" calcext:value-type="string">
            <text:p>Z04130653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4753416"</text:p>
          </table:table-cell>
          <table:table-cell office:value-type="string" calcext:value-type="string">
            <text:p>"-80.6337262"</text:p>
          </table:table-cell>
          <table:table-cell table:number-columns-repeated="2"/>
          <table:table-cell office:value-type="string" calcext:value-type="string">
            <text:p>{"Ubication":{"id":688,"created_at":"43768,6659722222","updated_at":"43768,6659722222","name":"JULCUY","code":"Z04130653","father_code":"Z041306","gmap_reference_latitude":"-1.4753416","gmap_reference_longitude":"-80.6337262","acronym":""},"attach":[]},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4130654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689,"created_at":"43768,6659722222","updated_at":"43768,6659722222","name":"LA UNION","code":"Z04130654","father_code":"Z041306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MBRILLAL</text:p>
          </table:table-cell>
          <table:table-cell office:value-type="string" calcext:value-type="string">
            <text:p>Z04130656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2371318"</text:p>
          </table:table-cell>
          <table:table-cell office:value-type="string" calcext:value-type="string">
            <text:p>"-80.673616"</text:p>
          </table:table-cell>
          <table:table-cell table:number-columns-repeated="2"/>
          <table:table-cell office:value-type="string" calcext:value-type="string">
            <text:p>{"Ubication":{"id":690,"created_at":"43768,6659722222","updated_at":"43768,6659722222","name":"MEMBRILLAL","code":"Z04130656","father_code":"Z041306","gmap_reference_latitude":"-1.2371318","gmap_reference_longitude":"-80.673616","acronym":""},"attach":[]},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RO PABLO GOMEZ</text:p>
          </table:table-cell>
          <table:table-cell office:value-type="string" calcext:value-type="string">
            <text:p>Z04130657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6272259"</text:p>
          </table:table-cell>
          <table:table-cell office:value-type="string" calcext:value-type="string">
            <text:p>"-80.5716627"</text:p>
          </table:table-cell>
          <table:table-cell table:number-columns-repeated="2"/>
          <table:table-cell office:value-type="string" calcext:value-type="string">
            <text:p>{"Ubication":{"id":691,"created_at":"43768,6659722222","updated_at":"43768,6659722222","name":"PEDRO PABLO GOMEZ","code":"Z04130657","father_code":"Z041306","gmap_reference_latitude":"-1.6272259","gmap_reference_longitude":"-80.5716627","acronym":""},"attach":[]},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DE CAYO</text:p>
          </table:table-cell>
          <table:table-cell office:value-type="string" calcext:value-type="string">
            <text:p>Z04130658</text:p>
          </table:table-cell>
          <table:table-cell office:value-type="string" calcext:value-type="string">
            <text:p>Z041306</text:p>
          </table:table-cell>
          <table:table-cell office:value-type="string" calcext:value-type="string">
            <text:p>"-1.331135"</text:p>
          </table:table-cell>
          <table:table-cell office:value-type="string" calcext:value-type="string">
            <text:p>"-80.7757775"</text:p>
          </table:table-cell>
          <table:table-cell table:number-columns-repeated="2"/>
          <table:table-cell office:value-type="string" calcext:value-type="string">
            <text:p>{"Ubication":{"id":692,"created_at":"43768,6659722222","updated_at":"43768,6659722222","name":"PUERTO DE CAYO","code":"Z04130658","father_code":"Z041306","gmap_reference_latitude":"-1.331135","gmap_reference_longitude":"-80.7757775","acronym":""},"attach":[]},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NĂN</text:p>
          </table:table-cell>
          <table:table-cell office:value-type="string" calcext:value-type="string">
            <text:p>Z041307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9288619"</text:p>
          </table:table-cell>
          <table:table-cell office:value-type="string" calcext:value-type="string">
            <text:p>"-80.2151727"</text:p>
          </table:table-cell>
          <table:table-cell office:value-type="string" calcext:value-type="string">
            <text:p>JNN</text:p>
          </table:table-cell>
          <table:table-cell/>
          <table:table-cell office:value-type="string" calcext:value-type="string">
            <text:p>{"Ubication":{"id":693,"created_at":"43768,6659722222","updated_at":"43768,6659722222","name":"JUNĂN","code":"Z041307","father_code":"Z0413","gmap_reference_latitude":"-0.9288619","gmap_reference_longitude":"-80.2151727","acronym":"JNN"},"attach":[]},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NĂN</text:p>
          </table:table-cell>
          <table:table-cell office:value-type="string" calcext:value-type="string">
            <text:p>Z04130750</text:p>
          </table:table-cell>
          <table:table-cell office:value-type="string" calcext:value-type="string">
            <text:p>Z041307</text:p>
          </table:table-cell>
          <table:table-cell office:value-type="string" calcext:value-type="string">
            <text:p>"-0.9288619"</text:p>
          </table:table-cell>
          <table:table-cell office:value-type="string" calcext:value-type="string">
            <text:p>"-80.2151727"</text:p>
          </table:table-cell>
          <table:table-cell table:number-columns-repeated="2"/>
          <table:table-cell office:value-type="string" calcext:value-type="string">
            <text:p>{"Ubication":{"id":694,"created_at":"43768,6659722222","updated_at":"43768,6659722222","name":"JUNĂN","code":"Z04130750","father_code":"Z041307","gmap_reference_latitude":"-0.9288619","gmap_reference_longitude":"-80.2151727","acronym":""},"attach":[]},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9683162"</text:p>
          </table:table-cell>
          <table:table-cell office:value-type="string" calcext:value-type="string">
            <text:p>"-80.7795562"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{"Ubication":{"id":695,"created_at":"43768,6659722222","updated_at":"43768,6659722222","name":"MANTA","code":"Z041308","father_code":"Z0413","gmap_reference_latitude":"-0.9683162","gmap_reference_longitude":"-80.7795562","acronym":"MEC"},"attach":[]},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TA (RURAL)</text:p>
          </table:table-cell>
          <table:table-cell office:value-type="string" calcext:value-type="string">
            <text:p>Z04130850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0.9683162"</text:p>
          </table:table-cell>
          <table:table-cell office:value-type="string" calcext:value-type="string">
            <text:p>"-80.7795562"</text:p>
          </table:table-cell>
          <table:table-cell table:number-columns-repeated="2"/>
          <table:table-cell office:value-type="string" calcext:value-type="string">
            <text:p>{"Ubication":{"id":696,"created_at":"43768,6659722222","updated_at":"43768,6659722222","name":"MANTA (RURAL)","code":"Z04130850","father_code":"Z041308","gmap_reference_latitude":"-0.9683162","gmap_reference_longitude":"-80.7795562","acronym":""},"attach":[]},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Z04130802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0.9683162"</text:p>
          </table:table-cell>
          <table:table-cell office:value-type="string" calcext:value-type="string">
            <text:p>"-80.7795562"</text:p>
          </table:table-cell>
          <table:table-cell table:number-columns-repeated="2"/>
          <table:table-cell office:value-type="string" calcext:value-type="string">
            <text:p>{"Ubication":{"id":697,"created_at":"43768,6659722222","updated_at":"43768,6659722222","name":"MANTA","code":"Z04130802","father_code":"Z041308","gmap_reference_latitude":"-0.9683162","gmap_reference_longitude":"-80.7795562","acronym":""},"attach":[]},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ESTEROS</text:p>
          </table:table-cell>
          <table:table-cell office:value-type="string" calcext:value-type="string">
            <text:p>Z04130801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0.9770703"</text:p>
          </table:table-cell>
          <table:table-cell office:value-type="string" calcext:value-type="string">
            <text:p>"-80.7228515"</text:p>
          </table:table-cell>
          <table:table-cell table:number-columns-repeated="2"/>
          <table:table-cell office:value-type="string" calcext:value-type="string">
            <text:p>{"Ubication":{"id":698,"created_at":"43768,6659722222","updated_at":"43768,6659722222","name":"LOS ESTEROS","code":"Z04130801","father_code":"Z041308","gmap_reference_latitude":"-0.9770703","gmap_reference_longitude":"-80.7228515","acronym":""},"attach":[]},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Z04130803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0.9736862"</text:p>
          </table:table-cell>
          <table:table-cell office:value-type="string" calcext:value-type="string">
            <text:p>"-80.6988018"</text:p>
          </table:table-cell>
          <table:table-cell table:number-columns-repeated="2"/>
          <table:table-cell office:value-type="string" calcext:value-type="string">
            <text:p>{"Ubication":{"id":699,"created_at":"43768,6659722222","updated_at":"43768,6659722222","name":"SAN MATEO","code":"Z04130803","father_code":"Z041308","gmap_reference_latitude":"-0.9736862","gmap_reference_longitude":"-80.6988018","acronym":""},"attach":[]},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Z04130804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1.5124135"</text:p>
          </table:table-cell>
          <table:table-cell office:value-type="string" calcext:value-type="string">
            <text:p>"-78.0104454"</text:p>
          </table:table-cell>
          <table:table-cell table:number-columns-repeated="2"/>
          <table:table-cell office:value-type="string" calcext:value-type="string">
            <text:p>{"Ubication":{"id":700,"created_at":"43768,6659722222","updated_at":"43768,6659722222","name":"TARQUI","code":"Z04130804","father_code":"Z041308","gmap_reference_latitude":"-1.5124135","gmap_reference_longitude":"-78.0104454","acronym":""},"attach":[]},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Z04130805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0.401069"</text:p>
          </table:table-cell>
          <table:table-cell office:value-type="string" calcext:value-type="string">
            <text:p>"-80.0972907"</text:p>
          </table:table-cell>
          <table:table-cell table:number-columns-repeated="2"/>
          <table:table-cell office:value-type="string" calcext:value-type="string">
            <text:p>{"Ubication":{"id":701,"created_at":"43768,6659722222","updated_at":"43768,6659722222","name":"ELOY ALFARO","code":"Z04130805","father_code":"Z041308","gmap_reference_latitude":"-0.401069","gmap_reference_longitude":"-80.0972907","acronym":""},"attach":[]},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Z04130851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1.0661809"</text:p>
          </table:table-cell>
          <table:table-cell office:value-type="string" calcext:value-type="string">
            <text:p>"-80.9139526"</text:p>
          </table:table-cell>
          <table:table-cell table:number-columns-repeated="2"/>
          <table:table-cell office:value-type="string" calcext:value-type="string">
            <text:p>{"Ubication":{"id":702,"created_at":"43768,6659722222","updated_at":"43768,6659722222","name":"SAN LORENZO","code":"Z04130851","father_code":"Z041308","gmap_reference_latitude":"-1.0661809","gmap_reference_longitude":"-80.9139526","acronym":""},"attach":[]},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MARIANITA (BOCA DE PACOCHE)</text:p>
          </table:table-cell>
          <table:table-cell office:value-type="string" calcext:value-type="string">
            <text:p>Z04130852</text:p>
          </table:table-cell>
          <table:table-cell office:value-type="string" calcext:value-type="string">
            <text:p>Z041308</text:p>
          </table:table-cell>
          <table:table-cell office:value-type="string" calcext:value-type="string">
            <text:p>"-1.0126452"</text:p>
          </table:table-cell>
          <table:table-cell office:value-type="string" calcext:value-type="string">
            <text:p>"-80.8846318"</text:p>
          </table:table-cell>
          <table:table-cell table:number-columns-repeated="2"/>
          <table:table-cell office:value-type="string" calcext:value-type="string">
            <text:p>{"Ubication":{"id":703,"created_at":"43768,6659722222","updated_at":"43768,6659722222","name":"SANTA MARIANITA (BOCA DE PACOCHE)","code":"Z04130852","father_code":"Z041308","gmap_reference_latitude":"-1.0126452","gmap_reference_longitude":"-80.8846318","acronym":""},"attach":[]},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0461712"</text:p>
          </table:table-cell>
          <table:table-cell office:value-type="string" calcext:value-type="string">
            <text:p>"-80.6783085"</text:p>
          </table:table-cell>
          <table:table-cell office:value-type="string" calcext:value-type="string">
            <text:p>MTC</text:p>
          </table:table-cell>
          <table:table-cell/>
          <table:table-cell office:value-type="string" calcext:value-type="string">
            <text:p>{"Ubication":{"id":704,"created_at":"43768,6659722222","updated_at":"43768,6659722222","name":"MONTECRISTI","code":"Z041309","father_code":"Z0413","gmap_reference_latitude":"-1.0461712","gmap_reference_longitude":"-80.6783085","acronym":"MTC"},"attach":[]},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ECRISTI (RURAL)</text:p>
          </table:table-cell>
          <table:table-cell office:value-type="string" calcext:value-type="string">
            <text:p>Z04130950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0461712"</text:p>
          </table:table-cell>
          <table:table-cell office:value-type="string" calcext:value-type="string">
            <text:p>"-80.6783085"</text:p>
          </table:table-cell>
          <table:table-cell table:number-columns-repeated="2"/>
          <table:table-cell office:value-type="string" calcext:value-type="string">
            <text:p>{"Ubication":{"id":705,"created_at":"43768,6659722222","updated_at":"43768,6659722222","name":"MONTECRISTI (RURAL)","code":"Z04130950","father_code":"Z041309","gmap_reference_latitude":"-1.0461712","gmap_reference_longitude":"-80.6783085","acronym":""},"attach":[]},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ECRISTI</text:p>
          </table:table-cell>
          <table:table-cell office:value-type="string" calcext:value-type="string">
            <text:p>Z04130902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0461712"</text:p>
          </table:table-cell>
          <table:table-cell office:value-type="string" calcext:value-type="string">
            <text:p>"-80.6783085"</text:p>
          </table:table-cell>
          <table:table-cell table:number-columns-repeated="2"/>
          <table:table-cell office:value-type="string" calcext:value-type="string">
            <text:p>{"Ubication":{"id":706,"created_at":"43768,6659722222","updated_at":"43768,6659722222","name":"MONTECRISTI","code":"Z04130902","father_code":"Z041309","gmap_reference_latitude":"-1.0461712","gmap_reference_longitude":"-80.6783085","acronym":""},"attach":[]},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ĂBAL SAN ANDRĂS</text:p>
          </table:table-cell>
          <table:table-cell office:value-type="string" calcext:value-type="string">
            <text:p>Z04130901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0214873"</text:p>
          </table:table-cell>
          <table:table-cell office:value-type="string" calcext:value-type="string">
            <text:p>"-80.6799544"</text:p>
          </table:table-cell>
          <table:table-cell table:number-columns-repeated="2"/>
          <table:table-cell office:value-type="string" calcext:value-type="string">
            <text:p>{"Ubication":{"id":707,"created_at":"43768,6659722222","updated_at":"43768,6659722222","name":"ANĂBAL SAN ANDRĂS","code":"Z04130901","father_code":"Z041309","gmap_reference_latitude":"-1.0214873","gmap_reference_longitude":"-80.6799544","acronym":""},"attach":[]},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OLORADO</text:p>
          </table:table-cell>
          <table:table-cell office:value-type="string" calcext:value-type="string">
            <text:p>Z04130903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1192749"</text:p>
          </table:table-cell>
          <table:table-cell office:value-type="string" calcext:value-type="string">
            <text:p>"-80.9184209"</text:p>
          </table:table-cell>
          <table:table-cell table:number-columns-repeated="2"/>
          <table:table-cell office:value-type="string" calcext:value-type="string">
            <text:p>{"Ubication":{"id":708,"created_at":"43768,6659722222","updated_at":"43768,6659722222","name":"EL COLORADO","code":"Z04130903","father_code":"Z041309","gmap_reference_latitude":"-1.1192749","gmap_reference_longitude":"-80.9184209","acronym":""},"attach":[]},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ELOY ALFARO</text:p>
          </table:table-cell>
          <table:table-cell office:value-type="string" calcext:value-type="string">
            <text:p>Z04130904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0545206"</text:p>
          </table:table-cell>
          <table:table-cell office:value-type="string" calcext:value-type="string">
            <text:p>"-80.6659341"</text:p>
          </table:table-cell>
          <table:table-cell table:number-columns-repeated="2"/>
          <table:table-cell office:value-type="string" calcext:value-type="string">
            <text:p>{"Ubication":{"id":709,"created_at":"43768,6659722222","updated_at":"43768,6659722222","name":"GENERAL ELOY ALFARO","code":"Z04130904","father_code":"Z041309","gmap_reference_latitude":"-1.0545206","gmap_reference_longitude":"-80.6659341","acronym":""},"attach":[]},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EONIDAS PROAĂO</text:p>
          </table:table-cell>
          <table:table-cell office:value-type="string" calcext:value-type="string">
            <text:p>Z04130905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0052498"</text:p>
          </table:table-cell>
          <table:table-cell office:value-type="string" calcext:value-type="string">
            <text:p>"-80.7245173"</text:p>
          </table:table-cell>
          <table:table-cell table:number-columns-repeated="2"/>
          <table:table-cell office:value-type="string" calcext:value-type="string">
            <text:p>{"Ubication":{"id":710,"created_at":"43768,6659722222","updated_at":"43768,6659722222","name":"LEONIDAS PROAĂO","code":"Z04130905","father_code":"Z041309","gmap_reference_latitude":"-1.0052498","gmap_reference_longitude":"-80.7245173","acronym":""},"attach":[]},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ILA</text:p>
          </table:table-cell>
          <table:table-cell office:value-type="string" calcext:value-type="string">
            <text:p>Z04130952</text:p>
          </table:table-cell>
          <table:table-cell office:value-type="string" calcext:value-type="string">
            <text:p>Z041309</text:p>
          </table:table-cell>
          <table:table-cell office:value-type="string" calcext:value-type="string">
            <text:p>"-1.1072756"</text:p>
          </table:table-cell>
          <table:table-cell office:value-type="string" calcext:value-type="string">
            <text:p>"-80.5987075"</text:p>
          </table:table-cell>
          <table:table-cell table:number-columns-repeated="2"/>
          <table:table-cell office:value-type="string" calcext:value-type="string">
            <text:p>{"Ubication":{"id":711,"created_at":"43768,6659722222","updated_at":"43768,6659722222","name":"LA PILA","code":"Z04130952","father_code":"Z041309","gmap_reference_latitude":"-1.1072756","gmap_reference_longitude":"-80.5987075","acronym":""},"attach":[]},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JĂN</text:p>
          </table:table-cell>
          <table:table-cell office:value-type="string" calcext:value-type="string">
            <text:p>Z041310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5522296"</text:p>
          </table:table-cell>
          <table:table-cell office:value-type="string" calcext:value-type="string">
            <text:p>"-80.4427102"</text:p>
          </table:table-cell>
          <table:table-cell office:value-type="string" calcext:value-type="string">
            <text:p>PJN</text:p>
          </table:table-cell>
          <table:table-cell/>
          <table:table-cell office:value-type="string" calcext:value-type="string">
            <text:p>{"Ubication":{"id":712,"created_at":"43768,6659722222","updated_at":"43768,6659722222","name":"PAJĂN","code":"Z041310","father_code":"Z0413","gmap_reference_latitude":"-1.5522296","gmap_reference_longitude":"-80.4427102","acronym":"PJN"},"attach":[]},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JĂN</text:p>
          </table:table-cell>
          <table:table-cell office:value-type="string" calcext:value-type="string">
            <text:p>Z04131050</text:p>
          </table:table-cell>
          <table:table-cell office:value-type="string" calcext:value-type="string">
            <text:p>Z041310</text:p>
          </table:table-cell>
          <table:table-cell office:value-type="string" calcext:value-type="string">
            <text:p>"-1.5522296"</text:p>
          </table:table-cell>
          <table:table-cell office:value-type="string" calcext:value-type="string">
            <text:p>"-80.4427102"</text:p>
          </table:table-cell>
          <table:table-cell table:number-columns-repeated="2"/>
          <table:table-cell office:value-type="string" calcext:value-type="string">
            <text:p>{"Ubication":{"id":713,"created_at":"43768,6659722222","updated_at":"43768,6659722222","name":"PAJĂN","code":"Z04131050","father_code":"Z041310","gmap_reference_latitude":"-1.5522296","gmap_reference_longitude":"-80.4427102","acronym":""},"attach":[]},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MPOZANO (LA PALMA DE PAJAN)</text:p>
          </table:table-cell>
          <table:table-cell office:value-type="string" calcext:value-type="string">
            <text:p>Z04131051</text:p>
          </table:table-cell>
          <table:table-cell office:value-type="string" calcext:value-type="string">
            <text:p>Z041310</text:p>
          </table:table-cell>
          <table:table-cell office:value-type="string" calcext:value-type="string">
            <text:p>"-1.6293899"</text:p>
          </table:table-cell>
          <table:table-cell office:value-type="string" calcext:value-type="string">
            <text:p>"-80.5226675"</text:p>
          </table:table-cell>
          <table:table-cell table:number-columns-repeated="2"/>
          <table:table-cell office:value-type="string" calcext:value-type="string">
            <text:p>{"Ubication":{"id":714,"created_at":"43768,6659722222","updated_at":"43768,6659722222","name":"CAMPOZANO (LA PALMA DE PAJAN)","code":"Z04131051","father_code":"Z041310","gmap_reference_latitude":"-1.6293899","gmap_reference_longitude":"-80.5226675","acronym":""},"attach":[]},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SCOL</text:p>
          </table:table-cell>
          <table:table-cell office:value-type="string" calcext:value-type="string">
            <text:p>Z04131052</text:p>
          </table:table-cell>
          <table:table-cell office:value-type="string" calcext:value-type="string">
            <text:p>Z041310</text:p>
          </table:table-cell>
          <table:table-cell office:value-type="string" calcext:value-type="string">
            <text:p>"-1.7764577"</text:p>
          </table:table-cell>
          <table:table-cell office:value-type="string" calcext:value-type="string">
            <text:p>"-80.5914811"</text:p>
          </table:table-cell>
          <table:table-cell table:number-columns-repeated="2"/>
          <table:table-cell office:value-type="string" calcext:value-type="string">
            <text:p>{"Ubication":{"id":715,"created_at":"43768,6659722222","updated_at":"43768,6659722222","name":"CASCOL","code":"Z04131052","father_code":"Z041310","gmap_reference_latitude":"-1.7764577","gmap_reference_longitude":"-80.5914811","acronym":""},"attach":[]},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E</text:p>
          </table:table-cell>
          <table:table-cell office:value-type="string" calcext:value-type="string">
            <text:p>Z04131053</text:p>
          </table:table-cell>
          <table:table-cell office:value-type="string" calcext:value-type="string">
            <text:p>Z041310</text:p>
          </table:table-cell>
          <table:table-cell office:value-type="string" calcext:value-type="string">
            <text:p>"-1.6294905"</text:p>
          </table:table-cell>
          <table:table-cell office:value-type="string" calcext:value-type="string">
            <text:p>"-80.2423811"</text:p>
          </table:table-cell>
          <table:table-cell table:number-columns-repeated="2"/>
          <table:table-cell office:value-type="string" calcext:value-type="string">
            <text:p>{"Ubication":{"id":716,"created_at":"43768,6659722222","updated_at":"43768,6659722222","name":"GUALE","code":"Z04131053","father_code":"Z041310","gmap_reference_latitude":"-1.6294905","gmap_reference_longitude":"-80.2423811","acronym":""},"attach":[]},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CANO</text:p>
          </table:table-cell>
          <table:table-cell office:value-type="string" calcext:value-type="string">
            <text:p>Z04131054</text:p>
          </table:table-cell>
          <table:table-cell office:value-type="string" calcext:value-type="string">
            <text:p>Z041310</text:p>
          </table:table-cell>
          <table:table-cell office:value-type="string" calcext:value-type="string">
            <text:p>"-1.5315725"</text:p>
          </table:table-cell>
          <table:table-cell office:value-type="string" calcext:value-type="string">
            <text:p>"-80.2326728"</text:p>
          </table:table-cell>
          <table:table-cell table:number-columns-repeated="2"/>
          <table:table-cell office:value-type="string" calcext:value-type="string">
            <text:p>{"Ubication":{"id":717,"created_at":"43768,6659722222","updated_at":"43768,6659722222","name":"LASCANO","code":"Z04131054","father_code":"Z041310","gmap_reference_latitude":"-1.5315725","gmap_reference_longitude":"-80.2326728","acronym":""},"attach":[]},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Z041311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office:value-type="string" calcext:value-type="string">
            <text:p>PIC</text:p>
          </table:table-cell>
          <table:table-cell/>
          <table:table-cell office:value-type="string" calcext:value-type="string">
            <text:p>{"Ubication":{"id":718,"created_at":"43768,6659722222","updated_at":"43768,6659722222","name":"PICHINCHA","code":"Z041311","father_code":"Z0413","gmap_reference_latitude":"-0.2107854","gmap_reference_longitude":"-78.5092769","acronym":"PIC"},"attach":[]},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CHINCHA</text:p>
          </table:table-cell>
          <table:table-cell office:value-type="string" calcext:value-type="string">
            <text:p>Z04131150</text:p>
          </table:table-cell>
          <table:table-cell office:value-type="string" calcext:value-type="string">
            <text:p>Z041311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719,"created_at":"43768,6659722222","updated_at":"43768,6659722222","name":"PICHINCHA","code":"Z04131150","father_code":"Z041311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RRAGANETE</text:p>
          </table:table-cell>
          <table:table-cell office:value-type="string" calcext:value-type="string">
            <text:p>Z04131151</text:p>
          </table:table-cell>
          <table:table-cell office:value-type="string" calcext:value-type="string">
            <text:p>Z041311</text:p>
          </table:table-cell>
          <table:table-cell office:value-type="string" calcext:value-type="string">
            <text:p>"-0.7409515"</text:p>
          </table:table-cell>
          <table:table-cell office:value-type="string" calcext:value-type="string">
            <text:p>"-79.9280089"</text:p>
          </table:table-cell>
          <table:table-cell table:number-columns-repeated="2"/>
          <table:table-cell office:value-type="string" calcext:value-type="string">
            <text:p>{"Ubication":{"id":720,"created_at":"43768,6659722222","updated_at":"43768,6659722222","name":"BARRAGANETE","code":"Z04131151","father_code":"Z041311","gmap_reference_latitude":"-0.7409515","gmap_reference_longitude":"-79.9280089","acronym":""},"attach":[]},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Z04131152</text:p>
          </table:table-cell>
          <table:table-cell office:value-type="string" calcext:value-type="string">
            <text:p>Z041311</text:p>
          </table:table-cell>
          <table:table-cell office:value-type="string" calcext:value-type="string">
            <text:p>"-1.0494253"</text:p>
          </table:table-cell>
          <table:table-cell office:value-type="string" calcext:value-type="string">
            <text:p>"-80.025809"</text:p>
          </table:table-cell>
          <table:table-cell table:number-columns-repeated="2"/>
          <table:table-cell office:value-type="string" calcext:value-type="string">
            <text:p>{"Ubication":{"id":721,"created_at":"43768,6659722222","updated_at":"43768,6659722222","name":"SAN SEBASTIAN","code":"Z04131152","father_code":"Z041311","gmap_reference_latitude":"-1.0494253","gmap_reference_longitude":"-80.025809","acronym":""},"attach":[]},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Z041312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923584"</text:p>
          </table:table-cell>
          <table:table-cell office:value-type="string" calcext:value-type="string">
            <text:p>"-80.4596615"</text:p>
          </table:table-cell>
          <table:table-cell office:value-type="string" calcext:value-type="string">
            <text:p>RCF</text:p>
          </table:table-cell>
          <table:table-cell/>
          <table:table-cell office:value-type="string" calcext:value-type="string">
            <text:p>{"Ubication":{"id":722,"created_at":"43768,6659722222","updated_at":"43768,6659722222","name":"ROCAFUERTE","code":"Z041312","father_code":"Z0413","gmap_reference_latitude":"-0.923584","gmap_reference_longitude":"-80.4596615","acronym":"RCF"},"attach":[]},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Z04131250</text:p>
          </table:table-cell>
          <table:table-cell office:value-type="string" calcext:value-type="string">
            <text:p>Z041312</text:p>
          </table:table-cell>
          <table:table-cell office:value-type="string" calcext:value-type="string">
            <text:p>"-0.923584"</text:p>
          </table:table-cell>
          <table:table-cell office:value-type="string" calcext:value-type="string">
            <text:p>"-80.4596615"</text:p>
          </table:table-cell>
          <table:table-cell table:number-columns-repeated="2"/>
          <table:table-cell office:value-type="string" calcext:value-type="string">
            <text:p>{"Ubication":{"id":723,"created_at":"43768,6659722222","updated_at":"43768,6659722222","name":"ROCAFUERTE","code":"Z04131250","father_code":"Z041312","gmap_reference_latitude":"-0.923584","gmap_reference_longitude":"-80.4596615","acronym":""},"attach":[]},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2046736"</text:p>
          </table:table-cell>
          <table:table-cell office:value-type="string" calcext:value-type="string">
            <text:p>"-80.3886369"</text:p>
          </table:table-cell>
          <table:table-cell office:value-type="string" calcext:value-type="string">
            <text:p>STA</text:p>
          </table:table-cell>
          <table:table-cell/>
          <table:table-cell office:value-type="string" calcext:value-type="string">
            <text:p>{"Ubication":{"id":724,"created_at":"43768,6659722222","updated_at":"43768,6659722222","name":"SANTA ANA","code":"Z041313","father_code":"Z0413","gmap_reference_latitude":"-1.2046736","gmap_reference_longitude":"-80.3886369","acronym":"STA"},"attach":[]},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ANA DE VUELTA LARGA</text:p>
          </table:table-cell>
          <table:table-cell office:value-type="string" calcext:value-type="string">
            <text:p>Z04131350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2046736"</text:p>
          </table:table-cell>
          <table:table-cell office:value-type="string" calcext:value-type="string">
            <text:p>"-80.3886369"</text:p>
          </table:table-cell>
          <table:table-cell table:number-columns-repeated="2"/>
          <table:table-cell office:value-type="string" calcext:value-type="string">
            <text:p>{"Ubication":{"id":725,"created_at":"43768,6659722222","updated_at":"43768,6659722222","name":"SANTA ANA DE VUELTA LARGA","code":"Z04131350","father_code":"Z041313","gmap_reference_latitude":"-1.2046736","gmap_reference_longitude":"-80.3886369","acronym":""},"attach":[]},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Z04131301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2046736"</text:p>
          </table:table-cell>
          <table:table-cell office:value-type="string" calcext:value-type="string">
            <text:p>"-80.3886369"</text:p>
          </table:table-cell>
          <table:table-cell table:number-columns-repeated="2"/>
          <table:table-cell office:value-type="string" calcext:value-type="string">
            <text:p>{"Ubication":{"id":726,"created_at":"43768,6659722222","updated_at":"43768,6659722222","name":"SANTA ANA","code":"Z04131301","father_code":"Z041313","gmap_reference_latitude":"-1.2046736","gmap_reference_longitude":"-80.3886369","acronym":""},"attach":[]},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DANA</text:p>
          </table:table-cell>
          <table:table-cell office:value-type="string" calcext:value-type="string">
            <text:p>Z04131302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1961245"</text:p>
          </table:table-cell>
          <table:table-cell office:value-type="string" calcext:value-type="string">
            <text:p>"-80.3917856"</text:p>
          </table:table-cell>
          <table:table-cell table:number-columns-repeated="2"/>
          <table:table-cell office:value-type="string" calcext:value-type="string">
            <text:p>{"Ubication":{"id":727,"created_at":"43768,6659722222","updated_at":"43768,6659722222","name":"LODANA","code":"Z04131302","father_code":"Z041313","gmap_reference_latitude":"-1.1961245","gmap_reference_longitude":"-80.3917856","acronym":""},"attach":[]},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Z04131351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2046736"</text:p>
          </table:table-cell>
          <table:table-cell office:value-type="string" calcext:value-type="string">
            <text:p>"-80.3886369"</text:p>
          </table:table-cell>
          <table:table-cell table:number-columns-repeated="2"/>
          <table:table-cell office:value-type="string" calcext:value-type="string">
            <text:p>{"Ubication":{"id":728,"created_at":"43768,6659722222","updated_at":"43768,6659722222","name":"AYACUCHO","code":"Z04131351","father_code":"Z041313","gmap_reference_latitude":"-1.2046736","gmap_reference_longitude":"-80.3886369","acronym":""},"attach":[]},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ONORATO VASQUEZ (CAB EN VASQUEZ)</text:p>
          </table:table-cell>
          <table:table-cell office:value-type="string" calcext:value-type="string">
            <text:p>Z04131352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1112342"</text:p>
          </table:table-cell>
          <table:table-cell office:value-type="string" calcext:value-type="string">
            <text:p>"-80.2259508"</text:p>
          </table:table-cell>
          <table:table-cell table:number-columns-repeated="2"/>
          <table:table-cell office:value-type="string" calcext:value-type="string">
            <text:p>{"Ubication":{"id":729,"created_at":"43768,6659722222","updated_at":"43768,6659722222","name":"HONORATO VASQUEZ (CAB EN VASQUEZ)","code":"Z04131352","father_code":"Z041313","gmap_reference_latitude":"-1.1112342","gmap_reference_longitude":"-80.2259508","acronym":""},"attach":[]},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4131353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730,"created_at":"43768,6659722222","updated_at":"43768,6659722222","name":"LA UNION","code":"Z04131353","father_code":"Z041313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ABLO (CAB EN PUEBLO NUEVO)</text:p>
          </table:table-cell>
          <table:table-cell office:value-type="string" calcext:value-type="string">
            <text:p>Z04131355</text:p>
          </table:table-cell>
          <table:table-cell office:value-type="string" calcext:value-type="string">
            <text:p>Z041313</text:p>
          </table:table-cell>
          <table:table-cell office:value-type="string" calcext:value-type="string">
            <text:p>"-1.2092111"</text:p>
          </table:table-cell>
          <table:table-cell office:value-type="string" calcext:value-type="string">
            <text:p>"-80.1543237"</text:p>
          </table:table-cell>
          <table:table-cell table:number-columns-repeated="2"/>
          <table:table-cell office:value-type="string" calcext:value-type="string">
            <text:p>{"Ubication":{"id":731,"created_at":"43768,6659722222","updated_at":"43768,6659722222","name":"SAN PABLO (CAB EN PUEBLO NUEVO)","code":"Z04131355","father_code":"Z041313","gmap_reference_latitude":"-1.2092111","gmap_reference_longitude":"-80.1543237","acronym":""},"attach":[]},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Z041314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2762826"</text:p>
          </table:table-cell>
          <table:table-cell office:value-type="string" calcext:value-type="string">
            <text:p>"-80.4412081"</text:p>
          </table:table-cell>
          <table:table-cell office:value-type="string" calcext:value-type="string">
            <text:p>SCR</text:p>
          </table:table-cell>
          <table:table-cell/>
          <table:table-cell office:value-type="string" calcext:value-type="string">
            <text:p>{"Ubication":{"id":732,"created_at":"43768,6659722222","updated_at":"43768,6659722222","name":"SUCRE","code":"Z041314","father_code":"Z0413","gmap_reference_latitude":"-1.2762826","gmap_reference_longitude":"-80.4412081","acronym":"SCR"},"attach":[]},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HIA DE CARAQUEZ (RURAL)</text:p>
          </table:table-cell>
          <table:table-cell office:value-type="string" calcext:value-type="string">
            <text:p>Z04131450</text:p>
          </table:table-cell>
          <table:table-cell office:value-type="string" calcext:value-type="string">
            <text:p>Z041314</text:p>
          </table:table-cell>
          <table:table-cell office:value-type="string" calcext:value-type="string">
            <text:p>"-0.6350051"</text:p>
          </table:table-cell>
          <table:table-cell office:value-type="string" calcext:value-type="string">
            <text:p>"-80.4504356"</text:p>
          </table:table-cell>
          <table:table-cell table:number-columns-repeated="2"/>
          <table:table-cell office:value-type="string" calcext:value-type="string">
            <text:p>{"Ubication":{"id":733,"created_at":"43768,6659722222","updated_at":"43768,6659722222","name":"BAHIA DE CARAQUEZ (RURAL)","code":"Z04131450","father_code":"Z041314","gmap_reference_latitude":"-0.6350051","gmap_reference_longitude":"-80.4504356","acronym":""},"attach":[]},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HIA DE CARAQUEZ</text:p>
          </table:table-cell>
          <table:table-cell office:value-type="string" calcext:value-type="string">
            <text:p>Z04131401</text:p>
          </table:table-cell>
          <table:table-cell office:value-type="string" calcext:value-type="string">
            <text:p>Z041314</text:p>
          </table:table-cell>
          <table:table-cell office:value-type="string" calcext:value-type="string">
            <text:p>"-0.6350051"</text:p>
          </table:table-cell>
          <table:table-cell office:value-type="string" calcext:value-type="string">
            <text:p>"-80.4504356"</text:p>
          </table:table-cell>
          <table:table-cell table:number-columns-repeated="2"/>
          <table:table-cell office:value-type="string" calcext:value-type="string">
            <text:p>{"Ubication":{"id":734,"created_at":"43768,6659722222","updated_at":"43768,6659722222","name":"BAHIA DE CARAQUEZ","code":"Z04131401","father_code":"Z041314","gmap_reference_latitude":"-0.6350051","gmap_reference_longitude":"-80.4504356","acronym":""},"attach":[]},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EONIDAS PLAZA GUTIĂRREZ</text:p>
          </table:table-cell>
          <table:table-cell office:value-type="string" calcext:value-type="string">
            <text:p>Z04131402</text:p>
          </table:table-cell>
          <table:table-cell office:value-type="string" calcext:value-type="string">
            <text:p>Z041314</text:p>
          </table:table-cell>
          <table:table-cell office:value-type="string" calcext:value-type="string">
            <text:p>"-1.2762826"</text:p>
          </table:table-cell>
          <table:table-cell office:value-type="string" calcext:value-type="string">
            <text:p>"-80.4412081"</text:p>
          </table:table-cell>
          <table:table-cell table:number-columns-repeated="2"/>
          <table:table-cell office:value-type="string" calcext:value-type="string">
            <text:p>{"Ubication":{"id":735,"created_at":"43768,6659722222","updated_at":"43768,6659722222","name":"LEONIDAS PLAZA GUTIĂRREZ","code":"Z04131402","father_code":"Z041314","gmap_reference_latitude":"-1.2762826","gmap_reference_longitude":"-80.4412081","acronym":""},"attach":[]},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RAPOTO</text:p>
          </table:table-cell>
          <table:table-cell office:value-type="string" calcext:value-type="string">
            <text:p>Z04131453</text:p>
          </table:table-cell>
          <table:table-cell office:value-type="string" calcext:value-type="string">
            <text:p>Z041314</text:p>
          </table:table-cell>
          <table:table-cell office:value-type="string" calcext:value-type="string">
            <text:p>"-0.8378278"</text:p>
          </table:table-cell>
          <table:table-cell office:value-type="string" calcext:value-type="string">
            <text:p>"-80.4916548"</text:p>
          </table:table-cell>
          <table:table-cell table:number-columns-repeated="2"/>
          <table:table-cell office:value-type="string" calcext:value-type="string">
            <text:p>{"Ubication":{"id":736,"created_at":"43768,6659722222","updated_at":"43768,6659722222","name":"CHARAPOTO","code":"Z04131453","father_code":"Z041314","gmap_reference_latitude":"-0.8378278","gmap_reference_longitude":"-80.4916548","acronym":""},"attach":[]},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Z04131457</text:p>
          </table:table-cell>
          <table:table-cell office:value-type="string" calcext:value-type="string">
            <text:p>Z041314</text:p>
          </table:table-cell>
          <table:table-cell office:value-type="string" calcext:value-type="string">
            <text:p>"-0.3786823"</text:p>
          </table:table-cell>
          <table:table-cell office:value-type="string" calcext:value-type="string">
            <text:p>"-80.1938867"</text:p>
          </table:table-cell>
          <table:table-cell table:number-columns-repeated="2"/>
          <table:table-cell office:value-type="string" calcext:value-type="string">
            <text:p>{"Ubication":{"id":737,"created_at":"43768,6659722222","updated_at":"43768,6659722222","name":"SAN ISIDRO","code":"Z04131457","father_code":"Z041314","gmap_reference_latitude":"-0.3786823","gmap_reference_longitude":"-80.1938867","acronym":""},"attach":[]},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Z041315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7829229"</text:p>
          </table:table-cell>
          <table:table-cell office:value-type="string" calcext:value-type="string">
            <text:p>"-80.2706632"</text:p>
          </table:table-cell>
          <table:table-cell office:value-type="string" calcext:value-type="string">
            <text:p>TSG</text:p>
          </table:table-cell>
          <table:table-cell/>
          <table:table-cell office:value-type="string" calcext:value-type="string">
            <text:p>{"Ubication":{"id":738,"created_at":"43768,6659722222","updated_at":"43768,6659722222","name":"TOSAGUA","code":"Z041315","father_code":"Z0413","gmap_reference_latitude":"-0.7829229","gmap_reference_longitude":"-80.2706632","acronym":"TSG"},"attach":[]},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SAGUA</text:p>
          </table:table-cell>
          <table:table-cell office:value-type="string" calcext:value-type="string">
            <text:p>Z04131550</text:p>
          </table:table-cell>
          <table:table-cell office:value-type="string" calcext:value-type="string">
            <text:p>Z041315</text:p>
          </table:table-cell>
          <table:table-cell office:value-type="string" calcext:value-type="string">
            <text:p>"-0.7829229"</text:p>
          </table:table-cell>
          <table:table-cell office:value-type="string" calcext:value-type="string">
            <text:p>"-80.2706632"</text:p>
          </table:table-cell>
          <table:table-cell table:number-columns-repeated="2"/>
          <table:table-cell office:value-type="string" calcext:value-type="string">
            <text:p>{"Ubication":{"id":739,"created_at":"43768,6659722222","updated_at":"43768,6659722222","name":"TOSAGUA","code":"Z04131550","father_code":"Z041315","gmap_reference_latitude":"-0.7829229","gmap_reference_longitude":"-80.2706632","acronym":""},"attach":[]},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CHILLERO</text:p>
          </table:table-cell>
          <table:table-cell office:value-type="string" calcext:value-type="string">
            <text:p>Z04131551</text:p>
          </table:table-cell>
          <table:table-cell office:value-type="string" calcext:value-type="string">
            <text:p>Z041315</text:p>
          </table:table-cell>
          <table:table-cell office:value-type="string" calcext:value-type="string">
            <text:p>"-0.7652445"</text:p>
          </table:table-cell>
          <table:table-cell office:value-type="string" calcext:value-type="string">
            <text:p>"-80.2184902"</text:p>
          </table:table-cell>
          <table:table-cell table:number-columns-repeated="2"/>
          <table:table-cell office:value-type="string" calcext:value-type="string">
            <text:p>{"Ubication":{"id":740,"created_at":"43768,6659722222","updated_at":"43768,6659722222","name":"BACHILLERO","code":"Z04131551","father_code":"Z041315","gmap_reference_latitude":"-0.7652445","gmap_reference_longitude":"-80.2184902","acronym":""},"attach":[]},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GEL PEDRO GILER (LA ESTANCILLA)</text:p>
          </table:table-cell>
          <table:table-cell office:value-type="string" calcext:value-type="string">
            <text:p>Z04131552</text:p>
          </table:table-cell>
          <table:table-cell office:value-type="string" calcext:value-type="string">
            <text:p>Z041315</text:p>
          </table:table-cell>
          <table:table-cell office:value-type="string" calcext:value-type="string">
            <text:p>"-0.8466624"</text:p>
          </table:table-cell>
          <table:table-cell office:value-type="string" calcext:value-type="string">
            <text:p>"-80.3166789"</text:p>
          </table:table-cell>
          <table:table-cell table:number-columns-repeated="2"/>
          <table:table-cell office:value-type="string" calcext:value-type="string">
            <text:p>{"Ubication":{"id":741,"created_at":"43768,6659722222","updated_at":"43768,6659722222","name":"ANGEL PEDRO GILER (LA ESTANCILLA)","code":"Z04131552","father_code":"Z041315","gmap_reference_latitude":"-0.8466624","gmap_reference_longitude":"-80.3166789","acronym":""},"attach":[]},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Z041316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9639597"</text:p>
          </table:table-cell>
          <table:table-cell office:value-type="string" calcext:value-type="string">
            <text:p>"-80.7271207"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{"Ubication":{"id":742,"created_at":"43768,6659722222","updated_at":"43768,6659722222","name":"24 DE MAYO","code":"Z041316","father_code":"Z0413","gmap_reference_latitude":"-0.9639597","gmap_reference_longitude":"-80.7271207","acronym":"MAY"},"attach":[]},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Z04135650</text:p>
          </table:table-cell>
          <table:table-cell office:value-type="string" calcext:value-type="string">
            <text:p>Z041316</text:p>
          </table:table-cell>
          <table:table-cell office:value-type="string" calcext:value-type="string">
            <text:p>"-1.2762826"</text:p>
          </table:table-cell>
          <table:table-cell office:value-type="string" calcext:value-type="string">
            <text:p>"-80.4412081"</text:p>
          </table:table-cell>
          <table:table-cell table:number-columns-repeated="2"/>
          <table:table-cell office:value-type="string" calcext:value-type="string">
            <text:p>{"Ubication":{"id":743,"created_at":"43768,6659722222","updated_at":"43768,6659722222","name":"SUCRE","code":"Z04135650","father_code":"Z041316","gmap_reference_latitude":"-1.2762826","gmap_reference_longitude":"-80.4412081","acronym":""},"attach":[]},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Z04131651</text:p>
          </table:table-cell>
          <table:table-cell office:value-type="string" calcext:value-type="string">
            <text:p>Z041316</text:p>
          </table:table-cell>
          <table:table-cell office:value-type="string" calcext:value-type="string">
            <text:p>"-1.3446389"</text:p>
          </table:table-cell>
          <table:table-cell office:value-type="string" calcext:value-type="string">
            <text:p>"-80.3095937"</text:p>
          </table:table-cell>
          <table:table-cell table:number-columns-repeated="2"/>
          <table:table-cell office:value-type="string" calcext:value-type="string">
            <text:p>{"Ubication":{"id":744,"created_at":"43768,6659722222","updated_at":"43768,6659722222","name":"BELLAVISTA","code":"Z04131651","father_code":"Z041316","gmap_reference_latitude":"-1.3446389","gmap_reference_longitude":"-80.3095937","acronym":""},"attach":[]},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OBOA</text:p>
          </table:table-cell>
          <table:table-cell office:value-type="string" calcext:value-type="string">
            <text:p>Z04131652</text:p>
          </table:table-cell>
          <table:table-cell office:value-type="string" calcext:value-type="string">
            <text:p>Z041316</text:p>
          </table:table-cell>
          <table:table-cell office:value-type="string" calcext:value-type="string">
            <text:p>"-1.4102419"</text:p>
          </table:table-cell>
          <table:table-cell office:value-type="string" calcext:value-type="string">
            <text:p>"-80.4000327"</text:p>
          </table:table-cell>
          <table:table-cell table:number-columns-repeated="2"/>
          <table:table-cell office:value-type="string" calcext:value-type="string">
            <text:p>{"Ubication":{"id":745,"created_at":"43768,6659722222","updated_at":"43768,6659722222","name":"NOBOA","code":"Z04131652","father_code":"Z041316","gmap_reference_latitude":"-1.4102419","gmap_reference_longitude":"-80.4000327","acronym":""},"attach":[]},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QUITECTO SIXTO DURĂN BALLEN</text:p>
          </table:table-cell>
          <table:table-cell office:value-type="string" calcext:value-type="string">
            <text:p>Z04131653</text:p>
          </table:table-cell>
          <table:table-cell office:value-type="string" calcext:value-type="string">
            <text:p>Z041316</text:p>
          </table:table-cell>
          <table:table-cell office:value-type="string" calcext:value-type="string">
            <text:p>"-1.4879842"</text:p>
          </table:table-cell>
          <table:table-cell office:value-type="string" calcext:value-type="string">
            <text:p>"-80.3750778"</text:p>
          </table:table-cell>
          <table:table-cell table:number-columns-repeated="2"/>
          <table:table-cell office:value-type="string" calcext:value-type="string">
            <text:p>{"Ubication":{"id":746,"created_at":"43768,6659722222","updated_at":"43768,6659722222","name":"ARQUITECTO SIXTO DURĂN BALLEN","code":"Z04131653","father_code":"Z041316","gmap_reference_latitude":"-1.4879842","gmap_reference_longitude":"-80.3750778","acronym":""},"attach":[]},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Z041317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0.0727736"</text:p>
          </table:table-cell>
          <table:table-cell office:value-type="string" calcext:value-type="string">
            <text:p>"-80.0611637"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{"Ubication":{"id":747,"created_at":"43768,6659722222","updated_at":"43768,6659722222","name":"PEDERNALES","code":"Z041317","father_code":"Z0413","gmap_reference_latitude":"0.0727736","gmap_reference_longitude":"-80.0611637","acronym":"PDR"},"attach":[]},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ERNALES</text:p>
          </table:table-cell>
          <table:table-cell office:value-type="string" calcext:value-type="string">
            <text:p>Z04131750</text:p>
          </table:table-cell>
          <table:table-cell office:value-type="string" calcext:value-type="string">
            <text:p>Z041317</text:p>
          </table:table-cell>
          <table:table-cell office:value-type="string" calcext:value-type="string">
            <text:p>"0.0727736"</text:p>
          </table:table-cell>
          <table:table-cell office:value-type="string" calcext:value-type="string">
            <text:p>"-80.0611637"</text:p>
          </table:table-cell>
          <table:table-cell table:number-columns-repeated="2"/>
          <table:table-cell office:value-type="string" calcext:value-type="string">
            <text:p>{"Ubication":{"id":748,"created_at":"43768,6659722222","updated_at":"43768,6659722222","name":"PEDERNALES","code":"Z04131750","father_code":"Z041317","gmap_reference_latitude":"0.0727736","gmap_reference_longitude":"-80.0611637","acronym":""},"attach":[]},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JIMIES</text:p>
          </table:table-cell>
          <table:table-cell office:value-type="string" calcext:value-type="string">
            <text:p>Z04131751</text:p>
          </table:table-cell>
          <table:table-cell office:value-type="string" calcext:value-type="string">
            <text:p>Z041317</text:p>
          </table:table-cell>
          <table:table-cell office:value-type="string" calcext:value-type="string">
            <text:p>"0.3631042"</text:p>
          </table:table-cell>
          <table:table-cell office:value-type="string" calcext:value-type="string">
            <text:p>"-80.0413765"</text:p>
          </table:table-cell>
          <table:table-cell table:number-columns-repeated="2"/>
          <table:table-cell office:value-type="string" calcext:value-type="string">
            <text:p>{"Ubication":{"id":749,"created_at":"43768,6659722222","updated_at":"43768,6659722222","name":"COJIMIES","code":"Z04131751","father_code":"Z041317","gmap_reference_latitude":"0.3631042","gmap_reference_longitude":"-80.0413765","acronym":""},"attach":[]},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IEZ DE AGOSTO</text:p>
          </table:table-cell>
          <table:table-cell office:value-type="string" calcext:value-type="string">
            <text:p>Z04131752</text:p>
          </table:table-cell>
          <table:table-cell office:value-type="string" calcext:value-type="string">
            <text:p>Z041317</text:p>
          </table:table-cell>
          <table:table-cell office:value-type="string" calcext:value-type="string">
            <text:p>"-1.4858161"</text:p>
          </table:table-cell>
          <table:table-cell office:value-type="string" calcext:value-type="string">
            <text:p>"-77.9957469"</text:p>
          </table:table-cell>
          <table:table-cell table:number-columns-repeated="2"/>
          <table:table-cell office:value-type="string" calcext:value-type="string">
            <text:p>{"Ubication":{"id":750,"created_at":"43768,6659722222","updated_at":"43768,6659722222","name":"DIEZ DE AGOSTO","code":"Z04131752","father_code":"Z041317","gmap_reference_latitude":"-1.4858161","gmap_reference_longitude":"-77.9957469","acronym":""},"attach":[]},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Z04131753</text:p>
          </table:table-cell>
          <table:table-cell office:value-type="string" calcext:value-type="string">
            <text:p>Z041317</text:p>
          </table:table-cell>
          <table:table-cell office:value-type="string" calcext:value-type="string">
            <text:p>"-0.024156"</text:p>
          </table:table-cell>
          <table:table-cell office:value-type="string" calcext:value-type="string">
            <text:p>"-79.9793627"</text:p>
          </table:table-cell>
          <table:table-cell table:number-columns-repeated="2"/>
          <table:table-cell office:value-type="string" calcext:value-type="string">
            <text:p>{"Ubication":{"id":751,"created_at":"43768,6659722222","updated_at":"43768,6659722222","name":"ATAHUALPA","code":"Z04131753","father_code":"Z041317","gmap_reference_latitude":"-0.024156","gmap_reference_longitude":"-79.9793627","acronym":""},"attach":[]},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Z041318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3709714"</text:p>
          </table:table-cell>
          <table:table-cell office:value-type="string" calcext:value-type="string">
            <text:p>"-80.3401771"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{"Ubication":{"id":752,"created_at":"43768,6659722222","updated_at":"43768,6659722222","name":"OLMEDO","code":"Z041318","father_code":"Z0413","gmap_reference_latitude":"-1.3709714","gmap_reference_longitude":"-80.3401771","acronym":"OLD"},"attach":[]},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Z04131850</text:p>
          </table:table-cell>
          <table:table-cell office:value-type="string" calcext:value-type="string">
            <text:p>Z041318</text:p>
          </table:table-cell>
          <table:table-cell office:value-type="string" calcext:value-type="string">
            <text:p>"-1.3709714"</text:p>
          </table:table-cell>
          <table:table-cell office:value-type="string" calcext:value-type="string">
            <text:p>"-80.3401771"</text:p>
          </table:table-cell>
          <table:table-cell table:number-columns-repeated="2"/>
          <table:table-cell office:value-type="string" calcext:value-type="string">
            <text:p>{"Ubication":{"id":753,"created_at":"43768,6659722222","updated_at":"43768,6659722222","name":"OLMEDO","code":"Z04131850","father_code":"Z041318","gmap_reference_latitude":"-1.3709714","gmap_reference_longitude":"-80.3401771","acronym":""},"attach":[]},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LĂPEZ</text:p>
          </table:table-cell>
          <table:table-cell office:value-type="string" calcext:value-type="string">
            <text:p>Z041319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1.5543746"</text:p>
          </table:table-cell>
          <table:table-cell office:value-type="string" calcext:value-type="string">
            <text:p>"-80.8249571"</text:p>
          </table:table-cell>
          <table:table-cell office:value-type="string" calcext:value-type="string">
            <text:p>PLZ</text:p>
          </table:table-cell>
          <table:table-cell/>
          <table:table-cell office:value-type="string" calcext:value-type="string">
            <text:p>{"Ubication":{"id":754,"created_at":"43768,6659722222","updated_at":"43768,6659722222","name":"PUERTO LĂPEZ","code":"Z041319","father_code":"Z0413","gmap_reference_latitude":"-1.5543746","gmap_reference_longitude":"-80.8249571","acronym":"PLZ"},"attach":[]},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LĂPEZ</text:p>
          </table:table-cell>
          <table:table-cell office:value-type="string" calcext:value-type="string">
            <text:p>Z04131950</text:p>
          </table:table-cell>
          <table:table-cell office:value-type="string" calcext:value-type="string">
            <text:p>Z041319</text:p>
          </table:table-cell>
          <table:table-cell office:value-type="string" calcext:value-type="string">
            <text:p>"-1.5543746"</text:p>
          </table:table-cell>
          <table:table-cell office:value-type="string" calcext:value-type="string">
            <text:p>"-80.8249571"</text:p>
          </table:table-cell>
          <table:table-cell table:number-columns-repeated="2"/>
          <table:table-cell office:value-type="string" calcext:value-type="string">
            <text:p>{"Ubication":{"id":755,"created_at":"43768,6659722222","updated_at":"43768,6659722222","name":"PUERTO LĂPEZ","code":"Z04131950","father_code":"Z041319","gmap_reference_latitude":"-1.5543746","gmap_reference_longitude":"-80.8249571","acronym":""},"attach":[]},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HALILLA</text:p>
          </table:table-cell>
          <table:table-cell office:value-type="string" calcext:value-type="string">
            <text:p>Z04131951</text:p>
          </table:table-cell>
          <table:table-cell office:value-type="string" calcext:value-type="string">
            <text:p>Z041319</text:p>
          </table:table-cell>
          <table:table-cell office:value-type="string" calcext:value-type="string">
            <text:p>"-1.5585284"</text:p>
          </table:table-cell>
          <table:table-cell office:value-type="string" calcext:value-type="string">
            <text:p>"-80.8125701"</text:p>
          </table:table-cell>
          <table:table-cell table:number-columns-repeated="2"/>
          <table:table-cell office:value-type="string" calcext:value-type="string">
            <text:p>{"Ubication":{"id":756,"created_at":"43768,6659722222","updated_at":"43768,6659722222","name":"MACHALILLA","code":"Z04131951","father_code":"Z041319","gmap_reference_latitude":"-1.5585284","gmap_reference_longitude":"-80.8125701","acronym":""},"attach":[]},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ANGO</text:p>
          </table:table-cell>
          <table:table-cell office:value-type="string" calcext:value-type="string">
            <text:p>Z04131952</text:p>
          </table:table-cell>
          <table:table-cell office:value-type="string" calcext:value-type="string">
            <text:p>Z041319</text:p>
          </table:table-cell>
          <table:table-cell office:value-type="string" calcext:value-type="string">
            <text:p>"-1.5922547"</text:p>
          </table:table-cell>
          <table:table-cell office:value-type="string" calcext:value-type="string">
            <text:p>"-80.8469725"</text:p>
          </table:table-cell>
          <table:table-cell table:number-columns-repeated="2"/>
          <table:table-cell office:value-type="string" calcext:value-type="string">
            <text:p>{"Ubication":{"id":757,"created_at":"43768,6659722222","updated_at":"43768,6659722222","name":"SALANGO","code":"Z04131952","father_code":"Z041319","gmap_reference_latitude":"-1.5922547","gmap_reference_longitude":"-80.8469725","acronym":""},"attach":[]},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Z041320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204577"</text:p>
          </table:table-cell>
          <table:table-cell office:value-type="string" calcext:value-type="string">
            <text:p>"-80.2714348"</text:p>
          </table:table-cell>
          <table:table-cell office:value-type="string" calcext:value-type="string">
            <text:p>JMA</text:p>
          </table:table-cell>
          <table:table-cell/>
          <table:table-cell office:value-type="string" calcext:value-type="string">
            <text:p>{"Ubication":{"id":758,"created_at":"43768,6659722222","updated_at":"43768,6659722222","name":"JAMA","code":"Z041320","father_code":"Z0413","gmap_reference_latitude":"-0.204577","gmap_reference_longitude":"-80.2714348","acronym":"JMA"},"attach":[]},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Z04132050</text:p>
          </table:table-cell>
          <table:table-cell office:value-type="string" calcext:value-type="string">
            <text:p>Z041320</text:p>
          </table:table-cell>
          <table:table-cell office:value-type="string" calcext:value-type="string">
            <text:p>"-0.204577"</text:p>
          </table:table-cell>
          <table:table-cell office:value-type="string" calcext:value-type="string">
            <text:p>"-80.2714348"</text:p>
          </table:table-cell>
          <table:table-cell table:number-columns-repeated="2"/>
          <table:table-cell office:value-type="string" calcext:value-type="string">
            <text:p>{"Ubication":{"id":759,"created_at":"43768,6659722222","updated_at":"43768,6659722222","name":"JAMA","code":"Z04132050","father_code":"Z041320","gmap_reference_latitude":"-0.204577","gmap_reference_longitude":"-80.2714348","acronym":""},"attach":[]},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RAMIJĂ</text:p>
          </table:table-cell>
          <table:table-cell office:value-type="string" calcext:value-type="string">
            <text:p>Z041321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9638545"</text:p>
          </table:table-cell>
          <table:table-cell office:value-type="string" calcext:value-type="string">
            <text:p>"-80.6473769"</text:p>
          </table:table-cell>
          <table:table-cell office:value-type="string" calcext:value-type="string">
            <text:p>JRM</text:p>
          </table:table-cell>
          <table:table-cell/>
          <table:table-cell office:value-type="string" calcext:value-type="string">
            <text:p>{"Ubication":{"id":760,"created_at":"43768,6659722222","updated_at":"43768,6659722222","name":"JARAMIJĂ","code":"Z041321","father_code":"Z0413","gmap_reference_latitude":"-0.9638545","gmap_reference_longitude":"-80.6473769","acronym":"JRM"},"attach":[]},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RAMIJĂ</text:p>
          </table:table-cell>
          <table:table-cell office:value-type="string" calcext:value-type="string">
            <text:p>Z04132150</text:p>
          </table:table-cell>
          <table:table-cell office:value-type="string" calcext:value-type="string">
            <text:p>Z041321</text:p>
          </table:table-cell>
          <table:table-cell office:value-type="string" calcext:value-type="string">
            <text:p>"-0.9638545"</text:p>
          </table:table-cell>
          <table:table-cell office:value-type="string" calcext:value-type="string">
            <text:p>"-80.6473769"</text:p>
          </table:table-cell>
          <table:table-cell table:number-columns-repeated="2"/>
          <table:table-cell office:value-type="string" calcext:value-type="string">
            <text:p>{"Ubication":{"id":761,"created_at":"43768,6659722222","updated_at":"43768,6659722222","name":"JARAMIJĂ","code":"Z04132150","father_code":"Z041321","gmap_reference_latitude":"-0.9638545","gmap_reference_longitude":"-80.6473769","acronym":""},"attach":[]},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Z041322</text:p>
          </table:table-cell>
          <table:table-cell office:value-type="string" calcext:value-type="string">
            <text:p>Z0413</text:p>
          </table:table-cell>
          <table:table-cell office:value-type="string" calcext:value-type="string">
            <text:p>"-0.5968987"</text:p>
          </table:table-cell>
          <table:table-cell office:value-type="string" calcext:value-type="string">
            <text:p>"-80.4228402"</text:p>
          </table:table-cell>
          <table:table-cell office:value-type="string" calcext:value-type="string">
            <text:p>SVT</text:p>
          </table:table-cell>
          <table:table-cell/>
          <table:table-cell office:value-type="string" calcext:value-type="string">
            <text:p>{"Ubication":{"id":762,"created_at":"43768,6659722222","updated_at":"43768,6659722222","name":"SAN VICENTE","code":"Z041322","father_code":"Z0413","gmap_reference_latitude":"-0.5968987","gmap_reference_longitude":"-80.4228402","acronym":"SVT"},"attach":[]},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Z04132250</text:p>
          </table:table-cell>
          <table:table-cell office:value-type="string" calcext:value-type="string">
            <text:p>Z041322</text:p>
          </table:table-cell>
          <table:table-cell office:value-type="string" calcext:value-type="string">
            <text:p>"-0.5968987"</text:p>
          </table:table-cell>
          <table:table-cell office:value-type="string" calcext:value-type="string">
            <text:p>"-80.4228402"</text:p>
          </table:table-cell>
          <table:table-cell table:number-columns-repeated="2"/>
          <table:table-cell office:value-type="string" calcext:value-type="string">
            <text:p>{"Ubication":{"id":763,"created_at":"43768,6659722222","updated_at":"43768,6659722222","name":"SAN VICENTE","code":"Z04132250","father_code":"Z041322","gmap_reference_latitude":"-0.5968987","gmap_reference_longitude":"-80.4228402","acronym":""},"attach":[]},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OA</text:p>
          </table:table-cell>
          <table:table-cell office:value-type="string" calcext:value-type="string">
            <text:p>Z04132251</text:p>
          </table:table-cell>
          <table:table-cell office:value-type="string" calcext:value-type="string">
            <text:p>Z041322</text:p>
          </table:table-cell>
          <table:table-cell office:value-type="string" calcext:value-type="string">
            <text:p>"-0.5382975"</text:p>
          </table:table-cell>
          <table:table-cell office:value-type="string" calcext:value-type="string">
            <text:p>"-80.4976629"</text:p>
          </table:table-cell>
          <table:table-cell table:number-columns-repeated="2"/>
          <table:table-cell office:value-type="string" calcext:value-type="string">
            <text:p>{"Ubication":{"id":764,"created_at":"43768,6659722222","updated_at":"43768,6659722222","name":"CANOA","code":"Z04132251","father_code":"Z041322","gmap_reference_latitude":"-0.5382975","gmap_reference_longitude":"-80.4976629","acronym":""},"attach":[]},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O DOMINGO DE LOS TSĂCHILAS.</text:p>
          </table:table-cell>
          <table:table-cell office:value-type="string" calcext:value-type="string">
            <text:p>Z0423</text:p>
          </table:table-cell>
          <table:table-cell office:value-type="string" calcext:value-type="string">
            <text:p>Z04</text:p>
          </table:table-cell>
          <table:table-cell office:value-type="string" calcext:value-type="string">
            <text:p>"-0.3409844"</text:p>
          </table:table-cell>
          <table:table-cell office:value-type="string" calcext:value-type="string">
            <text:p>"-79.7078883"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{"Ubication":{"id":765,"created_at":"43768,6659722222","updated_at":"43768,6659722222","name":"SANTO DOMINGO DE LOS TSĂCHILAS.","code":"Z0423","father_code":"Z04","gmap_reference_latitude":"-0.3409844","gmap_reference_longitude":"-79.7078883","acronym":"J"},"attach":[]},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Z0423</text:p>
          </table:table-cell>
          <table:table-cell office:value-type="string" calcext:value-type="string">
            <text:p>"-0.2411832"</text:p>
          </table:table-cell>
          <table:table-cell office:value-type="string" calcext:value-type="string">
            <text:p>"-79.2342605"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{"Ubication":{"id":766,"created_at":"43768,6659722222","updated_at":"43768,6659722222","name":"SANTO DOMINGO","code":"Z042301","father_code":"Z0423","gmap_reference_latitude":"-0.2411832","gmap_reference_longitude":"-79.2342605","acronym":"std"},"attach":[]},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O DOMINGO DE LOS COLORADOS (RURAL)</text:p>
          </table:table-cell>
          <table:table-cell office:value-type="string" calcext:value-type="string">
            <text:p>Z04230150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411832"</text:p>
          </table:table-cell>
          <table:table-cell office:value-type="string" calcext:value-type="string">
            <text:p>"-79.2342605"</text:p>
          </table:table-cell>
          <table:table-cell table:number-columns-repeated="2"/>
          <table:table-cell office:value-type="string" calcext:value-type="string">
            <text:p>{"Ubication":{"id":767,"created_at":"43768,6659722222","updated_at":"43768,6659722222","name":"SANTO DOMINGO DE LOS COLORADOS (RURAL)","code":"Z04230150","father_code":"Z042301","gmap_reference_latitude":"-0.2411832","gmap_reference_longitude":"-79.2342605","acronym":""},"attach":[]},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O DOMINGO DE LOS COLORADOS</text:p>
          </table:table-cell>
          <table:table-cell office:value-type="string" calcext:value-type="string">
            <text:p>Z04230106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411832"</text:p>
          </table:table-cell>
          <table:table-cell office:value-type="string" calcext:value-type="string">
            <text:p>"-79.2342605"</text:p>
          </table:table-cell>
          <table:table-cell table:number-columns-repeated="2"/>
          <table:table-cell office:value-type="string" calcext:value-type="string">
            <text:p>{"Ubication":{"id":768,"created_at":"43768,6659722222","updated_at":"43768,6659722222","name":"SANTO DOMINGO DE LOS COLORADOS","code":"Z04230106","father_code":"Z042301","gmap_reference_latitude":"-0.2411832","gmap_reference_longitude":"-79.2342605","acronym":""},"attach":[]},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BRAHAM CALAZACĂN</text:p>
          </table:table-cell>
          <table:table-cell office:value-type="string" calcext:value-type="string">
            <text:p>Z04230101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489665"</text:p>
          </table:table-cell>
          <table:table-cell office:value-type="string" calcext:value-type="string">
            <text:p>"-79.165557"</text:p>
          </table:table-cell>
          <table:table-cell table:number-columns-repeated="2"/>
          <table:table-cell office:value-type="string" calcext:value-type="string">
            <text:p>{"Ubication":{"id":769,"created_at":"43768,6659722222","updated_at":"43768,6659722222","name":"ABRAHAM CALAZACĂN","code":"Z04230101","father_code":"Z042301","gmap_reference_latitude":"-0.2489665","gmap_reference_longitude":"-79.165557","acronym":""},"attach":[]},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MBOLĂ</text:p>
          </table:table-cell>
          <table:table-cell office:value-type="string" calcext:value-type="string">
            <text:p>Z04230102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487769"</text:p>
          </table:table-cell>
          <table:table-cell office:value-type="string" calcext:value-type="string">
            <text:p>"-79.1998468"</text:p>
          </table:table-cell>
          <table:table-cell table:number-columns-repeated="2"/>
          <table:table-cell office:value-type="string" calcext:value-type="string">
            <text:p>{"Ubication":{"id":770,"created_at":"43768,6659722222","updated_at":"43768,6659722222","name":"BOMBOLĂ","code":"Z04230102","father_code":"Z042301","gmap_reference_latitude":"-0.2487769","gmap_reference_longitude":"-79.1998468","acronym":""},"attach":[]},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GUILPE</text:p>
          </table:table-cell>
          <table:table-cell office:value-type="string" calcext:value-type="string">
            <text:p>Z04230103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3335743"</text:p>
          </table:table-cell>
          <table:table-cell office:value-type="string" calcext:value-type="string">
            <text:p>"-79.1826596"</text:p>
          </table:table-cell>
          <table:table-cell table:number-columns-repeated="2"/>
          <table:table-cell office:value-type="string" calcext:value-type="string">
            <text:p>{"Ubication":{"id":771,"created_at":"43768,6659722222","updated_at":"43768,6659722222","name":"CHIGUILPE","code":"Z04230103","father_code":"Z042301","gmap_reference_latitude":"-0.3335743","gmap_reference_longitude":"-79.1826596","acronym":""},"attach":[]},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ĂO TOACHI</text:p>
          </table:table-cell>
          <table:table-cell office:value-type="string" calcext:value-type="string">
            <text:p>Z04230104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640888"</text:p>
          </table:table-cell>
          <table:table-cell office:value-type="string" calcext:value-type="string">
            <text:p>"-79.1675616"</text:p>
          </table:table-cell>
          <table:table-cell table:number-columns-repeated="2"/>
          <table:table-cell office:value-type="string" calcext:value-type="string">
            <text:p>{"Ubication":{"id":772,"created_at":"43768,6659722222","updated_at":"43768,6659722222","name":"RĂO TOACHI","code":"Z04230104","father_code":"Z042301","gmap_reference_latitude":"-0.2640888","gmap_reference_longitude":"-79.1675616","acronym":""},"attach":[]},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ĂO VERDE</text:p>
          </table:table-cell>
          <table:table-cell office:value-type="string" calcext:value-type="string">
            <text:p>Z04230105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637841"</text:p>
          </table:table-cell>
          <table:table-cell office:value-type="string" calcext:value-type="string">
            <text:p>"-79.165645"</text:p>
          </table:table-cell>
          <table:table-cell table:number-columns-repeated="2"/>
          <table:table-cell office:value-type="string" calcext:value-type="string">
            <text:p>{"Ubication":{"id":773,"created_at":"43768,6659722222","updated_at":"43768,6659722222","name":"RĂO VERDE","code":"Z04230105","father_code":"Z042301","gmap_reference_latitude":"-0.2637841","gmap_reference_longitude":"-79.165645","acronym":""},"attach":[]},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RACAY</text:p>
          </table:table-cell>
          <table:table-cell office:value-type="string" calcext:value-type="string">
            <text:p>Z04230107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2431759"</text:p>
          </table:table-cell>
          <table:table-cell office:value-type="string" calcext:value-type="string">
            <text:p>"-79.17365"</text:p>
          </table:table-cell>
          <table:table-cell table:number-columns-repeated="2"/>
          <table:table-cell office:value-type="string" calcext:value-type="string">
            <text:p>{"Ubication":{"id":774,"created_at":"43768,6659722222","updated_at":"43768,6659722222","name":"ZARACAY","code":"Z04230107","father_code":"Z042301","gmap_reference_latitude":"-0.2431759","gmap_reference_longitude":"-79.17365","acronym":""},"attach":[]},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LURIQUIN</text:p>
          </table:table-cell>
          <table:table-cell office:value-type="string" calcext:value-type="string">
            <text:p>Z04230151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3217514"</text:p>
          </table:table-cell>
          <table:table-cell office:value-type="string" calcext:value-type="string">
            <text:p>"-79.003957"</text:p>
          </table:table-cell>
          <table:table-cell table:number-columns-repeated="2"/>
          <table:table-cell office:value-type="string" calcext:value-type="string">
            <text:p>{"Ubication":{"id":775,"created_at":"43768,6659722222","updated_at":"43768,6659722222","name":"ALLURIQUIN","code":"Z04230151","father_code":"Z042301","gmap_reference_latitude":"-0.3217514","gmap_reference_longitude":"-79.003957","acronym":""},"attach":[]},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LIMĂN</text:p>
          </table:table-cell>
          <table:table-cell office:value-type="string" calcext:value-type="string">
            <text:p>Z04230152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3874099"</text:p>
          </table:table-cell>
          <table:table-cell office:value-type="string" calcext:value-type="string">
            <text:p>"-79.3901567"</text:p>
          </table:table-cell>
          <table:table-cell table:number-columns-repeated="2"/>
          <table:table-cell office:value-type="string" calcext:value-type="string">
            <text:p>{"Ubication":{"id":776,"created_at":"43768,6659722222","updated_at":"43768,6659722222","name":"PUERTO LIMĂN","code":"Z04230152","father_code":"Z042301","gmap_reference_latitude":"-0.3874099","gmap_reference_longitude":"-79.3901567","acronym":""},"attach":[]},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Z DE AMERICA</text:p>
          </table:table-cell>
          <table:table-cell office:value-type="string" calcext:value-type="string">
            <text:p>Z04230153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4052892"</text:p>
          </table:table-cell>
          <table:table-cell office:value-type="string" calcext:value-type="string">
            <text:p>"-79.3072557"</text:p>
          </table:table-cell>
          <table:table-cell table:number-columns-repeated="2"/>
          <table:table-cell office:value-type="string" calcext:value-type="string">
            <text:p>{"Ubication":{"id":777,"created_at":"43768,6659722222","updated_at":"43768,6659722222","name":"LUZ DE AMERICA","code":"Z04230153","father_code":"Z042301","gmap_reference_latitude":"-0.4052892","gmap_reference_longitude":"-79.3072557","acronym":""},"attach":[]},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 DEL BUA</text:p>
          </table:table-cell>
          <table:table-cell office:value-type="string" calcext:value-type="string">
            <text:p>Z04230154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1472424"</text:p>
          </table:table-cell>
          <table:table-cell office:value-type="string" calcext:value-type="string">
            <text:p>"-79.4044161"</text:p>
          </table:table-cell>
          <table:table-cell table:number-columns-repeated="2"/>
          <table:table-cell office:value-type="string" calcext:value-type="string">
            <text:p>{"Ubication":{"id":778,"created_at":"43768,6659722222","updated_at":"43768,6659722222","name":"SAN JACINTO DEL BUA","code":"Z04230154","father_code":"Z042301","gmap_reference_latitude":"-0.1472424","gmap_reference_longitude":"-79.4044161","acronym":""},"attach":[]},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Z04230155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0872769"</text:p>
          </table:table-cell>
          <table:table-cell office:value-type="string" calcext:value-type="string">
            <text:p>"-79.2841982"</text:p>
          </table:table-cell>
          <table:table-cell table:number-columns-repeated="2"/>
          <table:table-cell office:value-type="string" calcext:value-type="string">
            <text:p>{"Ubication":{"id":779,"created_at":"43768,6659722222","updated_at":"43768,6659722222","name":"VALLE HERMOSO","code":"Z04230155","father_code":"Z042301","gmap_reference_latitude":"-0.0872769","gmap_reference_longitude":"-79.2841982","acronym":""},"attach":[]},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ESFUERZO</text:p>
          </table:table-cell>
          <table:table-cell office:value-type="string" calcext:value-type="string">
            <text:p>Z04230156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4157923"</text:p>
          </table:table-cell>
          <table:table-cell office:value-type="string" calcext:value-type="string">
            <text:p>"-79.2794117"</text:p>
          </table:table-cell>
          <table:table-cell table:number-columns-repeated="2"/>
          <table:table-cell office:value-type="string" calcext:value-type="string">
            <text:p>{"Ubication":{"id":780,"created_at":"43768,6659722222","updated_at":"43768,6659722222","name":"EL ESFUERZO","code":"Z04230156","father_code":"Z042301","gmap_reference_latitude":"-0.4157923","gmap_reference_longitude":"-79.2794117","acronym":""},"attach":[]},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MARIA DEL TOACHI</text:p>
          </table:table-cell>
          <table:table-cell office:value-type="string" calcext:value-type="string">
            <text:p>Z04230157</text:p>
          </table:table-cell>
          <table:table-cell office:value-type="string" calcext:value-type="string">
            <text:p>Z042301</text:p>
          </table:table-cell>
          <table:table-cell office:value-type="string" calcext:value-type="string">
            <text:p>"-0.6401119"</text:p>
          </table:table-cell>
          <table:table-cell office:value-type="string" calcext:value-type="string">
            <text:p>"-79.2338491"</text:p>
          </table:table-cell>
          <table:table-cell table:number-columns-repeated="2"/>
          <table:table-cell office:value-type="string" calcext:value-type="string">
            <text:p>{"Ubication":{"id":781,"created_at":"43768,6659722222","updated_at":"43768,6659722222","name":"SANTA MARIA DEL TOACHI","code":"Z04230157","father_code":"Z042301","gmap_reference_latitude":"-0.6401119","gmap_reference_longitude":"-79.2338491","acronym":""},"attach":[]},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Z042302</text:p>
          </table:table-cell>
          <table:table-cell office:value-type="string" calcext:value-type="string">
            <text:p>Z0423</text:p>
          </table:table-cell>
          <table:table-cell office:value-type="string" calcext:value-type="string">
            <text:p>"0.0110721"</text:p>
          </table:table-cell>
          <table:table-cell office:value-type="string" calcext:value-type="string">
            <text:p>"-79.4081071"</text:p>
          </table:table-cell>
          <table:table-cell office:value-type="string" calcext:value-type="string">
            <text:p>CNC</text:p>
          </table:table-cell>
          <table:table-cell/>
          <table:table-cell office:value-type="string" calcext:value-type="string">
            <text:p>{"Ubication":{"id":782,"created_at":"43768,6659722222","updated_at":"43768,6659722222","name":"LA CONCORDIA","code":"Z042302","father_code":"Z0423","gmap_reference_latitude":"0.0110721","gmap_reference_longitude":"-79.4081071","acronym":"CNC"},"attach":[]},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ONCORDIA</text:p>
          </table:table-cell>
          <table:table-cell office:value-type="string" calcext:value-type="string">
            <text:p>Z04230250</text:p>
          </table:table-cell>
          <table:table-cell office:value-type="string" calcext:value-type="string">
            <text:p>Z042302</text:p>
          </table:table-cell>
          <table:table-cell office:value-type="string" calcext:value-type="string">
            <text:p>"0.0110721"</text:p>
          </table:table-cell>
          <table:table-cell office:value-type="string" calcext:value-type="string">
            <text:p>"-79.4081071"</text:p>
          </table:table-cell>
          <table:table-cell table:number-columns-repeated="2"/>
          <table:table-cell office:value-type="string" calcext:value-type="string">
            <text:p>{"Ubication":{"id":783,"created_at":"43768,6659722222","updated_at":"43768,6659722222","name":"LA CONCORDIA","code":"Z04230250","father_code":"Z042302","gmap_reference_latitude":"0.0110721","gmap_reference_longitude":"-79.4081071","acronym":""},"attach":[]},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Z04230251</text:p>
          </table:table-cell>
          <table:table-cell office:value-type="string" calcext:value-type="string">
            <text:p>Z042302</text:p>
          </table:table-cell>
          <table:table-cell office:value-type="string" calcext:value-type="string">
            <text:p>"-0.0374222"</text:p>
          </table:table-cell>
          <table:table-cell office:value-type="string" calcext:value-type="string">
            <text:p>"-79.5032931"</text:p>
          </table:table-cell>
          <table:table-cell table:number-columns-repeated="2"/>
          <table:table-cell office:value-type="string" calcext:value-type="string">
            <text:p>{"Ubication":{"id":784,"created_at":"43768,6659722222","updated_at":"43768,6659722222","name":"MONTERREY","code":"Z04230251","father_code":"Z042302","gmap_reference_latitude":"-0.0374222","gmap_reference_longitude":"-79.5032931","acronym":""},"attach":[]},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VILLEGAS</text:p>
          </table:table-cell>
          <table:table-cell office:value-type="string" calcext:value-type="string">
            <text:p>Z04230252</text:p>
          </table:table-cell>
          <table:table-cell office:value-type="string" calcext:value-type="string">
            <text:p>Z042302</text:p>
          </table:table-cell>
          <table:table-cell office:value-type="string" calcext:value-type="string">
            <text:p>"0.0110721"</text:p>
          </table:table-cell>
          <table:table-cell office:value-type="string" calcext:value-type="string">
            <text:p>"-79.4081071"</text:p>
          </table:table-cell>
          <table:table-cell table:number-columns-repeated="2"/>
          <table:table-cell office:value-type="string" calcext:value-type="string">
            <text:p>{"Ubication":{"id":785,"created_at":"43768,6659722222","updated_at":"43768,6659722222","name":"LA VILLEGAS","code":"Z04230252","father_code":"Z042302","gmap_reference_latitude":"0.0110721","gmap_reference_longitude":"-79.4081071","acronym":""},"attach":[]},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LAN PILOTO</text:p>
          </table:table-cell>
          <table:table-cell office:value-type="string" calcext:value-type="string">
            <text:p>Z04230253</text:p>
          </table:table-cell>
          <table:table-cell office:value-type="string" calcext:value-type="string">
            <text:p>Z042302</text:p>
          </table:table-cell>
          <table:table-cell office:value-type="string" calcext:value-type="string">
            <text:p>"-0.0721836"</text:p>
          </table:table-cell>
          <table:table-cell office:value-type="string" calcext:value-type="string">
            <text:p>"-79.3969917"</text:p>
          </table:table-cell>
          <table:table-cell table:number-columns-repeated="2"/>
          <table:table-cell office:value-type="string" calcext:value-type="string">
            <text:p>{"Ubication":{"id":786,"created_at":"43768,6659722222","updated_at":"43768,6659722222","name":"PLAN PILOTO","code":"Z04230253","father_code":"Z042302","gmap_reference_latitude":"-0.0721836","gmap_reference_longitude":"-79.3969917","acronym":""},"attach":[]},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5 - LITORAL: GUAYAS.- Guayaquil</text:p>
          </table:table-cell>
          <table:table-cell office:value-type="string" calcext:value-type="string">
            <text:p>Z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787,"created_at":"43768,6659722222","updated_at":"43768,6659722222","name":"ZONA DE PLANIFICACIĂN 5 - LITORAL: GUAYAS.- Guayaquil","code":"Z05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RĂOS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Z05</text:p>
          </table:table-cell>
          <table:table-cell office:value-type="string" calcext:value-type="string">
            <text:p>"-1.3358335"</text:p>
          </table:table-cell>
          <table:table-cell office:value-type="string" calcext:value-type="string">
            <text:p>"-80.6022322"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{"Ubication":{"id":788,"created_at":"43768,6659722222","updated_at":"43768,6659722222","name":"LOS RĂOS","code":"Z0512","father_code":"Z05","gmap_reference_latitude":"-1.3358335","gmap_reference_longitude":"-80.6022322","acronym":"R"},"attach":[]},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8062645"</text:p>
          </table:table-cell>
          <table:table-cell office:value-type="string" calcext:value-type="string">
            <text:p>"-79.5507154"</text:p>
          </table:table-cell>
          <table:table-cell office:value-type="string" calcext:value-type="string">
            <text:p>BHY</text:p>
          </table:table-cell>
          <table:table-cell/>
          <table:table-cell office:value-type="string" calcext:value-type="string">
            <text:p>{"Ubication":{"id":789,"created_at":"43768,6659722222","updated_at":"43768,6659722222","name":"BABAHOYO","code":"Z051201","father_code":"Z0512","gmap_reference_latitude":"-1.8062645","gmap_reference_longitude":"-79.5507154","acronym":"BHY"},"attach":[]},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BAHOYO</text:p>
          </table:table-cell>
          <table:table-cell office:value-type="string" calcext:value-type="string">
            <text:p>Z05120150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8062645"</text:p>
          </table:table-cell>
          <table:table-cell office:value-type="string" calcext:value-type="string">
            <text:p>"-79.5507154"</text:p>
          </table:table-cell>
          <table:table-cell table:number-columns-repeated="2"/>
          <table:table-cell office:value-type="string" calcext:value-type="string">
            <text:p>{"Ubication":{"id":790,"created_at":"43768,6659722222","updated_at":"43768,6659722222","name":"BABAHOYO","code":"Z05120150","father_code":"Z051201","gmap_reference_latitude":"-1.8062645","gmap_reference_longitude":"-79.5507154","acronym":""},"attach":[]},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LEMENTE BAQUERIZO</text:p>
          </table:table-cell>
          <table:table-cell office:value-type="string" calcext:value-type="string">
            <text:p>Z05120101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8001674"</text:p>
          </table:table-cell>
          <table:table-cell office:value-type="string" calcext:value-type="string">
            <text:p>"-79.5256195"</text:p>
          </table:table-cell>
          <table:table-cell table:number-columns-repeated="2"/>
          <table:table-cell office:value-type="string" calcext:value-type="string">
            <text:p>{"Ubication":{"id":791,"created_at":"43768,6659722222","updated_at":"43768,6659722222","name":"CLEMENTE BAQUERIZO","code":"Z05120101","father_code":"Z051201","gmap_reference_latitude":"-1.8001674","gmap_reference_longitude":"-79.5256195","acronym":""},"attach":[]},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OCTOR CAMILO PONCE </text:p>
          </table:table-cell>
          <table:table-cell office:value-type="string" calcext:value-type="string">
            <text:p>Z05120102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8062645"</text:p>
          </table:table-cell>
          <table:table-cell office:value-type="string" calcext:value-type="string">
            <text:p>"-79.5507154"</text:p>
          </table:table-cell>
          <table:table-cell table:number-columns-repeated="2"/>
          <table:table-cell office:value-type="string" calcext:value-type="string">
            <text:p>{"Ubication":{"id":792,"created_at":"43768,6659722222","updated_at":"43768,6659722222","name":"DOCTOR CAMILO PONCE ","code":"Z05120102","father_code":"Z051201","gmap_reference_latitude":"-1.8062645","gmap_reference_longitude":"-79.5507154","acronym":""},"attach":[]},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Z05120103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8025342"</text:p>
          </table:table-cell>
          <table:table-cell office:value-type="string" calcext:value-type="string">
            <text:p>"-79.5391407"</text:p>
          </table:table-cell>
          <table:table-cell table:number-columns-repeated="2"/>
          <table:table-cell office:value-type="string" calcext:value-type="string">
            <text:p>{"Ubication":{"id":793,"created_at":"43768,6659722222","updated_at":"43768,6659722222","name":"BARREIRO","code":"Z05120103","father_code":"Z051201","gmap_reference_latitude":"-1.8025342","gmap_reference_longitude":"-79.5391407","acronym":""},"attach":[]},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SALTO</text:p>
          </table:table-cell>
          <table:table-cell office:value-type="string" calcext:value-type="string">
            <text:p>Z05120104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7990256"</text:p>
          </table:table-cell>
          <table:table-cell office:value-type="string" calcext:value-type="string">
            <text:p>"-79.5440365"</text:p>
          </table:table-cell>
          <table:table-cell table:number-columns-repeated="2"/>
          <table:table-cell office:value-type="string" calcext:value-type="string">
            <text:p>{"Ubication":{"id":794,"created_at":"43768,6659722222","updated_at":"43768,6659722222","name":"EL SALTO","code":"Z05120104","father_code":"Z051201","gmap_reference_latitude":"-1.7990256","gmap_reference_longitude":"-79.5440365","acronym":""},"attach":[]},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Z05120152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6709849"</text:p>
          </table:table-cell>
          <table:table-cell office:value-type="string" calcext:value-type="string">
            <text:p>"-79.4806977"</text:p>
          </table:table-cell>
          <table:table-cell table:number-columns-repeated="2"/>
          <table:table-cell office:value-type="string" calcext:value-type="string">
            <text:p>{"Ubication":{"id":795,"created_at":"43768,6659722222","updated_at":"43768,6659722222","name":"CARACOL","code":"Z05120152","father_code":"Z051201","gmap_reference_latitude":"-1.6709849","gmap_reference_longitude":"-79.4806977","acronym":""},"attach":[]},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EBRES CORDERO (LAS JUNTAS)</text:p>
          </table:table-cell>
          <table:table-cell office:value-type="string" calcext:value-type="string">
            <text:p>Z05120153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9923776"</text:p>
          </table:table-cell>
          <table:table-cell office:value-type="string" calcext:value-type="string">
            <text:p>"-79.4685732"</text:p>
          </table:table-cell>
          <table:table-cell table:number-columns-repeated="2"/>
          <table:table-cell office:value-type="string" calcext:value-type="string">
            <text:p>{"Ubication":{"id":796,"created_at":"43768,6659722222","updated_at":"43768,6659722222","name":"FEBRES CORDERO (LAS JUNTAS)","code":"Z05120153","father_code":"Z051201","gmap_reference_latitude":"-1.9923776","gmap_reference_longitude":"-79.4685732","acronym":""},"attach":[]},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MOCHA</text:p>
          </table:table-cell>
          <table:table-cell office:value-type="string" calcext:value-type="string">
            <text:p>Z05120154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7870853"</text:p>
          </table:table-cell>
          <table:table-cell office:value-type="string" calcext:value-type="string">
            <text:p>"-79.7081117"</text:p>
          </table:table-cell>
          <table:table-cell table:number-columns-repeated="2"/>
          <table:table-cell office:value-type="string" calcext:value-type="string">
            <text:p>{"Ubication":{"id":797,"created_at":"43768,6659722222","updated_at":"43768,6659722222","name":"PIMOCHA","code":"Z05120154","father_code":"Z051201","gmap_reference_latitude":"-1.7870853","gmap_reference_longitude":"-79.7081117","acronym":""},"attach":[]},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5120155</text:p>
          </table:table-cell>
          <table:table-cell office:value-type="string" calcext:value-type="string">
            <text:p>Z051201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798,"created_at":"43768,6659722222","updated_at":"43768,6659722222","name":"LA UNION","code":"Z05120155","father_code":"Z051201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Z051202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7833916"</text:p>
          </table:table-cell>
          <table:table-cell office:value-type="string" calcext:value-type="string">
            <text:p>"-79.6881294"</text:p>
          </table:table-cell>
          <table:table-cell office:value-type="string" calcext:value-type="string">
            <text:p>BAB</text:p>
          </table:table-cell>
          <table:table-cell/>
          <table:table-cell office:value-type="string" calcext:value-type="string">
            <text:p>{"Ubication":{"id":799,"created_at":"43768,6659722222","updated_at":"43768,6659722222","name":"BABA","code":"Z051202","father_code":"Z0512","gmap_reference_latitude":"-1.7833916","gmap_reference_longitude":"-79.6881294","acronym":"BAB"},"attach":[]},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Z05120250</text:p>
          </table:table-cell>
          <table:table-cell office:value-type="string" calcext:value-type="string">
            <text:p>Z051202</text:p>
          </table:table-cell>
          <table:table-cell office:value-type="string" calcext:value-type="string">
            <text:p>"-1.7833916"</text:p>
          </table:table-cell>
          <table:table-cell office:value-type="string" calcext:value-type="string">
            <text:p>"-79.6881294"</text:p>
          </table:table-cell>
          <table:table-cell table:number-columns-repeated="2"/>
          <table:table-cell office:value-type="string" calcext:value-type="string">
            <text:p>{"Ubication":{"id":800,"created_at":"43768,6659722222","updated_at":"43768,6659722222","name":"BABA","code":"Z05120250","father_code":"Z051202","gmap_reference_latitude":"-1.7833916","gmap_reference_longitude":"-79.6881294","acronym":""},"attach":[]},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RE</text:p>
          </table:table-cell>
          <table:table-cell office:value-type="string" calcext:value-type="string">
            <text:p>Z05120251</text:p>
          </table:table-cell>
          <table:table-cell office:value-type="string" calcext:value-type="string">
            <text:p>Z051202</text:p>
          </table:table-cell>
          <table:table-cell office:value-type="string" calcext:value-type="string">
            <text:p>"-1.6714075"</text:p>
          </table:table-cell>
          <table:table-cell office:value-type="string" calcext:value-type="string">
            <text:p>"-79.7221231"</text:p>
          </table:table-cell>
          <table:table-cell table:number-columns-repeated="2"/>
          <table:table-cell office:value-type="string" calcext:value-type="string">
            <text:p>{"Ubication":{"id":801,"created_at":"43768,6659722222","updated_at":"43768,6659722222","name":"GUARE","code":"Z05120251","father_code":"Z051202","gmap_reference_latitude":"-1.6714075","gmap_reference_longitude":"-79.7221231","acronym":""},"attach":[]},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SLA DE BEJUCAL</text:p>
          </table:table-cell>
          <table:table-cell office:value-type="string" calcext:value-type="string">
            <text:p>Z05120252</text:p>
          </table:table-cell>
          <table:table-cell office:value-type="string" calcext:value-type="string">
            <text:p>Z051202</text:p>
          </table:table-cell>
          <table:table-cell office:value-type="string" calcext:value-type="string">
            <text:p>"-1.6770209"</text:p>
          </table:table-cell>
          <table:table-cell office:value-type="string" calcext:value-type="string">
            <text:p>"-79.6452999"</text:p>
          </table:table-cell>
          <table:table-cell table:number-columns-repeated="2"/>
          <table:table-cell office:value-type="string" calcext:value-type="string">
            <text:p>{"Ubication":{"id":802,"created_at":"43768,6659722222","updated_at":"43768,6659722222","name":"ISLA DE BEJUCAL","code":"Z05120252","father_code":"Z051202","gmap_reference_latitude":"-1.6770209","gmap_reference_longitude":"-79.6452999","acronym":""},"attach":[]},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Z051203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242195"</text:p>
          </table:table-cell>
          <table:table-cell office:value-type="string" calcext:value-type="string">
            <text:p>"-78.6309067"</text:p>
          </table:table-cell>
          <table:table-cell office:value-type="string" calcext:value-type="string">
            <text:p>MTV</text:p>
          </table:table-cell>
          <table:table-cell/>
          <table:table-cell office:value-type="string" calcext:value-type="string">
            <text:p>{"Ubication":{"id":803,"created_at":"43768,6659722222","updated_at":"43768,6659722222","name":"MONTALVO","code":"Z051203","father_code":"Z0512","gmap_reference_latitude":"-1.242195","gmap_reference_longitude":"-78.6309067","acronym":"MTV"},"attach":[]},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Z05120350</text:p>
          </table:table-cell>
          <table:table-cell office:value-type="string" calcext:value-type="string">
            <text:p>Z051203</text:p>
          </table:table-cell>
          <table:table-cell office:value-type="string" calcext:value-type="string">
            <text:p>"-1.242195"</text:p>
          </table:table-cell>
          <table:table-cell office:value-type="string" calcext:value-type="string">
            <text:p>"-78.6309067"</text:p>
          </table:table-cell>
          <table:table-cell table:number-columns-repeated="2"/>
          <table:table-cell office:value-type="string" calcext:value-type="string">
            <text:p>{"Ubication":{"id":804,"created_at":"43768,6659722222","updated_at":"43768,6659722222","name":"MONTALVO","code":"Z05120350","father_code":"Z051203","gmap_reference_latitude":"-1.242195","gmap_reference_longitude":"-78.6309067","acronym":""},"attach":[]},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ESMERALDA</text:p>
          </table:table-cell>
          <table:table-cell office:value-type="string" calcext:value-type="string">
            <text:p>Z05120351</text:p>
          </table:table-cell>
          <table:table-cell office:value-type="string" calcext:value-type="string">
            <text:p>Z051203</text:p>
          </table:table-cell>
          <table:table-cell office:value-type="string" calcext:value-type="string">
            <text:p>"-1.7020243"</text:p>
          </table:table-cell>
          <table:table-cell office:value-type="string" calcext:value-type="string">
            <text:p>"-79.2778319"</text:p>
          </table:table-cell>
          <table:table-cell table:number-columns-repeated="2"/>
          <table:table-cell office:value-type="string" calcext:value-type="string">
            <text:p>{"Ubication":{"id":805,"created_at":"43768,6659722222","updated_at":"43768,6659722222","name":"LA ESMERALDA","code":"Z05120351","father_code":"Z051203","gmap_reference_latitude":"-1.7020243","gmap_reference_longitude":"-79.2778319","acronym":""},"attach":[]},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BLO VIEJO</text:p>
          </table:table-cell>
          <table:table-cell office:value-type="string" calcext:value-type="string">
            <text:p>Z051204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5499999"</text:p>
          </table:table-cell>
          <table:table-cell office:value-type="string" calcext:value-type="string">
            <text:p>"-79.5508427"</text:p>
          </table:table-cell>
          <table:table-cell office:value-type="string" calcext:value-type="string">
            <text:p>PVJ</text:p>
          </table:table-cell>
          <table:table-cell/>
          <table:table-cell office:value-type="string" calcext:value-type="string">
            <text:p>{"Ubication":{"id":806,"created_at":"43768,6659722222","updated_at":"43768,6659722222","name":"PUEBLO VIEJO","code":"Z051204","father_code":"Z0512","gmap_reference_latitude":"-1.5499999","gmap_reference_longitude":"-79.5508427","acronym":"PVJ"},"attach":[]},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BLOVIEJO</text:p>
          </table:table-cell>
          <table:table-cell office:value-type="string" calcext:value-type="string">
            <text:p>Z05120450</text:p>
          </table:table-cell>
          <table:table-cell office:value-type="string" calcext:value-type="string">
            <text:p>Z051204</text:p>
          </table:table-cell>
          <table:table-cell office:value-type="string" calcext:value-type="string">
            <text:p>"-1.5499999"</text:p>
          </table:table-cell>
          <table:table-cell office:value-type="string" calcext:value-type="string">
            <text:p>"-79.5508427"</text:p>
          </table:table-cell>
          <table:table-cell table:number-columns-repeated="2"/>
          <table:table-cell office:value-type="string" calcext:value-type="string">
            <text:p>{"Ubication":{"id":807,"created_at":"43768,6659722222","updated_at":"43768,6659722222","name":"PUEBLOVIEJO","code":"Z05120450","father_code":"Z051204","gmap_reference_latitude":"-1.5499999","gmap_reference_longitude":"-79.5508427","acronym":""},"attach":[]},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PECHICHE</text:p>
          </table:table-cell>
          <table:table-cell office:value-type="string" calcext:value-type="string">
            <text:p>Z05120451</text:p>
          </table:table-cell>
          <table:table-cell office:value-type="string" calcext:value-type="string">
            <text:p>Z051204</text:p>
          </table:table-cell>
          <table:table-cell office:value-type="string" calcext:value-type="string">
            <text:p>"-1.4249179"</text:p>
          </table:table-cell>
          <table:table-cell office:value-type="string" calcext:value-type="string">
            <text:p>"-79.5757067"</text:p>
          </table:table-cell>
          <table:table-cell table:number-columns-repeated="2"/>
          <table:table-cell office:value-type="string" calcext:value-type="string">
            <text:p>{"Ubication":{"id":808,"created_at":"43768,6659722222","updated_at":"43768,6659722222","name":"PUERTO PECHICHE","code":"Z05120451","father_code":"Z051204","gmap_reference_latitude":"-1.4249179","gmap_reference_longitude":"-79.5757067","acronym":""},"attach":[]},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Z05120452</text:p>
          </table:table-cell>
          <table:table-cell office:value-type="string" calcext:value-type="string">
            <text:p>Z051204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809,"created_at":"43768,6659722222","updated_at":"43768,6659722222","name":"SAN JUAN","code":"Z05120452","father_code":"Z051204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Z051205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0196994"</text:p>
          </table:table-cell>
          <table:table-cell office:value-type="string" calcext:value-type="string">
            <text:p>"-79.53514"</text:p>
          </table:table-cell>
          <table:table-cell office:value-type="string" calcext:value-type="string">
            <text:p>QUV</text:p>
          </table:table-cell>
          <table:table-cell/>
          <table:table-cell office:value-type="string" calcext:value-type="string">
            <text:p>{"Ubication":{"id":810,"created_at":"43768,6659722222","updated_at":"43768,6659722222","name":"QUEVEDO","code":"Z051205","father_code":"Z0512","gmap_reference_latitude":"-1.0196994","gmap_reference_longitude":"-79.53514","acronym":"QUV"},"attach":[]},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EVEDO (RURAL)</text:p>
          </table:table-cell>
          <table:table-cell office:value-type="string" calcext:value-type="string">
            <text:p>Z0512050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196994"</text:p>
          </table:table-cell>
          <table:table-cell office:value-type="string" calcext:value-type="string">
            <text:p>"-79.53514"</text:p>
          </table:table-cell>
          <table:table-cell table:number-columns-repeated="2"/>
          <table:table-cell office:value-type="string" calcext:value-type="string">
            <text:p>{"Ubication":{"id":811,"created_at":"43768,6659722222","updated_at":"43768,6659722222","name":"QUEVEDO (RURAL)","code":"Z0512050","father_code":"Z051206","gmap_reference_latitude":"-1.0196994","gmap_reference_longitude":"-79.53514","acronym":""},"attach":[]},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EVEDO </text:p>
          </table:table-cell>
          <table:table-cell office:value-type="string" calcext:value-type="string">
            <text:p>Z05120501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196994"</text:p>
          </table:table-cell>
          <table:table-cell office:value-type="string" calcext:value-type="string">
            <text:p>"-79.53514"</text:p>
          </table:table-cell>
          <table:table-cell table:number-columns-repeated="2"/>
          <table:table-cell office:value-type="string" calcext:value-type="string">
            <text:p>{"Ubication":{"id":812,"created_at":"43768,6659722222","updated_at":"43768,6659722222","name":"QUEVEDO ","code":"Z05120501","father_code":"Z051206","gmap_reference_latitude":"-1.0196994","gmap_reference_longitude":"-79.53514","acronym":""},"attach":[]},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AMILO</text:p>
          </table:table-cell>
          <table:table-cell office:value-type="string" calcext:value-type="string">
            <text:p>Z05120502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417447"</text:p>
          </table:table-cell>
          <table:table-cell office:value-type="string" calcext:value-type="string">
            <text:p>"-79.4831863"</text:p>
          </table:table-cell>
          <table:table-cell table:number-columns-repeated="2"/>
          <table:table-cell office:value-type="string" calcext:value-type="string">
            <text:p>{"Ubication":{"id":813,"created_at":"43768,6659722222","updated_at":"43768,6659722222","name":"SAN CAMILO","code":"Z05120502","father_code":"Z051206","gmap_reference_latitude":"-1.0417447","gmap_reference_longitude":"-79.4831863","acronym":""},"attach":[]},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ACĂN</text:p>
          </table:table-cell>
          <table:table-cell office:value-type="string" calcext:value-type="string">
            <text:p>Z05120504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440082"</text:p>
          </table:table-cell>
          <table:table-cell office:value-type="string" calcext:value-type="string">
            <text:p>"-79.4866848"</text:p>
          </table:table-cell>
          <table:table-cell table:number-columns-repeated="2"/>
          <table:table-cell office:value-type="string" calcext:value-type="string">
            <text:p>{"Ubication":{"id":814,"created_at":"43768,6659722222","updated_at":"43768,6659722222","name":"GUAYACĂN","code":"Z05120504","father_code":"Z051206","gmap_reference_latitude":"-1.0440082","gmap_reference_longitude":"-79.4866848","acronym":""},"attach":[]},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ICOLĂS INFANTE DĂAZ</text:p>
          </table:table-cell>
          <table:table-cell office:value-type="string" calcext:value-type="string">
            <text:p>Z05120505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0.9768632"</text:p>
          </table:table-cell>
          <table:table-cell office:value-type="string" calcext:value-type="string">
            <text:p>"-79.4844523"</text:p>
          </table:table-cell>
          <table:table-cell table:number-columns-repeated="2"/>
          <table:table-cell office:value-type="string" calcext:value-type="string">
            <text:p>{"Ubication":{"id":815,"created_at":"43768,6659722222","updated_at":"43768,6659722222","name":"NICOLĂS INFANTE DĂAZ","code":"Z05120505","father_code":"Z051206","gmap_reference_latitude":"-0.9768632","gmap_reference_longitude":"-79.4844523","acronym":""},"attach":[]},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RISTĂBAL</text:p>
          </table:table-cell>
          <table:table-cell office:value-type="string" calcext:value-type="string">
            <text:p>Z05120506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217211"</text:p>
          </table:table-cell>
          <table:table-cell office:value-type="string" calcext:value-type="string">
            <text:p>"-79.4647659"</text:p>
          </table:table-cell>
          <table:table-cell table:number-columns-repeated="2"/>
          <table:table-cell office:value-type="string" calcext:value-type="string">
            <text:p>{"Ubication":{"id":816,"created_at":"43768,6659722222","updated_at":"43768,6659722222","name":"SAN CRISTĂBAL","code":"Z05120506","father_code":"Z051206","gmap_reference_latitude":"-1.0217211","gmap_reference_longitude":"-79.4647659","acronym":""},"attach":[]},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ETE DE OCTUBRE</text:p>
          </table:table-cell>
          <table:table-cell office:value-type="string" calcext:value-type="string">
            <text:p>Z05120507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41439"</text:p>
          </table:table-cell>
          <table:table-cell office:value-type="string" calcext:value-type="string">
            <text:p>"-79.4824257"</text:p>
          </table:table-cell>
          <table:table-cell table:number-columns-repeated="2"/>
          <table:table-cell office:value-type="string" calcext:value-type="string">
            <text:p>{"Ubication":{"id":817,"created_at":"43768,6659722222","updated_at":"43768,6659722222","name":"SIETE DE OCTUBRE","code":"Z05120507","father_code":"Z051206","gmap_reference_latitude":"-1.041439","gmap_reference_longitude":"-79.4824257","acronym":""},"attach":[]},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24 DE MAYO</text:p>
          </table:table-cell>
          <table:table-cell office:value-type="string" calcext:value-type="string">
            <text:p>Z05120508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0.9639597"</text:p>
          </table:table-cell>
          <table:table-cell office:value-type="string" calcext:value-type="string">
            <text:p>"-80.7271207"</text:p>
          </table:table-cell>
          <table:table-cell table:number-columns-repeated="2"/>
          <table:table-cell office:value-type="string" calcext:value-type="string">
            <text:p>{"Ubication":{"id":818,"created_at":"43768,6659722222","updated_at":"43768,6659722222","name":"24 DE MAYO","code":"Z05120508","father_code":"Z051206","gmap_reference_latitude":"-0.9639597","gmap_reference_longitude":"-80.7271207","acronym":""},"attach":[]},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NUS DEL RĂO QUEVEDO</text:p>
          </table:table-cell>
          <table:table-cell office:value-type="string" calcext:value-type="string">
            <text:p>Z05120509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0.9817408"</text:p>
          </table:table-cell>
          <table:table-cell office:value-type="string" calcext:value-type="string">
            <text:p>"-79.5361823"</text:p>
          </table:table-cell>
          <table:table-cell table:number-columns-repeated="2"/>
          <table:table-cell office:value-type="string" calcext:value-type="string">
            <text:p>{"Ubication":{"id":819,"created_at":"43768,6659722222","updated_at":"43768,6659722222","name":"VENUS DEL RĂO QUEVEDO","code":"Z05120509","father_code":"Z051206","gmap_reference_latitude":"-0.9817408","gmap_reference_longitude":"-79.5361823","acronym":""},"attach":[]},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VA ALFARO</text:p>
          </table:table-cell>
          <table:table-cell office:value-type="string" calcext:value-type="string">
            <text:p>Z05120510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1.0596248"</text:p>
          </table:table-cell>
          <table:table-cell office:value-type="string" calcext:value-type="string">
            <text:p>"-79.4919285"</text:p>
          </table:table-cell>
          <table:table-cell table:number-columns-repeated="2"/>
          <table:table-cell office:value-type="string" calcext:value-type="string">
            <text:p>{"Ubication":{"id":820,"created_at":"43768,6659722222","updated_at":"43768,6659722222","name":"VIVA ALFARO","code":"Z05120510","father_code":"Z051206","gmap_reference_latitude":"-1.0596248","gmap_reference_longitude":"-79.4919285","acronym":""},"attach":[]},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Z05120553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0.4001326"</text:p>
          </table:table-cell>
          <table:table-cell office:value-type="string" calcext:value-type="string">
            <text:p>"-76.9579508"</text:p>
          </table:table-cell>
          <table:table-cell table:number-columns-repeated="2"/>
          <table:table-cell office:value-type="string" calcext:value-type="string">
            <text:p>{"Ubication":{"id":821,"created_at":"43768,6659722222","updated_at":"43768,6659722222","name":"SAN CARLOS","code":"Z05120553","father_code":"Z051206","gmap_reference_latitude":"-0.4001326","gmap_reference_longitude":"-76.9579508","acronym":""},"attach":[]},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Z05120555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822,"created_at":"43768,6659722222","updated_at":"43768,6659722222","name":"LA ESPERANZA","code":"Z05120555","father_code":"Z051206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Z051206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5670127"</text:p>
          </table:table-cell>
          <table:table-cell office:value-type="string" calcext:value-type="string">
            <text:p>"-79.5136135"</text:p>
          </table:table-cell>
          <table:table-cell office:value-type="string" calcext:value-type="string">
            <text:p>URT</text:p>
          </table:table-cell>
          <table:table-cell/>
          <table:table-cell office:value-type="string" calcext:value-type="string">
            <text:p>{"Ubication":{"id":823,"created_at":"43768,6659722222","updated_at":"43768,6659722222","name":"URDANETA","code":"Z051206","father_code":"Z0512","gmap_reference_latitude":"-1.5670127","gmap_reference_longitude":"-79.5136135","acronym":"URT"},"attach":[]},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TARAMA</text:p>
          </table:table-cell>
          <table:table-cell office:value-type="string" calcext:value-type="string">
            <text:p>Z05120650</text:p>
          </table:table-cell>
          <table:table-cell office:value-type="string" calcext:value-type="string">
            <text:p>Z051207</text:p>
          </table:table-cell>
          <table:table-cell office:value-type="string" calcext:value-type="string">
            <text:p>"-1.5724649"</text:p>
          </table:table-cell>
          <table:table-cell office:value-type="string" calcext:value-type="string">
            <text:p>"-79.4862177"</text:p>
          </table:table-cell>
          <table:table-cell table:number-columns-repeated="2"/>
          <table:table-cell office:value-type="string" calcext:value-type="string">
            <text:p>{"Ubication":{"id":824,"created_at":"43768,6659722222","updated_at":"43768,6659722222","name":"CATARAMA","code":"Z05120650","father_code":"Z051207","gmap_reference_latitude":"-1.5724649","gmap_reference_longitude":"-79.4862177","acronym":""},"attach":[]},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Z05120651</text:p>
          </table:table-cell>
          <table:table-cell office:value-type="string" calcext:value-type="string">
            <text:p>Z051207</text:p>
          </table:table-cell>
          <table:table-cell office:value-type="string" calcext:value-type="string">
            <text:p>"-0.58252"</text:p>
          </table:table-cell>
          <table:table-cell office:value-type="string" calcext:value-type="string">
            <text:p>"-80.0578157"</text:p>
          </table:table-cell>
          <table:table-cell table:number-columns-repeated="2"/>
          <table:table-cell office:value-type="string" calcext:value-type="string">
            <text:p>{"Ubication":{"id":825,"created_at":"43768,6659722222","updated_at":"43768,6659722222","name":"RICAURTE","code":"Z05120651","father_code":"Z051207","gmap_reference_latitude":"-0.58252","gmap_reference_longitude":"-80.0578157","acronym":""},"attach":[]},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Z051207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446757"</text:p>
          </table:table-cell>
          <table:table-cell office:value-type="string" calcext:value-type="string">
            <text:p>"-79.4721628"</text:p>
          </table:table-cell>
          <table:table-cell office:value-type="string" calcext:value-type="string">
            <text:p>VTN</text:p>
          </table:table-cell>
          <table:table-cell/>
          <table:table-cell office:value-type="string" calcext:value-type="string">
            <text:p>{"Ubication":{"id":826,"created_at":"43768,6659722222","updated_at":"43768,6659722222","name":"VENTANAS","code":"Z051207","father_code":"Z0512","gmap_reference_latitude":"-1.446757","gmap_reference_longitude":"-79.4721628","acronym":"VTN"},"attach":[]},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NTANAS (RURAL)</text:p>
          </table:table-cell>
          <table:table-cell office:value-type="string" calcext:value-type="string">
            <text:p>Z05120750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"-1.446757"</text:p>
          </table:table-cell>
          <table:table-cell office:value-type="string" calcext:value-type="string">
            <text:p>"-79.4721628"</text:p>
          </table:table-cell>
          <table:table-cell table:number-columns-repeated="2"/>
          <table:table-cell office:value-type="string" calcext:value-type="string">
            <text:p>{"Ubication":{"id":827,"created_at":"43768,6659722222","updated_at":"43768,6659722222","name":"VENTANAS (RURAL)","code":"Z05120750","father_code":"Z051208","gmap_reference_latitude":"-1.446757","gmap_reference_longitude":"-79.4721628","acronym":""},"attach":[]},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NTANAS</text:p>
          </table:table-cell>
          <table:table-cell office:value-type="string" calcext:value-type="string">
            <text:p>Z05120702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"-1.446757"</text:p>
          </table:table-cell>
          <table:table-cell office:value-type="string" calcext:value-type="string">
            <text:p>"-79.4721628"</text:p>
          </table:table-cell>
          <table:table-cell table:number-columns-repeated="2"/>
          <table:table-cell office:value-type="string" calcext:value-type="string">
            <text:p>{"Ubication":{"id":828,"created_at":"43768,6659722222","updated_at":"43768,6659722222","name":"VENTANAS","code":"Z05120702","father_code":"Z051208","gmap_reference_latitude":"-1.446757","gmap_reference_longitude":"-79.4721628","acronym":""},"attach":[]},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0 DE NOVIEMBRE</text:p>
          </table:table-cell>
          <table:table-cell office:value-type="string" calcext:value-type="string">
            <text:p>Z05120701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"-1.4490644"</text:p>
          </table:table-cell>
          <table:table-cell office:value-type="string" calcext:value-type="string">
            <text:p>"-79.4655315"</text:p>
          </table:table-cell>
          <table:table-cell table:number-columns-repeated="2"/>
          <table:table-cell office:value-type="string" calcext:value-type="string">
            <text:p>{"Ubication":{"id":829,"created_at":"43768,6659722222","updated_at":"43768,6659722222","name":"10 DE NOVIEMBRE","code":"Z05120701","father_code":"Z051208","gmap_reference_latitude":"-1.4490644","gmap_reference_longitude":"-79.4655315","acronym":""},"attach":[]},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POTAL</text:p>
          </table:table-cell>
          <table:table-cell office:value-type="string" calcext:value-type="string">
            <text:p>Z05120752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"-1.4472639"</text:p>
          </table:table-cell>
          <table:table-cell office:value-type="string" calcext:value-type="string">
            <text:p>"-79.4789887"</text:p>
          </table:table-cell>
          <table:table-cell table:number-columns-repeated="2"/>
          <table:table-cell office:value-type="string" calcext:value-type="string">
            <text:p>{"Ubication":{"id":830,"created_at":"43768,6659722222","updated_at":"43768,6659722222","name":"ZAPOTAL","code":"Z05120752","father_code":"Z051208","gmap_reference_latitude":"-1.4472639","gmap_reference_longitude":"-79.4789887","acronym":""},"attach":[]},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CARITA</text:p>
          </table:table-cell>
          <table:table-cell office:value-type="string" calcext:value-type="string">
            <text:p>Z05120753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"-1.3815753"</text:p>
          </table:table-cell>
          <table:table-cell office:value-type="string" calcext:value-type="string">
            <text:p>"-79.4237524"</text:p>
          </table:table-cell>
          <table:table-cell table:number-columns-repeated="2"/>
          <table:table-cell office:value-type="string" calcext:value-type="string">
            <text:p>{"Ubication":{"id":831,"created_at":"43768,6659722222","updated_at":"43768,6659722222","name":"CHACARITA","code":"Z05120753","father_code":"Z051208","gmap_reference_latitude":"-1.3815753","gmap_reference_longitude":"-79.4237524","acronym":""},"attach":[]},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Z05120754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"-1.4277489"</text:p>
          </table:table-cell>
          <table:table-cell office:value-type="string" calcext:value-type="string">
            <text:p>"-79.3921126"</text:p>
          </table:table-cell>
          <table:table-cell table:number-columns-repeated="2"/>
          <table:table-cell office:value-type="string" calcext:value-type="string">
            <text:p>{"Ubication":{"id":832,"created_at":"43768,6659722222","updated_at":"43768,6659722222","name":"LOS ANGELES","code":"Z05120754","father_code":"Z051208","gmap_reference_latitude":"-1.4277489","gmap_reference_longitude":"-79.3921126","acronym":""},"attach":[]},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Z051208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5210471"</text:p>
          </table:table-cell>
          <table:table-cell office:value-type="string" calcext:value-type="string">
            <text:p>"-80.0066221"</text:p>
          </table:table-cell>
          <table:table-cell office:value-type="string" calcext:value-type="string">
            <text:p>VCS</text:p>
          </table:table-cell>
          <table:table-cell/>
          <table:table-cell office:value-type="string" calcext:value-type="string">
            <text:p>{"Ubication":{"id":833,"created_at":"43768,6659722222","updated_at":"43768,6659722222","name":"VINCES","code":"Z051208","father_code":"Z0512","gmap_reference_latitude":"-1.5210471","gmap_reference_longitude":"-80.0066221","acronym":"VCS"},"attach":[]},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NCES</text:p>
          </table:table-cell>
          <table:table-cell office:value-type="string" calcext:value-type="string">
            <text:p>Z05120850</text:p>
          </table:table-cell>
          <table:table-cell office:value-type="string" calcext:value-type="string">
            <text:p>Z051209</text:p>
          </table:table-cell>
          <table:table-cell office:value-type="string" calcext:value-type="string">
            <text:p>"-1.5210471"</text:p>
          </table:table-cell>
          <table:table-cell office:value-type="string" calcext:value-type="string">
            <text:p>"-80.0066221"</text:p>
          </table:table-cell>
          <table:table-cell table:number-columns-repeated="2"/>
          <table:table-cell office:value-type="string" calcext:value-type="string">
            <text:p>{"Ubication":{"id":834,"created_at":"43768,6659722222","updated_at":"43768,6659722222","name":"VINCES","code":"Z05120850","father_code":"Z051209","gmap_reference_latitude":"-1.5210471","gmap_reference_longitude":"-80.0066221","acronym":""},"attach":[]},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NCES CENTRAL</text:p>
          </table:table-cell>
          <table:table-cell office:value-type="string" calcext:value-type="string">
            <text:p>Z05120802</text:p>
          </table:table-cell>
          <table:table-cell office:value-type="string" calcext:value-type="string">
            <text:p>Z051209</text:p>
          </table:table-cell>
          <table:table-cell office:value-type="string" calcext:value-type="string">
            <text:p>"-1.5210471"</text:p>
          </table:table-cell>
          <table:table-cell office:value-type="string" calcext:value-type="string">
            <text:p>"-80.0066221"</text:p>
          </table:table-cell>
          <table:table-cell table:number-columns-repeated="2"/>
          <table:table-cell office:value-type="string" calcext:value-type="string">
            <text:p>{"Ubication":{"id":835,"created_at":"43768,6659722222","updated_at":"43768,6659722222","name":"VINCES CENTRAL","code":"Z05120802","father_code":"Z051209","gmap_reference_latitude":"-1.5210471","gmap_reference_longitude":"-80.0066221","acronym":""},"attach":[]},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ORENZO DE VINCES</text:p>
          </table:table-cell>
          <table:table-cell office:value-type="string" calcext:value-type="string">
            <text:p>Z05120803</text:p>
          </table:table-cell>
          <table:table-cell office:value-type="string" calcext:value-type="string">
            <text:p>Z051209</text:p>
          </table:table-cell>
          <table:table-cell office:value-type="string" calcext:value-type="string">
            <text:p>"-1.5210471"</text:p>
          </table:table-cell>
          <table:table-cell office:value-type="string" calcext:value-type="string">
            <text:p>"-80.0066221"</text:p>
          </table:table-cell>
          <table:table-cell table:number-columns-repeated="2"/>
          <table:table-cell office:value-type="string" calcext:value-type="string">
            <text:p>{"Ubication":{"id":836,"created_at":"43768,6659722222","updated_at":"43768,6659722222","name":"SAN LORENZO DE VINCES","code":"Z05120803","father_code":"Z051209","gmap_reference_latitude":"-1.5210471","gmap_reference_longitude":"-80.0066221","acronym":""},"attach":[]},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TONIO SOTOMAYOR (CAB. EN PLAYAS DE VINCES)</text:p>
          </table:table-cell>
          <table:table-cell office:value-type="string" calcext:value-type="string">
            <text:p>Z05120851</text:p>
          </table:table-cell>
          <table:table-cell office:value-type="string" calcext:value-type="string">
            <text:p>Z051209</text:p>
          </table:table-cell>
          <table:table-cell office:value-type="string" calcext:value-type="string">
            <text:p>"-1.6675138"</text:p>
          </table:table-cell>
          <table:table-cell office:value-type="string" calcext:value-type="string">
            <text:p>"-79.8648271"</text:p>
          </table:table-cell>
          <table:table-cell table:number-columns-repeated="2"/>
          <table:table-cell office:value-type="string" calcext:value-type="string">
            <text:p>{"Ubication":{"id":837,"created_at":"43768,6659722222","updated_at":"43768,6659722222","name":"ANTONIO SOTOMAYOR (CAB. EN PLAYAS DE VINCES)","code":"Z05120851","father_code":"Z051209","gmap_reference_latitude":"-1.6675138","gmap_reference_longitude":"-79.8648271","acronym":""},"attach":[]},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Z051209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4298336"</text:p>
          </table:table-cell>
          <table:table-cell office:value-type="string" calcext:value-type="string">
            <text:p>"-79.7704842"</text:p>
          </table:table-cell>
          <table:table-cell office:value-type="string" calcext:value-type="string">
            <text:p>PLQ</text:p>
          </table:table-cell>
          <table:table-cell/>
          <table:table-cell office:value-type="string" calcext:value-type="string">
            <text:p>{"Ubication":{"id":838,"created_at":"43768,6659722222","updated_at":"43768,6659722222","name":"PALENQUE","code":"Z051209","father_code":"Z0512","gmap_reference_latitude":"-1.4298336","gmap_reference_longitude":"-79.7704842","acronym":"PLQ"},"attach":[]},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ENQUE</text:p>
          </table:table-cell>
          <table:table-cell office:value-type="string" calcext:value-type="string">
            <text:p>Z05120950</text:p>
          </table:table-cell>
          <table:table-cell office:value-type="string" calcext:value-type="string">
            <text:p>Z051210</text:p>
          </table:table-cell>
          <table:table-cell office:value-type="string" calcext:value-type="string">
            <text:p>"-1.4298336"</text:p>
          </table:table-cell>
          <table:table-cell office:value-type="string" calcext:value-type="string">
            <text:p>"-79.7704842"</text:p>
          </table:table-cell>
          <table:table-cell table:number-columns-repeated="2"/>
          <table:table-cell office:value-type="string" calcext:value-type="string">
            <text:p>{"Ubication":{"id":839,"created_at":"43768,6659722222","updated_at":"43768,6659722222","name":"PALENQUE","code":"Z05120950","father_code":"Z051210","gmap_reference_latitude":"-1.4298336","gmap_reference_longitude":"-79.7704842","acronym":""},"attach":[]},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UENA FĂ</text:p>
          </table:table-cell>
          <table:table-cell office:value-type="string" calcext:value-type="string">
            <text:p>Z051210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0.8874108"</text:p>
          </table:table-cell>
          <table:table-cell office:value-type="string" calcext:value-type="string">
            <text:p>"-79.5071985"</text:p>
          </table:table-cell>
          <table:table-cell office:value-type="string" calcext:value-type="string">
            <text:p>BFE</text:p>
          </table:table-cell>
          <table:table-cell/>
          <table:table-cell office:value-type="string" calcext:value-type="string">
            <text:p>{"Ubication":{"id":840,"created_at":"43768,6659722222","updated_at":"43768,6659722222","name":"BUENA FĂ","code":"Z051210","father_code":"Z0512","gmap_reference_latitude":"-0.8874108","gmap_reference_longitude":"-79.5071985","acronym":"BFE"},"attach":[]},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 DE BUENA FĂ (RURAL)</text:p>
          </table:table-cell>
          <table:table-cell office:value-type="string" calcext:value-type="string">
            <text:p>Z05121050</text:p>
          </table:table-cell>
          <table:table-cell office:value-type="string" calcext:value-type="string">
            <text:p>Z051211</text:p>
          </table:table-cell>
          <table:table-cell office:value-type="string" calcext:value-type="string">
            <text:p>"-0.8874108"</text:p>
          </table:table-cell>
          <table:table-cell office:value-type="string" calcext:value-type="string">
            <text:p>"-79.5071985"</text:p>
          </table:table-cell>
          <table:table-cell table:number-columns-repeated="2"/>
          <table:table-cell office:value-type="string" calcext:value-type="string">
            <text:p>{"Ubication":{"id":841,"created_at":"43768,6659722222","updated_at":"43768,6659722222","name":"SAN JACINTO DE BUENA FĂ (RURAL)","code":"Z05121050","father_code":"Z051211","gmap_reference_latitude":"-0.8874108","gmap_reference_longitude":"-79.5071985","acronym":""},"attach":[]},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 DE BUENA FĂ</text:p>
          </table:table-cell>
          <table:table-cell office:value-type="string" calcext:value-type="string">
            <text:p>Z05121001</text:p>
          </table:table-cell>
          <table:table-cell office:value-type="string" calcext:value-type="string">
            <text:p>Z051211</text:p>
          </table:table-cell>
          <table:table-cell office:value-type="string" calcext:value-type="string">
            <text:p>"-0.8874108"</text:p>
          </table:table-cell>
          <table:table-cell office:value-type="string" calcext:value-type="string">
            <text:p>"-79.5071985"</text:p>
          </table:table-cell>
          <table:table-cell table:number-columns-repeated="2"/>
          <table:table-cell office:value-type="string" calcext:value-type="string">
            <text:p>{"Ubication":{"id":842,"created_at":"43768,6659722222","updated_at":"43768,6659722222","name":"SAN JACINTO DE BUENA FĂ","code":"Z05121001","father_code":"Z051211","gmap_reference_latitude":"-0.8874108","gmap_reference_longitude":"-79.5071985","acronym":""},"attach":[]},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7 DE AGOSTO</text:p>
          </table:table-cell>
          <table:table-cell office:value-type="string" calcext:value-type="string">
            <text:p>Z05121002</text:p>
          </table:table-cell>
          <table:table-cell office:value-type="string" calcext:value-type="string">
            <text:p>Z051211</text:p>
          </table:table-cell>
          <table:table-cell office:value-type="string" calcext:value-type="string">
            <text:p>"-0.893826"</text:p>
          </table:table-cell>
          <table:table-cell office:value-type="string" calcext:value-type="string">
            <text:p>"-79.4920063"</text:p>
          </table:table-cell>
          <table:table-cell table:number-columns-repeated="2"/>
          <table:table-cell office:value-type="string" calcext:value-type="string">
            <text:p>{"Ubication":{"id":843,"created_at":"43768,6659722222","updated_at":"43768,6659722222","name":"7 DE AGOSTO","code":"Z05121002","father_code":"Z051211","gmap_reference_latitude":"-0.893826","gmap_reference_longitude":"-79.4920063","acronym":""},"attach":[]},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1 DE OCTUBRE</text:p>
          </table:table-cell>
          <table:table-cell office:value-type="string" calcext:value-type="string">
            <text:p>Z05121003</text:p>
          </table:table-cell>
          <table:table-cell office:value-type="string" calcext:value-type="string">
            <text:p>Z051211</text:p>
          </table:table-cell>
          <table:table-cell office:value-type="string" calcext:value-type="string">
            <text:p>"-0.8874108"</text:p>
          </table:table-cell>
          <table:table-cell office:value-type="string" calcext:value-type="string">
            <text:p>"-79.5071985"</text:p>
          </table:table-cell>
          <table:table-cell table:number-columns-repeated="2"/>
          <table:table-cell office:value-type="string" calcext:value-type="string">
            <text:p>{"Ubication":{"id":844,"created_at":"43768,6659722222","updated_at":"43768,6659722222","name":"11 DE OCTUBRE","code":"Z05121003","father_code":"Z051211","gmap_reference_latitude":"-0.8874108","gmap_reference_longitude":"-79.5071985","acronym":""},"attach":[]},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TRICIA PILAR</text:p>
          </table:table-cell>
          <table:table-cell office:value-type="string" calcext:value-type="string">
            <text:p>Z05121051</text:p>
          </table:table-cell>
          <table:table-cell office:value-type="string" calcext:value-type="string">
            <text:p>Z051211</text:p>
          </table:table-cell>
          <table:table-cell office:value-type="string" calcext:value-type="string">
            <text:p>"-0.5738543"</text:p>
          </table:table-cell>
          <table:table-cell office:value-type="string" calcext:value-type="string">
            <text:p>"-79.3779803"</text:p>
          </table:table-cell>
          <table:table-cell table:number-columns-repeated="2"/>
          <table:table-cell office:value-type="string" calcext:value-type="string">
            <text:p>{"Ubication":{"id":845,"created_at":"43768,6659722222","updated_at":"43768,6659722222","name":"PATRICIA PILAR","code":"Z05121051","father_code":"Z051211","gmap_reference_latitude":"-0.5738543","gmap_reference_longitude":"-79.3779803","acronym":""},"attach":[]},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Z051211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0.9510462"</text:p>
          </table:table-cell>
          <table:table-cell office:value-type="string" calcext:value-type="string">
            <text:p>"-79.3725303"</text:p>
          </table:table-cell>
          <table:table-cell office:value-type="string" calcext:value-type="string">
            <text:p>VLN</text:p>
          </table:table-cell>
          <table:table-cell/>
          <table:table-cell office:value-type="string" calcext:value-type="string">
            <text:p>{"Ubication":{"id":846,"created_at":"43768,6659722222","updated_at":"43768,6659722222","name":"VALENCIA","code":"Z051211","father_code":"Z0512","gmap_reference_latitude":"-0.9510462","gmap_reference_longitude":"-79.3725303","acronym":"VLN"},"attach":[]},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ENCIA (RURAL)</text:p>
          </table:table-cell>
          <table:table-cell office:value-type="string" calcext:value-type="string">
            <text:p>Z05121150</text:p>
          </table:table-cell>
          <table:table-cell office:value-type="string" calcext:value-type="string">
            <text:p>Z051212</text:p>
          </table:table-cell>
          <table:table-cell office:value-type="string" calcext:value-type="string">
            <text:p>"-0.9510462"</text:p>
          </table:table-cell>
          <table:table-cell office:value-type="string" calcext:value-type="string">
            <text:p>"-79.3725303"</text:p>
          </table:table-cell>
          <table:table-cell table:number-columns-repeated="2"/>
          <table:table-cell office:value-type="string" calcext:value-type="string">
            <text:p>{"Ubication":{"id":847,"created_at":"43768,6659722222","updated_at":"43768,6659722222","name":"VALENCIA (RURAL)","code":"Z05121150","father_code":"Z051212","gmap_reference_latitude":"-0.9510462","gmap_reference_longitude":"-79.3725303","acronym":""},"attach":[]},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Z05121101</text:p>
          </table:table-cell>
          <table:table-cell office:value-type="string" calcext:value-type="string">
            <text:p>Z051212</text:p>
          </table:table-cell>
          <table:table-cell office:value-type="string" calcext:value-type="string">
            <text:p>"-0.9510462"</text:p>
          </table:table-cell>
          <table:table-cell office:value-type="string" calcext:value-type="string">
            <text:p>"-79.3725303"</text:p>
          </table:table-cell>
          <table:table-cell table:number-columns-repeated="2"/>
          <table:table-cell office:value-type="string" calcext:value-type="string">
            <text:p>{"Ubication":{"id":848,"created_at":"43768,6659722222","updated_at":"43768,6659722222","name":"VALENCIA","code":"Z05121101","father_code":"Z051212","gmap_reference_latitude":"-0.9510462","gmap_reference_longitude":"-79.3725303","acronym":""},"attach":[]},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5121102</text:p>
          </table:table-cell>
          <table:table-cell office:value-type="string" calcext:value-type="string">
            <text:p>Z051212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849,"created_at":"43768,6659722222","updated_at":"43768,6659722222","name":"LA UNION","code":"Z05121102","father_code":"Z051212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NUEVA UNION</text:p>
          </table:table-cell>
          <table:table-cell office:value-type="string" calcext:value-type="string">
            <text:p>Z05121103</text:p>
          </table:table-cell>
          <table:table-cell office:value-type="string" calcext:value-type="string">
            <text:p>Z051212</text:p>
          </table:table-cell>
          <table:table-cell office:value-type="string" calcext:value-type="string">
            <text:p>"-0.9510462"</text:p>
          </table:table-cell>
          <table:table-cell office:value-type="string" calcext:value-type="string">
            <text:p>"-79.3725303"</text:p>
          </table:table-cell>
          <table:table-cell table:number-columns-repeated="2"/>
          <table:table-cell office:value-type="string" calcext:value-type="string">
            <text:p>{"Ubication":{"id":850,"created_at":"43768,6659722222","updated_at":"43768,6659722222","name":"LA NUEVA UNION","code":"Z05121103","father_code":"Z051212","gmap_reference_latitude":"-0.9510462","gmap_reference_longitude":"-79.3725303","acronym":""},"attach":[]},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CACHE</text:p>
          </table:table-cell>
          <table:table-cell office:value-type="string" calcext:value-type="string">
            <text:p>Z051212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1841349"</text:p>
          </table:table-cell>
          <table:table-cell office:value-type="string" calcext:value-type="string">
            <text:p>"-79.5236167"</text:p>
          </table:table-cell>
          <table:table-cell office:value-type="string" calcext:value-type="string">
            <text:p>MCE</text:p>
          </table:table-cell>
          <table:table-cell/>
          <table:table-cell office:value-type="string" calcext:value-type="string">
            <text:p>{"Ubication":{"id":851,"created_at":"43768,6659722222","updated_at":"43768,6659722222","name":"MOCACHE","code":"Z051212","father_code":"Z0512","gmap_reference_latitude":"-1.1841349","gmap_reference_longitude":"-79.5236167","acronym":"MCE"},"attach":[]},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CACHE</text:p>
          </table:table-cell>
          <table:table-cell office:value-type="string" calcext:value-type="string">
            <text:p>Z05121250</text:p>
          </table:table-cell>
          <table:table-cell office:value-type="string" calcext:value-type="string">
            <text:p>Z051213</text:p>
          </table:table-cell>
          <table:table-cell office:value-type="string" calcext:value-type="string">
            <text:p>"-1.1841349"</text:p>
          </table:table-cell>
          <table:table-cell office:value-type="string" calcext:value-type="string">
            <text:p>"-79.5236167"</text:p>
          </table:table-cell>
          <table:table-cell table:number-columns-repeated="2"/>
          <table:table-cell office:value-type="string" calcext:value-type="string">
            <text:p>{"Ubication":{"id":852,"created_at":"43768,6659722222","updated_at":"43768,6659722222","name":"MOCACHE","code":"Z05121250","father_code":"Z051213","gmap_reference_latitude":"-1.1841349","gmap_reference_longitude":"-79.5236167","acronym":""},"attach":[]},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SALOMA</text:p>
          </table:table-cell>
          <table:table-cell office:value-type="string" calcext:value-type="string">
            <text:p>Z051213</text:p>
          </table:table-cell>
          <table:table-cell office:value-type="string" calcext:value-type="string">
            <text:p>Z0512</text:p>
          </table:table-cell>
          <table:table-cell office:value-type="string" calcext:value-type="string">
            <text:p>"-1.2055469"</text:p>
          </table:table-cell>
          <table:table-cell office:value-type="string" calcext:value-type="string">
            <text:p>"-79.3311996"</text:p>
          </table:table-cell>
          <table:table-cell office:value-type="string" calcext:value-type="string">
            <text:p>QSL</text:p>
          </table:table-cell>
          <table:table-cell/>
          <table:table-cell office:value-type="string" calcext:value-type="string">
            <text:p>{"Ubication":{"id":853,"created_at":"43768,6659722222","updated_at":"43768,6659722222","name":"QUINSALOMA","code":"Z051213","father_code":"Z0512","gmap_reference_latitude":"-1.2055469","gmap_reference_longitude":"-79.3311996","acronym":"QSL"},"attach":[]},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SALOMA</text:p>
          </table:table-cell>
          <table:table-cell office:value-type="string" calcext:value-type="string">
            <text:p>Z05121350</text:p>
          </table:table-cell>
          <table:table-cell office:value-type="string" calcext:value-type="string">
            <text:p>Z051214</text:p>
          </table:table-cell>
          <table:table-cell office:value-type="string" calcext:value-type="string">
            <text:p>"-1.2055469"</text:p>
          </table:table-cell>
          <table:table-cell office:value-type="string" calcext:value-type="string">
            <text:p>"-79.3311996"</text:p>
          </table:table-cell>
          <table:table-cell table:number-columns-repeated="2"/>
          <table:table-cell office:value-type="string" calcext:value-type="string">
            <text:p>{"Ubication":{"id":854,"created_at":"43768,6659722222","updated_at":"43768,6659722222","name":"QUINSALOMA","code":"Z05121350","father_code":"Z051214","gmap_reference_latitude":"-1.2055469","gmap_reference_longitude":"-79.3311996","acronym":""},"attach":[]},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Z0524</text:p>
          </table:table-cell>
          <table:table-cell office:value-type="string" calcext:value-type="string">
            <text:p>Z05</text:p>
          </table:table-cell>
          <table:table-cell office:value-type="string" calcext:value-type="string">
            <text:p>"-2.2280961"</text:p>
          </table:table-cell>
          <table:table-cell office:value-type="string" calcext:value-type="string">
            <text:p>"-80.8785799"</text:p>
          </table:table-cell>
          <table:table-cell office:value-type="string" calcext:value-type="string">
            <text:p>STE</text:p>
          </table:table-cell>
          <table:table-cell/>
          <table:table-cell office:value-type="string" calcext:value-type="string">
            <text:p>{"Ubication":{"id":855,"created_at":"43768,6659722222","updated_at":"43768,6659722222","name":"SANTA ELENA","code":"Z0524","father_code":"Z05","gmap_reference_latitude":"-2.2280961","gmap_reference_longitude":"-80.8785799","acronym":"STE"},"attach":[]},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ELENA 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Z0524</text:p>
          </table:table-cell>
          <table:table-cell office:value-type="string" calcext:value-type="string">
            <text:p>"-2.2280961"</text:p>
          </table:table-cell>
          <table:table-cell office:value-type="string" calcext:value-type="string">
            <text:p>"-80.8785799"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{"Ubication":{"id":856,"created_at":"43768,6659722222","updated_at":"43768,6659722222","name":"SANTA ELENA ","code":"Z052401","father_code":"Z0524","gmap_reference_latitude":"-2.2280961","gmap_reference_longitude":"-80.8785799","acronym":"Y"},"attach":[]},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ELENA (RURAL)</text:p>
          </table:table-cell>
          <table:table-cell office:value-type="string" calcext:value-type="string">
            <text:p>Z05240150</text:p>
          </table:table-cell>
          <table:table-cell office:value-type="string" calcext:value-type="string">
            <text:p>Z0524</text:p>
          </table:table-cell>
          <table:table-cell office:value-type="string" calcext:value-type="string">
            <text:p>"-2.2280961"</text:p>
          </table:table-cell>
          <table:table-cell office:value-type="string" calcext:value-type="string">
            <text:p>"-80.8785799"</text:p>
          </table:table-cell>
          <table:table-cell table:number-columns-repeated="2"/>
          <table:table-cell office:value-type="string" calcext:value-type="string">
            <text:p>{"Ubication":{"id":857,"created_at":"43768,6659722222","updated_at":"43768,6659722222","name":"SANTA ELENA (RURAL)","code":"Z05240150","father_code":"Z0524","gmap_reference_latitude":"-2.2280961","gmap_reference_longitude":"-80.8785799","acronym":""},"attach":[]},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ELENA</text:p>
          </table:table-cell>
          <table:table-cell office:value-type="string" calcext:value-type="string">
            <text:p>Z05240102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2280961"</text:p>
          </table:table-cell>
          <table:table-cell office:value-type="string" calcext:value-type="string">
            <text:p>"-80.8785799"</text:p>
          </table:table-cell>
          <table:table-cell table:number-columns-repeated="2"/>
          <table:table-cell office:value-type="string" calcext:value-type="string">
            <text:p>{"Ubication":{"id":858,"created_at":"43768,6659722222","updated_at":"43768,6659722222","name":"SANTA ELENA","code":"Z05240102","father_code":"Z052401","gmap_reference_latitude":"-2.2280961","gmap_reference_longitude":"-80.8785799","acronym":""},"attach":[]},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LENITA</text:p>
          </table:table-cell>
          <table:table-cell office:value-type="string" calcext:value-type="string">
            <text:p>Z05240101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2079412"</text:p>
          </table:table-cell>
          <table:table-cell office:value-type="string" calcext:value-type="string">
            <text:p>"-80.8858035"</text:p>
          </table:table-cell>
          <table:table-cell table:number-columns-repeated="2"/>
          <table:table-cell office:value-type="string" calcext:value-type="string">
            <text:p>{"Ubication":{"id":859,"created_at":"43768,6659722222","updated_at":"43768,6659722222","name":"BALLENITA","code":"Z05240101","father_code":"Z052401","gmap_reference_latitude":"-2.2079412","gmap_reference_longitude":"-80.8858035","acronym":""},"attach":[]},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Z05240151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0.024156"</text:p>
          </table:table-cell>
          <table:table-cell office:value-type="string" calcext:value-type="string">
            <text:p>"-79.9793627"</text:p>
          </table:table-cell>
          <table:table-cell table:number-columns-repeated="2"/>
          <table:table-cell office:value-type="string" calcext:value-type="string">
            <text:p>{"Ubication":{"id":860,"created_at":"43768,6659722222","updated_at":"43768,6659722222","name":"ATAHUALPA","code":"Z05240151","father_code":"Z052401","gmap_reference_latitude":"-0.024156","gmap_reference_longitude":"-79.9793627","acronym":""},"attach":[]},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ONCHE</text:p>
          </table:table-cell>
          <table:table-cell office:value-type="string" calcext:value-type="string">
            <text:p>Z05240152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2250142"</text:p>
          </table:table-cell>
          <table:table-cell office:value-type="string" calcext:value-type="string">
            <text:p>"-80.8540616"</text:p>
          </table:table-cell>
          <table:table-cell table:number-columns-repeated="2"/>
          <table:table-cell office:value-type="string" calcext:value-type="string">
            <text:p>{"Ubication":{"id":861,"created_at":"43768,6659722222","updated_at":"43768,6659722222","name":"COLONCHE","code":"Z05240152","father_code":"Z052401","gmap_reference_latitude":"-2.2250142","gmap_reference_longitude":"-80.8540616","acronym":""},"attach":[]},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NDUY</text:p>
          </table:table-cell>
          <table:table-cell office:value-type="string" calcext:value-type="string">
            <text:p>Z05240153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3136319"</text:p>
          </table:table-cell>
          <table:table-cell office:value-type="string" calcext:value-type="string">
            <text:p>"-80.9047889"</text:p>
          </table:table-cell>
          <table:table-cell table:number-columns-repeated="2"/>
          <table:table-cell office:value-type="string" calcext:value-type="string">
            <text:p>{"Ubication":{"id":862,"created_at":"43768,6659722222","updated_at":"43768,6659722222","name":"CHANDUY","code":"Z05240153","father_code":"Z052401","gmap_reference_latitude":"-2.3136319","gmap_reference_longitude":"-80.9047889","acronym":""},"attach":[]},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GLARALTO</text:p>
          </table:table-cell>
          <table:table-cell office:value-type="string" calcext:value-type="string">
            <text:p>Z05240154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2298204"</text:p>
          </table:table-cell>
          <table:table-cell office:value-type="string" calcext:value-type="string">
            <text:p>"-80.8587071"</text:p>
          </table:table-cell>
          <table:table-cell table:number-columns-repeated="2"/>
          <table:table-cell office:value-type="string" calcext:value-type="string">
            <text:p>{"Ubication":{"id":863,"created_at":"43768,6659722222","updated_at":"43768,6659722222","name":"MANGLARALTO","code":"Z05240154","father_code":"Z052401","gmap_reference_latitude":"-2.2298204","gmap_reference_longitude":"-80.8587071","acronym":""},"attach":[]},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BOLĂVAR (JULIO MORENO)</text:p>
          </table:table-cell>
          <table:table-cell office:value-type="string" calcext:value-type="string">
            <text:p>Z05240155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0869727"</text:p>
          </table:table-cell>
          <table:table-cell office:value-type="string" calcext:value-type="string">
            <text:p>"-81.1652684"</text:p>
          </table:table-cell>
          <table:table-cell table:number-columns-repeated="2"/>
          <table:table-cell office:value-type="string" calcext:value-type="string">
            <text:p>{"Ubication":{"id":864,"created_at":"43768,6659722222","updated_at":"43768,6659722222","name":"SIMĂN BOLĂVAR (JULIO MORENO)","code":"Z05240155","father_code":"Z052401","gmap_reference_latitude":"-2.0869727","gmap_reference_longitude":"-81.1652684","acronym":""},"attach":[]},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ANCON</text:p>
          </table:table-cell>
          <table:table-cell office:value-type="string" calcext:value-type="string">
            <text:p>Z05240156</text:p>
          </table:table-cell>
          <table:table-cell office:value-type="string" calcext:value-type="string">
            <text:p>Z052401</text:p>
          </table:table-cell>
          <table:table-cell office:value-type="string" calcext:value-type="string">
            <text:p>"-2.2852258"</text:p>
          </table:table-cell>
          <table:table-cell office:value-type="string" calcext:value-type="string">
            <text:p>"-80.9006886"</text:p>
          </table:table-cell>
          <table:table-cell table:number-columns-repeated="2"/>
          <table:table-cell office:value-type="string" calcext:value-type="string">
            <text:p>{"Ubication":{"id":865,"created_at":"43768,6659722222","updated_at":"43768,6659722222","name":"SAN JOSE DE ANCON","code":"Z05240156","father_code":"Z052401","gmap_reference_latitude":"-2.2852258","gmap_reference_longitude":"-80.9006886","acronym":""},"attach":[]},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Z052402</text:p>
          </table:table-cell>
          <table:table-cell office:value-type="string" calcext:value-type="string">
            <text:p>Z0524</text:p>
          </table:table-cell>
          <table:table-cell office:value-type="string" calcext:value-type="string">
            <text:p>"-0.2107853"</text:p>
          </table:table-cell>
          <table:table-cell office:value-type="string" calcext:value-type="string">
            <text:p>"-78.535542"</text:p>
          </table:table-cell>
          <table:table-cell office:value-type="string" calcext:value-type="string">
            <text:p>LLB</text:p>
          </table:table-cell>
          <table:table-cell/>
          <table:table-cell office:value-type="string" calcext:value-type="string">
            <text:p>{"Ubication":{"id":866,"created_at":"43768,6659722222","updated_at":"43768,6659722222","name":"LA LIBERTAD","code":"Z052402","father_code":"Z0524","gmap_reference_latitude":"-0.2107853","gmap_reference_longitude":"-78.535542","acronym":"LLB"},"attach":[]},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Z05240250</text:p>
          </table:table-cell>
          <table:table-cell office:value-type="string" calcext:value-type="string">
            <text:p>Z052402</text:p>
          </table:table-cell>
          <table:table-cell office:value-type="string" calcext:value-type="string">
            <text:p>"-0.2107853"</text:p>
          </table:table-cell>
          <table:table-cell office:value-type="string" calcext:value-type="string">
            <text:p>"-78.535542"</text:p>
          </table:table-cell>
          <table:table-cell table:number-columns-repeated="2"/>
          <table:table-cell office:value-type="string" calcext:value-type="string">
            <text:p>{"Ubication":{"id":867,"created_at":"43768,6659722222","updated_at":"43768,6659722222","name":"LA LIBERTAD","code":"Z05240250","father_code":"Z052402","gmap_reference_latitude":"-0.2107853","gmap_reference_longitude":"-78.535542","acronym":""},"attach":[]},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Z0524</text:p>
          </table:table-cell>
          <table:table-cell office:value-type="string" calcext:value-type="string">
            <text:p>"-2.2278272"</text:p>
          </table:table-cell>
          <table:table-cell office:value-type="string" calcext:value-type="string">
            <text:p>"-81.0009966"</text:p>
          </table:table-cell>
          <table:table-cell office:value-type="string" calcext:value-type="string">
            <text:p>SLN</text:p>
          </table:table-cell>
          <table:table-cell/>
          <table:table-cell office:value-type="string" calcext:value-type="string">
            <text:p>{"Ubication":{"id":868,"created_at":"43768,6659722222","updated_at":"43768,6659722222","name":"SALINAS","code":"Z052403","father_code":"Z0524","gmap_reference_latitude":"-2.2278272","gmap_reference_longitude":"-81.0009966","acronym":"SLN"},"attach":[]},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Z05240350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2.2278272"</text:p>
          </table:table-cell>
          <table:table-cell office:value-type="string" calcext:value-type="string">
            <text:p>"-81.0009966"</text:p>
          </table:table-cell>
          <table:table-cell table:number-columns-repeated="2"/>
          <table:table-cell office:value-type="string" calcext:value-type="string">
            <text:p>{"Ubication":{"id":869,"created_at":"43768,6659722222","updated_at":"43768,6659722222","name":"SALINAS","code":"Z05240350","father_code":"Z052403","gmap_reference_latitude":"-2.2278272","gmap_reference_longitude":"-81.0009966","acronym":""},"attach":[]},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LOS ESPINOZA LARREA</text:p>
          </table:table-cell>
          <table:table-cell office:value-type="string" calcext:value-type="string">
            <text:p>Z05240301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2.2097254"</text:p>
          </table:table-cell>
          <table:table-cell office:value-type="string" calcext:value-type="string">
            <text:p>"-80.9805718"</text:p>
          </table:table-cell>
          <table:table-cell table:number-columns-repeated="2"/>
          <table:table-cell office:value-type="string" calcext:value-type="string">
            <text:p>{"Ubication":{"id":870,"created_at":"43768,6659722222","updated_at":"43768,6659722222","name":"CARLOS ESPINOZA LARREA","code":"Z05240301","father_code":"Z052403","gmap_reference_latitude":"-2.2097254","gmap_reference_longitude":"-80.9805718","acronym":""},"attach":[]},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ALBERTO ENRĂQUEZ GALLO</text:p>
          </table:table-cell>
          <table:table-cell office:value-type="string" calcext:value-type="string">
            <text:p>Z05240302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2.2037612"</text:p>
          </table:table-cell>
          <table:table-cell office:value-type="string" calcext:value-type="string">
            <text:p>"-80.9866648"</text:p>
          </table:table-cell>
          <table:table-cell table:number-columns-repeated="2"/>
          <table:table-cell office:value-type="string" calcext:value-type="string">
            <text:p>{"Ubication":{"id":871,"created_at":"43768,6659722222","updated_at":"43768,6659722222","name":"GENERAL ALBERTO ENRĂQUEZ GALLO","code":"Z05240302","father_code":"Z052403","gmap_reference_latitude":"-2.2037612","gmap_reference_longitude":"-80.9866648","acronym":""},"attach":[]},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ENTE <text:s/>ROCAFUERTE</text:p>
          </table:table-cell>
          <table:table-cell office:value-type="string" calcext:value-type="string">
            <text:p>Z05240303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2.2073323"</text:p>
          </table:table-cell>
          <table:table-cell office:value-type="string" calcext:value-type="string">
            <text:p>"-80.9648171"</text:p>
          </table:table-cell>
          <table:table-cell table:number-columns-repeated="2"/>
          <table:table-cell office:value-type="string" calcext:value-type="string">
            <text:p>{"Ubication":{"id":872,"created_at":"43768,6659722222","updated_at":"43768,6659722222","name":"VICENTE <text:s/>ROCAFUERTE","code":"Z05240303","father_code":"Z052403","gmap_reference_latitude":"-2.2073323","gmap_reference_longitude":"-80.9648171","acronym":""},"attach":[]},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Z05240304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table:number-columns-repeated="2"/>
          <table:table-cell office:value-type="string" calcext:value-type="string">
            <text:p>{"Ubication":{"id":873,"created_at":"43768,6659722222","updated_at":"43768,6659722222","name":"SANTA ROSA","code":"Z05240304","father_code":"Z052403","gmap_reference_latitude":"-0.310798","gmap_reference_longitude":"-77.8027197","acronym":""},"attach":[]},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NCONCITO</text:p>
          </table:table-cell>
          <table:table-cell office:value-type="string" calcext:value-type="string">
            <text:p>Z05240351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2.3164536"</text:p>
          </table:table-cell>
          <table:table-cell office:value-type="string" calcext:value-type="string">
            <text:p>"-80.9097149"</text:p>
          </table:table-cell>
          <table:table-cell table:number-columns-repeated="2"/>
          <table:table-cell office:value-type="string" calcext:value-type="string">
            <text:p>{"Ubication":{"id":874,"created_at":"43768,6659722222","updated_at":"43768,6659722222","name":"ANCONCITO","code":"Z05240351","father_code":"Z052403","gmap_reference_latitude":"-2.3164536","gmap_reference_longitude":"-80.9097149","acronym":""},"attach":[]},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OSE LUIS TAMAYO (MUEY)</text:p>
          </table:table-cell>
          <table:table-cell office:value-type="string" calcext:value-type="string">
            <text:p>Z05240352</text:p>
          </table:table-cell>
          <table:table-cell office:value-type="string" calcext:value-type="string">
            <text:p>Z052403</text:p>
          </table:table-cell>
          <table:table-cell office:value-type="string" calcext:value-type="string">
            <text:p>"-2.2502188"</text:p>
          </table:table-cell>
          <table:table-cell office:value-type="string" calcext:value-type="string">
            <text:p>"-80.9381027"</text:p>
          </table:table-cell>
          <table:table-cell table:number-columns-repeated="2"/>
          <table:table-cell office:value-type="string" calcext:value-type="string">
            <text:p>{"Ubication":{"id":875,"created_at":"43768,6659722222","updated_at":"43768,6659722222","name":"JOSE LUIS TAMAYO (MUEY)","code":"Z05240352","father_code":"Z052403","gmap_reference_latitude":"-2.2502188","gmap_reference_longitude":"-80.9381027","acronym":""},"attach":[]},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Z05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"Ubication":{"id":876,"created_at":"43768,6659722222","updated_at":"43768,6659722222","name":"BOLĂVAR","code":"Z0502","father_code":"Z05","gmap_reference_latitude":"-1.328229","gmap_reference_longitude":"-78.5363093","acronym":"B"},"attach":[]},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RANDA</text:p>
          </table:table-cell>
          <table:table-cell office:value-type="string" calcext:value-type="string">
            <text:p>Z05020150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5908848"</text:p>
          </table:table-cell>
          <table:table-cell office:value-type="string" calcext:value-type="string">
            <text:p>"-79.0178489"</text:p>
          </table:table-cell>
          <table:table-cell office:value-type="string" calcext:value-type="string">
            <text:p>GUA</text:p>
          </table:table-cell>
          <table:table-cell/>
          <table:table-cell office:value-type="string" calcext:value-type="string">
            <text:p>{"Ubication":{"id":877,"created_at":"43768,6659722222","updated_at":"43768,6659722222","name":"GUARANDA","code":"Z05020150","father_code":"Z0502","gmap_reference_latitude":"-1.5908848","gmap_reference_longitude":"-79.0178489","acronym":"GUA"},"attach":[]},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ĂNGEL POLIBIO CHĂVES</text:p>
          </table:table-cell>
          <table:table-cell office:value-type="string" calcext:value-type="string">
            <text:p>Z05020101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6501037"</text:p>
          </table:table-cell>
          <table:table-cell office:value-type="string" calcext:value-type="string">
            <text:p>"-79.0943934"</text:p>
          </table:table-cell>
          <table:table-cell table:number-columns-repeated="2"/>
          <table:table-cell office:value-type="string" calcext:value-type="string">
            <text:p>{"Ubication":{"id":878,"created_at":"43768,6659722222","updated_at":"43768,6659722222","name":"ĂNGEL POLIBIO CHĂVES","code":"Z05020101","father_code":"Z050201","gmap_reference_latitude":"-1.6501037","gmap_reference_longitude":"-79.0943934","acronym":""},"attach":[]},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BRIEL IGNACIO VEINTIMILLA</text:p>
          </table:table-cell>
          <table:table-cell office:value-type="string" calcext:value-type="string">
            <text:p>Z05020102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5920158"</text:p>
          </table:table-cell>
          <table:table-cell office:value-type="string" calcext:value-type="string">
            <text:p>"-79.0114786"</text:p>
          </table:table-cell>
          <table:table-cell table:number-columns-repeated="2"/>
          <table:table-cell office:value-type="string" calcext:value-type="string">
            <text:p>{"Ubication":{"id":879,"created_at":"43768,6659722222","updated_at":"43768,6659722222","name":"GABRIEL IGNACIO VEINTIMILLA","code":"Z05020102","father_code":"Z050201","gmap_reference_latitude":"-1.5920158","gmap_reference_longitude":"-79.0114786","acronym":""},"attach":[]},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UJO</text:p>
          </table:table-cell>
          <table:table-cell office:value-type="string" calcext:value-type="string">
            <text:p>Z05020103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55817"</text:p>
          </table:table-cell>
          <table:table-cell office:value-type="string" calcext:value-type="string">
            <text:p>"-79.0172982"</text:p>
          </table:table-cell>
          <table:table-cell table:number-columns-repeated="2"/>
          <table:table-cell office:value-type="string" calcext:value-type="string">
            <text:p>{"Ubication":{"id":880,"created_at":"43768,6659722222","updated_at":"43768,6659722222","name":"GUANUJO","code":"Z05020103","father_code":"Z050201","gmap_reference_latitude":"-1.55817","gmap_reference_longitude":"-79.0172982","acronym":""},"attach":[]},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ACUNDO VELA</text:p>
          </table:table-cell>
          <table:table-cell office:value-type="string" calcext:value-type="string">
            <text:p>Z05020151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1973797"</text:p>
          </table:table-cell>
          <table:table-cell office:value-type="string" calcext:value-type="string">
            <text:p>"-79.065299"</text:p>
          </table:table-cell>
          <table:table-cell table:number-columns-repeated="2"/>
          <table:table-cell office:value-type="string" calcext:value-type="string">
            <text:p>{"Ubication":{"id":881,"created_at":"43768,6659722222","updated_at":"43768,6659722222","name":"FACUNDO VELA","code":"Z05020151","father_code":"Z050201","gmap_reference_latitude":"-1.1973797","gmap_reference_longitude":"-79.065299","acronym":""},"attach":[]},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LIO E. MORENO (CATANAHUAN GRANDE)</text:p>
          </table:table-cell>
          <table:table-cell office:value-type="string" calcext:value-type="string">
            <text:p>Z05020153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5738171"</text:p>
          </table:table-cell>
          <table:table-cell office:value-type="string" calcext:value-type="string">
            <text:p>"-79.1625277"</text:p>
          </table:table-cell>
          <table:table-cell table:number-columns-repeated="2"/>
          <table:table-cell office:value-type="string" calcext:value-type="string">
            <text:p>{"Ubication":{"id":882,"created_at":"43768,6659722222","updated_at":"43768,6659722222","name":"JULIO E. MORENO (CATANAHUAN GRANDE)","code":"Z05020153","father_code":"Z050201","gmap_reference_latitude":"-1.5738171","gmap_reference_longitude":"-79.1625277","acronym":""},"attach":[]},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Z05020155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2.2278272"</text:p>
          </table:table-cell>
          <table:table-cell office:value-type="string" calcext:value-type="string">
            <text:p>"-81.0009966"</text:p>
          </table:table-cell>
          <table:table-cell table:number-columns-repeated="2"/>
          <table:table-cell office:value-type="string" calcext:value-type="string">
            <text:p>{"Ubication":{"id":883,"created_at":"43768,6659722222","updated_at":"43768,6659722222","name":"SALINAS","code":"Z05020155","father_code":"Z050201","gmap_reference_latitude":"-2.2278272","gmap_reference_longitude":"-81.0009966","acronym":""},"attach":[]},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ORENZO</text:p>
          </table:table-cell>
          <table:table-cell office:value-type="string" calcext:value-type="string">
            <text:p>Z05020156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0661809"</text:p>
          </table:table-cell>
          <table:table-cell office:value-type="string" calcext:value-type="string">
            <text:p>"-80.9139526"</text:p>
          </table:table-cell>
          <table:table-cell table:number-columns-repeated="2"/>
          <table:table-cell office:value-type="string" calcext:value-type="string">
            <text:p>{"Ubication":{"id":884,"created_at":"43768,6659722222","updated_at":"43768,6659722222","name":"SAN LORENZO","code":"Z05020156","father_code":"Z050201","gmap_reference_latitude":"-1.0661809","gmap_reference_longitude":"-80.9139526","acronym":""},"attach":[]},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IMON (YACOTO)</text:p>
          </table:table-cell>
          <table:table-cell office:value-type="string" calcext:value-type="string">
            <text:p>Z05020157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6385961"</text:p>
          </table:table-cell>
          <table:table-cell office:value-type="string" calcext:value-type="string">
            <text:p>"-78.9958402"</text:p>
          </table:table-cell>
          <table:table-cell table:number-columns-repeated="2"/>
          <table:table-cell office:value-type="string" calcext:value-type="string">
            <text:p>{"Ubication":{"id":885,"created_at":"43768,6659722222","updated_at":"43768,6659722222","name":"SAN SIMON (YACOTO)","code":"Z05020157","father_code":"Z050201","gmap_reference_latitude":"-1.6385961","gmap_reference_longitude":"-78.9958402","acronym":""},"attach":[]},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FE (SANTA FE)</text:p>
          </table:table-cell>
          <table:table-cell office:value-type="string" calcext:value-type="string">
            <text:p>Z05020158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617332"</text:p>
          </table:table-cell>
          <table:table-cell office:value-type="string" calcext:value-type="string">
            <text:p>"-79.0744868"</text:p>
          </table:table-cell>
          <table:table-cell table:number-columns-repeated="2"/>
          <table:table-cell office:value-type="string" calcext:value-type="string">
            <text:p>{"Ubication":{"id":886,"created_at":"43768,6659722222","updated_at":"43768,6659722222","name":"SANTA FE (SANTA FE)","code":"Z05020158","father_code":"Z050201","gmap_reference_latitude":"-1.617332","gmap_reference_longitude":"-79.0744868","acronym":""},"attach":[]},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IATUG</text:p>
          </table:table-cell>
          <table:table-cell office:value-type="string" calcext:value-type="string">
            <text:p>Z05020159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2979494"</text:p>
          </table:table-cell>
          <table:table-cell office:value-type="string" calcext:value-type="string">
            <text:p>"-78.9241935"</text:p>
          </table:table-cell>
          <table:table-cell table:number-columns-repeated="2"/>
          <table:table-cell office:value-type="string" calcext:value-type="string">
            <text:p>{"Ubication":{"id":887,"created_at":"43768,6659722222","updated_at":"43768,6659722222","name":"SIMIATUG","code":"Z05020159","father_code":"Z050201","gmap_reference_latitude":"-1.2979494","gmap_reference_longitude":"-78.9241935","acronym":""},"attach":[]},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UIS DE PAMBIL</text:p>
          </table:table-cell>
          <table:table-cell office:value-type="string" calcext:value-type="string">
            <text:p>Z05020160</text:p>
          </table:table-cell>
          <table:table-cell office:value-type="string" calcext:value-type="string">
            <text:p>Z050201</text:p>
          </table:table-cell>
          <table:table-cell office:value-type="string" calcext:value-type="string">
            <text:p>"-1.2342088"</text:p>
          </table:table-cell>
          <table:table-cell office:value-type="string" calcext:value-type="string">
            <text:p>"-79.2565537"</text:p>
          </table:table-cell>
          <table:table-cell table:number-columns-repeated="2"/>
          <table:table-cell office:value-type="string" calcext:value-type="string">
            <text:p>{"Ubication":{"id":888,"created_at":"43768,6659722222","updated_at":"43768,6659722222","name":"SAN LUIS DE PAMBIL","code":"Z05020160","father_code":"Z050201","gmap_reference_latitude":"-1.2342088","gmap_reference_longitude":"-79.2565537","acronym":""},"attach":[]},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Z050202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9436064"</text:p>
          </table:table-cell>
          <table:table-cell office:value-type="string" calcext:value-type="string">
            <text:p>"-79.0703201"</text:p>
          </table:table-cell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{"Ubication":{"id":889,"created_at":"43768,6659722222","updated_at":"43768,6659722222","name":"CHILLANES","code":"Z050202","father_code":"Z0502","gmap_reference_latitude":"-1.9436064","gmap_reference_longitude":"-79.0703201","acronym":"CHL"},"attach":[]},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LANES</text:p>
          </table:table-cell>
          <table:table-cell office:value-type="string" calcext:value-type="string">
            <text:p>Z05020250</text:p>
          </table:table-cell>
          <table:table-cell office:value-type="string" calcext:value-type="string">
            <text:p>Z050202</text:p>
          </table:table-cell>
          <table:table-cell office:value-type="string" calcext:value-type="string">
            <text:p>"-1.9436064"</text:p>
          </table:table-cell>
          <table:table-cell office:value-type="string" calcext:value-type="string">
            <text:p>"-79.0703201"</text:p>
          </table:table-cell>
          <table:table-cell table:number-columns-repeated="2"/>
          <table:table-cell office:value-type="string" calcext:value-type="string">
            <text:p>{"Ubication":{"id":890,"created_at":"43768,6659722222","updated_at":"43768,6659722222","name":"CHILLANES","code":"Z05020250","father_code":"Z050202","gmap_reference_latitude":"-1.9436064","gmap_reference_longitude":"-79.0703201","acronym":""},"attach":[]},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L TAMBO (TAMBOPAMBA)</text:p>
          </table:table-cell>
          <table:table-cell office:value-type="string" calcext:value-type="string">
            <text:p>Z05020251</text:p>
          </table:table-cell>
          <table:table-cell office:value-type="string" calcext:value-type="string">
            <text:p>Z050202</text:p>
          </table:table-cell>
          <table:table-cell office:value-type="string" calcext:value-type="string">
            <text:p>"-2.0227462"</text:p>
          </table:table-cell>
          <table:table-cell office:value-type="string" calcext:value-type="string">
            <text:p>"-79.32374"</text:p>
          </table:table-cell>
          <table:table-cell table:number-columns-repeated="2"/>
          <table:table-cell office:value-type="string" calcext:value-type="string">
            <text:p>{"Ubication":{"id":891,"created_at":"43768,6659722222","updated_at":"43768,6659722222","name":"SAN JOSE DEL TAMBO (TAMBOPAMBA)","code":"Z05020251","father_code":"Z050202","gmap_reference_latitude":"-2.0227462","gmap_reference_longitude":"-79.32374","acronym":""},"attach":[]},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MBO</text:p>
          </table:table-cell>
          <table:table-cell office:value-type="string" calcext:value-type="string">
            <text:p>Z050203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6865535"</text:p>
          </table:table-cell>
          <table:table-cell office:value-type="string" calcext:value-type="string">
            <text:p>"-79.0340275"</text:p>
          </table:table-cell>
          <table:table-cell office:value-type="string" calcext:value-type="string">
            <text:p>CBO</text:p>
          </table:table-cell>
          <table:table-cell/>
          <table:table-cell office:value-type="string" calcext:value-type="string">
            <text:p>{"Ubication":{"id":892,"created_at":"43768,6659722222","updated_at":"43768,6659722222","name":"CHIMBO","code":"Z050203","father_code":"Z0502","gmap_reference_latitude":"-1.6865535","gmap_reference_longitude":"-79.0340275","acronym":"CBO"},"attach":[]},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CHIMBO</text:p>
          </table:table-cell>
          <table:table-cell office:value-type="string" calcext:value-type="string">
            <text:p>Z05020350</text:p>
          </table:table-cell>
          <table:table-cell office:value-type="string" calcext:value-type="string">
            <text:p>Z050203</text:p>
          </table:table-cell>
          <table:table-cell office:value-type="string" calcext:value-type="string">
            <text:p>"-1.6865535"</text:p>
          </table:table-cell>
          <table:table-cell office:value-type="string" calcext:value-type="string">
            <text:p>"-79.0340275"</text:p>
          </table:table-cell>
          <table:table-cell table:number-columns-repeated="2"/>
          <table:table-cell office:value-type="string" calcext:value-type="string">
            <text:p>{"Ubication":{"id":893,"created_at":"43768,6659722222","updated_at":"43768,6659722222","name":"SAN JOSE DE CHIMBO","code":"Z05020350","father_code":"Z050203","gmap_reference_latitude":"-1.6865535","gmap_reference_longitude":"-79.0340275","acronym":""},"attach":[]},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SUNCION (ASANCOTO)</text:p>
          </table:table-cell>
          <table:table-cell office:value-type="string" calcext:value-type="string">
            <text:p>Z05020351</text:p>
          </table:table-cell>
          <table:table-cell office:value-type="string" calcext:value-type="string">
            <text:p>Z050203</text:p>
          </table:table-cell>
          <table:table-cell office:value-type="string" calcext:value-type="string">
            <text:p>"-1.6447768"</text:p>
          </table:table-cell>
          <table:table-cell office:value-type="string" calcext:value-type="string">
            <text:p>"-79.0969365"</text:p>
          </table:table-cell>
          <table:table-cell table:number-columns-repeated="2"/>
          <table:table-cell office:value-type="string" calcext:value-type="string">
            <text:p>{"Ubication":{"id":894,"created_at":"43768,6659722222","updated_at":"43768,6659722222","name":"ASUNCION (ASANCOTO)","code":"Z05020351","father_code":"Z050203","gmap_reference_latitude":"-1.6447768","gmap_reference_longitude":"-79.0969365","acronym":""},"attach":[]},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GDALENA (CHAPACOTO)</text:p>
          </table:table-cell>
          <table:table-cell office:value-type="string" calcext:value-type="string">
            <text:p>Z05020353</text:p>
          </table:table-cell>
          <table:table-cell office:value-type="string" calcext:value-type="string">
            <text:p>Z050203</text:p>
          </table:table-cell>
          <table:table-cell office:value-type="string" calcext:value-type="string">
            <text:p>"-1.6714866"</text:p>
          </table:table-cell>
          <table:table-cell office:value-type="string" calcext:value-type="string">
            <text:p>"-79.1605284"</text:p>
          </table:table-cell>
          <table:table-cell table:number-columns-repeated="2"/>
          <table:table-cell office:value-type="string" calcext:value-type="string">
            <text:p>{"Ubication":{"id":895,"created_at":"43768,6659722222","updated_at":"43768,6659722222","name":"LA MAGDALENA (CHAPACOTO)","code":"Z05020353","father_code":"Z050203","gmap_reference_latitude":"-1.6714866","gmap_reference_longitude":"-79.1605284","acronym":""},"attach":[]},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EBASTIAN</text:p>
          </table:table-cell>
          <table:table-cell office:value-type="string" calcext:value-type="string">
            <text:p>Z05020354</text:p>
          </table:table-cell>
          <table:table-cell office:value-type="string" calcext:value-type="string">
            <text:p>Z050203</text:p>
          </table:table-cell>
          <table:table-cell office:value-type="string" calcext:value-type="string">
            <text:p>"-1.0494253"</text:p>
          </table:table-cell>
          <table:table-cell office:value-type="string" calcext:value-type="string">
            <text:p>"-80.025809"</text:p>
          </table:table-cell>
          <table:table-cell table:number-columns-repeated="2"/>
          <table:table-cell office:value-type="string" calcext:value-type="string">
            <text:p>{"Ubication":{"id":896,"created_at":"43768,6659722222","updated_at":"43768,6659722222","name":"SAN SEBASTIAN","code":"Z05020354","father_code":"Z050203","gmap_reference_latitude":"-1.0494253","gmap_reference_longitude":"-80.025809","acronym":""},"attach":[]},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LIMBELA</text:p>
          </table:table-cell>
          <table:table-cell office:value-type="string" calcext:value-type="string">
            <text:p>Z05020355</text:p>
          </table:table-cell>
          <table:table-cell office:value-type="string" calcext:value-type="string">
            <text:p>Z050203</text:p>
          </table:table-cell>
          <table:table-cell office:value-type="string" calcext:value-type="string">
            <text:p>"-1.6499999"</text:p>
          </table:table-cell>
          <table:table-cell office:value-type="string" calcext:value-type="string">
            <text:p>"-79.1841767"</text:p>
          </table:table-cell>
          <table:table-cell table:number-columns-repeated="2"/>
          <table:table-cell office:value-type="string" calcext:value-type="string">
            <text:p>{"Ubication":{"id":897,"created_at":"43768,6659722222","updated_at":"43768,6659722222","name":"TELIMBELA","code":"Z05020355","father_code":"Z050203","gmap_reference_latitude":"-1.6499999","gmap_reference_longitude":"-79.1841767","acronym":""},"attach":[]},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CHEANDĂA</text:p>
          </table:table-cell>
          <table:table-cell office:value-type="string" calcext:value-type="string">
            <text:p>Z050204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4323199"</text:p>
          </table:table-cell>
          <table:table-cell office:value-type="string" calcext:value-type="string">
            <text:p>"-79.2966897"</text:p>
          </table:table-cell>
          <table:table-cell office:value-type="string" calcext:value-type="string">
            <text:p>ECHE</text:p>
          </table:table-cell>
          <table:table-cell/>
          <table:table-cell office:value-type="string" calcext:value-type="string">
            <text:p>{"Ubication":{"id":898,"created_at":"43768,6659722222","updated_at":"43768,6659722222","name":"ECHEANDĂA","code":"Z050204","father_code":"Z0502","gmap_reference_latitude":"-1.4323199","gmap_reference_longitude":"-79.2966897","acronym":"ECHE"},"attach":[]},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CHEANDĂA</text:p>
          </table:table-cell>
          <table:table-cell office:value-type="string" calcext:value-type="string">
            <text:p>Z05020450</text:p>
          </table:table-cell>
          <table:table-cell office:value-type="string" calcext:value-type="string">
            <text:p>Z050204</text:p>
          </table:table-cell>
          <table:table-cell office:value-type="string" calcext:value-type="string">
            <text:p>"-1.4323199"</text:p>
          </table:table-cell>
          <table:table-cell office:value-type="string" calcext:value-type="string">
            <text:p>"-79.2966897"</text:p>
          </table:table-cell>
          <table:table-cell table:number-columns-repeated="2"/>
          <table:table-cell office:value-type="string" calcext:value-type="string">
            <text:p>{"Ubication":{"id":899,"created_at":"43768,6659722222","updated_at":"43768,6659722222","name":"ECHEANDĂA","code":"Z05020450","father_code":"Z050204","gmap_reference_latitude":"-1.4323199","gmap_reference_longitude":"-79.2966897","acronym":""},"attach":[]},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0397388"</text:p>
          </table:table-cell>
          <table:table-cell office:value-type="string" calcext:value-type="string">
            <text:p>"-78.6086371"</text:p>
          </table:table-cell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{"Ubication":{"id":900,"created_at":"43768,6659722222","updated_at":"43768,6659722222","name":"SAN MIGUEL","code":"Z050205","father_code":"Z0502","gmap_reference_latitude":"-1.0397388","gmap_reference_longitude":"-78.6086371","acronym":"MIG"},"attach":[]},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Z05020550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1.0397388"</text:p>
          </table:table-cell>
          <table:table-cell office:value-type="string" calcext:value-type="string">
            <text:p>"-78.6086371"</text:p>
          </table:table-cell>
          <table:table-cell table:number-columns-repeated="2"/>
          <table:table-cell office:value-type="string" calcext:value-type="string">
            <text:p>{"Ubication":{"id":901,"created_at":"43768,6659722222","updated_at":"43768,6659722222","name":"SAN MIGUEL","code":"Z05020550","father_code":"Z050205","gmap_reference_latitude":"-1.0397388","gmap_reference_longitude":"-78.6086371","acronym":""},"attach":[]},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SAPAMBA</text:p>
          </table:table-cell>
          <table:table-cell office:value-type="string" calcext:value-type="string">
            <text:p>Z05020551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table:number-columns-repeated="2"/>
          <table:table-cell office:value-type="string" calcext:value-type="string">
            <text:p>{"Ubication":{"id":902,"created_at":"43768,6659722222","updated_at":"43768,6659722222","name":"BALSAPAMBA","code":"Z05020551","father_code":"Z050205","gmap_reference_latitude":"-1.7121099","gmap_reference_longitude":"-79.0740762","acronym":""},"attach":[]},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ILOVAN</text:p>
          </table:table-cell>
          <table:table-cell office:value-type="string" calcext:value-type="string">
            <text:p>Z05020552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table:number-columns-repeated="2"/>
          <table:table-cell office:value-type="string" calcext:value-type="string">
            <text:p>{"Ubication":{"id":903,"created_at":"43768,6659722222","updated_at":"43768,6659722222","name":"BILOVAN","code":"Z05020552","father_code":"Z050205","gmap_reference_latitude":"-1.7121099","gmap_reference_longitude":"-79.0740762","acronym":""},"attach":[]},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EGULO DE MORA</text:p>
          </table:table-cell>
          <table:table-cell office:value-type="string" calcext:value-type="string">
            <text:p>Z05020553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table:number-columns-repeated="2"/>
          <table:table-cell office:value-type="string" calcext:value-type="string">
            <text:p>{"Ubication":{"id":904,"created_at":"43768,6659722222","updated_at":"43768,6659722222","name":"REGULO DE MORA","code":"Z05020553","father_code":"Z050205","gmap_reference_latitude":"-1.7121099","gmap_reference_longitude":"-79.0740762","acronym":""},"attach":[]},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ABLO (SAN PABLO DE ATENAS)</text:p>
          </table:table-cell>
          <table:table-cell office:value-type="string" calcext:value-type="string">
            <text:p>Z05020554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1.8198189"</text:p>
          </table:table-cell>
          <table:table-cell office:value-type="string" calcext:value-type="string">
            <text:p>"-79.0839087"</text:p>
          </table:table-cell>
          <table:table-cell table:number-columns-repeated="2"/>
          <table:table-cell office:value-type="string" calcext:value-type="string">
            <text:p>{"Ubication":{"id":905,"created_at":"43768,6659722222","updated_at":"43768,6659722222","name":"SAN PABLO (SAN PABLO DE ATENAS)","code":"Z05020554","father_code":"Z050205","gmap_reference_latitude":"-1.8198189","gmap_reference_longitude":"-79.0839087","acronym":""},"attach":[]},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Z05020555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table:number-columns-repeated="2"/>
          <table:table-cell office:value-type="string" calcext:value-type="string">
            <text:p>{"Ubication":{"id":906,"created_at":"43768,6659722222","updated_at":"43768,6659722222","name":"SANTIAGO","code":"Z05020555","father_code":"Z050205","gmap_reference_latitude":"-1.7121099","gmap_reference_longitude":"-79.0740762","acronym":""},"attach":[]},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Z05020556</text:p>
          </table:table-cell>
          <table:table-cell office:value-type="string" calcext:value-type="string">
            <text:p>Z050205</text:p>
          </table:table-cell>
          <table:table-cell office:value-type="string" calcext:value-type="string">
            <text:p>"-0.5968987"</text:p>
          </table:table-cell>
          <table:table-cell office:value-type="string" calcext:value-type="string">
            <text:p>"-80.4228402"</text:p>
          </table:table-cell>
          <table:table-cell table:number-columns-repeated="2"/>
          <table:table-cell office:value-type="string" calcext:value-type="string">
            <text:p>{"Ubication":{"id":907,"created_at":"43768,6659722222","updated_at":"43768,6659722222","name":"SAN VICENTE","code":"Z05020556","father_code":"Z050205","gmap_reference_latitude":"-0.5968987","gmap_reference_longitude":"-80.4228402","acronym":""},"attach":[]},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UMA</text:p>
          </table:table-cell>
          <table:table-cell office:value-type="string" calcext:value-type="string">
            <text:p>Z050206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6304771"</text:p>
          </table:table-cell>
          <table:table-cell office:value-type="string" calcext:value-type="string">
            <text:p>"-79.2677736"</text:p>
          </table:table-cell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{"Ubication":{"id":908,"created_at":"43768,6659722222","updated_at":"43768,6659722222","name":"CALUMA","code":"Z050206","father_code":"Z0502","gmap_reference_latitude":"-1.6304771","gmap_reference_longitude":"-79.2677736","acronym":"CAL"},"attach":[]},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UMA</text:p>
          </table:table-cell>
          <table:table-cell office:value-type="string" calcext:value-type="string">
            <text:p>Z05020650</text:p>
          </table:table-cell>
          <table:table-cell office:value-type="string" calcext:value-type="string">
            <text:p>Z050206</text:p>
          </table:table-cell>
          <table:table-cell office:value-type="string" calcext:value-type="string">
            <text:p>"-1.6304771"</text:p>
          </table:table-cell>
          <table:table-cell office:value-type="string" calcext:value-type="string">
            <text:p>"-79.2677736"</text:p>
          </table:table-cell>
          <table:table-cell table:number-columns-repeated="2"/>
          <table:table-cell office:value-type="string" calcext:value-type="string">
            <text:p>{"Ubication":{"id":909,"created_at":"43768,6659722222","updated_at":"43768,6659722222","name":"CALUMA","code":"Z05020650","father_code":"Z050206","gmap_reference_latitude":"-1.6304771","gmap_reference_longitude":"-79.2677736","acronym":""},"attach":[]},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Z050207</text:p>
          </table:table-cell>
          <table:table-cell office:value-type="string" calcext:value-type="string">
            <text:p>Z0502</text:p>
          </table:table-cell>
          <table:table-cell office:value-type="string" calcext:value-type="string">
            <text:p>"-1.2855195"</text:p>
          </table:table-cell>
          <table:table-cell office:value-type="string" calcext:value-type="string">
            <text:p>"-79.3221587"</text:p>
          </table:table-cell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{"Ubication":{"id":910,"created_at":"43768,6659722222","updated_at":"43768,6659722222","name":"LAS NAVES","code":"Z050207","father_code":"Z0502","gmap_reference_latitude":"-1.2855195","gmap_reference_longitude":"-79.3221587","acronym":"NAV"},"attach":[]},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NAVES (RURAL)</text:p>
          </table:table-cell>
          <table:table-cell office:value-type="string" calcext:value-type="string">
            <text:p>Z05020750</text:p>
          </table:table-cell>
          <table:table-cell office:value-type="string" calcext:value-type="string">
            <text:p>Z050207</text:p>
          </table:table-cell>
          <table:table-cell office:value-type="string" calcext:value-type="string">
            <text:p>"-1.2855195"</text:p>
          </table:table-cell>
          <table:table-cell office:value-type="string" calcext:value-type="string">
            <text:p>"-79.3221587"</text:p>
          </table:table-cell>
          <table:table-cell table:number-columns-repeated="2"/>
          <table:table-cell office:value-type="string" calcext:value-type="string">
            <text:p>{"Ubication":{"id":911,"created_at":"43768,6659722222","updated_at":"43768,6659722222","name":"LAS NAVES (RURAL)","code":"Z05020750","father_code":"Z050207","gmap_reference_latitude":"-1.2855195","gmap_reference_longitude":"-79.3221587","acronym":""},"attach":[]},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NAVES</text:p>
          </table:table-cell>
          <table:table-cell office:value-type="string" calcext:value-type="string">
            <text:p>Z05020702</text:p>
          </table:table-cell>
          <table:table-cell office:value-type="string" calcext:value-type="string">
            <text:p>Z050207</text:p>
          </table:table-cell>
          <table:table-cell office:value-type="string" calcext:value-type="string">
            <text:p>"-1.2855195"</text:p>
          </table:table-cell>
          <table:table-cell office:value-type="string" calcext:value-type="string">
            <text:p>"-79.3221587"</text:p>
          </table:table-cell>
          <table:table-cell table:number-columns-repeated="2"/>
          <table:table-cell office:value-type="string" calcext:value-type="string">
            <text:p>{"Ubication":{"id":912,"created_at":"43768,6659722222","updated_at":"43768,6659722222","name":"LAS NAVES","code":"Z05020702","father_code":"Z050207","gmap_reference_latitude":"-1.2855195","gmap_reference_longitude":"-79.3221587","acronym":""},"attach":[]},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MERCEDES</text:p>
          </table:table-cell>
          <table:table-cell office:value-type="string" calcext:value-type="string">
            <text:p>Z05020701</text:p>
          </table:table-cell>
          <table:table-cell office:value-type="string" calcext:value-type="string">
            <text:p>Z050207</text:p>
          </table:table-cell>
          <table:table-cell office:value-type="string" calcext:value-type="string">
            <text:p>"-1.2708629"</text:p>
          </table:table-cell>
          <table:table-cell office:value-type="string" calcext:value-type="string">
            <text:p>"-79.3394167"</text:p>
          </table:table-cell>
          <table:table-cell table:number-columns-repeated="2"/>
          <table:table-cell office:value-type="string" calcext:value-type="string">
            <text:p>{"Ubication":{"id":913,"created_at":"43768,6659722222","updated_at":"43768,6659722222","name":"LAS MERCEDES","code":"Z05020701","father_code":"Z050207","gmap_reference_latitude":"-1.2708629","gmap_reference_longitude":"-79.3394167","acronym":""},"attach":[]},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AS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Z05</text:p>
          </table:table-cell>
          <table:table-cell office:value-type="string" calcext:value-type="string">
            <text:p>"-1.9498806"</text:p>
          </table:table-cell>
          <table:table-cell office:value-type="string" calcext:value-type="string">
            <text:p>"-80.953644"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{"Ubication":{"id":914,"created_at":"43768,6659722222","updated_at":"43768,6659722222","name":"GUAYAS","code":"Z0509","father_code":"Z05","gmap_reference_latitude":"-1.9498806","gmap_reference_longitude":"-80.953644","acronym":"G"},"attach":[]},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152381"</text:p>
          </table:table-cell>
          <table:table-cell office:value-type="string" calcext:value-type="string">
            <text:p>"-80.1199523"</text:p>
          </table:table-cell>
          <table:table-cell office:value-type="string" calcext:value-type="string">
            <text:p>GYE</text:p>
          </table:table-cell>
          <table:table-cell/>
          <table:table-cell office:value-type="string" calcext:value-type="string">
            <text:p>{"Ubication":{"id":915,"created_at":"43768,6659722222","updated_at":"43768,6659722222","name":"GUAYAQUIL","code":"Z050901","father_code":"Z0509","gmap_reference_latitude":"-2.152381","gmap_reference_longitude":"-80.1199523","acronym":"GYE"},"attach":[]},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Z05090150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152381"</text:p>
          </table:table-cell>
          <table:table-cell office:value-type="string" calcext:value-type="string">
            <text:p>"-80.1199523"</text:p>
          </table:table-cell>
          <table:table-cell table:number-columns-repeated="2"/>
          <table:table-cell office:value-type="string" calcext:value-type="string">
            <text:p>{"Ubication":{"id":916,"created_at":"43768,6659722222","updated_at":"43768,6659722222","name":"GUAYAQUIL","code":"Z05090150","father_code":"Z050901","gmap_reference_latitude":"-2.152381","gmap_reference_longitude":"-80.1199523","acronym":""},"attach":[]},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YACUCHO</text:p>
          </table:table-cell>
          <table:table-cell office:value-type="string" calcext:value-type="string">
            <text:p>Z05090101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1.2046736"</text:p>
          </table:table-cell>
          <table:table-cell office:value-type="string" calcext:value-type="string">
            <text:p>"-80.3886369"</text:p>
          </table:table-cell>
          <table:table-cell table:number-columns-repeated="2"/>
          <table:table-cell office:value-type="string" calcext:value-type="string">
            <text:p>{"Ubication":{"id":917,"created_at":"43768,6659722222","updated_at":"43768,6659722222","name":"AYACUCHO","code":"Z05090101","father_code":"Z050901","gmap_reference_latitude":"-1.2046736","gmap_reference_longitude":"-80.3886369","acronym":""},"attach":[]},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 <text:s/>(SAGRARIO) </text:p>
          </table:table-cell>
          <table:table-cell office:value-type="string" calcext:value-type="string">
            <text:p>Z05090102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1996657"</text:p>
          </table:table-cell>
          <table:table-cell office:value-type="string" calcext:value-type="string">
            <text:p>"-79.8950359"</text:p>
          </table:table-cell>
          <table:table-cell table:number-columns-repeated="2"/>
          <table:table-cell office:value-type="string" calcext:value-type="string">
            <text:p>{"Ubication":{"id":918,"created_at":"43768,6659722222","updated_at":"43768,6659722222","name":"BOLĂVAR <text:s/>(SAGRARIO) ","code":"Z05090102","father_code":"Z050901","gmap_reference_latitude":"-2.1996657","gmap_reference_longitude":"-79.8950359","acronym":""},"attach":[]},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BO (CONCEPCIĂN) </text:p>
          </table:table-cell>
          <table:table-cell office:value-type="string" calcext:value-type="string">
            <text:p>Z05090103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1880314"</text:p>
          </table:table-cell>
          <table:table-cell office:value-type="string" calcext:value-type="string">
            <text:p>"-79.8839612"</text:p>
          </table:table-cell>
          <table:table-cell table:number-columns-repeated="2"/>
          <table:table-cell office:value-type="string" calcext:value-type="string">
            <text:p>{"Ubication":{"id":919,"created_at":"43768,6659722222","updated_at":"43768,6659722222","name":"CARBO (CONCEPCIĂN) ","code":"Z05090103","father_code":"Z050901","gmap_reference_latitude":"-2.1880314","gmap_reference_longitude":"-79.8839612","acronym":""},"attach":[]},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EBRES CORDERO</text:p>
          </table:table-cell>
          <table:table-cell office:value-type="string" calcext:value-type="string">
            <text:p>Z05090104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1958903"</text:p>
          </table:table-cell>
          <table:table-cell office:value-type="string" calcext:value-type="string">
            <text:p>"-79.9415579"</text:p>
          </table:table-cell>
          <table:table-cell table:number-columns-repeated="2"/>
          <table:table-cell office:value-type="string" calcext:value-type="string">
            <text:p>{"Ubication":{"id":920,"created_at":"43768,6659722222","updated_at":"43768,6659722222","name":"FEBRES CORDERO","code":"Z05090104","father_code":"Z050901","gmap_reference_latitude":"-2.1958903","gmap_reference_longitude":"-79.9415579","acronym":""},"attach":[]},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RCĂA MORENO</text:p>
          </table:table-cell>
          <table:table-cell office:value-type="string" calcext:value-type="string">
            <text:p>Z05090105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2140394"</text:p>
          </table:table-cell>
          <table:table-cell office:value-type="string" calcext:value-type="string">
            <text:p>"-79.9093012"</text:p>
          </table:table-cell>
          <table:table-cell table:number-columns-repeated="2"/>
          <table:table-cell office:value-type="string" calcext:value-type="string">
            <text:p>{"Ubication":{"id":921,"created_at":"43768,6659722222","updated_at":"43768,6659722222","name":"GARCĂA MORENO","code":"Z05090105","father_code":"Z050901","gmap_reference_latitude":"-2.2140394","gmap_reference_longitude":"-79.9093012","acronym":""},"attach":[]},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ETAMENDI</text:p>
          </table:table-cell>
          <table:table-cell office:value-type="string" calcext:value-type="string">
            <text:p>Z05090106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2052797"</text:p>
          </table:table-cell>
          <table:table-cell office:value-type="string" calcext:value-type="string">
            <text:p>"-79.8980146"</text:p>
          </table:table-cell>
          <table:table-cell table:number-columns-repeated="2"/>
          <table:table-cell office:value-type="string" calcext:value-type="string">
            <text:p>{"Ubication":{"id":922,"created_at":"43768,6659722222","updated_at":"43768,6659722222","name":"LETAMENDI","code":"Z05090106","father_code":"Z050901","gmap_reference_latitude":"-2.2052797","gmap_reference_longitude":"-79.8980146","acronym":""},"attach":[]},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E DE OCTUBRE</text:p>
          </table:table-cell>
          <table:table-cell office:value-type="string" calcext:value-type="string">
            <text:p>Z05090107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1701089"</text:p>
          </table:table-cell>
          <table:table-cell office:value-type="string" calcext:value-type="string">
            <text:p>"-79.9475983"</text:p>
          </table:table-cell>
          <table:table-cell table:number-columns-repeated="2"/>
          <table:table-cell office:value-type="string" calcext:value-type="string">
            <text:p>{"Ubication":{"id":923,"created_at":"43768,6659722222","updated_at":"43768,6659722222","name":"NUEVE DE OCTUBRE","code":"Z05090107","father_code":"Z050901","gmap_reference_latitude":"-2.1701089","gmap_reference_longitude":"-79.9475983","acronym":""},"attach":[]},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LMEDO <text:s/>(SAN ALEJO) </text:p>
          </table:table-cell>
          <table:table-cell office:value-type="string" calcext:value-type="string">
            <text:p>Z05090108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2001769"</text:p>
          </table:table-cell>
          <table:table-cell office:value-type="string" calcext:value-type="string">
            <text:p>"-79.8852582"</text:p>
          </table:table-cell>
          <table:table-cell table:number-columns-repeated="2"/>
          <table:table-cell office:value-type="string" calcext:value-type="string">
            <text:p>{"Ubication":{"id":924,"created_at":"43768,6659722222","updated_at":"43768,6659722222","name":"OLMEDO <text:s/>(SAN ALEJO) ","code":"Z05090108","father_code":"Z050901","gmap_reference_latitude":"-2.2001769","gmap_reference_longitude":"-79.8852582","acronym":""},"attach":[]},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Z05090109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1871823"</text:p>
          </table:table-cell>
          <table:table-cell office:value-type="string" calcext:value-type="string">
            <text:p>"-79.890219"</text:p>
          </table:table-cell>
          <table:table-cell table:number-columns-repeated="2"/>
          <table:table-cell office:value-type="string" calcext:value-type="string">
            <text:p>{"Ubication":{"id":925,"created_at":"43768,6659722222","updated_at":"43768,6659722222","name":"ROCA","code":"Z05090109","father_code":"Z050901","gmap_reference_latitude":"-2.1871823","gmap_reference_longitude":"-79.890219","acronym":""},"attach":[]},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CAFUERTE</text:p>
          </table:table-cell>
          <table:table-cell office:value-type="string" calcext:value-type="string">
            <text:p>Z05090110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0.923584"</text:p>
          </table:table-cell>
          <table:table-cell office:value-type="string" calcext:value-type="string">
            <text:p>"-80.4596615"</text:p>
          </table:table-cell>
          <table:table-cell table:number-columns-repeated="2"/>
          <table:table-cell office:value-type="string" calcext:value-type="string">
            <text:p>{"Ubication":{"id":926,"created_at":"43768,6659722222","updated_at":"43768,6659722222","name":"ROCAFUERTE","code":"Z05090110","father_code":"Z050901","gmap_reference_latitude":"-0.923584","gmap_reference_longitude":"-80.4596615","acronym":""},"attach":[]},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Z05090111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1.2762826"</text:p>
          </table:table-cell>
          <table:table-cell office:value-type="string" calcext:value-type="string">
            <text:p>"-80.4412081"</text:p>
          </table:table-cell>
          <table:table-cell table:number-columns-repeated="2"/>
          <table:table-cell office:value-type="string" calcext:value-type="string">
            <text:p>{"Ubication":{"id":927,"created_at":"43768,6659722222","updated_at":"43768,6659722222","name":"SUCRE","code":"Z05090111","father_code":"Z050901","gmap_reference_latitude":"-1.2762826","gmap_reference_longitude":"-80.4412081","acronym":""},"attach":[]},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Z05090112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1.5124135"</text:p>
          </table:table-cell>
          <table:table-cell office:value-type="string" calcext:value-type="string">
            <text:p>"-78.0104454"</text:p>
          </table:table-cell>
          <table:table-cell table:number-columns-repeated="2"/>
          <table:table-cell office:value-type="string" calcext:value-type="string">
            <text:p>{"Ubication":{"id":928,"created_at":"43768,6659722222","updated_at":"43768,6659722222","name":"TARQUI","code":"Z05090112","father_code":"Z050901","gmap_reference_latitude":"-1.5124135","gmap_reference_longitude":"-78.0104454","acronym":""},"attach":[]},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RDANETA</text:p>
          </table:table-cell>
          <table:table-cell office:value-type="string" calcext:value-type="string">
            <text:p>Z05090113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1.5670127"</text:p>
          </table:table-cell>
          <table:table-cell office:value-type="string" calcext:value-type="string">
            <text:p>"-79.5136135"</text:p>
          </table:table-cell>
          <table:table-cell table:number-columns-repeated="2"/>
          <table:table-cell office:value-type="string" calcext:value-type="string">
            <text:p>{"Ubication":{"id":929,"created_at":"43768,6659722222","updated_at":"43768,6659722222","name":"URDANETA","code":"Z05090113","father_code":"Z050901","gmap_reference_latitude":"-1.5670127","gmap_reference_longitude":"-79.5136135","acronym":""},"attach":[]},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Z05090114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2262535"</text:p>
          </table:table-cell>
          <table:table-cell office:value-type="string" calcext:value-type="string">
            <text:p>"-79.9150127"</text:p>
          </table:table-cell>
          <table:table-cell table:number-columns-repeated="2"/>
          <table:table-cell office:value-type="string" calcext:value-type="string">
            <text:p>{"Ubication":{"id":930,"created_at":"43768,6659722222","updated_at":"43768,6659722222","name":"XIMENA","code":"Z05090114","father_code":"Z050901","gmap_reference_latitude":"-2.2262535","gmap_reference_longitude":"-79.9150127","acronym":""},"attach":[]},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SCUALES</text:p>
          </table:table-cell>
          <table:table-cell office:value-type="string" calcext:value-type="string">
            <text:p>Z05090115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0635814"</text:p>
          </table:table-cell>
          <table:table-cell office:value-type="string" calcext:value-type="string">
            <text:p>"-79.9513199"</text:p>
          </table:table-cell>
          <table:table-cell table:number-columns-repeated="2"/>
          <table:table-cell office:value-type="string" calcext:value-type="string">
            <text:p>{"Ubication":{"id":931,"created_at":"43768,6659722222","updated_at":"43768,6659722222","name":"PASCUALES","code":"Z05090115","father_code":"Z050901","gmap_reference_latitude":"-2.0635814","gmap_reference_longitude":"-79.9513199","acronym":""},"attach":[]},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GOMEZ RENDON (PROGRESO)</text:p>
          </table:table-cell>
          <table:table-cell office:value-type="string" calcext:value-type="string">
            <text:p>Z05090152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4067968"</text:p>
          </table:table-cell>
          <table:table-cell office:value-type="string" calcext:value-type="string">
            <text:p>"-80.3817067"</text:p>
          </table:table-cell>
          <table:table-cell table:number-columns-repeated="2"/>
          <table:table-cell office:value-type="string" calcext:value-type="string">
            <text:p>{"Ubication":{"id":932,"created_at":"43768,6659722222","updated_at":"43768,6659722222","name":"JUAN GOMEZ RENDON (PROGRESO)","code":"Z05090152","father_code":"Z050901","gmap_reference_latitude":"-2.4067968","gmap_reference_longitude":"-80.3817067","acronym":""},"attach":[]},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RRO</text:p>
          </table:table-cell>
          <table:table-cell office:value-type="string" calcext:value-type="string">
            <text:p>Z05090153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5579204"</text:p>
          </table:table-cell>
          <table:table-cell office:value-type="string" calcext:value-type="string">
            <text:p>"-80.4428208"</text:p>
          </table:table-cell>
          <table:table-cell table:number-columns-repeated="2"/>
          <table:table-cell office:value-type="string" calcext:value-type="string">
            <text:p>{"Ubication":{"id":933,"created_at":"43768,6659722222","updated_at":"43768,6659722222","name":"MORRO","code":"Z05090153","father_code":"Z050901","gmap_reference_latitude":"-2.5579204","gmap_reference_longitude":"-80.4428208","acronym":""},"attach":[]},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SORJA</text:p>
          </table:table-cell>
          <table:table-cell office:value-type="string" calcext:value-type="string">
            <text:p>Z05090156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7099512"</text:p>
          </table:table-cell>
          <table:table-cell office:value-type="string" calcext:value-type="string">
            <text:p>"-80.2667143"</text:p>
          </table:table-cell>
          <table:table-cell table:number-columns-repeated="2"/>
          <table:table-cell office:value-type="string" calcext:value-type="string">
            <text:p>{"Ubication":{"id":934,"created_at":"43768,6659722222","updated_at":"43768,6659722222","name":"POSORJA","code":"Z05090156","father_code":"Z050901","gmap_reference_latitude":"-2.7099512","gmap_reference_longitude":"-80.2667143","acronym":""},"attach":[]},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Z05090157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8651542"</text:p>
          </table:table-cell>
          <table:table-cell office:value-type="string" calcext:value-type="string">
            <text:p>"-80.3664242"</text:p>
          </table:table-cell>
          <table:table-cell table:number-columns-repeated="2"/>
          <table:table-cell office:value-type="string" calcext:value-type="string">
            <text:p>{"Ubication":{"id":935,"created_at":"43768,6659722222","updated_at":"43768,6659722222","name":"PUNA","code":"Z05090157","father_code":"Z050901","gmap_reference_latitude":"-2.8651542","gmap_reference_longitude":"-80.3664242","acronym":""},"attach":[]},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NGUEL</text:p>
          </table:table-cell>
          <table:table-cell office:value-type="string" calcext:value-type="string">
            <text:p>Z05090158</text:p>
          </table:table-cell>
          <table:table-cell office:value-type="string" calcext:value-type="string">
            <text:p>Z050901</text:p>
          </table:table-cell>
          <table:table-cell office:value-type="string" calcext:value-type="string">
            <text:p>"-2.9950858"</text:p>
          </table:table-cell>
          <table:table-cell office:value-type="string" calcext:value-type="string">
            <text:p>"-79.8044897"</text:p>
          </table:table-cell>
          <table:table-cell table:number-columns-repeated="2"/>
          <table:table-cell office:value-type="string" calcext:value-type="string">
            <text:p>{"Ubication":{"id":936,"created_at":"43768,6659722222","updated_at":"43768,6659722222","name":"TENGUEL","code":"Z05090158","father_code":"Z050901","gmap_reference_latitude":"-2.9950858","gmap_reference_longitude":"-79.8044897","acronym":""},"attach":[]},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FREDO BAQUERIZO MORENO</text:p>
          </table:table-cell>
          <table:table-cell office:value-type="string" calcext:value-type="string">
            <text:p>Z050902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928198"</text:p>
          </table:table-cell>
          <table:table-cell office:value-type="string" calcext:value-type="string">
            <text:p>"-79.5652841"</text:p>
          </table:table-cell>
          <table:table-cell office:value-type="string" calcext:value-type="string">
            <text:p>ABM</text:p>
          </table:table-cell>
          <table:table-cell/>
          <table:table-cell office:value-type="string" calcext:value-type="string">
            <text:p>{"Ubication":{"id":937,"created_at":"43768,6659722222","updated_at":"43768,6659722222","name":"ALFREDO BAQUERIZO MORENO","code":"Z050902","father_code":"Z0509","gmap_reference_latitude":"-1.8928198","gmap_reference_longitude":"-79.5652841","acronym":"ABM"},"attach":[]},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FREDO BAQUERIZO MORENO (JUJAN)</text:p>
          </table:table-cell>
          <table:table-cell office:value-type="string" calcext:value-type="string">
            <text:p>Z05090250</text:p>
          </table:table-cell>
          <table:table-cell office:value-type="string" calcext:value-type="string">
            <text:p>Z050902</text:p>
          </table:table-cell>
          <table:table-cell office:value-type="string" calcext:value-type="string">
            <text:p>"-1.9545955"</text:p>
          </table:table-cell>
          <table:table-cell office:value-type="string" calcext:value-type="string">
            <text:p>"-79.6871414"</text:p>
          </table:table-cell>
          <table:table-cell table:number-columns-repeated="2"/>
          <table:table-cell office:value-type="string" calcext:value-type="string">
            <text:p>{"Ubication":{"id":938,"created_at":"43768,6659722222","updated_at":"43768,6659722222","name":"ALFREDO BAQUERIZO MORENO (JUJAN)","code":"Z05090250","father_code":"Z050902","gmap_reference_latitude":"-1.9545955","gmap_reference_longitude":"-79.6871414","acronym":""},"attach":[]},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AO</text:p>
          </table:table-cell>
          <table:table-cell office:value-type="string" calcext:value-type="string">
            <text:p>Z050903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9121607"</text:p>
          </table:table-cell>
          <table:table-cell office:value-type="string" calcext:value-type="string">
            <text:p>"-79.8236561"</text:p>
          </table:table-cell>
          <table:table-cell office:value-type="string" calcext:value-type="string">
            <text:p>BLO</text:p>
          </table:table-cell>
          <table:table-cell/>
          <table:table-cell office:value-type="string" calcext:value-type="string">
            <text:p>{"Ubication":{"id":939,"created_at":"43768,6659722222","updated_at":"43768,6659722222","name":"BALAO","code":"Z050903","father_code":"Z0509","gmap_reference_latitude":"-2.9121607","gmap_reference_longitude":"-79.8236561","acronym":"BLO"},"attach":[]},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AO</text:p>
          </table:table-cell>
          <table:table-cell office:value-type="string" calcext:value-type="string">
            <text:p>Z05090350</text:p>
          </table:table-cell>
          <table:table-cell office:value-type="string" calcext:value-type="string">
            <text:p>Z050903</text:p>
          </table:table-cell>
          <table:table-cell office:value-type="string" calcext:value-type="string">
            <text:p>"-2.9121607"</text:p>
          </table:table-cell>
          <table:table-cell office:value-type="string" calcext:value-type="string">
            <text:p>"-79.8236561"</text:p>
          </table:table-cell>
          <table:table-cell table:number-columns-repeated="2"/>
          <table:table-cell office:value-type="string" calcext:value-type="string">
            <text:p>{"Ubication":{"id":940,"created_at":"43768,6659722222","updated_at":"43768,6659722222","name":"BALAO","code":"Z05090350","father_code":"Z050903","gmap_reference_latitude":"-2.9121607","gmap_reference_longitude":"-79.8236561","acronym":""},"attach":[]},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ZAR</text:p>
          </table:table-cell>
          <table:table-cell office:value-type="string" calcext:value-type="string">
            <text:p>Z050904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3645787"</text:p>
          </table:table-cell>
          <table:table-cell office:value-type="string" calcext:value-type="string">
            <text:p>"-79.922104"</text:p>
          </table:table-cell>
          <table:table-cell office:value-type="string" calcext:value-type="string">
            <text:p>BZR</text:p>
          </table:table-cell>
          <table:table-cell/>
          <table:table-cell office:value-type="string" calcext:value-type="string">
            <text:p>{"Ubication":{"id":941,"created_at":"43768,6659722222","updated_at":"43768,6659722222","name":"BALZAR","code":"Z050904","father_code":"Z0509","gmap_reference_latitude":"-1.3645787","gmap_reference_longitude":"-79.922104","acronym":"BZR"},"attach":[]},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ZAR</text:p>
          </table:table-cell>
          <table:table-cell office:value-type="string" calcext:value-type="string">
            <text:p>Z05090450</text:p>
          </table:table-cell>
          <table:table-cell office:value-type="string" calcext:value-type="string">
            <text:p>Z050904</text:p>
          </table:table-cell>
          <table:table-cell office:value-type="string" calcext:value-type="string">
            <text:p>"-1.3645787"</text:p>
          </table:table-cell>
          <table:table-cell office:value-type="string" calcext:value-type="string">
            <text:p>"-79.922104"</text:p>
          </table:table-cell>
          <table:table-cell table:number-columns-repeated="2"/>
          <table:table-cell office:value-type="string" calcext:value-type="string">
            <text:p>{"Ubication":{"id":942,"created_at":"43768,6659722222","updated_at":"43768,6659722222","name":"BALZAR","code":"Z05090450","father_code":"Z050904","gmap_reference_latitude":"-1.3645787","gmap_reference_longitude":"-79.922104","acronym":""},"attach":[]},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Z050905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5475107"</text:p>
          </table:table-cell>
          <table:table-cell office:value-type="string" calcext:value-type="string">
            <text:p>"-80.0160027"</text:p>
          </table:table-cell>
          <table:table-cell office:value-type="string" calcext:value-type="string">
            <text:p>CLM</text:p>
          </table:table-cell>
          <table:table-cell/>
          <table:table-cell office:value-type="string" calcext:value-type="string">
            <text:p>{"Ubication":{"id":943,"created_at":"43768,6659722222","updated_at":"43768,6659722222","name":"COLIMES","code":"Z050905","father_code":"Z0509","gmap_reference_latitude":"-1.5475107","gmap_reference_longitude":"-80.0160027","acronym":"CLM"},"attach":[]},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IMES</text:p>
          </table:table-cell>
          <table:table-cell office:value-type="string" calcext:value-type="string">
            <text:p>Z05090550</text:p>
          </table:table-cell>
          <table:table-cell office:value-type="string" calcext:value-type="string">
            <text:p>Z050905</text:p>
          </table:table-cell>
          <table:table-cell office:value-type="string" calcext:value-type="string">
            <text:p>"-1.5475107"</text:p>
          </table:table-cell>
          <table:table-cell office:value-type="string" calcext:value-type="string">
            <text:p>"-80.0160027"</text:p>
          </table:table-cell>
          <table:table-cell table:number-columns-repeated="2"/>
          <table:table-cell office:value-type="string" calcext:value-type="string">
            <text:p>{"Ubication":{"id":944,"created_at":"43768,6659722222","updated_at":"43768,6659722222","name":"COLIMES","code":"Z05090550","father_code":"Z050905","gmap_reference_latitude":"-1.5475107","gmap_reference_longitude":"-80.0160027","acronym":""},"attach":[]},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</text:p>
          </table:table-cell>
          <table:table-cell office:value-type="string" calcext:value-type="string">
            <text:p>Z05090551</text:p>
          </table:table-cell>
          <table:table-cell office:value-type="string" calcext:value-type="string">
            <text:p>Z050905</text:p>
          </table:table-cell>
          <table:table-cell office:value-type="string" calcext:value-type="string">
            <text:p>"-1.6226078"</text:p>
          </table:table-cell>
          <table:table-cell office:value-type="string" calcext:value-type="string">
            <text:p>"-80.2703481"</text:p>
          </table:table-cell>
          <table:table-cell table:number-columns-repeated="2"/>
          <table:table-cell office:value-type="string" calcext:value-type="string">
            <text:p>{"Ubication":{"id":945,"created_at":"43768,6659722222","updated_at":"43768,6659722222","name":"SAN JACINTO","code":"Z05090551","father_code":"Z050905","gmap_reference_latitude":"-1.6226078","gmap_reference_longitude":"-80.2703481","acronym":""},"attach":[]},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621799"</text:p>
          </table:table-cell>
          <table:table-cell office:value-type="string" calcext:value-type="string">
            <text:p>"-79.9951787"</text:p>
          </table:table-cell>
          <table:table-cell office:value-type="string" calcext:value-type="string">
            <text:p>DAU</text:p>
          </table:table-cell>
          <table:table-cell/>
          <table:table-cell office:value-type="string" calcext:value-type="string">
            <text:p>{"Ubication":{"id":946,"created_at":"43768,6659722222","updated_at":"43768,6659722222","name":"DAULE","code":"Z050906","father_code":"Z0509","gmap_reference_latitude":"-1.8621799","gmap_reference_longitude":"-79.9951787","acronym":"DAU"},"attach":[]},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AULE (RURAL)</text:p>
          </table:table-cell>
          <table:table-cell office:value-type="string" calcext:value-type="string">
            <text:p>Z05090650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621799"</text:p>
          </table:table-cell>
          <table:table-cell office:value-type="string" calcext:value-type="string">
            <text:p>"-79.9951787"</text:p>
          </table:table-cell>
          <table:table-cell table:number-columns-repeated="2"/>
          <table:table-cell office:value-type="string" calcext:value-type="string">
            <text:p>{"Ubication":{"id":947,"created_at":"43768,6659722222","updated_at":"43768,6659722222","name":"DAULE (RURAL)","code":"Z05090650","father_code":"Z050906","gmap_reference_latitude":"-1.8621799","gmap_reference_longitude":"-79.9951787","acronym":""},"attach":[]},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AULE</text:p>
          </table:table-cell>
          <table:table-cell office:value-type="string" calcext:value-type="string">
            <text:p>Z05090601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621799"</text:p>
          </table:table-cell>
          <table:table-cell office:value-type="string" calcext:value-type="string">
            <text:p>"-79.9951787"</text:p>
          </table:table-cell>
          <table:table-cell table:number-columns-repeated="2"/>
          <table:table-cell office:value-type="string" calcext:value-type="string">
            <text:p>{"Ubication":{"id":948,"created_at":"43768,6659722222","updated_at":"43768,6659722222","name":"DAULE","code":"Z05090601","father_code":"Z050906","gmap_reference_latitude":"-1.8621799","gmap_reference_longitude":"-79.9951787","acronym":""},"attach":[]},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AURORA (SATĂLITE)</text:p>
          </table:table-cell>
          <table:table-cell office:value-type="string" calcext:value-type="string">
            <text:p>Z05090602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2.0407828"</text:p>
          </table:table-cell>
          <table:table-cell office:value-type="string" calcext:value-type="string">
            <text:p>"-79.9350302"</text:p>
          </table:table-cell>
          <table:table-cell table:number-columns-repeated="2"/>
          <table:table-cell office:value-type="string" calcext:value-type="string">
            <text:p>{"Ubication":{"id":949,"created_at":"43768,6659722222","updated_at":"43768,6659722222","name":"LA AURORA (SATĂLITE)","code":"Z05090602","father_code":"Z050906","gmap_reference_latitude":"-2.0407828","gmap_reference_longitude":"-79.9350302","acronym":""},"attach":[]},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NIFE</text:p>
          </table:table-cell>
          <table:table-cell office:value-type="string" calcext:value-type="string">
            <text:p>Z05090603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617808"</text:p>
          </table:table-cell>
          <table:table-cell office:value-type="string" calcext:value-type="string">
            <text:p>"-79.9804155"</text:p>
          </table:table-cell>
          <table:table-cell table:number-columns-repeated="2"/>
          <table:table-cell office:value-type="string" calcext:value-type="string">
            <text:p>{"Ubication":{"id":950,"created_at":"43768,6659722222","updated_at":"43768,6659722222","name":"BANIFE","code":"Z05090603","father_code":"Z050906","gmap_reference_latitude":"-1.8617808","gmap_reference_longitude":"-79.9804155","acronym":""},"attach":[]},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MILIANO CAICEDO MARCOS</text:p>
          </table:table-cell>
          <table:table-cell office:value-type="string" calcext:value-type="string">
            <text:p>Z05090604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46457"</text:p>
          </table:table-cell>
          <table:table-cell office:value-type="string" calcext:value-type="string">
            <text:p>"-80.2377998"</text:p>
          </table:table-cell>
          <table:table-cell table:number-columns-repeated="2"/>
          <table:table-cell office:value-type="string" calcext:value-type="string">
            <text:p>{"Ubication":{"id":951,"created_at":"43768,6659722222","updated_at":"43768,6659722222","name":"EMILIANO CAICEDO MARCOS","code":"Z05090604","father_code":"Z050906","gmap_reference_latitude":"-1.846457","gmap_reference_longitude":"-80.2377998","acronym":""},"attach":[]},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Z05090605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730284"</text:p>
          </table:table-cell>
          <table:table-cell office:value-type="string" calcext:value-type="string">
            <text:p>"-79.9823575"</text:p>
          </table:table-cell>
          <table:table-cell table:number-columns-repeated="2"/>
          <table:table-cell office:value-type="string" calcext:value-type="string">
            <text:p>{"Ubication":{"id":952,"created_at":"43768,6659722222","updated_at":"43768,6659722222","name":"MAGRO","code":"Z05090605","father_code":"Z050906","gmap_reference_latitude":"-1.8730284","gmap_reference_longitude":"-79.9823575","acronym":""},"attach":[]},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DRE JUAN BAUTISTA AGUIRRE</text:p>
          </table:table-cell>
          <table:table-cell office:value-type="string" calcext:value-type="string">
            <text:p>Z05090606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651881"</text:p>
          </table:table-cell>
          <table:table-cell office:value-type="string" calcext:value-type="string">
            <text:p>"-79.9850097"</text:p>
          </table:table-cell>
          <table:table-cell table:number-columns-repeated="2"/>
          <table:table-cell office:value-type="string" calcext:value-type="string">
            <text:p>{"Ubication":{"id":953,"created_at":"43768,6659722222","updated_at":"43768,6659722222","name":"PADRE JUAN BAUTISTA AGUIRRE","code":"Z05090606","father_code":"Z050906","gmap_reference_latitude":"-1.8651881","gmap_reference_longitude":"-79.9850097","acronym":""},"attach":[]},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Z05090607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2650845"</text:p>
          </table:table-cell>
          <table:table-cell office:value-type="string" calcext:value-type="string">
            <text:p>"-77.8923368"</text:p>
          </table:table-cell>
          <table:table-cell table:number-columns-repeated="2"/>
          <table:table-cell office:value-type="string" calcext:value-type="string">
            <text:p>{"Ubication":{"id":954,"created_at":"43768,6659722222","updated_at":"43768,6659722222","name":"SANTA CLARA","code":"Z05090607","father_code":"Z050906","gmap_reference_latitude":"-1.2650845","gmap_reference_longitude":"-77.8923368","acronym":""},"attach":[]},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ENTE PIEDRAHITA</text:p>
          </table:table-cell>
          <table:table-cell office:value-type="string" calcext:value-type="string">
            <text:p>Z05090608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660748"</text:p>
          </table:table-cell>
          <table:table-cell office:value-type="string" calcext:value-type="string">
            <text:p>"-79.9849499"</text:p>
          </table:table-cell>
          <table:table-cell table:number-columns-repeated="2"/>
          <table:table-cell office:value-type="string" calcext:value-type="string">
            <text:p>{"Ubication":{"id":955,"created_at":"43768,6659722222","updated_at":"43768,6659722222","name":"VICENTE PIEDRAHITA","code":"Z05090608","father_code":"Z050906","gmap_reference_latitude":"-1.8660748","gmap_reference_longitude":"-79.9849499","acronym":""},"attach":[]},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AN BAUTISTA AGUIRRE (LOS TINTOS)</text:p>
          </table:table-cell>
          <table:table-cell office:value-type="string" calcext:value-type="string">
            <text:p>Z05090652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928373"</text:p>
          </table:table-cell>
          <table:table-cell office:value-type="string" calcext:value-type="string">
            <text:p>"-79.9431855"</text:p>
          </table:table-cell>
          <table:table-cell table:number-columns-repeated="2"/>
          <table:table-cell office:value-type="string" calcext:value-type="string">
            <text:p>{"Ubication":{"id":956,"created_at":"43768,6659722222","updated_at":"43768,6659722222","name":"JUAN BAUTISTA AGUIRRE (LOS TINTOS)","code":"Z05090652","father_code":"Z050906","gmap_reference_latitude":"-1.8928373","gmap_reference_longitude":"-79.9431855","acronym":""},"attach":[]},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Z05090653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620182"</text:p>
          </table:table-cell>
          <table:table-cell office:value-type="string" calcext:value-type="string">
            <text:p>"-79.9782346"</text:p>
          </table:table-cell>
          <table:table-cell table:number-columns-repeated="2"/>
          <table:table-cell office:value-type="string" calcext:value-type="string">
            <text:p>{"Ubication":{"id":957,"created_at":"43768,6659722222","updated_at":"43768,6659722222","name":"LAUREL","code":"Z05090653","father_code":"Z050906","gmap_reference_latitude":"-1.8620182","gmap_reference_longitude":"-79.9782346","acronym":""},"attach":[]},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MONAL</text:p>
          </table:table-cell>
          <table:table-cell office:value-type="string" calcext:value-type="string">
            <text:p>Z05090654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8065829"</text:p>
          </table:table-cell>
          <table:table-cell office:value-type="string" calcext:value-type="string">
            <text:p>"-80.0741885"</text:p>
          </table:table-cell>
          <table:table-cell table:number-columns-repeated="2"/>
          <table:table-cell office:value-type="string" calcext:value-type="string">
            <text:p>{"Ubication":{"id":958,"created_at":"43768,6659722222","updated_at":"43768,6659722222","name":"LIMONAL","code":"Z05090654","father_code":"Z050906","gmap_reference_latitude":"-1.8065829","gmap_reference_longitude":"-80.0741885","acronym":""},"attach":[]},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LOJAS (ENRIQUE BAQUERIZO MORENO)</text:p>
          </table:table-cell>
          <table:table-cell office:value-type="string" calcext:value-type="string">
            <text:p>Z05090656</text:p>
          </table:table-cell>
          <table:table-cell office:value-type="string" calcext:value-type="string">
            <text:p>Z050906</text:p>
          </table:table-cell>
          <table:table-cell office:value-type="string" calcext:value-type="string">
            <text:p>"-1.9730207"</text:p>
          </table:table-cell>
          <table:table-cell office:value-type="string" calcext:value-type="string">
            <text:p>"-79.9947769"</text:p>
          </table:table-cell>
          <table:table-cell table:number-columns-repeated="2"/>
          <table:table-cell office:value-type="string" calcext:value-type="string">
            <text:p>{"Ubication":{"id":959,"created_at":"43768,6659722222","updated_at":"43768,6659722222","name":"LOS LOJAS (ENRIQUE BAQUERIZO MORENO)","code":"Z05090656","father_code":"Z050906","gmap_reference_latitude":"-1.9730207","gmap_reference_longitude":"-79.9947769","acronym":""},"attach":[]},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URĂN</text:p>
          </table:table-cell>
          <table:table-cell office:value-type="string" calcext:value-type="string">
            <text:p>Z050907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1724453"</text:p>
          </table:table-cell>
          <table:table-cell office:value-type="string" calcext:value-type="string">
            <text:p>"-79.8530763"</text:p>
          </table:table-cell>
          <table:table-cell office:value-type="string" calcext:value-type="string">
            <text:p>DRN</text:p>
          </table:table-cell>
          <table:table-cell/>
          <table:table-cell office:value-type="string" calcext:value-type="string">
            <text:p>{"Ubication":{"id":960,"created_at":"43768,6659722222","updated_at":"43768,6659722222","name":"DURĂN","code":"Z050907","father_code":"Z0509","gmap_reference_latitude":"-2.1724453","gmap_reference_longitude":"-79.8530763","acronym":"DRN"},"attach":[]},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 (DURĂN) (RURAL)</text:p>
          </table:table-cell>
          <table:table-cell office:value-type="string" calcext:value-type="string">
            <text:p>Z05090750</text:p>
          </table:table-cell>
          <table:table-cell office:value-type="string" calcext:value-type="string">
            <text:p>Z050907</text:p>
          </table:table-cell>
          <table:table-cell office:value-type="string" calcext:value-type="string">
            <text:p>"-2.1724453"</text:p>
          </table:table-cell>
          <table:table-cell office:value-type="string" calcext:value-type="string">
            <text:p>"-79.8530763"</text:p>
          </table:table-cell>
          <table:table-cell table:number-columns-repeated="2"/>
          <table:table-cell office:value-type="string" calcext:value-type="string">
            <text:p>{"Ubication":{"id":961,"created_at":"43768,6659722222","updated_at":"43768,6659722222","name":"ELOY ALFARO (DURĂN) (RURAL)","code":"Z05090750","father_code":"Z050907","gmap_reference_latitude":"-2.1724453","gmap_reference_longitude":"-79.8530763","acronym":""},"attach":[]},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 (DURĂN)</text:p>
          </table:table-cell>
          <table:table-cell office:value-type="string" calcext:value-type="string">
            <text:p>Z05090701</text:p>
          </table:table-cell>
          <table:table-cell office:value-type="string" calcext:value-type="string">
            <text:p>Z050907</text:p>
          </table:table-cell>
          <table:table-cell office:value-type="string" calcext:value-type="string">
            <text:p>"-2.1724453"</text:p>
          </table:table-cell>
          <table:table-cell office:value-type="string" calcext:value-type="string">
            <text:p>"-79.8530763"</text:p>
          </table:table-cell>
          <table:table-cell table:number-columns-repeated="2"/>
          <table:table-cell office:value-type="string" calcext:value-type="string">
            <text:p>{"Ubication":{"id":962,"created_at":"43768,6659722222","updated_at":"43768,6659722222","name":"ELOY ALFARO (DURĂN)","code":"Z05090701","father_code":"Z050907","gmap_reference_latitude":"-2.1724453","gmap_reference_longitude":"-79.8530763","acronym":""},"attach":[]},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ECREO</text:p>
          </table:table-cell>
          <table:table-cell office:value-type="string" calcext:value-type="string">
            <text:p>Z05090702</text:p>
          </table:table-cell>
          <table:table-cell office:value-type="string" calcext:value-type="string">
            <text:p>Z050907</text:p>
          </table:table-cell>
          <table:table-cell office:value-type="string" calcext:value-type="string">
            <text:p>"-2.1749528"</text:p>
          </table:table-cell>
          <table:table-cell office:value-type="string" calcext:value-type="string">
            <text:p>"-79.8146438"</text:p>
          </table:table-cell>
          <table:table-cell table:number-columns-repeated="2"/>
          <table:table-cell office:value-type="string" calcext:value-type="string">
            <text:p>{"Ubication":{"id":963,"created_at":"43768,6659722222","updated_at":"43768,6659722222","name":"EL RECREO","code":"Z05090702","father_code":"Z050907","gmap_reference_latitude":"-2.1749528","gmap_reference_longitude":"-79.8146438","acronym":""},"attach":[]},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IVINO NIĂO</text:p>
          </table:table-cell>
          <table:table-cell office:value-type="string" calcext:value-type="string">
            <text:p>Z05090703</text:p>
          </table:table-cell>
          <table:table-cell office:value-type="string" calcext:value-type="string">
            <text:p>Z050907</text:p>
          </table:table-cell>
          <table:table-cell office:value-type="string" calcext:value-type="string">
            <text:p>"-2.169013"</text:p>
          </table:table-cell>
          <table:table-cell office:value-type="string" calcext:value-type="string">
            <text:p>"-79.8514175"</text:p>
          </table:table-cell>
          <table:table-cell table:number-columns-repeated="2"/>
          <table:table-cell office:value-type="string" calcext:value-type="string">
            <text:p>{"Ubication":{"id":964,"created_at":"43768,6659722222","updated_at":"43768,6659722222","name":"DIVINO NIĂO","code":"Z05090703","father_code":"Z050907","gmap_reference_latitude":"-2.169013","gmap_reference_longitude":"-79.8514175","acronym":""},"attach":[]},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EMPALME</text:p>
          </table:table-cell>
          <table:table-cell office:value-type="string" calcext:value-type="string">
            <text:p>Z050908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0497364"</text:p>
          </table:table-cell>
          <table:table-cell office:value-type="string" calcext:value-type="string">
            <text:p>"-79.6166755"</text:p>
          </table:table-cell>
          <table:table-cell office:value-type="string" calcext:value-type="string">
            <text:p>EPM</text:p>
          </table:table-cell>
          <table:table-cell/>
          <table:table-cell office:value-type="string" calcext:value-type="string">
            <text:p>{"Ubication":{"id":965,"created_at":"43768,6659722222","updated_at":"43768,6659722222","name":"EL EMPALME","code":"Z050908","father_code":"Z0509","gmap_reference_latitude":"-1.0497364","gmap_reference_longitude":"-79.6166755","acronym":"EPM"},"attach":[]},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LASCO IBARRA (CAB. EL EMPALME)</text:p>
          </table:table-cell>
          <table:table-cell office:value-type="string" calcext:value-type="string">
            <text:p>Z05090850</text:p>
          </table:table-cell>
          <table:table-cell office:value-type="string" calcext:value-type="string">
            <text:p>Z050908</text:p>
          </table:table-cell>
          <table:table-cell office:value-type="string" calcext:value-type="string">
            <text:p>"-1.0497364"</text:p>
          </table:table-cell>
          <table:table-cell office:value-type="string" calcext:value-type="string">
            <text:p>"-79.6166755"</text:p>
          </table:table-cell>
          <table:table-cell table:number-columns-repeated="2"/>
          <table:table-cell office:value-type="string" calcext:value-type="string">
            <text:p>{"Ubication":{"id":966,"created_at":"43768,6659722222","updated_at":"43768,6659722222","name":"VELASCO IBARRA (CAB. EL EMPALME)","code":"Z05090850","father_code":"Z050908","gmap_reference_latitude":"-1.0497364","gmap_reference_longitude":"-79.6166755","acronym":""},"attach":[]},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AS (PUEBLO NUEVO)</text:p>
          </table:table-cell>
          <table:table-cell office:value-type="string" calcext:value-type="string">
            <text:p>Z05090851</text:p>
          </table:table-cell>
          <table:table-cell office:value-type="string" calcext:value-type="string">
            <text:p>Z050908</text:p>
          </table:table-cell>
          <table:table-cell office:value-type="string" calcext:value-type="string">
            <text:p>"-1.0497364"</text:p>
          </table:table-cell>
          <table:table-cell office:value-type="string" calcext:value-type="string">
            <text:p>"-79.6166755"</text:p>
          </table:table-cell>
          <table:table-cell table:number-columns-repeated="2"/>
          <table:table-cell office:value-type="string" calcext:value-type="string">
            <text:p>{"Ubication":{"id":967,"created_at":"43768,6659722222","updated_at":"43768,6659722222","name":"GUAYAS (PUEBLO NUEVO)","code":"Z05090851","father_code":"Z050908","gmap_reference_latitude":"-1.0497364","gmap_reference_longitude":"-79.6166755","acronym":""},"attach":[]},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Z05090852</text:p>
          </table:table-cell>
          <table:table-cell office:value-type="string" calcext:value-type="string">
            <text:p>Z050908</text:p>
          </table:table-cell>
          <table:table-cell office:value-type="string" calcext:value-type="string">
            <text:p>"-1.6083921"</text:p>
          </table:table-cell>
          <table:table-cell office:value-type="string" calcext:value-type="string">
            <text:p>"-78.6488537"</text:p>
          </table:table-cell>
          <table:table-cell table:number-columns-repeated="2"/>
          <table:table-cell office:value-type="string" calcext:value-type="string">
            <text:p>{"Ubication":{"id":968,"created_at":"43768,6659722222","updated_at":"43768,6659722222","name":"EL ROSARIO","code":"Z05090852","father_code":"Z050908","gmap_reference_latitude":"-1.6083921","gmap_reference_longitude":"-78.6488537","acronym":""},"attach":[]},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Z050909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office:value-type="string" calcext:value-type="string">
            <text:p>TRF</text:p>
          </table:table-cell>
          <table:table-cell/>
          <table:table-cell office:value-type="string" calcext:value-type="string">
            <text:p>{"Ubication":{"id":969,"created_at":"43768,6659722222","updated_at":"43768,6659722222","name":"EL TRIUNFO","code":"Z050909","father_code":"Z0509","gmap_reference_latitude":"-1.8067805","gmap_reference_longitude":"-78.000904","acronym":"TRF"},"attach":[]},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RIUNFO</text:p>
          </table:table-cell>
          <table:table-cell office:value-type="string" calcext:value-type="string">
            <text:p>Z05090950</text:p>
          </table:table-cell>
          <table:table-cell office:value-type="string" calcext:value-type="string">
            <text:p>Z050909</text:p>
          </table:table-cell>
          <table:table-cell office:value-type="string" calcext:value-type="string">
            <text:p>"-1.8067805"</text:p>
          </table:table-cell>
          <table:table-cell office:value-type="string" calcext:value-type="string">
            <text:p>"-78.000904"</text:p>
          </table:table-cell>
          <table:table-cell table:number-columns-repeated="2"/>
          <table:table-cell office:value-type="string" calcext:value-type="string">
            <text:p>{"Ubication":{"id":970,"created_at":"43768,6659722222","updated_at":"43768,6659722222","name":"EL TRIUNFO","code":"Z05090950","father_code":"Z050909","gmap_reference_latitude":"-1.8067805","gmap_reference_longitude":"-78.000904","acronym":""},"attach":[]},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1402475"</text:p>
          </table:table-cell>
          <table:table-cell office:value-type="string" calcext:value-type="string">
            <text:p>"-79.6238861"</text:p>
          </table:table-cell>
          <table:table-cell office:value-type="string" calcext:value-type="string">
            <text:p>MIL</text:p>
          </table:table-cell>
          <table:table-cell/>
          <table:table-cell office:value-type="string" calcext:value-type="string">
            <text:p>{"Ubication":{"id":971,"created_at":"43768,6659722222","updated_at":"43768,6659722222","name":"MILAGRO","code":"Z050910","father_code":"Z0509","gmap_reference_latitude":"-2.1402475","gmap_reference_longitude":"-79.6238861","acronym":"MIL"},"attach":[]},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Z05091050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402475"</text:p>
          </table:table-cell>
          <table:table-cell office:value-type="string" calcext:value-type="string">
            <text:p>"-79.6238861"</text:p>
          </table:table-cell>
          <table:table-cell table:number-columns-repeated="2"/>
          <table:table-cell office:value-type="string" calcext:value-type="string">
            <text:p>{"Ubication":{"id":972,"created_at":"43768,6659722222","updated_at":"43768,6659722222","name":"MILAGRO","code":"Z05091050","father_code":"Z050910","gmap_reference_latitude":"-2.1402475","gmap_reference_longitude":"-79.6238861","acronym":""},"attach":[]},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MILO ANDRADE</text:p>
          </table:table-cell>
          <table:table-cell office:value-type="string" calcext:value-type="string">
            <text:p>Z05091001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276961"</text:p>
          </table:table-cell>
          <table:table-cell office:value-type="string" calcext:value-type="string">
            <text:p>"-79.5959852"</text:p>
          </table:table-cell>
          <table:table-cell table:number-columns-repeated="2"/>
          <table:table-cell office:value-type="string" calcext:value-type="string">
            <text:p>{"Ubication":{"id":973,"created_at":"43768,6659722222","updated_at":"43768,6659722222","name":"CAMILO ANDRADE","code":"Z05091001","father_code":"Z050910","gmap_reference_latitude":"-2.1276961","gmap_reference_longitude":"-79.5959852","acronym":""},"attach":[]},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OY ALFARO</text:p>
          </table:table-cell>
          <table:table-cell office:value-type="string" calcext:value-type="string">
            <text:p>Z05091002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0.401069"</text:p>
          </table:table-cell>
          <table:table-cell office:value-type="string" calcext:value-type="string">
            <text:p>"-80.0972907"</text:p>
          </table:table-cell>
          <table:table-cell table:number-columns-repeated="2"/>
          <table:table-cell office:value-type="string" calcext:value-type="string">
            <text:p>{"Ubication":{"id":974,"created_at":"43768,6659722222","updated_at":"43768,6659722222","name":"ELOY ALFARO","code":"Z05091002","father_code":"Z050910","gmap_reference_latitude":"-0.401069","gmap_reference_longitude":"-80.0972907","acronym":""},"attach":[]},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RIJOS</text:p>
          </table:table-cell>
          <table:table-cell office:value-type="string" calcext:value-type="string">
            <text:p>Z05091003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1.0311143"</text:p>
          </table:table-cell>
          <table:table-cell office:value-type="string" calcext:value-type="string">
            <text:p>"-80.2504707"</text:p>
          </table:table-cell>
          <table:table-cell table:number-columns-repeated="2"/>
          <table:table-cell office:value-type="string" calcext:value-type="string">
            <text:p>{"Ubication":{"id":975,"created_at":"43768,6659722222","updated_at":"43768,6659722222","name":"CHIRIJOS","code":"Z05091003","father_code":"Z050910","gmap_reference_latitude":"-1.0311143","gmap_reference_longitude":"-80.2504707","acronym":""},"attach":[]},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RONEL ENRIQUE VALDEZ</text:p>
          </table:table-cell>
          <table:table-cell office:value-type="string" calcext:value-type="string">
            <text:p>Z05091004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278016"</text:p>
          </table:table-cell>
          <table:table-cell office:value-type="string" calcext:value-type="string">
            <text:p>"-79.5908792"</text:p>
          </table:table-cell>
          <table:table-cell table:number-columns-repeated="2"/>
          <table:table-cell office:value-type="string" calcext:value-type="string">
            <text:p>{"Ubication":{"id":976,"created_at":"43768,6659722222","updated_at":"43768,6659722222","name":"CORONEL ENRIQUE VALDEZ","code":"Z05091004","father_code":"Z050910","gmap_reference_latitude":"-2.1278016","gmap_reference_longitude":"-79.5908792","acronym":""},"attach":[]},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SA MARIA</text:p>
          </table:table-cell>
          <table:table-cell office:value-type="string" calcext:value-type="string">
            <text:p>Z05091005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331319"</text:p>
          </table:table-cell>
          <table:table-cell office:value-type="string" calcext:value-type="string">
            <text:p>"-79.6000913"</text:p>
          </table:table-cell>
          <table:table-cell table:number-columns-repeated="2"/>
          <table:table-cell office:value-type="string" calcext:value-type="string">
            <text:p>{"Ubication":{"id":977,"created_at":"43768,6659722222","updated_at":"43768,6659722222","name":"ROSA MARIA","code":"Z05091005","father_code":"Z050910","gmap_reference_latitude":"-2.1331319","gmap_reference_longitude":"-79.6000913","acronym":""},"attach":[]},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OSE MARIA VELASCO IBARRA</text:p>
          </table:table-cell>
          <table:table-cell office:value-type="string" calcext:value-type="string">
            <text:p>Z05091006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353512"</text:p>
          </table:table-cell>
          <table:table-cell office:value-type="string" calcext:value-type="string">
            <text:p>"-79.5992115"</text:p>
          </table:table-cell>
          <table:table-cell table:number-columns-repeated="2"/>
          <table:table-cell office:value-type="string" calcext:value-type="string">
            <text:p>{"Ubication":{"id":978,"created_at":"43768,6659722222","updated_at":"43768,6659722222","name":"JOSE MARIA VELASCO IBARRA","code":"Z05091006","father_code":"Z050910","gmap_reference_latitude":"-2.1353512","gmap_reference_longitude":"-79.5992115","acronym":""},"attach":[]},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ENTE ROCAFUERTE</text:p>
          </table:table-cell>
          <table:table-cell office:value-type="string" calcext:value-type="string">
            <text:p>Z05091007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175303"</text:p>
          </table:table-cell>
          <table:table-cell office:value-type="string" calcext:value-type="string">
            <text:p>"-79.5923808"</text:p>
          </table:table-cell>
          <table:table-cell table:number-columns-repeated="2"/>
          <table:table-cell office:value-type="string" calcext:value-type="string">
            <text:p>{"Ubication":{"id":979,"created_at":"43768,6659722222","updated_at":"43768,6659722222","name":"VICENTE ROCAFUERTE","code":"Z05091007","father_code":"Z050910","gmap_reference_latitude":"-2.1175303","gmap_reference_longitude":"-79.5923808","acronym":""},"attach":[]},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RNESTO SEMINARIO</text:p>
          </table:table-cell>
          <table:table-cell office:value-type="string" calcext:value-type="string">
            <text:p>Z05091008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285132"</text:p>
          </table:table-cell>
          <table:table-cell office:value-type="string" calcext:value-type="string">
            <text:p>"-79.5977002"</text:p>
          </table:table-cell>
          <table:table-cell table:number-columns-repeated="2"/>
          <table:table-cell office:value-type="string" calcext:value-type="string">
            <text:p>{"Ubication":{"id":980,"created_at":"43768,6659722222","updated_at":"43768,6659722222","name":"ERNESTO SEMINARIO","code":"Z05091008","father_code":"Z050910","gmap_reference_latitude":"-2.1285132","gmap_reference_longitude":"-79.5977002","acronym":""},"attach":[]},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PIĂAS</text:p>
          </table:table-cell>
          <table:table-cell office:value-type="string" calcext:value-type="string">
            <text:p>Z05091009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310965"</text:p>
          </table:table-cell>
          <table:table-cell office:value-type="string" calcext:value-type="string">
            <text:p>"-79.5924908"</text:p>
          </table:table-cell>
          <table:table-cell table:number-columns-repeated="2"/>
          <table:table-cell office:value-type="string" calcext:value-type="string">
            <text:p>{"Ubication":{"id":981,"created_at":"43768,6659722222","updated_at":"43768,6659722222","name":"LAS PIĂAS","code":"Z05091009","father_code":"Z050910","gmap_reference_latitude":"-2.1310965","gmap_reference_longitude":"-79.5924908","acronym":""},"attach":[]},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BO</text:p>
          </table:table-cell>
          <table:table-cell office:value-type="string" calcext:value-type="string">
            <text:p>Z05091051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253174"</text:p>
          </table:table-cell>
          <table:table-cell office:value-type="string" calcext:value-type="string">
            <text:p>"-79.5865266"</text:p>
          </table:table-cell>
          <table:table-cell table:number-columns-repeated="2"/>
          <table:table-cell office:value-type="string" calcext:value-type="string">
            <text:p>{"Ubication":{"id":982,"created_at":"43768,6659722222","updated_at":"43768,6659722222","name":"CHOBO","code":"Z05091051","father_code":"Z050910","gmap_reference_latitude":"-2.1253174","gmap_reference_longitude":"-79.5865266","acronym":""},"attach":[]},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ISCAL SUCRE (HUAQUES)</text:p>
          </table:table-cell>
          <table:table-cell office:value-type="string" calcext:value-type="string">
            <text:p>Z05091053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0798638"</text:p>
          </table:table-cell>
          <table:table-cell office:value-type="string" calcext:value-type="string">
            <text:p>"-79.5427706"</text:p>
          </table:table-cell>
          <table:table-cell table:number-columns-repeated="2"/>
          <table:table-cell office:value-type="string" calcext:value-type="string">
            <text:p>{"Ubication":{"id":983,"created_at":"43768,6659722222","updated_at":"43768,6659722222","name":"MARISCAL SUCRE (HUAQUES)","code":"Z05091053","father_code":"Z050910","gmap_reference_latitude":"-2.0798638","gmap_reference_longitude":"-79.5427706","acronym":""},"attach":[]},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OBERTO ASTUDILLO (CAB. EN CRUCE DE VENECIA)</text:p>
          </table:table-cell>
          <table:table-cell office:value-type="string" calcext:value-type="string">
            <text:p>Z05091054</text:p>
          </table:table-cell>
          <table:table-cell office:value-type="string" calcext:value-type="string">
            <text:p>Z050910</text:p>
          </table:table-cell>
          <table:table-cell office:value-type="string" calcext:value-type="string">
            <text:p>"-2.1722848"</text:p>
          </table:table-cell>
          <table:table-cell office:value-type="string" calcext:value-type="string">
            <text:p>"-79.5673861"</text:p>
          </table:table-cell>
          <table:table-cell table:number-columns-repeated="2"/>
          <table:table-cell office:value-type="string" calcext:value-type="string">
            <text:p>{"Ubication":{"id":984,"created_at":"43768,6659722222","updated_at":"43768,6659722222","name":"ROBERTO ASTUDILLO (CAB. EN CRUCE DE VENECIA)","code":"Z05091054","father_code":"Z050910","gmap_reference_latitude":"-2.1722848","gmap_reference_longitude":"-79.5673861","acronym":""},"attach":[]},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Z050911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6733846"</text:p>
          </table:table-cell>
          <table:table-cell office:value-type="string" calcext:value-type="string">
            <text:p>"-79.6347429"</text:p>
          </table:table-cell>
          <table:table-cell office:value-type="string" calcext:value-type="string">
            <text:p>NRJ</text:p>
          </table:table-cell>
          <table:table-cell/>
          <table:table-cell office:value-type="string" calcext:value-type="string">
            <text:p>{"Ubication":{"id":985,"created_at":"43768,6659722222","updated_at":"43768,6659722222","name":"NARANJAL","code":"Z050911","father_code":"Z0509","gmap_reference_latitude":"-2.6733846","gmap_reference_longitude":"-79.6347429","acronym":"NRJ"},"attach":[]},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RANJAL</text:p>
          </table:table-cell>
          <table:table-cell office:value-type="string" calcext:value-type="string">
            <text:p>Z05091150</text:p>
          </table:table-cell>
          <table:table-cell office:value-type="string" calcext:value-type="string">
            <text:p>Z050911</text:p>
          </table:table-cell>
          <table:table-cell office:value-type="string" calcext:value-type="string">
            <text:p>"-2.6733846"</text:p>
          </table:table-cell>
          <table:table-cell office:value-type="string" calcext:value-type="string">
            <text:p>"-79.6347429"</text:p>
          </table:table-cell>
          <table:table-cell table:number-columns-repeated="2"/>
          <table:table-cell office:value-type="string" calcext:value-type="string">
            <text:p>{"Ubication":{"id":986,"created_at":"43768,6659722222","updated_at":"43768,6659722222","name":"NARANJAL","code":"Z05091150","father_code":"Z050911","gmap_reference_latitude":"-2.6733846","gmap_reference_longitude":"-79.6347429","acronym":""},"attach":[]},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ESUS MARIA</text:p>
          </table:table-cell>
          <table:table-cell office:value-type="string" calcext:value-type="string">
            <text:p>Z05091151</text:p>
          </table:table-cell>
          <table:table-cell office:value-type="string" calcext:value-type="string">
            <text:p>Z050911</text:p>
          </table:table-cell>
          <table:table-cell office:value-type="string" calcext:value-type="string">
            <text:p>"-2.5176628"</text:p>
          </table:table-cell>
          <table:table-cell office:value-type="string" calcext:value-type="string">
            <text:p>"-79.4932327"</text:p>
          </table:table-cell>
          <table:table-cell table:number-columns-repeated="2"/>
          <table:table-cell office:value-type="string" calcext:value-type="string">
            <text:p>{"Ubication":{"id":987,"created_at":"43768,6659722222","updated_at":"43768,6659722222","name":"JESUS MARIA","code":"Z05091151","father_code":"Z050911","gmap_reference_latitude":"-2.5176628","gmap_reference_longitude":"-79.4932327","acronym":""},"attach":[]},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Z05091152</text:p>
          </table:table-cell>
          <table:table-cell office:value-type="string" calcext:value-type="string">
            <text:p>Z050911</text:p>
          </table:table-cell>
          <table:table-cell office:value-type="string" calcext:value-type="string">
            <text:p>"-0.4001326"</text:p>
          </table:table-cell>
          <table:table-cell office:value-type="string" calcext:value-type="string">
            <text:p>"-76.9579508"</text:p>
          </table:table-cell>
          <table:table-cell table:number-columns-repeated="2"/>
          <table:table-cell office:value-type="string" calcext:value-type="string">
            <text:p>{"Ubication":{"id":988,"created_at":"43768,6659722222","updated_at":"43768,6659722222","name":"SAN CARLOS","code":"Z05091152","father_code":"Z050911","gmap_reference_latitude":"-0.4001326","gmap_reference_longitude":"-76.9579508","acronym":""},"attach":[]},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 DE FLANDES</text:p>
          </table:table-cell>
          <table:table-cell office:value-type="string" calcext:value-type="string">
            <text:p>Z05091153</text:p>
          </table:table-cell>
          <table:table-cell office:value-type="string" calcext:value-type="string">
            <text:p>Z050911</text:p>
          </table:table-cell>
          <table:table-cell office:value-type="string" calcext:value-type="string">
            <text:p>"-2.6368588"</text:p>
          </table:table-cell>
          <table:table-cell office:value-type="string" calcext:value-type="string">
            <text:p>"-79.6637197"</text:p>
          </table:table-cell>
          <table:table-cell table:number-columns-repeated="2"/>
          <table:table-cell office:value-type="string" calcext:value-type="string">
            <text:p>{"Ubication":{"id":989,"created_at":"43768,6659722222","updated_at":"43768,6659722222","name":"SANTA ROSA DE FLANDES","code":"Z05091153","father_code":"Z050911","gmap_reference_latitude":"-2.6368588","gmap_reference_longitude":"-79.6637197","acronym":""},"attach":[]},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URA</text:p>
          </table:table-cell>
          <table:table-cell office:value-type="string" calcext:value-type="string">
            <text:p>Z05091154</text:p>
          </table:table-cell>
          <table:table-cell office:value-type="string" calcext:value-type="string">
            <text:p>Z050911</text:p>
          </table:table-cell>
          <table:table-cell office:value-type="string" calcext:value-type="string">
            <text:p>"-2.3109921"</text:p>
          </table:table-cell>
          <table:table-cell office:value-type="string" calcext:value-type="string">
            <text:p>"-79.7343171"</text:p>
          </table:table-cell>
          <table:table-cell table:number-columns-repeated="2"/>
          <table:table-cell office:value-type="string" calcext:value-type="string">
            <text:p>{"Ubication":{"id":990,"created_at":"43768,6659722222","updated_at":"43768,6659722222","name":"TAURA","code":"Z05091154","father_code":"Z050911","gmap_reference_latitude":"-2.3109921","gmap_reference_longitude":"-79.7343171","acronym":""},"attach":[]},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RANJITO</text:p>
          </table:table-cell>
          <table:table-cell office:value-type="string" calcext:value-type="string">
            <text:p>Z050912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1828805"</text:p>
          </table:table-cell>
          <table:table-cell office:value-type="string" calcext:value-type="string">
            <text:p>"-79.508747"</text:p>
          </table:table-cell>
          <table:table-cell office:value-type="string" calcext:value-type="string">
            <text:p>NRT</text:p>
          </table:table-cell>
          <table:table-cell/>
          <table:table-cell office:value-type="string" calcext:value-type="string">
            <text:p>{"Ubication":{"id":991,"created_at":"43768,6659722222","updated_at":"43768,6659722222","name":"NARANJITO","code":"Z050912","father_code":"Z0509","gmap_reference_latitude":"-2.1828805","gmap_reference_longitude":"-79.508747","acronym":"NRT"},"attach":[]},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RANJITO</text:p>
          </table:table-cell>
          <table:table-cell office:value-type="string" calcext:value-type="string">
            <text:p>Z05091250</text:p>
          </table:table-cell>
          <table:table-cell office:value-type="string" calcext:value-type="string">
            <text:p>Z050912</text:p>
          </table:table-cell>
          <table:table-cell office:value-type="string" calcext:value-type="string">
            <text:p>"-2.1828805"</text:p>
          </table:table-cell>
          <table:table-cell office:value-type="string" calcext:value-type="string">
            <text:p>"-79.508747"</text:p>
          </table:table-cell>
          <table:table-cell table:number-columns-repeated="2"/>
          <table:table-cell office:value-type="string" calcext:value-type="string">
            <text:p>{"Ubication":{"id":992,"created_at":"43768,6659722222","updated_at":"43768,6659722222","name":"NARANJITO","code":"Z05091250","father_code":"Z050912","gmap_reference_latitude":"-2.1828805","gmap_reference_longitude":"-79.508747","acronym":""},"attach":[]},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Z050913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6249432"</text:p>
          </table:table-cell>
          <table:table-cell office:value-type="string" calcext:value-type="string">
            <text:p>"-79.9870348"</text:p>
          </table:table-cell>
          <table:table-cell office:value-type="string" calcext:value-type="string">
            <text:p>PLT</text:p>
          </table:table-cell>
          <table:table-cell/>
          <table:table-cell office:value-type="string" calcext:value-type="string">
            <text:p>{"Ubication":{"id":993,"created_at":"43768,6659722222","updated_at":"43768,6659722222","name":"PALESTINA","code":"Z050913","father_code":"Z0509","gmap_reference_latitude":"-1.6249432","gmap_reference_longitude":"-79.9870348","acronym":"PLT"},"attach":[]},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ESTINA</text:p>
          </table:table-cell>
          <table:table-cell office:value-type="string" calcext:value-type="string">
            <text:p>Z05091350</text:p>
          </table:table-cell>
          <table:table-cell office:value-type="string" calcext:value-type="string">
            <text:p>Z050913</text:p>
          </table:table-cell>
          <table:table-cell office:value-type="string" calcext:value-type="string">
            <text:p>"-1.6249432"</text:p>
          </table:table-cell>
          <table:table-cell office:value-type="string" calcext:value-type="string">
            <text:p>"-79.9870348"</text:p>
          </table:table-cell>
          <table:table-cell table:number-columns-repeated="2"/>
          <table:table-cell office:value-type="string" calcext:value-type="string">
            <text:p>{"Ubication":{"id":994,"created_at":"43768,6659722222","updated_at":"43768,6659722222","name":"PALESTINA","code":"Z05091350","father_code":"Z050913","gmap_reference_latitude":"-1.6249432","gmap_reference_longitude":"-79.9870348","acronym":""},"attach":[]},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Z050914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16774"</text:p>
          </table:table-cell>
          <table:table-cell office:value-type="string" calcext:value-type="string">
            <text:p>"-80.2508356"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{"Ubication":{"id":995,"created_at":"43768,6659722222","updated_at":"43768,6659722222","name":"PEDRO CARBO","code":"Z050914","father_code":"Z0509","gmap_reference_latitude":"-1.816774","gmap_reference_longitude":"-80.2508356","acronym":"PCB"},"attach":[]},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EDRO CARBO</text:p>
          </table:table-cell>
          <table:table-cell office:value-type="string" calcext:value-type="string">
            <text:p>Z05091450</text:p>
          </table:table-cell>
          <table:table-cell office:value-type="string" calcext:value-type="string">
            <text:p>Z050914</text:p>
          </table:table-cell>
          <table:table-cell office:value-type="string" calcext:value-type="string">
            <text:p>"-1.816774"</text:p>
          </table:table-cell>
          <table:table-cell office:value-type="string" calcext:value-type="string">
            <text:p>"-80.2508356"</text:p>
          </table:table-cell>
          <table:table-cell table:number-columns-repeated="2"/>
          <table:table-cell office:value-type="string" calcext:value-type="string">
            <text:p>{"Ubication":{"id":996,"created_at":"43768,6659722222","updated_at":"43768,6659722222","name":"PEDRO CARBO","code":"Z05091450","father_code":"Z050914","gmap_reference_latitude":"-1.816774","gmap_reference_longitude":"-80.2508356","acronym":""},"attach":[]},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LE DE LA VIRGEN</text:p>
          </table:table-cell>
          <table:table-cell office:value-type="string" calcext:value-type="string">
            <text:p>Z05091451</text:p>
          </table:table-cell>
          <table:table-cell office:value-type="string" calcext:value-type="string">
            <text:p>Z050914</text:p>
          </table:table-cell>
          <table:table-cell office:value-type="string" calcext:value-type="string">
            <text:p>"-1.7398852"</text:p>
          </table:table-cell>
          <table:table-cell office:value-type="string" calcext:value-type="string">
            <text:p>"-80.2140786"</text:p>
          </table:table-cell>
          <table:table-cell table:number-columns-repeated="2"/>
          <table:table-cell office:value-type="string" calcext:value-type="string">
            <text:p>{"Ubication":{"id":997,"created_at":"43768,6659722222","updated_at":"43768,6659722222","name":"VALLE DE LA VIRGEN","code":"Z05091451","father_code":"Z050914","gmap_reference_latitude":"-1.7398852","gmap_reference_longitude":"-80.2140786","acronym":""},"attach":[]},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Z05091452</text:p>
          </table:table-cell>
          <table:table-cell office:value-type="string" calcext:value-type="string">
            <text:p>Z050914</text:p>
          </table:table-cell>
          <table:table-cell office:value-type="string" calcext:value-type="string">
            <text:p>"-1.9487134"</text:p>
          </table:table-cell>
          <table:table-cell office:value-type="string" calcext:value-type="string">
            <text:p>"-80.3912434"</text:p>
          </table:table-cell>
          <table:table-cell table:number-columns-repeated="2"/>
          <table:table-cell office:value-type="string" calcext:value-type="string">
            <text:p>{"Ubication":{"id":998,"created_at":"43768,6659722222","updated_at":"43768,6659722222","name":"SABANILLA","code":"Z05091452","father_code":"Z050914","gmap_reference_latitude":"-1.9487134","gmap_reference_longitude":"-80.3912434","acronym":""},"attach":[]},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MBORONDĂN</text:p>
          </table:table-cell>
          <table:table-cell office:value-type="string" calcext:value-type="string">
            <text:p>Z050916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0175684"</text:p>
          </table:table-cell>
          <table:table-cell office:value-type="string" calcext:value-type="string">
            <text:p>"-79.9018361"</text:p>
          </table:table-cell>
          <table:table-cell office:value-type="string" calcext:value-type="string">
            <text:p>SBO</text:p>
          </table:table-cell>
          <table:table-cell/>
          <table:table-cell office:value-type="string" calcext:value-type="string">
            <text:p>{"Ubication":{"id":999,"created_at":"43768,6659722222","updated_at":"43768,6659722222","name":"SAMBORONDĂN","code":"Z050916","father_code":"Z0509","gmap_reference_latitude":"-2.0175684","gmap_reference_longitude":"-79.9018361","acronym":"SBO"},"attach":[]},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MBORONDĂN (RURAL)</text:p>
          </table:table-cell>
          <table:table-cell office:value-type="string" calcext:value-type="string">
            <text:p>Z05091650</text:p>
          </table:table-cell>
          <table:table-cell office:value-type="string" calcext:value-type="string">
            <text:p>Z050915</text:p>
          </table:table-cell>
          <table:table-cell office:value-type="string" calcext:value-type="string">
            <text:p>"-2.0175684"</text:p>
          </table:table-cell>
          <table:table-cell office:value-type="string" calcext:value-type="string">
            <text:p>"-79.9018361"</text:p>
          </table:table-cell>
          <table:table-cell table:number-columns-repeated="2"/>
          <table:table-cell office:value-type="string" calcext:value-type="string">
            <text:p>{"Ubication":{"id":1000,"created_at":"43768,6659722222","updated_at":"43768,6659722222","name":"SAMBORONDĂN (RURAL)","code":"Z05091650","father_code":"Z050915","gmap_reference_latitude":"-2.0175684","gmap_reference_longitude":"-79.9018361","acronym":""},"attach":[]},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MBORONDĂN</text:p>
          </table:table-cell>
          <table:table-cell office:value-type="string" calcext:value-type="string">
            <text:p>Z05091601</text:p>
          </table:table-cell>
          <table:table-cell office:value-type="string" calcext:value-type="string">
            <text:p>Z050915</text:p>
          </table:table-cell>
          <table:table-cell office:value-type="string" calcext:value-type="string">
            <text:p>"-2.0175684"</text:p>
          </table:table-cell>
          <table:table-cell office:value-type="string" calcext:value-type="string">
            <text:p>"-79.9018361"</text:p>
          </table:table-cell>
          <table:table-cell table:number-columns-repeated="2"/>
          <table:table-cell office:value-type="string" calcext:value-type="string">
            <text:p>{"Ubication":{"id":1001,"created_at":"43768,6659722222","updated_at":"43768,6659722222","name":"SAMBORONDĂN","code":"Z05091601","father_code":"Z050915","gmap_reference_latitude":"-2.0175684","gmap_reference_longitude":"-79.9018361","acronym":""},"attach":[]},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UNTILLA (SATĂLITE)</text:p>
          </table:table-cell>
          <table:table-cell office:value-type="string" calcext:value-type="string">
            <text:p>Z05091602</text:p>
          </table:table-cell>
          <table:table-cell office:value-type="string" calcext:value-type="string">
            <text:p>Z050915</text:p>
          </table:table-cell>
          <table:table-cell office:value-type="string" calcext:value-type="string">
            <text:p>"-2.1000207"</text:p>
          </table:table-cell>
          <table:table-cell office:value-type="string" calcext:value-type="string">
            <text:p>"-79.9141308"</text:p>
          </table:table-cell>
          <table:table-cell table:number-columns-repeated="2"/>
          <table:table-cell office:value-type="string" calcext:value-type="string">
            <text:p>{"Ubication":{"id":1002,"created_at":"43768,6659722222","updated_at":"43768,6659722222","name":"LA PUNTILLA (SATĂLITE)","code":"Z05091602","father_code":"Z050915","gmap_reference_latitude":"-2.1000207","gmap_reference_longitude":"-79.9141308","acronym":""},"attach":[]},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IFA</text:p>
          </table:table-cell>
          <table:table-cell office:value-type="string" calcext:value-type="string">
            <text:p>Z05091651</text:p>
          </table:table-cell>
          <table:table-cell office:value-type="string" calcext:value-type="string">
            <text:p>Z050915</text:p>
          </table:table-cell>
          <table:table-cell office:value-type="string" calcext:value-type="string">
            <text:p>"-1.9676458"</text:p>
          </table:table-cell>
          <table:table-cell office:value-type="string" calcext:value-type="string">
            <text:p>"-79.8776445"</text:p>
          </table:table-cell>
          <table:table-cell table:number-columns-repeated="2"/>
          <table:table-cell office:value-type="string" calcext:value-type="string">
            <text:p>{"Ubication":{"id":1003,"created_at":"43768,6659722222","updated_at":"43768,6659722222","name":"TARIFA","code":"Z05091651","father_code":"Z050915","gmap_reference_latitude":"-1.9676458","gmap_reference_longitude":"-79.8776445","acronym":""},"attach":[]},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LUCĂA</text:p>
          </table:table-cell>
          <table:table-cell office:value-type="string" calcext:value-type="string">
            <text:p>Z050918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7139548"</text:p>
          </table:table-cell>
          <table:table-cell office:value-type="string" calcext:value-type="string">
            <text:p>"-79.9944162"</text:p>
          </table:table-cell>
          <table:table-cell office:value-type="string" calcext:value-type="string">
            <text:p>SLU</text:p>
          </table:table-cell>
          <table:table-cell/>
          <table:table-cell office:value-type="string" calcext:value-type="string">
            <text:p>{"Ubication":{"id":1004,"created_at":"43768,6659722222","updated_at":"43768,6659722222","name":"SANTA LUCĂA","code":"Z050918","father_code":"Z0509","gmap_reference_latitude":"-1.7139548","gmap_reference_longitude":"-79.9944162","acronym":"SLU"},"attach":[]},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LUCĂA</text:p>
          </table:table-cell>
          <table:table-cell office:value-type="string" calcext:value-type="string">
            <text:p>Z05091850</text:p>
          </table:table-cell>
          <table:table-cell office:value-type="string" calcext:value-type="string">
            <text:p>Z050916</text:p>
          </table:table-cell>
          <table:table-cell office:value-type="string" calcext:value-type="string">
            <text:p>"-1.7139548"</text:p>
          </table:table-cell>
          <table:table-cell office:value-type="string" calcext:value-type="string">
            <text:p>"-79.9944162"</text:p>
          </table:table-cell>
          <table:table-cell table:number-columns-repeated="2"/>
          <table:table-cell office:value-type="string" calcext:value-type="string">
            <text:p>{"Ubication":{"id":1005,"created_at":"43768,6659722222","updated_at":"43768,6659722222","name":"SANTA LUCĂA","code":"Z05091850","father_code":"Z050916","gmap_reference_latitude":"-1.7139548","gmap_reference_longitude":"-79.9944162","acronym":""},"attach":[]},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ITRE</text:p>
          </table:table-cell>
          <table:table-cell office:value-type="string" calcext:value-type="string">
            <text:p>Z050919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472493"</text:p>
          </table:table-cell>
          <table:table-cell office:value-type="string" calcext:value-type="string">
            <text:p>"-79.8656283"</text:p>
          </table:table-cell>
          <table:table-cell office:value-type="string" calcext:value-type="string">
            <text:p>SAL</text:p>
          </table:table-cell>
          <table:table-cell/>
          <table:table-cell office:value-type="string" calcext:value-type="string">
            <text:p>{"Ubication":{"id":1006,"created_at":"43768,6659722222","updated_at":"43768,6659722222","name":"SALITRE","code":"Z050919","father_code":"Z0509","gmap_reference_latitude":"-1.8472493","gmap_reference_longitude":"-79.8656283","acronym":"SAL"},"attach":[]},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SALITRE (LAS RAMAS)</text:p>
          </table:table-cell>
          <table:table-cell office:value-type="string" calcext:value-type="string">
            <text:p>Z05091950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472493"</text:p>
          </table:table-cell>
          <table:table-cell office:value-type="string" calcext:value-type="string">
            <text:p>"-79.8656283"</text:p>
          </table:table-cell>
          <table:table-cell table:number-columns-repeated="2"/>
          <table:table-cell office:value-type="string" calcext:value-type="string">
            <text:p>{"Ubication":{"id":1007,"created_at":"43768,6659722222","updated_at":"43768,6659722222","name":"EL SALITRE (LAS RAMAS)","code":"Z05091950","father_code":"Z050917","gmap_reference_latitude":"-1.8472493","gmap_reference_longitude":"-79.8656283","acronym":""},"attach":[]},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CANA</text:p>
          </table:table-cell>
          <table:table-cell office:value-type="string" calcext:value-type="string">
            <text:p>Z05091901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292959"</text:p>
          </table:table-cell>
          <table:table-cell office:value-type="string" calcext:value-type="string">
            <text:p>"-79.8260877"</text:p>
          </table:table-cell>
          <table:table-cell table:number-columns-repeated="2"/>
          <table:table-cell office:value-type="string" calcext:value-type="string">
            <text:p>{"Ubication":{"id":1008,"created_at":"43768,6659722222","updated_at":"43768,6659722222","name":"BOCANA","code":"Z05091901","father_code":"Z050917","gmap_reference_latitude":"-1.8292959","gmap_reference_longitude":"-79.8260877","acronym":""},"attach":[]},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DILEJOS</text:p>
          </table:table-cell>
          <table:table-cell office:value-type="string" calcext:value-type="string">
            <text:p>Z05091902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07879"</text:p>
          </table:table-cell>
          <table:table-cell office:value-type="string" calcext:value-type="string">
            <text:p>"-79.8318851"</text:p>
          </table:table-cell>
          <table:table-cell table:number-columns-repeated="2"/>
          <table:table-cell office:value-type="string" calcext:value-type="string">
            <text:p>{"Ubication":{"id":1009,"created_at":"43768,6659722222","updated_at":"43768,6659722222","name":"CANDILEJOS","code":"Z05091902","father_code":"Z050917","gmap_reference_latitude":"-1.807879","gmap_reference_longitude":"-79.8318851","acronym":""},"attach":[]},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05091903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472493"</text:p>
          </table:table-cell>
          <table:table-cell office:value-type="string" calcext:value-type="string">
            <text:p>"-79.8656283"</text:p>
          </table:table-cell>
          <table:table-cell table:number-columns-repeated="2"/>
          <table:table-cell office:value-type="string" calcext:value-type="string">
            <text:p>{"Ubication":{"id":1010,"created_at":"43768,6659722222","updated_at":"43768,6659722222","name":"CENTRAL","code":"Z05091903","father_code":"Z050917","gmap_reference_latitude":"-1.8472493","gmap_reference_longitude":"-79.8656283","acronym":""},"attach":[]},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RAĂSO</text:p>
          </table:table-cell>
          <table:table-cell office:value-type="string" calcext:value-type="string">
            <text:p>Z05091904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472275"</text:p>
          </table:table-cell>
          <table:table-cell office:value-type="string" calcext:value-type="string">
            <text:p>"-80.3681088"</text:p>
          </table:table-cell>
          <table:table-cell table:number-columns-repeated="2"/>
          <table:table-cell office:value-type="string" calcext:value-type="string">
            <text:p>{"Ubication":{"id":1011,"created_at":"43768,6659722222","updated_at":"43768,6659722222","name":"PARAĂSO","code":"Z05091904","father_code":"Z050917","gmap_reference_latitude":"-1.8472275","gmap_reference_longitude":"-80.3681088","acronym":""},"attach":[]},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Z05091905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0.9736862"</text:p>
          </table:table-cell>
          <table:table-cell office:value-type="string" calcext:value-type="string">
            <text:p>"-80.6988018"</text:p>
          </table:table-cell>
          <table:table-cell table:number-columns-repeated="2"/>
          <table:table-cell office:value-type="string" calcext:value-type="string">
            <text:p>{"Ubication":{"id":1012,"created_at":"43768,6659722222","updated_at":"43768,6659722222","name":"SAN MATEO","code":"Z05091905","father_code":"Z050917","gmap_reference_latitude":"-0.9736862","gmap_reference_longitude":"-80.6988018","acronym":""},"attach":[]},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VERNAZA (DOS ESTEROS)</text:p>
          </table:table-cell>
          <table:table-cell office:value-type="string" calcext:value-type="string">
            <text:p>Z05091951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472493"</text:p>
          </table:table-cell>
          <table:table-cell office:value-type="string" calcext:value-type="string">
            <text:p>"-79.8656283"</text:p>
          </table:table-cell>
          <table:table-cell table:number-columns-repeated="2"/>
          <table:table-cell office:value-type="string" calcext:value-type="string">
            <text:p>{"Ubication":{"id":1013,"created_at":"43768,6659722222","updated_at":"43768,6659722222","name":"GENERAL VERNAZA (DOS ESTEROS)","code":"Z05091951","father_code":"Z050917","gmap_reference_latitude":"-1.8472493","gmap_reference_longitude":"-79.8656283","acronym":""},"attach":[]},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VICTORIA (ĂAUZA)</text:p>
          </table:table-cell>
          <table:table-cell office:value-type="string" calcext:value-type="string">
            <text:p>Z05091952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8472493"</text:p>
          </table:table-cell>
          <table:table-cell office:value-type="string" calcext:value-type="string">
            <text:p>"-79.8656283"</text:p>
          </table:table-cell>
          <table:table-cell table:number-columns-repeated="2"/>
          <table:table-cell office:value-type="string" calcext:value-type="string">
            <text:p>{"Ubication":{"id":1014,"created_at":"43768,6659722222","updated_at":"43768,6659722222","name":"LA VICTORIA (ĂAUZA)","code":"Z05091952","father_code":"Z050917","gmap_reference_latitude":"-1.8472493","gmap_reference_longitude":"-79.8656283","acronym":""},"attach":[]},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NQUILLAL</text:p>
          </table:table-cell>
          <table:table-cell office:value-type="string" calcext:value-type="string">
            <text:p>Z05091953</text:p>
          </table:table-cell>
          <table:table-cell office:value-type="string" calcext:value-type="string">
            <text:p>Z050917</text:p>
          </table:table-cell>
          <table:table-cell office:value-type="string" calcext:value-type="string">
            <text:p>"-1.7165876"</text:p>
          </table:table-cell>
          <table:table-cell office:value-type="string" calcext:value-type="string">
            <text:p>"-79.8750258"</text:p>
          </table:table-cell>
          <table:table-cell table:number-columns-repeated="2"/>
          <table:table-cell office:value-type="string" calcext:value-type="string">
            <text:p>{"Ubication":{"id":1015,"created_at":"43768,6659722222","updated_at":"43768,6659722222","name":"JUNQUILLAL","code":"Z05091953","father_code":"Z050917","gmap_reference_latitude":"-1.7165876","gmap_reference_longitude":"-79.8750258","acronym":""},"attach":[]},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Z050920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0988391"</text:p>
          </table:table-cell>
          <table:table-cell office:value-type="string" calcext:value-type="string">
            <text:p>"-79.6937164"</text:p>
          </table:table-cell>
          <table:table-cell office:value-type="string" calcext:value-type="string">
            <text:p>SJY</text:p>
          </table:table-cell>
          <table:table-cell/>
          <table:table-cell office:value-type="string" calcext:value-type="string">
            <text:p>{"Ubication":{"id":1016,"created_at":"43768,6659722222","updated_at":"43768,6659722222","name":"SAN JACINTO DE YAGUACHI","code":"Z050920","father_code":"Z0509","gmap_reference_latitude":"-2.0988391","gmap_reference_longitude":"-79.6937164","acronym":"SJY"},"attach":[]},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 DE YAGUACHI</text:p>
          </table:table-cell>
          <table:table-cell office:value-type="string" calcext:value-type="string">
            <text:p>Z05092050</text:p>
          </table:table-cell>
          <table:table-cell office:value-type="string" calcext:value-type="string">
            <text:p>Z050918</text:p>
          </table:table-cell>
          <table:table-cell office:value-type="string" calcext:value-type="string">
            <text:p>"-2.0988391"</text:p>
          </table:table-cell>
          <table:table-cell office:value-type="string" calcext:value-type="string">
            <text:p>"-79.6937164"</text:p>
          </table:table-cell>
          <table:table-cell table:number-columns-repeated="2"/>
          <table:table-cell office:value-type="string" calcext:value-type="string">
            <text:p>{"Ubication":{"id":1017,"created_at":"43768,6659722222","updated_at":"43768,6659722222","name":"SAN JACINTO DE YAGUACHI","code":"Z05092050","father_code":"Z050918","gmap_reference_latitude":"-2.0988391","gmap_reference_longitude":"-79.6937164","acronym":""},"attach":[]},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PEDRO J. MONTERO (BOLICHE)</text:p>
          </table:table-cell>
          <table:table-cell office:value-type="string" calcext:value-type="string">
            <text:p>Z05092053</text:p>
          </table:table-cell>
          <table:table-cell office:value-type="string" calcext:value-type="string">
            <text:p>Z050918</text:p>
          </table:table-cell>
          <table:table-cell office:value-type="string" calcext:value-type="string">
            <text:p>"-2.2675939"</text:p>
          </table:table-cell>
          <table:table-cell office:value-type="string" calcext:value-type="string">
            <text:p>"-79.6454192"</text:p>
          </table:table-cell>
          <table:table-cell table:number-columns-repeated="2"/>
          <table:table-cell office:value-type="string" calcext:value-type="string">
            <text:p>{"Ubication":{"id":1018,"created_at":"43768,6659722222","updated_at":"43768,6659722222","name":"GENERAL PEDRO J. MONTERO (BOLICHE)","code":"Z05092053","father_code":"Z050918","gmap_reference_latitude":"-2.2675939","gmap_reference_longitude":"-79.6454192","acronym":""},"attach":[]},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GUACHI VIEJO (CONE)</text:p>
          </table:table-cell>
          <table:table-cell office:value-type="string" calcext:value-type="string">
            <text:p>Z05092055</text:p>
          </table:table-cell>
          <table:table-cell office:value-type="string" calcext:value-type="string">
            <text:p>Z050918</text:p>
          </table:table-cell>
          <table:table-cell office:value-type="string" calcext:value-type="string">
            <text:p>"-2.1827916"</text:p>
          </table:table-cell>
          <table:table-cell office:value-type="string" calcext:value-type="string">
            <text:p>"-79.8055248"</text:p>
          </table:table-cell>
          <table:table-cell table:number-columns-repeated="2"/>
          <table:table-cell office:value-type="string" calcext:value-type="string">
            <text:p>{"Ubication":{"id":1019,"created_at":"43768,6659722222","updated_at":"43768,6659722222","name":"YAGUACHI VIEJO (CONE)","code":"Z05092055","father_code":"Z050918","gmap_reference_latitude":"-2.1827916","gmap_reference_longitude":"-79.8055248","acronym":""},"attach":[]},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RGEN DE FATIMA</text:p>
          </table:table-cell>
          <table:table-cell office:value-type="string" calcext:value-type="string">
            <text:p>Z05092056</text:p>
          </table:table-cell>
          <table:table-cell office:value-type="string" calcext:value-type="string">
            <text:p>Z050918</text:p>
          </table:table-cell>
          <table:table-cell office:value-type="string" calcext:value-type="string">
            <text:p>"-2.2448537"</text:p>
          </table:table-cell>
          <table:table-cell office:value-type="string" calcext:value-type="string">
            <text:p>"-79.6518873"</text:p>
          </table:table-cell>
          <table:table-cell table:number-columns-repeated="2"/>
          <table:table-cell office:value-type="string" calcext:value-type="string">
            <text:p>{"Ubication":{"id":1020,"created_at":"43768,6659722222","updated_at":"43768,6659722222","name":"VIRGEN DE FATIMA","code":"Z05092056","father_code":"Z050918","gmap_reference_latitude":"-2.2448537","gmap_reference_longitude":"-79.6518873","acronym":""},"attach":[]},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LAYAS</text:p>
          </table:table-cell>
          <table:table-cell office:value-type="string" calcext:value-type="string">
            <text:p>Z050921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6370309"</text:p>
          </table:table-cell>
          <table:table-cell office:value-type="string" calcext:value-type="string">
            <text:p>"-80.4230986"</text:p>
          </table:table-cell>
          <table:table-cell office:value-type="string" calcext:value-type="string">
            <text:p>PLY</text:p>
          </table:table-cell>
          <table:table-cell/>
          <table:table-cell office:value-type="string" calcext:value-type="string">
            <text:p>{"Ubication":{"id":1021,"created_at":"43768,6659722222","updated_at":"43768,6659722222","name":"PLAYAS","code":"Z050921","father_code":"Z0509","gmap_reference_latitude":"-2.6370309","gmap_reference_longitude":"-80.4230986","acronym":"PLY"},"attach":[]},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VILLAMIL (PLAYAS)</text:p>
          </table:table-cell>
          <table:table-cell office:value-type="string" calcext:value-type="string">
            <text:p>Z05092150</text:p>
          </table:table-cell>
          <table:table-cell office:value-type="string" calcext:value-type="string">
            <text:p>Z050919</text:p>
          </table:table-cell>
          <table:table-cell office:value-type="string" calcext:value-type="string">
            <text:p>"-2.6370309"</text:p>
          </table:table-cell>
          <table:table-cell office:value-type="string" calcext:value-type="string">
            <text:p>"-80.4230986"</text:p>
          </table:table-cell>
          <table:table-cell table:number-columns-repeated="2"/>
          <table:table-cell office:value-type="string" calcext:value-type="string">
            <text:p>{"Ubication":{"id":1022,"created_at":"43768,6659722222","updated_at":"43768,6659722222","name":"GENERAL VILLAMIL (PLAYAS)","code":"Z05092150","father_code":"Z050919","gmap_reference_latitude":"-2.6370309","gmap_reference_longitude":"-80.4230986","acronym":""},"attach":[]},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BOLĂVAR</text:p>
          </table:table-cell>
          <table:table-cell office:value-type="string" calcext:value-type="string">
            <text:p>Z050922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0564759"</text:p>
          </table:table-cell>
          <table:table-cell office:value-type="string" calcext:value-type="string">
            <text:p>"-80.450889"</text:p>
          </table:table-cell>
          <table:table-cell office:value-type="string" calcext:value-type="string">
            <text:p>SBL</text:p>
          </table:table-cell>
          <table:table-cell/>
          <table:table-cell office:value-type="string" calcext:value-type="string">
            <text:p>{"Ubication":{"id":1023,"created_at":"43768,6659722222","updated_at":"43768,6659722222","name":"SIMĂN BOLĂVAR","code":"Z050922","father_code":"Z0509","gmap_reference_latitude":"-1.0564759","gmap_reference_longitude":"-80.450889","acronym":"SBL"},"attach":[]},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BOLĂVAR</text:p>
          </table:table-cell>
          <table:table-cell office:value-type="string" calcext:value-type="string">
            <text:p>Z05092250</text:p>
          </table:table-cell>
          <table:table-cell office:value-type="string" calcext:value-type="string">
            <text:p>Z050920</text:p>
          </table:table-cell>
          <table:table-cell office:value-type="string" calcext:value-type="string">
            <text:p>"-1.0564759"</text:p>
          </table:table-cell>
          <table:table-cell office:value-type="string" calcext:value-type="string">
            <text:p>"-80.450889"</text:p>
          </table:table-cell>
          <table:table-cell table:number-columns-repeated="2"/>
          <table:table-cell office:value-type="string" calcext:value-type="string">
            <text:p>{"Ubication":{"id":1024,"created_at":"43768,6659722222","updated_at":"43768,6659722222","name":"SIMĂN BOLĂVAR","code":"Z05092250","father_code":"Z050920","gmap_reference_latitude":"-1.0564759","gmap_reference_longitude":"-80.450889","acronym":""},"attach":[]},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RONEL LORENZO DE GARAYCOA (PEDREGAL)</text:p>
          </table:table-cell>
          <table:table-cell office:value-type="string" calcext:value-type="string">
            <text:p>Z05092251</text:p>
          </table:table-cell>
          <table:table-cell office:value-type="string" calcext:value-type="string">
            <text:p>Z050920</text:p>
          </table:table-cell>
          <table:table-cell office:value-type="string" calcext:value-type="string">
            <text:p>"-2.199506"</text:p>
          </table:table-cell>
          <table:table-cell office:value-type="string" calcext:value-type="string">
            <text:p>"-79.8902396"</text:p>
          </table:table-cell>
          <table:table-cell table:number-columns-repeated="2"/>
          <table:table-cell office:value-type="string" calcext:value-type="string">
            <text:p>{"Ubication":{"id":1025,"created_at":"43768,6659722222","updated_at":"43768,6659722222","name":"CORONEL LORENZO DE GARAYCOA (PEDREGAL)","code":"Z05092251","father_code":"Z050920","gmap_reference_latitude":"-2.199506","gmap_reference_longitude":"-79.8902396","acronym":""},"attach":[]},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RONEL MARCELINO MARIDUEĂA</text:p>
          </table:table-cell>
          <table:table-cell office:value-type="string" calcext:value-type="string">
            <text:p>Z050923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2365151"</text:p>
          </table:table-cell>
          <table:table-cell office:value-type="string" calcext:value-type="string">
            <text:p>"-79.5265252"</text:p>
          </table:table-cell>
          <table:table-cell office:value-type="string" calcext:value-type="string">
            <text:p>CMM</text:p>
          </table:table-cell>
          <table:table-cell/>
          <table:table-cell office:value-type="string" calcext:value-type="string">
            <text:p>{"Ubication":{"id":1026,"created_at":"43768,6659722222","updated_at":"43768,6659722222","name":"CORONEL MARCELINO MARIDUEĂA","code":"Z050923","father_code":"Z0509","gmap_reference_latitude":"-2.2365151","gmap_reference_longitude":"-79.5265252","acronym":"CMM"},"attach":[]},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RONEL MARCELINO MARIDUEĂA (SAN CARLOS)</text:p>
          </table:table-cell>
          <table:table-cell office:value-type="string" calcext:value-type="string">
            <text:p>Z05092350</text:p>
          </table:table-cell>
          <table:table-cell office:value-type="string" calcext:value-type="string">
            <text:p>Z050921</text:p>
          </table:table-cell>
          <table:table-cell office:value-type="string" calcext:value-type="string">
            <text:p>"-2.2365151"</text:p>
          </table:table-cell>
          <table:table-cell office:value-type="string" calcext:value-type="string">
            <text:p>"-79.5265252"</text:p>
          </table:table-cell>
          <table:table-cell table:number-columns-repeated="2"/>
          <table:table-cell office:value-type="string" calcext:value-type="string">
            <text:p>{"Ubication":{"id":1027,"created_at":"43768,6659722222","updated_at":"43768,6659722222","name":"CORONEL MARCELINO MARIDUEĂA (SAN CARLOS)","code":"Z05092350","father_code":"Z050921","gmap_reference_latitude":"-2.2365151","gmap_reference_longitude":"-79.5265252","acronym":""},"attach":[]},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MAS DE SARGENTILLO</text:p>
          </table:table-cell>
          <table:table-cell office:value-type="string" calcext:value-type="string">
            <text:p>Z050924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748156"</text:p>
          </table:table-cell>
          <table:table-cell office:value-type="string" calcext:value-type="string">
            <text:p>"-80.1056146"</text:p>
          </table:table-cell>
          <table:table-cell office:value-type="string" calcext:value-type="string">
            <text:p>LDS</text:p>
          </table:table-cell>
          <table:table-cell/>
          <table:table-cell office:value-type="string" calcext:value-type="string">
            <text:p>{"Ubication":{"id":1028,"created_at":"43768,6659722222","updated_at":"43768,6659722222","name":"LOMAS DE SARGENTILLO","code":"Z050924","father_code":"Z0509","gmap_reference_latitude":"-1.8748156","gmap_reference_longitude":"-80.1056146","acronym":"LDS"},"attach":[]},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MAS DE SARGENTILLO</text:p>
          </table:table-cell>
          <table:table-cell office:value-type="string" calcext:value-type="string">
            <text:p>Z05092450</text:p>
          </table:table-cell>
          <table:table-cell office:value-type="string" calcext:value-type="string">
            <text:p>Z050922</text:p>
          </table:table-cell>
          <table:table-cell office:value-type="string" calcext:value-type="string">
            <text:p>"-1.8748156"</text:p>
          </table:table-cell>
          <table:table-cell office:value-type="string" calcext:value-type="string">
            <text:p>"-80.1056146"</text:p>
          </table:table-cell>
          <table:table-cell table:number-columns-repeated="2"/>
          <table:table-cell office:value-type="string" calcext:value-type="string">
            <text:p>{"Ubication":{"id":1029,"created_at":"43768,6659722222","updated_at":"43768,6659722222","name":"LOMAS DE SARGENTILLO","code":"Z05092450","father_code":"Z050922","gmap_reference_latitude":"-1.8748156","gmap_reference_longitude":"-80.1056146","acronym":""},"attach":[]},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OBOL</text:p>
          </table:table-cell>
          <table:table-cell office:value-type="string" calcext:value-type="string">
            <text:p>Z050925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9158559"</text:p>
          </table:table-cell>
          <table:table-cell office:value-type="string" calcext:value-type="string">
            <text:p>"-80.0208093"</text:p>
          </table:table-cell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{"Ubication":{"id":1030,"created_at":"43768,6659722222","updated_at":"43768,6659722222","name":"NOBOL","code":"Z050925","father_code":"Z0509","gmap_reference_latitude":"-1.9158559","gmap_reference_longitude":"-80.0208093","acronym":"NBL"},"attach":[]},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RCISA DE JESUS</text:p>
          </table:table-cell>
          <table:table-cell office:value-type="string" calcext:value-type="string">
            <text:p>Z05092550</text:p>
          </table:table-cell>
          <table:table-cell office:value-type="string" calcext:value-type="string">
            <text:p>Z050923</text:p>
          </table:table-cell>
          <table:table-cell office:value-type="string" calcext:value-type="string">
            <text:p>"-1.9158559"</text:p>
          </table:table-cell>
          <table:table-cell office:value-type="string" calcext:value-type="string">
            <text:p>"-80.0208093"</text:p>
          </table:table-cell>
          <table:table-cell table:number-columns-repeated="2"/>
          <table:table-cell office:value-type="string" calcext:value-type="string">
            <text:p>{"Ubication":{"id":1031,"created_at":"43768,6659722222","updated_at":"43768,6659722222","name":"NARCISA DE JESUS","code":"Z05092550","father_code":"Z050923","gmap_reference_latitude":"-1.9158559","gmap_reference_longitude":"-80.0208093","acronym":""},"attach":[]},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<text:s/>ANTONIO ELIZALDE</text:p>
          </table:table-cell>
          <table:table-cell office:value-type="string" calcext:value-type="string">
            <text:p>Z050927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2.1754132"</text:p>
          </table:table-cell>
          <table:table-cell office:value-type="string" calcext:value-type="string">
            <text:p>"-79.2339144"</text:p>
          </table:table-cell>
          <table:table-cell office:value-type="string" calcext:value-type="string">
            <text:p>GAE</text:p>
          </table:table-cell>
          <table:table-cell/>
          <table:table-cell office:value-type="string" calcext:value-type="string">
            <text:p>{"Ubication":{"id":1032,"created_at":"43768,6659722222","updated_at":"43768,6659722222","name":"GENERAL <text:s/>ANTONIO ELIZALDE","code":"Z050927","father_code":"Z0509","gmap_reference_latitude":"-2.1754132","gmap_reference_longitude":"-79.2339144","acronym":"GAE"},"attach":[]},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ANTONIO ELIZALDE (BUCAY)</text:p>
          </table:table-cell>
          <table:table-cell office:value-type="string" calcext:value-type="string">
            <text:p>Z05092750</text:p>
          </table:table-cell>
          <table:table-cell office:value-type="string" calcext:value-type="string">
            <text:p>Z050924</text:p>
          </table:table-cell>
          <table:table-cell office:value-type="string" calcext:value-type="string">
            <text:p>"-2.1754132"</text:p>
          </table:table-cell>
          <table:table-cell office:value-type="string" calcext:value-type="string">
            <text:p>"-79.2339144"</text:p>
          </table:table-cell>
          <table:table-cell table:number-columns-repeated="2"/>
          <table:table-cell office:value-type="string" calcext:value-type="string">
            <text:p>{"Ubication":{"id":1033,"created_at":"43768,6659722222","updated_at":"43768,6659722222","name":"GENERAL ANTONIO ELIZALDE (BUCAY)","code":"Z05092750","father_code":"Z050924","gmap_reference_latitude":"-2.1754132","gmap_reference_longitude":"-79.2339144","acronym":""},"attach":[]},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SIDRO AYORA</text:p>
          </table:table-cell>
          <table:table-cell office:value-type="string" calcext:value-type="string">
            <text:p>Z050928</text:p>
          </table:table-cell>
          <table:table-cell office:value-type="string" calcext:value-type="string">
            <text:p>Z0509</text:p>
          </table:table-cell>
          <table:table-cell office:value-type="string" calcext:value-type="string">
            <text:p>"-1.8826147"</text:p>
          </table:table-cell>
          <table:table-cell office:value-type="string" calcext:value-type="string">
            <text:p>"-80.1537609"</text:p>
          </table:table-cell>
          <table:table-cell office:value-type="string" calcext:value-type="string">
            <text:p>AYO</text:p>
          </table:table-cell>
          <table:table-cell/>
          <table:table-cell office:value-type="string" calcext:value-type="string">
            <text:p>{"Ubication":{"id":1034,"created_at":"43768,6659722222","updated_at":"43768,6659722222","name":"ISIDRO AYORA","code":"Z050928","father_code":"Z0509","gmap_reference_latitude":"-1.8826147","gmap_reference_longitude":"-80.1537609","acronym":"AYO"},"attach":[]},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SIDRO AYORA</text:p>
          </table:table-cell>
          <table:table-cell office:value-type="string" calcext:value-type="string">
            <text:p>Z05092850</text:p>
          </table:table-cell>
          <table:table-cell office:value-type="string" calcext:value-type="string">
            <text:p>Z050925</text:p>
          </table:table-cell>
          <table:table-cell office:value-type="string" calcext:value-type="string">
            <text:p>"-1.8826147"</text:p>
          </table:table-cell>
          <table:table-cell office:value-type="string" calcext:value-type="string">
            <text:p>"-80.1537609"</text:p>
          </table:table-cell>
          <table:table-cell table:number-columns-repeated="2"/>
          <table:table-cell office:value-type="string" calcext:value-type="string">
            <text:p>{"Ubication":{"id":1035,"created_at":"43768,6659722222","updated_at":"43768,6659722222","name":"ISIDRO AYORA","code":"Z05092850","father_code":"Z050925","gmap_reference_latitude":"-1.8826147","gmap_reference_longitude":"-80.1537609","acronym":""},"attach":[]},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6 - AUSTRO: AZUAY: Cuenca</text:p>
          </table:table-cell>
          <table:table-cell office:value-type="string" calcext:value-type="string">
            <text:p>Z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036,"created_at":"43768,6659722222","updated_at":"43768,6659722222","name":"ZONA DE PLANIFICACIĂN 6 - AUSTRO: AZUAY: Cuenca","code":"Z06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ZUAY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Z06</text:p>
          </table:table-cell>
          <table:table-cell office:value-type="string" calcext:value-type="string">
            <text:p>"-3.0632161"</text:p>
          </table:table-cell>
          <table:table-cell office:value-type="string" calcext:value-type="string">
            <text:p>"-79.65346"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"Ubication":{"id":1037,"created_at":"43768,6659722222","updated_at":"43768,6659722222","name":"AZUAY","code":"Z0601","father_code":"Z06","gmap_reference_latitude":"-3.0632161","gmap_reference_longitude":"-79.65346","acronym":"A"},"attach":[]},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8922671"</text:p>
          </table:table-cell>
          <table:table-cell office:value-type="string" calcext:value-type="string">
            <text:p>"-79.0594216"</text:p>
          </table:table-cell>
          <table:table-cell office:value-type="string" calcext:value-type="string">
            <text:p>CUE</text:p>
          </table:table-cell>
          <table:table-cell/>
          <table:table-cell office:value-type="string" calcext:value-type="string">
            <text:p>{"Ubication":{"id":1038,"created_at":"43768,6659722222","updated_at":"43768,6659722222","name":"CUENCA","code":"Z060101","father_code":"Z0601","gmap_reference_latitude":"-2.8922671","gmap_reference_longitude":"-79.0594216","acronym":"CUE"},"attach":[]},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ENCA</text:p>
          </table:table-cell>
          <table:table-cell office:value-type="string" calcext:value-type="string">
            <text:p>Z06010150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8922671"</text:p>
          </table:table-cell>
          <table:table-cell office:value-type="string" calcext:value-type="string">
            <text:p>"-79.0594216"</text:p>
          </table:table-cell>
          <table:table-cell table:number-columns-repeated="2"/>
          <table:table-cell office:value-type="string" calcext:value-type="string">
            <text:p>{"Ubication":{"id":1039,"created_at":"43768,6659722222","updated_at":"43768,6659722222","name":"CUENCA","code":"Z06010150","father_code":"Z0601","gmap_reference_latitude":"-2.8922671","gmap_reference_longitude":"-79.0594216","acronym":""},"attach":[]},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Z06010101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1.3446389"</text:p>
          </table:table-cell>
          <table:table-cell office:value-type="string" calcext:value-type="string">
            <text:p>"-80.3095937"</text:p>
          </table:table-cell>
          <table:table-cell table:number-columns-repeated="2"/>
          <table:table-cell office:value-type="string" calcext:value-type="string">
            <text:p>{"Ubication":{"id":1040,"created_at":"43768,6659722222","updated_at":"43768,6659722222","name":"BELLAVISTA","code":"Z06010101","father_code":"Z060101","gmap_reference_latitude":"-1.3446389","gmap_reference_longitude":"-80.3095937","acronym":""},"attach":[]},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ĂARIBAMBA</text:p>
          </table:table-cell>
          <table:table-cell office:value-type="string" calcext:value-type="string">
            <text:p>Z06010102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046553"</text:p>
          </table:table-cell>
          <table:table-cell office:value-type="string" calcext:value-type="string">
            <text:p>"-78.9985924"</text:p>
          </table:table-cell>
          <table:table-cell table:number-columns-repeated="2"/>
          <table:table-cell office:value-type="string" calcext:value-type="string">
            <text:p>{"Ubication":{"id":1041,"created_at":"43768,6659722222","updated_at":"43768,6659722222","name":"CAĂARIBAMBA","code":"Z06010102","father_code":"Z060101","gmap_reference_latitude":"-2.9046553","gmap_reference_longitude":"-78.9985924","acronym":""},"attach":[]},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BATĂN</text:p>
          </table:table-cell>
          <table:table-cell office:value-type="string" calcext:value-type="string">
            <text:p>Z06010103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97524"</text:p>
          </table:table-cell>
          <table:table-cell office:value-type="string" calcext:value-type="string">
            <text:p>"-79.0432835"</text:p>
          </table:table-cell>
          <table:table-cell table:number-columns-repeated="2"/>
          <table:table-cell office:value-type="string" calcext:value-type="string">
            <text:p>{"Ubication":{"id":1042,"created_at":"43768,6659722222","updated_at":"43768,6659722222","name":"EL BATĂN","code":"Z06010103","father_code":"Z060101","gmap_reference_latitude":"-2.897524","gmap_reference_longitude":"-79.0432835","acronym":""},"attach":[]},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SAGRARIO</text:p>
          </table:table-cell>
          <table:table-cell office:value-type="string" calcext:value-type="string">
            <text:p>Z06010104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916438"</text:p>
          </table:table-cell>
          <table:table-cell office:value-type="string" calcext:value-type="string">
            <text:p>"-79.0079189"</text:p>
          </table:table-cell>
          <table:table-cell table:number-columns-repeated="2"/>
          <table:table-cell office:value-type="string" calcext:value-type="string">
            <text:p>{"Ubication":{"id":1043,"created_at":"43768,6659722222","updated_at":"43768,6659722222","name":"EL SAGRARIO","code":"Z06010104","father_code":"Z060101","gmap_reference_latitude":"-2.8916438","gmap_reference_longitude":"-79.0079189","acronym":""},"attach":[]},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Z06010105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849638"</text:p>
          </table:table-cell>
          <table:table-cell office:value-type="string" calcext:value-type="string">
            <text:p>"-79.0044192"</text:p>
          </table:table-cell>
          <table:table-cell table:number-columns-repeated="2"/>
          <table:table-cell office:value-type="string" calcext:value-type="string">
            <text:p>{"Ubication":{"id":1044,"created_at":"43768,6659722222","updated_at":"43768,6659722222","name":"EL VECINO","code":"Z06010105","father_code":"Z060101","gmap_reference_latitude":"-2.8849638","gmap_reference_longitude":"-79.0044192","acronym":""},"attach":[]},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IL RAMĂREZ DĂVALOS</text:p>
          </table:table-cell>
          <table:table-cell office:value-type="string" calcext:value-type="string">
            <text:p>Z06010106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920606"</text:p>
          </table:table-cell>
          <table:table-cell office:value-type="string" calcext:value-type="string">
            <text:p>"-79.0246259"</text:p>
          </table:table-cell>
          <table:table-cell table:number-columns-repeated="2"/>
          <table:table-cell office:value-type="string" calcext:value-type="string">
            <text:p>{"Ubication":{"id":1045,"created_at":"43768,6659722222","updated_at":"43768,6659722222","name":"GIL RAMĂREZ DĂVALOS","code":"Z06010106","father_code":"Z060101","gmap_reference_latitude":"-2.8920606","gmap_reference_longitude":"-79.0246259","acronym":""},"attach":[]},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YNACĂPAC</text:p>
          </table:table-cell>
          <table:table-cell office:value-type="string" calcext:value-type="string">
            <text:p>Z06010107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149227"</text:p>
          </table:table-cell>
          <table:table-cell office:value-type="string" calcext:value-type="string">
            <text:p>"-79.0137125"</text:p>
          </table:table-cell>
          <table:table-cell table:number-columns-repeated="2"/>
          <table:table-cell office:value-type="string" calcext:value-type="string">
            <text:p>{"Ubication":{"id":1046,"created_at":"43768,6659722222","updated_at":"43768,6659722222","name":"HUAYNACĂPAC","code":"Z06010107","father_code":"Z060101","gmap_reference_latitude":"-2.9149227","gmap_reference_longitude":"-79.0137125","acronym":""},"attach":[]},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HĂNGARA</text:p>
          </table:table-cell>
          <table:table-cell office:value-type="string" calcext:value-type="string">
            <text:p>Z06010108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88524"</text:p>
          </table:table-cell>
          <table:table-cell office:value-type="string" calcext:value-type="string">
            <text:p>"-78.9726282"</text:p>
          </table:table-cell>
          <table:table-cell table:number-columns-repeated="2"/>
          <table:table-cell office:value-type="string" calcext:value-type="string">
            <text:p>{"Ubication":{"id":1047,"created_at":"43768,6659722222","updated_at":"43768,6659722222","name":"MACHĂNGARA","code":"Z06010108","father_code":"Z060101","gmap_reference_latitude":"-2.888524","gmap_reference_longitude":"-78.9726282","acronym":""},"attach":[]},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NAY</text:p>
          </table:table-cell>
          <table:table-cell office:value-type="string" calcext:value-type="string">
            <text:p>Z06010109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997428"</text:p>
          </table:table-cell>
          <table:table-cell office:value-type="string" calcext:value-type="string">
            <text:p>"-78.9901945"</text:p>
          </table:table-cell>
          <table:table-cell table:number-columns-repeated="2"/>
          <table:table-cell office:value-type="string" calcext:value-type="string">
            <text:p>{"Ubication":{"id":1048,"created_at":"43768,6659722222","updated_at":"43768,6659722222","name":"MONAY","code":"Z06010109","father_code":"Z060101","gmap_reference_latitude":"-2.8997428","gmap_reference_longitude":"-78.9901945","acronym":""},"attach":[]},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Z06010110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025127"</text:p>
          </table:table-cell>
          <table:table-cell office:value-type="string" calcext:value-type="string">
            <text:p>"-79.0088631"</text:p>
          </table:table-cell>
          <table:table-cell table:number-columns-repeated="2"/>
          <table:table-cell office:value-type="string" calcext:value-type="string">
            <text:p>{"Ubication":{"id":1049,"created_at":"43768,6659722222","updated_at":"43768,6659722222","name":"SAN BLAS","code":"Z06010110","father_code":"Z060101","gmap_reference_latitude":"-2.9025127","gmap_reference_longitude":"-79.0088631","acronym":""},"attach":[]},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EBASTIĂN</text:p>
          </table:table-cell>
          <table:table-cell office:value-type="string" calcext:value-type="string">
            <text:p>Z06010111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867658"</text:p>
          </table:table-cell>
          <table:table-cell office:value-type="string" calcext:value-type="string">
            <text:p>"-79.0468242"</text:p>
          </table:table-cell>
          <table:table-cell table:number-columns-repeated="2"/>
          <table:table-cell office:value-type="string" calcext:value-type="string">
            <text:p>{"Ubication":{"id":1050,"created_at":"43768,6659722222","updated_at":"43768,6659722222","name":"SAN SEBASTIĂN","code":"Z06010111","father_code":"Z060101","gmap_reference_latitude":"-2.8867658","gmap_reference_longitude":"-79.0468242","acronym":""},"attach":[]},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Z06010112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1.2762826"</text:p>
          </table:table-cell>
          <table:table-cell office:value-type="string" calcext:value-type="string">
            <text:p>"-80.4412081"</text:p>
          </table:table-cell>
          <table:table-cell table:number-columns-repeated="2"/>
          <table:table-cell office:value-type="string" calcext:value-type="string">
            <text:p>{"Ubication":{"id":1051,"created_at":"43768,6659722222","updated_at":"43768,6659722222","name":"SUCRE","code":"Z06010112","father_code":"Z060101","gmap_reference_latitude":"-1.2762826","gmap_reference_longitude":"-80.4412081","acronym":""},"attach":[]},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TORACOCHA </text:p>
          </table:table-cell>
          <table:table-cell office:value-type="string" calcext:value-type="string">
            <text:p>Z06010113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909645"</text:p>
          </table:table-cell>
          <table:table-cell office:value-type="string" calcext:value-type="string">
            <text:p>"-78.9964135"</text:p>
          </table:table-cell>
          <table:table-cell table:number-columns-repeated="2"/>
          <table:table-cell office:value-type="string" calcext:value-type="string">
            <text:p>{"Ubication":{"id":1052,"created_at":"43768,6659722222","updated_at":"43768,6659722222","name":"TOTORACOCHA ","code":"Z06010113","father_code":"Z060101","gmap_reference_latitude":"-2.8909645","gmap_reference_longitude":"-78.9964135","acronym":""},"attach":[]},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NUNCAY</text:p>
          </table:table-cell>
          <table:table-cell office:value-type="string" calcext:value-type="string">
            <text:p>Z06010114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164251"</text:p>
          </table:table-cell>
          <table:table-cell office:value-type="string" calcext:value-type="string">
            <text:p>"-79.0423568"</text:p>
          </table:table-cell>
          <table:table-cell table:number-columns-repeated="2"/>
          <table:table-cell office:value-type="string" calcext:value-type="string">
            <text:p>{"Ubication":{"id":1053,"created_at":"43768,6659722222","updated_at":"43768,6659722222","name":"YANUNCAY","code":"Z06010114","father_code":"Z060101","gmap_reference_latitude":"-2.9164251","gmap_reference_longitude":"-79.0423568","acronym":""},"attach":[]},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ERMANO MIGUEL</text:p>
          </table:table-cell>
          <table:table-cell office:value-type="string" calcext:value-type="string">
            <text:p>Z06010115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723199"</text:p>
          </table:table-cell>
          <table:table-cell office:value-type="string" calcext:value-type="string">
            <text:p>"-78.9985377"</text:p>
          </table:table-cell>
          <table:table-cell table:number-columns-repeated="2"/>
          <table:table-cell office:value-type="string" calcext:value-type="string">
            <text:p>{"Ubication":{"id":1054,"created_at":"43768,6659722222","updated_at":"43768,6659722222","name":"HERMANO MIGUEL","code":"Z06010115","father_code":"Z060101","gmap_reference_latitude":"-2.8723199","gmap_reference_longitude":"-78.9985377","acronym":""},"attach":[]},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ĂOS</text:p>
          </table:table-cell>
          <table:table-cell office:value-type="string" calcext:value-type="string">
            <text:p>Z06010151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234678"</text:p>
          </table:table-cell>
          <table:table-cell office:value-type="string" calcext:value-type="string">
            <text:p>"-79.0836107"</text:p>
          </table:table-cell>
          <table:table-cell table:number-columns-repeated="2"/>
          <table:table-cell office:value-type="string" calcext:value-type="string">
            <text:p>{"Ubication":{"id":1055,"created_at":"43768,6659722222","updated_at":"43768,6659722222","name":"BAĂOS","code":"Z06010151","father_code":"Z060101","gmap_reference_latitude":"-2.9234678","gmap_reference_longitude":"-79.0836107","acronym":""},"attach":[]},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MBE</text:p>
          </table:table-cell>
          <table:table-cell office:value-type="string" calcext:value-type="string">
            <text:p>Z06010152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3.0905494"</text:p>
          </table:table-cell>
          <table:table-cell office:value-type="string" calcext:value-type="string">
            <text:p>"-79.0474043"</text:p>
          </table:table-cell>
          <table:table-cell table:number-columns-repeated="2"/>
          <table:table-cell office:value-type="string" calcext:value-type="string">
            <text:p>{"Ubication":{"id":1056,"created_at":"43768,6659722222","updated_at":"43768,6659722222","name":"CUMBE","code":"Z06010152","father_code":"Z060101","gmap_reference_latitude":"-3.0905494","gmap_reference_longitude":"-79.0474043","acronym":""},"attach":[]},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UCHA</text:p>
          </table:table-cell>
          <table:table-cell office:value-type="string" calcext:value-type="string">
            <text:p>Z06010153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396739"</text:p>
          </table:table-cell>
          <table:table-cell office:value-type="string" calcext:value-type="string">
            <text:p>"-79.5368107"</text:p>
          </table:table-cell>
          <table:table-cell table:number-columns-repeated="2"/>
          <table:table-cell office:value-type="string" calcext:value-type="string">
            <text:p>{"Ubication":{"id":1057,"created_at":"43768,6659722222","updated_at":"43768,6659722222","name":"CHAUCHA","code":"Z06010153","father_code":"Z060101","gmap_reference_latitude":"-2.9396739","gmap_reference_longitude":"-79.5368107","acronym":""},"attach":[]},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ECA (JIDCAY)</text:p>
          </table:table-cell>
          <table:table-cell office:value-type="string" calcext:value-type="string">
            <text:p>Z06010154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7500576"</text:p>
          </table:table-cell>
          <table:table-cell office:value-type="string" calcext:value-type="string">
            <text:p>"-79.1000042"</text:p>
          </table:table-cell>
          <table:table-cell table:number-columns-repeated="2"/>
          <table:table-cell office:value-type="string" calcext:value-type="string">
            <text:p>{"Ubication":{"id":1058,"created_at":"43768,6659722222","updated_at":"43768,6659722222","name":"CHECA (JIDCAY)","code":"Z06010154","father_code":"Z060101","gmap_reference_latitude":"-2.7500576","gmap_reference_longitude":"-79.1000042","acronym":""},"attach":[]},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QUINTAD</text:p>
          </table:table-cell>
          <table:table-cell office:value-type="string" calcext:value-type="string">
            <text:p>Z06010155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135258"</text:p>
          </table:table-cell>
          <table:table-cell office:value-type="string" calcext:value-type="string">
            <text:p>"-79.0209807"</text:p>
          </table:table-cell>
          <table:table-cell table:number-columns-repeated="2"/>
          <table:table-cell office:value-type="string" calcext:value-type="string">
            <text:p>{"Ubication":{"id":1059,"created_at":"43768,6659722222","updated_at":"43768,6659722222","name":"CHIQUINTAD","code":"Z06010155","father_code":"Z060101","gmap_reference_latitude":"-2.8135258","gmap_reference_longitude":"-79.0209807","acronym":""},"attach":[]},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LACAO</text:p>
          </table:table-cell>
          <table:table-cell office:value-type="string" calcext:value-type="string">
            <text:p>Z06010156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400178"</text:p>
          </table:table-cell>
          <table:table-cell office:value-type="string" calcext:value-type="string">
            <text:p>"-78.951582"</text:p>
          </table:table-cell>
          <table:table-cell table:number-columns-repeated="2"/>
          <table:table-cell office:value-type="string" calcext:value-type="string">
            <text:p>{"Ubication":{"id":1060,"created_at":"43768,6659722222","updated_at":"43768,6659722222","name":"LLACAO","code":"Z06010156","father_code":"Z060101","gmap_reference_latitude":"-2.8400178","gmap_reference_longitude":"-78.951582","acronym":""},"attach":[]},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LLETURO</text:p>
          </table:table-cell>
          <table:table-cell office:value-type="string" calcext:value-type="string">
            <text:p>Z06010157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012223"</text:p>
          </table:table-cell>
          <table:table-cell office:value-type="string" calcext:value-type="string">
            <text:p>"-79.0460779"</text:p>
          </table:table-cell>
          <table:table-cell table:number-columns-repeated="2"/>
          <table:table-cell office:value-type="string" calcext:value-type="string">
            <text:p>{"Ubication":{"id":1061,"created_at":"43768,6659722222","updated_at":"43768,6659722222","name":"MOLLETURO","code":"Z06010157","father_code":"Z060101","gmap_reference_latitude":"-2.9012223","gmap_reference_longitude":"-79.0460779","acronym":""},"attach":[]},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LTI</text:p>
          </table:table-cell>
          <table:table-cell office:value-type="string" calcext:value-type="string">
            <text:p>Z06010158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166668"</text:p>
          </table:table-cell>
          <table:table-cell office:value-type="string" calcext:value-type="string">
            <text:p>"-78.8675097"</text:p>
          </table:table-cell>
          <table:table-cell table:number-columns-repeated="2"/>
          <table:table-cell office:value-type="string" calcext:value-type="string">
            <text:p>{"Ubication":{"id":1062,"created_at":"43768,6659722222","updated_at":"43768,6659722222","name":"NULTI","code":"Z06010158","father_code":"Z060101","gmap_reference_latitude":"-2.9166668","gmap_reference_longitude":"-78.8675097","acronym":""},"attach":[]},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CTAVIO CORDERO PALACIOS (STA. ROSA)</text:p>
          </table:table-cell>
          <table:table-cell office:value-type="string" calcext:value-type="string">
            <text:p>Z06010159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7762474"</text:p>
          </table:table-cell>
          <table:table-cell office:value-type="string" calcext:value-type="string">
            <text:p>"-79.005225"</text:p>
          </table:table-cell>
          <table:table-cell table:number-columns-repeated="2"/>
          <table:table-cell office:value-type="string" calcext:value-type="string">
            <text:p>{"Ubication":{"id":1063,"created_at":"43768,6659722222","updated_at":"43768,6659722222","name":"OCTAVIO CORDERO PALACIOS (STA. ROSA)","code":"Z06010159","father_code":"Z060101","gmap_reference_latitude":"-2.7762474","gmap_reference_longitude":"-79.005225","acronym":""},"attach":[]},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CCHA</text:p>
          </table:table-cell>
          <table:table-cell office:value-type="string" calcext:value-type="string">
            <text:p>Z06010160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022924"</text:p>
          </table:table-cell>
          <table:table-cell office:value-type="string" calcext:value-type="string">
            <text:p>"-78.9621923"</text:p>
          </table:table-cell>
          <table:table-cell table:number-columns-repeated="2"/>
          <table:table-cell office:value-type="string" calcext:value-type="string">
            <text:p>{"Ubication":{"id":1064,"created_at":"43768,6659722222","updated_at":"43768,6659722222","name":"PACCHA","code":"Z06010160","father_code":"Z060101","gmap_reference_latitude":"-2.9022924","gmap_reference_longitude":"-78.9621923","acronym":""},"attach":[]},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GEO</text:p>
          </table:table-cell>
          <table:table-cell office:value-type="string" calcext:value-type="string">
            <text:p>Z06010161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3.0319588"</text:p>
          </table:table-cell>
          <table:table-cell office:value-type="string" calcext:value-type="string">
            <text:p>"-78.9492497"</text:p>
          </table:table-cell>
          <table:table-cell table:number-columns-repeated="2"/>
          <table:table-cell office:value-type="string" calcext:value-type="string">
            <text:p>{"Ubication":{"id":1065,"created_at":"43768,6659722222","updated_at":"43768,6659722222","name":"QUINGEO","code":"Z06010161","father_code":"Z060101","gmap_reference_latitude":"-3.0319588","gmap_reference_longitude":"-78.9492497","acronym":""},"attach":[]},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CAURTE</text:p>
          </table:table-cell>
          <table:table-cell office:value-type="string" calcext:value-type="string">
            <text:p>Z06010162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0.58252"</text:p>
          </table:table-cell>
          <table:table-cell office:value-type="string" calcext:value-type="string">
            <text:p>"-80.0578157"</text:p>
          </table:table-cell>
          <table:table-cell table:number-columns-repeated="2"/>
          <table:table-cell office:value-type="string" calcext:value-type="string">
            <text:p>{"Ubication":{"id":1066,"created_at":"43768,6659722222","updated_at":"43768,6659722222","name":"RICAURTE","code":"Z06010162","father_code":"Z060101","gmap_reference_latitude":"-0.58252","gmap_reference_longitude":"-80.0578157","acronym":""},"attach":[]},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AQUIN</text:p>
          </table:table-cell>
          <table:table-cell office:value-type="string" calcext:value-type="string">
            <text:p>Z06010163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949208"</text:p>
          </table:table-cell>
          <table:table-cell office:value-type="string" calcext:value-type="string">
            <text:p>"-79.0679556"</text:p>
          </table:table-cell>
          <table:table-cell table:number-columns-repeated="2"/>
          <table:table-cell office:value-type="string" calcext:value-type="string">
            <text:p>{"Ubication":{"id":1067,"created_at":"43768,6659722222","updated_at":"43768,6659722222","name":"SAN JOAQUIN","code":"Z06010163","father_code":"Z060101","gmap_reference_latitude":"-2.8949208","gmap_reference_longitude":"-79.0679556","acronym":""},"attach":[]},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Z06010164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1.2046736"</text:p>
          </table:table-cell>
          <table:table-cell office:value-type="string" calcext:value-type="string">
            <text:p>"-80.3886369"</text:p>
          </table:table-cell>
          <table:table-cell table:number-columns-repeated="2"/>
          <table:table-cell office:value-type="string" calcext:value-type="string">
            <text:p>{"Ubication":{"id":1068,"created_at":"43768,6659722222","updated_at":"43768,6659722222","name":"SANTA ANA","code":"Z06010164","father_code":"Z060101","gmap_reference_latitude":"-1.2046736","gmap_reference_longitude":"-80.3886369","acronym":""},"attach":[]},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YAUSI</text:p>
          </table:table-cell>
          <table:table-cell office:value-type="string" calcext:value-type="string">
            <text:p>Z06010165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7805888"</text:p>
          </table:table-cell>
          <table:table-cell office:value-type="string" calcext:value-type="string">
            <text:p>"-79.3076953"</text:p>
          </table:table-cell>
          <table:table-cell table:number-columns-repeated="2"/>
          <table:table-cell office:value-type="string" calcext:value-type="string">
            <text:p>{"Ubication":{"id":1069,"created_at":"43768,6659722222","updated_at":"43768,6659722222","name":"SAYAUSI","code":"Z06010165","father_code":"Z060101","gmap_reference_latitude":"-2.7805888","gmap_reference_longitude":"-79.3076953","acronym":""},"attach":[]},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DCAY</text:p>
          </table:table-cell>
          <table:table-cell office:value-type="string" calcext:value-type="string">
            <text:p>Z06010166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557841"</text:p>
          </table:table-cell>
          <table:table-cell office:value-type="string" calcext:value-type="string">
            <text:p>"-78.9417458"</text:p>
          </table:table-cell>
          <table:table-cell table:number-columns-repeated="2"/>
          <table:table-cell office:value-type="string" calcext:value-type="string">
            <text:p>{"Ubication":{"id":1070,"created_at":"43768,6659722222","updated_at":"43768,6659722222","name":"SIDCAY","code":"Z06010166","father_code":"Z060101","gmap_reference_latitude":"-2.8557841","gmap_reference_longitude":"-78.9417458","acronym":""},"attach":[]},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NINCAY</text:p>
          </table:table-cell>
          <table:table-cell office:value-type="string" calcext:value-type="string">
            <text:p>Z06010167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8499235"</text:p>
          </table:table-cell>
          <table:table-cell office:value-type="string" calcext:value-type="string">
            <text:p>"-79.0498841"</text:p>
          </table:table-cell>
          <table:table-cell table:number-columns-repeated="2"/>
          <table:table-cell office:value-type="string" calcext:value-type="string">
            <text:p>{"Ubication":{"id":1071,"created_at":"43768,6659722222","updated_at":"43768,6659722222","name":"SININCAY","code":"Z06010167","father_code":"Z060101","gmap_reference_latitude":"-2.8499235","gmap_reference_longitude":"-79.0498841","acronym":""},"attach":[]},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RQUI</text:p>
          </table:table-cell>
          <table:table-cell office:value-type="string" calcext:value-type="string">
            <text:p>Z06010168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1.5124135"</text:p>
          </table:table-cell>
          <table:table-cell office:value-type="string" calcext:value-type="string">
            <text:p>"-78.0104454"</text:p>
          </table:table-cell>
          <table:table-cell table:number-columns-repeated="2"/>
          <table:table-cell office:value-type="string" calcext:value-type="string">
            <text:p>{"Ubication":{"id":1072,"created_at":"43768,6659722222","updated_at":"43768,6659722222","name":"TARQUI","code":"Z06010168","father_code":"Z060101","gmap_reference_latitude":"-1.5124135","gmap_reference_longitude":"-78.0104454","acronym":""},"attach":[]},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Z06010169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54125"</text:p>
          </table:table-cell>
          <table:table-cell office:value-type="string" calcext:value-type="string">
            <text:p>"-78.9952009"</text:p>
          </table:table-cell>
          <table:table-cell table:number-columns-repeated="2"/>
          <table:table-cell office:value-type="string" calcext:value-type="string">
            <text:p>{"Ubication":{"id":1073,"created_at":"43768,6659722222","updated_at":"43768,6659722222","name":"TURI","code":"Z06010169","father_code":"Z060101","gmap_reference_latitude":"-2.954125","gmap_reference_longitude":"-78.9952009","acronym":""},"attach":[]},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Z06010170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2.9379028"</text:p>
          </table:table-cell>
          <table:table-cell office:value-type="string" calcext:value-type="string">
            <text:p>"-78.9837267"</text:p>
          </table:table-cell>
          <table:table-cell table:number-columns-repeated="2"/>
          <table:table-cell office:value-type="string" calcext:value-type="string">
            <text:p>{"Ubication":{"id":1074,"created_at":"43768,6659722222","updated_at":"43768,6659722222","name":"VALLE","code":"Z06010170","father_code":"Z060101","gmap_reference_latitude":"-2.9379028","gmap_reference_longitude":"-78.9837267","acronym":""},"attach":[]},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TORIA DEL PORTETE (IRQUIS)</text:p>
          </table:table-cell>
          <table:table-cell office:value-type="string" calcext:value-type="string">
            <text:p>Z06010171</text:p>
          </table:table-cell>
          <table:table-cell office:value-type="string" calcext:value-type="string">
            <text:p>Z060101</text:p>
          </table:table-cell>
          <table:table-cell office:value-type="string" calcext:value-type="string">
            <text:p>"-3.0029005"</text:p>
          </table:table-cell>
          <table:table-cell office:value-type="string" calcext:value-type="string">
            <text:p>"-79.219892"</text:p>
          </table:table-cell>
          <table:table-cell table:number-columns-repeated="2"/>
          <table:table-cell office:value-type="string" calcext:value-type="string">
            <text:p>{"Ubication":{"id":1075,"created_at":"43768,6659722222","updated_at":"43768,6659722222","name":"VICTORIA DEL PORTETE (IRQUIS)","code":"Z06010171","father_code":"Z060101","gmap_reference_latitude":"-3.0029005","gmap_reference_longitude":"-79.219892","acronym":""},"attach":[]},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IRĂN</text:p>
          </table:table-cell>
          <table:table-cell office:value-type="string" calcext:value-type="string">
            <text:p>Z060102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1609213"</text:p>
          </table:table-cell>
          <table:table-cell office:value-type="string" calcext:value-type="string">
            <text:p>"-79.1661933"</text:p>
          </table:table-cell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{"Ubication":{"id":1076,"created_at":"43768,6659722222","updated_at":"43768,6659722222","name":"GIRĂN","code":"Z060102","father_code":"Z0601","gmap_reference_latitude":"-3.1609213","gmap_reference_longitude":"-79.1661933","acronym":"GRN"},"attach":[]},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IRĂN</text:p>
          </table:table-cell>
          <table:table-cell office:value-type="string" calcext:value-type="string">
            <text:p>Z06010250</text:p>
          </table:table-cell>
          <table:table-cell office:value-type="string" calcext:value-type="string">
            <text:p>Z060102</text:p>
          </table:table-cell>
          <table:table-cell office:value-type="string" calcext:value-type="string">
            <text:p>"-3.1609213"</text:p>
          </table:table-cell>
          <table:table-cell office:value-type="string" calcext:value-type="string">
            <text:p>"-79.1661933"</text:p>
          </table:table-cell>
          <table:table-cell table:number-columns-repeated="2"/>
          <table:table-cell office:value-type="string" calcext:value-type="string">
            <text:p>{"Ubication":{"id":1077,"created_at":"43768,6659722222","updated_at":"43768,6659722222","name":"GIRĂN","code":"Z06010250","father_code":"Z060102","gmap_reference_latitude":"-3.1609213","gmap_reference_longitude":"-79.1661933","acronym":""},"attach":[]},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ASUNCION</text:p>
          </table:table-cell>
          <table:table-cell office:value-type="string" calcext:value-type="string">
            <text:p>Z06010251</text:p>
          </table:table-cell>
          <table:table-cell office:value-type="string" calcext:value-type="string">
            <text:p>Z060102</text:p>
          </table:table-cell>
          <table:table-cell office:value-type="string" calcext:value-type="string">
            <text:p>"-3.2106819"</text:p>
          </table:table-cell>
          <table:table-cell office:value-type="string" calcext:value-type="string">
            <text:p>"-79.2631281"</text:p>
          </table:table-cell>
          <table:table-cell table:number-columns-repeated="2"/>
          <table:table-cell office:value-type="string" calcext:value-type="string">
            <text:p>{"Ubication":{"id":1078,"created_at":"43768,6659722222","updated_at":"43768,6659722222","name":"LA ASUNCION","code":"Z06010251","father_code":"Z060102","gmap_reference_latitude":"-3.2106819","gmap_reference_longitude":"-79.2631281","acronym":""},"attach":[]},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GERARDO</text:p>
          </table:table-cell>
          <table:table-cell office:value-type="string" calcext:value-type="string">
            <text:p>Z06010252</text:p>
          </table:table-cell>
          <table:table-cell office:value-type="string" calcext:value-type="string">
            <text:p>Z060102</text:p>
          </table:table-cell>
          <table:table-cell office:value-type="string" calcext:value-type="string">
            <text:p>"-3.138952"</text:p>
          </table:table-cell>
          <table:table-cell office:value-type="string" calcext:value-type="string">
            <text:p>"-79.207499"</text:p>
          </table:table-cell>
          <table:table-cell table:number-columns-repeated="2"/>
          <table:table-cell office:value-type="string" calcext:value-type="string">
            <text:p>{"Ubication":{"id":1079,"created_at":"43768,6659722222","updated_at":"43768,6659722222","name":"SAN GERARDO","code":"Z06010252","father_code":"Z060102","gmap_reference_latitude":"-3.138952","gmap_reference_longitude":"-79.207499","acronym":""},"attach":[]},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8915874"</text:p>
          </table:table-cell>
          <table:table-cell office:value-type="string" calcext:value-type="string">
            <text:p>"-78.7928726"</text:p>
          </table:table-cell>
          <table:table-cell office:value-type="string" calcext:value-type="string">
            <text:p>GCE</text:p>
          </table:table-cell>
          <table:table-cell/>
          <table:table-cell office:value-type="string" calcext:value-type="string">
            <text:p>{"Ubication":{"id":1080,"created_at":"43768,6659722222","updated_at":"43768,6659722222","name":"GUALACEO","code":"Z060103","father_code":"Z0601","gmap_reference_latitude":"-2.8915874","gmap_reference_longitude":"-78.7928726","acronym":"GCE"},"attach":[]},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ACEO</text:p>
          </table:table-cell>
          <table:table-cell office:value-type="string" calcext:value-type="string">
            <text:p>Z06010350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8915874"</text:p>
          </table:table-cell>
          <table:table-cell office:value-type="string" calcext:value-type="string">
            <text:p>"-78.7928726"</text:p>
          </table:table-cell>
          <table:table-cell table:number-columns-repeated="2"/>
          <table:table-cell office:value-type="string" calcext:value-type="string">
            <text:p>{"Ubication":{"id":1081,"created_at":"43768,6659722222","updated_at":"43768,6659722222","name":"GUALACEO","code":"Z06010350","father_code":"Z060103","gmap_reference_latitude":"-2.8915874","gmap_reference_longitude":"-78.7928726","acronym":""},"attach":[]},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ANIEL CORDOVA TORAL (EL ORIENTE)</text:p>
          </table:table-cell>
          <table:table-cell office:value-type="string" calcext:value-type="string">
            <text:p>Z06010352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871768"</text:p>
          </table:table-cell>
          <table:table-cell office:value-type="string" calcext:value-type="string">
            <text:p>"-78.754519"</text:p>
          </table:table-cell>
          <table:table-cell table:number-columns-repeated="2"/>
          <table:table-cell office:value-type="string" calcext:value-type="string">
            <text:p>{"Ubication":{"id":1082,"created_at":"43768,6659722222","updated_at":"43768,6659722222","name":"DANIEL CORDOVA TORAL (EL ORIENTE)","code":"Z06010352","father_code":"Z060103","gmap_reference_latitude":"-2.871768","gmap_reference_longitude":"-78.754519","acronym":""},"attach":[]},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DAN</text:p>
          </table:table-cell>
          <table:table-cell office:value-type="string" calcext:value-type="string">
            <text:p>Z06010353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885373"</text:p>
          </table:table-cell>
          <table:table-cell office:value-type="string" calcext:value-type="string">
            <text:p>"-78.7895948"</text:p>
          </table:table-cell>
          <table:table-cell table:number-columns-repeated="2"/>
          <table:table-cell office:value-type="string" calcext:value-type="string">
            <text:p>{"Ubication":{"id":1083,"created_at":"43768,6659722222","updated_at":"43768,6659722222","name":"JADAN","code":"Z06010353","father_code":"Z060103","gmap_reference_latitude":"-2.885373","gmap_reference_longitude":"-78.7895948","acronym":""},"attach":[]},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IANO MORENO</text:p>
          </table:table-cell>
          <table:table-cell office:value-type="string" calcext:value-type="string">
            <text:p>Z06010354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8409013"</text:p>
          </table:table-cell>
          <table:table-cell office:value-type="string" calcext:value-type="string">
            <text:p>"-78.7692204"</text:p>
          </table:table-cell>
          <table:table-cell table:number-columns-repeated="2"/>
          <table:table-cell office:value-type="string" calcext:value-type="string">
            <text:p>{"Ubication":{"id":1084,"created_at":"43768,6659722222","updated_at":"43768,6659722222","name":"MARIANO MORENO","code":"Z06010354","father_code":"Z060103","gmap_reference_latitude":"-2.8409013","gmap_reference_longitude":"-78.7692204","acronym":""},"attach":[]},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EMIGIO CRESPO TORAL (GULAG)</text:p>
          </table:table-cell>
          <table:table-cell office:value-type="string" calcext:value-type="string">
            <text:p>Z06010356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9386038"</text:p>
          </table:table-cell>
          <table:table-cell office:value-type="string" calcext:value-type="string">
            <text:p>"-78.7696357"</text:p>
          </table:table-cell>
          <table:table-cell table:number-columns-repeated="2"/>
          <table:table-cell office:value-type="string" calcext:value-type="string">
            <text:p>{"Ubication":{"id":1085,"created_at":"43768,6659722222","updated_at":"43768,6659722222","name":"REMIGIO CRESPO TORAL (GULAG)","code":"Z06010356","father_code":"Z060103","gmap_reference_latitude":"-2.9386038","gmap_reference_longitude":"-78.7696357","acronym":""},"attach":[]},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Z06010357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086,"created_at":"43768,6659722222","updated_at":"43768,6659722222","name":"SAN JUAN","code":"Z06010357","father_code":"Z060103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HIDMAD</text:p>
          </table:table-cell>
          <table:table-cell office:value-type="string" calcext:value-type="string">
            <text:p>Z06010358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9454835"</text:p>
          </table:table-cell>
          <table:table-cell office:value-type="string" calcext:value-type="string">
            <text:p>"-78.949923"</text:p>
          </table:table-cell>
          <table:table-cell table:number-columns-repeated="2"/>
          <table:table-cell office:value-type="string" calcext:value-type="string">
            <text:p>{"Ubication":{"id":1087,"created_at":"43768,6659722222","updated_at":"43768,6659722222","name":"ZHIDMAD","code":"Z06010358","father_code":"Z060103","gmap_reference_latitude":"-2.9454835","gmap_reference_longitude":"-78.949923","acronym":""},"attach":[]},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IS CORDERO VEGA</text:p>
          </table:table-cell>
          <table:table-cell office:value-type="string" calcext:value-type="string">
            <text:p>Z06010359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9501487"</text:p>
          </table:table-cell>
          <table:table-cell office:value-type="string" calcext:value-type="string">
            <text:p>"-78.7716101"</text:p>
          </table:table-cell>
          <table:table-cell table:number-columns-repeated="2"/>
          <table:table-cell office:value-type="string" calcext:value-type="string">
            <text:p>{"Ubication":{"id":1088,"created_at":"43768,6659722222","updated_at":"43768,6659722222","name":"LUIS CORDERO VEGA","code":"Z06010359","father_code":"Z060103","gmap_reference_latitude":"-2.9501487","gmap_reference_longitude":"-78.7716101","acronym":""},"attach":[]},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MĂN BOLĂVAR (CAB. EN GAĂANZOL)</text:p>
          </table:table-cell>
          <table:table-cell office:value-type="string" calcext:value-type="string">
            <text:p>Z06010360</text:p>
          </table:table-cell>
          <table:table-cell office:value-type="string" calcext:value-type="string">
            <text:p>Z060103</text:p>
          </table:table-cell>
          <table:table-cell office:value-type="string" calcext:value-type="string">
            <text:p>"-2.8915874"</text:p>
          </table:table-cell>
          <table:table-cell office:value-type="string" calcext:value-type="string">
            <text:p>"-78.7928726"</text:p>
          </table:table-cell>
          <table:table-cell table:number-columns-repeated="2"/>
          <table:table-cell office:value-type="string" calcext:value-type="string">
            <text:p>{"Ubication":{"id":1089,"created_at":"43768,6659722222","updated_at":"43768,6659722222","name":"SIMĂN BOLĂVAR (CAB. EN GAĂANZOL)","code":"Z06010360","father_code":"Z060103","gmap_reference_latitude":"-2.8915874","gmap_reference_longitude":"-78.7928726","acronym":""},"attach":[]},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BĂN</text:p>
          </table:table-cell>
          <table:table-cell office:value-type="string" calcext:value-type="string">
            <text:p>Z060104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3359724"</text:p>
          </table:table-cell>
          <table:table-cell office:value-type="string" calcext:value-type="string">
            <text:p>"-79.0682066"</text:p>
          </table:table-cell>
          <table:table-cell office:value-type="string" calcext:value-type="string">
            <text:p>NBN</text:p>
          </table:table-cell>
          <table:table-cell/>
          <table:table-cell office:value-type="string" calcext:value-type="string">
            <text:p>{"Ubication":{"id":1090,"created_at":"43768,6659722222","updated_at":"43768,6659722222","name":"NABĂN","code":"Z060104","father_code":"Z0601","gmap_reference_latitude":"-3.3359724","gmap_reference_longitude":"-79.0682066","acronym":"NBN"},"attach":[]},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BĂN</text:p>
          </table:table-cell>
          <table:table-cell office:value-type="string" calcext:value-type="string">
            <text:p>Z06010450</text:p>
          </table:table-cell>
          <table:table-cell office:value-type="string" calcext:value-type="string">
            <text:p>Z060104</text:p>
          </table:table-cell>
          <table:table-cell office:value-type="string" calcext:value-type="string">
            <text:p>"-3.3359724"</text:p>
          </table:table-cell>
          <table:table-cell office:value-type="string" calcext:value-type="string">
            <text:p>"-79.0682066"</text:p>
          </table:table-cell>
          <table:table-cell table:number-columns-repeated="2"/>
          <table:table-cell office:value-type="string" calcext:value-type="string">
            <text:p>{"Ubication":{"id":1091,"created_at":"43768,6659722222","updated_at":"43768,6659722222","name":"NABĂN","code":"Z06010450","father_code":"Z060104","gmap_reference_latitude":"-3.3359724","gmap_reference_longitude":"-79.0682066","acronym":""},"attach":[]},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CHAPATA</text:p>
          </table:table-cell>
          <table:table-cell office:value-type="string" calcext:value-type="string">
            <text:p>Z06010451</text:p>
          </table:table-cell>
          <table:table-cell office:value-type="string" calcext:value-type="string">
            <text:p>Z060104</text:p>
          </table:table-cell>
          <table:table-cell office:value-type="string" calcext:value-type="string">
            <text:p>"-3.3359724"</text:p>
          </table:table-cell>
          <table:table-cell office:value-type="string" calcext:value-type="string">
            <text:p>"-79.0682066"</text:p>
          </table:table-cell>
          <table:table-cell table:number-columns-repeated="2"/>
          <table:table-cell office:value-type="string" calcext:value-type="string">
            <text:p>{"Ubication":{"id":1092,"created_at":"43768,6659722222","updated_at":"43768,6659722222","name":"COCHAPATA","code":"Z06010451","father_code":"Z060104","gmap_reference_latitude":"-3.3359724","gmap_reference_longitude":"-79.0682066","acronym":""},"attach":[]},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ROGRESO (CAB. EN ZHOTA)</text:p>
          </table:table-cell>
          <table:table-cell office:value-type="string" calcext:value-type="string">
            <text:p>Z06010452</text:p>
          </table:table-cell>
          <table:table-cell office:value-type="string" calcext:value-type="string">
            <text:p>Z060104</text:p>
          </table:table-cell>
          <table:table-cell office:value-type="string" calcext:value-type="string">
            <text:p>"-3.3821388"</text:p>
          </table:table-cell>
          <table:table-cell office:value-type="string" calcext:value-type="string">
            <text:p>"-79.3796118"</text:p>
          </table:table-cell>
          <table:table-cell table:number-columns-repeated="2"/>
          <table:table-cell office:value-type="string" calcext:value-type="string">
            <text:p>{"Ubication":{"id":1093,"created_at":"43768,6659722222","updated_at":"43768,6659722222","name":"EL PROGRESO (CAB. EN ZHOTA)","code":"Z06010452","father_code":"Z060104","gmap_reference_latitude":"-3.3821388","gmap_reference_longitude":"-79.3796118","acronym":""},"attach":[]},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NIEVES (CHAYA)</text:p>
          </table:table-cell>
          <table:table-cell office:value-type="string" calcext:value-type="string">
            <text:p>Z06010453</text:p>
          </table:table-cell>
          <table:table-cell office:value-type="string" calcext:value-type="string">
            <text:p>Z060104</text:p>
          </table:table-cell>
          <table:table-cell office:value-type="string" calcext:value-type="string">
            <text:p>"-3.3038188"</text:p>
          </table:table-cell>
          <table:table-cell office:value-type="string" calcext:value-type="string">
            <text:p>"-79.2237116"</text:p>
          </table:table-cell>
          <table:table-cell table:number-columns-repeated="2"/>
          <table:table-cell office:value-type="string" calcext:value-type="string">
            <text:p>{"Ubication":{"id":1094,"created_at":"43768,6659722222","updated_at":"43768,6659722222","name":"LAS NIEVES (CHAYA)","code":"Z06010453","father_code":"Z060104","gmap_reference_latitude":"-3.3038188","gmap_reference_longitude":"-79.2237116","acronym":""},"attach":[]},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79936"</text:p>
          </table:table-cell>
          <table:table-cell office:value-type="string" calcext:value-type="string">
            <text:p>"-78.802465"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{"Ubication":{"id":1095,"created_at":"43768,6659722222","updated_at":"43768,6659722222","name":"PAUTE","code":"Z060105","father_code":"Z0601","gmap_reference_latitude":"-2.79936","gmap_reference_longitude":"-78.802465","acronym":"PAU"},"attach":[]},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UTE</text:p>
          </table:table-cell>
          <table:table-cell office:value-type="string" calcext:value-type="string">
            <text:p>Z06010550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79936"</text:p>
          </table:table-cell>
          <table:table-cell office:value-type="string" calcext:value-type="string">
            <text:p>"-78.802465"</text:p>
          </table:table-cell>
          <table:table-cell table:number-columns-repeated="2"/>
          <table:table-cell office:value-type="string" calcext:value-type="string">
            <text:p>{"Ubication":{"id":1096,"created_at":"43768,6659722222","updated_at":"43768,6659722222","name":"PAUTE","code":"Z06010550","father_code":"Z060105","gmap_reference_latitude":"-2.79936","gmap_reference_longitude":"-78.802465","acronym":""},"attach":[]},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ULAN (JOSE VICTOR IZQUIERDO)</text:p>
          </table:table-cell>
          <table:table-cell office:value-type="string" calcext:value-type="string">
            <text:p>Z06010552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79936"</text:p>
          </table:table-cell>
          <table:table-cell office:value-type="string" calcext:value-type="string">
            <text:p>"-78.802465"</text:p>
          </table:table-cell>
          <table:table-cell table:number-columns-repeated="2"/>
          <table:table-cell office:value-type="string" calcext:value-type="string">
            <text:p>{"Ubication":{"id":1097,"created_at":"43768,6659722222","updated_at":"43768,6659722222","name":"BULAN (JOSE VICTOR IZQUIERDO)","code":"Z06010552","father_code":"Z060105","gmap_reference_latitude":"-2.79936","gmap_reference_longitude":"-78.802465","acronym":""},"attach":[]},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CAN (GUILLERMO ORTEGA)</text:p>
          </table:table-cell>
          <table:table-cell office:value-type="string" calcext:value-type="string">
            <text:p>Z06010553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8140073"</text:p>
          </table:table-cell>
          <table:table-cell office:value-type="string" calcext:value-type="string">
            <text:p>"-78.7853926"</text:p>
          </table:table-cell>
          <table:table-cell table:number-columns-repeated="2"/>
          <table:table-cell office:value-type="string" calcext:value-type="string">
            <text:p>{"Ubication":{"id":1098,"created_at":"43768,6659722222","updated_at":"43768,6659722222","name":"CHICAN (GUILLERMO ORTEGA)","code":"Z06010553","father_code":"Z060105","gmap_reference_latitude":"-2.8140073","gmap_reference_longitude":"-78.7853926","acronym":""},"attach":[]},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BO</text:p>
          </table:table-cell>
          <table:table-cell office:value-type="string" calcext:value-type="string">
            <text:p>Z06010554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79936"</text:p>
          </table:table-cell>
          <table:table-cell office:value-type="string" calcext:value-type="string">
            <text:p>"-78.802465"</text:p>
          </table:table-cell>
          <table:table-cell table:number-columns-repeated="2"/>
          <table:table-cell office:value-type="string" calcext:value-type="string">
            <text:p>{"Ubication":{"id":1099,"created_at":"43768,6659722222","updated_at":"43768,6659722222","name":"EL CABO","code":"Z06010554","father_code":"Z060105","gmap_reference_latitude":"-2.79936","gmap_reference_longitude":"-78.802465","acronym":""},"attach":[]},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RAINAG</text:p>
          </table:table-cell>
          <table:table-cell office:value-type="string" calcext:value-type="string">
            <text:p>Z06010556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6756567"</text:p>
          </table:table-cell>
          <table:table-cell office:value-type="string" calcext:value-type="string">
            <text:p>"-78.72253"</text:p>
          </table:table-cell>
          <table:table-cell table:number-columns-repeated="2"/>
          <table:table-cell office:value-type="string" calcext:value-type="string">
            <text:p>{"Ubication":{"id":1100,"created_at":"43768,6659722222","updated_at":"43768,6659722222","name":"GUARAINAG","code":"Z06010556","father_code":"Z060105","gmap_reference_latitude":"-2.6756567","gmap_reference_longitude":"-78.72253","acronym":""},"attach":[]},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RISTĂBAL (CARLOS ORDOĂEZ LAZO)</text:p>
          </table:table-cell>
          <table:table-cell office:value-type="string" calcext:value-type="string">
            <text:p>Z06010506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79936"</text:p>
          </table:table-cell>
          <table:table-cell office:value-type="string" calcext:value-type="string">
            <text:p>"-78.802465"</text:p>
          </table:table-cell>
          <table:table-cell table:number-columns-repeated="2"/>
          <table:table-cell office:value-type="string" calcext:value-type="string">
            <text:p>{"Ubication":{"id":1101,"created_at":"43768,6659722222","updated_at":"43768,6659722222","name":"SAN CRISTĂBAL (CARLOS ORDOĂEZ LAZO)","code":"Z06010506","father_code":"Z060105","gmap_reference_latitude":"-2.79936","gmap_reference_longitude":"-78.802465","acronym":""},"attach":[]},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MEBAMBA</text:p>
          </table:table-cell>
          <table:table-cell office:value-type="string" calcext:value-type="string">
            <text:p>Z06010561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8233789"</text:p>
          </table:table-cell>
          <table:table-cell office:value-type="string" calcext:value-type="string">
            <text:p>"-78.9890209"</text:p>
          </table:table-cell>
          <table:table-cell table:number-columns-repeated="2"/>
          <table:table-cell office:value-type="string" calcext:value-type="string">
            <text:p>{"Ubication":{"id":1102,"created_at":"43768,6659722222","updated_at":"43768,6659722222","name":"TOMEBAMBA","code":"Z06010561","father_code":"Z060105","gmap_reference_latitude":"-2.8233789","gmap_reference_longitude":"-78.9890209","acronym":""},"attach":[]},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UG DUG</text:p>
          </table:table-cell>
          <table:table-cell office:value-type="string" calcext:value-type="string">
            <text:p>Z06010562</text:p>
          </table:table-cell>
          <table:table-cell office:value-type="string" calcext:value-type="string">
            <text:p>Z060105</text:p>
          </table:table-cell>
          <table:table-cell office:value-type="string" calcext:value-type="string">
            <text:p>"-2.7214283"</text:p>
          </table:table-cell>
          <table:table-cell office:value-type="string" calcext:value-type="string">
            <text:p>"-78.7600835"</text:p>
          </table:table-cell>
          <table:table-cell table:number-columns-repeated="2"/>
          <table:table-cell office:value-type="string" calcext:value-type="string">
            <text:p>{"Ubication":{"id":1103,"created_at":"43768,6659722222","updated_at":"43768,6659722222","name":"DUG DUG","code":"Z06010562","father_code":"Z060105","gmap_reference_latitude":"-2.7214283","gmap_reference_longitude":"-78.7600835","acronym":""},"attach":[]},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CARĂ</text:p>
          </table:table-cell>
          <table:table-cell office:value-type="string" calcext:value-type="string">
            <text:p>Z060106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2245607"</text:p>
          </table:table-cell>
          <table:table-cell office:value-type="string" calcext:value-type="string">
            <text:p>"-79.4855714"</text:p>
          </table:table-cell>
          <table:table-cell office:value-type="string" calcext:value-type="string">
            <text:p>PUC</text:p>
          </table:table-cell>
          <table:table-cell/>
          <table:table-cell office:value-type="string" calcext:value-type="string">
            <text:p>{"Ubication":{"id":1104,"created_at":"43768,6659722222","updated_at":"43768,6659722222","name":"PUCARĂ","code":"Z060106","father_code":"Z0601","gmap_reference_latitude":"-3.2245607","gmap_reference_longitude":"-79.4855714","acronym":"PUC"},"attach":[]},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CARĂ</text:p>
          </table:table-cell>
          <table:table-cell office:value-type="string" calcext:value-type="string">
            <text:p>Z06010650</text:p>
          </table:table-cell>
          <table:table-cell office:value-type="string" calcext:value-type="string">
            <text:p>Z060106</text:p>
          </table:table-cell>
          <table:table-cell office:value-type="string" calcext:value-type="string">
            <text:p>"-3.2245607"</text:p>
          </table:table-cell>
          <table:table-cell office:value-type="string" calcext:value-type="string">
            <text:p>"-79.4855714"</text:p>
          </table:table-cell>
          <table:table-cell table:number-columns-repeated="2"/>
          <table:table-cell office:value-type="string" calcext:value-type="string">
            <text:p>{"Ubication":{"id":1105,"created_at":"43768,6659722222","updated_at":"43768,6659722222","name":"PUCARĂ","code":"Z06010650","father_code":"Z060106","gmap_reference_latitude":"-3.2245607","gmap_reference_longitude":"-79.4855714","acronym":""},"attach":[]},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AFAEL DE SHARUG</text:p>
          </table:table-cell>
          <table:table-cell office:value-type="string" calcext:value-type="string">
            <text:p>Z06010652</text:p>
          </table:table-cell>
          <table:table-cell office:value-type="string" calcext:value-type="string">
            <text:p>Z060106</text:p>
          </table:table-cell>
          <table:table-cell office:value-type="string" calcext:value-type="string">
            <text:p>"-3.2149121"</text:p>
          </table:table-cell>
          <table:table-cell office:value-type="string" calcext:value-type="string">
            <text:p>"-79.4828981"</text:p>
          </table:table-cell>
          <table:table-cell table:number-columns-repeated="2"/>
          <table:table-cell office:value-type="string" calcext:value-type="string">
            <text:p>{"Ubication":{"id":1106,"created_at":"43768,6659722222","updated_at":"43768,6659722222","name":"SAN RAFAEL DE SHARUG","code":"Z06010652","father_code":"Z060106","gmap_reference_latitude":"-3.2149121","gmap_reference_longitude":"-79.4828981","acronym":""},"attach":[]},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Z060107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1437161"</text:p>
          </table:table-cell>
          <table:table-cell office:value-type="string" calcext:value-type="string">
            <text:p>"-79.2644067"</text:p>
          </table:table-cell>
          <table:table-cell office:value-type="string" calcext:value-type="string">
            <text:p>SFE</text:p>
          </table:table-cell>
          <table:table-cell/>
          <table:table-cell office:value-type="string" calcext:value-type="string">
            <text:p>{"Ubication":{"id":1107,"created_at":"43768,6659722222","updated_at":"43768,6659722222","name":"SAN FERNANDO","code":"Z060107","father_code":"Z0601","gmap_reference_latitude":"-3.1437161","gmap_reference_longitude":"-79.2644067","acronym":"SFE"},"attach":[]},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Z06010750</text:p>
          </table:table-cell>
          <table:table-cell office:value-type="string" calcext:value-type="string">
            <text:p>Z060107</text:p>
          </table:table-cell>
          <table:table-cell office:value-type="string" calcext:value-type="string">
            <text:p>"-3.1437161"</text:p>
          </table:table-cell>
          <table:table-cell office:value-type="string" calcext:value-type="string">
            <text:p>"-79.2644067"</text:p>
          </table:table-cell>
          <table:table-cell table:number-columns-repeated="2"/>
          <table:table-cell office:value-type="string" calcext:value-type="string">
            <text:p>{"Ubication":{"id":1108,"created_at":"43768,6659722222","updated_at":"43768,6659722222","name":"SAN FERNANDO","code":"Z06010750","father_code":"Z060107","gmap_reference_latitude":"-3.1437161","gmap_reference_longitude":"-79.2644067","acronym":""},"attach":[]},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MBLIN</text:p>
          </table:table-cell>
          <table:table-cell office:value-type="string" calcext:value-type="string">
            <text:p>Z06010751</text:p>
          </table:table-cell>
          <table:table-cell office:value-type="string" calcext:value-type="string">
            <text:p>Z060107</text:p>
          </table:table-cell>
          <table:table-cell office:value-type="string" calcext:value-type="string">
            <text:p>"-3.1476162"</text:p>
          </table:table-cell>
          <table:table-cell office:value-type="string" calcext:value-type="string">
            <text:p>"-79.2548413"</text:p>
          </table:table-cell>
          <table:table-cell table:number-columns-repeated="2"/>
          <table:table-cell office:value-type="string" calcext:value-type="string">
            <text:p>{"Ubication":{"id":1109,"created_at":"43768,6659722222","updated_at":"43768,6659722222","name":"CHUMBLIN","code":"Z06010751","father_code":"Z060107","gmap_reference_latitude":"-3.1476162","gmap_reference_longitude":"-79.2548413","acronym":""},"attach":[]},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Z060108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2770084"</text:p>
          </table:table-cell>
          <table:table-cell office:value-type="string" calcext:value-type="string">
            <text:p>"-79.3232203"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{"Ubication":{"id":1110,"created_at":"43768,6659722222","updated_at":"43768,6659722222","name":"SANTA ISABEL","code":"Z060108","father_code":"Z0601","gmap_reference_latitude":"-3.2770084","gmap_reference_longitude":"-79.3232203","acronym":"ISA"},"attach":[]},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ISABEL (CHAGUARURCO)</text:p>
          </table:table-cell>
          <table:table-cell office:value-type="string" calcext:value-type="string">
            <text:p>Z06010850</text:p>
          </table:table-cell>
          <table:table-cell office:value-type="string" calcext:value-type="string">
            <text:p>Z060108</text:p>
          </table:table-cell>
          <table:table-cell office:value-type="string" calcext:value-type="string">
            <text:p>"-3.2547549"</text:p>
          </table:table-cell>
          <table:table-cell office:value-type="string" calcext:value-type="string">
            <text:p>"-79.5059612"</text:p>
          </table:table-cell>
          <table:table-cell table:number-columns-repeated="2"/>
          <table:table-cell office:value-type="string" calcext:value-type="string">
            <text:p>{"Ubication":{"id":1111,"created_at":"43768,6659722222","updated_at":"43768,6659722222","name":"SANTA ISABEL (CHAGUARURCO)","code":"Z06010850","father_code":"Z060108","gmap_reference_latitude":"-3.2547549","gmap_reference_longitude":"-79.5059612","acronym":""},"attach":[]},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BDON CALDERON (LA UNION)</text:p>
          </table:table-cell>
          <table:table-cell office:value-type="string" calcext:value-type="string">
            <text:p>Z06010851</text:p>
          </table:table-cell>
          <table:table-cell office:value-type="string" calcext:value-type="string">
            <text:p>Z060108</text:p>
          </table:table-cell>
          <table:table-cell office:value-type="string" calcext:value-type="string">
            <text:p>"-3.2599546"</text:p>
          </table:table-cell>
          <table:table-cell office:value-type="string" calcext:value-type="string">
            <text:p>"-79.3353413"</text:p>
          </table:table-cell>
          <table:table-cell table:number-columns-repeated="2"/>
          <table:table-cell office:value-type="string" calcext:value-type="string">
            <text:p>{"Ubication":{"id":1112,"created_at":"43768,6659722222","updated_at":"43768,6659722222","name":"ABDON CALDERON (LA UNION)","code":"Z06010851","father_code":"Z060108","gmap_reference_latitude":"-3.2599546","gmap_reference_longitude":"-79.3353413","acronym":""},"attach":[]},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RMEN DE PIJILI</text:p>
          </table:table-cell>
          <table:table-cell office:value-type="string" calcext:value-type="string">
            <text:p>Z06010852</text:p>
          </table:table-cell>
          <table:table-cell office:value-type="string" calcext:value-type="string">
            <text:p>Z060108</text:p>
          </table:table-cell>
          <table:table-cell office:value-type="string" calcext:value-type="string">
            <text:p>"-3.2770084"</text:p>
          </table:table-cell>
          <table:table-cell office:value-type="string" calcext:value-type="string">
            <text:p>"-79.3232203"</text:p>
          </table:table-cell>
          <table:table-cell table:number-columns-repeated="2"/>
          <table:table-cell office:value-type="string" calcext:value-type="string">
            <text:p>{"Ubication":{"id":1113,"created_at":"43768,6659722222","updated_at":"43768,6659722222","name":"EL CARMEN DE PIJILI","code":"Z06010852","father_code":"Z060108","gmap_reference_latitude":"-3.2770084","gmap_reference_longitude":"-79.3232203","acronym":""},"attach":[]},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HAGLLI (SHAGLLI )</text:p>
          </table:table-cell>
          <table:table-cell office:value-type="string" calcext:value-type="string">
            <text:p>Z06010853</text:p>
          </table:table-cell>
          <table:table-cell office:value-type="string" calcext:value-type="string">
            <text:p>Z060108</text:p>
          </table:table-cell>
          <table:table-cell office:value-type="string" calcext:value-type="string">
            <text:p>"-3.1123043"</text:p>
          </table:table-cell>
          <table:table-cell office:value-type="string" calcext:value-type="string">
            <text:p>"-79.5301776"</text:p>
          </table:table-cell>
          <table:table-cell table:number-columns-repeated="2"/>
          <table:table-cell office:value-type="string" calcext:value-type="string">
            <text:p>{"Ubication":{"id":1114,"created_at":"43768,6659722222","updated_at":"43768,6659722222","name":"ZHAGLLI (SHAGLLI )","code":"Z06010853","father_code":"Z060108","gmap_reference_latitude":"-3.1123043","gmap_reference_longitude":"-79.5301776","acronym":""},"attach":[]},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ALVADOR DE CAĂARIBAMBA</text:p>
          </table:table-cell>
          <table:table-cell office:value-type="string" calcext:value-type="string">
            <text:p>Z06010854</text:p>
          </table:table-cell>
          <table:table-cell office:value-type="string" calcext:value-type="string">
            <text:p>Z060108</text:p>
          </table:table-cell>
          <table:table-cell office:value-type="string" calcext:value-type="string">
            <text:p>"-3.2770084"</text:p>
          </table:table-cell>
          <table:table-cell office:value-type="string" calcext:value-type="string">
            <text:p>"-79.3232203"</text:p>
          </table:table-cell>
          <table:table-cell table:number-columns-repeated="2"/>
          <table:table-cell office:value-type="string" calcext:value-type="string">
            <text:p>{"Ubication":{"id":1115,"created_at":"43768,6659722222","updated_at":"43768,6659722222","name":"SAN SALVADOR DE CAĂARIBAMBA","code":"Z06010854","father_code":"Z060108","gmap_reference_latitude":"-3.2770084","gmap_reference_longitude":"-79.3232203","acronym":""},"attach":[]},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0440327"</text:p>
          </table:table-cell>
          <table:table-cell office:value-type="string" calcext:value-type="string">
            <text:p>"-78.808923"</text:p>
          </table:table-cell>
          <table:table-cell office:value-type="string" calcext:value-type="string">
            <text:p>SIG</text:p>
          </table:table-cell>
          <table:table-cell/>
          <table:table-cell office:value-type="string" calcext:value-type="string">
            <text:p>{"Ubication":{"id":1116,"created_at":"43768,6659722222","updated_at":"43768,6659722222","name":"SIGSIG","code":"Z060109","father_code":"Z0601","gmap_reference_latitude":"-3.0440327","gmap_reference_longitude":"-78.808923","acronym":"SIG"},"attach":[]},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GSIG</text:p>
          </table:table-cell>
          <table:table-cell office:value-type="string" calcext:value-type="string">
            <text:p>Z06010950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0440327"</text:p>
          </table:table-cell>
          <table:table-cell office:value-type="string" calcext:value-type="string">
            <text:p>"-78.808923"</text:p>
          </table:table-cell>
          <table:table-cell table:number-columns-repeated="2"/>
          <table:table-cell office:value-type="string" calcext:value-type="string">
            <text:p>{"Ubication":{"id":1117,"created_at":"43768,6659722222","updated_at":"43768,6659722222","name":"SIGSIG","code":"Z06010950","father_code":"Z060109","gmap_reference_latitude":"-3.0440327","gmap_reference_longitude":"-78.808923","acronym":""},"attach":[]},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CHIL</text:p>
          </table:table-cell>
          <table:table-cell office:value-type="string" calcext:value-type="string">
            <text:p>Z06010951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0777398"</text:p>
          </table:table-cell>
          <table:table-cell office:value-type="string" calcext:value-type="string">
            <text:p>"-78.8166047"</text:p>
          </table:table-cell>
          <table:table-cell table:number-columns-repeated="2"/>
          <table:table-cell office:value-type="string" calcext:value-type="string">
            <text:p>{"Ubication":{"id":1118,"created_at":"43768,6659722222","updated_at":"43768,6659722222","name":"CUCHIL","code":"Z06010951","father_code":"Z060109","gmap_reference_latitude":"-3.0777398","gmap_reference_longitude":"-78.8166047","acronym":""},"attach":[]},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IMA</text:p>
          </table:table-cell>
          <table:table-cell office:value-type="string" calcext:value-type="string">
            <text:p>Z06010952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1798337"</text:p>
          </table:table-cell>
          <table:table-cell office:value-type="string" calcext:value-type="string">
            <text:p>"-79.003965"</text:p>
          </table:table-cell>
          <table:table-cell table:number-columns-repeated="2"/>
          <table:table-cell office:value-type="string" calcext:value-type="string">
            <text:p>{"Ubication":{"id":1119,"created_at":"43768,6659722222","updated_at":"43768,6659722222","name":"GIMA","code":"Z06010952","father_code":"Z060109","gmap_reference_latitude":"-3.1798337","gmap_reference_longitude":"-79.003965","acronym":""},"attach":[]},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EL</text:p>
          </table:table-cell>
          <table:table-cell office:value-type="string" calcext:value-type="string">
            <text:p>Z06010953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0192995"</text:p>
          </table:table-cell>
          <table:table-cell office:value-type="string" calcext:value-type="string">
            <text:p>"-78.7957221"</text:p>
          </table:table-cell>
          <table:table-cell table:number-columns-repeated="2"/>
          <table:table-cell office:value-type="string" calcext:value-type="string">
            <text:p>{"Ubication":{"id":1120,"created_at":"43768,6659722222","updated_at":"43768,6659722222","name":"GUEL","code":"Z06010953","father_code":"Z060109","gmap_reference_latitude":"-3.0192995","gmap_reference_longitude":"-78.7957221","acronym":""},"attach":[]},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Z06010954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0839378"</text:p>
          </table:table-cell>
          <table:table-cell office:value-type="string" calcext:value-type="string">
            <text:p>"-78.9084477"</text:p>
          </table:table-cell>
          <table:table-cell table:number-columns-repeated="2"/>
          <table:table-cell office:value-type="string" calcext:value-type="string">
            <text:p>{"Ubication":{"id":1121,"created_at":"43768,6659722222","updated_at":"43768,6659722222","name":"LUDO","code":"Z06010954","father_code":"Z060109","gmap_reference_latitude":"-3.0839378","gmap_reference_longitude":"-78.9084477","acronym":""},"attach":[]},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BARTOLOME</text:p>
          </table:table-cell>
          <table:table-cell office:value-type="string" calcext:value-type="string">
            <text:p>Z06010955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018364"</text:p>
          </table:table-cell>
          <table:table-cell office:value-type="string" calcext:value-type="string">
            <text:p>"-78.8827789"</text:p>
          </table:table-cell>
          <table:table-cell table:number-columns-repeated="2"/>
          <table:table-cell office:value-type="string" calcext:value-type="string">
            <text:p>{"Ubication":{"id":1122,"created_at":"43768,6659722222","updated_at":"43768,6659722222","name":"SAN BARTOLOME","code":"Z06010955","father_code":"Z060109","gmap_reference_latitude":"-3.018364","gmap_reference_longitude":"-78.8827789","acronym":""},"attach":[]},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RARANGA</text:p>
          </table:table-cell>
          <table:table-cell office:value-type="string" calcext:value-type="string">
            <text:p>Z06010956</text:p>
          </table:table-cell>
          <table:table-cell office:value-type="string" calcext:value-type="string">
            <text:p>Z060109</text:p>
          </table:table-cell>
          <table:table-cell office:value-type="string" calcext:value-type="string">
            <text:p>"-3.1923818"</text:p>
          </table:table-cell>
          <table:table-cell office:value-type="string" calcext:value-type="string">
            <text:p>"-78.9709627"</text:p>
          </table:table-cell>
          <table:table-cell table:number-columns-repeated="2"/>
          <table:table-cell office:value-type="string" calcext:value-type="string">
            <text:p>{"Ubication":{"id":1123,"created_at":"43768,6659722222","updated_at":"43768,6659722222","name":"SAN JOSE DE RARANGA","code":"Z06010956","father_code":"Z060109","gmap_reference_latitude":"-3.1923818","gmap_reference_longitude":"-78.9709627","acronym":""},"attach":[]},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ĂA</text:p>
          </table:table-cell>
          <table:table-cell office:value-type="string" calcext:value-type="string">
            <text:p>Z060110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4696343"</text:p>
          </table:table-cell>
          <table:table-cell office:value-type="string" calcext:value-type="string">
            <text:p>"-79.157728"</text:p>
          </table:table-cell>
          <table:table-cell office:value-type="string" calcext:value-type="string">
            <text:p>ONA</text:p>
          </table:table-cell>
          <table:table-cell/>
          <table:table-cell office:value-type="string" calcext:value-type="string">
            <text:p>{"Ubication":{"id":1124,"created_at":"43768,6659722222","updated_at":"43768,6659722222","name":"OĂA","code":"Z060110","father_code":"Z0601","gmap_reference_latitude":"-3.4696343","gmap_reference_longitude":"-79.157728","acronym":"ONA"},"attach":[]},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ELIPE DE OĂA</text:p>
          </table:table-cell>
          <table:table-cell office:value-type="string" calcext:value-type="string">
            <text:p>Z06011050</text:p>
          </table:table-cell>
          <table:table-cell office:value-type="string" calcext:value-type="string">
            <text:p>Z060110</text:p>
          </table:table-cell>
          <table:table-cell office:value-type="string" calcext:value-type="string">
            <text:p>"-3.5148438"</text:p>
          </table:table-cell>
          <table:table-cell office:value-type="string" calcext:value-type="string">
            <text:p>"-79.2525366"</text:p>
          </table:table-cell>
          <table:table-cell table:number-columns-repeated="2"/>
          <table:table-cell office:value-type="string" calcext:value-type="string">
            <text:p>{"Ubication":{"id":1125,"created_at":"43768,6659722222","updated_at":"43768,6659722222","name":"SAN FELIPE DE OĂA","code":"Z06011050","father_code":"Z060110","gmap_reference_latitude":"-3.5148438","gmap_reference_longitude":"-79.2525366","acronym":""},"attach":[]},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SUDEL</text:p>
          </table:table-cell>
          <table:table-cell office:value-type="string" calcext:value-type="string">
            <text:p>Z06011051</text:p>
          </table:table-cell>
          <table:table-cell office:value-type="string" calcext:value-type="string">
            <text:p>Z060110</text:p>
          </table:table-cell>
          <table:table-cell office:value-type="string" calcext:value-type="string">
            <text:p>"-3.4046896"</text:p>
          </table:table-cell>
          <table:table-cell office:value-type="string" calcext:value-type="string">
            <text:p>"-79.1902578"</text:p>
          </table:table-cell>
          <table:table-cell table:number-columns-repeated="2"/>
          <table:table-cell office:value-type="string" calcext:value-type="string">
            <text:p>{"Ubication":{"id":1126,"created_at":"43768,6659722222","updated_at":"43768,6659722222","name":"SUSUDEL","code":"Z06011051","father_code":"Z060110","gmap_reference_latitude":"-3.4046896","gmap_reference_longitude":"-79.1902578","acronym":""},"attach":[]},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Z060111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9250615"</text:p>
          </table:table-cell>
          <table:table-cell office:value-type="string" calcext:value-type="string">
            <text:p>"-78.7879587"</text:p>
          </table:table-cell>
          <table:table-cell office:value-type="string" calcext:value-type="string">
            <text:p>CHO</text:p>
          </table:table-cell>
          <table:table-cell/>
          <table:table-cell office:value-type="string" calcext:value-type="string">
            <text:p>{"Ubication":{"id":1127,"created_at":"43768,6659722222","updated_at":"43768,6659722222","name":"CHORDELEG","code":"Z060111","father_code":"Z0601","gmap_reference_latitude":"-2.9250615","gmap_reference_longitude":"-78.7879587","acronym":"CHO"},"attach":[]},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RDELEG</text:p>
          </table:table-cell>
          <table:table-cell office:value-type="string" calcext:value-type="string">
            <text:p>Z06011150</text:p>
          </table:table-cell>
          <table:table-cell office:value-type="string" calcext:value-type="string">
            <text:p>Z060111</text:p>
          </table:table-cell>
          <table:table-cell office:value-type="string" calcext:value-type="string">
            <text:p>"-2.9250615"</text:p>
          </table:table-cell>
          <table:table-cell office:value-type="string" calcext:value-type="string">
            <text:p>"-78.7879587"</text:p>
          </table:table-cell>
          <table:table-cell table:number-columns-repeated="2"/>
          <table:table-cell office:value-type="string" calcext:value-type="string">
            <text:p>{"Ubication":{"id":1128,"created_at":"43768,6659722222","updated_at":"43768,6659722222","name":"CHORDELEG","code":"Z06011150","father_code":"Z060111","gmap_reference_latitude":"-2.9250615","gmap_reference_longitude":"-78.7879587","acronym":""},"attach":[]},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Z06011151</text:p>
          </table:table-cell>
          <table:table-cell office:value-type="string" calcext:value-type="string">
            <text:p>Z060111</text:p>
          </table:table-cell>
          <table:table-cell office:value-type="string" calcext:value-type="string">
            <text:p>"-3.0166668"</text:p>
          </table:table-cell>
          <table:table-cell office:value-type="string" calcext:value-type="string">
            <text:p>"-78.7508427"</text:p>
          </table:table-cell>
          <table:table-cell table:number-columns-repeated="2"/>
          <table:table-cell office:value-type="string" calcext:value-type="string">
            <text:p>{"Ubication":{"id":1129,"created_at":"43768,6659722222","updated_at":"43768,6659722222","name":"PRINCIPAL","code":"Z06011151","father_code":"Z060111","gmap_reference_latitude":"-3.0166668","gmap_reference_longitude":"-78.7508427","acronym":""},"attach":[]},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Z06011152</text:p>
          </table:table-cell>
          <table:table-cell office:value-type="string" calcext:value-type="string">
            <text:p>Z060111</text:p>
          </table:table-cell>
          <table:table-cell office:value-type="string" calcext:value-type="string">
            <text:p>"-1.3532951"</text:p>
          </table:table-cell>
          <table:table-cell office:value-type="string" calcext:value-type="string">
            <text:p>"-80.6011982"</text:p>
          </table:table-cell>
          <table:table-cell table:number-columns-repeated="2"/>
          <table:table-cell office:value-type="string" calcext:value-type="string">
            <text:p>{"Ubication":{"id":1130,"created_at":"43768,6659722222","updated_at":"43768,6659722222","name":"LA UNION","code":"Z06011152","father_code":"Z060111","gmap_reference_latitude":"-1.3532951","gmap_reference_longitude":"-80.6011982","acronym":""},"attach":[]},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IS GALARZA ORELLANA (CAB. EN DELEGSOL)</text:p>
          </table:table-cell>
          <table:table-cell office:value-type="string" calcext:value-type="string">
            <text:p>Z06011153</text:p>
          </table:table-cell>
          <table:table-cell office:value-type="string" calcext:value-type="string">
            <text:p>Z060111</text:p>
          </table:table-cell>
          <table:table-cell office:value-type="string" calcext:value-type="string">
            <text:p>"-3.002091"</text:p>
          </table:table-cell>
          <table:table-cell office:value-type="string" calcext:value-type="string">
            <text:p>"-78.7901768"</text:p>
          </table:table-cell>
          <table:table-cell table:number-columns-repeated="2"/>
          <table:table-cell office:value-type="string" calcext:value-type="string">
            <text:p>{"Ubication":{"id":1131,"created_at":"43768,6659722222","updated_at":"43768,6659722222","name":"LUIS GALARZA ORELLANA (CAB. EN DELEGSOL)","code":"Z06011153","father_code":"Z060111","gmap_reference_latitude":"-3.002091","gmap_reference_longitude":"-78.7901768","acronym":""},"attach":[]},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ARTIN DE PUZHIO</text:p>
          </table:table-cell>
          <table:table-cell office:value-type="string" calcext:value-type="string">
            <text:p>Z06011154</text:p>
          </table:table-cell>
          <table:table-cell office:value-type="string" calcext:value-type="string">
            <text:p>Z060111</text:p>
          </table:table-cell>
          <table:table-cell office:value-type="string" calcext:value-type="string">
            <text:p>"-2.9809699"</text:p>
          </table:table-cell>
          <table:table-cell office:value-type="string" calcext:value-type="string">
            <text:p>"-78.7790535"</text:p>
          </table:table-cell>
          <table:table-cell table:number-columns-repeated="2"/>
          <table:table-cell office:value-type="string" calcext:value-type="string">
            <text:p>{"Ubication":{"id":1132,"created_at":"43768,6659722222","updated_at":"43768,6659722222","name":"SAN MARTIN DE PUZHIO","code":"Z06011154","father_code":"Z060111","gmap_reference_latitude":"-2.9809699","gmap_reference_longitude":"-78.7790535","acronym":""},"attach":[]},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Z060112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7863042"</text:p>
          </table:table-cell>
          <table:table-cell office:value-type="string" calcext:value-type="string">
            <text:p>"-78.6727096"</text:p>
          </table:table-cell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{"Ubication":{"id":1133,"created_at":"43768,6659722222","updated_at":"43768,6659722222","name":"EL PAN","code":"Z060112","father_code":"Z0601","gmap_reference_latitude":"-2.7863042","gmap_reference_longitude":"-78.6727096","acronym":"EPA"},"attach":[]},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N</text:p>
          </table:table-cell>
          <table:table-cell office:value-type="string" calcext:value-type="string">
            <text:p>Z06011250</text:p>
          </table:table-cell>
          <table:table-cell office:value-type="string" calcext:value-type="string">
            <text:p>Z060112</text:p>
          </table:table-cell>
          <table:table-cell office:value-type="string" calcext:value-type="string">
            <text:p>"-2.7863042"</text:p>
          </table:table-cell>
          <table:table-cell office:value-type="string" calcext:value-type="string">
            <text:p>"-78.6727096"</text:p>
          </table:table-cell>
          <table:table-cell table:number-columns-repeated="2"/>
          <table:table-cell office:value-type="string" calcext:value-type="string">
            <text:p>{"Ubication":{"id":1134,"created_at":"43768,6659722222","updated_at":"43768,6659722222","name":"EL PAN","code":"Z06011250","father_code":"Z060112","gmap_reference_latitude":"-2.7863042","gmap_reference_longitude":"-78.6727096","acronym":""},"attach":[]},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Z06011253</text:p>
          </table:table-cell>
          <table:table-cell office:value-type="string" calcext:value-type="string">
            <text:p>Z060112</text:p>
          </table:table-cell>
          <table:table-cell office:value-type="string" calcext:value-type="string">
            <text:p>"-0.5968987"</text:p>
          </table:table-cell>
          <table:table-cell office:value-type="string" calcext:value-type="string">
            <text:p>"-80.4228402"</text:p>
          </table:table-cell>
          <table:table-cell table:number-columns-repeated="2"/>
          <table:table-cell office:value-type="string" calcext:value-type="string">
            <text:p>{"Ubication":{"id":1135,"created_at":"43768,6659722222","updated_at":"43768,6659722222","name":"SAN VICENTE","code":"Z06011253","father_code":"Z060112","gmap_reference_latitude":"-0.5968987","gmap_reference_longitude":"-80.4228402","acronym":""},"attach":[]},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Z060113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7987049"</text:p>
          </table:table-cell>
          <table:table-cell office:value-type="string" calcext:value-type="string">
            <text:p>"-78.6640835"</text:p>
          </table:table-cell>
          <table:table-cell office:value-type="string" calcext:value-type="string">
            <text:p>SDO</text:p>
          </table:table-cell>
          <table:table-cell/>
          <table:table-cell office:value-type="string" calcext:value-type="string">
            <text:p>{"Ubication":{"id":1136,"created_at":"43768,6659722222","updated_at":"43768,6659722222","name":"SEVILLA DE ORO","code":"Z060113","father_code":"Z0601","gmap_reference_latitude":"-2.7987049","gmap_reference_longitude":"-78.6640835","acronym":"SDO"},"attach":[]},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VILLA DE ORO</text:p>
          </table:table-cell>
          <table:table-cell office:value-type="string" calcext:value-type="string">
            <text:p>Z06011350</text:p>
          </table:table-cell>
          <table:table-cell office:value-type="string" calcext:value-type="string">
            <text:p>Z060113</text:p>
          </table:table-cell>
          <table:table-cell office:value-type="string" calcext:value-type="string">
            <text:p>"-2.7987049"</text:p>
          </table:table-cell>
          <table:table-cell office:value-type="string" calcext:value-type="string">
            <text:p>"-78.6640835"</text:p>
          </table:table-cell>
          <table:table-cell table:number-columns-repeated="2"/>
          <table:table-cell office:value-type="string" calcext:value-type="string">
            <text:p>{"Ubication":{"id":1137,"created_at":"43768,6659722222","updated_at":"43768,6659722222","name":"SEVILLA DE ORO","code":"Z06011350","father_code":"Z060113","gmap_reference_latitude":"-2.7987049","gmap_reference_longitude":"-78.6640835","acronym":""},"attach":[]},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ALUZA</text:p>
          </table:table-cell>
          <table:table-cell office:value-type="string" calcext:value-type="string">
            <text:p>Z06011351</text:p>
          </table:table-cell>
          <table:table-cell office:value-type="string" calcext:value-type="string">
            <text:p>Z060113</text:p>
          </table:table-cell>
          <table:table-cell office:value-type="string" calcext:value-type="string">
            <text:p>"-2.6088758"</text:p>
          </table:table-cell>
          <table:table-cell office:value-type="string" calcext:value-type="string">
            <text:p>"-78.5826576"</text:p>
          </table:table-cell>
          <table:table-cell table:number-columns-repeated="2"/>
          <table:table-cell office:value-type="string" calcext:value-type="string">
            <text:p>{"Ubication":{"id":1138,"created_at":"43768,6659722222","updated_at":"43768,6659722222","name":"AMALUZA","code":"Z06011351","father_code":"Z060113","gmap_reference_latitude":"-2.6088758","gmap_reference_longitude":"-78.5826576","acronym":""},"attach":[]},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Z06011352</text:p>
          </table:table-cell>
          <table:table-cell office:value-type="string" calcext:value-type="string">
            <text:p>Z060113</text:p>
          </table:table-cell>
          <table:table-cell office:value-type="string" calcext:value-type="string">
            <text:p>"-2.7987049"</text:p>
          </table:table-cell>
          <table:table-cell office:value-type="string" calcext:value-type="string">
            <text:p>"-78.6640835"</text:p>
          </table:table-cell>
          <table:table-cell table:number-columns-repeated="2"/>
          <table:table-cell office:value-type="string" calcext:value-type="string">
            <text:p>{"Ubication":{"id":1139,"created_at":"43768,6659722222","updated_at":"43768,6659722222","name":"PALMAS","code":"Z06011352","father_code":"Z060113","gmap_reference_latitude":"-2.7987049","gmap_reference_longitude":"-78.6640835","acronym":""},"attach":[]},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CHAPALA</text:p>
          </table:table-cell>
          <table:table-cell office:value-type="string" calcext:value-type="string">
            <text:p>Z060114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2.7700755"</text:p>
          </table:table-cell>
          <table:table-cell office:value-type="string" calcext:value-type="string">
            <text:p>"-78.720088"</text:p>
          </table:table-cell>
          <table:table-cell office:value-type="string" calcext:value-type="string">
            <text:p>GCH</text:p>
          </table:table-cell>
          <table:table-cell/>
          <table:table-cell office:value-type="string" calcext:value-type="string">
            <text:p>{"Ubication":{"id":1140,"created_at":"43768,6659722222","updated_at":"43768,6659722222","name":"GUACHAPALA","code":"Z060114","father_code":"Z0601","gmap_reference_latitude":"-2.7700755","gmap_reference_longitude":"-78.720088","acronym":"GCH"},"attach":[]},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CHAPALA</text:p>
          </table:table-cell>
          <table:table-cell office:value-type="string" calcext:value-type="string">
            <text:p>Z06011450</text:p>
          </table:table-cell>
          <table:table-cell office:value-type="string" calcext:value-type="string">
            <text:p>Z060114</text:p>
          </table:table-cell>
          <table:table-cell office:value-type="string" calcext:value-type="string">
            <text:p>"-2.7700755"</text:p>
          </table:table-cell>
          <table:table-cell office:value-type="string" calcext:value-type="string">
            <text:p>"-78.720088"</text:p>
          </table:table-cell>
          <table:table-cell table:number-columns-repeated="2"/>
          <table:table-cell office:value-type="string" calcext:value-type="string">
            <text:p>{"Ubication":{"id":1141,"created_at":"43768,6659722222","updated_at":"43768,6659722222","name":"GUACHAPALA","code":"Z06011450","father_code":"Z060114","gmap_reference_latitude":"-2.7700755","gmap_reference_longitude":"-78.720088","acronym":""},"attach":[]},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Z060115</text:p>
          </table:table-cell>
          <table:table-cell office:value-type="string" calcext:value-type="string">
            <text:p>Z0601</text:p>
          </table:table-cell>
          <table:table-cell office:value-type="string" calcext:value-type="string">
            <text:p>"-3.0605779"</text:p>
          </table:table-cell>
          <table:table-cell office:value-type="string" calcext:value-type="string">
            <text:p>"-79.7561122"</text:p>
          </table:table-cell>
          <table:table-cell office:value-type="string" calcext:value-type="string">
            <text:p>CPE</text:p>
          </table:table-cell>
          <table:table-cell/>
          <table:table-cell office:value-type="string" calcext:value-type="string">
            <text:p>{"Ubication":{"id":1142,"created_at":"43768,6659722222","updated_at":"43768,6659722222","name":"CAMILO PONCE ENRIQUEZ","code":"Z060115","father_code":"Z0601","gmap_reference_latitude":"-3.0605779","gmap_reference_longitude":"-79.7561122","acronym":"CPE"},"attach":[]},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MILO PONCE ENRIQUEZ</text:p>
          </table:table-cell>
          <table:table-cell office:value-type="string" calcext:value-type="string">
            <text:p>Z06011550</text:p>
          </table:table-cell>
          <table:table-cell office:value-type="string" calcext:value-type="string">
            <text:p>Z060115</text:p>
          </table:table-cell>
          <table:table-cell office:value-type="string" calcext:value-type="string">
            <text:p>"-3.0605779"</text:p>
          </table:table-cell>
          <table:table-cell office:value-type="string" calcext:value-type="string">
            <text:p>"-79.7561122"</text:p>
          </table:table-cell>
          <table:table-cell table:number-columns-repeated="2"/>
          <table:table-cell office:value-type="string" calcext:value-type="string">
            <text:p>{"Ubication":{"id":1143,"created_at":"43768,6659722222","updated_at":"43768,6659722222","name":"CAMILO PONCE ENRIQUEZ","code":"Z06011550","father_code":"Z060115","gmap_reference_latitude":"-3.0605779","gmap_reference_longitude":"-79.7561122","acronym":""},"attach":[]},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ĂAR 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Z06</text:p>
          </table:table-cell>
          <table:table-cell office:value-type="string" calcext:value-type="string">
            <text:p>"-2.5242449"</text:p>
          </table:table-cell>
          <table:table-cell office:value-type="string" calcext:value-type="string">
            <text:p>"-79.6112423"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{"Ubication":{"id":1144,"created_at":"43768,6659722222","updated_at":"43768,6659722222","name":"CAĂAR ","code":"Z0603","father_code":"Z06","gmap_reference_latitude":"-2.5242449","gmap_reference_longitude":"-79.6112423","acronym":"U"},"attach":[]},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ZOGUEZ</text:p>
          </table:table-cell>
          <table:table-cell office:value-type="string" calcext:value-type="string">
            <text:p>Z060350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7397859"</text:p>
          </table:table-cell>
          <table:table-cell office:value-type="string" calcext:value-type="string">
            <text:p>"-78.8801202"</text:p>
          </table:table-cell>
          <table:table-cell office:value-type="string" calcext:value-type="string">
            <text:p>AZO</text:p>
          </table:table-cell>
          <table:table-cell/>
          <table:table-cell office:value-type="string" calcext:value-type="string">
            <text:p>{"Ubication":{"id":1145,"created_at":"43768,6659722222","updated_at":"43768,6659722222","name":"AZOGUEZ","code":"Z060350","father_code":"Z0603","gmap_reference_latitude":"-2.7397859","gmap_reference_longitude":"-78.8801202","acronym":"AZO"},"attach":[]},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ZOGUEZ (RURAL)</text:p>
          </table:table-cell>
          <table:table-cell office:value-type="string" calcext:value-type="string">
            <text:p>Z060350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7397859"</text:p>
          </table:table-cell>
          <table:table-cell office:value-type="string" calcext:value-type="string">
            <text:p>"-78.8801202"</text:p>
          </table:table-cell>
          <table:table-cell table:number-columns-repeated="2"/>
          <table:table-cell office:value-type="string" calcext:value-type="string">
            <text:p>{"Ubication":{"id":1146,"created_at":"43768,6659722222","updated_at":"43768,6659722222","name":"AZOGUEZ (RURAL)","code":"Z060350","father_code":"Z0603","gmap_reference_latitude":"-2.7397859","gmap_reference_longitude":"-78.8801202","acronym":""},"attach":[]},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ZOGUEZ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7397859"</text:p>
          </table:table-cell>
          <table:table-cell office:value-type="string" calcext:value-type="string">
            <text:p>"-78.8801202"</text:p>
          </table:table-cell>
          <table:table-cell table:number-columns-repeated="2"/>
          <table:table-cell office:value-type="string" calcext:value-type="string">
            <text:p>{"Ubication":{"id":1147,"created_at":"43768,6659722222","updated_at":"43768,6659722222","name":"AZOGUEZ","code":"Z060302","father_code":"Z0603","gmap_reference_latitude":"-2.7397859","gmap_reference_longitude":"-78.8801202","acronym":""},"attach":[]},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URELIO BAYAS MARTĂNEZ</text:p>
          </table:table-cell>
          <table:table-cell office:value-type="string" calcext:value-type="string">
            <text:p>Z06030101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7397859"</text:p>
          </table:table-cell>
          <table:table-cell office:value-type="string" calcext:value-type="string">
            <text:p>"-78.8801202"</text:p>
          </table:table-cell>
          <table:table-cell table:number-columns-repeated="2"/>
          <table:table-cell office:value-type="string" calcext:value-type="string">
            <text:p>{"Ubication":{"id":1148,"created_at":"43768,6659722222","updated_at":"43768,6659722222","name":"AURELIO BAYAS MARTĂNEZ","code":"Z06030101","father_code":"Z060301","gmap_reference_latitude":"-2.7397859","gmap_reference_longitude":"-78.8801202","acronym":""},"attach":[]},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ZOGUES</text:p>
          </table:table-cell>
          <table:table-cell office:value-type="string" calcext:value-type="string">
            <text:p>Z06030102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7397859"</text:p>
          </table:table-cell>
          <table:table-cell office:value-type="string" calcext:value-type="string">
            <text:p>"-78.8801202"</text:p>
          </table:table-cell>
          <table:table-cell table:number-columns-repeated="2"/>
          <table:table-cell office:value-type="string" calcext:value-type="string">
            <text:p>{"Ubication":{"id":1149,"created_at":"43768,6659722222","updated_at":"43768,6659722222","name":"AZOGUES","code":"Z06030102","father_code":"Z060301","gmap_reference_latitude":"-2.7397859","gmap_reference_longitude":"-78.8801202","acronym":""},"attach":[]},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RRERO</text:p>
          </table:table-cell>
          <table:table-cell office:value-type="string" calcext:value-type="string">
            <text:p>Z06030103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7738862"</text:p>
          </table:table-cell>
          <table:table-cell office:value-type="string" calcext:value-type="string">
            <text:p>"-78.8559581"</text:p>
          </table:table-cell>
          <table:table-cell table:number-columns-repeated="2"/>
          <table:table-cell office:value-type="string" calcext:value-type="string">
            <text:p>{"Ubication":{"id":1150,"created_at":"43768,6659722222","updated_at":"43768,6659722222","name":"BORRERO","code":"Z06030103","father_code":"Z060301","gmap_reference_latitude":"-2.7738862","gmap_reference_longitude":"-78.8559581","acronym":""},"attach":[]},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Z06030104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1.2313897"</text:p>
          </table:table-cell>
          <table:table-cell office:value-type="string" calcext:value-type="string">
            <text:p>"-78.599172"</text:p>
          </table:table-cell>
          <table:table-cell table:number-columns-repeated="2"/>
          <table:table-cell office:value-type="string" calcext:value-type="string">
            <text:p>{"Ubication":{"id":1151,"created_at":"43768,6659722222","updated_at":"43768,6659722222","name":"SAN FRANCISCO","code":"Z06030104","father_code":"Z060301","gmap_reference_latitude":"-1.2313897","gmap_reference_longitude":"-78.599172","acronym":""},"attach":[]},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JITAMBO</text:p>
          </table:table-cell>
          <table:table-cell office:value-type="string" calcext:value-type="string">
            <text:p>Z06030151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7594628"</text:p>
          </table:table-cell>
          <table:table-cell office:value-type="string" calcext:value-type="string">
            <text:p>"-78.9017717"</text:p>
          </table:table-cell>
          <table:table-cell table:number-columns-repeated="2"/>
          <table:table-cell office:value-type="string" calcext:value-type="string">
            <text:p>{"Ubication":{"id":1152,"created_at":"43768,6659722222","updated_at":"43768,6659722222","name":"COJITAMBO","code":"Z06030151","father_code":"Z060301","gmap_reference_latitude":"-2.7594628","gmap_reference_longitude":"-78.9017717","acronym":""},"attach":[]},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PAN</text:p>
          </table:table-cell>
          <table:table-cell office:value-type="string" calcext:value-type="string">
            <text:p>Z06030153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6185102"</text:p>
          </table:table-cell>
          <table:table-cell office:value-type="string" calcext:value-type="string">
            <text:p>"-78.9985807"</text:p>
          </table:table-cell>
          <table:table-cell table:number-columns-repeated="2"/>
          <table:table-cell office:value-type="string" calcext:value-type="string">
            <text:p>{"Ubication":{"id":1153,"created_at":"43768,6659722222","updated_at":"43768,6659722222","name":"GUAPAN","code":"Z06030153","father_code":"Z060301","gmap_reference_latitude":"-2.6185102","gmap_reference_longitude":"-78.9985807","acronym":""},"attach":[]},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VIER LOYOLA (CHUQUIPATA)</text:p>
          </table:table-cell>
          <table:table-cell office:value-type="string" calcext:value-type="string">
            <text:p>Z06030154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7993415"</text:p>
          </table:table-cell>
          <table:table-cell office:value-type="string" calcext:value-type="string">
            <text:p>"-78.9286643"</text:p>
          </table:table-cell>
          <table:table-cell table:number-columns-repeated="2"/>
          <table:table-cell office:value-type="string" calcext:value-type="string">
            <text:p>{"Ubication":{"id":1154,"created_at":"43768,6659722222","updated_at":"43768,6659722222","name":"JAVIER LOYOLA (CHUQUIPATA)","code":"Z06030154","father_code":"Z060301","gmap_reference_latitude":"-2.7993415","gmap_reference_longitude":"-78.9286643","acronym":""},"attach":[]},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UIS CORDERO</text:p>
          </table:table-cell>
          <table:table-cell office:value-type="string" calcext:value-type="string">
            <text:p>Z06030155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7428009"</text:p>
          </table:table-cell>
          <table:table-cell office:value-type="string" calcext:value-type="string">
            <text:p>"-78.852047"</text:p>
          </table:table-cell>
          <table:table-cell table:number-columns-repeated="2"/>
          <table:table-cell office:value-type="string" calcext:value-type="string">
            <text:p>{"Ubication":{"id":1155,"created_at":"43768,6659722222","updated_at":"43768,6659722222","name":"LUIS CORDERO","code":"Z06030155","father_code":"Z060301","gmap_reference_latitude":"-2.7428009","gmap_reference_longitude":"-78.852047","acronym":""},"attach":[]},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NDILIG</text:p>
          </table:table-cell>
          <table:table-cell office:value-type="string" calcext:value-type="string">
            <text:p>Z06030156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5882335"</text:p>
          </table:table-cell>
          <table:table-cell office:value-type="string" calcext:value-type="string">
            <text:p>"-78.7710846"</text:p>
          </table:table-cell>
          <table:table-cell table:number-columns-repeated="2"/>
          <table:table-cell office:value-type="string" calcext:value-type="string">
            <text:p>{"Ubication":{"id":1156,"created_at":"43768,6659722222","updated_at":"43768,6659722222","name":"PINDILIG","code":"Z06030156","father_code":"Z060301","gmap_reference_latitude":"-2.5882335","gmap_reference_longitude":"-78.7710846","acronym":""},"attach":[]},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Z06030157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5781658"</text:p>
          </table:table-cell>
          <table:table-cell office:value-type="string" calcext:value-type="string">
            <text:p>"-78.6654206"</text:p>
          </table:table-cell>
          <table:table-cell table:number-columns-repeated="2"/>
          <table:table-cell office:value-type="string" calcext:value-type="string">
            <text:p>{"Ubication":{"id":1157,"created_at":"43768,6659722222","updated_at":"43768,6659722222","name":"RIVERA","code":"Z06030157","father_code":"Z060301","gmap_reference_latitude":"-2.5781658","gmap_reference_longitude":"-78.6654206","acronym":""},"attach":[]},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Z06030158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1.0397388"</text:p>
          </table:table-cell>
          <table:table-cell office:value-type="string" calcext:value-type="string">
            <text:p>"-78.6086371"</text:p>
          </table:table-cell>
          <table:table-cell table:number-columns-repeated="2"/>
          <table:table-cell office:value-type="string" calcext:value-type="string">
            <text:p>{"Ubication":{"id":1158,"created_at":"43768,6659722222","updated_at":"43768,6659722222","name":"SAN MIGUEL","code":"Z06030158","father_code":"Z060301","gmap_reference_latitude":"-1.0397388","gmap_reference_longitude":"-78.6086371","acronym":""},"attach":[]},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DAY</text:p>
          </table:table-cell>
          <table:table-cell office:value-type="string" calcext:value-type="string">
            <text:p>Z06030160</text:p>
          </table:table-cell>
          <table:table-cell office:value-type="string" calcext:value-type="string">
            <text:p>Z060301</text:p>
          </table:table-cell>
          <table:table-cell office:value-type="string" calcext:value-type="string">
            <text:p>"-2.6408902"</text:p>
          </table:table-cell>
          <table:table-cell office:value-type="string" calcext:value-type="string">
            <text:p>"-78.6925363"</text:p>
          </table:table-cell>
          <table:table-cell table:number-columns-repeated="2"/>
          <table:table-cell office:value-type="string" calcext:value-type="string">
            <text:p>{"Ubication":{"id":1159,"created_at":"43768,6659722222","updated_at":"43768,6659722222","name":"TADAY","code":"Z06030160","father_code":"Z060301","gmap_reference_latitude":"-2.6408902","gmap_reference_longitude":"-78.6925363","acronym":""},"attach":[]},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IBLIĂN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7119887"</text:p>
          </table:table-cell>
          <table:table-cell office:value-type="string" calcext:value-type="string">
            <text:p>"-78.905415"</text:p>
          </table:table-cell>
          <table:table-cell office:value-type="string" calcext:value-type="string">
            <text:p>BIB</text:p>
          </table:table-cell>
          <table:table-cell/>
          <table:table-cell office:value-type="string" calcext:value-type="string">
            <text:p>{"Ubication":{"id":1160,"created_at":"43768,6659722222","updated_at":"43768,6659722222","name":"BIBLIĂN","code":"Z060302","father_code":"Z0603","gmap_reference_latitude":"-2.7119887","gmap_reference_longitude":"-78.905415","acronym":"BIB"},"attach":[]},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IBLIĂN</text:p>
          </table:table-cell>
          <table:table-cell office:value-type="string" calcext:value-type="string">
            <text:p>Z06030250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"-2.7119887"</text:p>
          </table:table-cell>
          <table:table-cell office:value-type="string" calcext:value-type="string">
            <text:p>"-78.905415"</text:p>
          </table:table-cell>
          <table:table-cell table:number-columns-repeated="2"/>
          <table:table-cell office:value-type="string" calcext:value-type="string">
            <text:p>{"Ubication":{"id":1161,"created_at":"43768,6659722222","updated_at":"43768,6659722222","name":"BIBLIĂN","code":"Z06030250","father_code":"Z060302","gmap_reference_latitude":"-2.7119887","gmap_reference_longitude":"-78.905415","acronym":""},"attach":[]},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ZON (CAB. EN PAMPA DE DOMINGUEZ)</text:p>
          </table:table-cell>
          <table:table-cell office:value-type="string" calcext:value-type="string">
            <text:p>Z06030251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"-2.6763019"</text:p>
          </table:table-cell>
          <table:table-cell office:value-type="string" calcext:value-type="string">
            <text:p>"-79.1390586"</text:p>
          </table:table-cell>
          <table:table-cell table:number-columns-repeated="2"/>
          <table:table-cell office:value-type="string" calcext:value-type="string">
            <text:p>{"Ubication":{"id":1162,"created_at":"43768,6659722222","updated_at":"43768,6659722222","name":"NAZON (CAB. EN PAMPA DE DOMINGUEZ)","code":"Z06030251","father_code":"Z060302","gmap_reference_latitude":"-2.6763019","gmap_reference_longitude":"-79.1390586","acronym":""},"attach":[]},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SAGEO</text:p>
          </table:table-cell>
          <table:table-cell office:value-type="string" calcext:value-type="string">
            <text:p>Z06030252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"-2.7119887"</text:p>
          </table:table-cell>
          <table:table-cell office:value-type="string" calcext:value-type="string">
            <text:p>"-78.905415"</text:p>
          </table:table-cell>
          <table:table-cell table:number-columns-repeated="2"/>
          <table:table-cell office:value-type="string" calcext:value-type="string">
            <text:p>{"Ubication":{"id":1163,"created_at":"43768,6659722222","updated_at":"43768,6659722222","name":"SAN FRANCISCO DE SAGEO","code":"Z06030252","father_code":"Z060302","gmap_reference_latitude":"-2.7119887","gmap_reference_longitude":"-78.905415","acronym":""},"attach":[]},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RUPAMBA</text:p>
          </table:table-cell>
          <table:table-cell office:value-type="string" calcext:value-type="string">
            <text:p>Z06030253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"-2.7281678"</text:p>
          </table:table-cell>
          <table:table-cell office:value-type="string" calcext:value-type="string">
            <text:p>"-78.9299467"</text:p>
          </table:table-cell>
          <table:table-cell table:number-columns-repeated="2"/>
          <table:table-cell office:value-type="string" calcext:value-type="string">
            <text:p>{"Ubication":{"id":1164,"created_at":"43768,6659722222","updated_at":"43768,6659722222","name":"TURUPAMBA","code":"Z06030253","father_code":"Z060302","gmap_reference_latitude":"-2.7281678","gmap_reference_longitude":"-78.9299467","acronym":""},"attach":[]},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ERUSALEN</text:p>
          </table:table-cell>
          <table:table-cell office:value-type="string" calcext:value-type="string">
            <text:p>Z06030254</text:p>
          </table:table-cell>
          <table:table-cell office:value-type="string" calcext:value-type="string">
            <text:p>Z060302</text:p>
          </table:table-cell>
          <table:table-cell office:value-type="string" calcext:value-type="string">
            <text:p>"-2.6934175"</text:p>
          </table:table-cell>
          <table:table-cell office:value-type="string" calcext:value-type="string">
            <text:p>"-78.9346554"</text:p>
          </table:table-cell>
          <table:table-cell table:number-columns-repeated="2"/>
          <table:table-cell office:value-type="string" calcext:value-type="string">
            <text:p>{"Ubication":{"id":1165,"created_at":"43768,6659722222","updated_at":"43768,6659722222","name":"JERUSALEN","code":"Z06030254","father_code":"Z060302","gmap_reference_latitude":"-2.6934175","gmap_reference_longitude":"-78.9346554","acronym":""},"attach":[]},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ĂAR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5242449"</text:p>
          </table:table-cell>
          <table:table-cell office:value-type="string" calcext:value-type="string">
            <text:p>"-79.6112423"</text:p>
          </table:table-cell>
          <table:table-cell office:value-type="string" calcext:value-type="string">
            <text:p>CAĂ</text:p>
          </table:table-cell>
          <table:table-cell/>
          <table:table-cell office:value-type="string" calcext:value-type="string">
            <text:p>{"Ubication":{"id":1166,"created_at":"43768,6659722222","updated_at":"43768,6659722222","name":"CAĂAR","code":"Z060303","father_code":"Z0603","gmap_reference_latitude":"-2.5242449","gmap_reference_longitude":"-79.6112423","acronym":"CAĂ"},"attach":[]},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ĂAR</text:p>
          </table:table-cell>
          <table:table-cell office:value-type="string" calcext:value-type="string">
            <text:p>Z06030350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5242449"</text:p>
          </table:table-cell>
          <table:table-cell office:value-type="string" calcext:value-type="string">
            <text:p>"-79.6112423"</text:p>
          </table:table-cell>
          <table:table-cell table:number-columns-repeated="2"/>
          <table:table-cell office:value-type="string" calcext:value-type="string">
            <text:p>{"Ubication":{"id":1167,"created_at":"43768,6659722222","updated_at":"43768,6659722222","name":"CAĂAR","code":"Z06030350","father_code":"Z060303","gmap_reference_latitude":"-2.5242449","gmap_reference_longitude":"-79.6112423","acronym":""},"attach":[]},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NTAMARCA</text:p>
          </table:table-cell>
          <table:table-cell office:value-type="string" calcext:value-type="string">
            <text:p>Z06030351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4428592"</text:p>
          </table:table-cell>
          <table:table-cell office:value-type="string" calcext:value-type="string">
            <text:p>"-79.0862417"</text:p>
          </table:table-cell>
          <table:table-cell table:number-columns-repeated="2"/>
          <table:table-cell office:value-type="string" calcext:value-type="string">
            <text:p>{"Ubication":{"id":1168,"created_at":"43768,6659722222","updated_at":"43768,6659722222","name":"CHONTAMARCA","code":"Z06030351","father_code":"Z060303","gmap_reference_latitude":"-2.4428592","gmap_reference_longitude":"-79.0862417","acronym":""},"attach":[]},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OROCOPTE</text:p>
          </table:table-cell>
          <table:table-cell office:value-type="string" calcext:value-type="string">
            <text:p>Z06030352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5797508"</text:p>
          </table:table-cell>
          <table:table-cell office:value-type="string" calcext:value-type="string">
            <text:p>"-78.9669877"</text:p>
          </table:table-cell>
          <table:table-cell table:number-columns-repeated="2"/>
          <table:table-cell office:value-type="string" calcext:value-type="string">
            <text:p>{"Ubication":{"id":1169,"created_at":"43768,6659722222","updated_at":"43768,6659722222","name":"CHOROCOPTE","code":"Z06030352","father_code":"Z060303","gmap_reference_latitude":"-2.5797508","gmap_reference_longitude":"-78.9669877","acronym":""},"attach":[]},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MORALES (SOCARTE)</text:p>
          </table:table-cell>
          <table:table-cell office:value-type="string" calcext:value-type="string">
            <text:p>Z06030353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363088"</text:p>
          </table:table-cell>
          <table:table-cell office:value-type="string" calcext:value-type="string">
            <text:p>"-79.1213981"</text:p>
          </table:table-cell>
          <table:table-cell table:number-columns-repeated="2"/>
          <table:table-cell office:value-type="string" calcext:value-type="string">
            <text:p>{"Ubication":{"id":1170,"created_at":"43768,6659722222","updated_at":"43768,6659722222","name":"GENERAL MORALES (SOCARTE)","code":"Z06030353","father_code":"Z060303","gmap_reference_latitude":"-2.363088","gmap_reference_longitude":"-79.1213981","acronym":""},"attach":[]},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LETURO</text:p>
          </table:table-cell>
          <table:table-cell office:value-type="string" calcext:value-type="string">
            <text:p>Z06030354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6041911"</text:p>
          </table:table-cell>
          <table:table-cell office:value-type="string" calcext:value-type="string">
            <text:p>"-79.23162"</text:p>
          </table:table-cell>
          <table:table-cell table:number-columns-repeated="2"/>
          <table:table-cell office:value-type="string" calcext:value-type="string">
            <text:p>{"Ubication":{"id":1171,"created_at":"43768,6659722222","updated_at":"43768,6659722222","name":"GUALLETURO","code":"Z06030354","father_code":"Z060303","gmap_reference_latitude":"-2.6041911","gmap_reference_longitude":"-79.23162","acronym":""},"attach":[]},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ONORATO VASQUEZ (TAMBO VIEJO)</text:p>
          </table:table-cell>
          <table:table-cell office:value-type="string" calcext:value-type="string">
            <text:p>Z06030355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5925745"</text:p>
          </table:table-cell>
          <table:table-cell office:value-type="string" calcext:value-type="string">
            <text:p>"-78.9268967"</text:p>
          </table:table-cell>
          <table:table-cell table:number-columns-repeated="2"/>
          <table:table-cell office:value-type="string" calcext:value-type="string">
            <text:p>{"Ubication":{"id":1172,"created_at":"43768,6659722222","updated_at":"43768,6659722222","name":"HONORATO VASQUEZ (TAMBO VIEJO)","code":"Z06030355","father_code":"Z060303","gmap_reference_latitude":"-2.5925745","gmap_reference_longitude":"-78.9268967","acronym":""},"attach":[]},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NGAPIRCA</text:p>
          </table:table-cell>
          <table:table-cell office:value-type="string" calcext:value-type="string">
            <text:p>Z06030356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5455012"</text:p>
          </table:table-cell>
          <table:table-cell office:value-type="string" calcext:value-type="string">
            <text:p>"-78.878231"</text:p>
          </table:table-cell>
          <table:table-cell table:number-columns-repeated="2"/>
          <table:table-cell office:value-type="string" calcext:value-type="string">
            <text:p>{"Ubication":{"id":1173,"created_at":"43768,6659722222","updated_at":"43768,6659722222","name":"INGAPIRCA","code":"Z06030356","father_code":"Z060303","gmap_reference_latitude":"-2.5455012","gmap_reference_longitude":"-78.878231","acronym":""},"attach":[]},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Z06030357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441797"</text:p>
          </table:table-cell>
          <table:table-cell office:value-type="string" calcext:value-type="string">
            <text:p>"-79.0380623"</text:p>
          </table:table-cell>
          <table:table-cell table:number-columns-repeated="2"/>
          <table:table-cell office:value-type="string" calcext:value-type="string">
            <text:p>{"Ubication":{"id":1174,"created_at":"43768,6659722222","updated_at":"43768,6659722222","name":"JUNCAL","code":"Z06030357","father_code":"Z060303","gmap_reference_latitude":"-2.441797","gmap_reference_longitude":"-79.0380623","acronym":""},"attach":[]},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Z06030358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0.0005579"</text:p>
          </table:table-cell>
          <table:table-cell office:value-type="string" calcext:value-type="string">
            <text:p>"-78.4668877"</text:p>
          </table:table-cell>
          <table:table-cell table:number-columns-repeated="2"/>
          <table:table-cell office:value-type="string" calcext:value-type="string">
            <text:p>{"Ubication":{"id":1175,"created_at":"43768,6659722222","updated_at":"43768,6659722222","name":"SAN ANTONIO","code":"Z06030358","father_code":"Z060303","gmap_reference_latitude":"-0.0005579","gmap_reference_longitude":"-78.4668877","acronym":""},"attach":[]},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HUD</text:p>
          </table:table-cell>
          <table:table-cell office:value-type="string" calcext:value-type="string">
            <text:p>Z06030361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460567"</text:p>
          </table:table-cell>
          <table:table-cell office:value-type="string" calcext:value-type="string">
            <text:p>"-79.0089513"</text:p>
          </table:table-cell>
          <table:table-cell table:number-columns-repeated="2"/>
          <table:table-cell office:value-type="string" calcext:value-type="string">
            <text:p>{"Ubication":{"id":1176,"created_at":"43768,6659722222","updated_at":"43768,6659722222","name":"ZHUD","code":"Z06030361","father_code":"Z060303","gmap_reference_latitude":"-2.460567","gmap_reference_longitude":"-79.0089513","acronym":""},"attach":[]},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Z06030362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2716725"</text:p>
          </table:table-cell>
          <table:table-cell office:value-type="string" calcext:value-type="string">
            <text:p>"-79.2001838"</text:p>
          </table:table-cell>
          <table:table-cell table:number-columns-repeated="2"/>
          <table:table-cell office:value-type="string" calcext:value-type="string">
            <text:p>{"Ubication":{"id":1177,"created_at":"43768,6659722222","updated_at":"43768,6659722222","name":"VENTURA","code":"Z06030362","father_code":"Z060303","gmap_reference_latitude":"-2.2716725","gmap_reference_longitude":"-79.2001838","acronym":""},"attach":[]},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UCUR</text:p>
          </table:table-cell>
          <table:table-cell office:value-type="string" calcext:value-type="string">
            <text:p>Z06030363</text:p>
          </table:table-cell>
          <table:table-cell office:value-type="string" calcext:value-type="string">
            <text:p>Z060303</text:p>
          </table:table-cell>
          <table:table-cell office:value-type="string" calcext:value-type="string">
            <text:p>"-2.4618747"</text:p>
          </table:table-cell>
          <table:table-cell office:value-type="string" calcext:value-type="string">
            <text:p>"-79.1218829"</text:p>
          </table:table-cell>
          <table:table-cell table:number-columns-repeated="2"/>
          <table:table-cell office:value-type="string" calcext:value-type="string">
            <text:p>{"Ubication":{"id":1178,"created_at":"43768,6659722222","updated_at":"43768,6659722222","name":"DUCUR","code":"Z06030363","father_code":"Z060303","gmap_reference_latitude":"-2.4618747","gmap_reference_longitude":"-79.1218829","acronym":""},"attach":[]},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Z060304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4216781"</text:p>
          </table:table-cell>
          <table:table-cell office:value-type="string" calcext:value-type="string">
            <text:p>"-79.3526602"</text:p>
          </table:table-cell>
          <table:table-cell office:value-type="string" calcext:value-type="string">
            <text:p>TRO</text:p>
          </table:table-cell>
          <table:table-cell/>
          <table:table-cell office:value-type="string" calcext:value-type="string">
            <text:p>{"Ubication":{"id":1179,"created_at":"43768,6659722222","updated_at":"43768,6659722222","name":"LA TRONCAL","code":"Z060304","father_code":"Z0603","gmap_reference_latitude":"-2.4216781","gmap_reference_longitude":"-79.3526602","acronym":"TRO"},"attach":[]},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TRONCAL</text:p>
          </table:table-cell>
          <table:table-cell office:value-type="string" calcext:value-type="string">
            <text:p>Z06030450</text:p>
          </table:table-cell>
          <table:table-cell office:value-type="string" calcext:value-type="string">
            <text:p>Z060304</text:p>
          </table:table-cell>
          <table:table-cell office:value-type="string" calcext:value-type="string">
            <text:p>"-2.4216781"</text:p>
          </table:table-cell>
          <table:table-cell office:value-type="string" calcext:value-type="string">
            <text:p>"-79.3526602"</text:p>
          </table:table-cell>
          <table:table-cell table:number-columns-repeated="2"/>
          <table:table-cell office:value-type="string" calcext:value-type="string">
            <text:p>{"Ubication":{"id":1180,"created_at":"43768,6659722222","updated_at":"43768,6659722222","name":"LA TRONCAL","code":"Z06030450","father_code":"Z060304","gmap_reference_latitude":"-2.4216781","gmap_reference_longitude":"-79.3526602","acronym":""},"attach":[]},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UEL J. CALLE</text:p>
          </table:table-cell>
          <table:table-cell office:value-type="string" calcext:value-type="string">
            <text:p>Z06030451</text:p>
          </table:table-cell>
          <table:table-cell office:value-type="string" calcext:value-type="string">
            <text:p>Z060304</text:p>
          </table:table-cell>
          <table:table-cell office:value-type="string" calcext:value-type="string">
            <text:p>"-2.3877478"</text:p>
          </table:table-cell>
          <table:table-cell office:value-type="string" calcext:value-type="string">
            <text:p>"-79.4114537"</text:p>
          </table:table-cell>
          <table:table-cell table:number-columns-repeated="2"/>
          <table:table-cell office:value-type="string" calcext:value-type="string">
            <text:p>{"Ubication":{"id":1181,"created_at":"43768,6659722222","updated_at":"43768,6659722222","name":"MANUEL J. CALLE","code":"Z06030451","father_code":"Z060304","gmap_reference_latitude":"-2.3877478","gmap_reference_longitude":"-79.4114537","acronym":""},"attach":[]},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NCHO NEGRO</text:p>
          </table:table-cell>
          <table:table-cell office:value-type="string" calcext:value-type="string">
            <text:p>Z06030452</text:p>
          </table:table-cell>
          <table:table-cell office:value-type="string" calcext:value-type="string">
            <text:p>Z060304</text:p>
          </table:table-cell>
          <table:table-cell office:value-type="string" calcext:value-type="string">
            <text:p>"-2.4672118"</text:p>
          </table:table-cell>
          <table:table-cell office:value-type="string" calcext:value-type="string">
            <text:p>"-79.5612836"</text:p>
          </table:table-cell>
          <table:table-cell table:number-columns-repeated="2"/>
          <table:table-cell office:value-type="string" calcext:value-type="string">
            <text:p>{"Ubication":{"id":1182,"created_at":"43768,6659722222","updated_at":"43768,6659722222","name":"PANCHO NEGRO","code":"Z06030452","father_code":"Z060304","gmap_reference_latitude":"-2.4672118","gmap_reference_longitude":"-79.5612836","acronym":""},"attach":[]},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Z060305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5124509"</text:p>
          </table:table-cell>
          <table:table-cell office:value-type="string" calcext:value-type="string">
            <text:p>"-78.9430227"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{"Ubication":{"id":1183,"created_at":"43768,6659722222","updated_at":"43768,6659722222","name":"EL TAMBO","code":"Z060305","father_code":"Z0603","gmap_reference_latitude":"-2.5124509","gmap_reference_longitude":"-78.9430227","acronym":"TAM"},"attach":[]},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Z06030550</text:p>
          </table:table-cell>
          <table:table-cell office:value-type="string" calcext:value-type="string">
            <text:p>Z060305</text:p>
          </table:table-cell>
          <table:table-cell office:value-type="string" calcext:value-type="string">
            <text:p>"-2.5124509"</text:p>
          </table:table-cell>
          <table:table-cell office:value-type="string" calcext:value-type="string">
            <text:p>"-78.9430227"</text:p>
          </table:table-cell>
          <table:table-cell table:number-columns-repeated="2"/>
          <table:table-cell office:value-type="string" calcext:value-type="string">
            <text:p>{"Ubication":{"id":1184,"created_at":"43768,6659722222","updated_at":"43768,6659722222","name":"EL TAMBO","code":"Z06030550","father_code":"Z060305","gmap_reference_latitude":"-2.5124509","gmap_reference_longitude":"-78.9430227","acronym":""},"attach":[]},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Z060306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7859527"</text:p>
          </table:table-cell>
          <table:table-cell office:value-type="string" calcext:value-type="string">
            <text:p>"-78.9358664"</text:p>
          </table:table-cell>
          <table:table-cell office:value-type="string" calcext:value-type="string">
            <text:p>DLG</text:p>
          </table:table-cell>
          <table:table-cell/>
          <table:table-cell office:value-type="string" calcext:value-type="string">
            <text:p>{"Ubication":{"id":1185,"created_at":"43768,6659722222","updated_at":"43768,6659722222","name":"DELEG","code":"Z060306","father_code":"Z0603","gmap_reference_latitude":"-2.7859527","gmap_reference_longitude":"-78.9358664","acronym":"DLG"},"attach":[]},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DELEG</text:p>
          </table:table-cell>
          <table:table-cell office:value-type="string" calcext:value-type="string">
            <text:p>Z06030650</text:p>
          </table:table-cell>
          <table:table-cell office:value-type="string" calcext:value-type="string">
            <text:p>Z060306</text:p>
          </table:table-cell>
          <table:table-cell office:value-type="string" calcext:value-type="string">
            <text:p>"-2.7859527"</text:p>
          </table:table-cell>
          <table:table-cell office:value-type="string" calcext:value-type="string">
            <text:p>"-78.9358664"</text:p>
          </table:table-cell>
          <table:table-cell table:number-columns-repeated="2"/>
          <table:table-cell office:value-type="string" calcext:value-type="string">
            <text:p>{"Ubication":{"id":1186,"created_at":"43768,6659722222","updated_at":"43768,6659722222","name":"DELEG","code":"Z06030650","father_code":"Z060306","gmap_reference_latitude":"-2.7859527","gmap_reference_longitude":"-78.9358664","acronym":""},"attach":[]},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Z06030651</text:p>
          </table:table-cell>
          <table:table-cell office:value-type="string" calcext:value-type="string">
            <text:p>Z060306</text:p>
          </table:table-cell>
          <table:table-cell office:value-type="string" calcext:value-type="string">
            <text:p>"-2.8087567"</text:p>
          </table:table-cell>
          <table:table-cell office:value-type="string" calcext:value-type="string">
            <text:p>"-78.9458702"</text:p>
          </table:table-cell>
          <table:table-cell table:number-columns-repeated="2"/>
          <table:table-cell office:value-type="string" calcext:value-type="string">
            <text:p>{"Ubication":{"id":1187,"created_at":"43768,6659722222","updated_at":"43768,6659722222","name":"SOLANO","code":"Z06030651","father_code":"Z060306","gmap_reference_latitude":"-2.8087567","gmap_reference_longitude":"-78.9458702","acronym":""},"attach":[]},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SCAL</text:p>
          </table:table-cell>
          <table:table-cell office:value-type="string" calcext:value-type="string">
            <text:p>Z060307</text:p>
          </table:table-cell>
          <table:table-cell office:value-type="string" calcext:value-type="string">
            <text:p>Z0603</text:p>
          </table:table-cell>
          <table:table-cell office:value-type="string" calcext:value-type="string">
            <text:p>"-2.4372853"</text:p>
          </table:table-cell>
          <table:table-cell office:value-type="string" calcext:value-type="string">
            <text:p>"-79.0556431"</text:p>
          </table:table-cell>
          <table:table-cell office:value-type="string" calcext:value-type="string">
            <text:p>SSK</text:p>
          </table:table-cell>
          <table:table-cell/>
          <table:table-cell office:value-type="string" calcext:value-type="string">
            <text:p>{"Ubication":{"id":1188,"created_at":"43768,6659722222","updated_at":"43768,6659722222","name":"SUSCAL","code":"Z060307","father_code":"Z0603","gmap_reference_latitude":"-2.4372853","gmap_reference_longitude":"-79.0556431","acronym":"SSK"},"attach":[]},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SCAL</text:p>
          </table:table-cell>
          <table:table-cell office:value-type="string" calcext:value-type="string">
            <text:p>Z06030750</text:p>
          </table:table-cell>
          <table:table-cell office:value-type="string" calcext:value-type="string">
            <text:p>Z060307</text:p>
          </table:table-cell>
          <table:table-cell office:value-type="string" calcext:value-type="string">
            <text:p>"-2.4372853"</text:p>
          </table:table-cell>
          <table:table-cell office:value-type="string" calcext:value-type="string">
            <text:p>"-79.0556431"</text:p>
          </table:table-cell>
          <table:table-cell table:number-columns-repeated="2"/>
          <table:table-cell office:value-type="string" calcext:value-type="string">
            <text:p>{"Ubication":{"id":1189,"created_at":"43768,6659722222","updated_at":"43768,6659722222","name":"SUSCAL","code":"Z06030750","father_code":"Z060307","gmap_reference_latitude":"-2.4372853","gmap_reference_longitude":"-79.0556431","acronym":""},"attach":[]},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RONA SANTIAGO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Z06</text:p>
          </table:table-cell>
          <table:table-cell office:value-type="string" calcext:value-type="string">
            <text:p>"-2.5171368"</text:p>
          </table:table-cell>
          <table:table-cell office:value-type="string" calcext:value-type="string">
            <text:p>"-78.9449537"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{"Ubication":{"id":1190,"created_at":"43768,6659722222","updated_at":"43768,6659722222","name":"MORONA SANTIAGO","code":"Z0614","father_code":"Z06","gmap_reference_latitude":"-2.5171368","gmap_reference_longitude":"-78.9449537","acronym":"V"},"attach":[]},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RONA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2.4291156"</text:p>
          </table:table-cell>
          <table:table-cell office:value-type="string" calcext:value-type="string">
            <text:p>"-78.6758832"</text:p>
          </table:table-cell>
          <table:table-cell office:value-type="string" calcext:value-type="string">
            <text:p>MRN</text:p>
          </table:table-cell>
          <table:table-cell/>
          <table:table-cell office:value-type="string" calcext:value-type="string">
            <text:p>{"Ubication":{"id":1191,"created_at":"43768,6659722222","updated_at":"43768,6659722222","name":"MORONA","code":"Z061401","father_code":"Z0614","gmap_reference_latitude":"-2.4291156","gmap_reference_longitude":"-78.6758832","acronym":"MRN"},"attach":[]},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AS</text:p>
          </table:table-cell>
          <table:table-cell office:value-type="string" calcext:value-type="string">
            <text:p>Z06140150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311653"</text:p>
          </table:table-cell>
          <table:table-cell office:value-type="string" calcext:value-type="string">
            <text:p>"-78.1577688"</text:p>
          </table:table-cell>
          <table:table-cell table:number-columns-repeated="2"/>
          <table:table-cell office:value-type="string" calcext:value-type="string">
            <text:p>{"Ubication":{"id":1192,"created_at":"43768,6659722222","updated_at":"43768,6659722222","name":"MACAS","code":"Z06140150","father_code":"Z061401","gmap_reference_latitude":"-2.311653","gmap_reference_longitude":"-78.1577688","acronym":""},"attach":[]},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SHI (CAB EN 9 DE OCTUBRE)</text:p>
          </table:table-cell>
          <table:table-cell office:value-type="string" calcext:value-type="string">
            <text:p>Z06140151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2163061"</text:p>
          </table:table-cell>
          <table:table-cell office:value-type="string" calcext:value-type="string">
            <text:p>"-78.4078768"</text:p>
          </table:table-cell>
          <table:table-cell table:number-columns-repeated="2"/>
          <table:table-cell office:value-type="string" calcext:value-type="string">
            <text:p>{"Ubication":{"id":1193,"created_at":"43768,6659722222","updated_at":"43768,6659722222","name":"ALSHI (CAB EN 9 DE OCTUBRE)","code":"Z06140151","father_code":"Z061401","gmap_reference_latitude":"-2.2163061","gmap_reference_longitude":"-78.4078768","acronym":""},"attach":[]},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PROAĂO</text:p>
          </table:table-cell>
          <table:table-cell office:value-type="string" calcext:value-type="string">
            <text:p>Z06140153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2510284"</text:p>
          </table:table-cell>
          <table:table-cell office:value-type="string" calcext:value-type="string">
            <text:p>"-78.2231018"</text:p>
          </table:table-cell>
          <table:table-cell table:number-columns-repeated="2"/>
          <table:table-cell office:value-type="string" calcext:value-type="string">
            <text:p>{"Ubication":{"id":1194,"created_at":"43768,6659722222","updated_at":"43768,6659722222","name":"GENERAL PROAĂO","code":"Z06140153","father_code":"Z061401","gmap_reference_latitude":"-2.2510284","gmap_reference_longitude":"-78.2231018","acronym":""},"attach":[]},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Z06140156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0.3786823"</text:p>
          </table:table-cell>
          <table:table-cell office:value-type="string" calcext:value-type="string">
            <text:p>"-80.1938867"</text:p>
          </table:table-cell>
          <table:table-cell table:number-columns-repeated="2"/>
          <table:table-cell office:value-type="string" calcext:value-type="string">
            <text:p>{"Ubication":{"id":1195,"created_at":"43768,6659722222","updated_at":"43768,6659722222","name":"SAN ISIDRO","code":"Z06140156","father_code":"Z061401","gmap_reference_latitude":"-0.3786823","gmap_reference_longitude":"-80.1938867","acronym":""},"attach":[]},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VILLA DON BOSCO</text:p>
          </table:table-cell>
          <table:table-cell office:value-type="string" calcext:value-type="string">
            <text:p>Z06140157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3136453"</text:p>
          </table:table-cell>
          <table:table-cell office:value-type="string" calcext:value-type="string">
            <text:p>"-78.1090915"</text:p>
          </table:table-cell>
          <table:table-cell table:number-columns-repeated="2"/>
          <table:table-cell office:value-type="string" calcext:value-type="string">
            <text:p>{"Ubication":{"id":1196,"created_at":"43768,6659722222","updated_at":"43768,6659722222","name":"SEVILLA DON BOSCO","code":"Z06140157","father_code":"Z061401","gmap_reference_latitude":"-2.3136453","gmap_reference_longitude":"-78.1090915","acronym":""},"attach":[]},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NAI</text:p>
          </table:table-cell>
          <table:table-cell office:value-type="string" calcext:value-type="string">
            <text:p>Z06140158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084238"</text:p>
          </table:table-cell>
          <table:table-cell office:value-type="string" calcext:value-type="string">
            <text:p>"-78.3341469"</text:p>
          </table:table-cell>
          <table:table-cell table:number-columns-repeated="2"/>
          <table:table-cell office:value-type="string" calcext:value-type="string">
            <text:p>{"Ubication":{"id":1197,"created_at":"43768,6659722222","updated_at":"43768,6659722222","name":"SINAI","code":"Z06140158","father_code":"Z061401","gmap_reference_latitude":"-2.084238","gmap_reference_longitude":"-78.3341469","acronym":""},"attach":[]},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UĂA (ZUĂAC)</text:p>
          </table:table-cell>
          <table:table-cell office:value-type="string" calcext:value-type="string">
            <text:p>Z06140160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1840704"</text:p>
          </table:table-cell>
          <table:table-cell office:value-type="string" calcext:value-type="string">
            <text:p>"-78.5284346"</text:p>
          </table:table-cell>
          <table:table-cell table:number-columns-repeated="2"/>
          <table:table-cell office:value-type="string" calcext:value-type="string">
            <text:p>{"Ubication":{"id":1198,"created_at":"43768,6659722222","updated_at":"43768,6659722222","name":"ZUĂA (ZUĂAC)","code":"Z06140160","father_code":"Z061401","gmap_reference_latitude":"-2.1840704","gmap_reference_longitude":"-78.5284346","acronym":""},"attach":[]},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CHAENTZA</text:p>
          </table:table-cell>
          <table:table-cell office:value-type="string" calcext:value-type="string">
            <text:p>Z06140162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1631508"</text:p>
          </table:table-cell>
          <table:table-cell office:value-type="string" calcext:value-type="string">
            <text:p>"-77.9836402"</text:p>
          </table:table-cell>
          <table:table-cell table:number-columns-repeated="2"/>
          <table:table-cell office:value-type="string" calcext:value-type="string">
            <text:p>{"Ubication":{"id":1199,"created_at":"43768,6659722222","updated_at":"43768,6659722222","name":"CUCHAENTZA","code":"Z06140162","father_code":"Z061401","gmap_reference_latitude":"-2.1631508","gmap_reference_longitude":"-77.9836402","acronym":""},"attach":[]},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 BLANCO</text:p>
          </table:table-cell>
          <table:table-cell office:value-type="string" calcext:value-type="string">
            <text:p>Z06140164</text:p>
          </table:table-cell>
          <table:table-cell office:value-type="string" calcext:value-type="string">
            <text:p>Z061401</text:p>
          </table:table-cell>
          <table:table-cell office:value-type="string" calcext:value-type="string">
            <text:p>"-2.3477133"</text:p>
          </table:table-cell>
          <table:table-cell office:value-type="string" calcext:value-type="string">
            <text:p>"-78.1604719"</text:p>
          </table:table-cell>
          <table:table-cell table:number-columns-repeated="2"/>
          <table:table-cell office:value-type="string" calcext:value-type="string">
            <text:p>{"Ubication":{"id":1200,"created_at":"43768,6659722222","updated_at":"43768,6659722222","name":"RIO BLANCO","code":"Z06140164","father_code":"Z061401","gmap_reference_latitude":"-2.3477133","gmap_reference_longitude":"-78.1604719","acronym":""},"attach":[]},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3.4028151"</text:p>
          </table:table-cell>
          <table:table-cell office:value-type="string" calcext:value-type="string">
            <text:p>"-78.5946037"</text:p>
          </table:table-cell>
          <table:table-cell office:value-type="string" calcext:value-type="string">
            <text:p>GQZ</text:p>
          </table:table-cell>
          <table:table-cell/>
          <table:table-cell office:value-type="string" calcext:value-type="string">
            <text:p>{"Ubication":{"id":1201,"created_at":"43768,6659722222","updated_at":"43768,6659722222","name":"GUALAQUIZA","code":"Z061402","father_code":"Z0614","gmap_reference_latitude":"-3.4028151","gmap_reference_longitude":"-78.5946037","acronym":"GQZ"},"attach":[]},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AQUIZA (RURAL)</text:p>
          </table:table-cell>
          <table:table-cell office:value-type="string" calcext:value-type="string">
            <text:p>Z06140250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4028151"</text:p>
          </table:table-cell>
          <table:table-cell office:value-type="string" calcext:value-type="string">
            <text:p>"-78.5946037"</text:p>
          </table:table-cell>
          <table:table-cell table:number-columns-repeated="2"/>
          <table:table-cell office:value-type="string" calcext:value-type="string">
            <text:p>{"Ubication":{"id":1202,"created_at":"43768,6659722222","updated_at":"43768,6659722222","name":"GUALAQUIZA (RURAL)","code":"Z06140250","father_code":"Z061402","gmap_reference_latitude":"-3.4028151","gmap_reference_longitude":"-78.5946037","acronym":""},"attach":[]},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AQUIZA</text:p>
          </table:table-cell>
          <table:table-cell office:value-type="string" calcext:value-type="string">
            <text:p>Z06140201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4028151"</text:p>
          </table:table-cell>
          <table:table-cell office:value-type="string" calcext:value-type="string">
            <text:p>"-78.5946037"</text:p>
          </table:table-cell>
          <table:table-cell table:number-columns-repeated="2"/>
          <table:table-cell office:value-type="string" calcext:value-type="string">
            <text:p>{"Ubication":{"id":1203,"created_at":"43768,6659722222","updated_at":"43768,6659722222","name":"GUALAQUIZA","code":"Z06140201","father_code":"Z061402","gmap_reference_latitude":"-3.4028151","gmap_reference_longitude":"-78.5946037","acronym":""},"attach":[]},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RCEDES MOLINA</text:p>
          </table:table-cell>
          <table:table-cell office:value-type="string" calcext:value-type="string">
            <text:p>Z06140202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4311143"</text:p>
          </table:table-cell>
          <table:table-cell office:value-type="string" calcext:value-type="string">
            <text:p>"-78.5637568"</text:p>
          </table:table-cell>
          <table:table-cell table:number-columns-repeated="2"/>
          <table:table-cell office:value-type="string" calcext:value-type="string">
            <text:p>{"Ubication":{"id":1204,"created_at":"43768,6659722222","updated_at":"43768,6659722222","name":"MERCEDES MOLINA","code":"Z06140202","father_code":"Z061402","gmap_reference_latitude":"-3.4311143","gmap_reference_longitude":"-78.5637568","acronym":""},"attach":[]},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AZONAS (ROSARIO DE CUYES)</text:p>
          </table:table-cell>
          <table:table-cell office:value-type="string" calcext:value-type="string">
            <text:p>Z06140251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4318012"</text:p>
          </table:table-cell>
          <table:table-cell office:value-type="string" calcext:value-type="string">
            <text:p>"-78.9340926"</text:p>
          </table:table-cell>
          <table:table-cell table:number-columns-repeated="2"/>
          <table:table-cell office:value-type="string" calcext:value-type="string">
            <text:p>{"Ubication":{"id":1205,"created_at":"43768,6659722222","updated_at":"43768,6659722222","name":"AMAZONAS (ROSARIO DE CUYES)","code":"Z06140251","father_code":"Z061402","gmap_reference_latitude":"-3.4318012","gmap_reference_longitude":"-78.9340926","acronym":""},"attach":[]},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RMEJOS</text:p>
          </table:table-cell>
          <table:table-cell office:value-type="string" calcext:value-type="string">
            <text:p>Z06140252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2875628"</text:p>
          </table:table-cell>
          <table:table-cell office:value-type="string" calcext:value-type="string">
            <text:p>"-78.7323987"</text:p>
          </table:table-cell>
          <table:table-cell table:number-columns-repeated="2"/>
          <table:table-cell office:value-type="string" calcext:value-type="string">
            <text:p>{"Ubication":{"id":1206,"created_at":"43768,6659722222","updated_at":"43768,6659722222","name":"BERMEJOS","code":"Z06140252","father_code":"Z061402","gmap_reference_latitude":"-3.2875628","gmap_reference_longitude":"-78.7323987","acronym":""},"attach":[]},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MBOIZA</text:p>
          </table:table-cell>
          <table:table-cell office:value-type="string" calcext:value-type="string">
            <text:p>Z06140253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4542217"</text:p>
          </table:table-cell>
          <table:table-cell office:value-type="string" calcext:value-type="string">
            <text:p>"-78.5566664"</text:p>
          </table:table-cell>
          <table:table-cell table:number-columns-repeated="2"/>
          <table:table-cell office:value-type="string" calcext:value-type="string">
            <text:p>{"Ubication":{"id":1207,"created_at":"43768,6659722222","updated_at":"43768,6659722222","name":"BOMBOIZA","code":"Z06140253","father_code":"Z061402","gmap_reference_latitude":"-3.4542217","gmap_reference_longitude":"-78.5566664","acronym":""},"attach":[]},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GUINDA</text:p>
          </table:table-cell>
          <table:table-cell office:value-type="string" calcext:value-type="string">
            <text:p>Z06140254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2812457"</text:p>
          </table:table-cell>
          <table:table-cell office:value-type="string" calcext:value-type="string">
            <text:p>"-78.7157977"</text:p>
          </table:table-cell>
          <table:table-cell table:number-columns-repeated="2"/>
          <table:table-cell office:value-type="string" calcext:value-type="string">
            <text:p>{"Ubication":{"id":1208,"created_at":"43768,6659722222","updated_at":"43768,6659722222","name":"CHIGUINDA","code":"Z06140254","father_code":"Z061402","gmap_reference_latitude":"-3.2812457","gmap_reference_longitude":"-78.7157977","acronym":""},"attach":[]},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Z06140255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1.6083921"</text:p>
          </table:table-cell>
          <table:table-cell office:value-type="string" calcext:value-type="string">
            <text:p>"-78.6488537"</text:p>
          </table:table-cell>
          <table:table-cell table:number-columns-repeated="2"/>
          <table:table-cell office:value-type="string" calcext:value-type="string">
            <text:p>{"Ubication":{"id":1209,"created_at":"43768,6659722222","updated_at":"43768,6659722222","name":"EL ROSARIO","code":"Z06140255","father_code":"Z061402","gmap_reference_latitude":"-1.6083921","gmap_reference_longitude":"-78.6488537","acronym":""},"attach":[]},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A TARQUI</text:p>
          </table:table-cell>
          <table:table-cell office:value-type="string" calcext:value-type="string">
            <text:p>Z06140256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4570317"</text:p>
          </table:table-cell>
          <table:table-cell office:value-type="string" calcext:value-type="string">
            <text:p>"-78.6834266"</text:p>
          </table:table-cell>
          <table:table-cell table:number-columns-repeated="2"/>
          <table:table-cell office:value-type="string" calcext:value-type="string">
            <text:p>{"Ubication":{"id":1210,"created_at":"43768,6659722222","updated_at":"43768,6659722222","name":"NUEVA TARQUI","code":"Z06140256","father_code":"Z061402","gmap_reference_latitude":"-3.4570317","gmap_reference_longitude":"-78.6834266","acronym":""},"attach":[]},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 DE CUYES</text:p>
          </table:table-cell>
          <table:table-cell office:value-type="string" calcext:value-type="string">
            <text:p>Z06140257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3333327"</text:p>
          </table:table-cell>
          <table:table-cell office:value-type="string" calcext:value-type="string">
            <text:p>"-78.8175097"</text:p>
          </table:table-cell>
          <table:table-cell table:number-columns-repeated="2"/>
          <table:table-cell office:value-type="string" calcext:value-type="string">
            <text:p>{"Ubication":{"id":1211,"created_at":"43768,6659722222","updated_at":"43768,6659722222","name":"SAN MIGUEL DE CUYES","code":"Z06140257","father_code":"Z061402","gmap_reference_latitude":"-3.3333327","gmap_reference_longitude":"-78.8175097","acronym":""},"attach":[]},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IDEAL</text:p>
          </table:table-cell>
          <table:table-cell office:value-type="string" calcext:value-type="string">
            <text:p>Z06140258</text:p>
          </table:table-cell>
          <table:table-cell office:value-type="string" calcext:value-type="string">
            <text:p>Z061402</text:p>
          </table:table-cell>
          <table:table-cell office:value-type="string" calcext:value-type="string">
            <text:p>"-3.3873726"</text:p>
          </table:table-cell>
          <table:table-cell office:value-type="string" calcext:value-type="string">
            <text:p>"-78.7391482"</text:p>
          </table:table-cell>
          <table:table-cell table:number-columns-repeated="2"/>
          <table:table-cell office:value-type="string" calcext:value-type="string">
            <text:p>{"Ubication":{"id":1212,"created_at":"43768,6659722222","updated_at":"43768,6659722222","name":"EL IDEAL","code":"Z06140258","father_code":"Z061402","gmap_reference_latitude":"-3.3873726","gmap_reference_longitude":"-78.7391482","acronym":""},"attach":[]},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MĂN INDANZA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3.0522555"</text:p>
          </table:table-cell>
          <table:table-cell office:value-type="string" calcext:value-type="string">
            <text:p>"-78.636196"</text:p>
          </table:table-cell>
          <table:table-cell office:value-type="string" calcext:value-type="string">
            <text:p>LIZ</text:p>
          </table:table-cell>
          <table:table-cell/>
          <table:table-cell office:value-type="string" calcext:value-type="string">
            <text:p>{"Ubication":{"id":1213,"created_at":"43768,6659722222","updated_at":"43768,6659722222","name":"LIMĂN INDANZA","code":"Z061403","father_code":"Z0614","gmap_reference_latitude":"-3.0522555","gmap_reference_longitude":"-78.636196","acronym":"LIZ"},"attach":[]},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LEONIDAS PLAZA GUTIERREZ</text:p>
          </table:table-cell>
          <table:table-cell office:value-type="string" calcext:value-type="string">
            <text:p>Z06140350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"-2.9769728"</text:p>
          </table:table-cell>
          <table:table-cell office:value-type="string" calcext:value-type="string">
            <text:p>"-78.4352726"</text:p>
          </table:table-cell>
          <table:table-cell table:number-columns-repeated="2"/>
          <table:table-cell office:value-type="string" calcext:value-type="string">
            <text:p>{"Ubication":{"id":1214,"created_at":"43768,6659722222","updated_at":"43768,6659722222","name":"GENERAL LEONIDAS PLAZA GUTIERREZ","code":"Z06140350","father_code":"Z061403","gmap_reference_latitude":"-2.9769728","gmap_reference_longitude":"-78.4352726","acronym":""},"attach":[]},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NDANZA</text:p>
          </table:table-cell>
          <table:table-cell office:value-type="string" calcext:value-type="string">
            <text:p>Z06140351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"-3.0596926"</text:p>
          </table:table-cell>
          <table:table-cell office:value-type="string" calcext:value-type="string">
            <text:p>"-78.5425691"</text:p>
          </table:table-cell>
          <table:table-cell table:number-columns-repeated="2"/>
          <table:table-cell office:value-type="string" calcext:value-type="string">
            <text:p>{"Ubication":{"id":1215,"created_at":"43768,6659722222","updated_at":"43768,6659722222","name":"INDANZA","code":"Z06140351","father_code":"Z061403","gmap_reference_latitude":"-3.0596926","gmap_reference_longitude":"-78.5425691","acronym":""},"attach":[]},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 (CAB EN SAN ANTONIO CENTRO)</text:p>
          </table:table-cell>
          <table:table-cell office:value-type="string" calcext:value-type="string">
            <text:p>Z06140353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"-3.138825"</text:p>
          </table:table-cell>
          <table:table-cell office:value-type="string" calcext:value-type="string">
            <text:p>"-78.529131"</text:p>
          </table:table-cell>
          <table:table-cell table:number-columns-repeated="2"/>
          <table:table-cell office:value-type="string" calcext:value-type="string">
            <text:p>{"Ubication":{"id":1216,"created_at":"43768,6659722222","updated_at":"43768,6659722222","name":"SAN ANTONIO (CAB EN SAN ANTONIO CENTRO)","code":"Z06140353","father_code":"Z061403","gmap_reference_latitude":"-3.138825","gmap_reference_longitude":"-78.529131","acronym":""},"attach":[]},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MIGUEL DE CONCHAY</text:p>
          </table:table-cell>
          <table:table-cell office:value-type="string" calcext:value-type="string">
            <text:p>Z06140356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"-3.1233598"</text:p>
          </table:table-cell>
          <table:table-cell office:value-type="string" calcext:value-type="string">
            <text:p>"-78.4519267"</text:p>
          </table:table-cell>
          <table:table-cell table:number-columns-repeated="2"/>
          <table:table-cell office:value-type="string" calcext:value-type="string">
            <text:p>{"Ubication":{"id":1217,"created_at":"43768,6659722222","updated_at":"43768,6659722222","name":"SAN MIGUEL DE CONCHAY","code":"Z06140356","father_code":"Z061403","gmap_reference_latitude":"-3.1233598","gmap_reference_longitude":"-78.4519267","acronym":""},"attach":[]},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TA SUSANA DE CHIVIAZA (CAB EN CHIVIAZA)</text:p>
          </table:table-cell>
          <table:table-cell office:value-type="string" calcext:value-type="string">
            <text:p>Z06140357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"-2.926112"</text:p>
          </table:table-cell>
          <table:table-cell office:value-type="string" calcext:value-type="string">
            <text:p>"-78.4471945"</text:p>
          </table:table-cell>
          <table:table-cell table:number-columns-repeated="2"/>
          <table:table-cell office:value-type="string" calcext:value-type="string">
            <text:p>{"Ubication":{"id":1218,"created_at":"43768,6659722222","updated_at":"43768,6659722222","name":"STA SUSANA DE CHIVIAZA (CAB EN CHIVIAZA)","code":"Z06140357","father_code":"Z061403","gmap_reference_latitude":"-2.926112","gmap_reference_longitude":"-78.4471945","acronym":""},"attach":[]},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UNGANZA (CAB EN EL ROSARIO)</text:p>
          </table:table-cell>
          <table:table-cell office:value-type="string" calcext:value-type="string">
            <text:p>Z06140358</text:p>
          </table:table-cell>
          <table:table-cell office:value-type="string" calcext:value-type="string">
            <text:p>Z061403</text:p>
          </table:table-cell>
          <table:table-cell office:value-type="string" calcext:value-type="string">
            <text:p>"-2.8758561"</text:p>
          </table:table-cell>
          <table:table-cell office:value-type="string" calcext:value-type="string">
            <text:p>"-78.6257346"</text:p>
          </table:table-cell>
          <table:table-cell table:number-columns-repeated="2"/>
          <table:table-cell office:value-type="string" calcext:value-type="string">
            <text:p>{"Ubication":{"id":1219,"created_at":"43768,6659722222","updated_at":"43768,6659722222","name":"YUNGANZA (CAB EN EL ROSARIO)","code":"Z06140358","father_code":"Z061403","gmap_reference_latitude":"-2.8758561","gmap_reference_longitude":"-78.6257346","acronym":""},"attach":[]},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ORA</text:p>
          </table:table-cell>
          <table:table-cell office:value-type="string" calcext:value-type="string">
            <text:p>Z061404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1.7041743"</text:p>
          </table:table-cell>
          <table:table-cell office:value-type="string" calcext:value-type="string">
            <text:p>"-77.9820302"</text:p>
          </table:table-cell>
          <table:table-cell office:value-type="string" calcext:value-type="string">
            <text:p>PLR</text:p>
          </table:table-cell>
          <table:table-cell/>
          <table:table-cell office:value-type="string" calcext:value-type="string">
            <text:p>{"Ubication":{"id":1220,"created_at":"43768,6659722222","updated_at":"43768,6659722222","name":"PALORA","code":"Z061404","father_code":"Z0614","gmap_reference_latitude":"-1.7041743","gmap_reference_longitude":"-77.9820302","acronym":"PLR"},"attach":[]},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ORA (METZERA)</text:p>
          </table:table-cell>
          <table:table-cell office:value-type="string" calcext:value-type="string">
            <text:p>Z06140450</text:p>
          </table:table-cell>
          <table:table-cell office:value-type="string" calcext:value-type="string">
            <text:p>Z061404</text:p>
          </table:table-cell>
          <table:table-cell office:value-type="string" calcext:value-type="string">
            <text:p>"-1.6943065"</text:p>
          </table:table-cell>
          <table:table-cell office:value-type="string" calcext:value-type="string">
            <text:p>"-78.1379353"</text:p>
          </table:table-cell>
          <table:table-cell table:number-columns-repeated="2"/>
          <table:table-cell office:value-type="string" calcext:value-type="string">
            <text:p>{"Ubication":{"id":1221,"created_at":"43768,6659722222","updated_at":"43768,6659722222","name":"PALORA (METZERA)","code":"Z06140450","father_code":"Z061404","gmap_reference_latitude":"-1.6943065","gmap_reference_longitude":"-78.1379353","acronym":""},"attach":[]},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APICOS</text:p>
          </table:table-cell>
          <table:table-cell office:value-type="string" calcext:value-type="string">
            <text:p>Z06140451</text:p>
          </table:table-cell>
          <table:table-cell office:value-type="string" calcext:value-type="string">
            <text:p>Z061404</text:p>
          </table:table-cell>
          <table:table-cell office:value-type="string" calcext:value-type="string">
            <text:p>"-1.8364198"</text:p>
          </table:table-cell>
          <table:table-cell office:value-type="string" calcext:value-type="string">
            <text:p>"-78.1616621"</text:p>
          </table:table-cell>
          <table:table-cell table:number-columns-repeated="2"/>
          <table:table-cell office:value-type="string" calcext:value-type="string">
            <text:p>{"Ubication":{"id":1222,"created_at":"43768,6659722222","updated_at":"43768,6659722222","name":"ARAPICOS","code":"Z06140451","father_code":"Z061404","gmap_reference_latitude":"-1.8364198","gmap_reference_longitude":"-78.1616621","acronym":""},"attach":[]},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MANDA (CAB EN COLONIA AGRICOLA SEVILLA DEL ORO)</text:p>
          </table:table-cell>
          <table:table-cell office:value-type="string" calcext:value-type="string">
            <text:p>Z06140452</text:p>
          </table:table-cell>
          <table:table-cell office:value-type="string" calcext:value-type="string">
            <text:p>Z061404</text:p>
          </table:table-cell>
          <table:table-cell office:value-type="string" calcext:value-type="string">
            <text:p>"-1.5997745"</text:p>
          </table:table-cell>
          <table:table-cell office:value-type="string" calcext:value-type="string">
            <text:p>"-78.3406054"</text:p>
          </table:table-cell>
          <table:table-cell table:number-columns-repeated="2"/>
          <table:table-cell office:value-type="string" calcext:value-type="string">
            <text:p>{"Ubication":{"id":1223,"created_at":"43768,6659722222","updated_at":"43768,6659722222","name":"CUMANDA (CAB EN COLONIA AGRICOLA SEVILLA DEL ORO)","code":"Z06140452","father_code":"Z061404","gmap_reference_latitude":"-1.5997745","gmap_reference_longitude":"-78.3406054","acronym":""},"attach":[]},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GAY (CAB EN NAYAMANACA)</text:p>
          </table:table-cell>
          <table:table-cell office:value-type="string" calcext:value-type="string">
            <text:p>Z06140454</text:p>
          </table:table-cell>
          <table:table-cell office:value-type="string" calcext:value-type="string">
            <text:p>Z061404</text:p>
          </table:table-cell>
          <table:table-cell office:value-type="string" calcext:value-type="string">
            <text:p>"-1.7677671"</text:p>
          </table:table-cell>
          <table:table-cell office:value-type="string" calcext:value-type="string">
            <text:p>"-78.1878609"</text:p>
          </table:table-cell>
          <table:table-cell table:number-columns-repeated="2"/>
          <table:table-cell office:value-type="string" calcext:value-type="string">
            <text:p>{"Ubication":{"id":1224,"created_at":"43768,6659722222","updated_at":"43768,6659722222","name":"SANGAY (CAB EN NAYAMANACA)","code":"Z06140454","father_code":"Z061404","gmap_reference_latitude":"-1.7677671","gmap_reference_longitude":"-78.1878609","acronym":""},"attach":[]},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6 DE AGOSTO</text:p>
          </table:table-cell>
          <table:table-cell office:value-type="string" calcext:value-type="string">
            <text:p>Z06140455</text:p>
          </table:table-cell>
          <table:table-cell office:value-type="string" calcext:value-type="string">
            <text:p>Z061404</text:p>
          </table:table-cell>
          <table:table-cell office:value-type="string" calcext:value-type="string">
            <text:p>"-1.7227463"</text:p>
          </table:table-cell>
          <table:table-cell office:value-type="string" calcext:value-type="string">
            <text:p>"-77.977677"</text:p>
          </table:table-cell>
          <table:table-cell table:number-columns-repeated="2"/>
          <table:table-cell office:value-type="string" calcext:value-type="string">
            <text:p>{"Ubication":{"id":1225,"created_at":"43768,6659722222","updated_at":"43768,6659722222","name":"16 DE AGOSTO","code":"Z06140455","father_code":"Z061404","gmap_reference_latitude":"-1.7227463","gmap_reference_longitude":"-77.977677","acronym":""},"attach":[]},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office:value-type="string" calcext:value-type="string">
            <text:p>STG</text:p>
          </table:table-cell>
          <table:table-cell/>
          <table:table-cell office:value-type="string" calcext:value-type="string">
            <text:p>{"Ubication":{"id":1226,"created_at":"43768,6659722222","updated_at":"43768,6659722222","name":"SANTIAGO","code":"Z061405","father_code":"Z0614","gmap_reference_latitude":"-1.7121099","gmap_reference_longitude":"-79.0740762","acronym":"STG"},"attach":[]},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 DE MENDEZ</text:p>
          </table:table-cell>
          <table:table-cell office:value-type="string" calcext:value-type="string">
            <text:p>Z06140550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7155568"</text:p>
          </table:table-cell>
          <table:table-cell office:value-type="string" calcext:value-type="string">
            <text:p>"-78.3352737"</text:p>
          </table:table-cell>
          <table:table-cell table:number-columns-repeated="2"/>
          <table:table-cell office:value-type="string" calcext:value-type="string">
            <text:p>{"Ubication":{"id":1227,"created_at":"43768,6659722222","updated_at":"43768,6659722222","name":"SANTIAGO DE MENDEZ","code":"Z06140550","father_code":"Z061405","gmap_reference_latitude":"-2.7155568","gmap_reference_longitude":"-78.3352737","acronym":""},"attach":[]},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Z06140551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6833328"</text:p>
          </table:table-cell>
          <table:table-cell office:value-type="string" calcext:value-type="string">
            <text:p>"-78.4175097"</text:p>
          </table:table-cell>
          <table:table-cell table:number-columns-repeated="2"/>
          <table:table-cell office:value-type="string" calcext:value-type="string">
            <text:p>{"Ubication":{"id":1228,"created_at":"43768,6659722222","updated_at":"43768,6659722222","name":"COPAL","code":"Z06140551","father_code":"Z061405","gmap_reference_latitude":"-2.6833328","gmap_reference_longitude":"-78.4175097","acronym":""},"attach":[]},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PIANZA</text:p>
          </table:table-cell>
          <table:table-cell office:value-type="string" calcext:value-type="string">
            <text:p>Z06140552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7155568"</text:p>
          </table:table-cell>
          <table:table-cell office:value-type="string" calcext:value-type="string">
            <text:p>"-78.3352737"</text:p>
          </table:table-cell>
          <table:table-cell table:number-columns-repeated="2"/>
          <table:table-cell office:value-type="string" calcext:value-type="string">
            <text:p>{"Ubication":{"id":1229,"created_at":"43768,6659722222","updated_at":"43768,6659722222","name":"CHUPIANZA","code":"Z06140552","father_code":"Z061405","gmap_reference_latitude":"-2.7155568","gmap_reference_longitude":"-78.3352737","acronym":""},"attach":[]},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TUCA</text:p>
          </table:table-cell>
          <table:table-cell office:value-type="string" calcext:value-type="string">
            <text:p>Z06140553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7155568"</text:p>
          </table:table-cell>
          <table:table-cell office:value-type="string" calcext:value-type="string">
            <text:p>"-78.3352737"</text:p>
          </table:table-cell>
          <table:table-cell table:number-columns-repeated="2"/>
          <table:table-cell office:value-type="string" calcext:value-type="string">
            <text:p>{"Ubication":{"id":1230,"created_at":"43768,6659722222","updated_at":"43768,6659722222","name":"PATUCA","code":"Z06140553","father_code":"Z061405","gmap_reference_latitude":"-2.7155568","gmap_reference_longitude":"-78.3352737","acronym":""},"attach":[]},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UIS DE EL ACHO (CAB EN EL ACHO)</text:p>
          </table:table-cell>
          <table:table-cell office:value-type="string" calcext:value-type="string">
            <text:p>Z06140554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7155568"</text:p>
          </table:table-cell>
          <table:table-cell office:value-type="string" calcext:value-type="string">
            <text:p>"-78.3352737"</text:p>
          </table:table-cell>
          <table:table-cell table:number-columns-repeated="2"/>
          <table:table-cell office:value-type="string" calcext:value-type="string">
            <text:p>{"Ubication":{"id":1231,"created_at":"43768,6659722222","updated_at":"43768,6659722222","name":"SAN LUIS DE EL ACHO (CAB EN EL ACHO)","code":"Z06140554","father_code":"Z061405","gmap_reference_latitude":"-2.7155568","gmap_reference_longitude":"-78.3352737","acronym":""},"attach":[]},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YUZA</text:p>
          </table:table-cell>
          <table:table-cell office:value-type="string" calcext:value-type="string">
            <text:p>Z06140556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7155568"</text:p>
          </table:table-cell>
          <table:table-cell office:value-type="string" calcext:value-type="string">
            <text:p>"-78.3352737"</text:p>
          </table:table-cell>
          <table:table-cell table:number-columns-repeated="2"/>
          <table:table-cell office:value-type="string" calcext:value-type="string">
            <text:p>{"Ubication":{"id":1232,"created_at":"43768,6659722222","updated_at":"43768,6659722222","name":"TAYUZA","code":"Z06140556","father_code":"Z061405","gmap_reference_latitude":"-2.7155568","gmap_reference_longitude":"-78.3352737","acronym":""},"attach":[]},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 CHINIMBIMI</text:p>
          </table:table-cell>
          <table:table-cell office:value-type="string" calcext:value-type="string">
            <text:p>Z06140557</text:p>
          </table:table-cell>
          <table:table-cell office:value-type="string" calcext:value-type="string">
            <text:p>Z061405</text:p>
          </table:table-cell>
          <table:table-cell office:value-type="string" calcext:value-type="string">
            <text:p>"-2.7155568"</text:p>
          </table:table-cell>
          <table:table-cell office:value-type="string" calcext:value-type="string">
            <text:p>"-78.3352737"</text:p>
          </table:table-cell>
          <table:table-cell table:number-columns-repeated="2"/>
          <table:table-cell office:value-type="string" calcext:value-type="string">
            <text:p>{"Ubication":{"id":1233,"created_at":"43768,6659722222","updated_at":"43768,6659722222","name":"SAN FRANCISCO DE CHINIMBIMI","code":"Z06140557","father_code":"Z061405","gmap_reference_latitude":"-2.7155568","gmap_reference_longitude":"-78.3352737","acronym":""},"attach":[]},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ĂA</text:p>
          </table:table-cell>
          <table:table-cell office:value-type="string" calcext:value-type="string">
            <text:p>Z061406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2.4573507"</text:p>
          </table:table-cell>
          <table:table-cell office:value-type="string" calcext:value-type="string">
            <text:p>"-78.2048902"</text:p>
          </table:table-cell>
          <table:table-cell office:value-type="string" calcext:value-type="string">
            <text:p>SCU</text:p>
          </table:table-cell>
          <table:table-cell/>
          <table:table-cell office:value-type="string" calcext:value-type="string">
            <text:p>{"Ubication":{"id":1234,"created_at":"43768,6659722222","updated_at":"43768,6659722222","name":"SUCĂA","code":"Z061406","father_code":"Z0614","gmap_reference_latitude":"-2.4573507","gmap_reference_longitude":"-78.2048902","acronym":"SCU"},"attach":[]},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ĂA</text:p>
          </table:table-cell>
          <table:table-cell office:value-type="string" calcext:value-type="string">
            <text:p>Z06140650</text:p>
          </table:table-cell>
          <table:table-cell office:value-type="string" calcext:value-type="string">
            <text:p>Z061406</text:p>
          </table:table-cell>
          <table:table-cell office:value-type="string" calcext:value-type="string">
            <text:p>"-2.4573507"</text:p>
          </table:table-cell>
          <table:table-cell office:value-type="string" calcext:value-type="string">
            <text:p>"-78.2048902"</text:p>
          </table:table-cell>
          <table:table-cell table:number-columns-repeated="2"/>
          <table:table-cell office:value-type="string" calcext:value-type="string">
            <text:p>{"Ubication":{"id":1235,"created_at":"43768,6659722222","updated_at":"43768,6659722222","name":"SUCĂA","code":"Z06140650","father_code":"Z061406","gmap_reference_latitude":"-2.4573507","gmap_reference_longitude":"-78.2048902","acronym":""},"attach":[]},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Z06140651</text:p>
          </table:table-cell>
          <table:table-cell office:value-type="string" calcext:value-type="string">
            <text:p>Z061406</text:p>
          </table:table-cell>
          <table:table-cell office:value-type="string" calcext:value-type="string">
            <text:p>"-2.4573507"</text:p>
          </table:table-cell>
          <table:table-cell office:value-type="string" calcext:value-type="string">
            <text:p>"-78.2048902"</text:p>
          </table:table-cell>
          <table:table-cell table:number-columns-repeated="2"/>
          <table:table-cell office:value-type="string" calcext:value-type="string">
            <text:p>{"Ubication":{"id":1236,"created_at":"43768,6659722222","updated_at":"43768,6659722222","name":"ASUNCION","code":"Z06140651","father_code":"Z061406","gmap_reference_latitude":"-2.4573507","gmap_reference_longitude":"-78.2048902","acronym":""},"attach":[]},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MBI</text:p>
          </table:table-cell>
          <table:table-cell office:value-type="string" calcext:value-type="string">
            <text:p>Z06140652</text:p>
          </table:table-cell>
          <table:table-cell office:value-type="string" calcext:value-type="string">
            <text:p>Z061406</text:p>
          </table:table-cell>
          <table:table-cell office:value-type="string" calcext:value-type="string">
            <text:p>"-2.568455"</text:p>
          </table:table-cell>
          <table:table-cell office:value-type="string" calcext:value-type="string">
            <text:p>"-78.2628525"</text:p>
          </table:table-cell>
          <table:table-cell table:number-columns-repeated="2"/>
          <table:table-cell office:value-type="string" calcext:value-type="string">
            <text:p>{"Ubication":{"id":1237,"created_at":"43768,6659722222","updated_at":"43768,6659722222","name":"HUAMBI","code":"Z06140652","father_code":"Z061406","gmap_reference_latitude":"-2.568455","gmap_reference_longitude":"-78.2628525","acronym":""},"attach":[]},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MARIANITA DE JESUS</text:p>
          </table:table-cell>
          <table:table-cell office:value-type="string" calcext:value-type="string">
            <text:p>Z06140655</text:p>
          </table:table-cell>
          <table:table-cell office:value-type="string" calcext:value-type="string">
            <text:p>Z061406</text:p>
          </table:table-cell>
          <table:table-cell office:value-type="string" calcext:value-type="string">
            <text:p>"-2.3883487"</text:p>
          </table:table-cell>
          <table:table-cell office:value-type="string" calcext:value-type="string">
            <text:p>"-78.2587263"</text:p>
          </table:table-cell>
          <table:table-cell table:number-columns-repeated="2"/>
          <table:table-cell office:value-type="string" calcext:value-type="string">
            <text:p>{"Ubication":{"id":1238,"created_at":"43768,6659722222","updated_at":"43768,6659722222","name":"SANTA MARIANITA DE JESUS","code":"Z06140655","father_code":"Z061406","gmap_reference_latitude":"-2.3883487","gmap_reference_longitude":"-78.2587263","acronym":""},"attach":[]},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Z061407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1.9450432"</text:p>
          </table:table-cell>
          <table:table-cell office:value-type="string" calcext:value-type="string">
            <text:p>"-77.9953981"</text:p>
          </table:table-cell>
          <table:table-cell office:value-type="string" calcext:value-type="string">
            <text:p>HBY</text:p>
          </table:table-cell>
          <table:table-cell/>
          <table:table-cell office:value-type="string" calcext:value-type="string">
            <text:p>{"Ubication":{"id":1239,"created_at":"43768,6659722222","updated_at":"43768,6659722222","name":"HUAMBOYA","code":"Z061407","father_code":"Z0614","gmap_reference_latitude":"-1.9450432","gmap_reference_longitude":"-77.9953981","acronym":"HBY"},"attach":[]},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MBOYA</text:p>
          </table:table-cell>
          <table:table-cell office:value-type="string" calcext:value-type="string">
            <text:p>Z06140750</text:p>
          </table:table-cell>
          <table:table-cell office:value-type="string" calcext:value-type="string">
            <text:p>Z061407</text:p>
          </table:table-cell>
          <table:table-cell office:value-type="string" calcext:value-type="string">
            <text:p>"-1.9450432"</text:p>
          </table:table-cell>
          <table:table-cell office:value-type="string" calcext:value-type="string">
            <text:p>"-77.9953981"</text:p>
          </table:table-cell>
          <table:table-cell table:number-columns-repeated="2"/>
          <table:table-cell office:value-type="string" calcext:value-type="string">
            <text:p>{"Ubication":{"id":1240,"created_at":"43768,6659722222","updated_at":"43768,6659722222","name":"HUAMBOYA","code":"Z06140750","father_code":"Z061407","gmap_reference_latitude":"-1.9450432","gmap_reference_longitude":"-77.9953981","acronym":""},"attach":[]},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GUAZA</text:p>
          </table:table-cell>
          <table:table-cell office:value-type="string" calcext:value-type="string">
            <text:p>Z06140751</text:p>
          </table:table-cell>
          <table:table-cell office:value-type="string" calcext:value-type="string">
            <text:p>Z061407</text:p>
          </table:table-cell>
          <table:table-cell office:value-type="string" calcext:value-type="string">
            <text:p>"-2.0164085"</text:p>
          </table:table-cell>
          <table:table-cell office:value-type="string" calcext:value-type="string">
            <text:p>"-78.2523784"</text:p>
          </table:table-cell>
          <table:table-cell table:number-columns-repeated="2"/>
          <table:table-cell office:value-type="string" calcext:value-type="string">
            <text:p>{"Ubication":{"id":1241,"created_at":"43768,6659722222","updated_at":"43768,6659722222","name":"CHIGUAZA","code":"Z06140751","father_code":"Z061407","gmap_reference_latitude":"-2.0164085","gmap_reference_longitude":"-78.2523784","acronym":""},"attach":[]},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Z061408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3.1031688"</text:p>
          </table:table-cell>
          <table:table-cell office:value-type="string" calcext:value-type="string">
            <text:p>"-78.5379417"</text:p>
          </table:table-cell>
          <table:table-cell office:value-type="string" calcext:value-type="string">
            <text:p>SJB</text:p>
          </table:table-cell>
          <table:table-cell/>
          <table:table-cell office:value-type="string" calcext:value-type="string">
            <text:p>{"Ubication":{"id":1242,"created_at":"43768,6659722222","updated_at":"43768,6659722222","name":"SAN JUAN BOSCO","code":"Z061408","father_code":"Z0614","gmap_reference_latitude":"-3.1031688","gmap_reference_longitude":"-78.5379417","acronym":"SJB"},"attach":[]},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 BOSCO</text:p>
          </table:table-cell>
          <table:table-cell office:value-type="string" calcext:value-type="string">
            <text:p>Z06140850</text:p>
          </table:table-cell>
          <table:table-cell office:value-type="string" calcext:value-type="string">
            <text:p>Z061408</text:p>
          </table:table-cell>
          <table:table-cell office:value-type="string" calcext:value-type="string">
            <text:p>"-3.1031688"</text:p>
          </table:table-cell>
          <table:table-cell office:value-type="string" calcext:value-type="string">
            <text:p>"-78.5379417"</text:p>
          </table:table-cell>
          <table:table-cell table:number-columns-repeated="2"/>
          <table:table-cell office:value-type="string" calcext:value-type="string">
            <text:p>{"Ubication":{"id":1243,"created_at":"43768,6659722222","updated_at":"43768,6659722222","name":"SAN JUAN BOSCO","code":"Z06140850","father_code":"Z061408","gmap_reference_latitude":"-3.1031688","gmap_reference_longitude":"-78.5379417","acronym":""},"attach":[]},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N DE AZUCAR</text:p>
          </table:table-cell>
          <table:table-cell office:value-type="string" calcext:value-type="string">
            <text:p>Z06140851</text:p>
          </table:table-cell>
          <table:table-cell office:value-type="string" calcext:value-type="string">
            <text:p>Z061408</text:p>
          </table:table-cell>
          <table:table-cell office:value-type="string" calcext:value-type="string">
            <text:p>"-3.0999998"</text:p>
          </table:table-cell>
          <table:table-cell office:value-type="string" calcext:value-type="string">
            <text:p>"-78.5175097"</text:p>
          </table:table-cell>
          <table:table-cell table:number-columns-repeated="2"/>
          <table:table-cell office:value-type="string" calcext:value-type="string">
            <text:p>{"Ubication":{"id":1244,"created_at":"43768,6659722222","updated_at":"43768,6659722222","name":"PAN DE AZUCAR","code":"Z06140851","father_code":"Z061408","gmap_reference_latitude":"-3.0999998","gmap_reference_longitude":"-78.5175097","acronym":""},"attach":[]},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ARLOS DE LIMĂN</text:p>
          </table:table-cell>
          <table:table-cell office:value-type="string" calcext:value-type="string">
            <text:p>Z06140803</text:p>
          </table:table-cell>
          <table:table-cell office:value-type="string" calcext:value-type="string">
            <text:p>Z061408</text:p>
          </table:table-cell>
          <table:table-cell office:value-type="string" calcext:value-type="string">
            <text:p>"-3.1031688"</text:p>
          </table:table-cell>
          <table:table-cell office:value-type="string" calcext:value-type="string">
            <text:p>"-78.5379417"</text:p>
          </table:table-cell>
          <table:table-cell table:number-columns-repeated="2"/>
          <table:table-cell office:value-type="string" calcext:value-type="string">
            <text:p>{"Ubication":{"id":1245,"created_at":"43768,6659722222","updated_at":"43768,6659722222","name":"SAN CARLOS DE LIMĂN","code":"Z06140803","father_code":"Z061408","gmap_reference_latitude":"-3.1031688","gmap_reference_longitude":"-78.5379417","acronym":""},"attach":[]},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ACINTO DE WAKAMBEIS</text:p>
          </table:table-cell>
          <table:table-cell office:value-type="string" calcext:value-type="string">
            <text:p>Z06140853</text:p>
          </table:table-cell>
          <table:table-cell office:value-type="string" calcext:value-type="string">
            <text:p>Z061408</text:p>
          </table:table-cell>
          <table:table-cell office:value-type="string" calcext:value-type="string">
            <text:p>"-3.2835279"</text:p>
          </table:table-cell>
          <table:table-cell office:value-type="string" calcext:value-type="string">
            <text:p>"-78.5285518"</text:p>
          </table:table-cell>
          <table:table-cell table:number-columns-repeated="2"/>
          <table:table-cell office:value-type="string" calcext:value-type="string">
            <text:p>{"Ubication":{"id":1246,"created_at":"43768,6659722222","updated_at":"43768,6659722222","name":"SAN JACINTO DE WAKAMBEIS","code":"Z06140853","father_code":"Z061408","gmap_reference_latitude":"-3.2835279","gmap_reference_longitude":"-78.5285518","acronym":""},"attach":[]},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 DE PANANZA</text:p>
          </table:table-cell>
          <table:table-cell office:value-type="string" calcext:value-type="string">
            <text:p>Z06140854</text:p>
          </table:table-cell>
          <table:table-cell office:value-type="string" calcext:value-type="string">
            <text:p>Z061408</text:p>
          </table:table-cell>
          <table:table-cell office:value-type="string" calcext:value-type="string">
            <text:p>"-3.129778"</text:p>
          </table:table-cell>
          <table:table-cell office:value-type="string" calcext:value-type="string">
            <text:p>"-78.5384916"</text:p>
          </table:table-cell>
          <table:table-cell table:number-columns-repeated="2"/>
          <table:table-cell office:value-type="string" calcext:value-type="string">
            <text:p>{"Ubication":{"id":1247,"created_at":"43768,6659722222","updated_at":"43768,6659722222","name":"SANTIAGO DE PANANZA","code":"Z06140854","father_code":"Z061408","gmap_reference_latitude":"-3.129778","gmap_reference_longitude":"-78.5384916","acronym":""},"attach":[]},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Z061409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2.3401968"</text:p>
          </table:table-cell>
          <table:table-cell office:value-type="string" calcext:value-type="string">
            <text:p>"-77.4768297"</text:p>
          </table:table-cell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{"Ubication":{"id":1248,"created_at":"43768,6659722222","updated_at":"43768,6659722222","name":"TAISHA","code":"Z061409","father_code":"Z0614","gmap_reference_latitude":"-2.3401968","gmap_reference_longitude":"-77.4768297","acronym":"TSH"},"attach":[]},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ISHA</text:p>
          </table:table-cell>
          <table:table-cell office:value-type="string" calcext:value-type="string">
            <text:p>Z06140950</text:p>
          </table:table-cell>
          <table:table-cell office:value-type="string" calcext:value-type="string">
            <text:p>Z061409</text:p>
          </table:table-cell>
          <table:table-cell office:value-type="string" calcext:value-type="string">
            <text:p>"-2.3401968"</text:p>
          </table:table-cell>
          <table:table-cell office:value-type="string" calcext:value-type="string">
            <text:p>"-77.4768297"</text:p>
          </table:table-cell>
          <table:table-cell table:number-columns-repeated="2"/>
          <table:table-cell office:value-type="string" calcext:value-type="string">
            <text:p>{"Ubication":{"id":1249,"created_at":"43768,6659722222","updated_at":"43768,6659722222","name":"TAISHA","code":"Z06140950","father_code":"Z061409","gmap_reference_latitude":"-2.3401968","gmap_reference_longitude":"-77.4768297","acronym":""},"attach":[]},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SAGA (CAB EN WAMPUIK)</text:p>
          </table:table-cell>
          <table:table-cell office:value-type="string" calcext:value-type="string">
            <text:p>Z06140951</text:p>
          </table:table-cell>
          <table:table-cell office:value-type="string" calcext:value-type="string">
            <text:p>Z061409</text:p>
          </table:table-cell>
          <table:table-cell office:value-type="string" calcext:value-type="string">
            <text:p>"-2.4916784"</text:p>
          </table:table-cell>
          <table:table-cell office:value-type="string" calcext:value-type="string">
            <text:p>"-77.2753839"</text:p>
          </table:table-cell>
          <table:table-cell table:number-columns-repeated="2"/>
          <table:table-cell office:value-type="string" calcext:value-type="string">
            <text:p>{"Ubication":{"id":1250,"created_at":"43768,6659722222","updated_at":"43768,6659722222","name":"HUASAGA (CAB EN WAMPUIK)","code":"Z06140951","father_code":"Z061409","gmap_reference_latitude":"-2.4916784","gmap_reference_longitude":"-77.2753839","acronym":""},"attach":[]},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UMA</text:p>
          </table:table-cell>
          <table:table-cell office:value-type="string" calcext:value-type="string">
            <text:p>Z06140952</text:p>
          </table:table-cell>
          <table:table-cell office:value-type="string" calcext:value-type="string">
            <text:p>Z061409</text:p>
          </table:table-cell>
          <table:table-cell office:value-type="string" calcext:value-type="string">
            <text:p>"-2.1648788"</text:p>
          </table:table-cell>
          <table:table-cell office:value-type="string" calcext:value-type="string">
            <text:p>"-77.6766127"</text:p>
          </table:table-cell>
          <table:table-cell table:number-columns-repeated="2"/>
          <table:table-cell office:value-type="string" calcext:value-type="string">
            <text:p>{"Ubication":{"id":1251,"created_at":"43768,6659722222","updated_at":"43768,6659722222","name":"MACUMA","code":"Z06140952","father_code":"Z061409","gmap_reference_latitude":"-2.1648788","gmap_reference_longitude":"-77.6766127","acronym":""},"attach":[]},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UTINENTZA</text:p>
          </table:table-cell>
          <table:table-cell office:value-type="string" calcext:value-type="string">
            <text:p>Z06140953</text:p>
          </table:table-cell>
          <table:table-cell office:value-type="string" calcext:value-type="string">
            <text:p>Z061409</text:p>
          </table:table-cell>
          <table:table-cell office:value-type="string" calcext:value-type="string">
            <text:p>"-2.6932449"</text:p>
          </table:table-cell>
          <table:table-cell office:value-type="string" calcext:value-type="string">
            <text:p>"-77.8062132"</text:p>
          </table:table-cell>
          <table:table-cell table:number-columns-repeated="2"/>
          <table:table-cell office:value-type="string" calcext:value-type="string">
            <text:p>{"Ubication":{"id":1252,"created_at":"43768,6659722222","updated_at":"43768,6659722222","name":"TUUTINENTZA","code":"Z06140953","father_code":"Z061409","gmap_reference_latitude":"-2.6932449","gmap_reference_longitude":"-77.8062132","acronym":""},"attach":[]},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MPUENTSA</text:p>
          </table:table-cell>
          <table:table-cell office:value-type="string" calcext:value-type="string">
            <text:p>Z06140954</text:p>
          </table:table-cell>
          <table:table-cell office:value-type="string" calcext:value-type="string">
            <text:p>Z061409</text:p>
          </table:table-cell>
          <table:table-cell office:value-type="string" calcext:value-type="string">
            <text:p>"-2.6026675"</text:p>
          </table:table-cell>
          <table:table-cell office:value-type="string" calcext:value-type="string">
            <text:p>"-77.5039976"</text:p>
          </table:table-cell>
          <table:table-cell table:number-columns-repeated="2"/>
          <table:table-cell office:value-type="string" calcext:value-type="string">
            <text:p>{"Ubication":{"id":1253,"created_at":"43768,6659722222","updated_at":"43768,6659722222","name":"PUMPUENTSA","code":"Z06140954","father_code":"Z061409","gmap_reference_latitude":"-2.6026675","gmap_reference_longitude":"-77.5039976","acronym":""},"attach":[]},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GROĂO</text:p>
          </table:table-cell>
          <table:table-cell office:value-type="string" calcext:value-type="string">
            <text:p>Z061410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2.620122"</text:p>
          </table:table-cell>
          <table:table-cell office:value-type="string" calcext:value-type="string">
            <text:p>"-78.2255246"</text:p>
          </table:table-cell>
          <table:table-cell office:value-type="string" calcext:value-type="string">
            <text:p>LGR</text:p>
          </table:table-cell>
          <table:table-cell/>
          <table:table-cell office:value-type="string" calcext:value-type="string">
            <text:p>{"Ubication":{"id":1254,"created_at":"43768,6659722222","updated_at":"43768,6659722222","name":"LOGROĂO","code":"Z061410","father_code":"Z0614","gmap_reference_latitude":"-2.620122","gmap_reference_longitude":"-78.2255246","acronym":"LGR"},"attach":[]},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GROĂO</text:p>
          </table:table-cell>
          <table:table-cell office:value-type="string" calcext:value-type="string">
            <text:p>Z06141050</text:p>
          </table:table-cell>
          <table:table-cell office:value-type="string" calcext:value-type="string">
            <text:p>Z061410</text:p>
          </table:table-cell>
          <table:table-cell office:value-type="string" calcext:value-type="string">
            <text:p>"-2.620122"</text:p>
          </table:table-cell>
          <table:table-cell office:value-type="string" calcext:value-type="string">
            <text:p>"-78.2255246"</text:p>
          </table:table-cell>
          <table:table-cell table:number-columns-repeated="2"/>
          <table:table-cell office:value-type="string" calcext:value-type="string">
            <text:p>{"Ubication":{"id":1255,"created_at":"43768,6659722222","updated_at":"43768,6659722222","name":"LOGROĂO","code":"Z06141050","father_code":"Z061410","gmap_reference_latitude":"-2.620122","gmap_reference_longitude":"-78.2255246","acronym":""},"attach":[]},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UPI</text:p>
          </table:table-cell>
          <table:table-cell office:value-type="string" calcext:value-type="string">
            <text:p>Z06141051</text:p>
          </table:table-cell>
          <table:table-cell office:value-type="string" calcext:value-type="string">
            <text:p>Z061410</text:p>
          </table:table-cell>
          <table:table-cell office:value-type="string" calcext:value-type="string">
            <text:p>"-2.8359564"</text:p>
          </table:table-cell>
          <table:table-cell office:value-type="string" calcext:value-type="string">
            <text:p>"-77.9383909"</text:p>
          </table:table-cell>
          <table:table-cell table:number-columns-repeated="2"/>
          <table:table-cell office:value-type="string" calcext:value-type="string">
            <text:p>{"Ubication":{"id":1256,"created_at":"43768,6659722222","updated_at":"43768,6659722222","name":"YAUPI","code":"Z06141051","father_code":"Z061410","gmap_reference_latitude":"-2.8359564","gmap_reference_longitude":"-77.9383909","acronym":""},"attach":[]},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HIMPIS</text:p>
          </table:table-cell>
          <table:table-cell office:value-type="string" calcext:value-type="string">
            <text:p>Z06141052</text:p>
          </table:table-cell>
          <table:table-cell office:value-type="string" calcext:value-type="string">
            <text:p>Z061410</text:p>
          </table:table-cell>
          <table:table-cell office:value-type="string" calcext:value-type="string">
            <text:p>"-2.620122"</text:p>
          </table:table-cell>
          <table:table-cell office:value-type="string" calcext:value-type="string">
            <text:p>"-78.2255246"</text:p>
          </table:table-cell>
          <table:table-cell table:number-columns-repeated="2"/>
          <table:table-cell office:value-type="string" calcext:value-type="string">
            <text:p>{"Ubication":{"id":1257,"created_at":"43768,6659722222","updated_at":"43768,6659722222","name":"SHIMPIS","code":"Z06141052","father_code":"Z061410","gmap_reference_latitude":"-2.620122","gmap_reference_longitude":"-78.2255246","acronym":""},"attach":[]},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BLO SEXTO</text:p>
          </table:table-cell>
          <table:table-cell office:value-type="string" calcext:value-type="string">
            <text:p>Z061411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1.8405611"</text:p>
          </table:table-cell>
          <table:table-cell office:value-type="string" calcext:value-type="string">
            <text:p>"-78.4864746"</text:p>
          </table:table-cell>
          <table:table-cell office:value-type="string" calcext:value-type="string">
            <text:p>PSX</text:p>
          </table:table-cell>
          <table:table-cell/>
          <table:table-cell office:value-type="string" calcext:value-type="string">
            <text:p>{"Ubication":{"id":1258,"created_at":"43768,6659722222","updated_at":"43768,6659722222","name":"PABLO SEXTO","code":"Z061411","father_code":"Z0614","gmap_reference_latitude":"-1.8405611","gmap_reference_longitude":"-78.4864746","acronym":"PSX"},"attach":[]},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BLO SEXTO</text:p>
          </table:table-cell>
          <table:table-cell office:value-type="string" calcext:value-type="string">
            <text:p>Z06141150</text:p>
          </table:table-cell>
          <table:table-cell office:value-type="string" calcext:value-type="string">
            <text:p>Z061411</text:p>
          </table:table-cell>
          <table:table-cell office:value-type="string" calcext:value-type="string">
            <text:p>"-1.8405611"</text:p>
          </table:table-cell>
          <table:table-cell office:value-type="string" calcext:value-type="string">
            <text:p>"-78.4864746"</text:p>
          </table:table-cell>
          <table:table-cell table:number-columns-repeated="2"/>
          <table:table-cell office:value-type="string" calcext:value-type="string">
            <text:p>{"Ubication":{"id":1259,"created_at":"43768,6659722222","updated_at":"43768,6659722222","name":"PABLO SEXTO","code":"Z06141150","father_code":"Z061411","gmap_reference_latitude":"-1.8405611","gmap_reference_longitude":"-78.4864746","acronym":""},"attach":[]},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WINTZA</text:p>
          </table:table-cell>
          <table:table-cell office:value-type="string" calcext:value-type="string">
            <text:p>Z061412</text:p>
          </table:table-cell>
          <table:table-cell office:value-type="string" calcext:value-type="string">
            <text:p>Z0614</text:p>
          </table:table-cell>
          <table:table-cell office:value-type="string" calcext:value-type="string">
            <text:p>"-2.9796001"</text:p>
          </table:table-cell>
          <table:table-cell office:value-type="string" calcext:value-type="string">
            <text:p>"-78.1883663"</text:p>
          </table:table-cell>
          <table:table-cell office:value-type="string" calcext:value-type="string">
            <text:p>TWZ</text:p>
          </table:table-cell>
          <table:table-cell/>
          <table:table-cell office:value-type="string" calcext:value-type="string">
            <text:p>{"Ubication":{"id":1260,"created_at":"43768,6659722222","updated_at":"43768,6659722222","name":"TIWINTZA","code":"Z061412","father_code":"Z0614","gmap_reference_latitude":"-2.9796001","gmap_reference_longitude":"-78.1883663","acronym":"TWZ"},"attach":[]},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Z06141250</text:p>
          </table:table-cell>
          <table:table-cell office:value-type="string" calcext:value-type="string">
            <text:p>Z061412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table:number-columns-repeated="2"/>
          <table:table-cell office:value-type="string" calcext:value-type="string">
            <text:p>{"Ubication":{"id":1261,"created_at":"43768,6659722222","updated_at":"43768,6659722222","name":"SANTIAGO","code":"Z06141250","father_code":"Z061412","gmap_reference_latitude":"-1.7121099","gmap_reference_longitude":"-79.0740762","acronym":""},"attach":[]},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 DE MORONA</text:p>
          </table:table-cell>
          <table:table-cell office:value-type="string" calcext:value-type="string">
            <text:p>Z06141251</text:p>
          </table:table-cell>
          <table:table-cell office:value-type="string" calcext:value-type="string">
            <text:p>Z061412</text:p>
          </table:table-cell>
          <table:table-cell office:value-type="string" calcext:value-type="string">
            <text:p>"-2.8849885"</text:p>
          </table:table-cell>
          <table:table-cell office:value-type="string" calcext:value-type="string">
            <text:p>"-77.8879517"</text:p>
          </table:table-cell>
          <table:table-cell table:number-columns-repeated="2"/>
          <table:table-cell office:value-type="string" calcext:value-type="string">
            <text:p>{"Ubication":{"id":1262,"created_at":"43768,6659722222","updated_at":"43768,6659722222","name":"SAN JOSE DE MORONA","code":"Z06141251","father_code":"Z061412","gmap_reference_latitude":"-2.8849885","gmap_reference_longitude":"-77.8879517","acronym":""},"attach":[]},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7- SUR: LOJA: Loja</text:p>
          </table:table-cell>
          <table:table-cell office:value-type="string" calcext:value-type="string">
            <text:p>Z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263,"created_at":"43768,6659722222","updated_at":"43768,6659722222","name":"ZONA DE PLANIFICACIĂN 7- SUR: LOJA: Loja","code":"Z07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ORO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Z07</text:p>
          </table:table-cell>
          <table:table-cell office:value-type="string" calcext:value-type="string">
            <text:p>"-3.4685535"</text:p>
          </table:table-cell>
          <table:table-cell office:value-type="string" calcext:value-type="string">
            <text:p>"-80.4633755"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{"Ubication":{"id":1264,"created_at":"43768,6659722222","updated_at":"43768,6659722222","name":"EL ORO","code":"Z0707","father_code":"Z07","gmap_reference_latitude":"-3.4685535","gmap_reference_longitude":"-80.4633755","acronym":"O"},"attach":[]},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2568589"</text:p>
          </table:table-cell>
          <table:table-cell office:value-type="string" calcext:value-type="string">
            <text:p>"-79.9960491"</text:p>
          </table:table-cell>
          <table:table-cell office:value-type="string" calcext:value-type="string">
            <text:p>MCH</text:p>
          </table:table-cell>
          <table:table-cell/>
          <table:table-cell office:value-type="string" calcext:value-type="string">
            <text:p>{"Ubication":{"id":1265,"created_at":"43768,6659722222","updated_at":"43768,6659722222","name":"MACHALA","code":"Z070701","father_code":"Z0707","gmap_reference_latitude":"-3.2568589","gmap_reference_longitude":"-79.9960491","acronym":"MCH"},"attach":[]},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HALA (RURAL)</text:p>
          </table:table-cell>
          <table:table-cell office:value-type="string" calcext:value-type="string">
            <text:p>Z07070150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2568589"</text:p>
          </table:table-cell>
          <table:table-cell office:value-type="string" calcext:value-type="string">
            <text:p>"-79.9960491"</text:p>
          </table:table-cell>
          <table:table-cell office:value-type="string" calcext:value-type="string">
            <text:p>MCH</text:p>
          </table:table-cell>
          <table:table-cell/>
          <table:table-cell office:value-type="string" calcext:value-type="string">
            <text:p>{"Ubication":{"id":1266,"created_at":"43768,6659722222","updated_at":"43768,6659722222","name":"MACHALA (RURAL)","code":"Z07070150","father_code":"Z0707","gmap_reference_latitude":"-3.2568589","gmap_reference_longitude":"-79.9960491","acronym":"MCH"},"attach":[]},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HALA</text:p>
          </table:table-cell>
          <table:table-cell office:value-type="string" calcext:value-type="string">
            <text:p>Z07070102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"-3.2568589"</text:p>
          </table:table-cell>
          <table:table-cell office:value-type="string" calcext:value-type="string">
            <text:p>"-79.9960491"</text:p>
          </table:table-cell>
          <table:table-cell table:number-columns-repeated="2"/>
          <table:table-cell office:value-type="string" calcext:value-type="string">
            <text:p>{"Ubication":{"id":1267,"created_at":"43768,6659722222","updated_at":"43768,6659722222","name":"MACHALA","code":"Z07070102","father_code":"Z070701","gmap_reference_latitude":"-3.2568589","gmap_reference_longitude":"-79.9960491","acronym":""},"attach":[]},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ROVIDENCIA</text:p>
          </table:table-cell>
          <table:table-cell office:value-type="string" calcext:value-type="string">
            <text:p>Z07070101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"-1.6616215"</text:p>
          </table:table-cell>
          <table:table-cell office:value-type="string" calcext:value-type="string">
            <text:p>"-78.6368739"</text:p>
          </table:table-cell>
          <table:table-cell table:number-columns-repeated="2"/>
          <table:table-cell office:value-type="string" calcext:value-type="string">
            <text:p>{"Ubication":{"id":1268,"created_at":"43768,6659722222","updated_at":"43768,6659722222","name":"LA PROVIDENCIA","code":"Z07070101","father_code":"Z070701","gmap_reference_latitude":"-1.6616215","gmap_reference_longitude":"-78.6368739","acronym":""},"attach":[]},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BOLĂVAR</text:p>
          </table:table-cell>
          <table:table-cell office:value-type="string" calcext:value-type="string">
            <text:p>Z07070103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"-3.2597325"</text:p>
          </table:table-cell>
          <table:table-cell office:value-type="string" calcext:value-type="string">
            <text:p>"-80.0124362"</text:p>
          </table:table-cell>
          <table:table-cell table:number-columns-repeated="2"/>
          <table:table-cell office:value-type="string" calcext:value-type="string">
            <text:p>{"Ubication":{"id":1269,"created_at":"43768,6659722222","updated_at":"43768,6659722222","name":"PUERTO BOLĂVAR","code":"Z07070103","father_code":"Z070701","gmap_reference_latitude":"-3.2597325","gmap_reference_longitude":"-80.0124362","acronym":""},"attach":[]},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E DE MAYO</text:p>
          </table:table-cell>
          <table:table-cell office:value-type="string" calcext:value-type="string">
            <text:p>Z07070104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"-3.2617406"</text:p>
          </table:table-cell>
          <table:table-cell office:value-type="string" calcext:value-type="string">
            <text:p>"-79.9636629"</text:p>
          </table:table-cell>
          <table:table-cell table:number-columns-repeated="2"/>
          <table:table-cell office:value-type="string" calcext:value-type="string">
            <text:p>{"Ubication":{"id":1270,"created_at":"43768,6659722222","updated_at":"43768,6659722222","name":"NUEVE DE MAYO","code":"Z07070104","father_code":"Z070701","gmap_reference_latitude":"-3.2617406","gmap_reference_longitude":"-79.9636629","acronym":""},"attach":[]},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AMBIO</text:p>
          </table:table-cell>
          <table:table-cell office:value-type="string" calcext:value-type="string">
            <text:p>Z07070105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"-3.2911963"</text:p>
          </table:table-cell>
          <table:table-cell office:value-type="string" calcext:value-type="string">
            <text:p>"-79.9213745"</text:p>
          </table:table-cell>
          <table:table-cell table:number-columns-repeated="2"/>
          <table:table-cell office:value-type="string" calcext:value-type="string">
            <text:p>{"Ubication":{"id":1271,"created_at":"43768,6659722222","updated_at":"43768,6659722222","name":"EL CAMBIO","code":"Z07070105","father_code":"Z070701","gmap_reference_latitude":"-3.2911963","gmap_reference_longitude":"-79.9213745","acronym":""},"attach":[]},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ETIRO</text:p>
          </table:table-cell>
          <table:table-cell office:value-type="string" calcext:value-type="string">
            <text:p>Z07070152</text:p>
          </table:table-cell>
          <table:table-cell office:value-type="string" calcext:value-type="string">
            <text:p>Z070701</text:p>
          </table:table-cell>
          <table:table-cell office:value-type="string" calcext:value-type="string">
            <text:p>"-3.3741767"</text:p>
          </table:table-cell>
          <table:table-cell office:value-type="string" calcext:value-type="string">
            <text:p>"-80.0291343"</text:p>
          </table:table-cell>
          <table:table-cell table:number-columns-repeated="2"/>
          <table:table-cell office:value-type="string" calcext:value-type="string">
            <text:p>{"Ubication":{"id":1272,"created_at":"43768,6659722222","updated_at":"43768,6659722222","name":"EL RETIRO","code":"Z07070152","father_code":"Z070701","gmap_reference_latitude":"-3.3741767","gmap_reference_longitude":"-80.0291343","acronym":""},"attach":[]},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Z070702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5584811"</text:p>
          </table:table-cell>
          <table:table-cell office:value-type="string" calcext:value-type="string">
            <text:p>"-80.1111898"</text:p>
          </table:table-cell>
          <table:table-cell office:value-type="string" calcext:value-type="string">
            <text:p>ARE</text:p>
          </table:table-cell>
          <table:table-cell/>
          <table:table-cell office:value-type="string" calcext:value-type="string">
            <text:p>{"Ubication":{"id":1273,"created_at":"43768,6659722222","updated_at":"43768,6659722222","name":"ARENILLAS","code":"Z070702","father_code":"Z0707","gmap_reference_latitude":"-3.5584811","gmap_reference_longitude":"-80.1111898","acronym":"ARE"},"attach":[]},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ENILLAS</text:p>
          </table:table-cell>
          <table:table-cell office:value-type="string" calcext:value-type="string">
            <text:p>Z07070250</text:p>
          </table:table-cell>
          <table:table-cell office:value-type="string" calcext:value-type="string">
            <text:p>Z070702</text:p>
          </table:table-cell>
          <table:table-cell office:value-type="string" calcext:value-type="string">
            <text:p>"-3.5584811"</text:p>
          </table:table-cell>
          <table:table-cell office:value-type="string" calcext:value-type="string">
            <text:p>"-80.1111898"</text:p>
          </table:table-cell>
          <table:table-cell table:number-columns-repeated="2"/>
          <table:table-cell office:value-type="string" calcext:value-type="string">
            <text:p>{"Ubication":{"id":1274,"created_at":"43768,6659722222","updated_at":"43768,6659722222","name":"ARENILLAS","code":"Z07070250","father_code":"Z070702","gmap_reference_latitude":"-3.5584811","gmap_reference_longitude":"-80.1111898","acronym":""},"attach":[]},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CRAS</text:p>
          </table:table-cell>
          <table:table-cell office:value-type="string" calcext:value-type="string">
            <text:p>Z07070251</text:p>
          </table:table-cell>
          <table:table-cell office:value-type="string" calcext:value-type="string">
            <text:p>Z070702</text:p>
          </table:table-cell>
          <table:table-cell office:value-type="string" calcext:value-type="string">
            <text:p>"-3.5547627"</text:p>
          </table:table-cell>
          <table:table-cell office:value-type="string" calcext:value-type="string">
            <text:p>"-80.0832677"</text:p>
          </table:table-cell>
          <table:table-cell table:number-columns-repeated="2"/>
          <table:table-cell office:value-type="string" calcext:value-type="string">
            <text:p>{"Ubication":{"id":1275,"created_at":"43768,6659722222","updated_at":"43768,6659722222","name":"CHACRAS","code":"Z07070251","father_code":"Z070702","gmap_reference_latitude":"-3.5547627","gmap_reference_longitude":"-80.0832677","acronym":""},"attach":[]},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MALES</text:p>
          </table:table-cell>
          <table:table-cell office:value-type="string" calcext:value-type="string">
            <text:p>Z07070254</text:p>
          </table:table-cell>
          <table:table-cell office:value-type="string" calcext:value-type="string">
            <text:p>Z070702</text:p>
          </table:table-cell>
          <table:table-cell office:value-type="string" calcext:value-type="string">
            <text:p>"-3.6963983"</text:p>
          </table:table-cell>
          <table:table-cell office:value-type="string" calcext:value-type="string">
            <text:p>"-80.2393809"</text:p>
          </table:table-cell>
          <table:table-cell table:number-columns-repeated="2"/>
          <table:table-cell office:value-type="string" calcext:value-type="string">
            <text:p>{"Ubication":{"id":1276,"created_at":"43768,6659722222","updated_at":"43768,6659722222","name":"PALMALES","code":"Z07070254","father_code":"Z070702","gmap_reference_latitude":"-3.6963983","gmap_reference_longitude":"-80.2393809","acronym":""},"attach":[]},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CABON</text:p>
          </table:table-cell>
          <table:table-cell office:value-type="string" calcext:value-type="string">
            <text:p>Z07070255</text:p>
          </table:table-cell>
          <table:table-cell office:value-type="string" calcext:value-type="string">
            <text:p>Z070702</text:p>
          </table:table-cell>
          <table:table-cell office:value-type="string" calcext:value-type="string">
            <text:p>"-3.644102"</text:p>
          </table:table-cell>
          <table:table-cell office:value-type="string" calcext:value-type="string">
            <text:p>"-80.2261638"</text:p>
          </table:table-cell>
          <table:table-cell table:number-columns-repeated="2"/>
          <table:table-cell office:value-type="string" calcext:value-type="string">
            <text:p>{"Ubication":{"id":1277,"created_at":"43768,6659722222","updated_at":"43768,6659722222","name":"CARCABON","code":"Z07070255","father_code":"Z070702","gmap_reference_latitude":"-3.644102","gmap_reference_longitude":"-80.2261638","acronym":""},"attach":[]},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UCA</text:p>
          </table:table-cell>
          <table:table-cell office:value-type="string" calcext:value-type="string">
            <text:p>Z07070256</text:p>
          </table:table-cell>
          <table:table-cell office:value-type="string" calcext:value-type="string">
            <text:p>Z070702</text:p>
          </table:table-cell>
          <table:table-cell office:value-type="string" calcext:value-type="string">
            <text:p>"-3.4973739"</text:p>
          </table:table-cell>
          <table:table-cell office:value-type="string" calcext:value-type="string">
            <text:p>"-80.0732356"</text:p>
          </table:table-cell>
          <table:table-cell table:number-columns-repeated="2"/>
          <table:table-cell office:value-type="string" calcext:value-type="string">
            <text:p>{"Ubication":{"id":1278,"created_at":"43768,6659722222","updated_at":"43768,6659722222","name":"LA CUCA","code":"Z07070256","father_code":"Z070702","gmap_reference_latitude":"-3.4973739","gmap_reference_longitude":"-80.0732356","acronym":""},"attach":[]},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TAHUALPA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0.024156"</text:p>
          </table:table-cell>
          <table:table-cell office:value-type="string" calcext:value-type="string">
            <text:p>"-79.9793627"</text:p>
          </table:table-cell>
          <table:table-cell office:value-type="string" calcext:value-type="string">
            <text:p>ATH</text:p>
          </table:table-cell>
          <table:table-cell/>
          <table:table-cell office:value-type="string" calcext:value-type="string">
            <text:p>{"Ubication":{"id":1279,"created_at":"43768,6659722222","updated_at":"43768,6659722222","name":"ATAHUALPA","code":"Z070703","father_code":"Z0707","gmap_reference_latitude":"-0.024156","gmap_reference_longitude":"-79.9793627","acronym":"ATH"},"attach":[]},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CCHA</text:p>
          </table:table-cell>
          <table:table-cell office:value-type="string" calcext:value-type="string">
            <text:p>Z07070350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"-2.9022924"</text:p>
          </table:table-cell>
          <table:table-cell office:value-type="string" calcext:value-type="string">
            <text:p>"-78.9621923"</text:p>
          </table:table-cell>
          <table:table-cell table:number-columns-repeated="2"/>
          <table:table-cell office:value-type="string" calcext:value-type="string">
            <text:p>{"Ubication":{"id":1280,"created_at":"43768,6659722222","updated_at":"43768,6659722222","name":"PACCHA","code":"Z07070350","father_code":"Z070703","gmap_reference_latitude":"-2.9022924","gmap_reference_longitude":"-78.9621923","acronym":""},"attach":[]},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YAPAMBA</text:p>
          </table:table-cell>
          <table:table-cell office:value-type="string" calcext:value-type="string">
            <text:p>Z07070351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"-3.6164398"</text:p>
          </table:table-cell>
          <table:table-cell office:value-type="string" calcext:value-type="string">
            <text:p>"-79.6905057"</text:p>
          </table:table-cell>
          <table:table-cell table:number-columns-repeated="2"/>
          <table:table-cell office:value-type="string" calcext:value-type="string">
            <text:p>{"Ubication":{"id":1281,"created_at":"43768,6659722222","updated_at":"43768,6659722222","name":"AYAPAMBA","code":"Z07070351","father_code":"Z070703","gmap_reference_latitude":"-3.6164398","gmap_reference_longitude":"-79.6905057","acronym":""},"attach":[]},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RDONCILLO</text:p>
          </table:table-cell>
          <table:table-cell office:value-type="string" calcext:value-type="string">
            <text:p>Z07070352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"-3.5548045"</text:p>
          </table:table-cell>
          <table:table-cell office:value-type="string" calcext:value-type="string">
            <text:p>"-79.7000288"</text:p>
          </table:table-cell>
          <table:table-cell table:number-columns-repeated="2"/>
          <table:table-cell office:value-type="string" calcext:value-type="string">
            <text:p>{"Ubication":{"id":1282,"created_at":"43768,6659722222","updated_at":"43768,6659722222","name":"CORDONCILLO","code":"Z07070352","father_code":"Z070703","gmap_reference_latitude":"-3.5548045","gmap_reference_longitude":"-79.7000288","acronym":""},"attach":[]},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Z07070353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"-2.1402475"</text:p>
          </table:table-cell>
          <table:table-cell office:value-type="string" calcext:value-type="string">
            <text:p>"-79.6238861"</text:p>
          </table:table-cell>
          <table:table-cell table:number-columns-repeated="2"/>
          <table:table-cell office:value-type="string" calcext:value-type="string">
            <text:p>{"Ubication":{"id":1283,"created_at":"43768,6659722222","updated_at":"43768,6659722222","name":"MILAGRO","code":"Z07070353","father_code":"Z070703","gmap_reference_latitude":"-2.1402475","gmap_reference_longitude":"-79.6238861","acronym":""},"attach":[]},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Z07070354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"-1.2650845"</text:p>
          </table:table-cell>
          <table:table-cell office:value-type="string" calcext:value-type="string">
            <text:p>"-77.8923368"</text:p>
          </table:table-cell>
          <table:table-cell table:number-columns-repeated="2"/>
          <table:table-cell office:value-type="string" calcext:value-type="string">
            <text:p>{"Ubication":{"id":1284,"created_at":"43768,6659722222","updated_at":"43768,6659722222","name":"SAN JOSE","code":"Z07070354","father_code":"Z070703","gmap_reference_latitude":"-1.2650845","gmap_reference_longitude":"-77.8923368","acronym":""},"attach":[]},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UAN DE CERRO AZUL</text:p>
          </table:table-cell>
          <table:table-cell office:value-type="string" calcext:value-type="string">
            <text:p>Z07070355</text:p>
          </table:table-cell>
          <table:table-cell office:value-type="string" calcext:value-type="string">
            <text:p>Z070703</text:p>
          </table:table-cell>
          <table:table-cell office:value-type="string" calcext:value-type="string">
            <text:p>"-3.5158132"</text:p>
          </table:table-cell>
          <table:table-cell office:value-type="string" calcext:value-type="string">
            <text:p>"-79.8392046"</text:p>
          </table:table-cell>
          <table:table-cell table:number-columns-repeated="2"/>
          <table:table-cell office:value-type="string" calcext:value-type="string">
            <text:p>{"Ubication":{"id":1285,"created_at":"43768,6659722222","updated_at":"43768,6659722222","name":"SAN JUAN DE CERRO AZUL","code":"Z07070355","father_code":"Z070703","gmap_reference_latitude":"-3.5158132","gmap_reference_longitude":"-79.8392046","acronym":""},"attach":[]},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Z070704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7612716"</text:p>
          </table:table-cell>
          <table:table-cell office:value-type="string" calcext:value-type="string">
            <text:p>"-79.8273039"</text:p>
          </table:table-cell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{"Ubication":{"id":1286,"created_at":"43768,6659722222","updated_at":"43768,6659722222","name":"BALSAS","code":"Z070704","father_code":"Z0707","gmap_reference_latitude":"-3.7612716","gmap_reference_longitude":"-79.8273039","acronym":"BAL"},"attach":[]},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Z07070450</text:p>
          </table:table-cell>
          <table:table-cell office:value-type="string" calcext:value-type="string">
            <text:p>Z070704</text:p>
          </table:table-cell>
          <table:table-cell office:value-type="string" calcext:value-type="string">
            <text:p>"-3.7612716"</text:p>
          </table:table-cell>
          <table:table-cell office:value-type="string" calcext:value-type="string">
            <text:p>"-79.8273039"</text:p>
          </table:table-cell>
          <table:table-cell table:number-columns-repeated="2"/>
          <table:table-cell office:value-type="string" calcext:value-type="string">
            <text:p>{"Ubication":{"id":1287,"created_at":"43768,6659722222","updated_at":"43768,6659722222","name":"BALSAS","code":"Z07070450","father_code":"Z070704","gmap_reference_latitude":"-3.7612716","gmap_reference_longitude":"-79.8273039","acronym":""},"attach":[]},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MARIA</text:p>
          </table:table-cell>
          <table:table-cell office:value-type="string" calcext:value-type="string">
            <text:p>Z07070451</text:p>
          </table:table-cell>
          <table:table-cell office:value-type="string" calcext:value-type="string">
            <text:p>Z070704</text:p>
          </table:table-cell>
          <table:table-cell office:value-type="string" calcext:value-type="string">
            <text:p>"-3.7616035"</text:p>
          </table:table-cell>
          <table:table-cell office:value-type="string" calcext:value-type="string">
            <text:p>"-79.8492539"</text:p>
          </table:table-cell>
          <table:table-cell table:number-columns-repeated="2"/>
          <table:table-cell office:value-type="string" calcext:value-type="string">
            <text:p>{"Ubication":{"id":1288,"created_at":"43768,6659722222","updated_at":"43768,6659722222","name":"BELLAMARIA","code":"Z07070451","father_code":"Z070704","gmap_reference_latitude":"-3.7616035","gmap_reference_longitude":"-79.8492539","acronym":""},"attach":[]},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LA</text:p>
          </table:table-cell>
          <table:table-cell office:value-type="string" calcext:value-type="string">
            <text:p>Z070705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4593835"</text:p>
          </table:table-cell>
          <table:table-cell office:value-type="string" calcext:value-type="string">
            <text:p>"-79.5881366"</text:p>
          </table:table-cell>
          <table:table-cell office:value-type="string" calcext:value-type="string">
            <text:p>CLL</text:p>
          </table:table-cell>
          <table:table-cell/>
          <table:table-cell office:value-type="string" calcext:value-type="string">
            <text:p>{"Ubication":{"id":1289,"created_at":"43768,6659722222","updated_at":"43768,6659722222","name":"CHILLA","code":"Z070705","father_code":"Z0707","gmap_reference_latitude":"-3.4593835","gmap_reference_longitude":"-79.5881366","acronym":"CLL"},"attach":[]},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LA</text:p>
          </table:table-cell>
          <table:table-cell office:value-type="string" calcext:value-type="string">
            <text:p>Z07070550</text:p>
          </table:table-cell>
          <table:table-cell office:value-type="string" calcext:value-type="string">
            <text:p>Z070705</text:p>
          </table:table-cell>
          <table:table-cell office:value-type="string" calcext:value-type="string">
            <text:p>"-3.4593835"</text:p>
          </table:table-cell>
          <table:table-cell office:value-type="string" calcext:value-type="string">
            <text:p>"-79.5881366"</text:p>
          </table:table-cell>
          <table:table-cell table:number-columns-repeated="2"/>
          <table:table-cell office:value-type="string" calcext:value-type="string">
            <text:p>{"Ubication":{"id":1290,"created_at":"43768,6659722222","updated_at":"43768,6659722222","name":"CHILLA","code":"Z07070550","father_code":"Z070705","gmap_reference_latitude":"-3.4593835","gmap_reference_longitude":"-79.5881366","acronym":""},"attach":[]},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Z07070650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2406099"</text:p>
          </table:table-cell>
          <table:table-cell office:value-type="string" calcext:value-type="string">
            <text:p>"-79.8625383"</text:p>
          </table:table-cell>
          <table:table-cell office:value-type="string" calcext:value-type="string">
            <text:p>GBA</text:p>
          </table:table-cell>
          <table:table-cell/>
          <table:table-cell office:value-type="string" calcext:value-type="string">
            <text:p>{"Ubication":{"id":1291,"created_at":"43768,6659722222","updated_at":"43768,6659722222","name":"EL GUABO","code":"Z07070650","father_code":"Z0707","gmap_reference_latitude":"-3.2406099","gmap_reference_longitude":"-79.8625383","acronym":"GBA"},"attach":[]},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GUABO</text:p>
          </table:table-cell>
          <table:table-cell office:value-type="string" calcext:value-type="string">
            <text:p>Z07070650</text:p>
          </table:table-cell>
          <table:table-cell office:value-type="string" calcext:value-type="string">
            <text:p>Z070706</text:p>
          </table:table-cell>
          <table:table-cell office:value-type="string" calcext:value-type="string">
            <text:p>"-3.2406099"</text:p>
          </table:table-cell>
          <table:table-cell office:value-type="string" calcext:value-type="string">
            <text:p>"-79.8625383"</text:p>
          </table:table-cell>
          <table:table-cell table:number-columns-repeated="2"/>
          <table:table-cell office:value-type="string" calcext:value-type="string">
            <text:p>{"Ubication":{"id":1292,"created_at":"43768,6659722222","updated_at":"43768,6659722222","name":"EL GUABO","code":"Z07070650","father_code":"Z070706","gmap_reference_latitude":"-3.2406099","gmap_reference_longitude":"-79.8625383","acronym":""},"attach":[]},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RBONES (SUCRE)</text:p>
          </table:table-cell>
          <table:table-cell office:value-type="string" calcext:value-type="string">
            <text:p>Z07070651</text:p>
          </table:table-cell>
          <table:table-cell office:value-type="string" calcext:value-type="string">
            <text:p>Z070706</text:p>
          </table:table-cell>
          <table:table-cell office:value-type="string" calcext:value-type="string">
            <text:p>"-3.1645055"</text:p>
          </table:table-cell>
          <table:table-cell office:value-type="string" calcext:value-type="string">
            <text:p>"-79.940366"</text:p>
          </table:table-cell>
          <table:table-cell table:number-columns-repeated="2"/>
          <table:table-cell office:value-type="string" calcext:value-type="string">
            <text:p>{"Ubication":{"id":1293,"created_at":"43768,6659722222","updated_at":"43768,6659722222","name":"BARBONES (SUCRE)","code":"Z07070651","father_code":"Z070706","gmap_reference_latitude":"-3.1645055","gmap_reference_longitude":"-79.940366","acronym":""},"attach":[]},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IBERIA</text:p>
          </table:table-cell>
          <table:table-cell office:value-type="string" calcext:value-type="string">
            <text:p>Z07070652</text:p>
          </table:table-cell>
          <table:table-cell office:value-type="string" calcext:value-type="string">
            <text:p>Z070706</text:p>
          </table:table-cell>
          <table:table-cell office:value-type="string" calcext:value-type="string">
            <text:p>"-3.2425215"</text:p>
          </table:table-cell>
          <table:table-cell office:value-type="string" calcext:value-type="string">
            <text:p>"-79.9089686"</text:p>
          </table:table-cell>
          <table:table-cell table:number-columns-repeated="2"/>
          <table:table-cell office:value-type="string" calcext:value-type="string">
            <text:p>{"Ubication":{"id":1294,"created_at":"43768,6659722222","updated_at":"43768,6659722222","name":"LA IBERIA","code":"Z07070652","father_code":"Z070706","gmap_reference_latitude":"-3.2425215","gmap_reference_longitude":"-79.9089686","acronym":""},"attach":[]},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NDALES (CAB. EN PUERTO TENDALES)</text:p>
          </table:table-cell>
          <table:table-cell office:value-type="string" calcext:value-type="string">
            <text:p>Z07070653</text:p>
          </table:table-cell>
          <table:table-cell office:value-type="string" calcext:value-type="string">
            <text:p>Z070706</text:p>
          </table:table-cell>
          <table:table-cell office:value-type="string" calcext:value-type="string">
            <text:p>"-3.130468"</text:p>
          </table:table-cell>
          <table:table-cell office:value-type="string" calcext:value-type="string">
            <text:p>"-79.920886"</text:p>
          </table:table-cell>
          <table:table-cell table:number-columns-repeated="2"/>
          <table:table-cell office:value-type="string" calcext:value-type="string">
            <text:p>{"Ubication":{"id":1295,"created_at":"43768,6659722222","updated_at":"43768,6659722222","name":"TENDALES (CAB. EN PUERTO TENDALES)","code":"Z07070653","father_code":"Z070706","gmap_reference_latitude":"-3.130468","gmap_reference_longitude":"-79.920886","acronym":""},"attach":[]},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RIO BONITO</text:p>
          </table:table-cell>
          <table:table-cell office:value-type="string" calcext:value-type="string">
            <text:p>Z07070654</text:p>
          </table:table-cell>
          <table:table-cell office:value-type="string" calcext:value-type="string">
            <text:p>Z070706</text:p>
          </table:table-cell>
          <table:table-cell office:value-type="string" calcext:value-type="string">
            <text:p>"-3.122681"</text:p>
          </table:table-cell>
          <table:table-cell office:value-type="string" calcext:value-type="string">
            <text:p>"-79.8502992"</text:p>
          </table:table-cell>
          <table:table-cell table:number-columns-repeated="2"/>
          <table:table-cell office:value-type="string" calcext:value-type="string">
            <text:p>{"Ubication":{"id":1296,"created_at":"43768,6659722222","updated_at":"43768,6659722222","name":"RIO BONITO","code":"Z07070654","father_code":"Z070706","gmap_reference_latitude":"-3.122681","gmap_reference_longitude":"-79.8502992","acronym":""},"attach":[]},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4784241"</text:p>
          </table:table-cell>
          <table:table-cell office:value-type="string" calcext:value-type="string">
            <text:p>"-80.2398184"</text:p>
          </table:table-cell>
          <table:table-cell office:value-type="string" calcext:value-type="string">
            <text:p>HUQ</text:p>
          </table:table-cell>
          <table:table-cell/>
          <table:table-cell office:value-type="string" calcext:value-type="string">
            <text:p>{"Ubication":{"id":1297,"created_at":"43768,6659722222","updated_at":"43768,6659722222","name":"HUAQUILLAS","code":"Z070707","father_code":"Z0707","gmap_reference_latitude":"-3.4784241","gmap_reference_longitude":"-80.2398184","acronym":"HUQ"},"attach":[]},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QUILLAS</text:p>
          </table:table-cell>
          <table:table-cell office:value-type="string" calcext:value-type="string">
            <text:p>Z07070750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"-3.4784241"</text:p>
          </table:table-cell>
          <table:table-cell office:value-type="string" calcext:value-type="string">
            <text:p>"-80.2398184"</text:p>
          </table:table-cell>
          <table:table-cell table:number-columns-repeated="2"/>
          <table:table-cell office:value-type="string" calcext:value-type="string">
            <text:p>{"Ubication":{"id":1298,"created_at":"43768,6659722222","updated_at":"43768,6659722222","name":"HUAQUILLAS","code":"Z07070750","father_code":"Z070707","gmap_reference_latitude":"-3.4784241","gmap_reference_longitude":"-80.2398184","acronym":""},"attach":[]},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Z07070701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"-3.4784241"</text:p>
          </table:table-cell>
          <table:table-cell office:value-type="string" calcext:value-type="string">
            <text:p>"-80.2398184"</text:p>
          </table:table-cell>
          <table:table-cell table:number-columns-repeated="2"/>
          <table:table-cell office:value-type="string" calcext:value-type="string">
            <text:p>{"Ubication":{"id":1299,"created_at":"43768,6659722222","updated_at":"43768,6659722222","name":"ECUADOR","code":"Z07070701","father_code":"Z070707","gmap_reference_latitude":"-3.4784241","gmap_reference_longitude":"-80.2398184","acronym":""},"attach":[]},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RAĂSO</text:p>
          </table:table-cell>
          <table:table-cell office:value-type="string" calcext:value-type="string">
            <text:p>Z07070702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"-3.4784241"</text:p>
          </table:table-cell>
          <table:table-cell office:value-type="string" calcext:value-type="string">
            <text:p>"-80.2398184"</text:p>
          </table:table-cell>
          <table:table-cell table:number-columns-repeated="2"/>
          <table:table-cell office:value-type="string" calcext:value-type="string">
            <text:p>{"Ubication":{"id":1300,"created_at":"43768,6659722222","updated_at":"43768,6659722222","name":"EL PARAĂSO","code":"Z07070702","father_code":"Z070707","gmap_reference_latitude":"-3.4784241","gmap_reference_longitude":"-80.2398184","acronym":""},"attach":[]},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ALTACO</text:p>
          </table:table-cell>
          <table:table-cell office:value-type="string" calcext:value-type="string">
            <text:p>Z07070703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"-3.4776835"</text:p>
          </table:table-cell>
          <table:table-cell office:value-type="string" calcext:value-type="string">
            <text:p>"-80.2383582"</text:p>
          </table:table-cell>
          <table:table-cell table:number-columns-repeated="2"/>
          <table:table-cell office:value-type="string" calcext:value-type="string">
            <text:p>{"Ubication":{"id":1301,"created_at":"43768,6659722222","updated_at":"43768,6659722222","name":"HUALTACO","code":"Z07070703","father_code":"Z070707","gmap_reference_latitude":"-3.4776835","gmap_reference_longitude":"-80.2383582","acronym":""},"attach":[]},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LTON REYES</text:p>
          </table:table-cell>
          <table:table-cell office:value-type="string" calcext:value-type="string">
            <text:p>Z07070704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"-3.4784241"</text:p>
          </table:table-cell>
          <table:table-cell office:value-type="string" calcext:value-type="string">
            <text:p>"-80.2398184"</text:p>
          </table:table-cell>
          <table:table-cell table:number-columns-repeated="2"/>
          <table:table-cell office:value-type="string" calcext:value-type="string">
            <text:p>{"Ubication":{"id":1302,"created_at":"43768,6659722222","updated_at":"43768,6659722222","name":"MILTON REYES","code":"Z07070704","father_code":"Z070707","gmap_reference_latitude":"-3.4784241","gmap_reference_longitude":"-80.2398184","acronym":""},"attach":[]},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NIĂN LOJANA</text:p>
          </table:table-cell>
          <table:table-cell office:value-type="string" calcext:value-type="string">
            <text:p>Z07070705</text:p>
          </table:table-cell>
          <table:table-cell office:value-type="string" calcext:value-type="string">
            <text:p>Z070707</text:p>
          </table:table-cell>
          <table:table-cell office:value-type="string" calcext:value-type="string">
            <text:p>"-3.4784241"</text:p>
          </table:table-cell>
          <table:table-cell office:value-type="string" calcext:value-type="string">
            <text:p>"-80.2398184"</text:p>
          </table:table-cell>
          <table:table-cell table:number-columns-repeated="2"/>
          <table:table-cell office:value-type="string" calcext:value-type="string">
            <text:p>{"Ubication":{"id":1303,"created_at":"43768,6659722222","updated_at":"43768,6659722222","name":"UNIĂN LOJANA","code":"Z07070705","father_code":"Z070707","gmap_reference_latitude":"-3.4784241","gmap_reference_longitude":"-80.2398184","acronym":""},"attach":[]},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CABELĂ</text:p>
          </table:table-cell>
          <table:table-cell office:value-type="string" calcext:value-type="string">
            <text:p>Z070708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7855678"</text:p>
          </table:table-cell>
          <table:table-cell office:value-type="string" calcext:value-type="string">
            <text:p>"-79.9268142"</text:p>
          </table:table-cell>
          <table:table-cell office:value-type="string" calcext:value-type="string">
            <text:p>MBL</text:p>
          </table:table-cell>
          <table:table-cell/>
          <table:table-cell office:value-type="string" calcext:value-type="string">
            <text:p>{"Ubication":{"id":1304,"created_at":"43768,6659722222","updated_at":"43768,6659722222","name":"MARCABELĂ","code":"Z070708","father_code":"Z0707","gmap_reference_latitude":"-3.7855678","gmap_reference_longitude":"-79.9268142","acronym":"MBL"},"attach":[]},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RCABELĂ</text:p>
          </table:table-cell>
          <table:table-cell office:value-type="string" calcext:value-type="string">
            <text:p>Z07070850</text:p>
          </table:table-cell>
          <table:table-cell office:value-type="string" calcext:value-type="string">
            <text:p>Z070708</text:p>
          </table:table-cell>
          <table:table-cell office:value-type="string" calcext:value-type="string">
            <text:p>"-3.7855678"</text:p>
          </table:table-cell>
          <table:table-cell office:value-type="string" calcext:value-type="string">
            <text:p>"-79.9268142"</text:p>
          </table:table-cell>
          <table:table-cell table:number-columns-repeated="2"/>
          <table:table-cell office:value-type="string" calcext:value-type="string">
            <text:p>{"Ubication":{"id":1305,"created_at":"43768,6659722222","updated_at":"43768,6659722222","name":"MARCABELĂ","code":"Z07070850","father_code":"Z070708","gmap_reference_latitude":"-3.7855678","gmap_reference_longitude":"-79.9268142","acronym":""},"attach":[]},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INGENIO</text:p>
          </table:table-cell>
          <table:table-cell office:value-type="string" calcext:value-type="string">
            <text:p>Z07070851</text:p>
          </table:table-cell>
          <table:table-cell office:value-type="string" calcext:value-type="string">
            <text:p>Z070708</text:p>
          </table:table-cell>
          <table:table-cell office:value-type="string" calcext:value-type="string">
            <text:p>"-3.7271545"</text:p>
          </table:table-cell>
          <table:table-cell office:value-type="string" calcext:value-type="string">
            <text:p>"-79.9823532"</text:p>
          </table:table-cell>
          <table:table-cell table:number-columns-repeated="2"/>
          <table:table-cell office:value-type="string" calcext:value-type="string">
            <text:p>{"Ubication":{"id":1306,"created_at":"43768,6659722222","updated_at":"43768,6659722222","name":"EL INGENIO","code":"Z07070851","father_code":"Z070708","gmap_reference_latitude":"-3.7271545","gmap_reference_longitude":"-79.9823532","acronym":""},"attach":[]},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3266401"</text:p>
          </table:table-cell>
          <table:table-cell office:value-type="string" calcext:value-type="string">
            <text:p>"-79.8779908"</text:p>
          </table:table-cell>
          <table:table-cell office:value-type="string" calcext:value-type="string">
            <text:p>PSJ</text:p>
          </table:table-cell>
          <table:table-cell/>
          <table:table-cell office:value-type="string" calcext:value-type="string">
            <text:p>{"Ubication":{"id":1307,"created_at":"43768,6659722222","updated_at":"43768,6659722222","name":"PASAJE","code":"Z070709","father_code":"Z0707","gmap_reference_latitude":"-3.3266401","gmap_reference_longitude":"-79.8779908","acronym":"PSJ"},"attach":[]},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SAJE</text:p>
          </table:table-cell>
          <table:table-cell office:value-type="string" calcext:value-type="string">
            <text:p>Z07070950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266401"</text:p>
          </table:table-cell>
          <table:table-cell office:value-type="string" calcext:value-type="string">
            <text:p>"-79.8779908"</text:p>
          </table:table-cell>
          <table:table-cell table:number-columns-repeated="2"/>
          <table:table-cell office:value-type="string" calcext:value-type="string">
            <text:p>{"Ubication":{"id":1308,"created_at":"43768,6659722222","updated_at":"43768,6659722222","name":"PASAJE","code":"Z07070950","father_code":"Z070709","gmap_reference_latitude":"-3.3266401","gmap_reference_longitude":"-79.8779908","acronym":""},"attach":[]},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ĂVAR</text:p>
          </table:table-cell>
          <table:table-cell office:value-type="string" calcext:value-type="string">
            <text:p>Z07070901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1.328229"</text:p>
          </table:table-cell>
          <table:table-cell office:value-type="string" calcext:value-type="string">
            <text:p>"-78.5363093"</text:p>
          </table:table-cell>
          <table:table-cell table:number-columns-repeated="2"/>
          <table:table-cell office:value-type="string" calcext:value-type="string">
            <text:p>{"Ubication":{"id":1309,"created_at":"43768,6659722222","updated_at":"43768,6659722222","name":"BOLĂVAR","code":"Z07070901","father_code":"Z070709","gmap_reference_latitude":"-1.328229","gmap_reference_longitude":"-78.5363093","acronym":""},"attach":[]},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MA DE FRANCO</text:p>
          </table:table-cell>
          <table:table-cell office:value-type="string" calcext:value-type="string">
            <text:p>Z07070902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388106"</text:p>
          </table:table-cell>
          <table:table-cell office:value-type="string" calcext:value-type="string">
            <text:p>"-79.8062756"</text:p>
          </table:table-cell>
          <table:table-cell table:number-columns-repeated="2"/>
          <table:table-cell office:value-type="string" calcext:value-type="string">
            <text:p>{"Ubication":{"id":1310,"created_at":"43768,6659722222","updated_at":"43768,6659722222","name":"LOMA DE FRANCO","code":"Z07070902","father_code":"Z070709","gmap_reference_latitude":"-3.3388106","gmap_reference_longitude":"-79.8062756","acronym":""},"attach":[]},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CHOA LEĂN (MATRIZ)</text:p>
          </table:table-cell>
          <table:table-cell office:value-type="string" calcext:value-type="string">
            <text:p>Z07070903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276237"</text:p>
          </table:table-cell>
          <table:table-cell office:value-type="string" calcext:value-type="string">
            <text:p>"-79.8593287"</text:p>
          </table:table-cell>
          <table:table-cell table:number-columns-repeated="2"/>
          <table:table-cell office:value-type="string" calcext:value-type="string">
            <text:p>{"Ubication":{"id":1311,"created_at":"43768,6659722222","updated_at":"43768,6659722222","name":"OCHOA LEĂN (MATRIZ)","code":"Z07070903","father_code":"Z070709","gmap_reference_latitude":"-3.3276237","gmap_reference_longitude":"-79.8593287","acronym":""},"attach":[]},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RES CERRITOS</text:p>
          </table:table-cell>
          <table:table-cell office:value-type="string" calcext:value-type="string">
            <text:p>Z07070904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238157"</text:p>
          </table:table-cell>
          <table:table-cell office:value-type="string" calcext:value-type="string">
            <text:p>"-79.7756768"</text:p>
          </table:table-cell>
          <table:table-cell table:number-columns-repeated="2"/>
          <table:table-cell office:value-type="string" calcext:value-type="string">
            <text:p>{"Ubication":{"id":1312,"created_at":"43768,6659722222","updated_at":"43768,6659722222","name":"TRES CERRITOS","code":"Z07070904","father_code":"Z070709","gmap_reference_latitude":"-3.3238157","gmap_reference_longitude":"-79.7756768","acronym":""},"attach":[]},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Z07070951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629736"</text:p>
          </table:table-cell>
          <table:table-cell office:value-type="string" calcext:value-type="string">
            <text:p>"-79.8489117"</text:p>
          </table:table-cell>
          <table:table-cell table:number-columns-repeated="2"/>
          <table:table-cell office:value-type="string" calcext:value-type="string">
            <text:p>{"Ubication":{"id":1313,"created_at":"43768,6659722222","updated_at":"43768,6659722222","name":"BUENAVISTA","code":"Z07070951","father_code":"Z070709","gmap_reference_latitude":"-3.3629736","gmap_reference_longitude":"-79.8489117","acronym":""},"attach":[]},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SACAY</text:p>
          </table:table-cell>
          <table:table-cell office:value-type="string" calcext:value-type="string">
            <text:p>Z07070952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191628"</text:p>
          </table:table-cell>
          <table:table-cell office:value-type="string" calcext:value-type="string">
            <text:p>"-79.7414017"</text:p>
          </table:table-cell>
          <table:table-cell table:number-columns-repeated="2"/>
          <table:table-cell office:value-type="string" calcext:value-type="string">
            <text:p>{"Ubication":{"id":1314,"created_at":"43768,6659722222","updated_at":"43768,6659722222","name":"CASACAY","code":"Z07070952","father_code":"Z070709","gmap_reference_latitude":"-3.3191628","gmap_reference_longitude":"-79.7414017","acronym":""},"attach":[]},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EAĂA</text:p>
          </table:table-cell>
          <table:table-cell office:value-type="string" calcext:value-type="string">
            <text:p>Z07070953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110016"</text:p>
          </table:table-cell>
          <table:table-cell office:value-type="string" calcext:value-type="string">
            <text:p>"-79.8874797"</text:p>
          </table:table-cell>
          <table:table-cell table:number-columns-repeated="2"/>
          <table:table-cell office:value-type="string" calcext:value-type="string">
            <text:p>{"Ubication":{"id":1315,"created_at":"43768,6659722222","updated_at":"43768,6659722222","name":"LA PEAĂA","code":"Z07070953","father_code":"Z070709","gmap_reference_latitude":"-3.3110016","gmap_reference_longitude":"-79.8874797","acronym":""},"attach":[]},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Z07070954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266401"</text:p>
          </table:table-cell>
          <table:table-cell office:value-type="string" calcext:value-type="string">
            <text:p>"-79.8779908"</text:p>
          </table:table-cell>
          <table:table-cell table:number-columns-repeated="2"/>
          <table:table-cell office:value-type="string" calcext:value-type="string">
            <text:p>{"Ubication":{"id":1316,"created_at":"43768,6659722222","updated_at":"43768,6659722222","name":"PROGRESO","code":"Z07070954","father_code":"Z070709","gmap_reference_latitude":"-3.3266401","gmap_reference_longitude":"-79.8779908","acronym":""},"attach":[]},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ZHCURRUMI</text:p>
          </table:table-cell>
          <table:table-cell office:value-type="string" calcext:value-type="string">
            <text:p>Z07070955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3249297"</text:p>
          </table:table-cell>
          <table:table-cell office:value-type="string" calcext:value-type="string">
            <text:p>"-79.6031142"</text:p>
          </table:table-cell>
          <table:table-cell table:number-columns-repeated="2"/>
          <table:table-cell office:value-type="string" calcext:value-type="string">
            <text:p>{"Ubication":{"id":1317,"created_at":"43768,6659722222","updated_at":"43768,6659722222","name":"UZHCURRUMI","code":"Z07070955","father_code":"Z070709","gmap_reference_latitude":"-3.3249297","gmap_reference_longitude":"-79.6031142","acronym":""},"attach":[]},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ĂAQUEMADA</text:p>
          </table:table-cell>
          <table:table-cell office:value-type="string" calcext:value-type="string">
            <text:p>Z07070956</text:p>
          </table:table-cell>
          <table:table-cell office:value-type="string" calcext:value-type="string">
            <text:p>Z070709</text:p>
          </table:table-cell>
          <table:table-cell office:value-type="string" calcext:value-type="string">
            <text:p>"-3.2816532"</text:p>
          </table:table-cell>
          <table:table-cell office:value-type="string" calcext:value-type="string">
            <text:p>"-79.8466368"</text:p>
          </table:table-cell>
          <table:table-cell table:number-columns-repeated="2"/>
          <table:table-cell office:value-type="string" calcext:value-type="string">
            <text:p>{"Ubication":{"id":1318,"created_at":"43768,6659722222","updated_at":"43768,6659722222","name":"CAĂAQUEMADA","code":"Z07070956","father_code":"Z070709","gmap_reference_latitude":"-3.2816532","gmap_reference_longitude":"-79.8466368","acronym":""},"attach":[]},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ĂAS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6828164"</text:p>
          </table:table-cell>
          <table:table-cell office:value-type="string" calcext:value-type="string">
            <text:p>"-79.7004463"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{"Ubication":{"id":1319,"created_at":"43768,6659722222","updated_at":"43768,6659722222","name":"PIĂAS","code":"Z070710","father_code":"Z0707","gmap_reference_latitude":"-3.6828164","gmap_reference_longitude":"-79.7004463","acronym":"PIN"},"attach":[]},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ĂAS</text:p>
          </table:table-cell>
          <table:table-cell office:value-type="string" calcext:value-type="string">
            <text:p>Z07071050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828164"</text:p>
          </table:table-cell>
          <table:table-cell office:value-type="string" calcext:value-type="string">
            <text:p>"-79.7004463"</text:p>
          </table:table-cell>
          <table:table-cell table:number-columns-repeated="2"/>
          <table:table-cell office:value-type="string" calcext:value-type="string">
            <text:p>{"Ubication":{"id":1320,"created_at":"43768,6659722222","updated_at":"43768,6659722222","name":"PIĂAS","code":"Z07071050","father_code":"Z070710","gmap_reference_latitude":"-3.6828164","gmap_reference_longitude":"-79.7004463","acronym":""},"attach":[]},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MATRIZ</text:p>
          </table:table-cell>
          <table:table-cell office:value-type="string" calcext:value-type="string">
            <text:p>Z07071001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0.9282472"</text:p>
          </table:table-cell>
          <table:table-cell office:value-type="string" calcext:value-type="string">
            <text:p>"-78.6350741"</text:p>
          </table:table-cell>
          <table:table-cell table:number-columns-repeated="2"/>
          <table:table-cell office:value-type="string" calcext:value-type="string">
            <text:p>{"Ubication":{"id":1321,"created_at":"43768,6659722222","updated_at":"43768,6659722222","name":"LA MATRIZ","code":"Z07071001","father_code":"Z070710","gmap_reference_latitude":"-0.9282472","gmap_reference_longitude":"-78.6350741","acronym":""},"attach":[]},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SUSAYA</text:p>
          </table:table-cell>
          <table:table-cell office:value-type="string" calcext:value-type="string">
            <text:p>Z07071002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828164"</text:p>
          </table:table-cell>
          <table:table-cell office:value-type="string" calcext:value-type="string">
            <text:p>"-79.7004463"</text:p>
          </table:table-cell>
          <table:table-cell table:number-columns-repeated="2"/>
          <table:table-cell office:value-type="string" calcext:value-type="string">
            <text:p>{"Ubication":{"id":1322,"created_at":"43768,6659722222","updated_at":"43768,6659722222","name":"LA SUSAYA","code":"Z07071002","father_code":"Z070710","gmap_reference_latitude":"-3.6828164","gmap_reference_longitude":"-79.7004463","acronym":""},"attach":[]},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ĂAS GRANDE</text:p>
          </table:table-cell>
          <table:table-cell office:value-type="string" calcext:value-type="string">
            <text:p>Z07071003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828164"</text:p>
          </table:table-cell>
          <table:table-cell office:value-type="string" calcext:value-type="string">
            <text:p>"-79.7004463"</text:p>
          </table:table-cell>
          <table:table-cell table:number-columns-repeated="2"/>
          <table:table-cell office:value-type="string" calcext:value-type="string">
            <text:p>{"Ubication":{"id":1323,"created_at":"43768,6659722222","updated_at":"43768,6659722222","name":"PIĂAS GRANDE","code":"Z07071003","father_code":"Z070710","gmap_reference_latitude":"-3.6828164","gmap_reference_longitude":"-79.7004463","acronym":""},"attach":[]},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PIRO (CAB. EN LA CAPILLA DE CAPIRO)</text:p>
          </table:table-cell>
          <table:table-cell office:value-type="string" calcext:value-type="string">
            <text:p>Z07071051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784066"</text:p>
          </table:table-cell>
          <table:table-cell office:value-type="string" calcext:value-type="string">
            <text:p>"-79.8375306"</text:p>
          </table:table-cell>
          <table:table-cell table:number-columns-repeated="2"/>
          <table:table-cell office:value-type="string" calcext:value-type="string">
            <text:p>{"Ubication":{"id":1324,"created_at":"43768,6659722222","updated_at":"43768,6659722222","name":"CAPIRO (CAB. EN LA CAPILLA DE CAPIRO)","code":"Z07071051","father_code":"Z070710","gmap_reference_latitude":"-3.784066","gmap_reference_longitude":"-79.8375306","acronym":""},"attach":[]},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BOCANA</text:p>
          </table:table-cell>
          <table:table-cell office:value-type="string" calcext:value-type="string">
            <text:p>Z07071052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799553"</text:p>
          </table:table-cell>
          <table:table-cell office:value-type="string" calcext:value-type="string">
            <text:p>"-79.6806105"</text:p>
          </table:table-cell>
          <table:table-cell table:number-columns-repeated="2"/>
          <table:table-cell office:value-type="string" calcext:value-type="string">
            <text:p>{"Ubication":{"id":1325,"created_at":"43768,6659722222","updated_at":"43768,6659722222","name":"LA BOCANA","code":"Z07071052","father_code":"Z070710","gmap_reference_latitude":"-3.6799553","gmap_reference_longitude":"-79.6806105","acronym":""},"attach":[]},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ROMORO (CAB. EN EL VADO)</text:p>
          </table:table-cell>
          <table:table-cell office:value-type="string" calcext:value-type="string">
            <text:p>Z07071053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623672"</text:p>
          </table:table-cell>
          <table:table-cell office:value-type="string" calcext:value-type="string">
            <text:p>"-79.8330127"</text:p>
          </table:table-cell>
          <table:table-cell table:number-columns-repeated="2"/>
          <table:table-cell office:value-type="string" calcext:value-type="string">
            <text:p>{"Ubication":{"id":1326,"created_at":"43768,6659722222","updated_at":"43768,6659722222","name":"MOROMORO (CAB. EN EL VADO)","code":"Z07071053","father_code":"Z070710","gmap_reference_latitude":"-3.6623672","gmap_reference_longitude":"-79.8330127","acronym":""},"attach":[]},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EDRAS</text:p>
          </table:table-cell>
          <table:table-cell office:value-type="string" calcext:value-type="string">
            <text:p>Z07071054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797537"</text:p>
          </table:table-cell>
          <table:table-cell office:value-type="string" calcext:value-type="string">
            <text:p>"-79.6803527"</text:p>
          </table:table-cell>
          <table:table-cell table:number-columns-repeated="2"/>
          <table:table-cell office:value-type="string" calcext:value-type="string">
            <text:p>{"Ubication":{"id":1327,"created_at":"43768,6659722222","updated_at":"43768,6659722222","name":"PIEDRAS","code":"Z07071054","father_code":"Z070710","gmap_reference_latitude":"-3.6797537","gmap_reference_longitude":"-79.6803527","acronym":""},"attach":[]},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ROQUE (AMBROSIO MALDONADO)</text:p>
          </table:table-cell>
          <table:table-cell office:value-type="string" calcext:value-type="string">
            <text:p>Z07071055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7431597"</text:p>
          </table:table-cell>
          <table:table-cell office:value-type="string" calcext:value-type="string">
            <text:p>"-79.7209665"</text:p>
          </table:table-cell>
          <table:table-cell table:number-columns-repeated="2"/>
          <table:table-cell office:value-type="string" calcext:value-type="string">
            <text:p>{"Ubication":{"id":1328,"created_at":"43768,6659722222","updated_at":"43768,6659722222","name":"SAN ROQUE (AMBROSIO MALDONADO)","code":"Z07071055","father_code":"Z070710","gmap_reference_latitude":"-3.7431597","gmap_reference_longitude":"-79.7209665","acronym":""},"attach":[]},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RACAY</text:p>
          </table:table-cell>
          <table:table-cell office:value-type="string" calcext:value-type="string">
            <text:p>Z07071056</text:p>
          </table:table-cell>
          <table:table-cell office:value-type="string" calcext:value-type="string">
            <text:p>Z070710</text:p>
          </table:table-cell>
          <table:table-cell office:value-type="string" calcext:value-type="string">
            <text:p>"-3.6453639"</text:p>
          </table:table-cell>
          <table:table-cell office:value-type="string" calcext:value-type="string">
            <text:p>"-79.8648764"</text:p>
          </table:table-cell>
          <table:table-cell table:number-columns-repeated="2"/>
          <table:table-cell office:value-type="string" calcext:value-type="string">
            <text:p>{"Ubication":{"id":1329,"created_at":"43768,6659722222","updated_at":"43768,6659722222","name":"SARACAY","code":"Z07071056","father_code":"Z070710","gmap_reference_latitude":"-3.6453639","gmap_reference_longitude":"-79.8648764","acronym":""},"attach":[]},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Z070711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7202032"</text:p>
          </table:table-cell>
          <table:table-cell office:value-type="string" calcext:value-type="string">
            <text:p>"-79.6366742"</text:p>
          </table:table-cell>
          <table:table-cell office:value-type="string" calcext:value-type="string">
            <text:p>PVL</text:p>
          </table:table-cell>
          <table:table-cell/>
          <table:table-cell office:value-type="string" calcext:value-type="string">
            <text:p>{"Ubication":{"id":1330,"created_at":"43768,6659722222","updated_at":"43768,6659722222","name":"PORTOVELO","code":"Z070711","father_code":"Z0707","gmap_reference_latitude":"-3.7202032","gmap_reference_longitude":"-79.6366742","acronym":"PVL"},"attach":[]},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RTOVELO</text:p>
          </table:table-cell>
          <table:table-cell office:value-type="string" calcext:value-type="string">
            <text:p>Z07071150</text:p>
          </table:table-cell>
          <table:table-cell office:value-type="string" calcext:value-type="string">
            <text:p>Z070711</text:p>
          </table:table-cell>
          <table:table-cell office:value-type="string" calcext:value-type="string">
            <text:p>"-3.7202032"</text:p>
          </table:table-cell>
          <table:table-cell office:value-type="string" calcext:value-type="string">
            <text:p>"-79.6366742"</text:p>
          </table:table-cell>
          <table:table-cell table:number-columns-repeated="2"/>
          <table:table-cell office:value-type="string" calcext:value-type="string">
            <text:p>{"Ubication":{"id":1331,"created_at":"43768,6659722222","updated_at":"43768,6659722222","name":"PORTOVELO","code":"Z07071150","father_code":"Z070711","gmap_reference_latitude":"-3.7202032","gmap_reference_longitude":"-79.6366742","acronym":""},"attach":[]},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RTINCAPA</text:p>
          </table:table-cell>
          <table:table-cell office:value-type="string" calcext:value-type="string">
            <text:p>Z07071151</text:p>
          </table:table-cell>
          <table:table-cell office:value-type="string" calcext:value-type="string">
            <text:p>Z070711</text:p>
          </table:table-cell>
          <table:table-cell office:value-type="string" calcext:value-type="string">
            <text:p>"-3.7306672"</text:p>
          </table:table-cell>
          <table:table-cell office:value-type="string" calcext:value-type="string">
            <text:p>"-79.5533548"</text:p>
          </table:table-cell>
          <table:table-cell table:number-columns-repeated="2"/>
          <table:table-cell office:value-type="string" calcext:value-type="string">
            <text:p>{"Ubication":{"id":1332,"created_at":"43768,6659722222","updated_at":"43768,6659722222","name":"CURTINCAPA","code":"Z07071151","father_code":"Z070711","gmap_reference_latitude":"-3.7306672","gmap_reference_longitude":"-79.5533548","acronym":""},"attach":[]},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Z07071152</text:p>
          </table:table-cell>
          <table:table-cell office:value-type="string" calcext:value-type="string">
            <text:p>Z070711</text:p>
          </table:table-cell>
          <table:table-cell office:value-type="string" calcext:value-type="string">
            <text:p>"-3.7202032"</text:p>
          </table:table-cell>
          <table:table-cell office:value-type="string" calcext:value-type="string">
            <text:p>"-79.6366742"</text:p>
          </table:table-cell>
          <table:table-cell table:number-columns-repeated="2"/>
          <table:table-cell office:value-type="string" calcext:value-type="string">
            <text:p>{"Ubication":{"id":1333,"created_at":"43768,6659722222","updated_at":"43768,6659722222","name":"MORALES","code":"Z07071152","father_code":"Z070711","gmap_reference_latitude":"-3.7202032","gmap_reference_longitude":"-79.6366742","acronym":""},"attach":[]},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ATI</text:p>
          </table:table-cell>
          <table:table-cell office:value-type="string" calcext:value-type="string">
            <text:p>Z07071153</text:p>
          </table:table-cell>
          <table:table-cell office:value-type="string" calcext:value-type="string">
            <text:p>Z070711</text:p>
          </table:table-cell>
          <table:table-cell office:value-type="string" calcext:value-type="string">
            <text:p>"-3.7535635"</text:p>
          </table:table-cell>
          <table:table-cell office:value-type="string" calcext:value-type="string">
            <text:p>"-79.5371963"</text:p>
          </table:table-cell>
          <table:table-cell table:number-columns-repeated="2"/>
          <table:table-cell office:value-type="string" calcext:value-type="string">
            <text:p>{"Ubication":{"id":1334,"created_at":"43768,6659722222","updated_at":"43768,6659722222","name":"SALATI","code":"Z07071153","father_code":"Z070711","gmap_reference_latitude":"-3.7535635","gmap_reference_longitude":"-79.5371963","acronym":""},"attach":[]},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{"Ubication":{"id":1335,"created_at":"43768,6659722222","updated_at":"43768,6659722222","name":"SANTA ROSA","code":"Z070712","father_code":"Z0707","gmap_reference_latitude":"-0.310798","gmap_reference_longitude":"-77.8027197","acronym":"STR"},"attach":[]},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 (RURAL)</text:p>
          </table:table-cell>
          <table:table-cell office:value-type="string" calcext:value-type="string">
            <text:p>Z07071250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table:number-columns-repeated="2"/>
          <table:table-cell office:value-type="string" calcext:value-type="string">
            <text:p>{"Ubication":{"id":1336,"created_at":"43768,6659722222","updated_at":"43768,6659722222","name":"SANTA ROSA (RURAL)","code":"Z07071250","father_code":"Z070712","gmap_reference_latitude":"-0.310798","gmap_reference_longitude":"-77.8027197","acronym":""},"attach":[]},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Z07071201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table:number-columns-repeated="2"/>
          <table:table-cell office:value-type="string" calcext:value-type="string">
            <text:p>{"Ubication":{"id":1337,"created_at":"43768,6659722222","updated_at":"43768,6659722222","name":"SANTA ROSA","code":"Z07071201","father_code":"Z070712","gmap_reference_latitude":"-0.310798","gmap_reference_longitude":"-77.8027197","acronym":""},"attach":[]},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JELĂ</text:p>
          </table:table-cell>
          <table:table-cell office:value-type="string" calcext:value-type="string">
            <text:p>Z07071202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4157635"</text:p>
          </table:table-cell>
          <table:table-cell office:value-type="string" calcext:value-type="string">
            <text:p>"-79.9992229"</text:p>
          </table:table-cell>
          <table:table-cell table:number-columns-repeated="2"/>
          <table:table-cell office:value-type="string" calcext:value-type="string">
            <text:p>{"Ubication":{"id":1338,"created_at":"43768,6659722222","updated_at":"43768,6659722222","name":"PUERTO JELĂ","code":"Z07071202","father_code":"Z070712","gmap_reference_latitude":"-3.4157635","gmap_reference_longitude":"-79.9992229","acronym":""},"attach":[]},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ALNEARIO JAMBELĂ (SATĂLITE)</text:p>
          </table:table-cell>
          <table:table-cell office:value-type="string" calcext:value-type="string">
            <text:p>Z07071203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3353812"</text:p>
          </table:table-cell>
          <table:table-cell office:value-type="string" calcext:value-type="string">
            <text:p>"-80.1497428"</text:p>
          </table:table-cell>
          <table:table-cell table:number-columns-repeated="2"/>
          <table:table-cell office:value-type="string" calcext:value-type="string">
            <text:p>{"Ubication":{"id":1339,"created_at":"43768,6659722222","updated_at":"43768,6659722222","name":"BALNEARIO JAMBELĂ (SATĂLITE)","code":"Z07071203","father_code":"Z070712","gmap_reference_latitude":"-3.3353812","gmap_reference_longitude":"-80.1497428","acronym":""},"attach":[]},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UMĂN (SATĂLITE)</text:p>
          </table:table-cell>
          <table:table-cell office:value-type="string" calcext:value-type="string">
            <text:p>Z07071204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4537582"</text:p>
          </table:table-cell>
          <table:table-cell office:value-type="string" calcext:value-type="string">
            <text:p>"-79.9716703"</text:p>
          </table:table-cell>
          <table:table-cell table:number-columns-repeated="2"/>
          <table:table-cell office:value-type="string" calcext:value-type="string">
            <text:p>{"Ubication":{"id":1340,"created_at":"43768,6659722222","updated_at":"43768,6659722222","name":"JUMĂN (SATĂLITE)","code":"Z07071204","father_code":"Z070712","gmap_reference_latitude":"-3.4537582","gmap_reference_longitude":"-79.9716703","acronym":""},"attach":[]},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O SANTA ROSA</text:p>
          </table:table-cell>
          <table:table-cell office:value-type="string" calcext:value-type="string">
            <text:p>Z07071205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4424947"</text:p>
          </table:table-cell>
          <table:table-cell office:value-type="string" calcext:value-type="string">
            <text:p>"-79.9584317"</text:p>
          </table:table-cell>
          <table:table-cell table:number-columns-repeated="2"/>
          <table:table-cell office:value-type="string" calcext:value-type="string">
            <text:p>{"Ubication":{"id":1341,"created_at":"43768,6659722222","updated_at":"43768,6659722222","name":"NUEVO SANTA ROSA","code":"Z07071205","father_code":"Z070712","gmap_reference_latitude":"-3.4424947","gmap_reference_longitude":"-79.9584317","acronym":""},"attach":[]},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Z07071251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1.3446389"</text:p>
          </table:table-cell>
          <table:table-cell office:value-type="string" calcext:value-type="string">
            <text:p>"-80.3095937"</text:p>
          </table:table-cell>
          <table:table-cell table:number-columns-repeated="2"/>
          <table:table-cell office:value-type="string" calcext:value-type="string">
            <text:p>{"Ubication":{"id":1342,"created_at":"43768,6659722222","updated_at":"43768,6659722222","name":"BELLAVISTA","code":"Z07071251","father_code":"Z070712","gmap_reference_latitude":"-1.3446389","gmap_reference_longitude":"-80.3095937","acronym":""},"attach":[]},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AMBELI</text:p>
          </table:table-cell>
          <table:table-cell office:value-type="string" calcext:value-type="string">
            <text:p>Z07071252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4419425"</text:p>
          </table:table-cell>
          <table:table-cell office:value-type="string" calcext:value-type="string">
            <text:p>"-79.9634974"</text:p>
          </table:table-cell>
          <table:table-cell table:number-columns-repeated="2"/>
          <table:table-cell office:value-type="string" calcext:value-type="string">
            <text:p>{"Ubication":{"id":1343,"created_at":"43768,6659722222","updated_at":"43768,6659722222","name":"JAMBELI","code":"Z07071252","father_code":"Z070712","gmap_reference_latitude":"-3.4419425","gmap_reference_longitude":"-79.9634974","acronym":""},"attach":[]},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AVANZADA</text:p>
          </table:table-cell>
          <table:table-cell office:value-type="string" calcext:value-type="string">
            <text:p>Z07071253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5358788"</text:p>
          </table:table-cell>
          <table:table-cell office:value-type="string" calcext:value-type="string">
            <text:p>"-79.9737257"</text:p>
          </table:table-cell>
          <table:table-cell table:number-columns-repeated="2"/>
          <table:table-cell office:value-type="string" calcext:value-type="string">
            <text:p>{"Ubication":{"id":1344,"created_at":"43768,6659722222","updated_at":"43768,6659722222","name":"LA AVANZADA","code":"Z07071253","father_code":"Z070712","gmap_reference_latitude":"-3.5358788","gmap_reference_longitude":"-79.9737257","acronym":""},"attach":[]},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Z07071253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0.0005579"</text:p>
          </table:table-cell>
          <table:table-cell office:value-type="string" calcext:value-type="string">
            <text:p>"-78.4668877"</text:p>
          </table:table-cell>
          <table:table-cell table:number-columns-repeated="2"/>
          <table:table-cell office:value-type="string" calcext:value-type="string">
            <text:p>{"Ubication":{"id":1345,"created_at":"43768,6659722222","updated_at":"43768,6659722222","name":"SAN ANTONIO","code":"Z07071253","father_code":"Z070712","gmap_reference_latitude":"-0.0005579","gmap_reference_longitude":"-78.4668877","acronym":""},"attach":[]},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RATA</text:p>
          </table:table-cell>
          <table:table-cell office:value-type="string" calcext:value-type="string">
            <text:p>Z07071255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5994838"</text:p>
          </table:table-cell>
          <table:table-cell office:value-type="string" calcext:value-type="string">
            <text:p>"-79.9073417"</text:p>
          </table:table-cell>
          <table:table-cell table:number-columns-repeated="2"/>
          <table:table-cell office:value-type="string" calcext:value-type="string">
            <text:p>{"Ubication":{"id":1346,"created_at":"43768,6659722222","updated_at":"43768,6659722222","name":"TORATA","code":"Z07071255","father_code":"Z070712","gmap_reference_latitude":"-3.5994838","gmap_reference_longitude":"-79.9073417","acronym":""},"attach":[]},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Z07071256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6153543"</text:p>
          </table:table-cell>
          <table:table-cell office:value-type="string" calcext:value-type="string">
            <text:p>"-80.1502141"</text:p>
          </table:table-cell>
          <table:table-cell table:number-columns-repeated="2"/>
          <table:table-cell office:value-type="string" calcext:value-type="string">
            <text:p>{"Ubication":{"id":1347,"created_at":"43768,6659722222","updated_at":"43768,6659722222","name":"VICTORIA","code":"Z07071256","father_code":"Z070712","gmap_reference_latitude":"-3.6153543","gmap_reference_longitude":"-80.1502141","acronym":""},"attach":[]},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MARIA</text:p>
          </table:table-cell>
          <table:table-cell office:value-type="string" calcext:value-type="string">
            <text:p>Z07071257</text:p>
          </table:table-cell>
          <table:table-cell office:value-type="string" calcext:value-type="string">
            <text:p>Z070712</text:p>
          </table:table-cell>
          <table:table-cell office:value-type="string" calcext:value-type="string">
            <text:p>"-3.7616035"</text:p>
          </table:table-cell>
          <table:table-cell office:value-type="string" calcext:value-type="string">
            <text:p>"-79.8492539"</text:p>
          </table:table-cell>
          <table:table-cell table:number-columns-repeated="2"/>
          <table:table-cell office:value-type="string" calcext:value-type="string">
            <text:p>{"Ubication":{"id":1348,"created_at":"43768,6659722222","updated_at":"43768,6659722222","name":"BELLAMARIA","code":"Z07071257","father_code":"Z070712","gmap_reference_latitude":"-3.7616035","gmap_reference_longitude":"-79.8492539","acronym":""},"attach":[]},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68787"</text:p>
          </table:table-cell>
          <table:table-cell office:value-type="string" calcext:value-type="string">
            <text:p>"-79.6221685"</text:p>
          </table:table-cell>
          <table:table-cell office:value-type="string" calcext:value-type="string">
            <text:p>ZAR</text:p>
          </table:table-cell>
          <table:table-cell/>
          <table:table-cell office:value-type="string" calcext:value-type="string">
            <text:p>{"Ubication":{"id":1349,"created_at":"43768,6659722222","updated_at":"43768,6659722222","name":"ZARUMA","code":"Z070713","father_code":"Z0707","gmap_reference_latitude":"-3.68787","gmap_reference_longitude":"-79.6221685","acronym":"ZAR"},"attach":[]},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RUMA</text:p>
          </table:table-cell>
          <table:table-cell office:value-type="string" calcext:value-type="string">
            <text:p>Z07071350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8787"</text:p>
          </table:table-cell>
          <table:table-cell office:value-type="string" calcext:value-type="string">
            <text:p>"-79.6221685"</text:p>
          </table:table-cell>
          <table:table-cell table:number-columns-repeated="2"/>
          <table:table-cell office:value-type="string" calcext:value-type="string">
            <text:p>{"Ubication":{"id":1350,"created_at":"43768,6659722222","updated_at":"43768,6659722222","name":"ZARUMA","code":"Z07071350","father_code":"Z070713","gmap_reference_latitude":"-3.68787","gmap_reference_longitude":"-79.6221685","acronym":""},"attach":[]},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BAĂIN</text:p>
          </table:table-cell>
          <table:table-cell office:value-type="string" calcext:value-type="string">
            <text:p>Z07071351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3348927"</text:p>
          </table:table-cell>
          <table:table-cell office:value-type="string" calcext:value-type="string">
            <text:p>"-79.5151067"</text:p>
          </table:table-cell>
          <table:table-cell table:number-columns-repeated="2"/>
          <table:table-cell office:value-type="string" calcext:value-type="string">
            <text:p>{"Ubication":{"id":1351,"created_at":"43768,6659722222","updated_at":"43768,6659722222","name":"ABAĂIN","code":"Z07071351","father_code":"Z070713","gmap_reference_latitude":"-3.3348927","gmap_reference_longitude":"-79.5151067","acronym":""},"attach":[]},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RCAPAMBA</text:p>
          </table:table-cell>
          <table:table-cell office:value-type="string" calcext:value-type="string">
            <text:p>Z07071352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488543"</text:p>
          </table:table-cell>
          <table:table-cell office:value-type="string" calcext:value-type="string">
            <text:p>"-79.6183061"</text:p>
          </table:table-cell>
          <table:table-cell table:number-columns-repeated="2"/>
          <table:table-cell office:value-type="string" calcext:value-type="string">
            <text:p>{"Ubication":{"id":1352,"created_at":"43768,6659722222","updated_at":"43768,6659722222","name":"ARCAPAMBA","code":"Z07071352","father_code":"Z070713","gmap_reference_latitude":"-3.6488543","gmap_reference_longitude":"-79.6183061","acronym":""},"attach":[]},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NAZAN</text:p>
          </table:table-cell>
          <table:table-cell office:value-type="string" calcext:value-type="string">
            <text:p>Z07071353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4617288"</text:p>
          </table:table-cell>
          <table:table-cell office:value-type="string" calcext:value-type="string">
            <text:p>"-79.5043107"</text:p>
          </table:table-cell>
          <table:table-cell table:number-columns-repeated="2"/>
          <table:table-cell office:value-type="string" calcext:value-type="string">
            <text:p>{"Ubication":{"id":1353,"created_at":"43768,6659722222","updated_at":"43768,6659722222","name":"GUANAZAN","code":"Z07071353","father_code":"Z070713","gmap_reference_latitude":"-3.4617288","gmap_reference_longitude":"-79.5043107","acronym":""},"attach":[]},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IZHAGUIĂA</text:p>
          </table:table-cell>
          <table:table-cell office:value-type="string" calcext:value-type="string">
            <text:p>Z07071354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923688"</text:p>
          </table:table-cell>
          <table:table-cell office:value-type="string" calcext:value-type="string">
            <text:p>"-79.5700387"</text:p>
          </table:table-cell>
          <table:table-cell table:number-columns-repeated="2"/>
          <table:table-cell office:value-type="string" calcext:value-type="string">
            <text:p>{"Ubication":{"id":1354,"created_at":"43768,6659722222","updated_at":"43768,6659722222","name":"GUIZHAGUIĂA","code":"Z07071354","father_code":"Z070713","gmap_reference_latitude":"-3.6923688","gmap_reference_longitude":"-79.5700387","acronym":""},"attach":[]},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HUERTAS</text:p>
          </table:table-cell>
          <table:table-cell office:value-type="string" calcext:value-type="string">
            <text:p>Z07071355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071814"</text:p>
          </table:table-cell>
          <table:table-cell office:value-type="string" calcext:value-type="string">
            <text:p>"-79.6356011"</text:p>
          </table:table-cell>
          <table:table-cell table:number-columns-repeated="2"/>
          <table:table-cell office:value-type="string" calcext:value-type="string">
            <text:p>{"Ubication":{"id":1355,"created_at":"43768,6659722222","updated_at":"43768,6659722222","name":"HUERTAS","code":"Z07071355","father_code":"Z070713","gmap_reference_latitude":"-3.6071814","gmap_reference_longitude":"-79.6356011","acronym":""},"attach":[]},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VAS</text:p>
          </table:table-cell>
          <table:table-cell office:value-type="string" calcext:value-type="string">
            <text:p>Z07071356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757484"</text:p>
          </table:table-cell>
          <table:table-cell office:value-type="string" calcext:value-type="string">
            <text:p>"-79.6643596"</text:p>
          </table:table-cell>
          <table:table-cell table:number-columns-repeated="2"/>
          <table:table-cell office:value-type="string" calcext:value-type="string">
            <text:p>{"Ubication":{"id":1356,"created_at":"43768,6659722222","updated_at":"43768,6659722222","name":"MALVAS","code":"Z07071356","father_code":"Z070713","gmap_reference_latitude":"-3.6757484","gmap_reference_longitude":"-79.6643596","acronym":""},"attach":[]},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ULUNCAY GRANDE</text:p>
          </table:table-cell>
          <table:table-cell office:value-type="string" calcext:value-type="string">
            <text:p>Z07071357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372906"</text:p>
          </table:table-cell>
          <table:table-cell office:value-type="string" calcext:value-type="string">
            <text:p>"-79.641223"</text:p>
          </table:table-cell>
          <table:table-cell table:number-columns-repeated="2"/>
          <table:table-cell office:value-type="string" calcext:value-type="string">
            <text:p>{"Ubication":{"id":1357,"created_at":"43768,6659722222","updated_at":"43768,6659722222","name":"MULUNCAY GRANDE","code":"Z07071357","father_code":"Z070713","gmap_reference_latitude":"-3.6372906","gmap_reference_longitude":"-79.641223","acronym":""},"attach":[]},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INSAO</text:p>
          </table:table-cell>
          <table:table-cell office:value-type="string" calcext:value-type="string">
            <text:p>Z07071358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223495"</text:p>
          </table:table-cell>
          <table:table-cell office:value-type="string" calcext:value-type="string">
            <text:p>"-79.6505614"</text:p>
          </table:table-cell>
          <table:table-cell table:number-columns-repeated="2"/>
          <table:table-cell office:value-type="string" calcext:value-type="string">
            <text:p>{"Ubication":{"id":1358,"created_at":"43768,6659722222","updated_at":"43768,6659722222","name":"SINSAO","code":"Z07071358","father_code":"Z070713","gmap_reference_latitude":"-3.6223495","gmap_reference_longitude":"-79.6505614","acronym":""},"attach":[]},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LVIAS</text:p>
          </table:table-cell>
          <table:table-cell office:value-type="string" calcext:value-type="string">
            <text:p>Z07071359</text:p>
          </table:table-cell>
          <table:table-cell office:value-type="string" calcext:value-type="string">
            <text:p>Z070713</text:p>
          </table:table-cell>
          <table:table-cell office:value-type="string" calcext:value-type="string">
            <text:p>"-3.6381737"</text:p>
          </table:table-cell>
          <table:table-cell office:value-type="string" calcext:value-type="string">
            <text:p>"-79.5653607"</text:p>
          </table:table-cell>
          <table:table-cell table:number-columns-repeated="2"/>
          <table:table-cell office:value-type="string" calcext:value-type="string">
            <text:p>{"Ubication":{"id":1359,"created_at":"43768,6659722222","updated_at":"43768,6659722222","name":"SALVIAS","code":"Z07071359","father_code":"Z070713","gmap_reference_latitude":"-3.6381737","gmap_reference_longitude":"-79.5653607","acronym":""},"attach":[]},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S LAJAS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Z0707</text:p>
          </table:table-cell>
          <table:table-cell office:value-type="string" calcext:value-type="string">
            <text:p>"-3.7994586"</text:p>
          </table:table-cell>
          <table:table-cell office:value-type="string" calcext:value-type="string">
            <text:p>"-80.2189746"</text:p>
          </table:table-cell>
          <table:table-cell office:value-type="string" calcext:value-type="string">
            <text:p>LAJ</text:p>
          </table:table-cell>
          <table:table-cell/>
          <table:table-cell office:value-type="string" calcext:value-type="string">
            <text:p>{"Ubication":{"id":1360,"created_at":"43768,6659722222","updated_at":"43768,6659722222","name":"LAS LAJAS","code":"Z070714","father_code":"Z0707","gmap_reference_latitude":"-3.7994586","gmap_reference_longitude":"-80.2189746","acronym":"LAJ"},"attach":[]},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VICTORIA (RURAL)</text:p>
          </table:table-cell>
          <table:table-cell office:value-type="string" calcext:value-type="string">
            <text:p>Z07050450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0.9139341"</text:p>
          </table:table-cell>
          <table:table-cell office:value-type="string" calcext:value-type="string">
            <text:p>"-78.736847"</text:p>
          </table:table-cell>
          <table:table-cell table:number-columns-repeated="2"/>
          <table:table-cell office:value-type="string" calcext:value-type="string">
            <text:p>{"Ubication":{"id":1361,"created_at":"43768,6659722222","updated_at":"43768,6659722222","name":"LA VICTORIA (RURAL)","code":"Z07050450","father_code":"Z070714","gmap_reference_latitude":"-0.9139341","gmap_reference_longitude":"-78.736847","acronym":""},"attach":[]},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Z07050401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0.9139341"</text:p>
          </table:table-cell>
          <table:table-cell office:value-type="string" calcext:value-type="string">
            <text:p>"-78.736847"</text:p>
          </table:table-cell>
          <table:table-cell table:number-columns-repeated="2"/>
          <table:table-cell office:value-type="string" calcext:value-type="string">
            <text:p>{"Ubication":{"id":1362,"created_at":"43768,6659722222","updated_at":"43768,6659722222","name":"LA VICTORIA","code":"Z07050401","father_code":"Z070714","gmap_reference_latitude":"-0.9139341","gmap_reference_longitude":"-78.736847","acronym":""},"attach":[]},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Z07071451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0.2107853"</text:p>
          </table:table-cell>
          <table:table-cell office:value-type="string" calcext:value-type="string">
            <text:p>"-78.535542"</text:p>
          </table:table-cell>
          <table:table-cell table:number-columns-repeated="2"/>
          <table:table-cell office:value-type="string" calcext:value-type="string">
            <text:p>{"Ubication":{"id":1363,"created_at":"43768,6659722222","updated_at":"43768,6659722222","name":"LA LIBERTAD","code":"Z07071451","father_code":"Z070714","gmap_reference_latitude":"-0.2107853","gmap_reference_longitude":"-78.535542","acronym":""},"attach":[]},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LATANILLOS</text:p>
          </table:table-cell>
          <table:table-cell office:value-type="string" calcext:value-type="string">
            <text:p>Z07071402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3.8035529"</text:p>
          </table:table-cell>
          <table:table-cell office:value-type="string" calcext:value-type="string">
            <text:p>"-80.0759983"</text:p>
          </table:table-cell>
          <table:table-cell table:number-columns-repeated="2"/>
          <table:table-cell office:value-type="string" calcext:value-type="string">
            <text:p>{"Ubication":{"id":1364,"created_at":"43768,6659722222","updated_at":"43768,6659722222","name":"PLATANILLOS","code":"Z07071402","father_code":"Z070714","gmap_reference_latitude":"-3.8035529","gmap_reference_longitude":"-80.0759983","acronym":""},"attach":[]},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LE HERMOSO</text:p>
          </table:table-cell>
          <table:table-cell office:value-type="string" calcext:value-type="string">
            <text:p>Z07071403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0.0872769"</text:p>
          </table:table-cell>
          <table:table-cell office:value-type="string" calcext:value-type="string">
            <text:p>"-79.2841982"</text:p>
          </table:table-cell>
          <table:table-cell table:number-columns-repeated="2"/>
          <table:table-cell office:value-type="string" calcext:value-type="string">
            <text:p>{"Ubication":{"id":1365,"created_at":"43768,6659722222","updated_at":"43768,6659722222","name":"VALLE HERMOSO","code":"Z07071403","father_code":"Z070714","gmap_reference_latitude":"-0.0872769","gmap_reference_longitude":"-79.2841982","acronym":""},"attach":[]},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RAISO</text:p>
          </table:table-cell>
          <table:table-cell office:value-type="string" calcext:value-type="string">
            <text:p>Z07071452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3.7967313"</text:p>
          </table:table-cell>
          <table:table-cell office:value-type="string" calcext:value-type="string">
            <text:p>"-80.0938279"</text:p>
          </table:table-cell>
          <table:table-cell table:number-columns-repeated="2"/>
          <table:table-cell office:value-type="string" calcext:value-type="string">
            <text:p>{"Ubication":{"id":1366,"created_at":"43768,6659722222","updated_at":"43768,6659722222","name":"EL PARAISO","code":"Z07071452","father_code":"Z070714","gmap_reference_latitude":"-3.7967313","gmap_reference_longitude":"-80.0938279","acronym":""},"attach":[]},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Z07071453</text:p>
          </table:table-cell>
          <table:table-cell office:value-type="string" calcext:value-type="string">
            <text:p>Z070714</text:p>
          </table:table-cell>
          <table:table-cell office:value-type="string" calcext:value-type="string">
            <text:p>"-0.3786823"</text:p>
          </table:table-cell>
          <table:table-cell office:value-type="string" calcext:value-type="string">
            <text:p>"-80.1938867"</text:p>
          </table:table-cell>
          <table:table-cell table:number-columns-repeated="2"/>
          <table:table-cell office:value-type="string" calcext:value-type="string">
            <text:p>{"Ubication":{"id":1367,"created_at":"43768,6659722222","updated_at":"43768,6659722222","name":"SAN ISIDRO","code":"Z07071453","father_code":"Z070714","gmap_reference_latitude":"-0.3786823","gmap_reference_longitude":"-80.1938867","acronym":""},"attach":[]},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Z07</text:p>
          </table:table-cell>
          <table:table-cell office:value-type="string" calcext:value-type="string">
            <text:p>"-4.0075945"</text:p>
          </table:table-cell>
          <table:table-cell office:value-type="string" calcext:value-type="string">
            <text:p>"-79.2433986"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{"Ubication":{"id":1368,"created_at":"43768,6659722222","updated_at":"43768,6659722222","name":"LOJA","code":"Z0711","father_code":"Z07","gmap_reference_latitude":"-4.0075945","gmap_reference_longitude":"-79.2433986","acronym":"L"},"attach":[]},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0075945"</text:p>
          </table:table-cell>
          <table:table-cell office:value-type="string" calcext:value-type="string">
            <text:p>"-79.2433986"</text:p>
          </table:table-cell>
          <table:table-cell office:value-type="string" calcext:value-type="string">
            <text:p>LOJ</text:p>
          </table:table-cell>
          <table:table-cell/>
          <table:table-cell office:value-type="string" calcext:value-type="string">
            <text:p>{"Ubication":{"id":1369,"created_at":"43768,6659722222","updated_at":"43768,6659722222","name":"LOJA","code":"Z071101","father_code":"Z0711","gmap_reference_latitude":"-4.0075945","gmap_reference_longitude":"-79.2433986","acronym":"LOJ"},"attach":[]},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Z07110150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0075945"</text:p>
          </table:table-cell>
          <table:table-cell office:value-type="string" calcext:value-type="string">
            <text:p>"-79.2433986"</text:p>
          </table:table-cell>
          <table:table-cell table:number-columns-repeated="2"/>
          <table:table-cell office:value-type="string" calcext:value-type="string">
            <text:p>{"Ubication":{"id":1370,"created_at":"43768,6659722222","updated_at":"43768,6659722222","name":"LOJA","code":"Z07110150","father_code":"Z071101","gmap_reference_latitude":"-4.0075945","gmap_reference_longitude":"-79.2433986","acronym":""},"attach":[]},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SAGRARIO</text:p>
          </table:table-cell>
          <table:table-cell office:value-type="string" calcext:value-type="string">
            <text:p>Z07110101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2.8916438"</text:p>
          </table:table-cell>
          <table:table-cell office:value-type="string" calcext:value-type="string">
            <text:p>"-79.0079189"</text:p>
          </table:table-cell>
          <table:table-cell table:number-columns-repeated="2"/>
          <table:table-cell office:value-type="string" calcext:value-type="string">
            <text:p>{"Ubication":{"id":1371,"created_at":"43768,6659722222","updated_at":"43768,6659722222","name":"EL SAGRARIO","code":"Z07110101","father_code":"Z071101","gmap_reference_latitude":"-2.8916438","gmap_reference_longitude":"-79.0079189","acronym":""},"attach":[]},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EBASTIĂN</text:p>
          </table:table-cell>
          <table:table-cell office:value-type="string" calcext:value-type="string">
            <text:p>Z07110102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2.8867658"</text:p>
          </table:table-cell>
          <table:table-cell office:value-type="string" calcext:value-type="string">
            <text:p>"-79.0468242"</text:p>
          </table:table-cell>
          <table:table-cell table:number-columns-repeated="2"/>
          <table:table-cell office:value-type="string" calcext:value-type="string">
            <text:p>{"Ubication":{"id":1372,"created_at":"43768,6659722222","updated_at":"43768,6659722222","name":"SAN SEBASTIĂN","code":"Z07110102","father_code":"Z071101","gmap_reference_latitude":"-2.8867658","gmap_reference_longitude":"-79.0468242","acronym":""},"attach":[]},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Z07110103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1.2762826"</text:p>
          </table:table-cell>
          <table:table-cell office:value-type="string" calcext:value-type="string">
            <text:p>"-80.4412081"</text:p>
          </table:table-cell>
          <table:table-cell table:number-columns-repeated="2"/>
          <table:table-cell office:value-type="string" calcext:value-type="string">
            <text:p>{"Ubication":{"id":1373,"created_at":"43768,6659722222","updated_at":"43768,6659722222","name":"SUCRE","code":"Z07110103","father_code":"Z071101","gmap_reference_latitude":"-1.2762826","gmap_reference_longitude":"-80.4412081","acronym":""},"attach":[]},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Z07110104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2.9379028"</text:p>
          </table:table-cell>
          <table:table-cell office:value-type="string" calcext:value-type="string">
            <text:p>"-78.9837267"</text:p>
          </table:table-cell>
          <table:table-cell table:number-columns-repeated="2"/>
          <table:table-cell office:value-type="string" calcext:value-type="string">
            <text:p>{"Ubication":{"id":1374,"created_at":"43768,6659722222","updated_at":"43768,6659722222","name":"VALLE","code":"Z07110104","father_code":"Z071101","gmap_reference_latitude":"-2.9379028","gmap_reference_longitude":"-78.9837267","acronym":""},"attach":[]},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IGĂN</text:p>
          </table:table-cell>
          <table:table-cell office:value-type="string" calcext:value-type="string">
            <text:p>Z07110105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9596505"</text:p>
          </table:table-cell>
          <table:table-cell office:value-type="string" calcext:value-type="string">
            <text:p>"-79.2431208"</text:p>
          </table:table-cell>
          <table:table-cell table:number-columns-repeated="2"/>
          <table:table-cell office:value-type="string" calcext:value-type="string">
            <text:p>{"Ubication":{"id":1375,"created_at":"43768,6659722222","updated_at":"43768,6659722222","name":"CARIGĂN","code":"Z07110105","father_code":"Z071101","gmap_reference_latitude":"-3.9596505","gmap_reference_longitude":"-79.2431208","acronym":""},"attach":[]},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NZARA</text:p>
          </table:table-cell>
          <table:table-cell office:value-type="string" calcext:value-type="string">
            <text:p>Z07110106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0251202"</text:p>
          </table:table-cell>
          <table:table-cell office:value-type="string" calcext:value-type="string">
            <text:p>"-79.2405707"</text:p>
          </table:table-cell>
          <table:table-cell table:number-columns-repeated="2"/>
          <table:table-cell office:value-type="string" calcext:value-type="string">
            <text:p>{"Ubication":{"id":1376,"created_at":"43768,6659722222","updated_at":"43768,6659722222","name":"PUNZARA","code":"Z07110106","father_code":"Z071101","gmap_reference_latitude":"-4.0251202","gmap_reference_longitude":"-79.2405707","acronym":""},"attach":[]},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NTACO</text:p>
          </table:table-cell>
          <table:table-cell office:value-type="string" calcext:value-type="string">
            <text:p>Z07110151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0075945"</text:p>
          </table:table-cell>
          <table:table-cell office:value-type="string" calcext:value-type="string">
            <text:p>"-79.2433986"</text:p>
          </table:table-cell>
          <table:table-cell table:number-columns-repeated="2"/>
          <table:table-cell office:value-type="string" calcext:value-type="string">
            <text:p>{"Ubication":{"id":1377,"created_at":"43768,6659722222","updated_at":"43768,6659722222","name":"CHANTACO","code":"Z07110151","father_code":"Z071101","gmap_reference_latitude":"-4.0075945","gmap_reference_longitude":"-79.2433986","acronym":""},"attach":[]},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UQUIRIBAMBA</text:p>
          </table:table-cell>
          <table:table-cell office:value-type="string" calcext:value-type="string">
            <text:p>Z07110152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8432308"</text:p>
          </table:table-cell>
          <table:table-cell office:value-type="string" calcext:value-type="string">
            <text:p>"-79.3482399"</text:p>
          </table:table-cell>
          <table:table-cell table:number-columns-repeated="2"/>
          <table:table-cell office:value-type="string" calcext:value-type="string">
            <text:p>{"Ubication":{"id":1378,"created_at":"43768,6659722222","updated_at":"43768,6659722222","name":"CHUQUIRIBAMBA","code":"Z07110152","father_code":"Z071101","gmap_reference_latitude":"-3.8432308","gmap_reference_longitude":"-79.3482399","acronym":""},"attach":[]},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ISNE</text:p>
          </table:table-cell>
          <table:table-cell office:value-type="string" calcext:value-type="string">
            <text:p>Z07110153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98931"</text:p>
          </table:table-cell>
          <table:table-cell office:value-type="string" calcext:value-type="string">
            <text:p>"-79.219211"</text:p>
          </table:table-cell>
          <table:table-cell table:number-columns-repeated="2"/>
          <table:table-cell office:value-type="string" calcext:value-type="string">
            <text:p>{"Ubication":{"id":1379,"created_at":"43768,6659722222","updated_at":"43768,6659722222","name":"EL CISNE","code":"Z07110153","father_code":"Z071101","gmap_reference_latitude":"-3.98931","gmap_reference_longitude":"-79.219211","acronym":""},"attach":[]},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LEL</text:p>
          </table:table-cell>
          <table:table-cell office:value-type="string" calcext:value-type="string">
            <text:p>Z07110154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7783578"</text:p>
          </table:table-cell>
          <table:table-cell office:value-type="string" calcext:value-type="string">
            <text:p>"-79.3786669"</text:p>
          </table:table-cell>
          <table:table-cell table:number-columns-repeated="2"/>
          <table:table-cell office:value-type="string" calcext:value-type="string">
            <text:p>{"Ubication":{"id":1380,"created_at":"43768,6659722222","updated_at":"43768,6659722222","name":"GUALEL","code":"Z07110154","father_code":"Z071101","gmap_reference_latitude":"-3.7783578","gmap_reference_longitude":"-79.3786669","acronym":""},"attach":[]},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IMBILLA</text:p>
          </table:table-cell>
          <table:table-cell office:value-type="string" calcext:value-type="string">
            <text:p>Z07110155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8607863"</text:p>
          </table:table-cell>
          <table:table-cell office:value-type="string" calcext:value-type="string">
            <text:p>"-79.1749906"</text:p>
          </table:table-cell>
          <table:table-cell table:number-columns-repeated="2"/>
          <table:table-cell office:value-type="string" calcext:value-type="string">
            <text:p>{"Ubication":{"id":1381,"created_at":"43768,6659722222","updated_at":"43768,6659722222","name":"JIMBILLA","code":"Z07110155","father_code":"Z071101","gmap_reference_latitude":"-3.8607863","gmap_reference_longitude":"-79.1749906","acronym":""},"attach":[]},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LACATOS (VALLADOLID)</text:p>
          </table:table-cell>
          <table:table-cell office:value-type="string" calcext:value-type="string">
            <text:p>Z07110156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196682"</text:p>
          </table:table-cell>
          <table:table-cell office:value-type="string" calcext:value-type="string">
            <text:p>"-79.3629036"</text:p>
          </table:table-cell>
          <table:table-cell table:number-columns-repeated="2"/>
          <table:table-cell office:value-type="string" calcext:value-type="string">
            <text:p>{"Ubication":{"id":1382,"created_at":"43768,6659722222","updated_at":"43768,6659722222","name":"MALACATOS (VALLADOLID)","code":"Z07110156","father_code":"Z071101","gmap_reference_latitude":"-4.196682","gmap_reference_longitude":"-79.3629036","acronym":""},"attach":[]},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LUCAS</text:p>
          </table:table-cell>
          <table:table-cell office:value-type="string" calcext:value-type="string">
            <text:p>Z07110157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7503088"</text:p>
          </table:table-cell>
          <table:table-cell office:value-type="string" calcext:value-type="string">
            <text:p>"-79.2741251"</text:p>
          </table:table-cell>
          <table:table-cell table:number-columns-repeated="2"/>
          <table:table-cell office:value-type="string" calcext:value-type="string">
            <text:p>{"Ubication":{"id":1383,"created_at":"43768,6659722222","updated_at":"43768,6659722222","name":"SAN LUCAS","code":"Z07110157","father_code":"Z071101","gmap_reference_latitude":"-3.7503088","gmap_reference_longitude":"-79.2741251","acronym":""},"attach":[]},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VILCABAMBA</text:p>
          </table:table-cell>
          <table:table-cell office:value-type="string" calcext:value-type="string">
            <text:p>Z07110158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2427941"</text:p>
          </table:table-cell>
          <table:table-cell office:value-type="string" calcext:value-type="string">
            <text:p>"-79.2240323"</text:p>
          </table:table-cell>
          <table:table-cell table:number-columns-repeated="2"/>
          <table:table-cell office:value-type="string" calcext:value-type="string">
            <text:p>{"Ubication":{"id":1384,"created_at":"43768,6659722222","updated_at":"43768,6659722222","name":"SAN PEDRO DE VILCABAMBA","code":"Z07110158","father_code":"Z071101","gmap_reference_latitude":"-4.2427941","gmap_reference_longitude":"-79.2240323","acronym":""},"attach":[]},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Z07110159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1.7121099"</text:p>
          </table:table-cell>
          <table:table-cell office:value-type="string" calcext:value-type="string">
            <text:p>"-79.0740762"</text:p>
          </table:table-cell>
          <table:table-cell table:number-columns-repeated="2"/>
          <table:table-cell office:value-type="string" calcext:value-type="string">
            <text:p>{"Ubication":{"id":1385,"created_at":"43768,6659722222","updated_at":"43768,6659722222","name":"SANTIAGO","code":"Z07110159","father_code":"Z071101","gmap_reference_latitude":"-1.7121099","gmap_reference_longitude":"-79.0740762","acronym":""},"attach":[]},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QUIL (MIGUEL RIOFRIO)</text:p>
          </table:table-cell>
          <table:table-cell office:value-type="string" calcext:value-type="string">
            <text:p>Z07110160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9388814"</text:p>
          </table:table-cell>
          <table:table-cell office:value-type="string" calcext:value-type="string">
            <text:p>"-79.3986148"</text:p>
          </table:table-cell>
          <table:table-cell table:number-columns-repeated="2"/>
          <table:table-cell office:value-type="string" calcext:value-type="string">
            <text:p>{"Ubication":{"id":1386,"created_at":"43768,6659722222","updated_at":"43768,6659722222","name":"TAQUIL (MIGUEL RIOFRIO)","code":"Z07110160","father_code":"Z071101","gmap_reference_latitude":"-3.9388814","gmap_reference_longitude":"-79.3986148","acronym":""},"attach":[]},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LCABAMBA (VICTORIA)</text:p>
          </table:table-cell>
          <table:table-cell office:value-type="string" calcext:value-type="string">
            <text:p>Z07110161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2960861"</text:p>
          </table:table-cell>
          <table:table-cell office:value-type="string" calcext:value-type="string">
            <text:p>"-79.3586448"</text:p>
          </table:table-cell>
          <table:table-cell table:number-columns-repeated="2"/>
          <table:table-cell office:value-type="string" calcext:value-type="string">
            <text:p>{"Ubication":{"id":1387,"created_at":"43768,6659722222","updated_at":"43768,6659722222","name":"VILCABAMBA (VICTORIA)","code":"Z07110161","father_code":"Z071101","gmap_reference_latitude":"-4.2960861","gmap_reference_longitude":"-79.3586448","acronym":""},"attach":[]},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NGANA (ARSENIO CASTILLO)</text:p>
          </table:table-cell>
          <table:table-cell office:value-type="string" calcext:value-type="string">
            <text:p>Z07110162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4.3999873"</text:p>
          </table:table-cell>
          <table:table-cell office:value-type="string" calcext:value-type="string">
            <text:p>"-79.3295854"</text:p>
          </table:table-cell>
          <table:table-cell table:number-columns-repeated="2"/>
          <table:table-cell office:value-type="string" calcext:value-type="string">
            <text:p>{"Ubication":{"id":1388,"created_at":"43768,6659722222","updated_at":"43768,6659722222","name":"YANGANA (ARSENIO CASTILLO)","code":"Z07110162","father_code":"Z071101","gmap_reference_latitude":"-4.3999873","gmap_reference_longitude":"-79.3295854","acronym":""},"attach":[]},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NARA</text:p>
          </table:table-cell>
          <table:table-cell office:value-type="string" calcext:value-type="string">
            <text:p>Z07110163</text:p>
          </table:table-cell>
          <table:table-cell office:value-type="string" calcext:value-type="string">
            <text:p>Z071101</text:p>
          </table:table-cell>
          <table:table-cell office:value-type="string" calcext:value-type="string">
            <text:p>"-3.9987928"</text:p>
          </table:table-cell>
          <table:table-cell office:value-type="string" calcext:value-type="string">
            <text:p>"-79.2123253"</text:p>
          </table:table-cell>
          <table:table-cell table:number-columns-repeated="2"/>
          <table:table-cell office:value-type="string" calcext:value-type="string">
            <text:p>{"Ubication":{"id":1389,"created_at":"43768,6659722222","updated_at":"43768,6659722222","name":"QUINARA","code":"Z07110163","father_code":"Z071101","gmap_reference_latitude":"-3.9987928","gmap_reference_longitude":"-79.2123253","acronym":""},"attach":[]},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LVAS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3216267"</text:p>
          </table:table-cell>
          <table:table-cell office:value-type="string" calcext:value-type="string">
            <text:p>"-79.5705267"</text:p>
          </table:table-cell>
          <table:table-cell office:value-type="string" calcext:value-type="string">
            <text:p>CLV</text:p>
          </table:table-cell>
          <table:table-cell/>
          <table:table-cell office:value-type="string" calcext:value-type="string">
            <text:p>{"Ubication":{"id":1390,"created_at":"43768,6659722222","updated_at":"43768,6659722222","name":"CALVAS","code":"Z071102","father_code":"Z0711","gmap_reference_latitude":"-4.3216267","gmap_reference_longitude":"-79.5705267","acronym":"CLV"},"attach":[]},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IAMANGA (RURAL)</text:p>
          </table:table-cell>
          <table:table-cell office:value-type="string" calcext:value-type="string">
            <text:p>Z07110250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334001"</text:p>
          </table:table-cell>
          <table:table-cell office:value-type="string" calcext:value-type="string">
            <text:p>"-79.5685246"</text:p>
          </table:table-cell>
          <table:table-cell table:number-columns-repeated="2"/>
          <table:table-cell office:value-type="string" calcext:value-type="string">
            <text:p>{"Ubication":{"id":1391,"created_at":"43768,6659722222","updated_at":"43768,6659722222","name":"CARIAMANGA (RURAL)","code":"Z07110250","father_code":"Z071102","gmap_reference_latitude":"-4334001","gmap_reference_longitude":"-79.5685246","acronym":""},"attach":[]},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RIAMANGA </text:p>
          </table:table-cell>
          <table:table-cell office:value-type="string" calcext:value-type="string">
            <text:p>Z07110201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334001"</text:p>
          </table:table-cell>
          <table:table-cell office:value-type="string" calcext:value-type="string">
            <text:p>"-79.5685246"</text:p>
          </table:table-cell>
          <table:table-cell table:number-columns-repeated="2"/>
          <table:table-cell office:value-type="string" calcext:value-type="string">
            <text:p>{"Ubication":{"id":1392,"created_at":"43768,6659722222","updated_at":"43768,6659722222","name":"CARIAMANGA ","code":"Z07110201","father_code":"Z071102","gmap_reference_latitude":"-4334001","gmap_reference_longitude":"-79.5685246","acronym":""},"attach":[]},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Z07110202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.3258625"</text:p>
          </table:table-cell>
          <table:table-cell office:value-type="string" calcext:value-type="string">
            <text:p>"-79.5565891"</text:p>
          </table:table-cell>
          <table:table-cell table:number-columns-repeated="2"/>
          <table:table-cell office:value-type="string" calcext:value-type="string">
            <text:p>{"Ubication":{"id":1393,"created_at":"43768,6659722222","updated_at":"43768,6659722222","name":"CHILE","code":"Z07110202","father_code":"Z071102","gmap_reference_latitude":"-4.3258625","gmap_reference_longitude":"-79.5565891","acronym":""},"attach":[]},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Z07110203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0.5968987"</text:p>
          </table:table-cell>
          <table:table-cell office:value-type="string" calcext:value-type="string">
            <text:p>"-80.4228402"</text:p>
          </table:table-cell>
          <table:table-cell table:number-columns-repeated="2"/>
          <table:table-cell office:value-type="string" calcext:value-type="string">
            <text:p>{"Ubication":{"id":1394,"created_at":"43768,6659722222","updated_at":"43768,6659722222","name":"SAN VICENTE","code":"Z07110203","father_code":"Z071102","gmap_reference_latitude":"-0.5968987","gmap_reference_longitude":"-80.4228402","acronym":""},"attach":[]},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OLAISACA</text:p>
          </table:table-cell>
          <table:table-cell office:value-type="string" calcext:value-type="string">
            <text:p>Z07110251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.3110643"</text:p>
          </table:table-cell>
          <table:table-cell office:value-type="string" calcext:value-type="string">
            <text:p>"-79.6889448"</text:p>
          </table:table-cell>
          <table:table-cell table:number-columns-repeated="2"/>
          <table:table-cell office:value-type="string" calcext:value-type="string">
            <text:p>{"Ubication":{"id":1395,"created_at":"43768,6659722222","updated_at":"43768,6659722222","name":"COLAISACA","code":"Z07110251","father_code":"Z071102","gmap_reference_latitude":"-4.3110643","gmap_reference_longitude":"-79.6889448","acronym":""},"attach":[]},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LUCERO</text:p>
          </table:table-cell>
          <table:table-cell office:value-type="string" calcext:value-type="string">
            <text:p>Z07110252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.4009797"</text:p>
          </table:table-cell>
          <table:table-cell office:value-type="string" calcext:value-type="string">
            <text:p>"-79.4710529"</text:p>
          </table:table-cell>
          <table:table-cell table:number-columns-repeated="2"/>
          <table:table-cell office:value-type="string" calcext:value-type="string">
            <text:p>{"Ubication":{"id":1396,"created_at":"43768,6659722222","updated_at":"43768,6659722222","name":"EL LUCERO","code":"Z07110252","father_code":"Z071102","gmap_reference_latitude":"-4.4009797","gmap_reference_longitude":"-79.4710529","acronym":""},"attach":[]},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TUANA</text:p>
          </table:table-cell>
          <table:table-cell office:value-type="string" calcext:value-type="string">
            <text:p>Z07110253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.3781712"</text:p>
          </table:table-cell>
          <table:table-cell office:value-type="string" calcext:value-type="string">
            <text:p>"-79.7536743"</text:p>
          </table:table-cell>
          <table:table-cell table:number-columns-repeated="2"/>
          <table:table-cell office:value-type="string" calcext:value-type="string">
            <text:p>{"Ubication":{"id":1397,"created_at":"43768,6659722222","updated_at":"43768,6659722222","name":"UTUANA","code":"Z07110253","father_code":"Z071102","gmap_reference_latitude":"-4.3781712","gmap_reference_longitude":"-79.7536743","acronym":""},"attach":[]},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GUILLIN</text:p>
          </table:table-cell>
          <table:table-cell office:value-type="string" calcext:value-type="string">
            <text:p>Z07110254</text:p>
          </table:table-cell>
          <table:table-cell office:value-type="string" calcext:value-type="string">
            <text:p>Z071102</text:p>
          </table:table-cell>
          <table:table-cell office:value-type="string" calcext:value-type="string">
            <text:p>"-4.4639343"</text:p>
          </table:table-cell>
          <table:table-cell office:value-type="string" calcext:value-type="string">
            <text:p>"-79.6105394"</text:p>
          </table:table-cell>
          <table:table-cell table:number-columns-repeated="2"/>
          <table:table-cell office:value-type="string" calcext:value-type="string">
            <text:p>{"Ubication":{"id":1398,"created_at":"43768,6659722222","updated_at":"43768,6659722222","name":"SANGUILLIN","code":"Z07110254","father_code":"Z071102","gmap_reference_latitude":"-4.4639343","gmap_reference_longitude":"-79.6105394","acronym":""},"attach":[]},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3.9922733"</text:p>
          </table:table-cell>
          <table:table-cell office:value-type="string" calcext:value-type="string">
            <text:p>"-79.3884525"</text:p>
          </table:table-cell>
          <table:table-cell office:value-type="string" calcext:value-type="string">
            <text:p>CMY</text:p>
          </table:table-cell>
          <table:table-cell/>
          <table:table-cell office:value-type="string" calcext:value-type="string">
            <text:p>{"Ubication":{"id":1399,"created_at":"43768,6659722222","updated_at":"43768,6659722222","name":"CATAMAYO","code":"Z071103","father_code":"Z0711","gmap_reference_latitude":"-3.9922733","gmap_reference_longitude":"-79.3884525","acronym":"CMY"},"attach":[]},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TAMAYO (LA TOMA)</text:p>
          </table:table-cell>
          <table:table-cell office:value-type="string" calcext:value-type="string">
            <text:p>Z07110350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3.9922733"</text:p>
          </table:table-cell>
          <table:table-cell office:value-type="string" calcext:value-type="string">
            <text:p>"-79.3884525"</text:p>
          </table:table-cell>
          <table:table-cell table:number-columns-repeated="2"/>
          <table:table-cell office:value-type="string" calcext:value-type="string">
            <text:p>{"Ubication":{"id":1400,"created_at":"43768,6659722222","updated_at":"43768,6659722222","name":"CATAMAYO (LA TOMA)","code":"Z07110350","father_code":"Z071103","gmap_reference_latitude":"-3.9922733","gmap_reference_longitude":"-79.3884525","acronym":""},"attach":[]},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TAMAYO</text:p>
          </table:table-cell>
          <table:table-cell office:value-type="string" calcext:value-type="string">
            <text:p>Z07110301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3.9922733"</text:p>
          </table:table-cell>
          <table:table-cell office:value-type="string" calcext:value-type="string">
            <text:p>"-79.3884525"</text:p>
          </table:table-cell>
          <table:table-cell table:number-columns-repeated="2"/>
          <table:table-cell office:value-type="string" calcext:value-type="string">
            <text:p>{"Ubication":{"id":1401,"created_at":"43768,6659722222","updated_at":"43768,6659722222","name":"CATAMAYO","code":"Z07110301","father_code":"Z071103","gmap_reference_latitude":"-3.9922733","gmap_reference_longitude":"-79.3884525","acronym":""},"attach":[]},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JOSĂ</text:p>
          </table:table-cell>
          <table:table-cell office:value-type="string" calcext:value-type="string">
            <text:p>Z07110302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3.9974558"</text:p>
          </table:table-cell>
          <table:table-cell office:value-type="string" calcext:value-type="string">
            <text:p>"-79.3541653"</text:p>
          </table:table-cell>
          <table:table-cell table:number-columns-repeated="2"/>
          <table:table-cell office:value-type="string" calcext:value-type="string">
            <text:p>{"Ubication":{"id":1402,"created_at":"43768,6659722222","updated_at":"43768,6659722222","name":"SAN JOSĂ","code":"Z07110302","father_code":"Z071103","gmap_reference_latitude":"-3.9974558","gmap_reference_longitude":"-79.3541653","acronym":""},"attach":[]},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AMBO</text:p>
          </table:table-cell>
          <table:table-cell office:value-type="string" calcext:value-type="string">
            <text:p>Z07110351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2.5124509"</text:p>
          </table:table-cell>
          <table:table-cell office:value-type="string" calcext:value-type="string">
            <text:p>"-78.9430227"</text:p>
          </table:table-cell>
          <table:table-cell table:number-columns-repeated="2"/>
          <table:table-cell office:value-type="string" calcext:value-type="string">
            <text:p>{"Ubication":{"id":1403,"created_at":"43768,6659722222","updated_at":"43768,6659722222","name":"EL TAMBO","code":"Z07110351","father_code":"Z071103","gmap_reference_latitude":"-2.5124509","gmap_reference_longitude":"-78.9430227","acronym":""},"attach":[]},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QUICHUMA</text:p>
          </table:table-cell>
          <table:table-cell office:value-type="string" calcext:value-type="string">
            <text:p>Z07110352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3.8217355"</text:p>
          </table:table-cell>
          <table:table-cell office:value-type="string" calcext:value-type="string">
            <text:p>"-79.5772361"</text:p>
          </table:table-cell>
          <table:table-cell table:number-columns-repeated="2"/>
          <table:table-cell office:value-type="string" calcext:value-type="string">
            <text:p>{"Ubication":{"id":1404,"created_at":"43768,6659722222","updated_at":"43768,6659722222","name":"GUAYQUICHUMA","code":"Z07110352","father_code":"Z071103","gmap_reference_latitude":"-3.8217355","gmap_reference_longitude":"-79.5772361","acronym":""},"attach":[]},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EDRO DE LA BENDITA</text:p>
          </table:table-cell>
          <table:table-cell office:value-type="string" calcext:value-type="string">
            <text:p>Z07110353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3.9429606"</text:p>
          </table:table-cell>
          <table:table-cell office:value-type="string" calcext:value-type="string">
            <text:p>"-79.4364417"</text:p>
          </table:table-cell>
          <table:table-cell table:number-columns-repeated="2"/>
          <table:table-cell office:value-type="string" calcext:value-type="string">
            <text:p>{"Ubication":{"id":1405,"created_at":"43768,6659722222","updated_at":"43768,6659722222","name":"SAN PEDRO DE LA BENDITA","code":"Z07110353","father_code":"Z071103","gmap_reference_latitude":"-3.9429606","gmap_reference_longitude":"-79.4364417","acronym":""},"attach":[]},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MBI</text:p>
          </table:table-cell>
          <table:table-cell office:value-type="string" calcext:value-type="string">
            <text:p>Z07110354</text:p>
          </table:table-cell>
          <table:table-cell office:value-type="string" calcext:value-type="string">
            <text:p>Z071103</text:p>
          </table:table-cell>
          <table:table-cell office:value-type="string" calcext:value-type="string">
            <text:p>"-3.9154202"</text:p>
          </table:table-cell>
          <table:table-cell office:value-type="string" calcext:value-type="string">
            <text:p>"-79.5377971"</text:p>
          </table:table-cell>
          <table:table-cell table:number-columns-repeated="2"/>
          <table:table-cell office:value-type="string" calcext:value-type="string">
            <text:p>{"Ubication":{"id":1406,"created_at":"43768,6659722222","updated_at":"43768,6659722222","name":"ZAMBI","code":"Z07110354","father_code":"Z071103","gmap_reference_latitude":"-3.9154202","gmap_reference_longitude":"-79.5377971","acronym":""},"attach":[]},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Z07110450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1044702"</text:p>
          </table:table-cell>
          <table:table-cell office:value-type="string" calcext:value-type="string">
            <text:p>"-79.9747397"</text:p>
          </table:table-cell>
          <table:table-cell office:value-type="string" calcext:value-type="string">
            <text:p>CLC</text:p>
          </table:table-cell>
          <table:table-cell/>
          <table:table-cell office:value-type="string" calcext:value-type="string">
            <text:p>{"Ubication":{"id":1407,"created_at":"43768,6659722222","updated_at":"43768,6659722222","name":"CELICA","code":"Z07110450","father_code":"Z0711","gmap_reference_latitude":"-4.1044702","gmap_reference_longitude":"-79.9747397","acronym":"CLC"},"attach":[]},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LICA</text:p>
          </table:table-cell>
          <table:table-cell office:value-type="string" calcext:value-type="string">
            <text:p>Z07110450</text:p>
          </table:table-cell>
          <table:table-cell office:value-type="string" calcext:value-type="string">
            <text:p>Z071104</text:p>
          </table:table-cell>
          <table:table-cell office:value-type="string" calcext:value-type="string">
            <text:p>"-4.1044702"</text:p>
          </table:table-cell>
          <table:table-cell office:value-type="string" calcext:value-type="string">
            <text:p>"-79.9747397"</text:p>
          </table:table-cell>
          <table:table-cell table:number-columns-repeated="2"/>
          <table:table-cell office:value-type="string" calcext:value-type="string">
            <text:p>{"Ubication":{"id":1408,"created_at":"43768,6659722222","updated_at":"43768,6659722222","name":"CELICA","code":"Z07110450","father_code":"Z071104","gmap_reference_latitude":"-4.1044702","gmap_reference_longitude":"-79.9747397","acronym":""},"attach":[]},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RUZPAMBA (CAB EN CARLOS BUSTAMANTE)</text:p>
          </table:table-cell>
          <table:table-cell office:value-type="string" calcext:value-type="string">
            <text:p>Z07110451</text:p>
          </table:table-cell>
          <table:table-cell office:value-type="string" calcext:value-type="string">
            <text:p>Z071104</text:p>
          </table:table-cell>
          <table:table-cell office:value-type="string" calcext:value-type="string">
            <text:p>"-4.1772107"</text:p>
          </table:table-cell>
          <table:table-cell office:value-type="string" calcext:value-type="string">
            <text:p>"-80.053828"</text:p>
          </table:table-cell>
          <table:table-cell table:number-columns-repeated="2"/>
          <table:table-cell office:value-type="string" calcext:value-type="string">
            <text:p>{"Ubication":{"id":1409,"created_at":"43768,6659722222","updated_at":"43768,6659722222","name":"CRUZPAMBA (CAB EN CARLOS BUSTAMANTE)","code":"Z07110451","father_code":"Z071104","gmap_reference_latitude":"-4.1772107","gmap_reference_longitude":"-80.053828","acronym":""},"attach":[]},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OZUL (SAN JUAN DE POZUL)</text:p>
          </table:table-cell>
          <table:table-cell office:value-type="string" calcext:value-type="string">
            <text:p>Z07110455</text:p>
          </table:table-cell>
          <table:table-cell office:value-type="string" calcext:value-type="string">
            <text:p>Z071104</text:p>
          </table:table-cell>
          <table:table-cell office:value-type="string" calcext:value-type="string">
            <text:p>"-4.1250102"</text:p>
          </table:table-cell>
          <table:table-cell office:value-type="string" calcext:value-type="string">
            <text:p>"-80.1295892"</text:p>
          </table:table-cell>
          <table:table-cell table:number-columns-repeated="2"/>
          <table:table-cell office:value-type="string" calcext:value-type="string">
            <text:p>{"Ubication":{"id":1410,"created_at":"43768,6659722222","updated_at":"43768,6659722222","name":"POZUL (SAN JUAN DE POZUL)","code":"Z07110455","father_code":"Z071104","gmap_reference_latitude":"-4.1250102","gmap_reference_longitude":"-80.1295892","acronym":""},"attach":[]},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Z07110456</text:p>
          </table:table-cell>
          <table:table-cell office:value-type="string" calcext:value-type="string">
            <text:p>Z071104</text:p>
          </table:table-cell>
          <table:table-cell office:value-type="string" calcext:value-type="string">
            <text:p>"-1.9487134"</text:p>
          </table:table-cell>
          <table:table-cell office:value-type="string" calcext:value-type="string">
            <text:p>"-80.3912434"</text:p>
          </table:table-cell>
          <table:table-cell table:number-columns-repeated="2"/>
          <table:table-cell office:value-type="string" calcext:value-type="string">
            <text:p>{"Ubication":{"id":1411,"created_at":"43768,6659722222","updated_at":"43768,6659722222","name":"SABANILLA","code":"Z07110456","father_code":"Z071104","gmap_reference_latitude":"-1.9487134","gmap_reference_longitude":"-80.3912434","acronym":""},"attach":[]},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ENIENTE MAXIMILIANO RODRIGUEZ LOAIZA</text:p>
          </table:table-cell>
          <table:table-cell office:value-type="string" calcext:value-type="string">
            <text:p>Z07110457</text:p>
          </table:table-cell>
          <table:table-cell office:value-type="string" calcext:value-type="string">
            <text:p>Z071104</text:p>
          </table:table-cell>
          <table:table-cell office:value-type="string" calcext:value-type="string">
            <text:p>"-4.1724701"</text:p>
          </table:table-cell>
          <table:table-cell office:value-type="string" calcext:value-type="string">
            <text:p>"-80.0664805"</text:p>
          </table:table-cell>
          <table:table-cell table:number-columns-repeated="2"/>
          <table:table-cell office:value-type="string" calcext:value-type="string">
            <text:p>{"Ubication":{"id":1412,"created_at":"43768,6659722222","updated_at":"43768,6659722222","name":"TENIENTE MAXIMILIANO RODRIGUEZ LOAIZA","code":"Z07110457","father_code":"Z071104","gmap_reference_latitude":"-4.1724701","gmap_reference_longitude":"-80.0664805","acronym":""},"attach":[]},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GUARPAMBA</text:p>
          </table:table-cell>
          <table:table-cell office:value-type="string" calcext:value-type="string">
            <text:p>Z071105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3.8781275"</text:p>
          </table:table-cell>
          <table:table-cell office:value-type="string" calcext:value-type="string">
            <text:p>"-79.6495486"</text:p>
          </table:table-cell>
          <table:table-cell office:value-type="string" calcext:value-type="string">
            <text:p>CGP</text:p>
          </table:table-cell>
          <table:table-cell/>
          <table:table-cell office:value-type="string" calcext:value-type="string">
            <text:p>{"Ubication":{"id":1413,"created_at":"43768,6659722222","updated_at":"43768,6659722222","name":"CHAGUARPAMBA","code":"Z071105","father_code":"Z0711","gmap_reference_latitude":"-3.8781275","gmap_reference_longitude":"-79.6495486","acronym":"CGP"},"attach":[]},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GUARPAMBA</text:p>
          </table:table-cell>
          <table:table-cell office:value-type="string" calcext:value-type="string">
            <text:p>Z07110550</text:p>
          </table:table-cell>
          <table:table-cell office:value-type="string" calcext:value-type="string">
            <text:p>Z071105</text:p>
          </table:table-cell>
          <table:table-cell office:value-type="string" calcext:value-type="string">
            <text:p>"-3.8781275"</text:p>
          </table:table-cell>
          <table:table-cell office:value-type="string" calcext:value-type="string">
            <text:p>"-79.6495486"</text:p>
          </table:table-cell>
          <table:table-cell table:number-columns-repeated="2"/>
          <table:table-cell office:value-type="string" calcext:value-type="string">
            <text:p>{"Ubication":{"id":1414,"created_at":"43768,6659722222","updated_at":"43768,6659722222","name":"CHAGUARPAMBA","code":"Z07110550","father_code":"Z071105","gmap_reference_latitude":"-3.8781275","gmap_reference_longitude":"-79.6495486","acronym":""},"attach":[]},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Z07110551</text:p>
          </table:table-cell>
          <table:table-cell office:value-type="string" calcext:value-type="string">
            <text:p>Z071105</text:p>
          </table:table-cell>
          <table:table-cell office:value-type="string" calcext:value-type="string">
            <text:p>"-3.3629736"</text:p>
          </table:table-cell>
          <table:table-cell office:value-type="string" calcext:value-type="string">
            <text:p>"-79.8489117"</text:p>
          </table:table-cell>
          <table:table-cell table:number-columns-repeated="2"/>
          <table:table-cell office:value-type="string" calcext:value-type="string">
            <text:p>{"Ubication":{"id":1415,"created_at":"43768,6659722222","updated_at":"43768,6659722222","name":"BUENAVISTA","code":"Z07110551","father_code":"Z071105","gmap_reference_latitude":"-3.3629736","gmap_reference_longitude":"-79.8489117","acronym":""},"attach":[]},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Z07110552</text:p>
          </table:table-cell>
          <table:table-cell office:value-type="string" calcext:value-type="string">
            <text:p>Z071105</text:p>
          </table:table-cell>
          <table:table-cell office:value-type="string" calcext:value-type="string">
            <text:p>"-1.6083921"</text:p>
          </table:table-cell>
          <table:table-cell office:value-type="string" calcext:value-type="string">
            <text:p>"-78.6488537"</text:p>
          </table:table-cell>
          <table:table-cell table:number-columns-repeated="2"/>
          <table:table-cell office:value-type="string" calcext:value-type="string">
            <text:p>{"Ubication":{"id":1416,"created_at":"43768,6659722222","updated_at":"43768,6659722222","name":"EL ROSARIO","code":"Z07110552","father_code":"Z071105","gmap_reference_latitude":"-1.6083921","gmap_reference_longitude":"-78.6488537","acronym":""},"attach":[]},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UFINA</text:p>
          </table:table-cell>
          <table:table-cell office:value-type="string" calcext:value-type="string">
            <text:p>Z07110553</text:p>
          </table:table-cell>
          <table:table-cell office:value-type="string" calcext:value-type="string">
            <text:p>Z071105</text:p>
          </table:table-cell>
          <table:table-cell office:value-type="string" calcext:value-type="string">
            <text:p>"-3.8502102"</text:p>
          </table:table-cell>
          <table:table-cell office:value-type="string" calcext:value-type="string">
            <text:p>"-79.7655916"</text:p>
          </table:table-cell>
          <table:table-cell table:number-columns-repeated="2"/>
          <table:table-cell office:value-type="string" calcext:value-type="string">
            <text:p>{"Ubication":{"id":1417,"created_at":"43768,6659722222","updated_at":"43768,6659722222","name":"SANTA RUFINA","code":"Z07110553","father_code":"Z071105","gmap_reference_latitude":"-3.8502102","gmap_reference_longitude":"-79.7655916","acronym":""},"attach":[]},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ARILLOS</text:p>
          </table:table-cell>
          <table:table-cell office:value-type="string" calcext:value-type="string">
            <text:p>Z07110554</text:p>
          </table:table-cell>
          <table:table-cell office:value-type="string" calcext:value-type="string">
            <text:p>Z071105</text:p>
          </table:table-cell>
          <table:table-cell office:value-type="string" calcext:value-type="string">
            <text:p>"-3.8781275"</text:p>
          </table:table-cell>
          <table:table-cell office:value-type="string" calcext:value-type="string">
            <text:p>"-79.6495486"</text:p>
          </table:table-cell>
          <table:table-cell table:number-columns-repeated="2"/>
          <table:table-cell office:value-type="string" calcext:value-type="string">
            <text:p>{"Ubication":{"id":1418,"created_at":"43768,6659722222","updated_at":"43768,6659722222","name":"AMARILLOS","code":"Z07110554","father_code":"Z071105","gmap_reference_latitude":"-3.8781275","gmap_reference_longitude":"-79.6495486","acronym":""},"attach":[]},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SPĂNDOLA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5694969"</text:p>
          </table:table-cell>
          <table:table-cell office:value-type="string" calcext:value-type="string">
            <text:p>"-79.5483899"</text:p>
          </table:table-cell>
          <table:table-cell office:value-type="string" calcext:value-type="string">
            <text:p>EPD</text:p>
          </table:table-cell>
          <table:table-cell/>
          <table:table-cell office:value-type="string" calcext:value-type="string">
            <text:p>{"Ubication":{"id":1419,"created_at":"43768,6659722222","updated_at":"43768,6659722222","name":"ESPĂNDOLA","code":"Z071106","father_code":"Z0711","gmap_reference_latitude":"-4.5694969","gmap_reference_longitude":"-79.5483899","acronym":"EPD"},"attach":[]},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MALUZA</text:p>
          </table:table-cell>
          <table:table-cell office:value-type="string" calcext:value-type="string">
            <text:p>Z07110650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2.6088758"</text:p>
          </table:table-cell>
          <table:table-cell office:value-type="string" calcext:value-type="string">
            <text:p>"-78.5826576"</text:p>
          </table:table-cell>
          <table:table-cell table:number-columns-repeated="2"/>
          <table:table-cell office:value-type="string" calcext:value-type="string">
            <text:p>{"Ubication":{"id":1420,"created_at":"43768,6659722222","updated_at":"43768,6659722222","name":"AMALUZA","code":"Z07110650","father_code":"Z071106","gmap_reference_latitude":"-2.6088758","gmap_reference_longitude":"-78.5826576","acronym":""},"attach":[]},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Z07110651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1.3446389"</text:p>
          </table:table-cell>
          <table:table-cell office:value-type="string" calcext:value-type="string">
            <text:p>"-80.3095937"</text:p>
          </table:table-cell>
          <table:table-cell table:number-columns-repeated="2"/>
          <table:table-cell office:value-type="string" calcext:value-type="string">
            <text:p>{"Ubication":{"id":1421,"created_at":"43768,6659722222","updated_at":"43768,6659722222","name":"BELLAVISTA","code":"Z07110651","father_code":"Z071106","gmap_reference_latitude":"-1.3446389","gmap_reference_longitude":"-80.3095937","acronym":""},"attach":[]},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JIMBURA</text:p>
          </table:table-cell>
          <table:table-cell office:value-type="string" calcext:value-type="string">
            <text:p>Z07110652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4.6304093"</text:p>
          </table:table-cell>
          <table:table-cell office:value-type="string" calcext:value-type="string">
            <text:p>"-79.4671798"</text:p>
          </table:table-cell>
          <table:table-cell table:number-columns-repeated="2"/>
          <table:table-cell office:value-type="string" calcext:value-type="string">
            <text:p>{"Ubication":{"id":1422,"created_at":"43768,6659722222","updated_at":"43768,6659722222","name":"JIMBURA","code":"Z07110652","father_code":"Z071106","gmap_reference_latitude":"-4.6304093","gmap_reference_longitude":"-79.4671798","acronym":""},"attach":[]},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TERESITA</text:p>
          </table:table-cell>
          <table:table-cell office:value-type="string" calcext:value-type="string">
            <text:p>Z07110653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4.5409437"</text:p>
          </table:table-cell>
          <table:table-cell office:value-type="string" calcext:value-type="string">
            <text:p>"-79.4393997"</text:p>
          </table:table-cell>
          <table:table-cell table:number-columns-repeated="2"/>
          <table:table-cell office:value-type="string" calcext:value-type="string">
            <text:p>{"Ubication":{"id":1423,"created_at":"43768,6659722222","updated_at":"43768,6659722222","name":"SANTA TERESITA","code":"Z07110653","father_code":"Z071106","gmap_reference_latitude":"-4.5409437","gmap_reference_longitude":"-79.4393997","acronym":""},"attach":[]},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27 DE ABRIL (CAB. EN LA NARANJA)</text:p>
          </table:table-cell>
          <table:table-cell office:value-type="string" calcext:value-type="string">
            <text:p>Z07110654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4.44807"</text:p>
          </table:table-cell>
          <table:table-cell office:value-type="string" calcext:value-type="string">
            <text:p>"-79.4853827"</text:p>
          </table:table-cell>
          <table:table-cell table:number-columns-repeated="2"/>
          <table:table-cell office:value-type="string" calcext:value-type="string">
            <text:p>{"Ubication":{"id":1424,"created_at":"43768,6659722222","updated_at":"43768,6659722222","name":"27 DE ABRIL (CAB. EN LA NARANJA)","code":"Z07110654","father_code":"Z071106","gmap_reference_latitude":"-4.44807","gmap_reference_longitude":"-79.4853827","acronym":""},"attach":[]},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INGENIO</text:p>
          </table:table-cell>
          <table:table-cell office:value-type="string" calcext:value-type="string">
            <text:p>Z07110655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3.7271545"</text:p>
          </table:table-cell>
          <table:table-cell office:value-type="string" calcext:value-type="string">
            <text:p>"-79.9823532"</text:p>
          </table:table-cell>
          <table:table-cell table:number-columns-repeated="2"/>
          <table:table-cell office:value-type="string" calcext:value-type="string">
            <text:p>{"Ubication":{"id":1425,"created_at":"43768,6659722222","updated_at":"43768,6659722222","name":"EL INGENIO","code":"Z07110655","father_code":"Z071106","gmap_reference_latitude":"-3.7271545","gmap_reference_longitude":"-79.9823532","acronym":""},"attach":[]},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AIRO</text:p>
          </table:table-cell>
          <table:table-cell office:value-type="string" calcext:value-type="string">
            <text:p>Z07110656</text:p>
          </table:table-cell>
          <table:table-cell office:value-type="string" calcext:value-type="string">
            <text:p>Z071106</text:p>
          </table:table-cell>
          <table:table-cell office:value-type="string" calcext:value-type="string">
            <text:p>"-4.4792832"</text:p>
          </table:table-cell>
          <table:table-cell office:value-type="string" calcext:value-type="string">
            <text:p>"-79.4465499"</text:p>
          </table:table-cell>
          <table:table-cell table:number-columns-repeated="2"/>
          <table:table-cell office:value-type="string" calcext:value-type="string">
            <text:p>{"Ubication":{"id":1426,"created_at":"43768,6659722222","updated_at":"43768,6659722222","name":"EL AIRO","code":"Z07110656","father_code":"Z071106","gmap_reference_latitude":"-4.4792832","gmap_reference_longitude":"-79.4465499","acronym":""},"attach":[]},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Z071107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2292808"</text:p>
          </table:table-cell>
          <table:table-cell office:value-type="string" calcext:value-type="string">
            <text:p>"-79.4438124"</text:p>
          </table:table-cell>
          <table:table-cell office:value-type="string" calcext:value-type="string">
            <text:p>GZM</text:p>
          </table:table-cell>
          <table:table-cell/>
          <table:table-cell office:value-type="string" calcext:value-type="string">
            <text:p>{"Ubication":{"id":1427,"created_at":"43768,6659722222","updated_at":"43768,6659722222","name":"GONZANAMA","code":"Z071107","father_code":"Z0711","gmap_reference_latitude":"-4.2292808","gmap_reference_longitude":"-79.4438124","acronym":"GZM"},"attach":[]},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ONZANAMA</text:p>
          </table:table-cell>
          <table:table-cell office:value-type="string" calcext:value-type="string">
            <text:p>Z07110750</text:p>
          </table:table-cell>
          <table:table-cell office:value-type="string" calcext:value-type="string">
            <text:p>Z071107</text:p>
          </table:table-cell>
          <table:table-cell office:value-type="string" calcext:value-type="string">
            <text:p>"-4.2292808"</text:p>
          </table:table-cell>
          <table:table-cell office:value-type="string" calcext:value-type="string">
            <text:p>"-79.4438124"</text:p>
          </table:table-cell>
          <table:table-cell table:number-columns-repeated="2"/>
          <table:table-cell office:value-type="string" calcext:value-type="string">
            <text:p>{"Ubication":{"id":1428,"created_at":"43768,6659722222","updated_at":"43768,6659722222","name":"GONZANAMA","code":"Z07110750","father_code":"Z071107","gmap_reference_latitude":"-4.2292808","gmap_reference_longitude":"-79.4438124","acronym":""},"attach":[]},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NGAIMINA (LA LIBERTAD)</text:p>
          </table:table-cell>
          <table:table-cell office:value-type="string" calcext:value-type="string">
            <text:p>Z07110751</text:p>
          </table:table-cell>
          <table:table-cell office:value-type="string" calcext:value-type="string">
            <text:p>Z071107</text:p>
          </table:table-cell>
          <table:table-cell office:value-type="string" calcext:value-type="string">
            <text:p>"-4.2449479"</text:p>
          </table:table-cell>
          <table:table-cell office:value-type="string" calcext:value-type="string">
            <text:p>"-79.6043699"</text:p>
          </table:table-cell>
          <table:table-cell table:number-columns-repeated="2"/>
          <table:table-cell office:value-type="string" calcext:value-type="string">
            <text:p>{"Ubication":{"id":1429,"created_at":"43768,6659722222","updated_at":"43768,6659722222","name":"CHANGAIMINA (LA LIBERTAD)","code":"Z07110751","father_code":"Z071107","gmap_reference_latitude":"-4.2449479","gmap_reference_longitude":"-79.6043699","acronym":""},"attach":[]},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MBACOLA</text:p>
          </table:table-cell>
          <table:table-cell office:value-type="string" calcext:value-type="string">
            <text:p>Z07110753</text:p>
          </table:table-cell>
          <table:table-cell office:value-type="string" calcext:value-type="string">
            <text:p>Z071107</text:p>
          </table:table-cell>
          <table:table-cell office:value-type="string" calcext:value-type="string">
            <text:p>"-4.1334238"</text:p>
          </table:table-cell>
          <table:table-cell office:value-type="string" calcext:value-type="string">
            <text:p>"-79.4412687"</text:p>
          </table:table-cell>
          <table:table-cell table:number-columns-repeated="2"/>
          <table:table-cell office:value-type="string" calcext:value-type="string">
            <text:p>{"Ubication":{"id":1430,"created_at":"43768,6659722222","updated_at":"43768,6659722222","name":"NAMBACOLA","code":"Z07110753","father_code":"Z071107","gmap_reference_latitude":"-4.1334238","gmap_reference_longitude":"-79.4412687","acronym":""},"attach":[]},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RUNUMA (EGUIGUREN)</text:p>
          </table:table-cell>
          <table:table-cell office:value-type="string" calcext:value-type="string">
            <text:p>Z07110754</text:p>
          </table:table-cell>
          <table:table-cell office:value-type="string" calcext:value-type="string">
            <text:p>Z071107</text:p>
          </table:table-cell>
          <table:table-cell office:value-type="string" calcext:value-type="string">
            <text:p>"-4.2198056"</text:p>
          </table:table-cell>
          <table:table-cell office:value-type="string" calcext:value-type="string">
            <text:p>"-79.434694"</text:p>
          </table:table-cell>
          <table:table-cell table:number-columns-repeated="2"/>
          <table:table-cell office:value-type="string" calcext:value-type="string">
            <text:p>{"Ubication":{"id":1431,"created_at":"43768,6659722222","updated_at":"43768,6659722222","name":"PURUNUMA (EGUIGUREN)","code":"Z07110754","father_code":"Z071107","gmap_reference_latitude":"-4.2198056","gmap_reference_longitude":"-79.434694","acronym":""},"attach":[]},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CAPALCA</text:p>
          </table:table-cell>
          <table:table-cell office:value-type="string" calcext:value-type="string">
            <text:p>Z07110756</text:p>
          </table:table-cell>
          <table:table-cell office:value-type="string" calcext:value-type="string">
            <text:p>Z071107</text:p>
          </table:table-cell>
          <table:table-cell office:value-type="string" calcext:value-type="string">
            <text:p>"-4.1433462"</text:p>
          </table:table-cell>
          <table:table-cell office:value-type="string" calcext:value-type="string">
            <text:p>"-79.5996152"</text:p>
          </table:table-cell>
          <table:table-cell table:number-columns-repeated="2"/>
          <table:table-cell office:value-type="string" calcext:value-type="string">
            <text:p>{"Ubication":{"id":1432,"created_at":"43768,6659722222","updated_at":"43768,6659722222","name":"SACAPALCA","code":"Z07110756","father_code":"Z071107","gmap_reference_latitude":"-4.1433462","gmap_reference_longitude":"-79.5996152","acronym":""},"attach":[]},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ARĂ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375422"</text:p>
          </table:table-cell>
          <table:table-cell office:value-type="string" calcext:value-type="string">
            <text:p>"-79.9598022"</text:p>
          </table:table-cell>
          <table:table-cell office:value-type="string" calcext:value-type="string">
            <text:p>MAC</text:p>
          </table:table-cell>
          <table:table-cell/>
          <table:table-cell office:value-type="string" calcext:value-type="string">
            <text:p>{"Ubication":{"id":1433,"created_at":"43768,6659722222","updated_at":"43768,6659722222","name":"MACARĂ","code":"Z071108","father_code":"Z0711","gmap_reference_latitude":"-4.375422","gmap_reference_longitude":"-79.9598022","acronym":"MAC"},"attach":[]},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ARĂ</text:p>
          </table:table-cell>
          <table:table-cell office:value-type="string" calcext:value-type="string">
            <text:p>Z07110850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"-4.375422"</text:p>
          </table:table-cell>
          <table:table-cell office:value-type="string" calcext:value-type="string">
            <text:p>"-79.9598022"</text:p>
          </table:table-cell>
          <table:table-cell table:number-columns-repeated="2"/>
          <table:table-cell office:value-type="string" calcext:value-type="string">
            <text:p>{"Ubication":{"id":1434,"created_at":"43768,6659722222","updated_at":"43768,6659722222","name":"MACARĂ","code":"Z07110850","father_code":"Z071108","gmap_reference_latitude":"-4.375422","gmap_reference_longitude":"-79.9598022","acronym":""},"attach":[]},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ENERAL ELOY ALFARO (SAN SEBASTIĂN) </text:p>
          </table:table-cell>
          <table:table-cell office:value-type="string" calcext:value-type="string">
            <text:p>Z07110801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"15.342635"</text:p>
          </table:table-cell>
          <table:table-cell office:value-type="string" calcext:value-type="string">
            <text:p>"-80.0275423"</text:p>
          </table:table-cell>
          <table:table-cell table:number-columns-repeated="2"/>
          <table:table-cell office:value-type="string" calcext:value-type="string">
            <text:p>{"Ubication":{"id":1435,"created_at":"43768,6659722222","updated_at":"43768,6659722222","name":"GENERAL ELOY ALFARO (SAN SEBASTIĂN) ","code":"Z07110801","father_code":"Z071108","gmap_reference_latitude":"15.342635","gmap_reference_longitude":"-80.0275423","acronym":""},"attach":[]},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CARĂ <text:s/>(MANUEL ENRIQUE RENGEL SUQUILANDA)</text:p>
          </table:table-cell>
          <table:table-cell office:value-type="string" calcext:value-type="string">
            <text:p>Z07110802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"-4.379811"</text:p>
          </table:table-cell>
          <table:table-cell office:value-type="string" calcext:value-type="string">
            <text:p>"-79.9467834"</text:p>
          </table:table-cell>
          <table:table-cell table:number-columns-repeated="2"/>
          <table:table-cell office:value-type="string" calcext:value-type="string">
            <text:p>{"Ubication":{"id":1436,"created_at":"43768,6659722222","updated_at":"43768,6659722222","name":"MACARĂ <text:s/>(MANUEL ENRIQUE RENGEL SUQUILANDA)","code":"Z07110802","father_code":"Z071108","gmap_reference_latitude":"-4.379811","gmap_reference_longitude":"-79.9467834","acronym":""},"attach":[]},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RAMA</text:p>
          </table:table-cell>
          <table:table-cell office:value-type="string" calcext:value-type="string">
            <text:p>Z07110851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"-4.2533806"</text:p>
          </table:table-cell>
          <table:table-cell office:value-type="string" calcext:value-type="string">
            <text:p>"-79.9739807"</text:p>
          </table:table-cell>
          <table:table-cell table:number-columns-repeated="2"/>
          <table:table-cell office:value-type="string" calcext:value-type="string">
            <text:p>{"Ubication":{"id":1437,"created_at":"43768,6659722222","updated_at":"43768,6659722222","name":"LARAMA","code":"Z07110851","father_code":"Z071108","gmap_reference_latitude":"-4.2533806","gmap_reference_longitude":"-79.9739807","acronym":""},"attach":[]},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VICTORIA</text:p>
          </table:table-cell>
          <table:table-cell office:value-type="string" calcext:value-type="string">
            <text:p>Z07110852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"-0.9139341"</text:p>
          </table:table-cell>
          <table:table-cell office:value-type="string" calcext:value-type="string">
            <text:p>"-78.736847"</text:p>
          </table:table-cell>
          <table:table-cell table:number-columns-repeated="2"/>
          <table:table-cell office:value-type="string" calcext:value-type="string">
            <text:p>{"Ubication":{"id":1438,"created_at":"43768,6659722222","updated_at":"43768,6659722222","name":"LA VICTORIA","code":"Z07110852","father_code":"Z071108","gmap_reference_latitude":"-0.9139341","gmap_reference_longitude":"-78.736847","acronym":""},"attach":[]},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BIANGO (LA CAPILLA)</text:p>
          </table:table-cell>
          <table:table-cell office:value-type="string" calcext:value-type="string">
            <text:p>Z07110853</text:p>
          </table:table-cell>
          <table:table-cell office:value-type="string" calcext:value-type="string">
            <text:p>Z071108</text:p>
          </table:table-cell>
          <table:table-cell office:value-type="string" calcext:value-type="string">
            <text:p>"-4.3599643"</text:p>
          </table:table-cell>
          <table:table-cell office:value-type="string" calcext:value-type="string">
            <text:p>"-79.8989029"</text:p>
          </table:table-cell>
          <table:table-cell table:number-columns-repeated="2"/>
          <table:table-cell office:value-type="string" calcext:value-type="string">
            <text:p>{"Ubication":{"id":1439,"created_at":"43768,6659722222","updated_at":"43768,6659722222","name":"SABIANGO (LA CAPILLA)","code":"Z07110853","father_code":"Z071108","gmap_reference_latitude":"-4.3599643","gmap_reference_longitude":"-79.8989029","acronym":""},"attach":[]},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TAS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0023236"</text:p>
          </table:table-cell>
          <table:table-cell office:value-type="string" calcext:value-type="string">
            <text:p>"-80.0353331"</text:p>
          </table:table-cell>
          <table:table-cell office:value-type="string" calcext:value-type="string">
            <text:p>PTS</text:p>
          </table:table-cell>
          <table:table-cell/>
          <table:table-cell office:value-type="string" calcext:value-type="string">
            <text:p>{"Ubication":{"id":1440,"created_at":"43768,6659722222","updated_at":"43768,6659722222","name":"PALTAS","code":"Z071109","father_code":"Z0711","gmap_reference_latitude":"-4.0023236","gmap_reference_longitude":"-80.0353331","acronym":"PTS"},"attach":[]},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TACOCHA (RURAL)</text:p>
          </table:table-cell>
          <table:table-cell office:value-type="string" calcext:value-type="string">
            <text:p>Z07110950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4.0508335"</text:p>
          </table:table-cell>
          <table:table-cell office:value-type="string" calcext:value-type="string">
            <text:p>"-79.6544838"</text:p>
          </table:table-cell>
          <table:table-cell table:number-columns-repeated="2"/>
          <table:table-cell office:value-type="string" calcext:value-type="string">
            <text:p>{"Ubication":{"id":1441,"created_at":"43768,6659722222","updated_at":"43768,6659722222","name":"CATACOCHA (RURAL)","code":"Z07110950","father_code":"Z071109","gmap_reference_latitude":"-4.0508335","gmap_reference_longitude":"-79.6544838","acronym":""},"attach":[]},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TACOCHA</text:p>
          </table:table-cell>
          <table:table-cell office:value-type="string" calcext:value-type="string">
            <text:p>Z07110901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4.0508335"</text:p>
          </table:table-cell>
          <table:table-cell office:value-type="string" calcext:value-type="string">
            <text:p>"-79.6544838"</text:p>
          </table:table-cell>
          <table:table-cell table:number-columns-repeated="2"/>
          <table:table-cell office:value-type="string" calcext:value-type="string">
            <text:p>{"Ubication":{"id":1442,"created_at":"43768,6659722222","updated_at":"43768,6659722222","name":"CATACOCHA","code":"Z07110901","father_code":"Z071109","gmap_reference_latitude":"-4.0508335","gmap_reference_longitude":"-79.6544838","acronym":""},"attach":[]},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NGONAMA</text:p>
          </table:table-cell>
          <table:table-cell office:value-type="string" calcext:value-type="string">
            <text:p>Z07110951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3.9649547"</text:p>
          </table:table-cell>
          <table:table-cell office:value-type="string" calcext:value-type="string">
            <text:p>"-79.7165527"</text:p>
          </table:table-cell>
          <table:table-cell table:number-columns-repeated="2"/>
          <table:table-cell office:value-type="string" calcext:value-type="string">
            <text:p>{"Ubication":{"id":1443,"created_at":"43768,6659722222","updated_at":"43768,6659722222","name":"CANGONAMA","code":"Z07110951","father_code":"Z071109","gmap_reference_latitude":"-3.9649547","gmap_reference_longitude":"-79.7165527","acronym":""},"attach":[]},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CHANAMA</text:p>
          </table:table-cell>
          <table:table-cell office:value-type="string" calcext:value-type="string">
            <text:p>Z07110952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4.0277301"</text:p>
          </table:table-cell>
          <table:table-cell office:value-type="string" calcext:value-type="string">
            <text:p>"-80.0099538"</text:p>
          </table:table-cell>
          <table:table-cell table:number-columns-repeated="2"/>
          <table:table-cell office:value-type="string" calcext:value-type="string">
            <text:p>{"Ubication":{"id":1444,"created_at":"43768,6659722222","updated_at":"43768,6659722222","name":"GUACHANAMA","code":"Z07110952","father_code":"Z071109","gmap_reference_latitude":"-4.0277301","gmap_reference_longitude":"-80.0099538","acronym":""},"attach":[]},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URO GUERRERO</text:p>
          </table:table-cell>
          <table:table-cell office:value-type="string" calcext:value-type="string">
            <text:p>Z07110954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3.9659228"</text:p>
          </table:table-cell>
          <table:table-cell office:value-type="string" calcext:value-type="string">
            <text:p>"-79.7773667"</text:p>
          </table:table-cell>
          <table:table-cell table:number-columns-repeated="2"/>
          <table:table-cell office:value-type="string" calcext:value-type="string">
            <text:p>{"Ubication":{"id":1445,"created_at":"43768,6659722222","updated_at":"43768,6659722222","name":"LAURO GUERRERO","code":"Z07110954","father_code":"Z071109","gmap_reference_latitude":"-3.9659228","gmap_reference_longitude":"-79.7773667","acronym":""},"attach":[]},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RIANGA</text:p>
          </table:table-cell>
          <table:table-cell office:value-type="string" calcext:value-type="string">
            <text:p>Z07110956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3.8976304"</text:p>
          </table:table-cell>
          <table:table-cell office:value-type="string" calcext:value-type="string">
            <text:p>"-79.8744678"</text:p>
          </table:table-cell>
          <table:table-cell table:number-columns-repeated="2"/>
          <table:table-cell office:value-type="string" calcext:value-type="string">
            <text:p>{"Ubication":{"id":1446,"created_at":"43768,6659722222","updated_at":"43768,6659722222","name":"ORIANGA","code":"Z07110956","father_code":"Z071109","gmap_reference_latitude":"-3.8976304","gmap_reference_longitude":"-79.8744678","acronym":""},"attach":[]},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Z07110957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0.0005579"</text:p>
          </table:table-cell>
          <table:table-cell office:value-type="string" calcext:value-type="string">
            <text:p>"-78.4668877"</text:p>
          </table:table-cell>
          <table:table-cell table:number-columns-repeated="2"/>
          <table:table-cell office:value-type="string" calcext:value-type="string">
            <text:p>{"Ubication":{"id":1447,"created_at":"43768,6659722222","updated_at":"43768,6659722222","name":"SAN ANTONIO","code":"Z07110957","father_code":"Z071109","gmap_reference_latitude":"-0.0005579","gmap_reference_longitude":"-78.4668877","acronym":""},"attach":[]},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SANGA</text:p>
          </table:table-cell>
          <table:table-cell office:value-type="string" calcext:value-type="string">
            <text:p>Z07110958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4.0148747"</text:p>
          </table:table-cell>
          <table:table-cell office:value-type="string" calcext:value-type="string">
            <text:p>"-79.7826767"</text:p>
          </table:table-cell>
          <table:table-cell table:number-columns-repeated="2"/>
          <table:table-cell office:value-type="string" calcext:value-type="string">
            <text:p>{"Ubication":{"id":1448,"created_at":"43768,6659722222","updated_at":"43768,6659722222","name":"CASANGA","code":"Z07110958","father_code":"Z071109","gmap_reference_latitude":"-4.0148747","gmap_reference_longitude":"-79.7826767","acronym":""},"attach":[]},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MANA</text:p>
          </table:table-cell>
          <table:table-cell office:value-type="string" calcext:value-type="string">
            <text:p>Z07110959</text:p>
          </table:table-cell>
          <table:table-cell office:value-type="string" calcext:value-type="string">
            <text:p>Z071109</text:p>
          </table:table-cell>
          <table:table-cell office:value-type="string" calcext:value-type="string">
            <text:p>"-4.0015267"</text:p>
          </table:table-cell>
          <table:table-cell office:value-type="string" calcext:value-type="string">
            <text:p>"-79.7305736"</text:p>
          </table:table-cell>
          <table:table-cell table:number-columns-repeated="2"/>
          <table:table-cell office:value-type="string" calcext:value-type="string">
            <text:p>{"Ubication":{"id":1449,"created_at":"43768,6659722222","updated_at":"43768,6659722222","name":"YAMANA","code":"Z07110959","father_code":"Z071109","gmap_reference_latitude":"-4.0015267","gmap_reference_longitude":"-79.7305736","acronym":""},"attach":[]},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YANGO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3.9643759"</text:p>
          </table:table-cell>
          <table:table-cell office:value-type="string" calcext:value-type="string">
            <text:p>"-80.3639206"</text:p>
          </table:table-cell>
          <table:table-cell office:value-type="string" calcext:value-type="string">
            <text:p>PYG</text:p>
          </table:table-cell>
          <table:table-cell/>
          <table:table-cell office:value-type="string" calcext:value-type="string">
            <text:p>{"Ubication":{"id":1450,"created_at":"43768,6659722222","updated_at":"43768,6659722222","name":"PUYANGO","code":"Z071110","father_code":"Z0711","gmap_reference_latitude":"-3.9643759","gmap_reference_longitude":"-80.3639206","acronym":"PYG"},"attach":[]},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ALAMOR</text:p>
          </table:table-cell>
          <table:table-cell office:value-type="string" calcext:value-type="string">
            <text:p>Z07111050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"-4.0179132"</text:p>
          </table:table-cell>
          <table:table-cell office:value-type="string" calcext:value-type="string">
            <text:p>"-80.0411835"</text:p>
          </table:table-cell>
          <table:table-cell table:number-columns-repeated="2"/>
          <table:table-cell office:value-type="string" calcext:value-type="string">
            <text:p>{"Ubication":{"id":1451,"created_at":"43768,6659722222","updated_at":"43768,6659722222","name":"ALAMOR","code":"Z07111050","father_code":"Z071110","gmap_reference_latitude":"-4.0179132","gmap_reference_longitude":"-80.0411835","acronym":""},"attach":[]},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IANO</text:p>
          </table:table-cell>
          <table:table-cell office:value-type="string" calcext:value-type="string">
            <text:p>Z07111051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"-3.9311975"</text:p>
          </table:table-cell>
          <table:table-cell office:value-type="string" calcext:value-type="string">
            <text:p>"-79.9743748"</text:p>
          </table:table-cell>
          <table:table-cell table:number-columns-repeated="2"/>
          <table:table-cell office:value-type="string" calcext:value-type="string">
            <text:p>{"Ubication":{"id":1452,"created_at":"43768,6659722222","updated_at":"43768,6659722222","name":"CIANO","code":"Z07111051","father_code":"Z071110","gmap_reference_latitude":"-3.9311975","gmap_reference_longitude":"-79.9743748","acronym":""},"attach":[]},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ARENAL</text:p>
          </table:table-cell>
          <table:table-cell office:value-type="string" calcext:value-type="string">
            <text:p>Z07111052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"-3.9808884"</text:p>
          </table:table-cell>
          <table:table-cell office:value-type="string" calcext:value-type="string">
            <text:p>"-80.0201175"</text:p>
          </table:table-cell>
          <table:table-cell table:number-columns-repeated="2"/>
          <table:table-cell office:value-type="string" calcext:value-type="string">
            <text:p>{"Ubication":{"id":1453,"created_at":"43768,6659722222","updated_at":"43768,6659722222","name":"EL ARENAL","code":"Z07111052","father_code":"Z071110","gmap_reference_latitude":"-3.9808884","gmap_reference_longitude":"-80.0201175","acronym":""},"attach":[]},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LIMO (MARIANA DE JESUS)</text:p>
          </table:table-cell>
          <table:table-cell office:value-type="string" calcext:value-type="string">
            <text:p>Z07111053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"-3.99293"</text:p>
          </table:table-cell>
          <table:table-cell office:value-type="string" calcext:value-type="string">
            <text:p>"-80.3375624"</text:p>
          </table:table-cell>
          <table:table-cell table:number-columns-repeated="2"/>
          <table:table-cell office:value-type="string" calcext:value-type="string">
            <text:p>{"Ubication":{"id":1454,"created_at":"43768,6659722222","updated_at":"43768,6659722222","name":"EL LIMO (MARIANA DE JESUS)","code":"Z07111053","father_code":"Z071110","gmap_reference_latitude":"-3.99293","gmap_reference_longitude":"-80.3375624","acronym":""},"attach":[]},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ERCADILLO</text:p>
          </table:table-cell>
          <table:table-cell office:value-type="string" calcext:value-type="string">
            <text:p>Z07111054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"-4.0240567"</text:p>
          </table:table-cell>
          <table:table-cell office:value-type="string" calcext:value-type="string">
            <text:p>"-79.9823409"</text:p>
          </table:table-cell>
          <table:table-cell table:number-columns-repeated="2"/>
          <table:table-cell office:value-type="string" calcext:value-type="string">
            <text:p>{"Ubication":{"id":1455,"created_at":"43768,6659722222","updated_at":"43768,6659722222","name":"MERCADILLO","code":"Z07111054","father_code":"Z071110","gmap_reference_latitude":"-4.0240567","gmap_reference_longitude":"-79.9823409","acronym":""},"attach":[]},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ICENTINO</text:p>
          </table:table-cell>
          <table:table-cell office:value-type="string" calcext:value-type="string">
            <text:p>Z07111055</text:p>
          </table:table-cell>
          <table:table-cell office:value-type="string" calcext:value-type="string">
            <text:p>Z071110</text:p>
          </table:table-cell>
          <table:table-cell office:value-type="string" calcext:value-type="string">
            <text:p>"-3.9614454"</text:p>
          </table:table-cell>
          <table:table-cell office:value-type="string" calcext:value-type="string">
            <text:p>"-79.9469947"</text:p>
          </table:table-cell>
          <table:table-cell table:number-columns-repeated="2"/>
          <table:table-cell office:value-type="string" calcext:value-type="string">
            <text:p>{"Ubication":{"id":1456,"created_at":"43768,6659722222","updated_at":"43768,6659722222","name":"VICENTINO","code":"Z07111055","father_code":"Z071110","gmap_reference_latitude":"-3.9614454","gmap_reference_longitude":"-79.9469947","acronym":""},"attach":[]},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3.6233283"</text:p>
          </table:table-cell>
          <table:table-cell office:value-type="string" calcext:value-type="string">
            <text:p>"-79.2430974"</text:p>
          </table:table-cell>
          <table:table-cell office:value-type="string" calcext:value-type="string">
            <text:p>SRG</text:p>
          </table:table-cell>
          <table:table-cell/>
          <table:table-cell office:value-type="string" calcext:value-type="string">
            <text:p>{"Ubication":{"id":1457,"created_at":"43768,6659722222","updated_at":"43768,6659722222","name":"SARAGURO","code":"Z071111","father_code":"Z0711","gmap_reference_latitude":"-3.6233283","gmap_reference_longitude":"-79.2430974","acronym":"SRG"},"attach":[]},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RAGURO</text:p>
          </table:table-cell>
          <table:table-cell office:value-type="string" calcext:value-type="string">
            <text:p>Z07111150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6233283"</text:p>
          </table:table-cell>
          <table:table-cell office:value-type="string" calcext:value-type="string">
            <text:p>"-79.2430974"</text:p>
          </table:table-cell>
          <table:table-cell table:number-columns-repeated="2"/>
          <table:table-cell office:value-type="string" calcext:value-type="string">
            <text:p>{"Ubication":{"id":1458,"created_at":"43768,6659722222","updated_at":"43768,6659722222","name":"SARAGURO","code":"Z07111150","father_code":"Z071111","gmap_reference_latitude":"-3.6233283","gmap_reference_longitude":"-79.2430974","acronym":""},"attach":[]},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RAISO DE CELEN</text:p>
          </table:table-cell>
          <table:table-cell office:value-type="string" calcext:value-type="string">
            <text:p>Z07111151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5995999"</text:p>
          </table:table-cell>
          <table:table-cell office:value-type="string" calcext:value-type="string">
            <text:p>"-79.4322757"</text:p>
          </table:table-cell>
          <table:table-cell table:number-columns-repeated="2"/>
          <table:table-cell office:value-type="string" calcext:value-type="string">
            <text:p>{"Ubication":{"id":1459,"created_at":"43768,6659722222","updated_at":"43768,6659722222","name":"EL PARAISO DE CELEN","code":"Z07111151","father_code":"Z071111","gmap_reference_latitude":"-3.5995999","gmap_reference_longitude":"-79.4322757","acronym":""},"attach":[]},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TABLON</text:p>
          </table:table-cell>
          <table:table-cell office:value-type="string" calcext:value-type="string">
            <text:p>Z07111152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5180838"</text:p>
          </table:table-cell>
          <table:table-cell office:value-type="string" calcext:value-type="string">
            <text:p>"-79.2593152"</text:p>
          </table:table-cell>
          <table:table-cell table:number-columns-repeated="2"/>
          <table:table-cell office:value-type="string" calcext:value-type="string">
            <text:p>{"Ubication":{"id":1460,"created_at":"43768,6659722222","updated_at":"43768,6659722222","name":"EL TABLON","code":"Z07111152","father_code":"Z071111","gmap_reference_latitude":"-3.5180838","gmap_reference_longitude":"-79.2593152","acronym":""},"attach":[]},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LUZHAPA</text:p>
          </table:table-cell>
          <table:table-cell office:value-type="string" calcext:value-type="string">
            <text:p>Z07111153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4914348"</text:p>
          </table:table-cell>
          <table:table-cell office:value-type="string" calcext:value-type="string">
            <text:p>"-79.3511967"</text:p>
          </table:table-cell>
          <table:table-cell table:number-columns-repeated="2"/>
          <table:table-cell office:value-type="string" calcext:value-type="string">
            <text:p>{"Ubication":{"id":1461,"created_at":"43768,6659722222","updated_at":"43768,6659722222","name":"LLUZHAPA","code":"Z07111153","father_code":"Z071111","gmap_reference_latitude":"-3.4914348","gmap_reference_longitude":"-79.3511967","acronym":""},"attach":[]},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Z07111154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5264171"</text:p>
          </table:table-cell>
          <table:table-cell office:value-type="string" calcext:value-type="string">
            <text:p>"-79.5694806"</text:p>
          </table:table-cell>
          <table:table-cell table:number-columns-repeated="2"/>
          <table:table-cell office:value-type="string" calcext:value-type="string">
            <text:p>{"Ubication":{"id":1462,"created_at":"43768,6659722222","updated_at":"43768,6659722222","name":"MANU","code":"Z07111154","father_code":"Z071111","gmap_reference_latitude":"-3.5264171","gmap_reference_longitude":"-79.5694806","acronym":""},"attach":[]},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 DE QUMBE (CUMBE)</text:p>
          </table:table-cell>
          <table:table-cell office:value-type="string" calcext:value-type="string">
            <text:p>Z07111155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5287847"</text:p>
          </table:table-cell>
          <table:table-cell office:value-type="string" calcext:value-type="string">
            <text:p>"-79.300816"</text:p>
          </table:table-cell>
          <table:table-cell table:number-columns-repeated="2"/>
          <table:table-cell office:value-type="string" calcext:value-type="string">
            <text:p>{"Ubication":{"id":1463,"created_at":"43768,6659722222","updated_at":"43768,6659722222","name":"SAN ANTONIO DE QUMBE (CUMBE)","code":"Z07111155","father_code":"Z071111","gmap_reference_latitude":"-3.5287847","gmap_reference_longitude":"-79.300816","acronym":""},"attach":[]},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PABLO DE TENTA</text:p>
          </table:table-cell>
          <table:table-cell office:value-type="string" calcext:value-type="string">
            <text:p>Z07111156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5970347"</text:p>
          </table:table-cell>
          <table:table-cell office:value-type="string" calcext:value-type="string">
            <text:p>"-79.3043827"</text:p>
          </table:table-cell>
          <table:table-cell table:number-columns-repeated="2"/>
          <table:table-cell office:value-type="string" calcext:value-type="string">
            <text:p>{"Ubication":{"id":1464,"created_at":"43768,6659722222","updated_at":"43768,6659722222","name":"SAN PABLO DE TENTA","code":"Z07111156","father_code":"Z071111","gmap_reference_latitude":"-3.5970347","gmap_reference_longitude":"-79.3043827","acronym":""},"attach":[]},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SEBASTIAN DE YULUC</text:p>
          </table:table-cell>
          <table:table-cell office:value-type="string" calcext:value-type="string">
            <text:p>Z07111157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3499998"</text:p>
          </table:table-cell>
          <table:table-cell office:value-type="string" calcext:value-type="string">
            <text:p>"-79.4508427"</text:p>
          </table:table-cell>
          <table:table-cell table:number-columns-repeated="2"/>
          <table:table-cell office:value-type="string" calcext:value-type="string">
            <text:p>{"Ubication":{"id":1465,"created_at":"43768,6659722222","updated_at":"43768,6659722222","name":"SAN SEBASTIAN DE YULUC","code":"Z07111157","father_code":"Z071111","gmap_reference_latitude":"-3.3499998","gmap_reference_longitude":"-79.4508427","acronym":""},"attach":[]},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ELVA ALEGRE</text:p>
          </table:table-cell>
          <table:table-cell office:value-type="string" calcext:value-type="string">
            <text:p>Z07111158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0.932861"</text:p>
          </table:table-cell>
          <table:table-cell office:value-type="string" calcext:value-type="string">
            <text:p>"-78.8769987"</text:p>
          </table:table-cell>
          <table:table-cell table:number-columns-repeated="2"/>
          <table:table-cell office:value-type="string" calcext:value-type="string">
            <text:p>{"Ubication":{"id":1466,"created_at":"43768,6659722222","updated_at":"43768,6659722222","name":"SELVA ALEGRE","code":"Z07111158","father_code":"Z071111","gmap_reference_latitude":"0.932861","gmap_reference_longitude":"-78.8769987","acronym":""},"attach":[]},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URDANETA (PAQUISHAPA)</text:p>
          </table:table-cell>
          <table:table-cell office:value-type="string" calcext:value-type="string">
            <text:p>Z07111159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6530671"</text:p>
          </table:table-cell>
          <table:table-cell office:value-type="string" calcext:value-type="string">
            <text:p>"-79.2317506"</text:p>
          </table:table-cell>
          <table:table-cell table:number-columns-repeated="2"/>
          <table:table-cell office:value-type="string" calcext:value-type="string">
            <text:p>{"Ubication":{"id":1467,"created_at":"43768,6659722222","updated_at":"43768,6659722222","name":"URDANETA (PAQUISHAPA)","code":"Z07111159","father_code":"Z071111","gmap_reference_latitude":"-3.6530671","gmap_reference_longitude":"-79.2317506","acronym":""},"attach":[]},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UMAYPAMBA</text:p>
          </table:table-cell>
          <table:table-cell office:value-type="string" calcext:value-type="string">
            <text:p>Z07111160</text:p>
          </table:table-cell>
          <table:table-cell office:value-type="string" calcext:value-type="string">
            <text:p>Z071111</text:p>
          </table:table-cell>
          <table:table-cell office:value-type="string" calcext:value-type="string">
            <text:p>"-3.4163318"</text:p>
          </table:table-cell>
          <table:table-cell office:value-type="string" calcext:value-type="string">
            <text:p>"-79.4079828"</text:p>
          </table:table-cell>
          <table:table-cell table:number-columns-repeated="2"/>
          <table:table-cell office:value-type="string" calcext:value-type="string">
            <text:p>{"Ubication":{"id":1468,"created_at":"43768,6659722222","updated_at":"43768,6659722222","name":"SUMAYPAMBA","code":"Z07111160","father_code":"Z071111","gmap_reference_latitude":"-3.4163318","gmap_reference_longitude":"-79.4079828","acronym":""},"attach":[]},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Z071112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3290803"</text:p>
          </table:table-cell>
          <table:table-cell office:value-type="string" calcext:value-type="string">
            <text:p>"-79.7958469"</text:p>
          </table:table-cell>
          <table:table-cell office:value-type="string" calcext:value-type="string">
            <text:p>SZR</text:p>
          </table:table-cell>
          <table:table-cell/>
          <table:table-cell office:value-type="string" calcext:value-type="string">
            <text:p>{"Ubication":{"id":1469,"created_at":"43768,6659722222","updated_at":"43768,6659722222","name":"SOZORANGA","code":"Z071112","father_code":"Z0711","gmap_reference_latitude":"-4.3290803","gmap_reference_longitude":"-79.7958469","acronym":"SZR"},"attach":[]},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OZORANGA</text:p>
          </table:table-cell>
          <table:table-cell office:value-type="string" calcext:value-type="string">
            <text:p>Z07111250</text:p>
          </table:table-cell>
          <table:table-cell office:value-type="string" calcext:value-type="string">
            <text:p>Z071112</text:p>
          </table:table-cell>
          <table:table-cell office:value-type="string" calcext:value-type="string">
            <text:p>"-4.3290803"</text:p>
          </table:table-cell>
          <table:table-cell office:value-type="string" calcext:value-type="string">
            <text:p>"-79.7958469"</text:p>
          </table:table-cell>
          <table:table-cell table:number-columns-repeated="2"/>
          <table:table-cell office:value-type="string" calcext:value-type="string">
            <text:p>{"Ubication":{"id":1470,"created_at":"43768,6659722222","updated_at":"43768,6659722222","name":"SOZORANGA","code":"Z07111250","father_code":"Z071112","gmap_reference_latitude":"-4.3290803","gmap_reference_longitude":"-79.7958469","acronym":""},"attach":[]},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A FATIMA</text:p>
          </table:table-cell>
          <table:table-cell office:value-type="string" calcext:value-type="string">
            <text:p>Z07111251</text:p>
          </table:table-cell>
          <table:table-cell office:value-type="string" calcext:value-type="string">
            <text:p>Z071112</text:p>
          </table:table-cell>
          <table:table-cell office:value-type="string" calcext:value-type="string">
            <text:p>"-4.2682612"</text:p>
          </table:table-cell>
          <table:table-cell office:value-type="string" calcext:value-type="string">
            <text:p>"-79.8556219"</text:p>
          </table:table-cell>
          <table:table-cell table:number-columns-repeated="2"/>
          <table:table-cell office:value-type="string" calcext:value-type="string">
            <text:p>{"Ubication":{"id":1471,"created_at":"43768,6659722222","updated_at":"43768,6659722222","name":"NUEVA FATIMA","code":"Z07111251","father_code":"Z071112","gmap_reference_latitude":"-4.2682612","gmap_reference_longitude":"-79.8556219","acronym":""},"attach":[]},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ACAMOROS</text:p>
          </table:table-cell>
          <table:table-cell office:value-type="string" calcext:value-type="string">
            <text:p>Z07111252</text:p>
          </table:table-cell>
          <table:table-cell office:value-type="string" calcext:value-type="string">
            <text:p>Z071112</text:p>
          </table:table-cell>
          <table:table-cell office:value-type="string" calcext:value-type="string">
            <text:p>"-4.4224147"</text:p>
          </table:table-cell>
          <table:table-cell office:value-type="string" calcext:value-type="string">
            <text:p>"-79.7604146"</text:p>
          </table:table-cell>
          <table:table-cell table:number-columns-repeated="2"/>
          <table:table-cell office:value-type="string" calcext:value-type="string">
            <text:p>{"Ubication":{"id":1472,"created_at":"43768,6659722222","updated_at":"43768,6659722222","name":"TACAMOROS","code":"Z07111252","father_code":"Z071112","gmap_reference_latitude":"-4.4224147","gmap_reference_longitude":"-79.7604146","acronym":""},"attach":[]},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3832113"</text:p>
          </table:table-cell>
          <table:table-cell office:value-type="string" calcext:value-type="string">
            <text:p>"-80.2477347"</text:p>
          </table:table-cell>
          <table:table-cell office:value-type="string" calcext:value-type="string">
            <text:p>ZAP</text:p>
          </table:table-cell>
          <table:table-cell/>
          <table:table-cell office:value-type="string" calcext:value-type="string">
            <text:p>{"Ubication":{"id":1473,"created_at":"43768,6659722222","updated_at":"43768,6659722222","name":"ZAPOTILLO","code":"Z071113","father_code":"Z0711","gmap_reference_latitude":"-4.3832113","gmap_reference_longitude":"-80.2477347","acronym":"ZAP"},"attach":[]},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POTILLO</text:p>
          </table:table-cell>
          <table:table-cell office:value-type="string" calcext:value-type="string">
            <text:p>Z07111350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3832113"</text:p>
          </table:table-cell>
          <table:table-cell office:value-type="string" calcext:value-type="string">
            <text:p>"-80.2477347"</text:p>
          </table:table-cell>
          <table:table-cell table:number-columns-repeated="2"/>
          <table:table-cell office:value-type="string" calcext:value-type="string">
            <text:p>{"Ubication":{"id":1474,"created_at":"43768,6659722222","updated_at":"43768,6659722222","name":"ZAPOTILLO","code":"Z07111350","father_code":"Z071113","gmap_reference_latitude":"-4.3832113","gmap_reference_longitude":"-80.2477347","acronym":""},"attach":[]},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ANGAHURCO</text:p>
          </table:table-cell>
          <table:table-cell office:value-type="string" calcext:value-type="string">
            <text:p>Z07111351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156841"</text:p>
          </table:table-cell>
          <table:table-cell office:value-type="string" calcext:value-type="string">
            <text:p>"-80.4360689"</text:p>
          </table:table-cell>
          <table:table-cell table:number-columns-repeated="2"/>
          <table:table-cell office:value-type="string" calcext:value-type="string">
            <text:p>{"Ubication":{"id":1475,"created_at":"43768,6659722222","updated_at":"43768,6659722222","name":"MANGAHURCO","code":"Z07111351","father_code":"Z071113","gmap_reference_latitude":"-4.156841","gmap_reference_longitude":"-80.4360689","acronym":""},"attach":[]},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RZAREAL</text:p>
          </table:table-cell>
          <table:table-cell office:value-type="string" calcext:value-type="string">
            <text:p>Z07111352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2849592"</text:p>
          </table:table-cell>
          <table:table-cell office:value-type="string" calcext:value-type="string">
            <text:p>"-80.4226498"</text:p>
          </table:table-cell>
          <table:table-cell table:number-columns-repeated="2"/>
          <table:table-cell office:value-type="string" calcext:value-type="string">
            <text:p>{"Ubication":{"id":1476,"created_at":"43768,6659722222","updated_at":"43768,6659722222","name":"GARZAREAL","code":"Z07111352","father_code":"Z071113","gmap_reference_latitude":"-4.2849592","gmap_reference_longitude":"-80.4226498","acronym":""},"attach":[]},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IMONES</text:p>
          </table:table-cell>
          <table:table-cell office:value-type="string" calcext:value-type="string">
            <text:p>Z07111353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3861367"</text:p>
          </table:table-cell>
          <table:table-cell office:value-type="string" calcext:value-type="string">
            <text:p>"-80.3654477"</text:p>
          </table:table-cell>
          <table:table-cell table:number-columns-repeated="2"/>
          <table:table-cell office:value-type="string" calcext:value-type="string">
            <text:p>{"Ubication":{"id":1477,"created_at":"43768,6659722222","updated_at":"43768,6659722222","name":"LIMONES","code":"Z07111353","father_code":"Z071113","gmap_reference_latitude":"-4.3861367","gmap_reference_longitude":"-80.3654477","acronym":""},"attach":[]},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ETILLAS</text:p>
          </table:table-cell>
          <table:table-cell office:value-type="string" calcext:value-type="string">
            <text:p>Z07111354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3856791"</text:p>
          </table:table-cell>
          <table:table-cell office:value-type="string" calcext:value-type="string">
            <text:p>"-80.2450871"</text:p>
          </table:table-cell>
          <table:table-cell table:number-columns-repeated="2"/>
          <table:table-cell office:value-type="string" calcext:value-type="string">
            <text:p>{"Ubication":{"id":1478,"created_at":"43768,6659722222","updated_at":"43768,6659722222","name":"PALETILLAS","code":"Z07111354","father_code":"Z071113","gmap_reference_latitude":"-4.3856791","gmap_reference_longitude":"-80.2450871","acronym":""},"attach":[]},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OLASPAMBA</text:p>
          </table:table-cell>
          <table:table-cell office:value-type="string" calcext:value-type="string">
            <text:p>Z07111355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1848439"</text:p>
          </table:table-cell>
          <table:table-cell office:value-type="string" calcext:value-type="string">
            <text:p>"-80.376041"</text:p>
          </table:table-cell>
          <table:table-cell table:number-columns-repeated="2"/>
          <table:table-cell office:value-type="string" calcext:value-type="string">
            <text:p>{"Ubication":{"id":1479,"created_at":"43768,6659722222","updated_at":"43768,6659722222","name":"BOLASPAMBA","code":"Z07111355","father_code":"Z071113","gmap_reference_latitude":"-4.1848439","gmap_reference_longitude":"-80.376041","acronym":""},"attach":[]},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AZADEROS</text:p>
          </table:table-cell>
          <table:table-cell office:value-type="string" calcext:value-type="string">
            <text:p>Z07111356</text:p>
          </table:table-cell>
          <table:table-cell office:value-type="string" calcext:value-type="string">
            <text:p>Z071113</text:p>
          </table:table-cell>
          <table:table-cell office:value-type="string" calcext:value-type="string">
            <text:p>"-4.0477721"</text:p>
          </table:table-cell>
          <table:table-cell office:value-type="string" calcext:value-type="string">
            <text:p>"-80.4692534"</text:p>
          </table:table-cell>
          <table:table-cell table:number-columns-repeated="2"/>
          <table:table-cell office:value-type="string" calcext:value-type="string">
            <text:p>{"Ubication":{"id":1480,"created_at":"43768,6659722222","updated_at":"43768,6659722222","name":"CAZADEROS","code":"Z07111356","father_code":"Z071113","gmap_reference_latitude":"-4.0477721","gmap_reference_longitude":"-80.4692534","acronym":""},"attach":[]},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Z071114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116627"</text:p>
          </table:table-cell>
          <table:table-cell office:value-type="string" calcext:value-type="string">
            <text:p>"-80.1120902"</text:p>
          </table:table-cell>
          <table:table-cell office:value-type="string" calcext:value-type="string">
            <text:p>PDL</text:p>
          </table:table-cell>
          <table:table-cell/>
          <table:table-cell office:value-type="string" calcext:value-type="string">
            <text:p>{"Ubication":{"id":1481,"created_at":"43768,6659722222","updated_at":"43768,6659722222","name":"PINDAL","code":"Z071114","father_code":"Z0711","gmap_reference_latitude":"-4.116627","gmap_reference_longitude":"-80.1120902","acronym":"PDL"},"attach":[]},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INDAL</text:p>
          </table:table-cell>
          <table:table-cell office:value-type="string" calcext:value-type="string">
            <text:p>Z07111450</text:p>
          </table:table-cell>
          <table:table-cell office:value-type="string" calcext:value-type="string">
            <text:p>Z071114</text:p>
          </table:table-cell>
          <table:table-cell office:value-type="string" calcext:value-type="string">
            <text:p>"-4.116627"</text:p>
          </table:table-cell>
          <table:table-cell office:value-type="string" calcext:value-type="string">
            <text:p>"-80.1120902"</text:p>
          </table:table-cell>
          <table:table-cell table:number-columns-repeated="2"/>
          <table:table-cell office:value-type="string" calcext:value-type="string">
            <text:p>{"Ubication":{"id":1482,"created_at":"43768,6659722222","updated_at":"43768,6659722222","name":"PINDAL","code":"Z07111450","father_code":"Z071114","gmap_reference_latitude":"-4.116627","gmap_reference_longitude":"-80.1120902","acronym":""},"attach":[]},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AQUINAL</text:p>
          </table:table-cell>
          <table:table-cell office:value-type="string" calcext:value-type="string">
            <text:p>Z07111451</text:p>
          </table:table-cell>
          <table:table-cell office:value-type="string" calcext:value-type="string">
            <text:p>Z071114</text:p>
          </table:table-cell>
          <table:table-cell office:value-type="string" calcext:value-type="string">
            <text:p>"-4.045665"</text:p>
          </table:table-cell>
          <table:table-cell office:value-type="string" calcext:value-type="string">
            <text:p>"-80.0400667"</text:p>
          </table:table-cell>
          <table:table-cell table:number-columns-repeated="2"/>
          <table:table-cell office:value-type="string" calcext:value-type="string">
            <text:p>{"Ubication":{"id":1483,"created_at":"43768,6659722222","updated_at":"43768,6659722222","name":"CHAQUINAL","code":"Z07111451","father_code":"Z071114","gmap_reference_latitude":"-4.045665","gmap_reference_longitude":"-80.0400667","acronym":""},"attach":[]},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12 DE DICIEMBRE (CAB. EN ACHIOTES)</text:p>
          </table:table-cell>
          <table:table-cell office:value-type="string" calcext:value-type="string">
            <text:p>Z07111452</text:p>
          </table:table-cell>
          <table:table-cell office:value-type="string" calcext:value-type="string">
            <text:p>Z071114</text:p>
          </table:table-cell>
          <table:table-cell office:value-type="string" calcext:value-type="string">
            <text:p>"-4.061368"</text:p>
          </table:table-cell>
          <table:table-cell office:value-type="string" calcext:value-type="string">
            <text:p>"-80.1784032"</text:p>
          </table:table-cell>
          <table:table-cell table:number-columns-repeated="2"/>
          <table:table-cell office:value-type="string" calcext:value-type="string">
            <text:p>{"Ubication":{"id":1484,"created_at":"43768,6659722222","updated_at":"43768,6659722222","name":"12 DE DICIEMBRE (CAB. EN ACHIOTES)","code":"Z07111452","father_code":"Z071114","gmap_reference_latitude":"-4.061368","gmap_reference_longitude":"-80.1784032","acronym":""},"attach":[]},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MILAGROS</text:p>
          </table:table-cell>
          <table:table-cell office:value-type="string" calcext:value-type="string">
            <text:p>Z07111453</text:p>
          </table:table-cell>
          <table:table-cell office:value-type="string" calcext:value-type="string">
            <text:p>Z071114</text:p>
          </table:table-cell>
          <table:table-cell office:value-type="string" calcext:value-type="string">
            <text:p>"-4.1119652"</text:p>
          </table:table-cell>
          <table:table-cell office:value-type="string" calcext:value-type="string">
            <text:p>"-80.1708787"</text:p>
          </table:table-cell>
          <table:table-cell table:number-columns-repeated="2"/>
          <table:table-cell office:value-type="string" calcext:value-type="string">
            <text:p>{"Ubication":{"id":1485,"created_at":"43768,6659722222","updated_at":"43768,6659722222","name":"MILAGROS","code":"Z07111453","father_code":"Z071114","gmap_reference_latitude":"-4.1119652","gmap_reference_longitude":"-80.1708787","acronym":""},"attach":[]},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Z071115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4.2970043"</text:p>
          </table:table-cell>
          <table:table-cell office:value-type="string" calcext:value-type="string">
            <text:p>"-79.4032631"</text:p>
          </table:table-cell>
          <table:table-cell office:value-type="string" calcext:value-type="string">
            <text:p>QLG</text:p>
          </table:table-cell>
          <table:table-cell/>
          <table:table-cell office:value-type="string" calcext:value-type="string">
            <text:p>{"Ubication":{"id":1486,"created_at":"43768,6659722222","updated_at":"43768,6659722222","name":"QUILANGA","code":"Z071115","father_code":"Z0711","gmap_reference_latitude":"-4.2970043","gmap_reference_longitude":"-79.4032631","acronym":"QLG"},"attach":[]},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QUILANGA</text:p>
          </table:table-cell>
          <table:table-cell office:value-type="string" calcext:value-type="string">
            <text:p>Z07111550</text:p>
          </table:table-cell>
          <table:table-cell office:value-type="string" calcext:value-type="string">
            <text:p>Z071115</text:p>
          </table:table-cell>
          <table:table-cell office:value-type="string" calcext:value-type="string">
            <text:p>"-4.2970043"</text:p>
          </table:table-cell>
          <table:table-cell office:value-type="string" calcext:value-type="string">
            <text:p>"-79.4032631"</text:p>
          </table:table-cell>
          <table:table-cell table:number-columns-repeated="2"/>
          <table:table-cell office:value-type="string" calcext:value-type="string">
            <text:p>{"Ubication":{"id":1487,"created_at":"43768,6659722222","updated_at":"43768,6659722222","name":"QUILANGA","code":"Z07111550","father_code":"Z071115","gmap_reference_latitude":"-4.2970043","gmap_reference_longitude":"-79.4032631","acronym":""},"attach":[]},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FUNDOCHAMBA</text:p>
          </table:table-cell>
          <table:table-cell office:value-type="string" calcext:value-type="string">
            <text:p>Z07111551</text:p>
          </table:table-cell>
          <table:table-cell office:value-type="string" calcext:value-type="string">
            <text:p>Z071115</text:p>
          </table:table-cell>
          <table:table-cell office:value-type="string" calcext:value-type="string">
            <text:p>"-4.3272411"</text:p>
          </table:table-cell>
          <table:table-cell office:value-type="string" calcext:value-type="string">
            <text:p>"-79.4407223"</text:p>
          </table:table-cell>
          <table:table-cell table:number-columns-repeated="2"/>
          <table:table-cell office:value-type="string" calcext:value-type="string">
            <text:p>{"Ubication":{"id":1488,"created_at":"43768,6659722222","updated_at":"43768,6659722222","name":"FUNDOCHAMBA","code":"Z07111551","father_code":"Z071115","gmap_reference_latitude":"-4.3272411","gmap_reference_longitude":"-79.4407223","acronym":""},"attach":[]},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TONIO DE LAS ARADAS (CAB. EN LAS ARADAS)</text:p>
          </table:table-cell>
          <table:table-cell office:value-type="string" calcext:value-type="string">
            <text:p>Z07111552</text:p>
          </table:table-cell>
          <table:table-cell office:value-type="string" calcext:value-type="string">
            <text:p>Z071115</text:p>
          </table:table-cell>
          <table:table-cell office:value-type="string" calcext:value-type="string">
            <text:p>"-4.4000031"</text:p>
          </table:table-cell>
          <table:table-cell office:value-type="string" calcext:value-type="string">
            <text:p>"-79.4444774"</text:p>
          </table:table-cell>
          <table:table-cell table:number-columns-repeated="2"/>
          <table:table-cell office:value-type="string" calcext:value-type="string">
            <text:p>{"Ubication":{"id":1489,"created_at":"43768,6659722222","updated_at":"43768,6659722222","name":"SAN ANTONIO DE LAS ARADAS (CAB. EN LAS ARADAS)","code":"Z07111552","father_code":"Z071115","gmap_reference_latitude":"-4.4000031","gmap_reference_longitude":"-79.4444774","acronym":""},"attach":[]},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Z071116</text:p>
          </table:table-cell>
          <table:table-cell office:value-type="string" calcext:value-type="string">
            <text:p>Z0711</text:p>
          </table:table-cell>
          <table:table-cell office:value-type="string" calcext:value-type="string">
            <text:p>"-1.3709714"</text:p>
          </table:table-cell>
          <table:table-cell office:value-type="string" calcext:value-type="string">
            <text:p>"-80.3401771"</text:p>
          </table:table-cell>
          <table:table-cell office:value-type="string" calcext:value-type="string">
            <text:p>OLM</text:p>
          </table:table-cell>
          <table:table-cell/>
          <table:table-cell office:value-type="string" calcext:value-type="string">
            <text:p>{"Ubication":{"id":1490,"created_at":"43768,6659722222","updated_at":"43768,6659722222","name":"OLMEDO","code":"Z071116","father_code":"Z0711","gmap_reference_latitude":"-1.3709714","gmap_reference_longitude":"-80.3401771","acronym":"OLM"},"attach":[]},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OLMEDO</text:p>
          </table:table-cell>
          <table:table-cell office:value-type="string" calcext:value-type="string">
            <text:p>Z07111650</text:p>
          </table:table-cell>
          <table:table-cell office:value-type="string" calcext:value-type="string">
            <text:p>Z071116</text:p>
          </table:table-cell>
          <table:table-cell office:value-type="string" calcext:value-type="string">
            <text:p>"-1.3709714"</text:p>
          </table:table-cell>
          <table:table-cell office:value-type="string" calcext:value-type="string">
            <text:p>"-80.3401771"</text:p>
          </table:table-cell>
          <table:table-cell table:number-columns-repeated="2"/>
          <table:table-cell office:value-type="string" calcext:value-type="string">
            <text:p>{"Ubication":{"id":1491,"created_at":"43768,6659722222","updated_at":"43768,6659722222","name":"OLMEDO","code":"Z07111650","father_code":"Z071116","gmap_reference_latitude":"-1.3709714","gmap_reference_longitude":"-80.3401771","acronym":""},"attach":[]},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TINGUE</text:p>
          </table:table-cell>
          <table:table-cell office:value-type="string" calcext:value-type="string">
            <text:p>Z07111651</text:p>
          </table:table-cell>
          <table:table-cell office:value-type="string" calcext:value-type="string">
            <text:p>Z071116</text:p>
          </table:table-cell>
          <table:table-cell office:value-type="string" calcext:value-type="string">
            <text:p>"-3.9102825"</text:p>
          </table:table-cell>
          <table:table-cell office:value-type="string" calcext:value-type="string">
            <text:p>"-79.5806695"</text:p>
          </table:table-cell>
          <table:table-cell table:number-columns-repeated="2"/>
          <table:table-cell office:value-type="string" calcext:value-type="string">
            <text:p>{"Ubication":{"id":1492,"created_at":"43768,6659722222","updated_at":"43768,6659722222","name":"LA TINGUE","code":"Z07111651","father_code":"Z071116","gmap_reference_latitude":"-3.9102825","gmap_reference_longitude":"-79.5806695","acronym":""},"attach":[]},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MORA CHINCHIPE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Z07</text:p>
          </table:table-cell>
          <table:table-cell office:value-type="string" calcext:value-type="string">
            <text:p>"-4.1779831"</text:p>
          </table:table-cell>
          <table:table-cell office:value-type="string" calcext:value-type="string">
            <text:p>"-80.0189873"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{"Ubication":{"id":1493,"created_at":"43768,6659722222","updated_at":"43768,6659722222","name":"ZAMORA CHINCHIPE","code":"Z0719","father_code":"Z07","gmap_reference_latitude":"-4.1779831","gmap_reference_longitude":"-80.0189873","acronym":"Z"},"attach":[]},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4.0654515"</text:p>
          </table:table-cell>
          <table:table-cell office:value-type="string" calcext:value-type="string">
            <text:p>"-78.9792119"</text:p>
          </table:table-cell>
          <table:table-cell office:value-type="string" calcext:value-type="string">
            <text:p>ZMR</text:p>
          </table:table-cell>
          <table:table-cell/>
          <table:table-cell office:value-type="string" calcext:value-type="string">
            <text:p>{"Ubication":{"id":1494,"created_at":"43768,6659722222","updated_at":"43768,6659722222","name":"ZAMORA","code":"Z071901","father_code":"Z0719","gmap_reference_latitude":"-4.0654515","gmap_reference_longitude":"-78.9792119","acronym":"ZMR"},"attach":[]},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Z07190150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4.0654515"</text:p>
          </table:table-cell>
          <table:table-cell office:value-type="string" calcext:value-type="string">
            <text:p>"-78.9792119"</text:p>
          </table:table-cell>
          <table:table-cell table:number-columns-repeated="2"/>
          <table:table-cell office:value-type="string" calcext:value-type="string">
            <text:p>{"Ubication":{"id":1495,"created_at":"43768,6659722222","updated_at":"43768,6659722222","name":"ZAMORA","code":"Z07190150","father_code":"Z071901","gmap_reference_latitude":"-4.0654515","gmap_reference_longitude":"-78.9792119","acronym":""},"attach":[]},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Z07190102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4.0654515"</text:p>
          </table:table-cell>
          <table:table-cell office:value-type="string" calcext:value-type="string">
            <text:p>"-78.9792119"</text:p>
          </table:table-cell>
          <table:table-cell table:number-columns-repeated="2"/>
          <table:table-cell office:value-type="string" calcext:value-type="string">
            <text:p>{"Ubication":{"id":1496,"created_at":"43768,6659722222","updated_at":"43768,6659722222","name":"ZAMORA","code":"Z07190102","father_code":"Z071901","gmap_reference_latitude":"-4.0654515","gmap_reference_longitude":"-78.9792119","acronym":""},"attach":[]},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LIMĂN</text:p>
          </table:table-cell>
          <table:table-cell office:value-type="string" calcext:value-type="string">
            <text:p>Z07190101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4.0602594"</text:p>
          </table:table-cell>
          <table:table-cell office:value-type="string" calcext:value-type="string">
            <text:p>"-78.9669209"</text:p>
          </table:table-cell>
          <table:table-cell table:number-columns-repeated="2"/>
          <table:table-cell office:value-type="string" calcext:value-type="string">
            <text:p>{"Ubication":{"id":1497,"created_at":"43768,6659722222","updated_at":"43768,6659722222","name":"EL LIMĂN","code":"Z07190101","father_code":"Z071901","gmap_reference_latitude":"-4.0602594","gmap_reference_longitude":"-78.9669209","acronym":""},"attach":[]},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UMBARATZA</text:p>
          </table:table-cell>
          <table:table-cell office:value-type="string" calcext:value-type="string">
            <text:p>Z07190151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3.9926124"</text:p>
          </table:table-cell>
          <table:table-cell office:value-type="string" calcext:value-type="string">
            <text:p>"-78.8712788"</text:p>
          </table:table-cell>
          <table:table-cell table:number-columns-repeated="2"/>
          <table:table-cell office:value-type="string" calcext:value-type="string">
            <text:p>{"Ubication":{"id":1498,"created_at":"43768,6659722222","updated_at":"43768,6659722222","name":"CUMBARATZA","code":"Z07190151","father_code":"Z071901","gmap_reference_latitude":"-3.9926124","gmap_reference_longitude":"-78.8712788","acronym":""},"attach":[]},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Z07190152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3.8454383"</text:p>
          </table:table-cell>
          <table:table-cell office:value-type="string" calcext:value-type="string">
            <text:p>"-78.8947857"</text:p>
          </table:table-cell>
          <table:table-cell table:number-columns-repeated="2"/>
          <table:table-cell office:value-type="string" calcext:value-type="string">
            <text:p>{"Ubication":{"id":1499,"created_at":"43768,6659722222","updated_at":"43768,6659722222","name":"GUADALUPE","code":"Z07190152","father_code":"Z071901","gmap_reference_latitude":"-3.8454383","gmap_reference_longitude":"-78.8947857","acronym":""},"attach":[]},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MBANA (LA VICTORIA DE IMBANA)</text:p>
          </table:table-cell>
          <table:table-cell office:value-type="string" calcext:value-type="string">
            <text:p>Z07190153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3.8297795"</text:p>
          </table:table-cell>
          <table:table-cell office:value-type="string" calcext:value-type="string">
            <text:p>"-79.2252361"</text:p>
          </table:table-cell>
          <table:table-cell table:number-columns-repeated="2"/>
          <table:table-cell office:value-type="string" calcext:value-type="string">
            <text:p>{"Ubication":{"id":1500,"created_at":"43768,6659722222","updated_at":"43768,6659722222","name":"IMBANA (LA VICTORIA DE IMBANA)","code":"Z07190153","father_code":"Z071901","gmap_reference_latitude":"-3.8297795","gmap_reference_longitude":"-79.2252361","acronym":""},"attach":[]},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BANILLA</text:p>
          </table:table-cell>
          <table:table-cell office:value-type="string" calcext:value-type="string">
            <text:p>Z07190155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1.9487134"</text:p>
          </table:table-cell>
          <table:table-cell office:value-type="string" calcext:value-type="string">
            <text:p>"-80.3912434"</text:p>
          </table:table-cell>
          <table:table-cell table:number-columns-repeated="2"/>
          <table:table-cell office:value-type="string" calcext:value-type="string">
            <text:p>{"Ubication":{"id":1501,"created_at":"43768,6659722222","updated_at":"43768,6659722222","name":"SABANILLA","code":"Z07190155","father_code":"Z071901","gmap_reference_latitude":"-1.9487134","gmap_reference_longitude":"-80.3912434","acronym":""},"attach":[]},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IMBARA</text:p>
          </table:table-cell>
          <table:table-cell office:value-type="string" calcext:value-type="string">
            <text:p>Z07190156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4.0318997"</text:p>
          </table:table-cell>
          <table:table-cell office:value-type="string" calcext:value-type="string">
            <text:p>"-78.9194187"</text:p>
          </table:table-cell>
          <table:table-cell table:number-columns-repeated="2"/>
          <table:table-cell office:value-type="string" calcext:value-type="string">
            <text:p>{"Ubication":{"id":1502,"created_at":"43768,6659722222","updated_at":"43768,6659722222","name":"TIMBARA","code":"Z07190156","father_code":"Z071901","gmap_reference_latitude":"-4.0318997","gmap_reference_longitude":"-78.9194187","acronym":""},"attach":[]},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ARLOS DE LAS MINAS</text:p>
          </table:table-cell>
          <table:table-cell office:value-type="string" calcext:value-type="string">
            <text:p>Z07190158</text:p>
          </table:table-cell>
          <table:table-cell office:value-type="string" calcext:value-type="string">
            <text:p>Z071901</text:p>
          </table:table-cell>
          <table:table-cell office:value-type="string" calcext:value-type="string">
            <text:p>"-4.0206533"</text:p>
          </table:table-cell>
          <table:table-cell office:value-type="string" calcext:value-type="string">
            <text:p>"-78.8323975"</text:p>
          </table:table-cell>
          <table:table-cell table:number-columns-repeated="2"/>
          <table:table-cell office:value-type="string" calcext:value-type="string">
            <text:p>{"Ubication":{"id":1503,"created_at":"43768,6659722222","updated_at":"43768,6659722222","name":"SAN CARLOS DE LAS MINAS","code":"Z07190158","father_code":"Z071901","gmap_reference_latitude":"-4.0206533","gmap_reference_longitude":"-78.8323975","acronym":""},"attach":[]},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NCHIPE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4.8544032"</text:p>
          </table:table-cell>
          <table:table-cell office:value-type="string" calcext:value-type="string">
            <text:p>"-79.4398765"</text:p>
          </table:table-cell>
          <table:table-cell office:value-type="string" calcext:value-type="string">
            <text:p>CHP</text:p>
          </table:table-cell>
          <table:table-cell/>
          <table:table-cell office:value-type="string" calcext:value-type="string">
            <text:p>{"Ubication":{"id":1504,"created_at":"43768,6659722222","updated_at":"43768,6659722222","name":"CHINCHIPE","code":"Z071902","father_code":"Z0719","gmap_reference_latitude":"-4.8544032","gmap_reference_longitude":"-79.4398765","acronym":"CHP"},"attach":[]},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UMBA</text:p>
          </table:table-cell>
          <table:table-cell office:value-type="string" calcext:value-type="string">
            <text:p>Z07190250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"-4.8648639"</text:p>
          </table:table-cell>
          <table:table-cell office:value-type="string" calcext:value-type="string">
            <text:p>"-79.1368818"</text:p>
          </table:table-cell>
          <table:table-cell table:number-columns-repeated="2"/>
          <table:table-cell office:value-type="string" calcext:value-type="string">
            <text:p>{"Ubication":{"id":1505,"created_at":"43768,6659722222","updated_at":"43768,6659722222","name":"ZUMBA","code":"Z07190250","father_code":"Z071902","gmap_reference_latitude":"-4.8648639","gmap_reference_longitude":"-79.1368818","acronym":""},"attach":[]},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TO</text:p>
          </table:table-cell>
          <table:table-cell office:value-type="string" calcext:value-type="string">
            <text:p>Z07190251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"-4.9341968"</text:p>
          </table:table-cell>
          <table:table-cell office:value-type="string" calcext:value-type="string">
            <text:p>"-79.0426827"</text:p>
          </table:table-cell>
          <table:table-cell table:number-columns-repeated="2"/>
          <table:table-cell office:value-type="string" calcext:value-type="string">
            <text:p>{"Ubication":{"id":1506,"created_at":"43768,6659722222","updated_at":"43768,6659722222","name":"CHITO","code":"Z07190251","father_code":"Z071902","gmap_reference_latitude":"-4.9341968","gmap_reference_longitude":"-79.0426827","acronym":""},"attach":[]},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CHORRO</text:p>
          </table:table-cell>
          <table:table-cell office:value-type="string" calcext:value-type="string">
            <text:p>Z07190252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"-4.91455"</text:p>
          </table:table-cell>
          <table:table-cell office:value-type="string" calcext:value-type="string">
            <text:p>"-79.1070986"</text:p>
          </table:table-cell>
          <table:table-cell table:number-columns-repeated="2"/>
          <table:table-cell office:value-type="string" calcext:value-type="string">
            <text:p>{"Ubication":{"id":1507,"created_at":"43768,6659722222","updated_at":"43768,6659722222","name":"EL CHORRO","code":"Z07190252","father_code":"Z071902","gmap_reference_latitude":"-4.91455","gmap_reference_longitude":"-79.1070986","acronym":""},"attach":[]},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HONTA</text:p>
          </table:table-cell>
          <table:table-cell office:value-type="string" calcext:value-type="string">
            <text:p>Z07190254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"-4.9499843"</text:p>
          </table:table-cell>
          <table:table-cell office:value-type="string" calcext:value-type="string">
            <text:p>"-79.1251563"</text:p>
          </table:table-cell>
          <table:table-cell table:number-columns-repeated="2"/>
          <table:table-cell office:value-type="string" calcext:value-type="string">
            <text:p>{"Ubication":{"id":1508,"created_at":"43768,6659722222","updated_at":"43768,6659722222","name":"LA CHONTA","code":"Z07190254","father_code":"Z071902","gmap_reference_latitude":"-4.9499843","gmap_reference_longitude":"-79.1251563","acronym":""},"attach":[]},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CAPAMBA</text:p>
          </table:table-cell>
          <table:table-cell office:value-type="string" calcext:value-type="string">
            <text:p>Z07190256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"-4.943988"</text:p>
          </table:table-cell>
          <table:table-cell office:value-type="string" calcext:value-type="string">
            <text:p>"-79.1192436"</text:p>
          </table:table-cell>
          <table:table-cell table:number-columns-repeated="2"/>
          <table:table-cell office:value-type="string" calcext:value-type="string">
            <text:p>{"Ubication":{"id":1509,"created_at":"43768,6659722222","updated_at":"43768,6659722222","name":"PUCAPAMBA","code":"Z07190256","father_code":"Z071902","gmap_reference_latitude":"-4.943988","gmap_reference_longitude":"-79.1192436","acronym":""},"attach":[]},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ANDRES</text:p>
          </table:table-cell>
          <table:table-cell office:value-type="string" calcext:value-type="string">
            <text:p>Z07190259</text:p>
          </table:table-cell>
          <table:table-cell office:value-type="string" calcext:value-type="string">
            <text:p>Z071902</text:p>
          </table:table-cell>
          <table:table-cell office:value-type="string" calcext:value-type="string">
            <text:p>"-1.5925119"</text:p>
          </table:table-cell>
          <table:table-cell office:value-type="string" calcext:value-type="string">
            <text:p>"-78.7181142"</text:p>
          </table:table-cell>
          <table:table-cell table:number-columns-repeated="2"/>
          <table:table-cell office:value-type="string" calcext:value-type="string">
            <text:p>{"Ubication":{"id":1510,"created_at":"43768,6659722222","updated_at":"43768,6659722222","name":"SAN ANDRES","code":"Z07190259","father_code":"Z071902","gmap_reference_latitude":"-1.5925119","gmap_reference_longitude":"-78.7181142","acronym":""},"attach":[]},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NGARITZA</text:p>
          </table:table-cell>
          <table:table-cell office:value-type="string" calcext:value-type="string">
            <text:p>Z071903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4.315809"</text:p>
          </table:table-cell>
          <table:table-cell office:value-type="string" calcext:value-type="string">
            <text:p>"-79.027607"</text:p>
          </table:table-cell>
          <table:table-cell office:value-type="string" calcext:value-type="string">
            <text:p>NGZ</text:p>
          </table:table-cell>
          <table:table-cell/>
          <table:table-cell office:value-type="string" calcext:value-type="string">
            <text:p>{"Ubication":{"id":1511,"created_at":"43768,6659722222","updated_at":"43768,6659722222","name":"NANGARITZA","code":"Z071903","father_code":"Z0719","gmap_reference_latitude":"-4.315809","gmap_reference_longitude":"-79.027607","acronym":"NGZ"},"attach":[]},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UAYZIMI</text:p>
          </table:table-cell>
          <table:table-cell office:value-type="string" calcext:value-type="string">
            <text:p>Z07190350</text:p>
          </table:table-cell>
          <table:table-cell office:value-type="string" calcext:value-type="string">
            <text:p>Z071903</text:p>
          </table:table-cell>
          <table:table-cell office:value-type="string" calcext:value-type="string">
            <text:p>"-4.0482222"</text:p>
          </table:table-cell>
          <table:table-cell office:value-type="string" calcext:value-type="string">
            <text:p>"-78.6910344"</text:p>
          </table:table-cell>
          <table:table-cell table:number-columns-repeated="2"/>
          <table:table-cell office:value-type="string" calcext:value-type="string">
            <text:p>{"Ubication":{"id":1512,"created_at":"43768,6659722222","updated_at":"43768,6659722222","name":"GUAYZIMI","code":"Z07190350","father_code":"Z071903","gmap_reference_latitude":"-4.0482222","gmap_reference_longitude":"-78.6910344","acronym":""},"attach":[]},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URMI</text:p>
          </table:table-cell>
          <table:table-cell office:value-type="string" calcext:value-type="string">
            <text:p>Z07190351</text:p>
          </table:table-cell>
          <table:table-cell office:value-type="string" calcext:value-type="string">
            <text:p>Z071903</text:p>
          </table:table-cell>
          <table:table-cell office:value-type="string" calcext:value-type="string">
            <text:p>"-4.2617674"</text:p>
          </table:table-cell>
          <table:table-cell office:value-type="string" calcext:value-type="string">
            <text:p>"-78.8831651"</text:p>
          </table:table-cell>
          <table:table-cell table:number-columns-repeated="2"/>
          <table:table-cell office:value-type="string" calcext:value-type="string">
            <text:p>{"Ubication":{"id":1513,"created_at":"43768,6659722222","updated_at":"43768,6659722222","name":"ZURMI","code":"Z07190351","father_code":"Z071903","gmap_reference_latitude":"-4.2617674","gmap_reference_longitude":"-78.8831651","acronym":""},"attach":[]},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O PARAISO</text:p>
          </table:table-cell>
          <table:table-cell office:value-type="string" calcext:value-type="string">
            <text:p>Z07190352</text:p>
          </table:table-cell>
          <table:table-cell office:value-type="string" calcext:value-type="string">
            <text:p>Z071903</text:p>
          </table:table-cell>
          <table:table-cell office:value-type="string" calcext:value-type="string">
            <text:p>"-4.4589616"</text:p>
          </table:table-cell>
          <table:table-cell office:value-type="string" calcext:value-type="string">
            <text:p>"-79.056593"</text:p>
          </table:table-cell>
          <table:table-cell table:number-columns-repeated="2"/>
          <table:table-cell office:value-type="string" calcext:value-type="string">
            <text:p>{"Ubication":{"id":1514,"created_at":"43768,6659722222","updated_at":"43768,6659722222","name":"NUEVO PARAISO","code":"Z07190352","father_code":"Z071903","gmap_reference_latitude":"-4.4589616","gmap_reference_longitude":"-79.056593","acronym":""},"attach":[]},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ANKAIS (CAB EN SANTA ELENA)</text:p>
          </table:table-cell>
          <table:table-cell office:value-type="string" calcext:value-type="string">
            <text:p>Z07190353</text:p>
          </table:table-cell>
          <table:table-cell office:value-type="string" calcext:value-type="string">
            <text:p>Z071903</text:p>
          </table:table-cell>
          <table:table-cell office:value-type="string" calcext:value-type="string">
            <text:p>"-3.1445293"</text:p>
          </table:table-cell>
          <table:table-cell office:value-type="string" calcext:value-type="string">
            <text:p>"-80.8833806"</text:p>
          </table:table-cell>
          <table:table-cell table:number-columns-repeated="2"/>
          <table:table-cell office:value-type="string" calcext:value-type="string">
            <text:p>{"Ubication":{"id":1515,"created_at":"43768,6659722222","updated_at":"43768,6659722222","name":"NANKAIS (CAB EN SANTA ELENA)","code":"Z07190353","father_code":"Z071903","gmap_reference_latitude":"-3.1445293","gmap_reference_longitude":"-80.8833806","acronym":""},"attach":[]},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CUAMBI</text:p>
          </table:table-cell>
          <table:table-cell office:value-type="string" calcext:value-type="string">
            <text:p>Z071904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3.5868401"</text:p>
          </table:table-cell>
          <table:table-cell office:value-type="string" calcext:value-type="string">
            <text:p>"-79.2682198"</text:p>
          </table:table-cell>
          <table:table-cell office:value-type="string" calcext:value-type="string">
            <text:p>YCB</text:p>
          </table:table-cell>
          <table:table-cell/>
          <table:table-cell office:value-type="string" calcext:value-type="string">
            <text:p>{"Ubication":{"id":1516,"created_at":"43768,6659722222","updated_at":"43768,6659722222","name":"YACUAMBI","code":"Z071904","father_code":"Z0719","gmap_reference_latitude":"-3.5868401","gmap_reference_longitude":"-79.2682198","acronym":"YCB"},"attach":[]},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28 DE MAYO (SAN JOSE DE YACUAMBI)</text:p>
          </table:table-cell>
          <table:table-cell office:value-type="string" calcext:value-type="string">
            <text:p>Z07190450</text:p>
          </table:table-cell>
          <table:table-cell office:value-type="string" calcext:value-type="string">
            <text:p>Z071904</text:p>
          </table:table-cell>
          <table:table-cell office:value-type="string" calcext:value-type="string">
            <text:p>"-3.6380176"</text:p>
          </table:table-cell>
          <table:table-cell office:value-type="string" calcext:value-type="string">
            <text:p>"-79.1280985"</text:p>
          </table:table-cell>
          <table:table-cell table:number-columns-repeated="2"/>
          <table:table-cell office:value-type="string" calcext:value-type="string">
            <text:p>{"Ubication":{"id":1517,"created_at":"43768,6659722222","updated_at":"43768,6659722222","name":"28 DE MAYO (SAN JOSE DE YACUAMBI)","code":"Z07190450","father_code":"Z071904","gmap_reference_latitude":"-3.6380176","gmap_reference_longitude":"-79.1280985","acronym":""},"attach":[]},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Z07190451</text:p>
          </table:table-cell>
          <table:table-cell office:value-type="string" calcext:value-type="string">
            <text:p>Z071904</text:p>
          </table:table-cell>
          <table:table-cell office:value-type="string" calcext:value-type="string">
            <text:p>"-3.7018742"</text:p>
          </table:table-cell>
          <table:table-cell office:value-type="string" calcext:value-type="string">
            <text:p>"-78.899002"</text:p>
          </table:table-cell>
          <table:table-cell table:number-columns-repeated="2"/>
          <table:table-cell office:value-type="string" calcext:value-type="string">
            <text:p>{"Ubication":{"id":1518,"created_at":"43768,6659722222","updated_at":"43768,6659722222","name":"LA PAZ","code":"Z07190451","father_code":"Z071904","gmap_reference_latitude":"-3.7018742","gmap_reference_longitude":"-78.899002","acronym":""},"attach":[]},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TUPALI</text:p>
          </table:table-cell>
          <table:table-cell office:value-type="string" calcext:value-type="string">
            <text:p>Z07190452</text:p>
          </table:table-cell>
          <table:table-cell office:value-type="string" calcext:value-type="string">
            <text:p>Z071904</text:p>
          </table:table-cell>
          <table:table-cell office:value-type="string" calcext:value-type="string">
            <text:p>"-3.5300568"</text:p>
          </table:table-cell>
          <table:table-cell office:value-type="string" calcext:value-type="string">
            <text:p>"-78.9707857"</text:p>
          </table:table-cell>
          <table:table-cell table:number-columns-repeated="2"/>
          <table:table-cell office:value-type="string" calcext:value-type="string">
            <text:p>{"Ubication":{"id":1519,"created_at":"43768,6659722222","updated_at":"43768,6659722222","name":"TUTUPALI","code":"Z07190452","father_code":"Z071904","gmap_reference_latitude":"-3.5300568","gmap_reference_longitude":"-78.9707857","acronym":""},"attach":[]},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NTZAZA</text:p>
          </table:table-cell>
          <table:table-cell office:value-type="string" calcext:value-type="string">
            <text:p>Z071905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3.8295284"</text:p>
          </table:table-cell>
          <table:table-cell office:value-type="string" calcext:value-type="string">
            <text:p>"-78.7764576"</text:p>
          </table:table-cell>
          <table:table-cell office:value-type="string" calcext:value-type="string">
            <text:p>YZZ</text:p>
          </table:table-cell>
          <table:table-cell/>
          <table:table-cell office:value-type="string" calcext:value-type="string">
            <text:p>{"Ubication":{"id":1520,"created_at":"43768,6659722222","updated_at":"43768,6659722222","name":"YANTZAZA","code":"Z071905","father_code":"Z0719","gmap_reference_latitude":"-3.8295284","gmap_reference_longitude":"-78.7764576","acronym":"YZZ"},"attach":[]},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YANTZAZA (YANZATZA)</text:p>
          </table:table-cell>
          <table:table-cell office:value-type="string" calcext:value-type="string">
            <text:p>Z07190550</text:p>
          </table:table-cell>
          <table:table-cell office:value-type="string" calcext:value-type="string">
            <text:p>Z071905</text:p>
          </table:table-cell>
          <table:table-cell office:value-type="string" calcext:value-type="string">
            <text:p>"-3.7418229"</text:p>
          </table:table-cell>
          <table:table-cell office:value-type="string" calcext:value-type="string">
            <text:p>"-78.8946502"</text:p>
          </table:table-cell>
          <table:table-cell table:number-columns-repeated="2"/>
          <table:table-cell office:value-type="string" calcext:value-type="string">
            <text:p>{"Ubication":{"id":1521,"created_at":"43768,6659722222","updated_at":"43768,6659722222","name":"YANTZAZA (YANZATZA)","code":"Z07190550","father_code":"Z071905","gmap_reference_latitude":"-3.7418229","gmap_reference_longitude":"-78.8946502","acronym":""},"attach":[]},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HICAĂA</text:p>
          </table:table-cell>
          <table:table-cell office:value-type="string" calcext:value-type="string">
            <text:p>Z07190551</text:p>
          </table:table-cell>
          <table:table-cell office:value-type="string" calcext:value-type="string">
            <text:p>Z071905</text:p>
          </table:table-cell>
          <table:table-cell office:value-type="string" calcext:value-type="string">
            <text:p>"-3.7268842"</text:p>
          </table:table-cell>
          <table:table-cell office:value-type="string" calcext:value-type="string">
            <text:p>"-78.7477254"</text:p>
          </table:table-cell>
          <table:table-cell table:number-columns-repeated="2"/>
          <table:table-cell office:value-type="string" calcext:value-type="string">
            <text:p>{"Ubication":{"id":1522,"created_at":"43768,6659722222","updated_at":"43768,6659722222","name":"CHICAĂA","code":"Z07190551","father_code":"Z071905","gmap_reference_latitude":"-3.7268842","gmap_reference_longitude":"-78.7477254","acronym":""},"attach":[]},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OS ENCUENTROS</text:p>
          </table:table-cell>
          <table:table-cell office:value-type="string" calcext:value-type="string">
            <text:p>Z07190553</text:p>
          </table:table-cell>
          <table:table-cell office:value-type="string" calcext:value-type="string">
            <text:p>Z071905</text:p>
          </table:table-cell>
          <table:table-cell office:value-type="string" calcext:value-type="string">
            <text:p>"-3.7596015"</text:p>
          </table:table-cell>
          <table:table-cell office:value-type="string" calcext:value-type="string">
            <text:p>"-78.6560262"</text:p>
          </table:table-cell>
          <table:table-cell table:number-columns-repeated="2"/>
          <table:table-cell office:value-type="string" calcext:value-type="string">
            <text:p>{"Ubication":{"id":1523,"created_at":"43768,6659722222","updated_at":"43768,6659722222","name":"LOS ENCUENTROS","code":"Z07190553","father_code":"Z071905","gmap_reference_latitude":"-3.7596015","gmap_reference_longitude":"-78.6560262","acronym":""},"attach":[]},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Z071906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3.6254912"</text:p>
          </table:table-cell>
          <table:table-cell office:value-type="string" calcext:value-type="string">
            <text:p>"-78.5973717"</text:p>
          </table:table-cell>
          <table:table-cell office:value-type="string" calcext:value-type="string">
            <text:p>PNG</text:p>
          </table:table-cell>
          <table:table-cell/>
          <table:table-cell office:value-type="string" calcext:value-type="string">
            <text:p>{"Ubication":{"id":1524,"created_at":"43768,6659722222","updated_at":"43768,6659722222","name":"EL PANGUI","code":"Z071906","father_code":"Z0719","gmap_reference_latitude":"-3.6254912","gmap_reference_longitude":"-78.5973717","acronym":"PNG"},"attach":[]},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ANGUI</text:p>
          </table:table-cell>
          <table:table-cell office:value-type="string" calcext:value-type="string">
            <text:p>Z07190650</text:p>
          </table:table-cell>
          <table:table-cell office:value-type="string" calcext:value-type="string">
            <text:p>Z071906</text:p>
          </table:table-cell>
          <table:table-cell office:value-type="string" calcext:value-type="string">
            <text:p>"-3.6254912"</text:p>
          </table:table-cell>
          <table:table-cell office:value-type="string" calcext:value-type="string">
            <text:p>"-78.5973717"</text:p>
          </table:table-cell>
          <table:table-cell table:number-columns-repeated="2"/>
          <table:table-cell office:value-type="string" calcext:value-type="string">
            <text:p>{"Ubication":{"id":1525,"created_at":"43768,6659722222","updated_at":"43768,6659722222","name":"EL PANGUI","code":"Z07190650","father_code":"Z071906","gmap_reference_latitude":"-3.6254912","gmap_reference_longitude":"-78.5973717","acronym":""},"attach":[]},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GUISME</text:p>
          </table:table-cell>
          <table:table-cell office:value-type="string" calcext:value-type="string">
            <text:p>Z07190651</text:p>
          </table:table-cell>
          <table:table-cell office:value-type="string" calcext:value-type="string">
            <text:p>Z071906</text:p>
          </table:table-cell>
          <table:table-cell office:value-type="string" calcext:value-type="string">
            <text:p>"-3.5721536"</text:p>
          </table:table-cell>
          <table:table-cell office:value-type="string" calcext:value-type="string">
            <text:p>"-78.6663911"</text:p>
          </table:table-cell>
          <table:table-cell table:number-columns-repeated="2"/>
          <table:table-cell office:value-type="string" calcext:value-type="string">
            <text:p>{"Ubication":{"id":1526,"created_at":"43768,6659722222","updated_at":"43768,6659722222","name":"EL GUISME","code":"Z07190651","father_code":"Z071906","gmap_reference_latitude":"-3.5721536","gmap_reference_longitude":"-78.6663911","acronym":""},"attach":[]},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CHICUTZA</text:p>
          </table:table-cell>
          <table:table-cell office:value-type="string" calcext:value-type="string">
            <text:p>Z07190652</text:p>
          </table:table-cell>
          <table:table-cell office:value-type="string" calcext:value-type="string">
            <text:p>Z071906</text:p>
          </table:table-cell>
          <table:table-cell office:value-type="string" calcext:value-type="string">
            <text:p>"-3.6679985"</text:p>
          </table:table-cell>
          <table:table-cell office:value-type="string" calcext:value-type="string">
            <text:p>"-78.6159754"</text:p>
          </table:table-cell>
          <table:table-cell table:number-columns-repeated="2"/>
          <table:table-cell office:value-type="string" calcext:value-type="string">
            <text:p>{"Ubication":{"id":1527,"created_at":"43768,6659722222","updated_at":"43768,6659722222","name":"PACHICUTZA","code":"Z07190652","father_code":"Z071906","gmap_reference_latitude":"-3.6679985","gmap_reference_longitude":"-78.6159754","acronym":""},"attach":[]},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UNDAYME</text:p>
          </table:table-cell>
          <table:table-cell office:value-type="string" calcext:value-type="string">
            <text:p>Z07190653</text:p>
          </table:table-cell>
          <table:table-cell office:value-type="string" calcext:value-type="string">
            <text:p>Z071906</text:p>
          </table:table-cell>
          <table:table-cell office:value-type="string" calcext:value-type="string">
            <text:p>"-3.5755079"</text:p>
          </table:table-cell>
          <table:table-cell office:value-type="string" calcext:value-type="string">
            <text:p>"-78.4963918"</text:p>
          </table:table-cell>
          <table:table-cell table:number-columns-repeated="2"/>
          <table:table-cell office:value-type="string" calcext:value-type="string">
            <text:p>{"Ubication":{"id":1528,"created_at":"43768,6659722222","updated_at":"43768,6659722222","name":"TUNDAYME","code":"Z07190653","father_code":"Z071906","gmap_reference_latitude":"-3.5755079","gmap_reference_longitude":"-78.4963918","acronym":""},"attach":[]},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CENTINELA DEL CONDOR</text:p>
          </table:table-cell>
          <table:table-cell office:value-type="string" calcext:value-type="string">
            <text:p>Z071907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3.9484494"</text:p>
          </table:table-cell>
          <table:table-cell office:value-type="string" calcext:value-type="string">
            <text:p>"-78.896769"</text:p>
          </table:table-cell>
          <table:table-cell office:value-type="string" calcext:value-type="string">
            <text:p>CDC</text:p>
          </table:table-cell>
          <table:table-cell/>
          <table:table-cell office:value-type="string" calcext:value-type="string">
            <text:p>{"Ubication":{"id":1529,"created_at":"43768,6659722222","updated_at":"43768,6659722222","name":"CENTINELA DEL CONDOR","code":"Z071907","father_code":"Z0719","gmap_reference_latitude":"-3.9484494","gmap_reference_longitude":"-78.896769","acronym":"CDC"},"attach":[]},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UMBI</text:p>
          </table:table-cell>
          <table:table-cell office:value-type="string" calcext:value-type="string">
            <text:p>Z07190750</text:p>
          </table:table-cell>
          <table:table-cell office:value-type="string" calcext:value-type="string">
            <text:p>Z071907</text:p>
          </table:table-cell>
          <table:table-cell office:value-type="string" calcext:value-type="string">
            <text:p>"-3.8935414"</text:p>
          </table:table-cell>
          <table:table-cell office:value-type="string" calcext:value-type="string">
            <text:p>"-78.7852764"</text:p>
          </table:table-cell>
          <table:table-cell table:number-columns-repeated="2"/>
          <table:table-cell office:value-type="string" calcext:value-type="string">
            <text:p>{"Ubication":{"id":1530,"created_at":"43768,6659722222","updated_at":"43768,6659722222","name":"ZUMBI","code":"Z07190750","father_code":"Z071907","gmap_reference_latitude":"-3.8935414","gmap_reference_longitude":"-78.7852764","acronym":""},"attach":[]},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RIUNFO-DORADO</text:p>
          </table:table-cell>
          <table:table-cell office:value-type="string" calcext:value-type="string">
            <text:p>Z07190752</text:p>
          </table:table-cell>
          <table:table-cell office:value-type="string" calcext:value-type="string">
            <text:p>Z071907</text:p>
          </table:table-cell>
          <table:table-cell office:value-type="string" calcext:value-type="string">
            <text:p>"-3.9116009"</text:p>
          </table:table-cell>
          <table:table-cell office:value-type="string" calcext:value-type="string">
            <text:p>"-78.7785133"</text:p>
          </table:table-cell>
          <table:table-cell table:number-columns-repeated="2"/>
          <table:table-cell office:value-type="string" calcext:value-type="string">
            <text:p>{"Ubication":{"id":1531,"created_at":"43768,6659722222","updated_at":"43768,6659722222","name":"TRIUNFO-DORADO","code":"Z07190752","father_code":"Z071907","gmap_reference_latitude":"-3.9116009","gmap_reference_longitude":"-78.7785133","acronym":""},"attach":[]},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NGUINTZA</text:p>
          </table:table-cell>
          <table:table-cell office:value-type="string" calcext:value-type="string">
            <text:p>Z07190753</text:p>
          </table:table-cell>
          <table:table-cell office:value-type="string" calcext:value-type="string">
            <text:p>Z071907</text:p>
          </table:table-cell>
          <table:table-cell office:value-type="string" calcext:value-type="string">
            <text:p>"-3.9022544"</text:p>
          </table:table-cell>
          <table:table-cell office:value-type="string" calcext:value-type="string">
            <text:p>"-78.8197374"</text:p>
          </table:table-cell>
          <table:table-cell table:number-columns-repeated="2"/>
          <table:table-cell office:value-type="string" calcext:value-type="string">
            <text:p>{"Ubication":{"id":1532,"created_at":"43768,6659722222","updated_at":"43768,6659722222","name":"PANGUINTZA","code":"Z07190753","father_code":"Z071907","gmap_reference_latitude":"-3.9022544","gmap_reference_longitude":"-78.8197374","acronym":""},"attach":[]},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Z071908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4.6516897"</text:p>
          </table:table-cell>
          <table:table-cell office:value-type="string" calcext:value-type="string">
            <text:p>"-79.1399289"</text:p>
          </table:table-cell>
          <table:table-cell office:value-type="string" calcext:value-type="string">
            <text:p>PLD</text:p>
          </table:table-cell>
          <table:table-cell/>
          <table:table-cell office:value-type="string" calcext:value-type="string">
            <text:p>{"Ubication":{"id":1533,"created_at":"43768,6659722222","updated_at":"43768,6659722222","name":"PALANDA","code":"Z071908","father_code":"Z0719","gmap_reference_latitude":"-4.6516897","gmap_reference_longitude":"-79.1399289","acronym":"PLD"},"attach":[]},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LANDA</text:p>
          </table:table-cell>
          <table:table-cell office:value-type="string" calcext:value-type="string">
            <text:p>Z07190850</text:p>
          </table:table-cell>
          <table:table-cell office:value-type="string" calcext:value-type="string">
            <text:p>Z071908</text:p>
          </table:table-cell>
          <table:table-cell office:value-type="string" calcext:value-type="string">
            <text:p>"-4.6516897"</text:p>
          </table:table-cell>
          <table:table-cell office:value-type="string" calcext:value-type="string">
            <text:p>"-79.1399289"</text:p>
          </table:table-cell>
          <table:table-cell table:number-columns-repeated="2"/>
          <table:table-cell office:value-type="string" calcext:value-type="string">
            <text:p>{"Ubication":{"id":1534,"created_at":"43768,6659722222","updated_at":"43768,6659722222","name":"PALANDA","code":"Z07190850","father_code":"Z071908","gmap_reference_latitude":"-4.6516897","gmap_reference_longitude":"-79.1399289","acronym":""},"attach":[]},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ORVENIR DEL CARMEN</text:p>
          </table:table-cell>
          <table:table-cell office:value-type="string" calcext:value-type="string">
            <text:p>Z07190851</text:p>
          </table:table-cell>
          <table:table-cell office:value-type="string" calcext:value-type="string">
            <text:p>Z071908</text:p>
          </table:table-cell>
          <table:table-cell office:value-type="string" calcext:value-type="string">
            <text:p>"-4.4713283"</text:p>
          </table:table-cell>
          <table:table-cell office:value-type="string" calcext:value-type="string">
            <text:p>"-79.2999977"</text:p>
          </table:table-cell>
          <table:table-cell table:number-columns-repeated="2"/>
          <table:table-cell office:value-type="string" calcext:value-type="string">
            <text:p>{"Ubication":{"id":1535,"created_at":"43768,6659722222","updated_at":"43768,6659722222","name":"EL PORVENIR DEL CARMEN","code":"Z07190851","father_code":"Z071908","gmap_reference_latitude":"-4.4713283","gmap_reference_longitude":"-79.2999977","acronym":""},"attach":[]},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FRANCISCO DEL VERGEL</text:p>
          </table:table-cell>
          <table:table-cell office:value-type="string" calcext:value-type="string">
            <text:p>Z07190852</text:p>
          </table:table-cell>
          <table:table-cell office:value-type="string" calcext:value-type="string">
            <text:p>Z071908</text:p>
          </table:table-cell>
          <table:table-cell office:value-type="string" calcext:value-type="string">
            <text:p>"-4.7061471"</text:p>
          </table:table-cell>
          <table:table-cell office:value-type="string" calcext:value-type="string">
            <text:p>"-79.1669441"</text:p>
          </table:table-cell>
          <table:table-cell table:number-columns-repeated="2"/>
          <table:table-cell office:value-type="string" calcext:value-type="string">
            <text:p>{"Ubication":{"id":1536,"created_at":"43768,6659722222","updated_at":"43768,6659722222","name":"SAN FRANCISCO DEL VERGEL","code":"Z07190852","father_code":"Z071908","gmap_reference_latitude":"-4.7061471","gmap_reference_longitude":"-79.1669441","acronym":""},"attach":[]},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Z07190853</text:p>
          </table:table-cell>
          <table:table-cell office:value-type="string" calcext:value-type="string">
            <text:p>Z071908</text:p>
          </table:table-cell>
          <table:table-cell office:value-type="string" calcext:value-type="string">
            <text:p>"-4.5518696"</text:p>
          </table:table-cell>
          <table:table-cell office:value-type="string" calcext:value-type="string">
            <text:p>"-79.137311"</text:p>
          </table:table-cell>
          <table:table-cell table:number-columns-repeated="2"/>
          <table:table-cell office:value-type="string" calcext:value-type="string">
            <text:p>{"Ubication":{"id":1537,"created_at":"43768,6659722222","updated_at":"43768,6659722222","name":"VALLADOLID","code":"Z07190853","father_code":"Z071908","gmap_reference_latitude":"-4.5518696","gmap_reference_longitude":"-79.137311","acronym":""},"attach":[]},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LA CANELA</text:p>
          </table:table-cell>
          <table:table-cell office:value-type="string" calcext:value-type="string">
            <text:p>Z07190854</text:p>
          </table:table-cell>
          <table:table-cell office:value-type="string" calcext:value-type="string">
            <text:p>Z071908</text:p>
          </table:table-cell>
          <table:table-cell office:value-type="string" calcext:value-type="string">
            <text:p>"-4.6149245"</text:p>
          </table:table-cell>
          <table:table-cell office:value-type="string" calcext:value-type="string">
            <text:p>"-78.9557362"</text:p>
          </table:table-cell>
          <table:table-cell table:number-columns-repeated="2"/>
          <table:table-cell office:value-type="string" calcext:value-type="string">
            <text:p>{"Ubication":{"id":1538,"created_at":"43768,6659722222","updated_at":"43768,6659722222","name":"LA CANELA","code":"Z07190854","father_code":"Z071908","gmap_reference_latitude":"-4.6149245","gmap_reference_longitude":"-78.9557362","acronym":""},"attach":[]},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Z07190950</text:p>
          </table:table-cell>
          <table:table-cell office:value-type="string" calcext:value-type="string">
            <text:p>Z0719</text:p>
          </table:table-cell>
          <table:table-cell office:value-type="string" calcext:value-type="string">
            <text:p>"-3.9327067"</text:p>
          </table:table-cell>
          <table:table-cell office:value-type="string" calcext:value-type="string">
            <text:p>"-78.6794472"</text:p>
          </table:table-cell>
          <table:table-cell office:value-type="string" calcext:value-type="string">
            <text:p>PQI</text:p>
          </table:table-cell>
          <table:table-cell/>
          <table:table-cell office:value-type="string" calcext:value-type="string">
            <text:p>{"Ubication":{"id":1539,"created_at":"43768,6659722222","updated_at":"43768,6659722222","name":"PAQUISHA","code":"Z07190950","father_code":"Z0719","gmap_reference_latitude":"-3.9327067","gmap_reference_longitude":"-78.6794472","acronym":"PQI"},"attach":[]},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AQUISHA</text:p>
          </table:table-cell>
          <table:table-cell office:value-type="string" calcext:value-type="string">
            <text:p>Z07190950</text:p>
          </table:table-cell>
          <table:table-cell office:value-type="string" calcext:value-type="string">
            <text:p>Z071909</text:p>
          </table:table-cell>
          <table:table-cell office:value-type="string" calcext:value-type="string">
            <text:p>"-3.9327067"</text:p>
          </table:table-cell>
          <table:table-cell office:value-type="string" calcext:value-type="string">
            <text:p>"-78.6794472"</text:p>
          </table:table-cell>
          <table:table-cell table:number-columns-repeated="2"/>
          <table:table-cell office:value-type="string" calcext:value-type="string">
            <text:p>{"Ubication":{"id":1540,"created_at":"43768,6659722222","updated_at":"43768,6659722222","name":"PAQUISHA","code":"Z07190950","father_code":"Z071909","gmap_reference_latitude":"-3.9327067","gmap_reference_longitude":"-78.6794472","acronym":""},"attach":[]},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VISTA</text:p>
          </table:table-cell>
          <table:table-cell office:value-type="string" calcext:value-type="string">
            <text:p>Z07190951</text:p>
          </table:table-cell>
          <table:table-cell office:value-type="string" calcext:value-type="string">
            <text:p>Z071909</text:p>
          </table:table-cell>
          <table:table-cell office:value-type="string" calcext:value-type="string">
            <text:p>"-1.3446389"</text:p>
          </table:table-cell>
          <table:table-cell office:value-type="string" calcext:value-type="string">
            <text:p>"-80.3095937"</text:p>
          </table:table-cell>
          <table:table-cell table:number-columns-repeated="2"/>
          <table:table-cell office:value-type="string" calcext:value-type="string">
            <text:p>{"Ubication":{"id":1541,"created_at":"43768,6659722222","updated_at":"43768,6659722222","name":"BELLAVISTA","code":"Z07190951","father_code":"Z071909","gmap_reference_latitude":"-1.3446389","gmap_reference_longitude":"-80.3095937","acronym":""},"attach":[]},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NUEVO QUITO</text:p>
          </table:table-cell>
          <table:table-cell office:value-type="string" calcext:value-type="string">
            <text:p>Z07190952</text:p>
          </table:table-cell>
          <table:table-cell office:value-type="string" calcext:value-type="string">
            <text:p>Z071909</text:p>
          </table:table-cell>
          <table:table-cell office:value-type="string" calcext:value-type="string">
            <text:p>"-3.9809035"</text:p>
          </table:table-cell>
          <table:table-cell office:value-type="string" calcext:value-type="string">
            <text:p>"-78.652035"</text:p>
          </table:table-cell>
          <table:table-cell table:number-columns-repeated="2"/>
          <table:table-cell office:value-type="string" calcext:value-type="string">
            <text:p>{"Ubication":{"id":1542,"created_at":"43768,6659722222","updated_at":"43768,6659722222","name":"NUEVO QUITO","code":"Z07190952","father_code":"Z071909","gmap_reference_latitude":"-3.9809035","gmap_reference_longitude":"-78.652035","acronym":""},"attach":[]},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ZONA DE PLANIFICACIĂN INSULAR: SANTA CRUZ</text:p>
          </table:table-cell>
          <table:table-cell office:value-type="string" calcext:value-type="string">
            <text:p>Z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"-0.2107854"</text:p>
          </table:table-cell>
          <table:table-cell office:value-type="string" calcext:value-type="string">
            <text:p>"-78.5092769"</text:p>
          </table:table-cell>
          <table:table-cell table:number-columns-repeated="2"/>
          <table:table-cell office:value-type="string" calcext:value-type="string">
            <text:p>{"Ubication":{"id":1543,"created_at":"43768,6659722222","updated_at":"43768,6659722222","name":"ZONA DE PLANIFICACIĂN INSULAR: SANTA CRUZ","code":"Z08","father_code":"-","gmap_reference_latitude":"-0.2107854","gmap_reference_longitude":"-78.5092769","acronym":""},"attach":[]},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GALĂPAGOS</text:p>
          </table:table-cell>
          <table:table-cell office:value-type="string" calcext:value-type="string">
            <text:p>Z0820</text:p>
          </table:table-cell>
          <table:table-cell office:value-type="string" calcext:value-type="string">
            <text:p>Z08</text:p>
          </table:table-cell>
          <table:table-cell office:value-type="string" calcext:value-type="string">
            <text:p>"-0.3830325"</text:p>
          </table:table-cell>
          <table:table-cell office:value-type="string" calcext:value-type="string">
            <text:p>"-91.5449675"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{"Ubication":{"id":1544,"created_at":"43768,6659722222","updated_at":"43768,6659722222","name":"GALĂPAGOS","code":"Z0820","father_code":"Z08","gmap_reference_latitude":"-0.3830325","gmap_reference_longitude":"-91.5449675","acronym":"W"},"attach":[]},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 CRISTĂBAL</text:p>
          </table:table-cell>
          <table:table-cell office:value-type="string" calcext:value-type="string">
            <text:p>Z082001</text:p>
          </table:table-cell>
          <table:table-cell office:value-type="string" calcext:value-type="string">
            <text:p>Z0820</text:p>
          </table:table-cell>
          <table:table-cell office:value-type="string" calcext:value-type="string">
            <text:p>"-1.0217211"</text:p>
          </table:table-cell>
          <table:table-cell office:value-type="string" calcext:value-type="string">
            <text:p>"-79.4647659"</text:p>
          </table:table-cell>
          <table:table-cell office:value-type="string" calcext:value-type="string">
            <text:p>SCT</text:p>
          </table:table-cell>
          <table:table-cell/>
          <table:table-cell office:value-type="string" calcext:value-type="string">
            <text:p>{"Ubication":{"id":1545,"created_at":"43768,6659722222","updated_at":"43768,6659722222","name":"SAN CRISTĂBAL","code":"Z082001","father_code":"Z0820","gmap_reference_latitude":"-1.0217211","gmap_reference_longitude":"-79.4647659","acronym":"SCT"},"attach":[]},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BAQUERIZO MORENO</text:p>
          </table:table-cell>
          <table:table-cell office:value-type="string" calcext:value-type="string">
            <text:p>Z08200150</text:p>
          </table:table-cell>
          <table:table-cell office:value-type="string" calcext:value-type="string">
            <text:p>Z082001</text:p>
          </table:table-cell>
          <table:table-cell office:value-type="string" calcext:value-type="string">
            <text:p>"-0.90583"</text:p>
          </table:table-cell>
          <table:table-cell office:value-type="string" calcext:value-type="string">
            <text:p>"-89.6274199"</text:p>
          </table:table-cell>
          <table:table-cell table:number-columns-repeated="2"/>
          <table:table-cell office:value-type="string" calcext:value-type="string">
            <text:p>{"Ubication":{"id":1546,"created_at":"43768,6659722222","updated_at":"43768,6659722222","name":"PUERTO BAQUERIZO MORENO","code":"Z08200150","father_code":"Z082001","gmap_reference_latitude":"-0.90583","gmap_reference_longitude":"-89.6274199","acronym":""},"attach":[]},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EL PROGRESO</text:p>
          </table:table-cell>
          <table:table-cell office:value-type="string" calcext:value-type="string">
            <text:p>Z08200151</text:p>
          </table:table-cell>
          <table:table-cell office:value-type="string" calcext:value-type="string">
            <text:p>Z082001</text:p>
          </table:table-cell>
          <table:table-cell office:value-type="string" calcext:value-type="string">
            <text:p>"-0.902254"</text:p>
          </table:table-cell>
          <table:table-cell office:value-type="string" calcext:value-type="string">
            <text:p>"-89.5734557"</text:p>
          </table:table-cell>
          <table:table-cell table:number-columns-repeated="2"/>
          <table:table-cell office:value-type="string" calcext:value-type="string">
            <text:p>{"Ubication":{"id":1547,"created_at":"43768,6659722222","updated_at":"43768,6659722222","name":"EL PROGRESO","code":"Z08200151","father_code":"Z082001","gmap_reference_latitude":"-0.902254","gmap_reference_longitude":"-89.5734557","acronym":""},"attach":[]},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SLA SANTA MARĂA (FLOREANA) (CAB. EN <text:s/>PTO. VELASCO IBARRA)</text:p>
          </table:table-cell>
          <table:table-cell office:value-type="string" calcext:value-type="string">
            <text:p>Z08200152</text:p>
          </table:table-cell>
          <table:table-cell office:value-type="string" calcext:value-type="string">
            <text:p>Z082001</text:p>
          </table:table-cell>
          <table:table-cell office:value-type="string" calcext:value-type="string">
            <text:p>"-0.5321762"</text:p>
          </table:table-cell>
          <table:table-cell office:value-type="string" calcext:value-type="string">
            <text:p>"-90.9976376"</text:p>
          </table:table-cell>
          <table:table-cell table:number-columns-repeated="2"/>
          <table:table-cell office:value-type="string" calcext:value-type="string">
            <text:p>{"Ubication":{"id":1548,"created_at":"43768,6659722222","updated_at":"43768,6659722222","name":"ISLA SANTA MARĂA (FLOREANA) (CAB. EN <text:s/>PTO. VELASCO IBARRA)","code":"Z08200152","father_code":"Z082001","gmap_reference_latitude":"-0.5321762","gmap_reference_longitude":"-90.9976376","acronym":""},"attach":[]},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Z082002</text:p>
          </table:table-cell>
          <table:table-cell office:value-type="string" calcext:value-type="string">
            <text:p>Z0820</text:p>
          </table:table-cell>
          <table:table-cell office:value-type="string" calcext:value-type="string">
            <text:p>"-0.441438"</text:p>
          </table:table-cell>
          <table:table-cell office:value-type="string" calcext:value-type="string">
            <text:p>"-91.747944"</text:p>
          </table:table-cell>
          <table:table-cell office:value-type="string" calcext:value-type="string">
            <text:p>ISB</text:p>
          </table:table-cell>
          <table:table-cell/>
          <table:table-cell office:value-type="string" calcext:value-type="string">
            <text:p>{"Ubication":{"id":1549,"created_at":"43768,6659722222","updated_at":"43768,6659722222","name":"ISABELA","code":"Z082002","father_code":"Z0820","gmap_reference_latitude":"-0.441438","gmap_reference_longitude":"-91.747944","acronym":"ISB"},"attach":[]},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VILLAMIL</text:p>
          </table:table-cell>
          <table:table-cell office:value-type="string" calcext:value-type="string">
            <text:p>Z08200250</text:p>
          </table:table-cell>
          <table:table-cell office:value-type="string" calcext:value-type="string">
            <text:p>Z082002</text:p>
          </table:table-cell>
          <table:table-cell office:value-type="string" calcext:value-type="string">
            <text:p>"-0.955852"</text:p>
          </table:table-cell>
          <table:table-cell office:value-type="string" calcext:value-type="string">
            <text:p>"-90.9752083"</text:p>
          </table:table-cell>
          <table:table-cell table:number-columns-repeated="2"/>
          <table:table-cell office:value-type="string" calcext:value-type="string">
            <text:p>{"Ubication":{"id":1550,"created_at":"43768,6659722222","updated_at":"43768,6659722222","name":"PUERTO VILLAMIL","code":"Z08200250","father_code":"Z082002","gmap_reference_latitude":"-0.955852","gmap_reference_longitude":"-90.9752083","acronym":""},"attach":[]},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TOMAS DE BERLANGA (SANTO TOMAS)</text:p>
          </table:table-cell>
          <table:table-cell office:value-type="string" calcext:value-type="string">
            <text:p>Z08200251</text:p>
          </table:table-cell>
          <table:table-cell office:value-type="string" calcext:value-type="string">
            <text:p>Z082002</text:p>
          </table:table-cell>
          <table:table-cell office:value-type="string" calcext:value-type="string">
            <text:p>"-0.441438"</text:p>
          </table:table-cell>
          <table:table-cell office:value-type="string" calcext:value-type="string">
            <text:p>"-91.747944"</text:p>
          </table:table-cell>
          <table:table-cell table:number-columns-repeated="2"/>
          <table:table-cell office:value-type="string" calcext:value-type="string">
            <text:p>{"Ubication":{"id":1551,"created_at":"43768,6659722222","updated_at":"43768,6659722222","name":"TOMAS DE BERLANGA (SANTO TOMAS)","code":"Z08200251","father_code":"Z082002","gmap_reference_latitude":"-0.441438","gmap_reference_longitude":"-91.747944","acronym":""},"attach":[]},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Z082003</text:p>
          </table:table-cell>
          <table:table-cell office:value-type="string" calcext:value-type="string">
            <text:p>Z0820</text:p>
          </table:table-cell>
          <table:table-cell office:value-type="string" calcext:value-type="string">
            <text:p>"-0.6284879"</text:p>
          </table:table-cell>
          <table:table-cell office:value-type="string" calcext:value-type="string">
            <text:p>"-90.6397655"</text:p>
          </table:table-cell>
          <table:table-cell office:value-type="string" calcext:value-type="string">
            <text:p>SCZ</text:p>
          </table:table-cell>
          <table:table-cell/>
          <table:table-cell office:value-type="string" calcext:value-type="string">
            <text:p>{"Ubication":{"id":1552,"created_at":"43768,6659722222","updated_at":"43768,6659722222","name":"SANTA CRUZ","code":"Z082003","father_code":"Z0820","gmap_reference_latitude":"-0.6284879","gmap_reference_longitude":"-90.6397655","acronym":"SCZ"},"attach":[]},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PUERTO AYORA</text:p>
          </table:table-cell>
          <table:table-cell office:value-type="string" calcext:value-type="string">
            <text:p>Z08200350</text:p>
          </table:table-cell>
          <table:table-cell office:value-type="string" calcext:value-type="string">
            <text:p>Z082003</text:p>
          </table:table-cell>
          <table:table-cell office:value-type="string" calcext:value-type="string">
            <text:p>"-0.7386384"</text:p>
          </table:table-cell>
          <table:table-cell office:value-type="string" calcext:value-type="string">
            <text:p>"-90.3308347"</text:p>
          </table:table-cell>
          <table:table-cell table:number-columns-repeated="2"/>
          <table:table-cell office:value-type="string" calcext:value-type="string">
            <text:p>{"Ubication":{"id":1553,"created_at":"43768,6659722222","updated_at":"43768,6659722222","name":"PUERTO AYORA","code":"Z08200350","father_code":"Z082003","gmap_reference_latitude":"-0.7386384","gmap_reference_longitude":"-90.3308347","acronym":""},"attach":[]},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Z08200351</text:p>
          </table:table-cell>
          <table:table-cell office:value-type="string" calcext:value-type="string">
            <text:p>Z082003</text:p>
          </table:table-cell>
          <table:table-cell office:value-type="string" calcext:value-type="string">
            <text:p>"-0.6944927"</text:p>
          </table:table-cell>
          <table:table-cell office:value-type="string" calcext:value-type="string">
            <text:p>"-90.3282488"</text:p>
          </table:table-cell>
          <table:table-cell table:number-columns-repeated="2"/>
          <table:table-cell office:value-type="string" calcext:value-type="string">
            <text:p>{"Ubication":{"id":1554,"created_at":"43768,6659722222","updated_at":"43768,6659722222","name":"BELLA VISTA","code":"Z08200351","father_code":"Z082003","gmap_reference_latitude":"-0.6944927","gmap_reference_longitude":"-90.3282488","acronym":""},"attach":[]},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30/10/2019 15:59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Z08200352</text:p>
          </table:table-cell>
          <table:table-cell office:value-type="string" calcext:value-type="string">
            <text:p>Z082003</text:p>
          </table:table-cell>
          <table:table-cell office:value-type="string" calcext:value-type="string">
            <text:p>"-0.310798"</text:p>
          </table:table-cell>
          <table:table-cell office:value-type="string" calcext:value-type="string">
            <text:p>"-77.8027197"</text:p>
          </table:table-cell>
          <table:table-cell table:number-columns-repeated="2"/>
          <table:table-cell office:value-type="string" calcext:value-type="string">
            <text:p>{"Ubication":{"id":1555,"created_at":"43768,6659722222","updated_at":"43768,6659722222","name":"SANTA ROSA","code":"Z08200352","father_code":"Z082003","gmap_reference_latitude":"-0.310798","gmap_reference_longitude":"-77.8027197","acronym":""},"attach":[]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251" meta:object-count="0"/>
    <meta:generator>LibreOffice/6.0.7.3$Linux_X86_64 LibreOffice_project/00m0$Build-3</meta:generator>
  </office:meta>
</office:document-meta>
</file>